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Kirovohradska Oblast, Poltavska Oblast, Cherkaska Oblast(14:24). Red Alert: aerial threat. Si...</text:span>
</text:h>
      <text:p text:style-name="P4">
Authors: liveuamap (Language: en)</text:p>
      <text:p text:style-name="P4">
Time: 2023-04-24T-44:25:00</text:p>
      <text:p text:style-name="P4">
Location: Kirovohradska Oblast (Latitude:48.50000000 Longtitude:32.00000000)</text:p>
      <text:p text:style-name="P4">
Videos: []</text:p>
      <text:p text:style-name="P4">
Images: []</text:p>
      <text:p text:style-name="P4">
Tags: ["Europe", "Central and Eastern Europe"]</text:p>
      <text:p text:style-name="P4">
ID: 22558302</text:p>
      <!--METADATA-->
      <text:p text:style-name="P4">
Kirovohradska Oblast, Poltavska Oblast, Cherkaska Oblast(14:24). Red Alert:aerial threat. Sirens sounding. Take cover now!</text:p>
      <text:p text:style-name="P4">
News Collection Link: <text:a xlink:type="simple" xlink:href="https://liveuamap.com/en/2023/24-april-kirovohradska-oblast-poltavska-oblasg" text:style-name="Internet_20_link" text:visited-style-name="Visited_20_Internet_20_Link">
https://liveuamap.com/en/2023/24-april-kirovohradska-oblast-poltavska-oblasg</text:a>
</text:p>
      <text:p text:style-name="P4">
Source: <text:a xlink:type="simple" xlink:href="https://t.me/air_alert_ua/43653" text:style-name="Internet_20_link" text:visited-style-name="Visited_20_Internet_20_Link">
https://t.me/air_alert_ua/43653</text:a>
</text:p>
      <!--NEWS-->
      <text:h text:style-name="P10" text:outline-level="1">
<text:span text:style-name="T4">
At Kupiansk direction Russian army shelled Dvorichna, Hryanykivka, Masutivka, Lyman Pershyy, ...</text:span>
</text:h>
      <text:p text:style-name="P4">
Authors: liveuamap (Language: en)</text:p>
      <text:p text:style-name="P4">
Time: 2023-04-24T-55:53:00</text:p>
      <text:p text:style-name="P4">
Location: Luhansk (Latitude:49.03224 Longtitude:37.95227)</text:p>
      <text:p text:style-name="P4">
Videos: []</text:p>
      <text:p text:style-name="P4">
Images: []</text:p>
      <text:p text:style-name="P4">
Tags: ["Russia"]</text:p>
      <text:p text:style-name="P4">
ID: 22558276</text:p>
      <!--METADATA-->
      <text:p text:style-name="P4">
At Kupiansk direction Russian army shelled Dvorichna, Hryanykivka, Masutivka,Lyman Pershyy, Kyslivka and Berestove of Kharkiv region; Novoselivske ofLuhansk region; Torske and Spirne of Donetsk region, - General Staff of ArmedForces of Ukraine says in the morning report</text:p>
      <text:p text:style-name="P4">
News Collection Link: <text:a xlink:type="simple" xlink:href="https://liveuamap.com/en/2023/24-april-at-kupiansk-direction-russian-army-shelled-dvorichna" text:style-name="Internet_20_link" text:visited-style-name="Visited_20_Internet_20_Link">
https://liveuamap.com/en/2023/24-april-at-kupiansk-direction-russian-army-shelled-dvorichna</text:a>
</text:p>
      <text:p text:style-name="P4">
Source: <text:a xlink:type="simple" xlink:href="https://t.me/lumsrc/4578" text:style-name="Internet_20_link" text:visited-style-name="Visited_20_Internet_20_Link">
https://t.me/lumsrc/4578</text:a>
</text:p>
      <!--NEWS-->
      <text:h text:style-name="P10" text:outline-level="1">
<text:span text:style-name="T4">
At Lyman direction Russian army shelled Makiyivka, Nevske, Bilohorivka of Luhansk region and ...</text:span>
</text:h>
      <text:p text:style-name="P4">
Authors: liveuamap (Language: en)</text:p>
      <text:p text:style-name="P4">
Time: 2023-04-24T-57:53:00</text:p>
      <text:p text:style-name="P4">
Location: Bakhmut (Latitude:48.80539 Longtitude:38.24049)</text:p>
      <text:p text:style-name="P4">
Videos: []</text:p>
      <text:p text:style-name="P4">
Images: []</text:p>
      <text:p text:style-name="P4">
Tags: ["Russia"]</text:p>
      <text:p text:style-name="P4">
ID: 22558275</text:p>
      <!--METADATA-->
      <text:p text:style-name="P4">
At Lyman direction Russian army shelled Makiyivka, Nevske, Bilohorivka ofLuhansk region and Torske, Dibrova, Verkhnokamyanske and Spirne of Donetskregion, - General Staff of Armed Forces of Ukraine says in the morning report</text:p>
      <text:p text:style-name="P4">
News Collection Link: <text:a xlink:type="simple" xlink:href="https://liveuamap.com/en/2023/24-april-at-lyman-direction-russian-army-shelled-makiyivka" text:style-name="Internet_20_link" text:visited-style-name="Visited_20_Internet_20_Link">
https://liveuamap.com/en/2023/24-april-at-lyman-direction-russian-army-shelled-makiyivka</text:a>
</text:p>
      <text:p text:style-name="P4">
Source: <text:a xlink:type="simple" xlink:href="https://t.me/lumsrc/4579" text:style-name="Internet_20_link" text:visited-style-name="Visited_20_Internet_20_Link">
https://t.me/lumsrc/4579</text:a>
</text:p>
      <!--NEWS-->
      <text:h text:style-name="P10" text:outline-level="1">
<text:span text:style-name="T4">
At Bakhmut direction Russian army shelled Vasukivka, Orikhovo-Vasylivka, Markove, Hryhorivka,...</text:span>
</text:h>
      <text:p text:style-name="P4">
Authors: liveuamap (Language: en)</text:p>
      <text:p text:style-name="P4">
Time: 2023-04-24T-59:53:00</text:p>
      <text:p text:style-name="P4">
Location: Novhorods'ke, Donetsk Oblast (Latitude:48.32852 Longtitude:37.8364)</text:p>
      <text:p text:style-name="P4">
Videos: []</text:p>
      <text:p text:style-name="P4">
Images: []</text:p>
      <text:p text:style-name="P4">
Tags: ["Russia"]</text:p>
      <text:p text:style-name="P4">
ID: 22558272</text:p>
      <!--METADATA-->
      <text:p text:style-name="P4">
At Bakhmut direction Russian army shelled Vasukivka, Orikhovo-Vasylivka,Markove, Hryhorivka, Bakhmut, Ivanivske, Chasiv Yar, Stupochky, Novodmytrivka,Kostyantynivka and New York of Donetsk region, - General Staff of Armed Forcesof Ukraine says in the morning report</text:p>
      <text:p text:style-name="P4">
News Collection Link: <text:a xlink:type="simple" xlink:href="https://liveuamap.com/en/2023/24-april-at-bakhmut-direction-russian-army-shelled-vasukivka" text:style-name="Internet_20_link" text:visited-style-name="Visited_20_Internet_20_Link">
https://liveuamap.com/en/2023/24-april-at-bakhmut-direction-russian-army-shelled-vasukivka</text:a>
</text:p>
      <text:p text:style-name="P4">
Source: <text:a xlink:type="simple" xlink:href="https://t.me/lumsrc/4580" text:style-name="Internet_20_link" text:visited-style-name="Visited_20_Internet_20_Link">
https://t.me/lumsrc/4580</text:a>
</text:p>
      <!--NEWS-->
      <text:h text:style-name="P10" text:outline-level="1">
<text:span text:style-name="T4">
At Avdiyivka directions Russian army shelled Novokalynove, Avdiyivka, Syeverne, Tonenke, Last...</text:span>
</text:h>
      <text:p text:style-name="P4">
Authors: liveuamap (Language: en)</text:p>
      <text:p text:style-name="P4">
Time: 2023-04-24T-61:53:00</text:p>
      <text:p text:style-name="P4">
Location: Donetsk Oblast (Latitude:48.05468 Longtitude:37.56603)</text:p>
      <text:p text:style-name="P4">
Videos: []</text:p>
      <text:p text:style-name="P4">
Images: []</text:p>
      <text:p text:style-name="P4">
Tags: ["Russia"]</text:p>
      <text:p text:style-name="P4">
ID: 22558270</text:p>
      <!--METADATA-->
      <text:p text:style-name="P4">
At Avdiyivka directions Russian army shelled Novokalynove, Avdiyivka,Syeverne, Tonenke, Lastochkyne, Pervomayske, Karlivka and Nevelske, - GeneralStaff of Armed Forces of Ukraine says in the morning report</text:p>
      <text:p text:style-name="P4">
News Collection Link: <text:a xlink:type="simple" xlink:href="https://liveuamap.com/en/2023/24-april-at-avdiyivka-directions-russian-army-shelled-novokalynove" text:style-name="Internet_20_link" text:visited-style-name="Visited_20_Internet_20_Link">
https://liveuamap.com/en/2023/24-april-at-avdiyivka-directions-russian-army-shelled-novokalynove</text:a>
</text:p>
      <text:p text:style-name="P4">
Source: <text:a xlink:type="simple" xlink:href="https://t.me/lumsrc/4581" text:style-name="Internet_20_link" text:visited-style-name="Visited_20_Internet_20_Link">
https://t.me/lumsrc/4581</text:a>
</text:p>
      <!--NEWS-->
      <text:h text:style-name="P10" text:outline-level="1">
<text:span text:style-name="T4">
At Maryinka direction Russian army shelled Krasnohorivka, Heorhiyivka, Maryinka, Pobyeda, Nov...</text:span>
</text:h>
      <text:p text:style-name="P4">
Authors: liveuamap (Language: en)</text:p>
      <text:p text:style-name="P4">
Time: 2023-04-24T-63:53:00</text:p>
      <text:p text:style-name="P4">
Location: Donetsk (Latitude:47.86443 Longtitude:37.45222)</text:p>
      <text:p text:style-name="P4">
Videos: []</text:p>
      <text:p text:style-name="P4">
Images: []</text:p>
      <text:p text:style-name="P4">
Tags: ["Russia"]</text:p>
      <text:p text:style-name="P4">
ID: 22558269</text:p>
      <!--METADATA-->
      <text:p text:style-name="P4">
At Maryinka direction Russian army shelled Krasnohorivka, Heorhiyivka,Maryinka, Pobyeda, Novomykhaylivka and Paraskoviyivka of Donetsk region, -General Staff of Armed Forces of Ukraine says in the morning report</text:p>
      <text:p text:style-name="P4">
News Collection Link: <text:a xlink:type="simple" xlink:href="https://liveuamap.com/en/2023/24-april-at-maryinka-direction-russian-army-shelled-krasnohorivka" text:style-name="Internet_20_link" text:visited-style-name="Visited_20_Internet_20_Link">
https://liveuamap.com/en/2023/24-april-at-maryinka-direction-russian-army-shelled-krasnohorivka</text:a>
</text:p>
      <text:p text:style-name="P4">
Source: <text:a xlink:type="simple" xlink:href="https://t.me/lumsrc/4582" text:style-name="Internet_20_link" text:visited-style-name="Visited_20_Internet_20_Link">
https://t.me/lumsrc/4582</text:a>
</text:p>
      <!--NEWS-->
      <text:h text:style-name="P10" text:outline-level="1">
<text:span text:style-name="T4">
At Shaktarske direction Russian army shelled Bohoyavlenka, Novoukrayinka, Vuhledar, Zolota Ny...</text:span>
</text:h>
      <text:p text:style-name="P4">
Authors: liveuamap (Language: en)</text:p>
      <text:p text:style-name="P4">
Time: 2023-04-24T-65:53:00</text:p>
      <text:p text:style-name="P4">
Location: Velyka Novosilka (Latitude:47.83955 Longtitude:36.82875)</text:p>
      <text:p text:style-name="P4">
Videos: []</text:p>
      <text:p text:style-name="P4">
Images: []</text:p>
      <text:p text:style-name="P4">
Tags: ["Russia"]</text:p>
      <text:p text:style-name="P4">
ID: 22558268</text:p>
      <!--METADATA-->
      <text:p text:style-name="P4">
At Shaktarske direction Russian army shelled Bohoyavlenka, Novoukrayinka,Vuhledar, Zolota Nyva, Prechystivka, Velyka Novosilka of Donetsk region, -General Staff of Armed Forces of Ukraine says in the morning report</text:p>
      <text:p text:style-name="P4">
News Collection Link: <text:a xlink:type="simple" xlink:href="https://liveuamap.com/en/2023/24-april-at-shaktarske-direction-russian-army-shelled-bohoyavlenka" text:style-name="Internet_20_link" text:visited-style-name="Visited_20_Internet_20_Link">
https://liveuamap.com/en/2023/24-april-at-shaktarske-direction-russian-army-shelled-bohoyavlenka</text:a>
</text:p>
      <text:p text:style-name="P4">
Source: <text:a xlink:type="simple" xlink:href="https://t.me/lumsrc/4583" text:style-name="Internet_20_link" text:visited-style-name="Visited_20_Internet_20_Link">
https://t.me/lumsrc/4583</text:a>
</text:p>
      <!--NEWS-->
      <text:h text:style-name="P10" text:outline-level="1">
<text:span text:style-name="T4">
At Zaporizhzhia and Kherson directions Russian army shelled Vremivka, Novosilka, Novopil of D...</text:span>
</text:h>
      <text:p text:style-name="P4">
Authors: liveuamap (Language: en)</text:p>
      <text:p text:style-name="P4">
Time: 2023-04-24T-67:53:00</text:p>
      <text:p text:style-name="P4">
Location: Kherson (Latitude:46.63164 Longtitude:32.61507)</text:p>
      <text:p text:style-name="P4">
Videos: []</text:p>
      <text:p text:style-name="P4">
Images: []</text:p>
      <text:p text:style-name="P4">
Tags: ["Russia"]</text:p>
      <text:p text:style-name="P4">
ID: 22558267</text:p>
      <!--METADATA-->
      <text:p text:style-name="P4">
At Zaporizhzhia and Kherson directions Russian army shelled Vremivka,Novosilka, Novopil of Donetsk region; Olhivske, Chervone, Charivne, Orikhiv ofZaporizhzhia region; Nikopol of Dnipropetrovsk region; Tomaryne,Odradokamyanka, Olhivka, Sadove, Kizomys of Kherson region and Kherson city, -General Staff of Armed Forces of Ukraine says in the morning report</text:p>
      <text:p text:style-name="P4">
News Collection Link: <text:a xlink:type="simple" xlink:href="https://liveuamap.com/en/2023/24-april-at-zaporizhzhia-and-kherson-directions-russian-army" text:style-name="Internet_20_link" text:visited-style-name="Visited_20_Internet_20_Link">
https://liveuamap.com/en/2023/24-april-at-zaporizhzhia-and-kherson-directions-russian-army</text:a>
</text:p>
      <text:p text:style-name="P4">
Source: <text:a xlink:type="simple" xlink:href="https://t.me/lumsrc/4584" text:style-name="Internet_20_link" text:visited-style-name="Visited_20_Internet_20_Link">
https://t.me/lumsrc/4584</text:a>
</text:p>
      <!--NEWS-->
      <text:h text:style-name="P10" text:outline-level="1">
<text:span text:style-name="T4">
Zaporizka Oblast(20:50). Red Alert: aerial threat. Sirens sounding. Take cover now!</text:span>
</text:h>
      <text:p text:style-name="P4">
Authors: liveuamap (Language: en)</text:p>
      <text:p text:style-name="P4">
Time: 2023-04-24T14:51:00</text:p>
      <text:p text:style-name="P4">
Location: Zaporizka Oblast (Latitude:47.612021 Longtitude:35.765261)</text:p>
      <text:p text:style-name="P4">
Videos: []</text:p>
      <text:p text:style-name="P4">
Images: []</text:p>
      <text:p text:style-name="P4">
Tags: ["Europe", "Central and Eastern Europe"]</text:p>
      <text:p text:style-name="P4">
ID: 22558408</text:p>
      <!--METADATA-->
      <text:p text:style-name="P4">
Zaporizka Oblast(20:50). Red Alert: aerial threat. Sirens sounding. Take covernow!</text:p>
      <text:p text:style-name="P4">
News Collection Link: <text:a xlink:type="simple" xlink:href="https://liveuamap.com/en/2023/24-april-zaporizka-oblast2050-red-alert-aeriag" text:style-name="Internet_20_link" text:visited-style-name="Visited_20_Internet_20_Link">
https://liveuamap.com/en/2023/24-april-zaporizka-oblast2050-red-alert-aeriag</text:a>
</text:p>
      <text:p text:style-name="P4">
Source: <text:a xlink:type="simple" xlink:href="https://t.me/air_alert_ua/43677" text:style-name="Internet_20_link" text:visited-style-name="Visited_20_Internet_20_Link">
https://t.me/air_alert_ua/43677</text:a>
</text:p>
      <!--NEWS-->
      <text:h text:style-name="P10" text:outline-level="1">
<text:span text:style-name="T4">
Donetsk Oblast(21:29). Red Alert: aerial threat. Sirens sounding. Take cover now!</text:span>
</text:h>
      <text:p text:style-name="P4">
Authors: liveuamap (Language: en)</text:p>
      <text:p text:style-name="P4">
Time: 2023-04-24T15:30:00</text:p>
      <text:p text:style-name="P4">
Location: Donetsk Oblast (Latitude:48.72744 Longtitude:37.5781)</text:p>
      <text:p text:style-name="P4">
Videos: []</text:p>
      <text:p text:style-name="P4">
Images: []</text:p>
      <text:p text:style-name="P4">
Tags: ["Europe", "Central and Eastern Europe"]</text:p>
      <text:p text:style-name="P4">
ID: 22558416</text:p>
      <!--METADATA-->
      <text:p text:style-name="P4">
Donetsk Oblast(21:29). Red Alert: aerial threat. Sirens sounding. Take covernow!</text:p>
      <text:p text:style-name="P4">
News Collection Link: <text:a xlink:type="simple" xlink:href="https://liveuamap.com/en/2023/24-april-donetsk-oblast2129-red-alert-aerial-g" text:style-name="Internet_20_link" text:visited-style-name="Visited_20_Internet_20_Link">
https://liveuamap.com/en/2023/24-april-donetsk-oblast2129-red-alert-aerial-g</text:a>
</text:p>
      <text:p text:style-name="P4">
Source: <text:a xlink:type="simple" xlink:href="https://t.me/air_alert_ua/43680" text:style-name="Internet_20_link" text:visited-style-name="Visited_20_Internet_20_Link">
https://t.me/air_alert_ua/43680</text:a>
</text:p>
      <!--NEWS-->
      <text:h text:style-name="P10" text:outline-level="1">
<text:span text:style-name="T4">
Donetsk Oblast(22:12). Red Alert: aerial threat. Sirens sounding. Take cover now!</text:span>
</text:h>
      <text:p text:style-name="P4">
Authors: liveuamap (Language: en)</text:p>
      <text:p text:style-name="P4">
Time: 2023-04-24T16:20:00</text:p>
      <text:p text:style-name="P4">
Location: Donetsk Oblast (Latitude:48.72803 Longtitude:37.57893)</text:p>
      <text:p text:style-name="P4">
Videos: []</text:p>
      <text:p text:style-name="P4">
Images: []</text:p>
      <text:p text:style-name="P4">
Tags: ["Europe", "Central and Eastern Europe"]</text:p>
      <text:p text:style-name="P4">
ID: 22558419</text:p>
      <!--METADATA-->
      <text:p text:style-name="P4">
Donetsk Oblast(22:12). Red Alert: aerial threat. Sirens sounding. Take covernow!</text:p>
      <text:p text:style-name="P4">
News Collection Link: <text:a xlink:type="simple" xlink:href="https://liveuamap.com/en/2023/24-april-donetsk-oblast2212-red-alert-aerial-g" text:style-name="Internet_20_link" text:visited-style-name="Visited_20_Internet_20_Link">
https://liveuamap.com/en/2023/24-april-donetsk-oblast2212-red-alert-aerial-g</text:a>
</text:p>
      <text:p text:style-name="P4">
Source: <text:a xlink:type="simple" xlink:href="https://t.me/air_alert_ua/43682" text:style-name="Internet_20_link" text:visited-style-name="Visited_20_Internet_20_Link">
https://t.me/air_alert_ua/43682</text:a>
</text:p>
      <!--NEWS-->
      <text:h text:style-name="P10" text:outline-level="1">
<text:span text:style-name="T4">
Dnipro, Dnipropetrovska Oblast(23:14). Red Alert: aerial threat. Sirens sounding. Take cover ...</text:span>
</text:h>
      <text:p text:style-name="P4">
Authors: liveuamap (Language: en)</text:p>
      <text:p text:style-name="P4">
Time: 2023-04-24T17:15:00</text:p>
      <text:p text:style-name="P4">
Location: Dnipro (Latitude:48.45930000 Longtitude:35.03865000)</text:p>
      <text:p text:style-name="P4">
Videos: []</text:p>
      <text:p text:style-name="P4">
Images: []</text:p>
      <text:p text:style-name="P4">
Tags: ["Europe", "Central and Eastern Europe"]</text:p>
      <text:p text:style-name="P4">
ID: 22558421</text:p>
      <!--METADATA-->
      <text:p text:style-name="P4">
Dnipro, Dnipropetrovska Oblast(23:14). Red Alert: aerial threat. Sirenssounding. Take cover now!</text:p>
      <text:p text:style-name="P4">
News Collection Link: <text:a xlink:type="simple" xlink:href="https://liveuamap.com/en/2023/24-april-dnipro-dnipropetrovska-oblast2314-reg" text:style-name="Internet_20_link" text:visited-style-name="Visited_20_Internet_20_Link">
https://liveuamap.com/en/2023/24-april-dnipro-dnipropetrovska-oblast2314-reg</text:a>
</text:p>
      <text:p text:style-name="P4">
Source: <text:a xlink:type="simple" xlink:href="https://t.me/air_alert_ua/43684" text:style-name="Internet_20_link" text:visited-style-name="Visited_20_Internet_20_Link">
https://t.me/air_alert_ua/43684</text:a>
</text:p>
      <!--NEWS-->
      <text:h text:style-name="P10" text:outline-level="1">
<text:span text:style-name="T4">
Мінреінтеграції опублікувало алгоритми дій для родин зниклих безвісти</text:span>
</text:h>
      <text:p text:style-name="P4">
Author: ['АРМІЯINFORM']</text:p>
      <text:p text:style-name="P4">
Time: 2023-04-24T32:00:00-04:00</text:p>
      <text:p text:style-name="P4">
Description: Родини зниклих безвісти часто не знають, як діяти та до яких органів звертатися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re.jpeg" text:style-name="Internet_20_link" text:visited-style-name="Visited_20_Internet_20_Link">
minre.jpeg</text:a>
']</text:p>
      <text:p text:style-name="P4">
Tags: []</text:p>
      <text:p text:style-name="P4">
Category: News</text:p>
      <!--METADATA-->
      <text:p text:style-name="P4">
<draw:frame draw:style-name="fr1" draw:name="Image2" text:anchor-type="as-char" svg:width="6.9236in" svg:height="5.1927in" draw:z-index="0">
<draw:image xlink:href="../Images/AРМІЯINFORM/2023-04-24T32-00-00-04-00/minre.jpeg" xlink:type="simple" xlink:show="embed" xlink:actuate="onLoad" draw:mime-type="image/jpeg"/>
</draw:frame>
</text:p>
      <text:p text:style-name="P4">
Родини зниклих безвісти часто не знають, як діяти та до яких органівзвертатися з питань, які їх хвилюють.</text:p>
      <text:p text:style-name="P4">
Мінреінтеграції <text:a xlink:type="simple" xlink:href="https://minre.gov.ua/2023/04/23/algorytmy-dij-dlya-rodyn-znyklyh-bezvisty/" text:style-name="Internet_20_link" text:visited-style-name="Visited_20_Internet_20_Link">
наводить</text:a>
 найбільш поширені запитання:</text:p>
      <ul>
        <li>
Взаємодія родин зниклих із територіальними центрами комплектації та соціальної підтримки.  * Як отримати інформацію про слідчого, який веде кримінальне провадження.  * Оформлення грошового забезпечення зниклого безвісти військовослужбовця.  * Як отримати витяг із Єдиного реєстру досудових розслідувань.</li>
      </ul>
      <text:p text:style-name="P4">
Мінреінтеграції підготувало алгоритми дій щодо найбільш актуальних питань.Алгоритми розроблено на підставі запитів, які надходили на гарячі лініїУповноваженого зі зниклих безвісти. Відповіді на найбільш актуальні запитаннянаведені за <text:a xlink:type="simple" xlink:href="https://minre.gov.ua/wp-content/uploads/2023/04/algorytm_dij_dlya_rodyn_znyklyh_bezvisty_04.pdf" text:style-name="Internet_20_link" text:visited-style-name="Visited_20_Internet_20_Link">
посиланням</text:a>
.</text:p>
      <text:p text:style-name="P4">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NEWS-->
      <text:h text:style-name="P10" text:outline-level="1">
<text:span text:style-name="T4">
Артилеристи ДШВ продемонстрували, який фінал очікує на кожного з окупантів</text:span>
</text:h>
      <text:p text:style-name="P4">
Author: ['АРМІЯINFORM']</text:p>
      <text:p text:style-name="P4">
Time: 2023-04-24T33:00:00-04:00</text:p>
      <text:p text:style-name="P4">
Description: Січеславські десантники продовжують ударними темпами демобілізувати загарбників. На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dos_dshv.jpg" text:style-name="Internet_20_link" text:visited-style-name="Visited_20_Internet_20_Link">
vidos_dshv.jpg</text:a>
']</text:p>
      <text:p text:style-name="P4">
Tags: ['STOPRUSSIA', 'АГРЕСІЯ РФ', 'ВТОРГНЕННЯ РФ', 'ВТРАТИ ВОРОГА', 'ДШВ ЗС УКРАЇНИ']</text:p>
      <text:p text:style-name="P4">
Category: News</text:p>
      <!--METADATA-->
      <text:p text:style-name="P4">
<draw:frame draw:style-name="fr1" draw:name="Image3" text:anchor-type="as-char" svg:width="6.9236in" svg:height="4.557686in" draw:z-index="0">
<draw:image xlink:href="../Images/AРМІЯINFORM/2023-04-24T33-00-00-04-00/vidos_dshv.jpg" xlink:type="simple" xlink:show="embed" xlink:actuate="onLoad" draw:mime-type="image/jpeg"/>
</draw:frame>
</text:p>
      <text:p text:style-name="P4">
Січеславські десантники продовжують ударними темпами демобілізуватизагарбників. Наші захисники не втомилися пояснювати, що окупантам не місце наукраїнській землі і щоразу доводять хто є господарем на ній.</text:p>
      <text:p text:style-name="P4">
— Якщо не відступите і не складете зброю, фінал буде один — вас навіки поховаєв собі український чорнозем, — кажуть наші оборонці.</text:p>
      <text:p text:style-name="P4">
Джерело: <text:a xlink:type="simple" xlink:href="https://www.facebook.com/uaairborne/videos/1340095960237083/" text:style-name="Internet_20_link" text:visited-style-name="Visited_20_Internet_20_Link">
Командування ДШВ ЗСУкраїни</text:a>
</text:p>
      <text:p text:style-name="P4">
Source: <text:a xlink:type="simple" xlink:href="https://armyinform.com.ua/2023/04/24/artylerysty-dshv-pokazaly-yakyj-final-ochikuye-na-kozhnogo-z-okupantiv/" text:style-name="Internet_20_link" text:visited-style-name="Visited_20_Internet_20_Link">
https://armyinform.com.ua/2023/04/24/artylerysty-dshv-pokazaly-yakyj-final-ochikuye-na-kozhnogo-z-okupantiv/</text:a>
</text:p>
      <!--NEWS-->
      <text:h text:style-name="P10" text:outline-level="1">
<text:span text:style-name="T4">
Генштаб ЗСУ показав, як у Нідерландах навчають українських військових</text:span>
</text:h>
      <text:p text:style-name="P4">
Author: ['АРМІЯINFORM']</text:p>
      <text:p text:style-name="P4">
Time: 2023-04-24T34:00:00-04:00</text:p>
      <text:p text:style-name="P4">
Description: На своїй офіційній сторінці Генеральний штаб Збройних Сил України висловив вдяч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vchannya-u-niderlandah.png" text:style-name="Internet_20_link" text:visited-style-name="Visited_20_Internet_20_Link">
navchannya-u-niderlandah.png</text:a>
']</text:p>
      <text:p text:style-name="P4">
Tags: ['STOPRUSSIA', 'АГРЕСІЯ РФ', 'ВІЙНА', 'ВТОРГНЕННЯ РФ', 'НАВЧАННЯ ЗА КОРДОНОМ', 'НІДЕРЛАНДИ']</text:p>
      <text:p text:style-name="P4">
Category: News</text:p>
      <!--METADATA-->
      <text:p text:style-name="P4">
<draw:frame draw:style-name="fr1" draw:name="Image4" text:anchor-type="as-char" svg:width="6.9236in" svg:height="3.512709in" draw:z-index="0">
<draw:image xlink:href="../Images/AРМІЯINFORM/2023-04-24T34-00-00-04-00/navchannya-u-niderlandah.png" xlink:type="simple" xlink:show="embed" xlink:actuate="onLoad" draw:mime-type="image/png"/>
</draw:frame>
</text:p>
      <text:p text:style-name="P4">
На своїй офіційній сторінці Генеральний штаб Збройних Сил України висловиввдячність Нідерландам за підтримку й<text:a xlink:type="simple" xlink:href="https://www.facebook.com/watch/" text:style-name="Internet_20_link" text:visited-style-name="Visited_20_Internet_20_Link">
розмістив</text:a>
 документальнийдинамічний сюжет Королівських Військово-морських сил Збройних Сил Нідерландівпро те як інструктори Корпусу морської піхоти навчають українських військовихволодінню всюдихідними транспортними засобами.</text:p>
      <text:p text:style-name="P4">
У Генштабі ЗСУ впевнені, що разом із партнерами Нідерланди продовжуватимутьпідтримувати український народ військовими та гуманітарними засобами.</text:p>
      <text:p text:style-name="P4">
Source: <text:a xlink:type="simple" xlink:href="https://armyinform.com.ua/2023/04/24/genshtab-zsu-pokazav-yak-u-niderlandah-navchayut-ukrayinskyh-vijskovyh/" text:style-name="Internet_20_link" text:visited-style-name="Visited_20_Internet_20_Link">
https://armyinform.com.ua/2023/04/24/genshtab-zsu-pokazav-yak-u-niderlandah-navchayut-ukrayinskyh-vijskovyh/</text:a>
</text:p>
      <!--NEWS-->
      <text:h text:style-name="P10" text:outline-level="1">
<text:span text:style-name="T4">
У столиці Словенії українцям продовжили право на безкоштовний проїзд</text:span>
</text:h>
      <text:p text:style-name="P4">
Author: ['АРМІЯINFORM']</text:p>
      <text:p text:style-name="P4">
Time: 2023-04-24T35:00:00-04:00</text:p>
      <text:p text:style-name="P4">
Description: Українці, які прибули до Словенії у зв’язку з війною, зможуть безкоштовно користув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23_142844_796.jpg" text:style-name="Internet_20_link" text:visited-style-name="Visited_20_Internet_20_Link">
img_20230423_142844_796.jpg</text:a>
']</text:p>
      <text:p text:style-name="P4">
Tags: ['STOPRUSSIA', 'ВИМУШЕНІ ПЕРЕСЕЛЕНЦІ', 'СВІТ ПІДТРИМУЄ УКРАЇНУ']</text:p>
      <text:p text:style-name="P4">
Category: News</text:p>
      <!--METADATA-->
      <text:p text:style-name="P4">
<draw:frame draw:style-name="fr1" draw:name="Image5" text:anchor-type="as-char" svg:width="6.9236in" svg:height="3.4618in" draw:z-index="0">
<draw:image xlink:href="../Images/AРМІЯINFORM/2023-04-24T35-00-00-04-00/img_20230423_142844_796.jpg" xlink:type="simple" xlink:show="embed" xlink:actuate="onLoad" draw:mime-type="image/jpeg"/>
</draw:frame>
</text:p>
      <text:p text:style-name="P4">
Українці, які прибули до Словенії у зв’язку з війною, зможуть безкоштовнокористуватися громадським транспортом міста Любляни до 4 березня 2024 року,<text:a xlink:type="simple" xlink:href="https://minre.gov.ua/2023/04/23/u-stolyczi-sloveniyi-ukrayinczyam-prodovzhyly-pravo-na-bezkoshtovnyj-proyizd/" text:style-name="Internet_20_link" text:visited-style-name="Visited_20_Internet_20_Link">
повідомляє</text:a>
 Міністерство зпитань реінтеграції тимчасово окупованих територій України.</text:p>
      <text:p text:style-name="P4">
Для цього вони повинні звернутися до центрального відділення Potnicki centerLPP за адресою: Slovenska cesta 56. Там вони зможуть оформити іменну річнукартку Urbana. Ця картка дозволить майже рік безкоштовно користуватися міськимтранспортом.</text:p>
      <text:p text:style-name="P4">
Для оформлення картки Urbana українцям необхідно пред’явити один із трьохдокументів:</text:p>
      <ul>
        <li>
картку тимчасового захисту («ісказніца»);  * рішення про тимчасовий захист і документ, що посвідчує особу;  * рішення про статус шукача притулку та документ, що посвідчує особу.</li>
      </ul>
      <text:p text:style-name="P4">
Таким чином, з квітня цього року безкоштовний проїзд у громадському транспортістолиці Словенії буде наданий лише тим громадянам, які матимуть при собііменну річну картку. Зазначений проїзний документ потрібно буде обов’язковокомпостувати щоразу при вході у транспорт.</text:p>
      <text:p text:style-name="P4">
<text:span text:style-name="T5">
Важливо! Пільга не поширюється на приміські сполучення.</text:span>
</text:p>
      <text:p text:style-name="P4">
Source: <text:a xlink:type="simple" xlink:href="https://armyinform.com.ua/2023/04/24/u-stolyczi-sloveniyi-ukrayinczyam-prodovzhyly-pravo-na-bezkoshtovnyj-proyizd/" text:style-name="Internet_20_link" text:visited-style-name="Visited_20_Internet_20_Link">
https://armyinform.com.ua/2023/04/24/u-stolyczi-sloveniyi-ukrayinczyam-prodovzhyly-pravo-na-bezkoshtovnyj-proyizd/</text:a>
</text:p>
      <!--NEWS-->
      <text:h text:style-name="P10" text:outline-level="1">
<text:span text:style-name="T4">
У нас тут батальйон розпався… — перехоплення ГУР</text:span>
</text:h>
      <text:p text:style-name="P4">
Author: ['АРМІЯINFORM']</text:p>
      <text:p text:style-name="P4">
Time: 2023-04-24T36:00:00-04:00</text:p>
      <text:p text:style-name="P4">
Description: Головне управління розвідки Міністерства оборони України на своєму Telegram-кан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ПЕРЕХОПЛЕННЯ']</text:p>
      <text:p text:style-name="P4">
Category: News</text:p>
      <!--METADATA-->
      <text:p text:style-name="P4">
<draw:frame draw:style-name="fr1" draw:name="Image6" text:anchor-type="as-char" svg:width="6.9236in" svg:height="3.894525in" draw:z-index="0">
<draw:image xlink:href="../Images/AРМІЯINFORM/2023-04-24T36-00-00-04-00/gurperehoplennya.jpg" xlink:type="simple" xlink:show="embed" xlink:actuate="onLoad" draw:mime-type="image/jpeg"/>
</draw:frame>
</text:p>
      <text:p text:style-name="P4">
Головне управління розвідки Міністерства оборони України на своєму Telegram-каналі оприлюднило чергове перехоплення розмови російських окупантів.</text:p>
      <text:p text:style-name="P4">
Військовослужбовець, який перебуває у Донецьку, розповідає про наміри покинутичастину через безлад у підрозділі та низький рівень боєздатності:</text:p>
      <ul>
        <li>
«я думаю, короче, что бежать, в соча(самовольное оставление части) или куда-нибудь, я уже сам устал»;  * «у нас тут что-то вообще, короче, безлад полнейший»;  * «у нас просто батальон распался, у нас нет батальона, просто копейка его забрала я должен был с ними идти. Дай Бог меня короче как-то отвёл. 5 человек 300-та сразу».  * «может, у вас там умеют работать, но у нас вообще чмошники. По дронам вообще — ну такой бред»</li>
      </ul>
      <text:p text:style-name="P4">
Source: <text:a xlink:type="simple" xlink:href="https://armyinform.com.ua/2023/04/24/mozhlyvo-u-vas-tam-umiyut-praczyuvaty-ale-u-nas-vzagali-chmoshnyky-perehoplennya-gur/" text:style-name="Internet_20_link" text:visited-style-name="Visited_20_Internet_20_Link">
https://armyinform.com.ua/2023/04/24/mozhlyvo-u-vas-tam-umiyut-praczyuvaty-ale-u-nas-vzagali-chmoshnyky-perehoplennya-gur/</text:a>
</text:p>
      <!--NEWS-->
      <text:h text:style-name="P10" text:outline-level="1">
<text:span text:style-name="T4">
Кабінет Міністрів України оприлюднив посилання на 20 корисних сервісів</text:span>
</text:h>
      <text:p text:style-name="P4">
Author: ['АРМІЯINFORM']</text:p>
      <text:p text:style-name="P4">
Time: 2023-04-24T37:00:00-04:00</text:p>
      <text:p text:style-name="P4">
Description: Кабінет Міністрів України на своїй сторінці у Facebook розмістив посилання на корис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82246_1471865476954998_3544433101025237572_n.jpg" text:style-name="Internet_20_link" text:visited-style-name="Visited_20_Internet_20_Link">
342882246_1471865476954998_3544433101025237572_n.jpg</text:a>
']</text:p>
      <text:p text:style-name="P4">
Tags: []</text:p>
      <text:p text:style-name="P4">
Category: News</text:p>
      <!--METADATA-->
      <text:p text:style-name="P4">
<draw:frame draw:style-name="fr1" draw:name="Image7" text:anchor-type="as-char" svg:width="6.9236in" svg:height="5.804039in" draw:z-index="0">
<draw:image xlink:href="../Images/AРМІЯINFORM/2023-04-24T37-00-00-04-00/342882246_1471865476954998_3544433101025237572_n.jpg" xlink:type="simple" xlink:show="embed" xlink:actuate="onLoad" draw:mime-type="image/jpeg"/>
</draw:frame>
</text:p>
      <text:p text:style-name="P4">
Кабінет Міністрів України на своїй сторінці у Facebook<text:a xlink:type="simple" xlink:href="https://www.facebook.com/KabminUA/posts/pfbid02wRxxQobLFVQcDsmShb3RgRFCvSXQAdHg49vEBrj5MN1n7AhuLu23jGuHdUAwsR4jl" text:style-name="Internet_20_link" text:visited-style-name="Visited_20_Internet_20_Link">
розмістив</text:a>
посилання на корисні сервіси та роз’яснення.</text:p>
      <ul>
        <li>
Що таке е-Кабінет на ЕкоСистемі і як він працюватиме? <text:a xlink:type="simple" xlink:href="http://surl.li/gnpto" text:style-name="Internet_20_link" text:visited-style-name="Visited_20_Internet_20_Link">
http://surl.li/gnpto</text:a>
  * Для іноземців, іммігрантів та осіб без громадянства — державні послуги на Гіді <text:span text:style-name="T5">
&lt;http://surl.li/gnpso&gt;
</text:span>
  * На порталі Е-ветеран можна отримати вичерпну інформацію щодо питань послуг, пільг, гарантій та надання статусів <text:a xlink:type="simple" xlink:href="http://surl.li/gnpru" text:style-name="Internet_20_link" text:visited-style-name="Visited_20_Internet_20_Link">
http://surl.li/gnpru</text:a>
  * Google запускає в Україні онлайн-гру «Interland: Безпека дітей в Інтернеті»<text:a xlink:type="simple" xlink:href="https://l.facebook.com/l.php" text:style-name="Internet_20_link" text:visited-style-name="Visited_20_Internet_20_Link">
http://surl.li/gnppp</text:a>
  * Мін’юст: інформація щодо особливості укладання шлюбу в умовах війни<text:a xlink:type="simple" xlink:href="https://l.facebook.com/l.php" text:style-name="Internet_20_link" text:visited-style-name="Visited_20_Internet_20_Link">
http://surl.li/gnptc</text:a>
  * Як відновити пошкоджені, втрачені чи викрадені номерні знаки <text:a xlink:type="simple" xlink:href="http://surl.li/gnpsz" text:style-name="Internet_20_link" text:visited-style-name="Visited_20_Internet_20_Link">
http://surl.li/gnpsz</text:a>
  * Сервісні центри МВС здійснюють перереєстрацію авто за 30 хвилин <text:a xlink:type="simple" xlink:href="http://surl.li/gnpsd" text:style-name="Internet_20_link" text:visited-style-name="Visited_20_Internet_20_Link">
http://surl.li/gnpsd</text:a>
  * У Державній міграційній службі розповіли, як записатися в електронну чергу, щоб отримати послугу <text:a xlink:type="simple" xlink:href="https://l.facebook.com/l.php" text:style-name="Internet_20_link" text:visited-style-name="Visited_20_Internet_20_Link">
http://surl.li/gnprn</text:a>
  * Роз’яснення ПФУ, як нараховують страхову пенсію по втраті годувальника на трьох дітей<text:a xlink:type="simple" xlink:href="https://l.facebook.com/l.php" text:style-name="Internet_20_link" text:visited-style-name="Visited_20_Internet_20_Link">
http://surl.li/gnprd</text:a>
  * Міжнародне посвідчення водія: як його отримати в сервісних центрах МВС та нова відмітка в документі<text:a xlink:type="simple" xlink:href="https://l.facebook.com/l.php" text:style-name="Internet_20_link" text:visited-style-name="Visited_20_Internet_20_Link">
http://surl.li/gnpql</text:a>
  * Регіональні програми для бізнесу на порталі Дія. Бізнес: шукайте актуальну інформацію на Маркетплейсі фінансових можливостей<text:a xlink:type="simple" xlink:href="http://surl.li/gmouw" text:style-name="Internet_20_link" text:visited-style-name="Visited_20_Internet_20_Link">
http://surl.li/gmouw</text:a>
  * Міндовкілля: Зареєструвати установку в Єдиному реєстрі з моніторингу, звітності та верифікації викидів парникових газів відтепер можна онлайн<text:a xlink:type="simple" xlink:href="https://l.facebook.com/l.php" text:style-name="Internet_20_link" text:visited-style-name="Visited_20_Internet_20_Link">
http://surl.li/gnppv</text:a>
  * «Мінус» довідка: Міністерство економіки планомірно впроваджує рішення МРГ з дерегуляції <text:a xlink:type="simple" xlink:href="https://l.facebook.com/l.php" text:style-name="Internet_20_link" text:visited-style-name="Visited_20_Internet_20_Link">
http://surl.li/gnppk</text:a>
  * Фермери, які вирощують не генномодифіковану сою, зможуть отримати компенсацію за насіння<text:a xlink:type="simple" xlink:href="https://l.facebook.com/l.php" text:style-name="Internet_20_link" text:visited-style-name="Visited_20_Internet_20_Link">
http://surl.li/gnpou</text:a>
  * У понад 250 медзакладах «первинки» пацієнти можуть отримати супровід і лікування психічних розладів за Програмою медгарантій <text:a xlink:type="simple" xlink:href="http://surl.li/gnpte" text:style-name="Internet_20_link" text:visited-style-name="Visited_20_Internet_20_Link">
http://surl.li/gnpte</text:a>
  * МОЗ інформує про механізм працевлаштування для медиків-переселенців<text:a xlink:type="simple" xlink:href="http://surl.li/gnpqs" text:style-name="Internet_20_link" text:visited-style-name="Visited_20_Internet_20_Link">
http://surl.li/gnpqs</text:a>
  * МОЗ роз’яснює, чи існує ліміт на безоплатні послуги за Програмою медичних гарантій<text:a xlink:type="simple" xlink:href="https://l.facebook.com/l.php" text:style-name="Internet_20_link" text:visited-style-name="Visited_20_Internet_20_Link">
http://surl.li/gnpqe</text:a>
  * Безоплатна медична допомога для пацієнтів із гемофілією <text:a xlink:type="simple" xlink:href="http://surl.li/gnppe" text:style-name="Internet_20_link" text:visited-style-name="Visited_20_Internet_20_Link">
http://surl.li/gnppe</text:a>
  * Реєстрація участі вНМТ-2023: що робити, якщо неможливо увійти до персонального кабінету <text:a xlink:type="simple" xlink:href="http://surl.li/gnpti" text:style-name="Internet_20_link" text:visited-style-name="Visited_20_Internet_20_Link">
http://surl.li/gnpti</text:a>
  * Інклюзивна освіта: платформа Дія. Цифрова освіта продовжує розвиток у напрямку безбар’єрності<text:a xlink:type="simple" xlink:href="http://surl.li/gnppa" text:style-name="Internet_20_link" text:visited-style-name="Visited_20_Internet_20_Link">
http://surl.li/gnppa</text:a>
</li>
      </ul>
      <text:p text:style-name="P4">
Source: <text:a xlink:type="simple" xlink:href="https://armyinform.com.ua/2023/04/24/kabinet-ministriv-ukrayiny-oprylyudnyv-posylannya-na-20-korysnyh-servisiv/" text:style-name="Internet_20_link" text:visited-style-name="Visited_20_Internet_20_Link">
https://armyinform.com.ua/2023/04/24/kabinet-ministriv-ukrayiny-oprylyudnyv-posylannya-na-20-korysnyh-servisiv/</text:a>
</text:p>
      <!--NEWS-->
      <text:h text:style-name="P10" text:outline-level="1">
<text:span text:style-name="T4">
Наша артилерія знищила три станції РЕБ ворога</text:span>
</text:h>
      <text:p text:style-name="P4">
Author: ['АРМІЯINFORM']</text:p>
      <text:p text:style-name="P4">
Time: 2023-04-24T38:00:00-04:00</text:p>
      <text:p text:style-name="P4">
Description: Підрозділи ракетних військ і артилерії уразили 3 станції радіоелектронної бороть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1.jpg" text:style-name="Internet_20_link" text:visited-style-name="Visited_20_Internet_20_Link">
arta1.jpg</text:a>
']</text:p>
      <text:p text:style-name="P4">
Tags: ['STOPRUSSIA', 'ВІЙНА', 'ВТОРГНЕННЯ РФ', 'ВТРАТИ ВОРОГА', 'ГШ ЗСУ']</text:p>
      <text:p text:style-name="P4">
Category: News</text:p>
      <!--METADATA-->
      <text:p text:style-name="P4">
<draw:frame draw:style-name="fr1" draw:name="Image8" text:anchor-type="as-char" svg:width="6.9236in" svg:height="3.894525in" draw:z-index="0">
<draw:image xlink:href="../Images/AРМІЯINFORM/2023-04-24T38-00-00-04-00/arta1.jpg" xlink:type="simple" xlink:show="embed" xlink:actuate="onLoad" draw:mime-type="image/jpeg"/>
</draw:frame>
 <text:span text:style-name="T4">
🔥Ситуація щодо російського вторгнення</text:span>
</text:p>
      <text:p text:style-name="P4">
Підрозділи ракетних військ і артилерії уразили 3 станції радіоелектронноїборотьби противника,<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text:p>
      <text:p text:style-name="P4">
Авіація Сил оборони України за минулу добу завдала 14 ударів по районахзосередження окупантів. Також, збито 2 ворожих розвідувальних БпЛА типу«Мерлін» та 1 — «Орлан-10», а також 8 дронів-камікадзе типу «Ланцет».</text:p>
      <text:p text:style-name="P4">
Source: <text:a xlink:type="simple" xlink:href="https://armyinform.com.ua/2023/04/24/nasha-arta-znyshhyla-try-stancziyi-reb-voroga/" text:style-name="Internet_20_link" text:visited-style-name="Visited_20_Internet_20_Link">
https://armyinform.com.ua/2023/04/24/nasha-arta-znyshhyla-try-stancziyi-reb-voroga/</text:a>
</text:p>
      <!--NEWS-->
      <text:h text:style-name="P10" text:outline-level="1">
<text:span text:style-name="T4">
«Броньований кулак», який ламає хребет скаженому ворогу</text:span>
</text:h>
      <text:p text:style-name="P4">
Author: ['АРМІЯINFORM']</text:p>
      <text:p text:style-name="P4">
Time: 2023-04-24T39:00:00-04:00</text:p>
      <text:p text:style-name="P4">
Description: На світлинах — відважні українські танкісти Залізної бригади, справжні Герої.        Їх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879368_941668166960021_5780972399976082641_n.jpg" text:style-name="Internet_20_link" text:visited-style-name="Visited_20_Internet_20_Link">
341879368_941668166960021_5780972399976082641_n.jpg</text:a>
', '<text:a xlink:type="simple" xlink:href="https://armyinform.com.ua/wp-content/uploads/2023/04/341713562_1776645779416554_1170318554046365167_n-150x150.jpg" text:style-name="Internet_20_link" text:visited-style-name="Visited_20_Internet_20_Link">
341713562_1776645779416554_1170318554046365167_n-150x150.jpg</text:a>
', '<text:a xlink:type="simple" xlink:href="https://armyinform.com.ua/wp-content/uploads/2023/04/341754625_3532142507069473_7540621139698692477_n-150x150.jpg" text:style-name="Internet_20_link" text:visited-style-name="Visited_20_Internet_20_Link">
341754625_3532142507069473_7540621139698692477_n-150x150.jpg</text:a>
', '<text:a xlink:type="simple" xlink:href="https://armyinform.com.ua/wp-content/uploads/2023/04/342028660_1367342824122299_4109425107630877583_n-150x150.jpg" text:style-name="Internet_20_link" text:visited-style-name="Visited_20_Internet_20_Link">
342028660_1367342824122299_4109425107630877583_n-150x150.jpg</text:a>
', '<text:a xlink:type="simple" xlink:href="https://armyinform.com.ua/wp-content/uploads/2023/04/342192470_615582623784948_89696591435139623_n-150x150.jpg" text:style-name="Internet_20_link" text:visited-style-name="Visited_20_Internet_20_Link">
342192470_615582623784948_89696591435139623_n-150x150.jpg</text:a>
', '<text:a xlink:type="simple" xlink:href="https://armyinform.com.ua/wp-content/uploads/2023/04/342765305_564533182470441_8032576460995580886_n-150x150.jpg" text:style-name="Internet_20_link" text:visited-style-name="Visited_20_Internet_20_Link">
342765305_564533182470441_8032576460995580886_n-150x150.jpg</text:a>
', '<text:a xlink:type="simple" xlink:href="https://armyinform.com.ua/wp-content/uploads/2023/04/342804501_6546126522073893_4856379989763277326_n-150x150.jpg" text:style-name="Internet_20_link" text:visited-style-name="Visited_20_Internet_20_Link">
342804501_6546126522073893_4856379989763277326_n-150x150.jpg</text:a>
', '<text:a xlink:type="simple" xlink:href="https://armyinform.com.ua/wp-content/uploads/2023/04/342850578_1423081388497420_9081890842141559302_n-150x150.jpg" text:style-name="Internet_20_link" text:visited-style-name="Visited_20_Internet_20_Link">
342850578_1423081388497420_9081890842141559302_n-150x150.jpg</text:a>
']</text:p>
      <text:p text:style-name="P4">
Tags: []</text:p>
      <text:p text:style-name="P4">
Category: News</text:p>
      <!--METADATA-->
      <text:p text:style-name="P4">
<draw:frame draw:style-name="fr1" draw:name="Image9" text:anchor-type="as-char" svg:width="6.9236in" svg:height="3.311789in" draw:z-index="0">
<draw:image xlink:href="../Images/AРМІЯINFORM/2023-04-24T39-00-00-04-00/341879368_941668166960021_5780972399976082641_n.jpg" xlink:type="simple" xlink:show="embed" xlink:actuate="onLoad" draw:mime-type="image/jpeg"/>
</draw:frame>
</text:p>
      <text:p text:style-name="P4">
На світлинах — відважні українські танкісти Залізної бригади, справжні Герої.</text:p>
      <text:p text:style-name="P4">
<text:a xlink:type="simple" xlink:href="https://armyinform.com.ua/wp-content/uploads/2023/04/341713562_1776645779416554_1170318554046365167_n.jpg" text:style-name="Internet_20_link" text:visited-style-name="Visited_20_Internet_20_Link">
<draw:frame draw:style-name="fr1" draw:name="Image10" text:anchor-type="as-char" svg:width="6.9236in" svg:height="6.9236in" draw:z-index="0">
<draw:image xlink:href="../Images/AРМІЯINFORM/2023-04-24T39-00-00-04-00/341713562_1776645779416554_1170318554046365167_n-150x150.jpg" xlink:type="simple" xlink:show="embed" xlink:actuate="onLoad" draw:mime-type="image/jpeg"/>
</draw:frame>
</text:a>
</text:p>
      <text:p text:style-name="P4">
<text:a xlink:type="simple" xlink:href="https://armyinform.com.ua/wp-content/uploads/2023/04/341754625_3532142507069473_7540621139698692477_n.jpg" text:style-name="Internet_20_link" text:visited-style-name="Visited_20_Internet_20_Link">
<draw:frame draw:style-name="fr1" draw:name="Image11" text:anchor-type="as-char" svg:width="6.9236in" svg:height="6.9236in" draw:z-index="0">
<draw:image xlink:href="../Images/AРМІЯINFORM/2023-04-24T39-00-00-04-00/341754625_3532142507069473_7540621139698692477_n-150x150.jpg" xlink:type="simple" xlink:show="embed" xlink:actuate="onLoad" draw:mime-type="image/jpeg"/>
</draw:frame>
</text:a>
</text:p>
      <text:p text:style-name="P4">
<text:a xlink:type="simple" xlink:href="https://armyinform.com.ua/wp-content/uploads/2023/04/342028660_1367342824122299_4109425107630877583_n.jpg" text:style-name="Internet_20_link" text:visited-style-name="Visited_20_Internet_20_Link">
<draw:frame draw:style-name="fr1" draw:name="Image12" text:anchor-type="as-char" svg:width="6.9236in" svg:height="6.9236in" draw:z-index="0">
<draw:image xlink:href="../Images/AРМІЯINFORM/2023-04-24T39-00-00-04-00/342028660_1367342824122299_4109425107630877583_n-150x150.jpg" xlink:type="simple" xlink:show="embed" xlink:actuate="onLoad" draw:mime-type="image/jpeg"/>
</draw:frame>
</text:a>
</text:p>
      <text:p text:style-name="P4">
<text:a xlink:type="simple" xlink:href="https://armyinform.com.ua/wp-content/uploads/2023/04/342192470_615582623784948_89696591435139623_n.jpg" text:style-name="Internet_20_link" text:visited-style-name="Visited_20_Internet_20_Link">
<draw:frame draw:style-name="fr1" draw:name="Image13" text:anchor-type="as-char" svg:width="6.9236in" svg:height="6.9236in" draw:z-index="0">
<draw:image xlink:href="../Images/AРМІЯINFORM/2023-04-24T39-00-00-04-00/342192470_615582623784948_89696591435139623_n-150x150.jpg" xlink:type="simple" xlink:show="embed" xlink:actuate="onLoad" draw:mime-type="image/jpeg"/>
</draw:frame>
</text:a>
</text:p>
      <text:p text:style-name="P4">
<text:a xlink:type="simple" xlink:href="https://armyinform.com.ua/wp-content/uploads/2023/04/342765305_564533182470441_8032576460995580886_n.jpg" text:style-name="Internet_20_link" text:visited-style-name="Visited_20_Internet_20_Link">
<draw:frame draw:style-name="fr1" draw:name="Image14" text:anchor-type="as-char" svg:width="6.9236in" svg:height="6.9236in" draw:z-index="0">
<draw:image xlink:href="../Images/AРМІЯINFORM/2023-04-24T39-00-00-04-00/342765305_564533182470441_8032576460995580886_n-150x150.jpg" xlink:type="simple" xlink:show="embed" xlink:actuate="onLoad" draw:mime-type="image/jpeg"/>
</draw:frame>
</text:a>
</text:p>
      <text:p text:style-name="P4">
<text:a xlink:type="simple" xlink:href="https://armyinform.com.ua/wp-content/uploads/2023/04/342804501_6546126522073893_4856379989763277326_n.jpg" text:style-name="Internet_20_link" text:visited-style-name="Visited_20_Internet_20_Link">
<draw:frame draw:style-name="fr1" draw:name="Image15" text:anchor-type="as-char" svg:width="6.9236in" svg:height="6.9236in" draw:z-index="0">
<draw:image xlink:href="../Images/AРМІЯINFORM/2023-04-24T39-00-00-04-00/342804501_6546126522073893_4856379989763277326_n-150x150.jpg" xlink:type="simple" xlink:show="embed" xlink:actuate="onLoad" draw:mime-type="image/jpeg"/>
</draw:frame>
</text:a>
</text:p>
      <text:p text:style-name="P4">
<text:a xlink:type="simple" xlink:href="https://armyinform.com.ua/wp-content/uploads/2023/04/342850578_1423081388497420_9081890842141559302_n.jpg" text:style-name="Internet_20_link" text:visited-style-name="Visited_20_Internet_20_Link">
<draw:frame draw:style-name="fr1" draw:name="Image16" text:anchor-type="as-char" svg:width="6.9236in" svg:height="6.9236in" draw:z-index="0">
<draw:image xlink:href="../Images/AРМІЯINFORM/2023-04-24T39-00-00-04-00/342850578_1423081388497420_9081890842141559302_n-150x150.jpg" xlink:type="simple" xlink:show="embed" xlink:actuate="onLoad" draw:mime-type="image/jpeg"/>
</draw:frame>
</text:a>
</text:p>
      <text:p text:style-name="P4">
Їхні ковані серця б’ються в одному ритмі з турбінами могутніх бойових машин, аруки вміло маніпулюють важкими гарматами, які точно попадають в ціль. Кожнеїхнє успішно виконане завдання — це яскраве «Слава Україні!», викарбуване насторінках історії майбутньої української перемоги.</text:p>
      <text:p text:style-name="P4">
Джерело: <text:a xlink:type="simple" xlink:href="https://www.facebook.com/MinistryofDefence.UA/posts/pfbid0UpwJEXqnkHpWiby6sPaakXnkyZfYDXQ6one2BwY16RitvLWnieUdLHnGYxRKG4mal" text:style-name="Internet_20_link" text:visited-style-name="Visited_20_Internet_20_Link">
Міністерство оборониУкраїни</text:a>
</text:p>
      <text:p text:style-name="P4">
Source: <text:a xlink:type="simple" xlink:href="https://armyinform.com.ua/2023/04/24/bronovanyj-kulak-yakyj-lamaye-hrebet-skazhenomu-vorogu/" text:style-name="Internet_20_link" text:visited-style-name="Visited_20_Internet_20_Link">
https://armyinform.com.ua/2023/04/24/bronovanyj-kulak-yakyj-lamaye-hrebet-skazhenomu-vorogu/</text:a>
</text:p>
      <!--NEWS-->
      <text:h text:style-name="P10" text:outline-level="1">
<text:span text:style-name="T4">
Протягом доби наші воїни відбили близько 60 атак противника</text:span>
</text:h>
      <text:p text:style-name="P4">
Author: ['АРМІЯINFORM']</text:p>
      <text:p text:style-name="P4">
Time: 2023-04-24T40:00:00-04:00</text:p>
      <text:p text:style-name="P4">
Description: Російська федерація продовжує ігнорувати Міжнародне гуманітарне право, тероризуюч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jovi-diyi-3.jpg" text:style-name="Internet_20_link" text:visited-style-name="Visited_20_Internet_20_Link">
bojovi-diyi-3.jpg</text:a>
']</text:p>
      <text:p text:style-name="P4">
Tags: ['STOPRUSSIA', 'АГРЕСІЯ РФ', 'ВІЙНА', 'ВТОРГНЕННЯ РФ', 'ГШ ЗСУ', 'ХРОНІКА ОБОРОНИ']</text:p>
      <text:p text:style-name="P4">
Category: News</text:p>
      <!--METADATA-->
      <text:p text:style-name="P4">
<draw:frame draw:style-name="fr1" draw:name="Image17" text:anchor-type="as-char" svg:width="6.9236in" svg:height="3.894525in" draw:z-index="0">
<draw:image xlink:href="../Images/AРМІЯINFORM/2023-04-24T40-00-00-04-00/bojovi-diyi-3.jpg" xlink:type="simple" xlink:show="embed" xlink:actuate="onLoad" draw:mime-type="image/jpeg"/>
</draw:frame>
<text:span text:style-name="T4">
🔥 Ситуація щодо російського вторгнення</text:span>
</text:p>
      <text:p text:style-name="P4">
Російська федерація продовжує ігнорувати Міжнародне гуманітарне право,тероризуючи мирних жителів та руйнуючи житлові будинки та об’єкти критичноїінфраструктури.</text:p>
      <text:p text:style-name="P4">
Протягом минулої доби противник завдав 1 ракетного та 46 авіаційних ударів.Здійснив близько 60 обстрілів з реактивних систем залпового вогню по позиціяхнаших військ та населених пунктах. Активно використовує авіацію, застосовуючикрилаті авіаційні бомби в Луганській, Донецькій, Запорізькій та Херсонськійобластях. Внаслідок чого є загиблі та поранені серед цивільного населення,зруйновано та пошкоджено приватні житлові будинки та інша цивільнаінфраструктура,<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text:p>
      <text:p text:style-name="P4">
Ймовірність завдання ракетних та авіаційних ударів по всій території Українизалишається високою.</text:p>
      <text:p text:style-name="P4">
Основні зусилля противник зосереджує на веденні наступальних дій наБахмутському, Авдіївському та Мар’їнському напрямках — відбито близько 60 атакпротивника. Найзапекліші бої тривають за Бахмут та Мар’їнку.</text:p>
      <text:p text:style-name="P4">
Source: <text:a xlink:type="simple" xlink:href="https://armyinform.com.ua/2023/04/24/protyagom-doby-nashi-voyiny-vidbyly-blyzko-60-atak-protyvnyka/" text:style-name="Internet_20_link" text:visited-style-name="Visited_20_Internet_20_Link">
https://armyinform.com.ua/2023/04/24/protyagom-doby-nashi-voyiny-vidbyly-blyzko-60-atak-protyvnyka/</text:a>
</text:p>
      <!--NEWS-->
      <text:h text:style-name="P10" text:outline-level="1">
<text:span text:style-name="T4">
росіяни і надалі тримають значні сили у прикордонних з Україною районах</text:span>
</text:h>
      <text:p text:style-name="P4">
Author: ['АРМІЯINFORM']</text:p>
      <text:p text:style-name="P4">
Time: 2023-04-24T41:00:00-04:00</text:p>
      <text:p text:style-name="P4">
Description: На Волинському та Поліському напрямках оперативна обстановка залишається стал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ezhymo-2.jpg" text:style-name="Internet_20_link" text:visited-style-name="Visited_20_Internet_20_Link">
stezhymo-2.jpg</text:a>
']</text:p>
      <text:p text:style-name="P4">
Tags: ['STOPRUSSIA', 'АГРЕСІЯ РФ', 'ВТОРГНЕННЯ РФ', 'ПІВНІЧНИЙ НАПРЯМОК']</text:p>
      <text:p text:style-name="P4">
Category: News</text:p>
      <!--METADATA-->
      <text:p text:style-name="P4">
<draw:frame draw:style-name="fr1" draw:name="Image18" text:anchor-type="as-char" svg:width="6.9236in" svg:height="4.32725in" draw:z-index="0">
<draw:image xlink:href="../Images/AРМІЯINFORM/2023-04-24T41-00-00-04-00/stezhymo-2.jpg" xlink:type="simple" xlink:show="embed" xlink:actuate="onLoad" draw:mime-type="image/jpeg"/>
</draw:frame>
 <text:span text:style-name="T4">
🔥Ситуація щодо російського вторгнення</text:span>
</text:p>
      <text:p text:style-name="P4">
На Волинському та Поліському напрямках оперативна обстановка залишаєтьсясталою. Ознак формування наступальних угруповань не виявлено.</text:p>
      <text:p text:style-name="P4">
На Сіверському та Слобожанському напрямках противник продовжує утримувати уприкордонних з Україною районах Брянської, Курської та Бєлгородської областейпевну кількість своїх військ. Протягом минулої доби здійснив обстрілинаселених пунктів Грем’яч Чернігівської області; Червона Зоря, Павлівка,Кіндратівка, Тимофіївка Сумської області, а також Гоптівка, Зелене, Нескучне,Бударки, Мілове та Красне Перше на Харківщині,<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text:p>
      <text:p text:style-name="P4">
На Куп’янському напрямку артилерійських обстрілів противника зазнали Дворічна,Гряниківка, Масютівка, Лиман Перший, Кислівка і Берестове Харківської області;Новоселівське на Луганщині; Торське та Спірне Донецької області.</text:p>
      <text:p text:style-name="P4">
Source: <text:a xlink:type="simple" xlink:href="https://armyinform.com.ua/2023/04/24/rosiyany-i-nadali-trymayut-znachni-syly-u-prykordonnyh-z-ukrayinoyu-rajonah/" text:style-name="Internet_20_link" text:visited-style-name="Visited_20_Internet_20_Link">
https://armyinform.com.ua/2023/04/24/rosiyany-i-nadali-trymayut-znachni-syly-u-prykordonnyh-z-ukrayinoyu-rajonah/</text:a>
</text:p>
      <!--NEWS-->
      <text:h text:style-name="P10" text:outline-level="1">
<text:span text:style-name="T4">
Окупанти грабують зерно та мобілізують цивільних лікарів</text:span>
</text:h>
      <text:p text:style-name="P4">
Author: ['АРМІЯINFORM']</text:p>
      <text:p text:style-name="P4">
Time: 2023-04-24T42:00:00-04:00</text:p>
      <text:p text:style-name="P4">
Description: Як повідомляє Генеральний штаб ЗС України, окупантам катастрофічно не вистачає меди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1.jpg" text:style-name="Internet_20_link" text:visited-style-name="Visited_20_Internet_20_Link">
okupant-1.jpg</text:a>
']</text:p>
      <text:p text:style-name="P4">
Tags: ['STOPRUSSIA', 'АГРЕСІЯ РФ', 'ВІЙНА', 'ВІЙСЬКОВІ ЗЛОЧИНИ РФ', 'ВТОРГНЕННЯ РФ']</text:p>
      <text:p text:style-name="P4">
Category: News</text:p>
      <!--METADATA-->
      <text:p text:style-name="P4">
<draw:frame draw:style-name="fr1" draw:name="Image19" text:anchor-type="as-char" svg:width="6.9236in" svg:height="3.893007in" draw:z-index="0">
<draw:image xlink:href="../Images/AРМІЯINFORM/2023-04-24T42-00-00-04-00/okupant-1.jpg" xlink:type="simple" xlink:show="embed" xlink:actuate="onLoad" draw:mime-type="image/jpeg"/>
</draw:frame>
</text:p>
      <text:p text:style-name="P4">
Як<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 окупантам катастрофічно не вистачає медичного персоналу на полі бою.З метою поповнення некомплекту військових лікарів, місцевих працівниківмедичних закладів Бердянська, які отримали паспорти громадян російськоїфедерації, почали примушувати до постановки на військовий облік ворога. Увипадку відмови — погрожують їм втратою робочих місць.</text:p>
      <text:p text:style-name="P4">
До того ж російські окупанти продовжують грабувати мирне населення України,привласнюючи зерновий урожай. Так, в місті Бердянськ Запорізької області, такзвана російська окупаційна «влада» намагається вивезти викрадене збіжжя,завантажуючи його на ворожі вантажні судна.</text:p>
      <text:p text:style-name="P4">
Source: <text:a xlink:type="simple" xlink:href="https://armyinform.com.ua/2023/04/24/okupanty-grabuyut-zerno-ta-mobilizuyut-czyvilnyh-likariv/" text:style-name="Internet_20_link" text:visited-style-name="Visited_20_Internet_20_Link">
https://armyinform.com.ua/2023/04/24/okupanty-grabuyut-zerno-ta-mobilizuyut-czyvilnyh-likariv/</text:a>
</text:p>
      <!--NEWS-->
      <text:h text:style-name="P10" text:outline-level="1">
<text:span text:style-name="T4">
Сили оборони за добу ліквідували майже 700 окупантів, знищили 8 танків і 12 артсистем</text:span>
</text:h>
      <text:p text:style-name="P4">
Author: ['АРМІЯINFORM']</text:p>
      <text:p text:style-name="P4">
Time: 2023-04-24T43:00:00-04:00</text:p>
      <text:p text:style-name="P4">
Description: Загальні бойові втрати противника з 24.02.22 по 24.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6d5547a-bf06-4a2e-a4df-295b2f2421fa-scaled.jpg" text:style-name="Internet_20_link" text:visited-style-name="Visited_20_Internet_20_Link">
46d5547a-bf06-4a2e-a4df-295b2f2421fa-scaled.jpg</text:a>
']</text:p>
      <text:p text:style-name="P4">
Tags: ['STOPRUSSIA', 'АГРЕСІЯ РФ', 'ВТОРГНЕННЯ РФ', 'ВТРАТИ ВОРОГА', 'ГШ ЗСУ']</text:p>
      <text:p text:style-name="P4">
Category: News</text:p>
      <!--METADATA-->
      <text:p text:style-name="P4">
<draw:frame draw:style-name="fr1" draw:name="Image20" text:anchor-type="as-char" svg:width="6.9236in" svg:height="6.981297in" draw:z-index="0">
<draw:image xlink:href="../Images/AРМІЯINFORM/2023-04-24T43-00-00-04-00/46d5547a-bf06-4a2e-a4df-295b2f2421fa-scaled.jpg" xlink:type="simple" xlink:show="embed" xlink:actuate="onLoad" draw:mime-type="image/jpeg"/>
</draw:frame>
</text:p>
      <text:p text:style-name="P4">
Загальні бойові втрати противника з 24.02.22 по 24.04.23 орієнтовностановлять:</text:p>
      <ul>
        <li>
<text:span text:style-name="T4">
особового складу ‒</text:span>
 187080 (+660) осіб ліквідовано  * <text:span text:style-name="T4">
танків ‒</text:span>
 3683 (+8)  * <text:span text:style-name="T4">
бойових броньованих машин ‒</text:span>
 7139 (+8)  * <text:span text:style-name="T4">
артилерійських систем ‒</text:span>
 2849 (+12)  * <text:span text:style-name="T4">
РСЗВ ‒</text:span>
 539 (0)  * <text:span text:style-name="T4">
засоби ППО ‒</text:span>
 289 (0)  * <text:span text:style-name="T4">
літаків ‒</text:span>
 308 (0)  * <text:span text:style-name="T4">
гелікоптерів ‒</text:span>
 294 (0)  * <text:span text:style-name="T4">
БПЛА оперативно-тактичного рівня ‒</text:span>
 2413 (+11)  * <text:span text:style-name="T4">
крилаті ракети ‒</text:span>
 911 (0)  * <text:span text:style-name="T4">
кораблі / катери ‒</text:span>
 18 (0)  * <text:span text:style-name="T4">
автомобільної техніки та автоцистерн ‒</text:span>
 5753 (+23)  * <text:span text:style-name="T4">
спеціальна техніка ‒</text:span>
 339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4.04.23.</text:p>
      <text:p text:style-name="P4">
Source: <text:a xlink:type="simple" xlink:href="https://armyinform.com.ua/2023/04/24/syly-oborony-za-dobu-likviduvaly-majzhe-700-okupantiv-znyshhyly-8-tankiv-i-12-artsystem/" text:style-name="Internet_20_link" text:visited-style-name="Visited_20_Internet_20_Link">
https://armyinform.com.ua/2023/04/24/syly-oborony-za-dobu-likviduvaly-majzhe-700-okupantiv-znyshhyly-8-tankiv-i-12-artsystem/</text:a>
</text:p>
      <!--NEWS-->
      <text:h text:style-name="P10" text:outline-level="1">
<text:span text:style-name="T4">
Армія рф вчергове обстріляла Чернігівщину: зафіксовано 13 приходів</text:span>
</text:h>
      <text:p text:style-name="P4">
Author: ['АРМІЯINFORM']</text:p>
      <text:p text:style-name="P4">
Time: 2023-04-24T44:00:00-04:00</text:p>
      <text:p text:style-name="P4">
Description: російські окупаційні війська продовжували обстріли прикордонних районів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fa93dc4e5d9ed52-1.jpg" text:style-name="Internet_20_link" text:visited-style-name="Visited_20_Internet_20_Link">
1fa93dc4e5d9ed52-1.jpg</text:a>
']</text:p>
      <text:p text:style-name="P4">
Tags: ['STOPRUSSIA', 'ВОРОЖІ ОБСТРІЛИ', 'ОПЕРАТИВНЕ КОМАНДУВАННЯ «ПІВНІЧ»']</text:p>
      <text:p text:style-name="P4">
Category: News</text:p>
      <!--METADATA-->
      <text:p text:style-name="P4">
<draw:frame draw:style-name="fr1" draw:name="Image21" text:anchor-type="as-char" svg:width="6.9236in" svg:height="4.612827in" draw:z-index="0">
<draw:image xlink:href="../Images/AРМІЯINFORM/2023-04-24T44-00-00-04-00/1fa93dc4e5d9ed52-1.jpg" xlink:type="simple" xlink:show="embed" xlink:actuate="onLoad" draw:mime-type="image/jpeg"/>
</draw:frame>
</text:p>
      <text:p text:style-name="P4">
російські окупаційні війська продовжували обстріли прикордонних районівЧернігівської області.</text:p>
      <text:p text:style-name="P4">
Про це <text:a xlink:type="simple" xlink:href="https://t.me/ok_pivnich1/2011" text:style-name="Internet_20_link" text:visited-style-name="Visited_20_Internet_20_Link">
повідомляє</text:a>
 Оперативне командування«Північ».</text:p>
      <text:p text:style-name="P4">
«З 06:35 до 07:20 зафіксовано 13 приходів, ймовірно з САУ, по населеномупункту Грем'яч», — йдеться у повідомленні.</text:p>
      <text:p text:style-name="P4">
Зазначається, що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24/armiya-rf-vchergove-obstrilyala-chernigivshhynu-zafiksovano-13-pryhodiv/" text:style-name="Internet_20_link" text:visited-style-name="Visited_20_Internet_20_Link">
https://armyinform.com.ua/2023/04/24/armiya-rf-vchergove-obstrilyala-chernigivshhynu-zafiksovano-13-pryhodiv/</text:a>
</text:p>
      <!--NEWS-->
      <text:h text:style-name="P10" text:outline-level="1">
<text:span text:style-name="T4">
Координаційний штаб закликав родини полонених не надавати персональні дані стороннім особам</text:span>
</text:h>
      <text:p text:style-name="P4">
Author: ['АРМІЯINFORM']</text:p>
      <text:p text:style-name="P4">
Time: 2023-04-24T45:00:00-04:00</text:p>
      <text:p text:style-name="P4">
Description: У Координаційному штабі відбулася зустріч з родинами полонених і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1.jpg" text:style-name="Internet_20_link" text:visited-style-name="Visited_20_Internet_20_Link">
bez-imeni-11.jpg</text:a>
']</text:p>
      <text:p text:style-name="P4">
Tags: ['ВІЙСЬКОВОПОЛОНЕНІ', 'ДМИТРО УСОВ',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22" text:anchor-type="as-char" svg:width="6.9236in" svg:height="3.921088in" draw:z-index="0">
<draw:image xlink:href="../Images/AРМІЯINFORM/2023-04-24T45-00-00-04-00/bez-imeni-11.jpg" xlink:type="simple" xlink:show="embed" xlink:actuate="onLoad" draw:mime-type="image/jpeg"/>
</draw:frame>
</text:p>
      <text:p text:style-name="P4">
У Координаційному штабі відбулася зустріч з родинами полонених і зниклихбезвісти оборонців під головуванням секретаря Штабу Дмитра Усова, під час якоївін звернув увагу на питання інформаційної безпеки. Він закликав не довірятиінформації з неперевірених джерел і не надавати персональні дані свої чивійськовослужбовця стороннім особам.</text:p>
      <text:p text:style-name="P4">
Про це <text:a xlink:type="simple" xlink:href="https://t.me/Koord_shtab/881" text:style-name="Internet_20_link" text:visited-style-name="Visited_20_Internet_20_Link">
повідомляє</text:a>
 Координаційний штаб з питаньповодження з військовополоненими.</text:p>
      <text:p text:style-name="P4">
Як зазначив Дмитро Усов, з російського полону повертаються, зокрема, й тівійськовослужбовці, які вважалися зниклими безвісти. Усі, хто є в єдиномуреєстрі Національного інформаційного бюро, залучені в процеси обміну.</text:p>
      <text:p text:style-name="P4">
Ще одна з тем, яку порушили під час зустрічі, стосувалася повернення тілзагиблих оборонців.</text:p>
      <text:p text:style-name="P4">
«Ми ведемо перемовини, шукаємо різні шляхи для того, щоб повертати тіла нашихзахисників і захисниць, – зауважив Уповноважений з питань осіб, зниклихбезвісти за особливих обставин, Олег Котенко. — Але для того, щоб відпрацюватипевні локації, треба мати доступ до цих місць і умови для безпечної роботи».</text:p>
      <text:p text:style-name="P4">
Представник Управління цивільно-військового співробітництва Збройних СилУкраїни запевнив, що пошукові групи для виконання відповідних завдань готові.Проблема в тому, що певні території, де треба проводити пошуки, тимчасовоокуповані.</text:p>
      <text:p text:style-name="P4">
Окремо звернули увагу на співпрацю з Міжнародним комітетом Червоного Хреста(МКЧХ), участь організації у процедурах повернення тіл загиблихвійськовослужбовців і доступу до місць утримань. Дмитро Усов повідомив, щоКоординаційний штаб звертався до МКЧХ з проханням виконати свій мандат іперевірити місця утримання наших полонених у російській федерації та натимчасово окупованих українських територіях.</text:p>
      <text:p text:style-name="P4">
Зі свого боку представниця МКЧХ наголосила, що не всю інформацією, якоюволодіє організація, можна розголошувати. У випадку, коли є відомості промісце утримання військовослужбовця, МКЧХ робить відповідні запити, щоботримати до нього доступ.</text:p>
      <text:p text:style-name="P4">
«Ми безпосередньо не можемо забирати тіла загиблих військовослужбовців і ми неповертаємо полонених, — повідомила представниця МКЧХ. — Наше завдання —отримати доступ до місць утримання і позбавлення волі. Проте ми можемо діятилише в межах наших повноважень».</text:p>
      <text:p text:style-name="P4">
До участі в заході були запрошені представники Координаційного штабу, ОфісуУповноваженого з питань осіб, зниклих безвісти за особливих обставин,Управління цивільно-військового співробітництва Збройних Сил України,Національної поліції України, Державної служби надзвичайних ситуацій, Службибезпеки України (Об’єднаного центру) та Міжнародного комітету ЧервоногоХреста.</text:p>
      <text:p text:style-name="P4">
Source: <text:a xlink:type="simple" xlink:href="https://armyinform.com.ua/2023/04/24/koordynaczijnyj-shtab-zaklykav-rodyny-polonenyh-ne-nadavaty-personalni-dani-storonnim-osobam/" text:style-name="Internet_20_link" text:visited-style-name="Visited_20_Internet_20_Link">
https://armyinform.com.ua/2023/04/24/koordynaczijnyj-shtab-zaklykav-rodyny-polonenyh-ne-nadavaty-personalni-dani-storonnim-osobam/</text:a>
</text:p>
      <!--NEWS-->
      <text:h text:style-name="P10" text:outline-level="1">
<text:span text:style-name="T4">
At Sivershchyna and Slobozhanschyna directions Russian army shelled Klusy, Hremyach of Cherni...</text:span>
</text:h>
      <text:p text:style-name="P4">
Authors: liveuamap (Language: en)</text:p>
      <text:p text:style-name="P4">
Time: 2023-04-25T-10:21:00</text:p>
      <text:p text:style-name="P4">
Location: Vovchansk (Latitude:50.18163 Longtitude:37.60105)</text:p>
      <text:p text:style-name="P4">
Videos: []</text:p>
      <text:p text:style-name="P4">
Images: []</text:p>
      <text:p text:style-name="P4">
Tags: ["Russia"]</text:p>
      <text:p text:style-name="P4">
ID: 22558521</text:p>
      <!--METADATA-->
      <text:p text:style-name="P4">
At Sivershchyna and Slobozhanschyna directions Russian army shelled Klusy,Hremyach of Chernihiv region; Novovasylivka, Kucherivka, Shalyhine,Stukalivka, Iskryskivschyna, Volfyne, Mohrytsya, Popivka of Sumy region, alsoOkip, Mali Prokhody, Strilecha, Neskuchne, Hatysche, Budarky and Chuhunivka ofKharkiv region, - General Staff of Armed Forces of Ukraine says in the morningreport</text:p>
      <text:p text:style-name="P4">
News Collection Link: <text:a xlink:type="simple" xlink:href="https://liveuamap.com/en/2023/25-april-at-sivershchyna-and-slobozhanschyna-directions-russian" text:style-name="Internet_20_link" text:visited-style-name="Visited_20_Internet_20_Link">
https://liveuamap.com/en/2023/25-april-at-sivershchyna-and-slobozhanschyna-directions-russian</text:a>
</text:p>
      <text:p text:style-name="P4">
Source: <text:a xlink:type="simple" xlink:href="https://t.me/lumsrc/4587" text:style-name="Internet_20_link" text:visited-style-name="Visited_20_Internet_20_Link">
https://t.me/lumsrc/4587</text:a>
</text:p>
      <!--NEWS-->
      <text:h text:style-name="P10" text:outline-level="1">
<text:span text:style-name="T4">
У Запоріжжі прогриміли вибухи - ЗМІ</text:span>
</text:h>
      <text:p text:style-name="P4">
Authors: Ukrinform (Person)</text:p>
      <text:p text:style-name="P4">
Publisher: Укринформ (Organization)</text:p>
      <text:p text:style-name="P4">
Published Time: 2023-04-25T-10:49:00+03:00</text:p>
      <text:p text:style-name="P4">
Modified Time: 2023-04-25T23:49:00+03:00</text:p>
      <text:p text:style-name="P4">
Description: Під час повітряної тривоги в Запоріжжі було чути вибух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23" text:anchor-type="as-char" svg:width="6.9236in" svg:height="3.956343in" draw:z-index="0">
<draw:image xlink:href="../Images/yкринформ/2023-04-25T-10-49-00-03-00/630_360_1538997483-946.jpg" xlink:type="simple" xlink:show="embed" xlink:actuate="onLoad" draw:mime-type="image/jpeg"/>
</draw:frame>
 Під часповітряної тривоги в Запоріжжі було чути вибухи.</text:p>
      <text:p text:style-name="P4">
Про це повідомляє <text:a xlink:type="simple" xlink:href="https://t.me/suspilnenews/20163" text:style-name="Internet_20_link" text:visited-style-name="Visited_20_Internet_20_Link">
 </text:a>
 , передає Укрінформ.</text:p>
      <text:p text:style-name="P4">
«У Запоріжжі чутно звуки вибухів, повідомляють кореспонденти Суспільного», -йдеться в дописі.</text:p>
      <text:p text:style-name="P4">
У місті та області оголошена повітряна тривога.</text:p>
      <text:p text:style-name="P4">
<text:span text:style-name="T4">
Читайте також:</text:span>
 <text:a xlink:type="simple" xlink:href="https://www.ukrinform.ua/rubric-ato/3699732-zmi-povidomili-pro-vibuhi-u-zaporizzi.html" text:style-name="Internet_20_link" text:visited-style-name="Visited_20_Internet_20_Link">
 <text:span text:style-name="T4">
Запоріж</text:span>
 </text:a>
</text:p>
      <text:p text:style-name="P4">
Як повідомлялося, 24 квітня росіяни обстріляли Запорізьку область з авіації та«Градів», унаслідок чого було поранено жінку.</text:p>
      <text:p text:style-name="P4">
Source: <text:a xlink:type="simple" xlink:href="https://www.ukrinform.ua/rubric-ato/3700729-u-zaporizzi-progrimili-vibuhi-zmi.html" text:style-name="Internet_20_link" text:visited-style-name="Visited_20_Internet_20_Link">
https://www.ukrinform.ua/rubric-ato/3700729-u-zaporizzi-progrimili-vibuhi-zmi.html</text:a>
</text:p>
      <!--NEWS-->
      <text:h text:style-name="P10" text:outline-level="1">
<text:span text:style-name="T4">
At Kupiansk direction Russian army shelled  Topoli, Kamyanka, Krasne Pershe, Fyholivka, Novom...</text:span>
</text:h>
      <text:p text:style-name="P4">
Authors: liveuamap (Language: en)</text:p>
      <text:p text:style-name="P4">
Time: 2023-04-25T-12:21:00</text:p>
      <text:p text:style-name="P4">
Location: Kharkiv (Latitude:49.52031 Longtitude:37.95347)</text:p>
      <text:p text:style-name="P4">
Videos: []</text:p>
      <text:p text:style-name="P4">
Images: []</text:p>
      <text:p text:style-name="P4">
Tags: ["Russia"]</text:p>
      <text:p text:style-name="P4">
ID: 22558514</text:p>
      <!--METADATA-->
      <text:p text:style-name="P4">
At Kupiansk direction Russian army shelled Topoli, Kamyanka, Krasne Pershe,Fyholivka, Novomlynsk, Dvorichna, Zapadne, Kindrashivka, Masutivka, Kyslivkaof Kharkiv region and Novoselivske of Luhansk region, - General Staff of ArmedForces of Ukraine says in the morning report</text:p>
      <text:p text:style-name="P4">
News Collection Link: <text:a xlink:type="simple" xlink:href="https://liveuamap.com/en/2023/25-april-at-kupiansk-direction-russian-army-shelled--topoli" text:style-name="Internet_20_link" text:visited-style-name="Visited_20_Internet_20_Link">
https://liveuamap.com/en/2023/25-april-at-kupiansk-direction-russian-army-shelled--topoli</text:a>
</text:p>
      <text:p text:style-name="P4">
Source: <text:a xlink:type="simple" xlink:href="https://t.me/lumsrc/4588" text:style-name="Internet_20_link" text:visited-style-name="Visited_20_Internet_20_Link">
https://t.me/lumsrc/4588</text:a>
</text:p>
      <!--NEWS-->
      <text:h text:style-name="P10" text:outline-level="1">
<text:span text:style-name="T4">
Ворог ударив з артилерії по Марганцю й Нікополю, постраждали дві жінки</text:span>
</text:h>
      <text:p text:style-name="P4">
Authors: Ukrinform (Person)</text:p>
      <text:p text:style-name="P4">
Publisher: Укринформ (Organization)</text:p>
      <text:p text:style-name="P4">
Published Time: 2023-04-25T-12:35:00+03:00</text:p>
      <text:p text:style-name="P4">
Modified Time: 2023-04-25T23:35:00+03:00</text:p>
      <text:p text:style-name="P4">
Description: російська армія надвечір 25 квітня вдарила з важкої артилерії по містах Марганець і Нікополь Дніпропетровської області, є постраждалі серед цивільного населення. — Укрінформ.</text:p>
      <text:p text:style-name="P4">
Images: ["<text:a xlink:type="simple" xlink:href="https://static.ukrinform.com/photos/2023_04/thumb_files/630_360_1682454085-928.jpg" text:style-name="Internet_20_link" text:visited-style-name="Visited_20_Internet_20_Link">
630_360_16824...</text:a>
"]</text:p>
      <text:p text:style-name="P4">
Tags: ['Дніпропетровщина', 'Нікополь', 'Обстріл', 'Війна з росією']</text:p>
      <text:p text:style-name="P4">
Type: Article</text:p>
      <!--METADATA-->
      <text:p text:style-name="P4">
<draw:frame draw:style-name="fr1" draw:name="Image24" text:anchor-type="as-char" svg:width="6.9236in" svg:height="3.956343in" draw:z-index="0">
<draw:image xlink:href="../Images/yкринформ/2023-04-25T-12-35-00-03-00/630_360_1682454085-928.jpg" xlink:type="simple" xlink:show="embed" xlink:actuate="onLoad" draw:mime-type="image/jpeg"/>
</draw:frame>
 російськаармія надвечір 25 квітня вдарила з важкої артилерії по містах Марганець іНікополь Дніпропетровської області, є постраждалі серед цивільного населення.</text:p>
      <text:p text:style-name="P4">
Як передає Укрінформ, про це Дніпропетровська обласна військова адміністраціяповідомила у <text:a xlink:type="simple" xlink:href="http://www.facebook.com/dniproODA/posts/pfbid02svj5t7JxEQdkDDSYwZTuUudneEbL7utAVuckeQYFDiAz5Ejgmqa2hXE1c4xgvyGcl" text:style-name="Internet_20_link" text:visited-style-name="Visited_20_Internet_20_Link">
</text:a>
з посиланням на регіональне управління ДСНС.</text:p>
      <text:p text:style-name="P4">
У Марганці внаслідок російського обстрілу постраждали дві жінки віком 64 і 77років. Вони лікуватимуться амбулаторно.</text:p>
      <text:p text:style-name="P4">
Ворожим вогнем у місті пошкоджені дві адміністративні будівлі, руйнуваньзазнали вісім приватних будинків, одна п'ятиповерхівка й один двоповерховийбудинок.</text:p>
      <text:p text:style-name="P4">
Також знищені дві господарські споруди, ще 12 - понівечені, побиті газогін ілінії електропередач.</text:p>
      <text:p text:style-name="P4">
Крім того, через обстріл загорівся гараж. Станом на цей час <text:a xlink:type="simple" xlink:href="https://www.ukrinform.ua/tag-pozeza" text:style-name="Internet_20_link" text:visited-style-name="Visited_20_Internet_20_Link">
</text:a>
 приборкана.</text:p>
      <text:p text:style-name="P4">
<text:span text:style-name="T4">
Читайте також:</text:span>
 <text:a xlink:type="simple" xlink:href="https://www.ukrinform.ua/rubric-regions/3699992-pisla-vcorasnogo-udaru-po-nikopolu-odna-ludina-zalisaetsa-v-likarni.html" text:style-name="Internet_20_link" text:visited-style-name="Visited_20_Internet_20_Link">
 <text:span text:style-name="T4">
Нікополю</text:span>
 </text:a>
</text:p>
      <text:p text:style-name="P4">
У Нікополі ударами російських військ пошкоджені приватне підприємство,багатоквартирний будинок, магазин й автомобілі.</text:p>
      <text:p text:style-name="P4">
Обстеження територій триває. Інформація уточнюється.</text:p>
      <text:p text:style-name="P4">
Як повідомляв Укрінформ, <text:a xlink:type="simple" xlink:href="http://www.ukrinform.ua/rubric-ato/3700152-zagarbniki-atakuvali-z-vazkoi-artilerii-ta-droniv-gromadu-na-dnipropetrovsini.html" text:style-name="Internet_20_link" text:visited-style-name="Visited_20_Internet_20_Link">
 </text:a>
 Дніпропетровської області з важкої артилерії табезпілотника.</text:p>
      <text:p text:style-name="P4">
Source: <text:a xlink:type="simple" xlink:href="https://www.ukrinform.ua/rubric-ato/3700724-vorog-udariv-z-artilerii-po-margancu-j-nikopolu-postrazdali-dvi-zinki.html" text:style-name="Internet_20_link" text:visited-style-name="Visited_20_Internet_20_Link">
https://www.ukrinform.ua/rubric-ato/3700724-vorog-udariv-z-artilerii-po-margancu-j-nikopolu-postrazdali-dvi-zinki.html</text:a>
</text:p>
      <!--NEWS-->
      <text:h text:style-name="P10" text:outline-level="1">
<text:span text:style-name="T4">
Уряд пропонує застосувати секторальні санкції до Ірану</text:span>
</text:h>
      <text:p text:style-name="P4">
Authors: Ukrinform (Person)</text:p>
      <text:p text:style-name="P4">
Publisher: Укринформ (Organization)</text:p>
      <text:p text:style-name="P4">
Published Time: 2023-04-25T-144:03:00+03:00</text:p>
      <text:p text:style-name="P4">
Modified Time: 2023-04-25T17:03:00+03:00</text:p>
      <text:p text:style-name="P4">
Description: Кабінет Міністрів 25 квітня ухвалив рішення про внесення на розгляд РНБО пропозицій щодо застосування секторальних санкцій до Ісламської Республіки Іран. — Укрінформ.</text:p>
      <text:p text:style-name="P4">
Images: ["<text:a xlink:type="simple" xlink:href="https://static.ukrinform.com/photos/2019_10/thumb_files/630_360_1569929254-777.jpg" text:style-name="Internet_20_link" text:visited-style-name="Visited_20_Internet_20_Link">
630_360_15699...</text:a>
"]</text:p>
      <text:p text:style-name="P4">
Tags: ['Іран', 'Мінекономіки', 'Санкції']</text:p>
      <text:p text:style-name="P4">
Type: Article</text:p>
      <!--METADATA-->
      <text:p text:style-name="P4">
<draw:frame draw:style-name="fr1" draw:name="Image25" text:anchor-type="as-char" svg:width="6.9236in" svg:height="3.956343in" draw:z-index="0">
<draw:image xlink:href="../Images/yкринформ/2023-04-25T-144-03-00-03-00/630_360_1569929254-777.jpg" xlink:type="simple" xlink:show="embed" xlink:actuate="onLoad" draw:mime-type="image/jpeg"/>
</draw:frame>
 КабінетМіністрів 25 квітня ухвалив рішення про внесення на розгляд РНБО пропозиційщодо застосування секторальних санкцій до Ісламської Республіки Іран.</text:p>
      <text:p text:style-name="P4">
Як передає Укрінформ, про це повідомляє <text:a xlink:type="simple" xlink:href="https://www.me.gov.ua/News/Detail" text:style-name="Internet_20_link" text:visited-style-name="Visited_20_Internet_20_Link">
</text:a>
</text:p>
      <text:p text:style-name="P4">
«Даємо старт секторальним санкціям проти Ірану. Попередні обмеження,запроваджені Україною та нашими партнерами щодо осіб та компаній,безпосередньо причетних до постачання зброї росії, на жаль, не були сприйнятіяк серйозне попередження. Що ж, ми посилимо наші аргументи. Такожпрацюватимемо над тим, щоб до таких жорстких рішень долучилося якомога більшекраїн світу», - зазначила перший віцепрем’єр-міністр – міністр економіки ЮліяСвириденко.</text:p>
      <text:p text:style-name="P4">
Відповідно до пропозицій уряду, санкції запроваджуються строком на 50 років тамістять: запобігання виведенню капіталів резидентами <text:a xlink:type="simple" xlink:href="https://www.ukrinform.ua/tag-iran" text:style-name="Internet_20_link" text:visited-style-name="Visited_20_Internet_20_Link">
</text:a>
 за межі України, заборону переданнярезидентам Ірану технологій, прав на об’єкти права інтелектуальної власності,заборону здійснення інвестицій в Іран та до/на користь резидентів країни,зупинення обслуговування електронних платіжних засобів (зокрема, переказів,здійснення розрахунків та видачі готівки), емітованих резидентами Ірану, тощо.</text:p>
      <text:p text:style-name="P4">
<text:span text:style-name="T4">
Читайте також:</text:span>
 <text:a xlink:type="simple" xlink:href="https://www.ukrinform.ua/rubric-world/3699988-britania-ogolosila-pro-novi-sankcii-proti-iranu.html" text:style-name="Internet_20_link" text:visited-style-name="Visited_20_Internet_20_Link">
 <text:span text:style-name="T4">
Британія</text:span>
 <text:span text:style-name="T4">
оголосила</text:span>
 <text:span text:style-name="T4">
про</text:span>
 <text:span text:style-name="T4">
нові</text:span>
 <text:span text:style-name="T4">
санкції</text:span>
<text:span text:style-name="T4">
проти</text:span>
 <text:span text:style-name="T4">
Ірану</text:span>
 </text:a>
</text:p>
      <text:p text:style-name="P4">
Запропоновані урядом санкції стануть чинними після ухвалення відповідногорішення Радою національної безпеки та оборони, введення його в дію ПрезидентомУкраїни та затвердження постановою Верховної Ради України.</text:p>
      <text:p text:style-name="P4">
Як повідомлялося, <text:a xlink:type="simple" xlink:href="https://www.ukrinform.ua/rubric-world/3698050-ssa-vveli-sankcii-proti-miznarodnoi-merezi-aka-dopomagala-iranu-viroblati-droni.html" text:style-name="Internet_20_link" text:visited-style-name="Visited_20_Internet_20_Link">
 </text:a>
 ,причетних до іранських програм виготовлення БпЛА, а також іншого озброєння,включно з балістичними ракетами. Велика Британія 24 квітня оголосила проподальші санкції проти посадових осіб іранського режиму, які відповідальні запорушення прав людини, включно з Корпусом вартових ісламської революції.</text:p>
      <text:p text:style-name="P4">
Source: <text:a xlink:type="simple" xlink:href="https://www.ukrinform.ua/rubric-economy/3700568-urad-zaproponuvav-zastosuvati-sektoralni-sankcii-do-iranu.html" text:style-name="Internet_20_link" text:visited-style-name="Visited_20_Internet_20_Link">
https://www.ukrinform.ua/rubric-economy/3700568-urad-zaproponuvav-zastosuvati-sektoralni-sankcii-do-iranu.html</text:a>
</text:p>
      <!--NEWS-->
      <text:h text:style-name="P10" text:outline-level="1">
<text:span text:style-name="T4">
At Lyman direction Russian army shelled Makiyivka, Nevske, Dibrova, Bilohorivka of Luhansk re...</text:span>
</text:h>
      <text:p text:style-name="P4">
Authors: liveuamap (Language: en)</text:p>
      <text:p text:style-name="P4">
Time: 2023-04-25T-14:21:00</text:p>
      <text:p text:style-name="P4">
Location: Donetsk (Latitude:48.77271 Longtitude:38.06522)</text:p>
      <text:p text:style-name="P4">
Videos: []</text:p>
      <text:p text:style-name="P4">
Images: []</text:p>
      <text:p text:style-name="P4">
Tags: ["Russia"]</text:p>
      <text:p text:style-name="P4">
ID: 22558511</text:p>
      <!--METADATA-->
      <text:p text:style-name="P4">
At Lyman direction Russian army shelled Makiyivka, Nevske, Dibrova,Bilohorivka of Luhansk region and Torske, Verkhnokamyanske, Spirne andPereyizne of Donetsk region, - General Staff of Armed Forces of Ukraine saysin the morning report</text:p>
      <text:p text:style-name="P4">
News Collection Link: <text:a xlink:type="simple" xlink:href="https://liveuamap.com/en/2023/25-april-at-lyman-direction-russian-army-shelled-makiyivka" text:style-name="Internet_20_link" text:visited-style-name="Visited_20_Internet_20_Link">
https://liveuamap.com/en/2023/25-april-at-lyman-direction-russian-army-shelled-makiyivka</text:a>
</text:p>
      <text:p text:style-name="P4">
Source: <text:a xlink:type="simple" xlink:href="https://t.me/lumsrc/4589" text:style-name="Internet_20_link" text:visited-style-name="Visited_20_Internet_20_Link">
https://t.me/lumsrc/4589</text:a>
</text:p>
      <!--NEWS-->
      <text:h text:style-name="P10" text:outline-level="1">
<text:span text:style-name="T4">
Ястремська зіграє з фіналісткою Вімблдона на старті тенісного турніру в Іспанії</text:span>
</text:h>
      <text:p text:style-name="P4">
Authors: Ukrinform (Person)</text:p>
      <text:p text:style-name="P4">
Publisher: Укринформ (Organization)</text:p>
      <text:p text:style-name="P4">
Published Time: 2023-04-25T-14:23:00+03:00</text:p>
      <text:p text:style-name="P4">
Modified Time: 2023-04-25T23:23:00+03:00</text:p>
      <text:p text:style-name="P4">
Description: Українка Даяна Ястремська отримала першу суперницю на престижн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454226-320.jpg" text:style-name="Internet_20_link" text:visited-style-name="Visited_20_Internet_20_Link">
630_360_16824...</text:a>
"]</text:p>
      <text:p text:style-name="P4">
Tags: ['Теніс', 'Вімблдон', 'Даяна Ястремська']</text:p>
      <text:p text:style-name="P4">
Type: Article</text:p>
      <!--METADATA-->
      <text:p text:style-name="P4">
<draw:frame draw:style-name="fr1" draw:name="Image26" text:anchor-type="as-char" svg:width="6.9236in" svg:height="3.956343in" draw:z-index="0">
<draw:image xlink:href="../Images/yкринформ/2023-04-25T-14-23-00-03-00/630_360_1682454226-320.jpg" xlink:type="simple" xlink:show="embed" xlink:actuate="onLoad" draw:mime-type="image/jpeg"/>
</draw:frame>
 УкраїнкаДаяна Ястремська отримала першу суперницю на престижному турнірі Жіночоїтенісної асоціації (WTA) - Mutua Madrid Open - у Мадриді (Іспанія) із призовимфондом $7,652 млн.</text:p>
      <text:p text:style-name="P4">
У поєдинку за вихід до другого кола змагань Ястремська зустрінеться зфіналісткою Вімблдону-2014 Ежені Бушар із Канади, яка також розпочинала своюучасть із відбіркової сітки, передає Укрінфом,</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a>
</text:p>
      <text:p text:style-name="P4">
Турнір у Мадриді триватиме до 6 травня.</text:p>
      <text:p text:style-name="P4">
Фото: Getty Images.</text:p>
      <text:p text:style-name="P4">
Source: <text:a xlink:type="simple" xlink:href="https://www.ukrinform.ua/rubric-sports/3700723-astremska-zigrae-z-finalistkou-vimbldon-na-starti-tenisnogo-turnirui-v-ispanii.html" text:style-name="Internet_20_link" text:visited-style-name="Visited_20_Internet_20_Link">
https://www.ukrinform.ua/rubric-sports/3700723-astremska-zigrae-z-finalistkou-vimbldon-na-starti-tenisnogo-turnirui-v-ispanii.html</text:a>
</text:p>
      <!--NEWS-->
      <text:h text:style-name="P10" text:outline-level="1">
<text:span text:style-name="T4">
Зеленський: Сьогодні група Єрмака-Макфола представила документ щодо посилення санкцій проти рф</text:span>
</text:h>
      <text:p text:style-name="P4">
Authors: Ukrinform (Person)</text:p>
      <text:p text:style-name="P4">
Publisher: Укринформ (Organization)</text:p>
      <text:p text:style-name="P4">
Published Time: 2023-04-25T-16:21:29+03:00</text:p>
      <text:p text:style-name="P4">
Modified Time: 2023-04-25T23:21:29+03:00</text:p>
      <text:p text:style-name="P4">
Description: Міжнародна санкційна група Єрмака-Макфола презентувала план дій, що сприятиме запровадженню подальших санкцій проти росії.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Антиросійські санкції', 'Зеленський', 'Єрмак']</text:p>
      <text:p text:style-name="P4">
Type: Article</text:p>
      <!--METADATA-->
      <text:p text:style-name="P4">
<draw:frame draw:style-name="fr1" draw:name="Image27" text:anchor-type="as-char" svg:width="6.9236in" svg:height="3.956343in" draw:z-index="0">
<draw:image xlink:href="../Images/yкринформ/2023-04-25T-16-21-29-03-00/630_360_1678738078-322.jpeg" xlink:type="simple" xlink:show="embed" xlink:actuate="onLoad" draw:mime-type="image/jpeg"/>
</draw:frame>
Міжнародна санкційна група Єрмака-Макфола презентувала план дій, що сприятимезапровадженню подальших санкцій проти росії.</text:p>
      <text:p text:style-name="P4">
Про це Президент України Володимир Зеленський сказав у своєму <text:a xlink:type="simple" xlink:href="https://www.president.gov.ua/news/kozhen-proyav-rosijskogo-teroru-ce-dodatkovi-argumenti-sho-v-82481" text:style-name="Internet_20_link" text:visited-style-name="Visited_20_Internet_20_Link">
</text:a>
 , передає Укрінформ.</text:p>
      <text:p text:style-name="P4">
«Сьогодні наша міжнародна санкційна група, група експертів, яку очолюютьАндрій Єрмак і Майкл Макфол, представила документ про посилення санкцій протиросії. Перший такий санкційний план <text:a xlink:type="simple" xlink:href="https://www.ukrinform.ua/rubric-polytics/3567437-plan-sankcij-proti-rf-vikonanij-na-70-ermak.html" text:style-name="Internet_20_link" text:visited-style-name="Visited_20_Internet_20_Link">
 </text:a>
 . Тож заразпредставлено, за якими напрямками можна ще посилити санкційний тиск і як датисвіту більше стабільності через повне виключення з глобальних відносин усіхдеструктивних російських суб’єктів, усіх тих, хто працює на війну», - сказавЗеленський.</text:p>
      <text:p text:style-name="P4">
<text:span text:style-name="T4">
Читайте також:</text:span>
 <text:a xlink:type="simple" xlink:href="https://www.ukrinform.ua/rubric-polytics/3695291-grupa-ermakamakfola-nastupnogo-tizna-prezentue-plan-posilenna-sankcij-proti-rosii.html" text:style-name="Internet_20_link" text:visited-style-name="Visited_20_Internet_20_Link">
 <text:span text:style-name="T4">
Єрмака</text:span>
 <text:span text:style-name="T4">
Макф</text:span>
 </text:a>
</text:p>
      <text:p text:style-name="P4">
За його словами, цей санкційний документ буде на столах у всіх ключовихлідерів світу – як політичних, так і громадських, бізнесових. Санкції маютьбути застосовні проти російського нафтогазового сектору, проти атомної галузі,проти абсолютно кожного, хто допомагає росії обходити вже застосованіобмеження - це необхідний самозахист міжнародного правопорядку.</text:p>
      <text:p text:style-name="P4">
Як повідомляв Укрінформ, група Єрмака-Макфола спільно з експертами Київськоїшколи економіки опублікувала дослідження впливу санкцій на економіку рф.Ключовий висновок, якого дійшли експерти, - санкції працюють, але є можливостідля їх посилення.</text:p>
      <text:p text:style-name="P4">
Фото: ОП</text:p>
      <text:p text:style-name="P4">
Source: <text:a xlink:type="simple" xlink:href="https://www.ukrinform.ua/rubric-polytics/3700722-zelenskij-sogodni-grupa-ermakamakfola-predstavila-dokument-sodo-posilenna-sankcij-proti-rf.html" text:style-name="Internet_20_link" text:visited-style-name="Visited_20_Internet_20_Link">
https://www.ukrinform.ua/rubric-polytics/3700722-zelenskij-sogodni-grupa-ermakamakfola-predstavila-dokument-sodo-posilenna-sankcij-proti-rf.html</text:a>
</text:p>
      <!--NEWS-->
      <text:h text:style-name="P10" text:outline-level="1">
<text:span text:style-name="T4">
At Avdiyivka directions Russian army shelled Novokalynove, Avdiyivka, Syeverne, Tonenke, Last...</text:span>
</text:h>
      <text:p text:style-name="P4">
Authors: liveuamap (Language: en)</text:p>
      <text:p text:style-name="P4">
Time: 2023-04-25T-17:22:00</text:p>
      <text:p text:style-name="P4">
Location: Donetsk Oblast (Latitude:48.06053 Longtitude:37.57307)</text:p>
      <text:p text:style-name="P4">
Videos: []</text:p>
      <text:p text:style-name="P4">
Images: []</text:p>
      <text:p text:style-name="P4">
Tags: ["Russia"]</text:p>
      <text:p text:style-name="P4">
ID: 22558509</text:p>
      <!--METADATA-->
      <text:p text:style-name="P4">
At Avdiyivka directions Russian army shelled Novokalynove, Avdiyivka,Syeverne, Tonenke, Lastochkyne, Pervomayske, Karlivka and Nevelske of Donetskregion, - General Staff of Armed Forces of Ukraine says in the morning report</text:p>
      <text:p text:style-name="P4">
News Collection Link: <text:a xlink:type="simple" xlink:href="https://liveuamap.com/en/2023/25-april-at-avdiyivka-directions-russian-army-shelled-novokalynove" text:style-name="Internet_20_link" text:visited-style-name="Visited_20_Internet_20_Link">
https://liveuamap.com/en/2023/25-april-at-avdiyivka-directions-russian-army-shelled-novokalynove</text:a>
</text:p>
      <text:p text:style-name="P4">
Source: <text:a xlink:type="simple" xlink:href="https://t.me/lumsrc/4591" text:style-name="Internet_20_link" text:visited-style-name="Visited_20_Internet_20_Link">
https://t.me/lumsrc/4591</text:a>
</text:p>
      <!--NEWS-->
      <text:h text:style-name="P10" text:outline-level="1">
<text:span text:style-name="T4">
На півдні ЗСУ знищили три спостережні пункти росіян</text:span>
</text:h>
      <text:p text:style-name="P4">
Authors: Ukrinform (Person)</text:p>
      <text:p text:style-name="P4">
Publisher: Укринформ (Organization)</text:p>
      <text:p text:style-name="P4">
Published Time: 2023-04-25T-18:10:00+03:00</text:p>
      <text:p text:style-name="P4">
Modified Time: 2023-04-25T23:10:00+03:00</text:p>
      <text:p text:style-name="P4">
Description: На півдні Сили оборони України знищили три спостережні пункти, автономний комплекс тепловізійного спостереження «Муром», станцію радіоелектронної боротьби та десятки одиниць техніки російських загарбників.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броя', 'ЗСУ', 'Війна з росією']</text:p>
      <text:p text:style-name="P4">
Type: Article</text:p>
      <!--METADATA-->
      <text:p text:style-name="P4">
 На півдніСили оборони України знищили три спостережні пункти, автономний комплекстепловізійного спостереження «Муром», станцію радіоелектронної боротьби тадесятки одиниць техніки російських загарбників.</text:p>
      <text:p text:style-name="P4">
Як передає Укрінформ, про це оперативне командування «Південь» повідомило у <text:a xlink:type="simple" xlink:href="https://www.facebook.com/OperationalCommandSouth/posts/pfbid02jjfNgWDKpiYSkTUc7Wgq7NYst8xq8jCXpKr4tEUQKuNQgtvDip2x3QTNiuEL1cy5l" text:style-name="Internet_20_link" text:visited-style-name="Visited_20_Internet_20_Link">
</text:a>
.</text:p>
      <text:p text:style-name="P4">
Так, у результаті ударів авіації й ракетно-артилерійських підрозділів Силоборони півдня російська армія втратила десятьох представників особовогоскладу, комплекс відеоспостереження «Муром», станцію РЕБ, великокалібернугармату «Гіацинт», зенітно-ракетний комплекс «Тор-М2», п'ять одиницьавтобронетанкової техніки й один спостережний пункт.</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a>
</text:p>
      <text:p text:style-name="P4">
За попередню бойову добу Сили оборони півдня знищили 18 російськихзагарбників, 21 одиницю військової техніки, польовий пункт боєпостачання тадва спостережні пункти ворога.</text:p>
      <text:p text:style-name="P4">
Серед знищеного — два зенітні ракетні комплекси «Тор-М2», два танки Т-72/Т-62,великокаліберна гармата «Гіацинт», самохідна артилерійська установка «Нона-С»,десять одиниць автобронетанкової техніки та п'ять безпілотників типу «Ланцет»і «Мавік-3».</text:p>
      <text:p text:style-name="P4">
У командуванні застерігають: на тлі активізації бойових подій російськізагарбники посилюють атаки на цивільний сектор.</text:p>
      <text:p text:style-name="P4">
<text:span text:style-name="T4">
Читайте також:</text:span>
 <text:a xlink:type="simple" xlink:href="https://www.ukrinform.ua/rubric-ato/3700522-na-bahmutskomu-napramku-zsu-znisili-175-zagarbnikiv-cerevatij.html" text:style-name="Internet_20_link" text:visited-style-name="Visited_20_Internet_20_Link">
 <text:span text:style-name="T4">
знищил</text:span>
 </text:a>
</text:p>
      <text:p text:style-name="P4">
Як повідомляв Укрінформ, росія вдвічі збільшила кількість ракетоносіїв набойовому чергуванні в Чорному морі, <text:a xlink:type="simple" xlink:href="https://www.ukrinform.ua/rubric-ato/3700695-rosia-zbilsila-kilkist-raketonosiiv-u-cornomu-mori-zagalnij-zalp-24-kalibri.html" text:style-name="Internet_20_link" text:visited-style-name="Visited_20_Internet_20_Link">
 </text:a>
 .</text:p>
      <text:p text:style-name="P4">
Фото: rfe</text:p>
      <text:p text:style-name="P4">
Source: <text:a xlink:type="simple" xlink:href="https://www.ukrinform.ua/rubric-ato/3700721-na-pivdni-zsu-znisili-tri-sposterezni-punkti-rosian.html" text:style-name="Internet_20_link" text:visited-style-name="Visited_20_Internet_20_Link">
https://www.ukrinform.ua/rubric-ato/3700721-na-pivdni-zsu-znisili-tri-sposterezni-punkti-rosian.html</text:a>
</text:p>
      <!--NEWS-->
      <text:h text:style-name="P10" text:outline-level="1">
<text:span text:style-name="T4">
At Maryinka direction Russian army shelled Krasnohorivka, Hostre, Heorhiyivka, Maryinka, Poby...</text:span>
</text:h>
      <text:p text:style-name="P4">
Authors: liveuamap (Language: en)</text:p>
      <text:p text:style-name="P4">
Time: 2023-04-25T-19:22:00</text:p>
      <text:p text:style-name="P4">
Location: Marinka, Donetsk Oblast (Latitude:47.86938 Longtitude:37.44347)</text:p>
      <text:p text:style-name="P4">
Videos: []</text:p>
      <text:p text:style-name="P4">
Images: []</text:p>
      <text:p text:style-name="P4">
Tags: ["Russia"]</text:p>
      <text:p text:style-name="P4">
ID: 22558508</text:p>
      <!--METADATA-->
      <text:p text:style-name="P4">
At Maryinka direction Russian army shelled Krasnohorivka, Hostre, Heorhiyivka,Maryinka, Pobyeda, Novomykhaylivka and Paraskoviyivka of Donetsk region, -General Staff of Armed Forces of Ukraine says in the morning report</text:p>
      <text:p text:style-name="P4">
News Collection Link: <text:a xlink:type="simple" xlink:href="https://liveuamap.com/en/2023/25-april-at-maryinka-direction-russian-army-shelled-krasnohorivka" text:style-name="Internet_20_link" text:visited-style-name="Visited_20_Internet_20_Link">
https://liveuamap.com/en/2023/25-april-at-maryinka-direction-russian-army-shelled-krasnohorivka</text:a>
</text:p>
      <text:p text:style-name="P4">
Source: <text:a xlink:type="simple" xlink:href="https://t.me/lumsrc/4592" text:style-name="Internet_20_link" text:visited-style-name="Visited_20_Internet_20_Link">
https://t.me/lumsrc/4592</text:a>
</text:p>
      <!--NEWS-->
      <text:h text:style-name="P10" text:outline-level="1">
<text:span text:style-name="T4">
Місце перебування правозахисника Джеппарова досі невідоме - Президент</text:span>
</text:h>
      <text:p text:style-name="P4">
Authors: Ukrinform (Person)</text:p>
      <text:p text:style-name="P4">
Publisher: Укринформ (Organization)</text:p>
      <text:p text:style-name="P4">
Published Time: 2023-04-25T-20:01:00+03:00</text:p>
      <text:p text:style-name="P4">
Modified Time: 2023-04-25T23:01:00+03:00</text:p>
      <text:p text:style-name="P4">
Description: Місце перебування правозахисника Абдурешита Джеппарова затриманого російськими силовиками у тимчасово окупованому Криму, залишається невідомим. — Укрінформ.</text:p>
      <text:p text:style-name="P4">
Images: ["<text:a xlink:type="simple" xlink:href="https://static.ukrinform.com/photos/2016_12/thumb_files/630_360_1482405064-5439.jpg" text:style-name="Internet_20_link" text:visited-style-name="Visited_20_Internet_20_Link">
630_360_14824...</text:a>
"]</text:p>
      <text:p text:style-name="P4">
Tags: ['Арешт', 'Крим', 'Правозахисники', 'Зеленський']</text:p>
      <text:p text:style-name="P4">
Type: Article</text:p>
      <!--METADATA-->
      <text:p text:style-name="P4">
<draw:frame draw:style-name="fr1" draw:name="Image29" text:anchor-type="as-char" svg:width="6.9236in" svg:height="3.956343in" draw:z-index="0">
<draw:image xlink:href="../Images/yкринформ/2023-04-25T-20-01-00-03-00/630_360_1482405064-5439.jpg" xlink:type="simple" xlink:show="embed" xlink:actuate="onLoad" draw:mime-type="image/jpeg"/>
</draw:frame>
 Місцеперебування правозахисника Абдурешита Джеппарова затриманого російськимисиловиками у тимчасово окупованому Криму, залишається невідомим.</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Сьогодні окупанти увірвалися в будинок Абдурешита Джеппарова. Він один ізпредставників кримськотатарського національного руху, правозахисник,громадянин України. Де він зараз, що з ним – невідомо. Це ще один прикладросійських репресій проти корінного народу Криму, проти всіх наших людей.Тисячі й тисячі таких прикладів за час агресії як у Криму, так і в інших нашихрегіонах, окупованих росією», - зазначив Зеленський.</text:p>
      <text:p text:style-name="P4">
_Відео:<text:a xlink:type="simple" xlink:href="https://t.me/OP_UA/9324" text:style-name="Internet_20_link" text:visited-style-name="Visited_20_Internet_20_Link">
 </text:a>
 _</text:p>
      <text:p text:style-name="P4">
Президент додав, що ніхто й ніде не може почуватися безпечно, поки агресор нерозбитий.</text:p>
      <text:p text:style-name="P4">
Як повідомляв Укрінформ, зранку 25 квітня російські силовики у тимчасовоокупованому <text:a xlink:type="simple" xlink:href="https://www.ukrinform.ua/tag-krim" text:style-name="Internet_20_link" text:visited-style-name="Visited_20_Internet_20_Link">
 </text:a>
 прийшли з обшуком доправозахисника Абдурешита Джеппарова, після чого чоловіка затримали.</text:p>
      <text:p text:style-name="P4">
<text:span text:style-name="T4">
Читайте також:</text:span>
 <text:a xlink:type="simple" xlink:href="https://www.ukrinform.ua/rubric-crimea/3698450-zagarbniki-hocut-deportuvati-v-rosiu-dzelalova-ta-brativ-ahtemovih-pravozahisniki.html" text:style-name="Internet_20_link" text:visited-style-name="Visited_20_Internet_20_Link">
 <text:span text:style-name="T4">
правозахисни</text:span>
 </text:a>
</text:p>
      <text:p text:style-name="P4">
У його домі проводили обшук 16 березня 2022 року. Внаслідок цьогоправозахисника затримали, «суд» призначив йому 15 діб адмінарешту «задемонстрацію нацистської символіки».</text:p>
      <text:p text:style-name="P4">
<text:span text:style-name="T5">
Фото: meduza.io</text:span>
</text:p>
      <text:p text:style-name="P4">
Source: <text:a xlink:type="simple" xlink:href="https://www.ukrinform.ua/rubric-crimea/3700718-misce-perebuvanna-pravozahisnika-dzepparova-dosi-nevidome-prezident.html" text:style-name="Internet_20_link" text:visited-style-name="Visited_20_Internet_20_Link">
https://www.ukrinform.ua/rubric-crimea/3700718-misce-perebuvanna-pravozahisnika-dzepparova-dosi-nevidome-prezident.html</text:a>
</text:p>
      <!--NEWS-->
      <text:h text:style-name="P10" text:outline-level="1">
<text:span text:style-name="T4">
At Shaktarske direction Russian army shelled Vuhledar, Prechystivka, Velyka Novosilka and Kom...</text:span>
</text:h>
      <text:p text:style-name="P4">
Authors: liveuamap (Language: en)</text:p>
      <text:p text:style-name="P4">
Time: 2023-04-25T-21:22:00</text:p>
      <text:p text:style-name="P4">
Location: Vuhledar, Donetsk Oblast (Latitude:47.97429 Longtitude:36.74858)</text:p>
      <text:p text:style-name="P4">
Videos: []</text:p>
      <text:p text:style-name="P4">
Images: []</text:p>
      <text:p text:style-name="P4">
Tags: ["Russia"]</text:p>
      <text:p text:style-name="P4">
ID: 22558507</text:p>
      <!--METADATA-->
      <text:p text:style-name="P4">
At Shaktarske direction Russian army shelled Vuhledar, Prechystivka, VelykaNovosilka and Komar of Donetsk region., - General Staff of Armed Forces ofUkraine says in the morning report</text:p>
      <text:p text:style-name="P4">
News Collection Link: <text:a xlink:type="simple" xlink:href="https://liveuamap.com/en/2023/25-april-at-shaktarske-direction-russian-army-shelled-vuhledar" text:style-name="Internet_20_link" text:visited-style-name="Visited_20_Internet_20_Link">
https://liveuamap.com/en/2023/25-april-at-shaktarske-direction-russian-army-shelled-vuhledar</text:a>
</text:p>
      <text:p text:style-name="P4">
Source: <text:a xlink:type="simple" xlink:href="https://t.me/lumsrc/4593" text:style-name="Internet_20_link" text:visited-style-name="Visited_20_Internet_20_Link">
https://t.me/lumsrc/4593</text:a>
</text:p>
      <!--NEWS-->
      <text:h text:style-name="P10" text:outline-level="1">
<text:span text:style-name="T4">
At Zaporizhzhia and Kherson directions Russian army shelled Novosilka, Novopil of Donetsk reg...</text:span>
</text:h>
      <text:p text:style-name="P4">
Authors: liveuamap (Language: en)</text:p>
      <text:p text:style-name="P4">
Time: 2023-04-25T-23:22:00</text:p>
      <text:p text:style-name="P4">
Location: Kherson (Latitude:46.677 Longtitude:32.7166)</text:p>
      <text:p text:style-name="P4">
Videos: []</text:p>
      <text:p text:style-name="P4">
Images: []</text:p>
      <text:p text:style-name="P4">
Tags: ["Russia"]</text:p>
      <text:p text:style-name="P4">
ID: 22558506</text:p>
      <!--METADATA-->
      <text:p text:style-name="P4">
At Zaporizhzhia and Kherson directions Russian army shelled Novosilka, Novopilof Donetsk region; Olhivske, Malynivka, Chervone, Huliaipilske, Charivne,Orikhiv of Zaporizhzhia region, Ivanivka, Antonivka of Kherson region andKherson city, - General Staff of Armed Forces of Ukraine says in the morningreport</text:p>
      <text:p text:style-name="P4">
News Collection Link: <text:a xlink:type="simple" xlink:href="https://liveuamap.com/en/2023/25-april-at-zaporizhzhia-and-kherson-directions-russian-army" text:style-name="Internet_20_link" text:visited-style-name="Visited_20_Internet_20_Link">
https://liveuamap.com/en/2023/25-april-at-zaporizhzhia-and-kherson-directions-russian-army</text:a>
</text:p>
      <text:p text:style-name="P4">
Source: <text:a xlink:type="simple" xlink:href="https://t.me/lumsrc/4594" text:style-name="Internet_20_link" text:visited-style-name="Visited_20_Internet_20_Link">
https://t.me/lumsrc/4594</text:a>
</text:p>
      <!--NEWS-->
      <text:h text:style-name="P10" text:outline-level="1">
<text:span text:style-name="T4">
росіяни за день обстріляли чотири громади Сумщини, є руйнування</text:span>
</text:h>
      <text:p text:style-name="P4">
Authors: Ukrinform (Person)</text:p>
      <text:p text:style-name="P4">
Publisher: Укринформ (Organization)</text:p>
      <text:p text:style-name="P4">
Published Time: 2023-04-25T-23:54:00+03:00</text:p>
      <text:p text:style-name="P4">
Modified Time: 2023-04-25T22:54:00+03:00</text:p>
      <text:p text:style-name="P4">
Description: Війська російської федерації у вівторок, 25 квітня, обстріляли чотири територіальні громади Сумської області, випустивши загалом 70 мін і снарядів. — Укрінформ.</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Війна з росією']</text:p>
      <text:p text:style-name="P4">
Type: Article</text:p>
      <!--METADATA-->
      <text:p text:style-name="P4">
<draw:frame draw:style-name="fr1" draw:name="Image30" text:anchor-type="as-char" svg:width="6.9236in" svg:height="3.956343in" draw:z-index="0">
<draw:image xlink:href="../Images/yкринформ/2023-04-25T-23-54-00-03-00/630_360_1675087707-171.jpg" xlink:type="simple" xlink:show="embed" xlink:actuate="onLoad" draw:mime-type="image/jpeg"/>
</draw:frame>
 Військаросійської федерації у вівторок, 25 квітня, обстріляли чотири територіальнігромади Сумської області, випустивши загалом 70 мін і снарядів.</text:p>
      <text:p text:style-name="P4">
Як передає Укрінформ, про це Сумська обласна військова адміністраціяповідомила в <text:a xlink:type="simple" xlink:href="http://t.me/Sumy_news_ODA/15654" text:style-name="Internet_20_link" text:visited-style-name="Visited_20_Internet_20_Link">
 </text:a>
 .</text:p>
      <text:p text:style-name="P4">
Зокрема, по Юнаківській громаді загарбники вдарили з артилерії – чотири«прильоти». На території одного з підприємств ворожим вогнем пошкоджені лініяелектромережі, приміщення автогаража й вікна у приміщенні пилорами. Окрімтого, випустив по території громади дві міни.</text:p>
      <text:p text:style-name="P4">
Мінометних та артилерійських ударів російська армія завдала також поБілопільській громаді – 25 і 17 «прильотів» відповідно. Унаслідок артобстрілупошкоджень зазнало одне з домогосподарств.</text:p>
      <text:p text:style-name="P4">
Дев'ять мін з мінометів загарбники випустили по Хотінській громаді, пошкодившилінію електромережі.</text:p>
      <text:p text:style-name="P4">
<text:span text:style-name="T4">
Читайте також:</text:span>
 <text:a xlink:type="simple" xlink:href="https://www.ukrinform.ua/rubric-ato/3700657-zagarbniki-vdarili-z-minometiv-po-prikordonnu-sumsini-ta-cernigivsini.html" text:style-name="Internet_20_link" text:visited-style-name="Visited_20_Internet_20_Link">
 <text:span text:style-name="T4">
Сумщин</text:span>
 </text:a>
</text:p>
      <text:p text:style-name="P4">
З мінометів росіяни чотири рази обстріляли Есманську громаду – загаломзафіксовані 13 <text:a xlink:type="simple" xlink:href="https://www.ukrinform.ua/tag-vibuh" text:style-name="Internet_20_link" text:visited-style-name="Visited_20_Internet_20_Link">
 </text:a>
 .</text:p>
      <text:p text:style-name="P4">
«За повідомленнями військових, наразі формування ворожих наступальнихугруповань поблизу державного кордону не виявлено», – зазначили в ОВА.</text:p>
      <text:p text:style-name="P4">
Як повідомляв Укрінформ, 24 квітня <text:a xlink:type="simple" xlink:href="http://www.ukrinform.ua/rubric-ato/3700183-zagarbniki-uprodovz-dna-obstrilali-sim-gromad-sumsini-ova.html" text:style-name="Internet_20_link" text:visited-style-name="Visited_20_Internet_20_Link">
 </text:a>
перебували сім територіальних громад Сумської області.</text:p>
      <text:p text:style-name="P4">
<text:span text:style-name="T5">
Фото: ОК «Північ»</text:span>
</text:p>
      <text:p text:style-name="P4">
Source: <text:a xlink:type="simple" xlink:href="https://www.ukrinform.ua/rubric-ato/3700710-rosiani-za-den-obstrilali-cotiri-gromadi-sumsini-e-rujnuvanna.html" text:style-name="Internet_20_link" text:visited-style-name="Visited_20_Internet_20_Link">
https://www.ukrinform.ua/rubric-ato/3700710-rosiani-za-den-obstrilali-cotiri-gromadi-sumsini-e-rujnuvanna.html</text:a>
</text:p>
      <!--NEWS-->
      <text:h text:style-name="P10" text:outline-level="1">
<text:span text:style-name="T4">
Donetsk Oblast(10:21). Red Alert: aerial threat. Sirens sounding. Take cover now!</text:span>
</text:h>
      <text:p text:style-name="P4">
Authors: liveuamap (Language: en)</text:p>
      <text:p text:style-name="P4">
Time: 2023-04-25T-25:22:00</text:p>
      <text:p text:style-name="P4">
Location: Donetsk Oblast (Latitude:48.72853 Longtitude:37.57894)</text:p>
      <text:p text:style-name="P4">
Videos: []</text:p>
      <text:p text:style-name="P4">
Images: []</text:p>
      <text:p text:style-name="P4">
Tags: ["Europe", "Central and Eastern Europe"]</text:p>
      <text:p text:style-name="P4">
ID: 22558504</text:p>
      <!--METADATA-->
      <text:p text:style-name="P4">
Donetsk Oblast(10:21). Red Alert: aerial threat. Sirens sounding. Take covernow!</text:p>
      <text:p text:style-name="P4">
News Collection Link: <text:a xlink:type="simple" xlink:href="https://liveuamap.com/en/2023/25-april-donetsk-oblast1021-red-alert-aerial-g" text:style-name="Internet_20_link" text:visited-style-name="Visited_20_Internet_20_Link">
https://liveuamap.com/en/2023/25-april-donetsk-oblast1021-red-alert-aerial-g</text:a>
</text:p>
      <text:p text:style-name="P4">
Source: <text:a xlink:type="simple" xlink:href="https://t.me/air_alert_ua/43702" text:style-name="Internet_20_link" text:visited-style-name="Visited_20_Internet_20_Link">
https://t.me/air_alert_ua/43702</text:a>
</text:p>
      <!--NEWS-->
      <text:h text:style-name="P10" text:outline-level="1">
<text:span text:style-name="T4">
В Україні рф зруйнувала сотні церков, а також понад 60 музеїв та галерей - Зеленський</text:span>
</text:h>
      <text:p text:style-name="P4">
Authors: Ukrinform (Person)</text:p>
      <text:p text:style-name="P4">
Publisher: Укринформ (Organization)</text:p>
      <text:p text:style-name="P4">
Published Time: 2023-04-25T-25:49:00+03:00</text:p>
      <text:p text:style-name="P4">
Modified Time: 2023-04-25T22:49:00+03:00</text:p>
      <text:p text:style-name="P4">
Description: росія своїми ракетами зруйнувала понад 60 музеїв і галерей, а також сотні церков у різних областях України.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Церква', 'Зеленський', 'Війна з росією']</text:p>
      <text:p text:style-name="P4">
Type: Article</text:p>
      <!--METADATA-->
      <text:p text:style-name="P4">
<draw:frame draw:style-name="fr1" draw:name="Image31" text:anchor-type="as-char" svg:width="6.9236in" svg:height="3.956343in" draw:z-index="0">
<draw:image xlink:href="../Images/yкринформ/2023-04-25T-25-49-00-03-00/630_360_1682063024-559.jpeg" xlink:type="simple" xlink:show="embed" xlink:actuate="onLoad" draw:mime-type="image/jpeg"/>
</draw:frame>
 росіясвоїми ракетами зруйнувала понад 60 музеїв і галерей, а також сотні церков урізних областях України.</text:p>
      <text:p text:style-name="P4">
Про це Президент України Володимир Зеленський сказав у своєму <text:a xlink:type="simple" xlink:href="https://www.president.gov.ua/news/kozhen-proyav-rosijskogo-teroru-ce-dodatkovi-argumenti-sho-v-82481" text:style-name="Internet_20_link" text:visited-style-name="Visited_20_Internet_20_Link">
</text:a>
 , передає Укрінформ.</text:p>
      <text:p text:style-name="P4">
«Загалом понад 60 музеїв і галерей у різних областях нашої країни так самозруйновані або пошкоджені окупантом», - сказав Зеленський.</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span text:style-name="T4">
Зеленський</text:span>
 </text:a>
</text:p>
      <text:p text:style-name="P4">
За його словами, протягом дня тривав <text:a xlink:type="simple" xlink:href="https://www.ukrinform.ua/rubric-regions/3700475-u-kupansku-distali-zpid-zavaliv-muzeu-tilo-drugoi-zagibloi.html" text:style-name="Internet_20_link" text:visited-style-name="Visited_20_Internet_20_Link">
 </text:a>
 після російського обстрілу ракетами С-300. Там мішенню длятерористів став краєзнавчий музей і прилеглі будинки. «росія вбила цим ударомдвох жінок. Мої співчуття рідним і близьким загиблих… Десять людей булипоранені – їм надається необхідна допомога», - додав глава держави.</text:p>
      <text:p text:style-name="P4">
Крім того, зазначив він, у селі Кізомис Білозерської громади Херсонськоїобласті ударом російської авіації була зруйнована церква.</text:p>
      <text:p text:style-name="P4">
<text:span text:style-name="T4">
Читайте також:</text:span>
 <text:a xlink:type="simple" xlink:href="https://www.ukrinform.ua/rubric-ato/3700712-prezident-kozen-proav-teroru-rf-dodatkovi-argumenti-so-vse-mae-zaversitis-u-tribunali.html" text:style-name="Internet_20_link" text:visited-style-name="Visited_20_Internet_20_Link">
 </text:a>
</text:p>
      <text:p text:style-name="P4">
«Православний храм… Керованою авіабомбою. Тобто російські військові знали, щосаме вони знищують. Ця церква стала однією з уже сотень розбитих російськимиударами церков і молитовних будинків», - сказав Зеленський.</text:p>
      <text:p text:style-name="P4">
Як повідомляв Укрінформ, обидва <text:a xlink:type="simple" xlink:href="https://www.ukrinform.ua/rubric-ato/3700424-rosiani-skinuli-na-hersonsinu-pat-kerovanih-aviabomb.html" text:style-name="Internet_20_link" text:visited-style-name="Visited_20_Internet_20_Link">
 </text:a>
 .</text:p>
      <text:p text:style-name="P4">
Фото: ОП</text:p>
      <text:p text:style-name="P4">
Source: <text:a xlink:type="simple" xlink:href="https://www.ukrinform.ua/rubric-ato/3700715-v-ukraini-rf-zrujnuvala-sotni-cerkov-a-takoz-ponad-60-muzeiv-ta-galerej-zelenskij.html" text:style-name="Internet_20_link" text:visited-style-name="Visited_20_Internet_20_Link">
https://www.ukrinform.ua/rubric-ato/3700715-v-ukraini-rf-zrujnuvala-sotni-cerkov-a-takoz-ponad-60-muzeiv-ta-galerej-zelenskij.html</text:a>
</text:p>
      <!--NEWS-->
      <text:h text:style-name="P10" text:outline-level="1">
<text:span text:style-name="T4">
Єврокомісія пропонує заборонити імпорт агропродукції з України у п'ять країн ЄС до кінця року</text:span>
</text:h>
      <text:p text:style-name="P4">
Authors: Ukrinform (Person)</text:p>
      <text:p text:style-name="P4">
Publisher: Укринформ (Organization)</text:p>
      <text:p text:style-name="P4">
Published Time: 2023-04-25T-27:40:00+03:00</text:p>
      <text:p text:style-name="P4">
Modified Time: 2023-04-25T22:40:00+03:00</text:p>
      <text:p text:style-name="P4">
Description: Європейська Комісія готова винести на розгляд країн-членів пропозицію щодо тимчасової заборони імпорту п’яти найбільш чутливих сільськогосподарських товарів з України до п’яти держав Євросоюзу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Сільське господарство', 'Україна', 'Заборона']</text:p>
      <text:p text:style-name="P4">
Type: Article</text:p>
      <!--METADATA-->
      <text:p text:style-name="P4">
<draw:frame draw:style-name="fr1" draw:name="Image32" text:anchor-type="as-char" svg:width="6.9236in" svg:height="3.956343in" draw:z-index="0">
<draw:image xlink:href="../Images/yкринформ/2023-04-25T-27-40-00-03-00/630_360_1462365899-2256.jpg" xlink:type="simple" xlink:show="embed" xlink:actuate="onLoad" draw:mime-type="image/jpeg"/>
</draw:frame>
Європейська Комісія готова винести на розгляд країн-членів пропозицію щодотимчасової заборони імпорту п’яти найбільш чутливих сільськогосподарськихтоварів з України до п’яти держав Євросоюзу</text:p>
      <text:p text:style-name="P4">
Про це в Люксембурзі під час пресконференції за підсумками Ради міністрів ЄС зпитань сільського господарства та рибальства заявив єврокомісар з питаньсільського господарства Януш Войцеховський, повідомляє кореспондентУкрінформу.</text:p>
      <text:p text:style-name="P4">
«Ми дуже близькі до доброї угоди, що передбачає тимчасову заборону для п’ятипродуктів, а також проведення розслідування, відповідно до захисних заходів,що передбачено в угоді про лібералізацію торгівлі з Україною. Ці та ці заходиможуть використовуватися до 5 червня, тому відтоді ці регуляторні правилавтратять чинність. Але ми знаємо, якщо нові правила будуть погоджені, тож цітимчасові заходи також мають бути продовжені, ймовірно, до кінця року.Єврокомісія є відкритою для такої можливості», - сказав єврокомісар.</text:p>
      <text:p text:style-name="P4">
<text:span text:style-name="T4">
Читайте також:</text:span>
 <text:a xlink:type="simple" xlink:href="https://www.ukrinform.ua/rubric-economy/3700395-es-mae-znajti-konstruktivne-risenna-dla-problemi-importu-agroproduktiv-z-ukraini-svecia.html" text:style-name="Internet_20_link" text:visited-style-name="Visited_20_Internet_20_Link">
 <text:span text:style-name="T4">
імпорт</text:span>
 </text:a>
</text:p>
      <text:p text:style-name="P4">
Він зауважив що ці пропозиції Єврокомісії вже на столі - ввести тимчасовозаборону на імпорт п’яти найбільш чутливих продуктів з України, - таких яккукурудза, пшениця, рапс, соняшник та сонячне масло. Це обмеженнястосуватиметься не усього ЄС, а лише п’яти «прифронтових» країн. Запит назастосування таких захисних заходів був ініційований Польщею, але уряди щечотирьох країн його підтримали. При цьому вони порушували питання щодовведення також заборони на імпорт з України ще восьми видів продукції, такихяк, наприклад мед, цукор, курятина, м’ясо та молочні товари. Але Єврокомісіяне підтримала цю пропозицію, тому що 90 відсотків «проблемного» імпорту зУкраїни припадає на зернові культури та масла.</text:p>
      <text:p text:style-name="P4">
«Односторонні заходи не є рішенням, потрібні рішення на європейському рівні.Після дискусій сьогодні, сподіваюся, це рішення буде ухвалено Радою ЄС у дусісолідарності», - додав єврокомісар.</text:p>
      <text:p text:style-name="P4">
<text:span text:style-name="T4">
Читайте також:</text:span>
 <text:a xlink:type="simple" xlink:href="https://www.ukrinform.ua/rubric-economy/3698850-ukraina-u-potocnomu-marketingovomu-roci-eksportuvala-ponad-40-miljona-tonn-zernovih.html" text:style-name="Internet_20_link" text:visited-style-name="Visited_20_Internet_20_Link">
 <text:span text:style-name="T4">
експорт</text:span>
 </text:a>
</text:p>
      <text:p text:style-name="P4">
Як повідомлялося, уряди п’яти країн ЄС - Польщі, Словаччини, Угорщини, Румуніїй Болгарії - звернулися до Єврокомісії з листом, в якому міститься проханнявжити заходів для обмеження сільськогосподарського <text:a xlink:type="simple" xlink:href="https://www.ukrinform.ua/tag-import" text:style-name="Internet_20_link" text:visited-style-name="Visited_20_Internet_20_Link">
</text:a>
 з України, оскільки великий потікзбіжжя та продуктів харчування, що потрапляє на ринок ЄС з України, призвів допадіння цін на таку продукцію. Це завдало шкоди фермерським господарствам, впершу чергу, у країнах, що межують з Україною.</text:p>
      <text:p text:style-name="P4">
Після початку російської агресії проти України та блокування Чорноморськихморських портів, через які, зазвичай, здійснювався експортсільськогосподарської продукції на світовий ринок, Євросоюз організував«коридори солідарності» на кордонах з Україною для спрямування частинисільськогосподарського експорту на світовий ринок суходолом, з використаннямавтомобільного та залізничного транспорту, а також внутрішніх водних артерій.Протягом року цим шляхом було імпортовано більше 32 мільйонів тонн зерна таінших сільськогосподарських товарів.</text:p>
      <text:p text:style-name="P4">
Source: <text:a xlink:type="simple" xlink:href="https://www.ukrinform.ua/rubric-economy/3700714-evrokomisia-proponue-zaboroniti-import-agroprodukcii-z-ukraini-u-pat-krain-es-do-kinca-roku.html" text:style-name="Internet_20_link" text:visited-style-name="Visited_20_Internet_20_Link">
https://www.ukrinform.ua/rubric-economy/3700714-evrokomisia-proponue-zaboroniti-import-agroprodukcii-z-ukraini-u-pat-krain-es-do-kinca-roku.html</text:a>
</text:p>
      <!--NEWS-->
      <text:h text:style-name="P10" text:outline-level="1">
<text:span text:style-name="T4">
росія має програти, інакше буде програш світу – Зеленський</text:span>
</text:h>
      <text:p text:style-name="P4">
Authors: Ukrinform (Person)</text:p>
      <text:p text:style-name="P4">
Publisher: Укринформ (Organization)</text:p>
      <text:p text:style-name="P4">
Published Time: 2023-04-25T-29:34:00+03:00</text:p>
      <text:p text:style-name="P4">
Modified Time: 2023-04-25T22:34:00+03:00</text:p>
      <text:p text:style-name="P4">
Description: росія має програти, інакше буде програш життя, програш права, програш, власне, світу.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росія', 'Зеленський', 'Війна з росією']</text:p>
      <text:p text:style-name="P4">
Type: Article</text:p>
      <!--METADATA-->
      <text:p text:style-name="P4">
<draw:frame draw:style-name="fr1" draw:name="Image33" text:anchor-type="as-char" svg:width="6.9236in" svg:height="3.956343in" draw:z-index="0">
<draw:image xlink:href="../Images/yкринформ/2023-04-25T-29-34-00-03-00/630_360_1682451261-591.jpeg" xlink:type="simple" xlink:show="embed" xlink:actuate="onLoad" draw:mime-type="image/jpeg"/>
</draw:frame>
 росіямає програти, інакше буде програш життя, програш права, програш, власне,світу.</text:p>
      <text:p text:style-name="P4">
Про це Президент України Володимир Зеленський сказав у своєму <text:a xlink:type="simple" xlink:href="https://www.president.gov.ua/news/kozhen-proyav-rosijskogo-teroru-ce-dodatkovi-argumenti-sho-v-82481" text:style-name="Internet_20_link" text:visited-style-name="Visited_20_Internet_20_Link">
</text:a>
 , передає Укрінформ.</text:p>
      <text:p text:style-name="P4">
Відео: <text:a xlink:type="simple" xlink:href="https://t.me/OP_UA/9324" text:style-name="Internet_20_link" text:visited-style-name="Visited_20_Internet_20_Link">
 </text:a>
</text:p>
      <text:p text:style-name="P4">
«росію можна зупинити. Це спільний інтерес. Зупинити силою наших воїнів – напередовій. Нашою зброєю – як українською, так і тією, яку ми отримуємо відпартнерів. Силою права, тобто санкціями, які потребують постійного посилення,а також – нашою спільною роботою заради справедливості», - сказав Зеленський.</text:p>
      <text:p text:style-name="P4">
<text:span text:style-name="T4">
Читайте також:</text:span>
 <text:a xlink:type="simple" xlink:href="https://www.ukrinform.ua/rubric-ato/3700461-najskladnisi-napramki-frontu-i-rezultati-ramstajnu-zelenskij-proviv-zasidanna-stavki.html" text:style-name="Internet_20_link" text:visited-style-name="Visited_20_Internet_20_Link">
 <text:span text:style-name="T4">
Зеленський</text:span>
 </text:a>
</text:p>
      <text:p text:style-name="P4">
За його словами, кожен прояв російського терору, кожен день агресії – цедодаткові аргументи, що все це має завершитись у трибуналі – у новомуНюрнберзі щодо рашизму, «щодо тих, хто знищує життя і людей, у кого ракети –проти музеїв, а керовані авіабомби – проти церков. росія має програти. Іншоїмети у світу бути не може. Бо все інше – це програш життя, це програш права,це програш, власне, світу», - додав глава держави.</text:p>
      <text:p text:style-name="P4">
Президент також наголосив на тому, що нині ніхто і ніде не може почуватисябезпечно, поки агресор не розбитий. «Усе те, що російські війська таспецслужби окупанта роблять на нашій землі проти наших людей. І це те, що вонимріють принести на землі інших народів… Увесь світ це знає», - додавЗеленський.</text:p>
      <text:p text:style-name="P4">
Як повідомляв Укрінформ, <text:a xlink:type="simple" xlink:href="https://www.ukrinform.ua/rubric-economy/3700686-vlada-napracovue-novu-ekonomicnu-strategiu-ukraini-zelenskij.html" text:style-name="Internet_20_link" text:visited-style-name="Visited_20_Internet_20_Link">
 </text:a>
 .</text:p>
      <text:p text:style-name="P4">
Фото: ОП</text:p>
      <text:p text:style-name="P4">
Source: <text:a xlink:type="simple" xlink:href="https://www.ukrinform.ua/rubric-ato/3700713-rosia-mae-prograti-inakse-bude-progras-svitu-zelenskij.html" text:style-name="Internet_20_link" text:visited-style-name="Visited_20_Internet_20_Link">
https://www.ukrinform.ua/rubric-ato/3700713-rosia-mae-prograti-inakse-bude-progras-svitu-zelenskij.html</text:a>
</text:p>
      <!--NEWS-->
      <text:h text:style-name="P10" text:outline-level="1">
<text:span text:style-name="T4">
СБУ затримала російських агентів - один з них закликав ударити «Сатаною» по країнах Заходу</text:span>
</text:h>
      <text:p text:style-name="P4">
Authors: Ukrinform (Person)</text:p>
      <text:p text:style-name="P4">
Publisher: Укринформ (Organization)</text:p>
      <text:p text:style-name="P4">
Published Time: 2023-04-25T-31:30:00+03:00</text:p>
      <text:p text:style-name="P4">
Modified Time: 2023-04-25T22:30:00+03:00</text:p>
      <text:p text:style-name="P4">
Description: Служба безпеки України нейтралізувала міжрегіональну мережу проросійських агентів, які поширювали в месенджерах і заборонених соціальних мережах дезінформацію та кремлівські наративи про війну. — Укрінформ.</text:p>
      <text:p text:style-name="P4">
Images: ["<text:a xlink:type="simple" xlink:href="https://static.ukrinform.com/photos/2021_10/thumb_files/630_360_1634664278-801.jpg" text:style-name="Internet_20_link" text:visited-style-name="Visited_20_Internet_20_Link">
630_360_16346...</text:a>
", "<text:a xlink:type="simple" xlink:href="https://static.ukrinform.com/photos/2023_04/1682424557-405.jpg" text:style-name="Internet_20_link" text:visited-style-name="Visited_20_Internet_20_Link">
1682424557-40...</text:a>
", "<text:a xlink:type="simple" xlink:href="https://static.ukrinform.com/photos/2023_04/1682424557-196.jpg" text:style-name="Internet_20_link" text:visited-style-name="Visited_20_Internet_20_Link">
1682424557-19...</text:a>
", "<text:a xlink:type="simple" xlink:href="https://static.ukrinform.com/photos/2023_04/1682424557-716.jpg" text:style-name="Internet_20_link" text:visited-style-name="Visited_20_Internet_20_Link">
1682424557-71...</text:a>
", "<text:a xlink:type="simple" xlink:href="https://static.ukrinform.com/photos/2023_04/1682424557-870.jpg" text:style-name="Internet_20_link" text:visited-style-name="Visited_20_Internet_20_Link">
1682424557-87...</text:a>
"]</text:p>
      <text:p text:style-name="P4">
Tags: ['СБУ', 'Кримінал', 'Війна з росією']</text:p>
      <text:p text:style-name="P4">
Type: Article</text:p>
      <!--METADATA-->
      <text:p text:style-name="P4">
 Службабезпеки України нейтралізувала міжрегіональну мережу проросійських агентів,які поширювали в месенджерах і заборонених соціальних мережах дезінформацію такремлівські наративи про війну.</text:p>
      <text:p text:style-name="P4">
Як передає Укрінформ, про це повідомила <text:a xlink:type="simple" xlink:href="https://ssu.gov.ua/novyny/sbu-zatrymala-6-internetahentiv-rf-odyn-z-nykh-zaklykav-do-henotsydu-ukraintsiv-ta-udariv-raketamy-satana-po-zakhidnykh-krainakh" text:style-name="Internet_20_link" text:visited-style-name="Visited_20_Internet_20_Link">
 </text:a>
 .</text:p>
      <text:p text:style-name="P4">
Встановлено, що до складу мережі входили шестеро ворожих поплічників. Більшучастину деструктивного контенту вони брали з російських інтернет-ресурсів.</text:p>
      <text:p text:style-name="P4">
<draw:frame draw:style-name="fr1" draw:name="Image35" text:anchor-type="as-char" svg:width="6.9236in" svg:height="4.615733in" draw:z-index="0">
<draw:image xlink:href="../Images/yкринформ/2023-04-25T-31-30-00-03-00/1682424557-405.jpg" xlink:type="simple" xlink:show="embed" xlink:actuate="onLoad" draw:mime-type="image/jpeg"/>
</draw:frame>
</text:p>
      <text:p text:style-name="P4">
Зокрема, у Києві правоохоронці викрили 37-річного місцевого жителя, який уросійській соцмережі "Вконтакте" закликав до масових убивств українців ізастосування міжконтинентальних балістичних ракет "Сатана" проти західнихдержав-партнерів України.</text:p>
      <text:p text:style-name="P4">
<text:span text:style-name="T4">
Читайте також:</text:span>
 <text:a xlink:type="simple" xlink:href="https://www.ukrinform.ua/rubric-ato/3699980-sbu-ogolosila-pidozru-vagnerivcu-z-kazahstanu-akogo-vzali-v-polon-pid-bahmutom.html" text:style-name="Internet_20_link" text:visited-style-name="Visited_20_Internet_20_Link">
 <text:span text:style-name="T4">
СБУ</text:span>
 </text:a>
</text:p>
      <text:p text:style-name="P4">
Також зловмисник намагався дискредитувати українських військових, зокремазахисників Азовсталі.</text:p>
      <text:p text:style-name="P4">
<draw:frame draw:style-name="fr1" draw:name="Image36" text:anchor-type="as-char" svg:width="6.9236in" svg:height="9.231467in" draw:z-index="0">
<draw:image xlink:href="../Images/yкринформ/2023-04-25T-31-30-00-03-00/1682424557-196.jpg" xlink:type="simple" xlink:show="embed" xlink:actuate="onLoad" draw:mime-type="image/jpeg"/>
</draw:frame>
</text:p>
      <text:p text:style-name="P4">
Фігуранту оголошена підозра за низкою статтей Кримінального кодексу України:ч. 2 ст. 442 (геноцид), ч. 1 ст. 258-2 (публічні заклики до вчиненнятерористичного акту) та чч. 2, 3 ст. 109 (дії, спрямовані на насильницькузміну чи повалення конституційного ладу або на захоплення державної влади).</text:p>
      <text:p text:style-name="P4">
<text:span text:style-name="T4">
Читайте також:</text:span>
 <text:a xlink:type="simple" xlink:href="https://www.ukrinform.ua/rubric-other_news/3699994-sbu-zatrimala-oficera-cervinskogo-dii-akogo-prizveli-do-obstrilu-aerodromu-kanatove.html" text:style-name="Internet_20_link" text:visited-style-name="Visited_20_Internet_20_Link">
 <text:span text:style-name="T4">
СБУ</text:span>
 </text:a>
</text:p>
      <text:p text:style-name="P4">
Також підозрюваному інкримінується вчинення злочинів, передбачених чч. 1, 2ст. 110 (посягання на територіальну цілісність і недоторканність України), ст.436 (пропаганда війни) та чч. 2, 3 ст. 436-2 (виправдовування, визнанняправомірною, заперечення збройної агресії рф проти України, глорифікація їїучасників) ККУ.</text:p>
      <text:p text:style-name="P4">
<draw:frame draw:style-name="fr1" draw:name="Image37" text:anchor-type="as-char" svg:width="6.9236in" svg:height="5.1927in" draw:z-index="0">
<draw:image xlink:href="../Images/yкринформ/2023-04-25T-31-30-00-03-00/1682424557-716.jpg" xlink:type="simple" xlink:show="embed" xlink:actuate="onLoad" draw:mime-type="image/jpeg"/>
</draw:frame>
</text:p>
      <text:p text:style-name="P4">
В Одеські області правоохоронці блокували інформаційно-підривну діяльністьмісцевої жительки, яка адмініструвала декілька прокремлівських каналів уТелеграмі, де розміщувала публікації із закликами до обстрілів українськихміст і поширювала фейки про кількість загиблих оборонців України.</text:p>
      <text:p text:style-name="P4">
У Миколаївській області СБУ викрила дружину настоятеля одного із храмівУкраїнської православної церкви московського патріархату. У листуваннях ізжителями громади жінка схвалювала воєнні злочини загарбників і репостилаантиукраїнські матеріали російських медіа. Фігурантці оголошена підозра.</text:p>
      <text:p text:style-name="P4">
<draw:frame draw:style-name="fr1" draw:name="Image38" text:anchor-type="as-char" svg:width="6.664062in" svg:height="10.0in" draw:z-index="0">
<draw:image xlink:href="../Images/yкринформ/2023-04-25T-31-30-00-03-00/1682424557-870.jpg" xlink:type="simple" xlink:show="embed" xlink:actuate="onLoad" draw:mime-type="image/jpeg"/>
</draw:frame>
</text:p>
      <text:p text:style-name="P4">
У Харкові кіберфахівці задокументували злочинну діяльність місцевої жительки,яка в "Одноклассниках" закликала до співпраці із бойовиками та загарбницькоюпсевдоадміністрацією у захоплених районах на сході України.</text:p>
      <text:p text:style-name="P4">
Ще двоє ворожих агентів викриті в Черкаській області. Зловмисникипопуляризували учасників загарбницьких угруповань рф і "героїзували" їхнізлочини.</text:p>
      <text:p text:style-name="P4">
<text:span text:style-name="T4">
Читайте також:</text:span>
 <text:a xlink:type="simple" xlink:href="https://www.ukrinform.ua/rubric-society/3699917-u-spravi-katastrofi-vertolota-u-brovarah-priznacili-ponad-100-ekspertiz-sbu.html" text:style-name="Internet_20_link" text:visited-style-name="Visited_20_Internet_20_Link">
 <text:span text:style-name="T4">
СБУ</text:span>
 </text:a>
</text:p>
      <text:p text:style-name="P4">
За згаданими фактами тривають слідчі дії в межах кримінальних проваджень задвома статтями Кримінального кодексу України: 436-2 (виправдовування, визнанняправомірною, заперечення збройної агресії рф проти України, глорифікація їїучасників) та ст. 111-1 (колабораційна діяльність).</text:p>
      <text:p text:style-name="P4">
Як повідомляв Укрінформ, днями СБУ затримала російську агентку, яка намагаласявлаштуватися до органу місцевого самоврядування в Черкаській області.</text:p>
      <text:p text:style-name="P4">
Source: <text:a xlink:type="simple" xlink:href="https://www.ukrinform.ua/rubric-society/3700489-sbu-zatrimala-rosijskih-agentiv-odin-z-nih-zaklikav-udariti-satanou-po-krainah-zahodu.html" text:style-name="Internet_20_link" text:visited-style-name="Visited_20_Internet_20_Link">
https://www.ukrinform.ua/rubric-society/3700489-sbu-zatrimala-rosijskih-agentiv-odin-z-nih-zaklikav-udariti-satanou-po-krainah-zahodu.html</text:a>
</text:p>
      <!--NEWS-->
      <text:h text:style-name="P10" text:outline-level="1">
<text:span text:style-name="T4">
Президент: Кожен прояв терору рф - додаткові аргументи, що все має завершитись у трибуналі</text:span>
</text:h>
      <text:p text:style-name="P4">
Authors: Ukrinform (Person)</text:p>
      <text:p text:style-name="P4">
Publisher: Укринформ (Organization)</text:p>
      <text:p text:style-name="P4">
Published Time: 2023-04-25T-33:26:00+03:00</text:p>
      <text:p text:style-name="P4">
Modified Time: 2023-04-25T22:26:00+03:00</text:p>
      <text:p text:style-name="P4">
Description:  Кожен прояв російського терору, кожен день агресії – це додаткові аргументи, що все це має завершитись у трибуналі – у новому Нюрнберзі щодо рашизму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Трибунал', 'Україна', 'Зеленський', 'Війна з росією']</text:p>
      <text:p text:style-name="P4">
Type: Article</text:p>
      <!--METADATA-->
      <text:p text:style-name="P4">
<draw:frame draw:style-name="fr1" draw:name="Image39" text:anchor-type="as-char" svg:width="6.9236in" svg:height="3.956343in" draw:z-index="0">
<draw:image xlink:href="../Images/yкринформ/2023-04-25T-33-26-00-03-00/630_360_1678738078-322.jpeg" xlink:type="simple" xlink:show="embed" xlink:actuate="onLoad" draw:mime-type="image/jpeg"/>
</draw:frame>
 Коженпрояв російського терору, кожен день агресії – це додаткові аргументи, що всеце має завершитись у трибуналі – у новому Нюрнберзі щодо рашизму</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324" text:style-name="Internet_20_link" text:visited-style-name="Visited_20_Internet_20_Link">
 </text:a>
 _</text:p>
      <text:p text:style-name="P4">
<text:span text:style-name="T4">
Українці! Українки! Усі наші партнери у світі!</text:span>
</text:p>
      <text:p text:style-name="P4">
Протягом дня сьогодні тривав розбір завалів у місті Куп’янську Харківськоїобласті після російського обстрілу ракетами С-300. По звичайній цивільнійзабудові. Мішенню для терористів став краєзнавчий музей і прилеглі будинки.росія вбила цим ударом двох жінок. Мої співчуття рідним і близьким загиблих…Десять людей були поранені – їм надається необхідна допомога.</text:p>
      <text:p text:style-name="P4">
Загалом понад 60 музеїв і галерей у різних областях нашої країни так самозруйновані або пошкоджені окупантом.</text:p>
      <text:p text:style-name="P4">
Сьогодні ж у Херсонській області ударом російської авіації була зруйнованацерква. У селі Кізомис Білозерської громади. Православний храм… Керованоюавіабомбою. Тобто російські військові знали, що саме вони знищують. Ця церквастала однією з уже сотень розбитих російськими ударами церков і молитовнихбудинків.</text:p>
      <text:p text:style-name="P4">
Крим… Сьогодні окупанти увірвалися в будинок Абдурешита Джеппарова. Він одиніз представників кримськотатарського національного руху, правозахисник,громадянин України. Де він зараз, що з ним – невідомо. Це ще один прикладросійських репресій проти корінного народу Криму, проти всіх наших людей.Тисячі й тисячі таких прикладів за час агресії як у Криму, так і в інших нашихрегіонах, окупованих росією.</text:p>
      <text:p text:style-name="P4">
Ніхто й ніде не може почуватися безпечно, поки агресор не розбитий. Це те, щокожен день в Україні доводить – усе те, що російські війська та спецслужбиокупанта роблять на нашій землі проти наших людей. І це те, що вони мріютьпринести на землі інших народів. Увесь світ це знає.</text:p>
      <text:p text:style-name="P4">
Так само світ знає: росію можна зупинити. Це спільний інтерес. Зупинити силоюнаших воїнів на передовій. Нашою зброєю – як українською, так і тією, яку миотримуємо від партнерів. Силою права, тобто санкціями, які потребуютьпостійного посилення, а також нашою спільною роботою заради справедливості.Кожен прояв російського терору, кожен день агресії – це додаткові аргументи,що все це має завершитись у трибуналі – у новому Нюрнберзі щодо рашизму, щодотих, хто знищує життя і людей, у кого ракети – проти музеїв, а керованіавіабомби – проти церков.</text:p>
      <text:p text:style-name="P4">
росія має програти. Іншої мети у світу бути не може. Бо все інше – це програшжиття, це програш права, це програш власне світу.</text:p>
      <text:p text:style-name="P4">
Сьогодні наша міжнародна санкційна група, група експертів, яку очолюють АндрійЄрмак і Майкл Макфол, представила документ про посилення санкцій проти росії.Перший такий санкційний план був виконаний більш ніж на 70%. Тож заразпредставлено, за якими напрямками можна ще посилити санкційний тиск і як датисвіту більше стабільності через повне виключення з глобальних відносин усіхдеструктивних російських суб’єктів, усіх тих, хто працює на війну.</text:p>
      <text:p text:style-name="P4">
Цей санкційний документ буде на столах у всіх ключових лідерів світу – якполітичних, так і громадських, бізнесових. Санкції проти російськогонафтогазового сектору, проти атомної галузі, проти абсолютно кожного, хтодопомагає росії обходити вже застосовані обмеження. Це необхідний самозахистміжнародного правопорядку.</text:p>
      <text:p text:style-name="P4">
Сьогодні ж я провів чергове засідання Ставки. Командувачі, Головком, розвідка,Міністерство оборони. Доповіді щодо бойових дій на фронті зараз, нашихможливостей активно рухатися, комплектації нових підрозділів. Окремопоговорили сьогодні про «Рамштайн» та подальшу комунікацію з нашимипартнерами.</text:p>
      <text:p text:style-name="P4">
Провів і нараду щодо економічного відновлення України. Шмигаль, Свириденко,Шурма, Кубраков, Федоров – наша команда з відновлення. Представили економічнустратегію сьогоднішнього й повоєнного періоду. Вже зрозуміло, що результатомнашої перемоги стане можливість України бути реальним постачальником безпекидля всіх наших партнерів, для всіх у світі, хто цінує міжнародний порядок,заснований на правилах. Нові стандарти безпеки, які ми втілимо в нашому житті:у нашій інфраструктурі, енергетиці, логістиці та зв’язку, у соціальній таосвітній сферах, у нашому виробництві – все це можна буде масштабувати в іншихчастинах світу.</text:p>
      <text:p text:style-name="P4">
Так само – українські системи захисту, наша зброя, наш досвід наших людей,набутий у протистоянні російському терору. Усе це працюватиме на глобальниймир, на те, щоб ніхто у світі й ніколи не повторив російських злочинів.</text:p>
      <text:p text:style-name="P4">
Слава кожному нашому воїну, хто зараз у бою, на бойових постах, на бойовихзавданнях! Окремо я хочу сьогодні відзначити 80-ту десантно-штурмову бригаду.</text:p>
      <text:p text:style-name="P4">
Молодці, хлопці! Дякую вам за рішучість при знищенні окупанта в Бахмуті!</text:p>
      <text:p text:style-name="P4">
<text:span text:style-name="T4">
Слава Україні!</text:span>
</text:p>
      <text:p text:style-name="P4">
<text:span text:style-name="T5">
Фото: ОП</text:span>
</text:p>
      <text:p text:style-name="P4">
Source: <text:a xlink:type="simple" xlink:href="https://www.ukrinform.ua/rubric-ato/3700712-prezident-kozen-proav-teroru-rf-dodatkovi-argumenti-so-vse-mae-zaversitis-u-tribunali.html" text:style-name="Internet_20_link" text:visited-style-name="Visited_20_Internet_20_Link">
https://www.ukrinform.ua/rubric-ato/3700712-prezident-kozen-proav-teroru-rf-dodatkovi-argumenti-so-vse-mae-zaversitis-u-tribunali.html</text:a>
</text:p>
      <!--NEWS-->
      <text:h text:style-name="P10" text:outline-level="1">
<text:span text:style-name="T4">
«Жирона» Циганкова переграла «Реал» Луніна</text:span>
</text:h>
      <text:p text:style-name="P4">
Authors: Ukrinform (Person)</text:p>
      <text:p text:style-name="P4">
Publisher: Укринформ (Organization)</text:p>
      <text:p text:style-name="P4">
Published Time: 2023-04-25T-35:24:00+03:00</text:p>
      <text:p text:style-name="P4">
Modified Time: 2023-04-25T22:24:00+03:00</text:p>
      <text:p text:style-name="P4">
Description: Команда українця Віктора Циганкова «Жирона» завдала поразки мадридському «Реалу» у домашньому матчі 31-го туру чемпіонату Іспанії з футболу. — Укрінформ.</text:p>
      <text:p text:style-name="P4">
Images: ["<text:a xlink:type="simple" xlink:href="https://static.ukrinform.com/photos/2023_04/thumb_files/630_360_1682450599-919.jpg" text:style-name="Internet_20_link" text:visited-style-name="Visited_20_Internet_20_Link">
630_360_16824...</text:a>
"]</text:p>
      <text:p text:style-name="P4">
Tags: ['Футбол', 'Циганков']</text:p>
      <text:p text:style-name="P4">
Type: Article</text:p>
      <!--METADATA-->
      <text:p text:style-name="P4">
<draw:frame draw:style-name="fr1" draw:name="Image40" text:anchor-type="as-char" svg:width="6.9236in" svg:height="3.956343in" draw:z-index="0">
<draw:image xlink:href="../Images/yкринформ/2023-04-25T-35-24-00-03-00/630_360_1682450599-919.jpg" xlink:type="simple" xlink:show="embed" xlink:actuate="onLoad" draw:mime-type="image/jpeg"/>
</draw:frame>
 Командаукраїнця Віктора Циганкова «Жирона» завдала поразки мадридському «Реалу» удомашньому матчі 31-го туру чемпіонату Іспанії з футболу.</text:p>
      <text:p text:style-name="P4">
Поєдинок на «Естадіо Мунісіпаль де Монтіліві» у Жироні завершився перемогоюгосподарів з рахунком 4:2, передає Укрінформ.</text:p>
      <text:p text:style-name="P4">
Усі м'ячі у ворота «Реала», які цього разу захищав український голкіпер АндрійЛунін, забив аргентинський форвард «Жирони» Валентін Кастельянос (12, 24, 46,62-а хвилини).</text:p>
      <text:p text:style-name="P4">
У складі «Реала» відзначилися Вінісіус Жуніор (34) та Лукас Васкес (85).</text:p>
      <text:p text:style-name="P4">
Циганкова на 72-й хвилині замінив Валері Фернандес.</text:p>
      <text:p text:style-name="P4">
<text:span text:style-name="T4">
Читайте також:</text:span>
 <text:a xlink:type="simple" xlink:href="https://www.ukrinform.ua/rubric-sports/3700186-barselona-uklala-ugodu-dla-rekonstrukcii-kamp-nou.html" text:style-name="Internet_20_link" text:visited-style-name="Visited_20_Internet_20_Link">
 </text:a>
</text:p>
      <text:p text:style-name="P4">
Турнірну таблицю Ла Ліги очолює «Барселона», в активі якої 76 очок. Другим йдемадридський «Реал» (65). «Жирона» (41) піднялася на 9-те місце.</text:p>
      <text:p text:style-name="P4">
Фото: AFP.</text:p>
      <text:p text:style-name="P4">
Source: <text:a xlink:type="simple" xlink:href="https://www.ukrinform.ua/rubric-sports/3700709-zirona-cigankova-peregrala-real-lunina.html" text:style-name="Internet_20_link" text:visited-style-name="Visited_20_Internet_20_Link">
https://www.ukrinform.ua/rubric-sports/3700709-zirona-cigankova-peregrala-real-lunina.html</text:a>
</text:p>
      <!--NEWS-->
      <text:h text:style-name="P10" text:outline-level="1">
<text:span text:style-name="T4">
Штати із союзниками стримують вплив пвк «вагнер» на різних континентах - Держдеп</text:span>
</text:h>
      <text:p text:style-name="P4">
Authors: Ukrinform (Person)</text:p>
      <text:p text:style-name="P4">
Publisher: Укринформ (Organization)</text:p>
      <text:p text:style-name="P4">
Published Time: 2023-04-25T-37:12:00+03:00</text:p>
      <text:p text:style-name="P4">
Modified Time: 2023-04-25T22:12:00+03:00</text:p>
      <text:p text:style-name="P4">
Description: Сполучені Штати у взаємодії із союзниками та партнерами докладають практичних зусиль, аби стримати деструктивний вплив російського угруповання пвк «вагнер» в Африці й інших регіонах світу.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Африка', 'США', 'Держдеп', 'ПВК "Вагнера"']</text:p>
      <text:p text:style-name="P4">
Type: Article</text:p>
      <!--METADATA-->
      <text:p text:style-name="P4">
<draw:frame draw:style-name="fr1" draw:name="Image41" text:anchor-type="as-char" svg:width="6.9236in" svg:height="3.956343in" draw:z-index="0">
<draw:image xlink:href="../Images/yкринформ/2023-04-25T-37-12-00-03-00/630_360_1517552325-3537.jpg" xlink:type="simple" xlink:show="embed" xlink:actuate="onLoad" draw:mime-type="image/jpeg"/>
</draw:frame>
Сполучені Штати у взаємодії із союзниками та партнерами докладають практичнихзусиль, аби стримати деструктивний вплив російського угруповання пвк «вагнер»в Африці й інших регіонах світу.</text:p>
      <text:p text:style-name="P4">
Про це заявив під час пресбрифінгу в Вашингтоні заступник речникаДерждепартаменту США Ведант Пател, передає власний кореспондент Укрінформу.</text:p>
      <text:p text:style-name="P4">
«Ми працюємо разом із нашими союзниками й партнерами, аби приборкати впливгрупи «вагнер», - звісно, на Африканському континенті, а також інде», -зазначив представник зовнішньополітичного відомства США.</text:p>
      <text:p text:style-name="P4">
<text:span text:style-name="T4">
Читайте також:</text:span>
 <text:a xlink:type="simple" xlink:href="https://www.ukrinform.ua/rubric-ato/3698912-vidpovid-vagnerivcam-povinna-mati-globalnij-harakter-kostin.html" text:style-name="Internet_20_link" text:visited-style-name="Visited_20_Internet_20_Link">
 <text:span text:style-name="T4">
вагнер</text:span>
 </text:a>
</text:p>
      <text:p text:style-name="P4">
У цьому зв’язку він констатував, що ті країни, де <text:a xlink:type="simple" xlink:href="https://www.ukrinform.ua/tag-pvk-vagnera" text:style-name="Internet_20_link" text:visited-style-name="Visited_20_Internet_20_Link">
</text:a>
 втручається у внутрішні справи,стають уразливішими до загроз, а ситуація в них дестабілізується.</text:p>
      <text:p text:style-name="P4">
Як повідомляв Укрінформ, напередодні держсекретар США <text:a xlink:type="simple" xlink:href="http://www.ukrinform.ua/rubric-world/3700210-stati-gliboko-nepokoat-dii-grupi-vagner-u-sudani-blinken.html" text:style-name="Internet_20_link" text:visited-style-name="Visited_20_Internet_20_Link">
</text:a>
 у зв’язку з роллю, яку пвк «вагнер» грає вохопленому воєнним конфліктом Судані.</text:p>
      <text:p text:style-name="P4">
Source: <text:a xlink:type="simple" xlink:href="https://www.ukrinform.ua/rubric-world/3700703-stati-iz-souznikami-strimuut-vpliv-pvk-vagner-na-riznih-kontinentah-derzdep.html" text:style-name="Internet_20_link" text:visited-style-name="Visited_20_Internet_20_Link">
https://www.ukrinform.ua/rubric-world/3700703-stati-iz-souznikami-strimuut-vpliv-pvk-vagner-na-riznih-kontinentah-derzdep.html</text:a>
</text:p>
      <!--NEWS-->
      <text:h text:style-name="P10" text:outline-level="1">
<text:span text:style-name="T4">
У процесах реінтеграції Криму має брати активну участь молодь – Корнієнко</text:span>
</text:h>
      <text:p text:style-name="P4">
Authors: Ukrinform (Person)</text:p>
      <text:p text:style-name="P4">
Publisher: Укринформ (Organization)</text:p>
      <text:p text:style-name="P4">
Published Time: 2023-04-25T-39:11:43+03:00</text:p>
      <text:p text:style-name="P4">
Modified Time: 2023-04-25T22:11:43+03:00</text:p>
      <text:p text:style-name="P4">
Description: У процесах, пов'язаних із реінтеграцією Криму, має брати активну участь молодь. — Укрінформ.</text:p>
      <text:p text:style-name="P4">
Images: ["<text:a xlink:type="simple" xlink:href="https://static.ukrinform.com/photos/2023_04/thumb_files/630_360_1682449785-512.jpg" text:style-name="Internet_20_link" text:visited-style-name="Visited_20_Internet_20_Link">
630_360_16824...</text:a>
"]</text:p>
      <text:p text:style-name="P4">
Tags: ['Крим', 'Корнієнко', 'Стратегія деокупації Криму']</text:p>
      <text:p text:style-name="P4">
Type: Article</text:p>
      <!--METADATA-->
      <text:p text:style-name="P4">
<draw:frame draw:style-name="fr1" draw:name="Image42" text:anchor-type="as-char" svg:width="6.9236in" svg:height="3.956343in" draw:z-index="0">
<draw:image xlink:href="../Images/yкринформ/2023-04-25T-39-11-43-03-00/630_360_1682449785-512.jpg" xlink:type="simple" xlink:show="embed" xlink:actuate="onLoad" draw:mime-type="image/jpeg"/>
</draw:frame>
 Упроцесах, пов'язаних із реінтеграцією Криму, має брати активну участь молодь.</text:p>
      <text:p text:style-name="P4">
Про це під час форуму «Крим Wave» сказав перший заступник спікера ВерховноїРади України Олександр Корнієнко, передає кореспондент Укрінформу.</text:p>
      <text:p text:style-name="P4">
«Війна закінчиться нашою перемогою, поверненням Криму. Розпочнуться процесиреінтеграції раніше окупованих росією територій. І вже зараз нам потрібносерйозно підготуватись, щоб одразу після звільнення півострова розпочатироботу. Ми маємо розробляти стратегії, плани, законопроекти. І в усіх цихпроцесах має брати активну участь молодь», – зазначив він.</text:p>
      <text:p text:style-name="P4">
<text:span text:style-name="T4">
Читайте також:</text:span>
 <text:a xlink:type="simple" xlink:href="https://www.ukrinform.ua/rubric-crimea/3700670-u-minreintegracii-nazvali-pat-persih-krokiv-ukraini-v-krimu-pisla-deokupacii.html" text:style-name="Internet_20_link" text:visited-style-name="Visited_20_Internet_20_Link">
 </text:a>
</text:p>
      <text:p text:style-name="P4">
Корнієнко додав, що після звільнення Криму багато напрямків роботи напівострові потрібно буде починати з нуля.</text:p>
      <text:p text:style-name="P4">
«Україна як кандидат у члени ЄС має повернути Криму європейську традиціюдемократії. Загалом важливо повернути Крим не лише фізично, але й ментально.Для цього нам потрібна буде велика кількість фахівців, культурних діячів,представників різних галузей. Тому ми говоримо про Крим зараз, щоб надаліефективно та швидко реалізовувати всі наші стратегії», – підсумував першийзаступник спікера ВР.</text:p>
      <text:p text:style-name="P4">
<text:span text:style-name="T4">
Читайте також:</text:span>
 <text:a xlink:type="simple" xlink:href="https://www.ukrinform.ua/rubric-crimea/3700621-v-okupovanomu-krimu-pogirsuetsa-demograficna-situacia-deputatka.html" text:style-name="Internet_20_link" text:visited-style-name="Visited_20_Internet_20_Link">
 </text:a>
</text:p>
      <text:p text:style-name="P4">
Як повідомлялося, у Мінреінтеграції зазначили, що першими кроками в Кримупісля деокупації стануть забезпечення безпеки, демілітаризація російськихвійськових баз, притягнення до відповідальності держзрадників, відновленняорганів державної влади, забезпечення інформаційної безпеки.</text:p>
      <text:p text:style-name="P4">
Source: <text:a xlink:type="simple" xlink:href="https://www.ukrinform.ua/rubric-crimea/3700707-u-procesah-reintegracii-krimu-mae-brati-aktivnu-ucast-molod-kornienko.html" text:style-name="Internet_20_link" text:visited-style-name="Visited_20_Internet_20_Link">
https://www.ukrinform.ua/rubric-crimea/3700707-u-procesah-reintegracii-krimu-mae-brati-aktivnu-ucast-molod-kornienko.html</text:a>
</text:p>
      <!--NEWS-->
      <text:h text:style-name="P10" text:outline-level="1">
<text:span text:style-name="T4">
У зоні землетрусу в Туреччині продовжують обвалюватися будинки</text:span>
</text:h>
      <text:p text:style-name="P4">
Authors: Ukrinform (Person)</text:p>
      <text:p text:style-name="P4">
Publisher: Укринформ (Organization)</text:p>
      <text:p text:style-name="P4">
Published Time: 2023-04-25T-41:08:00+03:00</text:p>
      <text:p text:style-name="P4">
Modified Time: 2023-04-25T22:08:00+03:00</text:p>
      <text:p text:style-name="P4">
Description: У провінції Малатія, що на сході Туреччини, обвалився 6-поверховий будинок, який раніше сильно постраждав під час землетрусу. — Укрінформ.</text:p>
      <text:p text:style-name="P4">
Images: ["<text:a xlink:type="simple" xlink:href="https://static.ukrinform.com/photos/2023_04/thumb_files/630_360_1682449568-215.jpg" text:style-name="Internet_20_link" text:visited-style-name="Visited_20_Internet_20_Link">
630_360_16824...</text:a>
"]</text:p>
      <text:p text:style-name="P4">
Tags: ['Землетрус', 'Туреччина']</text:p>
      <text:p text:style-name="P4">
Type: Article</text:p>
      <!--METADATA-->
      <text:p text:style-name="P4">
<draw:frame draw:style-name="fr1" draw:name="Image43" text:anchor-type="as-char" svg:width="6.9236in" svg:height="3.956343in" draw:z-index="0">
<draw:image xlink:href="../Images/yкринформ/2023-04-25T-41-08-00-03-00/630_360_1682449568-215.jpg" xlink:type="simple" xlink:show="embed" xlink:actuate="onLoad" draw:mime-type="image/jpeg"/>
</draw:frame>
 Упровінції Малатія, що на сході Туреччини, обвалився 6-поверховий будинок, якийраніше сильно постраждав під час землетрусу.</text:p>
      <text:p text:style-name="P4">
Про це повідомляє Укрінформ з посиланням на <text:a xlink:type="simple" xlink:href="https://www.trthaber.com/haber/turkiye/malatyada-agir-hasarli-bina-coktu-762780.html" text:style-name="Internet_20_link" text:visited-style-name="Visited_20_Internet_20_Link">
</text:a>
 .</text:p>
      <text:p text:style-name="P4">
“У Малатії, де землетрус у Кахраманмараші 6 лютого спричинив значніруйнування, обвалився багатоквартирний будинок… Під час обстеження,проведеного групами рятувальників, які прибули на місце події, встановлено, щопід уламками 6-поверхового будинку нікого не виявлено”, - повідомляєтелеканал.</text:p>
      <text:p text:style-name="Quotations">

<text:p text:style-name="P4">
Malatya’da ağır hasarlı bina çöktü. Çöken binanın yanındaki yapıda bulunan 4&gt;
 kişi tedbiren hastaneye kaldırıldı. Olay yerinden son detaylar <text:a xlink:type="simple" xlink:href="https://twitter.com/trthaber" text:style-name="Internet_20_link" text:visited-style-name="Visited_20_Internet_20_Link">
&gt;
 </text:a>
 ’de. <text:a xlink:type="simple" xlink:href="https://t.co/dw8095fH0v" text:style-name="Internet_20_link" text:visited-style-name="Visited_20_Internet_20_Link">
&gt;
 </text:a>
 <text:a xlink:type="simple" xlink:href="https://t.co/CnNgNF40Gs" text:style-name="Internet_20_link" text:visited-style-name="Visited_20_Internet_20_Link">
 </text:a>
&gt;
&gt;
 — TRT Haber Canlı (@trthabercanli) <text:a xlink:type="simple" xlink:href="https://twitter.com/trthabercanli/status/1650879621573881856" text:style-name="Internet_20_link" text:visited-style-name="Visited_20_Internet_20_Link">
&gt;
 </text:a>
</text:p>

</text:p>
      <text:p text:style-name="P4">
Чотирьох людей, які знаходилися у будівлі поруч із тією, що обвалилася, табули заблоковані уламками, визволили рятувальники та відправили до лікарні.</text:p>
      <text:p text:style-name="P4">
<text:span text:style-name="T4">
Читайте також:</text:span>
 <text:a xlink:type="simple" xlink:href="https://www.ukrinform.ua/rubric-world/3698645-u-rajoni-zemletrusu-v-tureccini-pronissa-uragan-e-zertvi.html" text:style-name="Internet_20_link" text:visited-style-name="Visited_20_Internet_20_Link">
 <text:span text:style-name="T4">
землетрус</text:span>
 </text:a>
</text:p>
      <text:p text:style-name="P4">
За останніми даними, внаслідок <text:a xlink:type="simple" xlink:href="https://www.ukrinform.ua/tag-zemletrus" text:style-name="Internet_20_link" text:visited-style-name="Visited_20_Internet_20_Link">
 </text:a>
 вТуреччині загинули 50 783 людини.</text:p>
      <text:p text:style-name="P4">
За даними <text:a xlink:type="simple" xlink:href="https://www.trthaber.com/haber/turkiye/malatyadaki-konteyner-kentlere-28-bin-802-depremzede-yerlestirildi-762750.html" text:style-name="Internet_20_link" text:visited-style-name="Visited_20_Internet_20_Link">
 </text:a>
 , у місті Малатія(адмінцентрі провінції) більше 28 тисяч постраждалих від землетрусу розмістилив 6811 контейнерах у центрі тимчасового розміщення в місті.</text:p>
      <text:p text:style-name="P4">
Як повідомляв Укрінформ, президент Туреччини Реджеп Таїп Ердоган <text:a xlink:type="simple" xlink:href="https://www.ukrinform.ua/rubric-world/3700634-erdogan-vruciv-komandi-ukrainskih-ratuvalnikiv-medal-podaki.html" text:style-name="Internet_20_link" text:visited-style-name="Visited_20_Internet_20_Link">
</text:a>
 , які допомагали ліквідовуватинаслідки руйнівних землетрусів.</text:p>
      <text:p text:style-name="P4">
<text:span text:style-name="T5">
Фото: АА</text:span>
</text:p>
      <text:p text:style-name="P4">
Source: <text:a xlink:type="simple" xlink:href="https://www.ukrinform.ua/rubric-world/3700706-u-zoni-zemletrusu-v-tureccini-prodovzuut-obvaluvatisa-budinki.html" text:style-name="Internet_20_link" text:visited-style-name="Visited_20_Internet_20_Link">
https://www.ukrinform.ua/rubric-world/3700706-u-zoni-zemletrusu-v-tureccini-prodovzuut-obvaluvatisa-budinki.html</text:a>
</text:p>
      <!--NEWS-->
      <text:h text:style-name="P10" text:outline-level="1">
<text:span text:style-name="T4">
Українські прикордонники «пранкують» білорусів – вмикають сигнал повітряної тривоги</text:span>
</text:h>
      <text:p text:style-name="P4">
Authors: Ukrinform (Person)</text:p>
      <text:p text:style-name="P4">
Publisher: Укринформ (Organization)</text:p>
      <text:p text:style-name="P4">
Published Time: 2023-04-25T-43:01:35+03:00</text:p>
      <text:p text:style-name="P4">
Modified Time: 2023-04-25T22:01:35+03:00</text:p>
      <text:p text:style-name="P4">
Description: Бійці Державної прикордонної служби України на кордоні з білоруссю вмикають сигнал повітряної тривоги, щоб жителі сусідньої країни мали уявлення, що переживають щодня українці. — Укрінформ.</text:p>
      <text:p text:style-name="P4">
Images: ["<text:a xlink:type="simple" xlink:href="https://static.ukrinform.com/photos/2023_02/thumb_files/630_360_1675505942-999.jpg" text:style-name="Internet_20_link" text:visited-style-name="Visited_20_Internet_20_Link">
630_360_16755...</text:a>
"]</text:p>
      <text:p text:style-name="P4">
Tags: ['білорусь', 'Прикордонники', 'Повітряна тривога']</text:p>
      <text:p text:style-name="P4">
Type: Article</text:p>
      <!--METADATA-->
      <text:p text:style-name="P4">
<draw:frame draw:style-name="fr1" draw:name="Image44" text:anchor-type="as-char" svg:width="6.9236in" svg:height="3.956343in" draw:z-index="0">
<draw:image xlink:href="../Images/yкринформ/2023-04-25T-43-01-35-03-00/630_360_1675505942-999.jpg" xlink:type="simple" xlink:show="embed" xlink:actuate="onLoad" draw:mime-type="image/jpeg"/>
</draw:frame>
 БійціДержавної прикордонної служби України на кордоні з білоруссю вмикають сигналповітряної тривоги, щоб жителі сусідньої країни мали уявлення, що переживаютьщодня українці.</text:p>
      <text:p text:style-name="P4">
Як передає Укрінформ, відповідне відео ДПСУ опублікувала в <text:a xlink:type="simple" xlink:href="https://t.me/DPSUkr/10757" text:style-name="Internet_20_link" text:visited-style-name="Visited_20_Internet_20_Link">
</text:a>
 .</text:p>
      <text:p text:style-name="P4">
Зазначається, що сигнал повітряної тривоги лунатиме на ділянках Житомирськогота Рівненського прикордонних загонів.</text:p>
      <text:p text:style-name="P4">
<text:span text:style-name="T4">
Читайте також:</text:span>
 <text:a xlink:type="simple" xlink:href="https://www.ukrinform.ua/rubric-ato/3700561-risenna-rf-rozmistiti-takticnu-adernu-zbrou-u-bilorusi-e-gibridnou-nastupalnou-operacieu-ekspert.html" text:style-name="Internet_20_link" text:visited-style-name="Visited_20_Internet_20_Link">
 <text:span text:style-name="T4">
білорус</text:span>
 </text:a>
</text:p>
      <text:p text:style-name="P4">
Як повідомлялося, вище політичне керівництво білорусі продовжує підтримуватизбройну агресію російської федерації проти України, зокрема надаючи військамрф повітряний простір і територію.</text:p>
      <text:p text:style-name="P4">
Фото: ДПСУ</text:p>
      <text:p text:style-name="P4">
Source: <text:a xlink:type="simple" xlink:href="https://www.ukrinform.ua/rubric-regions/3700704-ukrainski-prikordonniki-prankuut-bilorusiv-vmikaut-signal-povitranoi-trivogi.html" text:style-name="Internet_20_link" text:visited-style-name="Visited_20_Internet_20_Link">
https://www.ukrinform.ua/rubric-regions/3700704-ukrainski-prikordonniki-prankuut-bilorusiv-vmikaut-signal-povitranoi-trivogi.html</text:a>
</text:p>
      <!--NEWS-->
      <text:h text:style-name="P10" text:outline-level="1">
<text:span text:style-name="T4">
Україна діятиме за своїм секретним планом, якщо постачання зброї будуть потужними – Данілов</text:span>
</text:h>
      <text:p text:style-name="P4">
Authors: Ukrinform (Person)</text:p>
      <text:p text:style-name="P4">
Publisher: Укринформ (Organization)</text:p>
      <text:p text:style-name="P4">
Published Time: 2023-04-25T-46:52:01+03:00</text:p>
      <text:p text:style-name="P4">
Modified Time: 2023-04-25T21:52:01+03:00</text:p>
      <text:p text:style-name="P4">
Description: Україна діятиме за своїм планом щодо вигнання російських загарбників з нашої землі, про який ніхто не знає, якщо темпи постачання зброї будуть потужними.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Бахмут', 'РНБО', 'Данілов', 'Єдині новини']</text:p>
      <text:p text:style-name="P4">
Type: Article</text:p>
      <!--METADATA-->
      <text:p text:style-name="P4">
<draw:frame draw:style-name="fr1" draw:name="Image45" text:anchor-type="as-char" svg:width="6.9236in" svg:height="3.956343in" draw:z-index="0">
<draw:image xlink:href="../Images/yкринформ/2023-04-25T-46-52-01-03-00/630_360_1680783784-260.jpg" xlink:type="simple" xlink:show="embed" xlink:actuate="onLoad" draw:mime-type="image/jpeg"/>
</draw:frame>
 Українадіятиме за своїм планом щодо вигнання російських загарбників з нашої землі,про який ніхто не знає, якщо темпи постачання зброї будуть потужними.</text:p>
      <text:p text:style-name="P4">
Про це Секретар Ради національної безпеки і оборони України Олексій Даніловзаявив в ефірі телемарафону «Єдині новини», передає Укрінформ.</text:p>
      <text:p text:style-name="P4">
«Ми свідомі того, що якщо найближчим часом у такий же спосіб з такими жтемпами буде постачання зброї, які на сьогодні нарешті почалися, більшпотужними темпами відбуватися, то у нас є свій план, про який нікому невідомо. І коли починають розповідати про цей так званий великий контрнаступ,майте на увазі, що інформацію про нього має дуже обмежене коло осіб. Коли, якта в який спосіб – побачите на власні очі», - сказав Данілов.</text:p>
      <text:p text:style-name="P4">
<text:span text:style-name="T4">
Читайте також:</text:span>
 <text:a xlink:type="simple" xlink:href="https://www.ukrinform.ua/rubric-ato/3700604-nicogo-spilnogo-z-realnistu-malar-prokomentuvala-kinosni-scenarii-kontrnastupu.html" text:style-name="Internet_20_link" text:visited-style-name="Visited_20_Internet_20_Link">
 <text:span text:style-name="T4">
контрнаступ</text:span>
 </text:a>
</text:p>
      <text:p text:style-name="P4">
За його словами, нині наша держава має якісну військову техніку та зброю.Звісно, Україна хоче отримати якомога швидше та побільше усього того, щодопоможе захищати свою територіальну цілісність та незалежність.</text:p>
      <text:p text:style-name="P4">
Секретар РНБО вкотре наголосив, що дуже багато дезінформації нині є з бокуворога. Але не варто в усе вірити, нині українцям треба чекати, бо Силиоборони роблять свою роботу.</text:p>
      <text:p text:style-name="P4">
Він зазначив, що засідання Ставки Верховного Головнокомандувача відбуваютьсящонайменше 2-3 рази на тиждень і питання оборони Бахмуту щоразу обов'язково єу порядку денному і щоразу військові наголошують на необхідності тримати цюділянку фронту, аби інша частина не посипалася і щоб України моглапідготуватися до контрнаступу. «Бахмут – це для нас стратегічно важливийфронт. Коли мова йшла про те, що треба здати, треба відійти, то якщо ми будемотак робити, можемо так дуже швидко дійти до наших західних кордонів», -підкреслив Данілов.</text:p>
      <text:p text:style-name="P4">
<text:span text:style-name="T4">
Читайте також:</text:span>
 <text:a xlink:type="simple" xlink:href="https://www.ukrinform.ua/rubric-ato/3700522-na-bahmutskomu-napramku-zsu-znisili-175-zagarbnikiv-cerevatij.html" text:style-name="Internet_20_link" text:visited-style-name="Visited_20_Internet_20_Link">
 <text:span text:style-name="T4">
Бахмут</text:span>
 </text:a>
</text:p>
      <text:p text:style-name="P4">
Секретар РНБО наголосив на тому, що Україна не виключає варіанти того, щоросіяни можуть здійснювати надалі наступальні дії. «Наша розвідка доповідаєпро стан справ і про дії, які може вчинити наш ворог. Все береться до уваги,аналізується, систематизується і тільки після цього ухвалюються ті чи іншірішення», - сказав він.</text:p>
      <text:p text:style-name="P4">
Як повідомляв Укрінформ, під головуванням Президента України ВолодимираЗеленського у вівторок відбулося засідання Ставки ВерховногоГоловнокомандувача. Було заслухано інформацію про актуальну ситуацію на полібою, зокрема на найскладніших напрямках. Керівник розвідки поінформував проймовірні дії ворога на найближчий період.Члени Ставки розглянули питання щодозабезпечення підрозділів сил оборони України озброєнням і боєприпасами.</text:p>
      <text:p text:style-name="P4">
<text:span text:style-name="T4">
Читайте також:</text:span>
 <text:a xlink:type="simple" xlink:href="https://www.ukrinform.ua/rubric-ato/3699512-danilov-zaklikav-pripiniti-sadzati-ukrainu-za-stil-peregovoriv.html" text:style-name="Internet_20_link" text:visited-style-name="Visited_20_Internet_20_Link">
 <text:span text:style-name="T4">
Данілов</text:span>
 </text:a>
</text:p>
      <text:p text:style-name="P4">
Також обговорили перебіг комплектування особовим складом і технікоюновостворених бригад.</text:p>
      <text:p text:style-name="P4">
Source: <text:a xlink:type="simple" xlink:href="https://www.ukrinform.ua/rubric-ato/3700702-ukraina-diatime-za-svoim-sekretnim-planom-akso-postacanna-zbroi-budut-potuznimi-danilov.html" text:style-name="Internet_20_link" text:visited-style-name="Visited_20_Internet_20_Link">
https://www.ukrinform.ua/rubric-ato/3700702-ukraina-diatime-za-svoim-sekretnim-planom-akso-postacanna-zbroi-budut-potuznimi-danilov.html</text:a>
</text:p>
      <!--NEWS-->
      <text:h text:style-name="P10" text:outline-level="1">
<text:span text:style-name="T4">
Матчі Ліги чемпіонів УЄФА планують проводити у США</text:span>
</text:h>
      <text:p text:style-name="P4">
Authors: Ukrinform (Person)</text:p>
      <text:p text:style-name="P4">
Publisher: Укринформ (Organization)</text:p>
      <text:p text:style-name="P4">
Published Time: 2023-04-25T-48:43:39+03:00</text:p>
      <text:p text:style-name="P4">
Modified Time: 2023-04-25T21:43:39+03:00</text:p>
      <text:p text:style-name="P4">
Description: Союз європейських футбольних асоціацій (УЄФА) розглядає варіант із проведенням матчів Ліги чемпіонів у США. — Укрінформ.</text:p>
      <text:p text:style-name="P4">
Images: ["<text:a xlink:type="simple" xlink:href="https://static.ukrinform.com/photos/2021_03/thumb_files/630_360_1615877120-335.jpg" text:style-name="Internet_20_link" text:visited-style-name="Visited_20_Internet_20_Link">
630_360_16158...</text:a>
"]</text:p>
      <text:p text:style-name="P4">
Tags: ['Футбол', 'Ліга чемпіонів', 'УЄФА']</text:p>
      <text:p text:style-name="P4">
Type: Article</text:p>
      <!--METADATA-->
      <text:p text:style-name="P4">
<draw:frame draw:style-name="fr1" draw:name="Image46" text:anchor-type="as-char" svg:width="6.9236in" svg:height="3.956343in" draw:z-index="0">
<draw:image xlink:href="../Images/yкринформ/2023-04-25T-48-43-39-03-00/630_360_1615877120-335.jpg" xlink:type="simple" xlink:show="embed" xlink:actuate="onLoad" draw:mime-type="image/jpeg"/>
</draw:frame>
 Союзєвропейських футбольних асоціацій (УЄФА) розглядає варіант із проведеннямматчів Ліги чемпіонів у США.</text:p>
      <text:p text:style-name="P4">
Про це повідомляє американське <text:a xlink:type="simple" xlink:href="https://www.espn.com/soccer/uefa-champions-league/story/4933132/champions-league-matches-in-us-possible-uefa-president-ceferin" text:style-name="Internet_20_link" text:visited-style-name="Visited_20_Internet_20_Link">
 </text:a>
 ESPN, передає Укрінформ.</text:p>
      <text:p text:style-name="P4">
«Зрозуміло, проведення Ліги чемпіонів у США можливе. Ми обговорюємо цю ідею.Можливо, це буде після 2025 року», - заявив президент УЄФА Александер Чеферін.</text:p>
      <text:p text:style-name="P4">
Як зазначається, футбол дуже популяризується зараз у США, американці стежатьза грою у Європі.</text:p>
      <text:p text:style-name="P4">
УЄФА вже вийшов на американський ринок, продавши свої англійські правакомпаніям CBS, Viacom та Paramount.</text:p>
      <text:p text:style-name="P4">
<text:span text:style-name="T4">
Читайте також:</text:span>
 <text:a xlink:type="simple" xlink:href="https://www.ukrinform.ua/rubric-sports/3700179-az-u19-peremozec-unackoi-ligi-uefa.html" text:style-name="Internet_20_link" text:visited-style-name="Visited_20_Internet_20_Link">
 <text:span text:style-name="T4">
УЄФА</text:span>
 </text:a>
</text:p>
      <text:p text:style-name="P4">
Нагадаємо, у півфіналах Ліги чемпіонів УЄФА сезону-2022/23 зіграють італійські«Мілан» з «Інтером», а також іспанський «Реал» із англійським «МанчестерСіті».</text:p>
      <text:p text:style-name="P4">
Матчі 1/2 фіналу заплановані на 9-10 та 16-17 травня.</text:p>
      <text:p text:style-name="P4">
Фінальний поєдинок Ліги чемпіонів УЄФА відбудеться 10 червня на «Олімпійськомустадіоні Ататюрка» у Стамбулі (Туреччина).</text:p>
      <text:p text:style-name="P4">
Source: <text:a xlink:type="simple" xlink:href="https://www.ukrinform.ua/rubric-sports/3700698-matci-ligi-cempioniv-uefa-planuut-provoditi-u-ssa.html" text:style-name="Internet_20_link" text:visited-style-name="Visited_20_Internet_20_Link">
https://www.ukrinform.ua/rubric-sports/3700698-matci-ligi-cempioniv-uefa-planuut-provoditi-u-ssa.html</text:a>
</text:p>
      <!--NEWS-->
      <text:h text:style-name="P10" text:outline-level="1">
<text:span text:style-name="T4">
росія збільшила кількість ракетоносіїв у Чорному морі, загальний залп - 24 «Калібри»</text:span>
</text:h>
      <text:p text:style-name="P4">
Authors: Ukrinform (Person)</text:p>
      <text:p text:style-name="P4">
Publisher: Укринформ (Organization)</text:p>
      <text:p text:style-name="P4">
Published Time: 2023-04-25T-50:35:13+03:00</text:p>
      <text:p text:style-name="P4">
Modified Time: 2023-04-25T21:35:13+03:00</text:p>
      <text:p text:style-name="P4">
Description: російська федерація вдвічі збільшила кількість ракетоносіїв на бойовому чергуванні в Чорному морі, їхній потенційний залп становить 24 ракети.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47" text:anchor-type="as-char" svg:width="6.9236in" svg:height="3.956343in" draw:z-index="0">
<draw:image xlink:href="../Images/yкринформ/2023-04-25T-50-35-13-03-00/630_360_1509493085-3383.jpg" xlink:type="simple" xlink:show="embed" xlink:actuate="onLoad" draw:mime-type="image/jpeg"/>
</draw:frame>
російська федерація вдвічі збільшила кількість ракетоносіїв на бойовомучергуванні в Чорному морі, їхній потенційний залп становить 24 ракети.</text:p>
      <text:p text:style-name="P4">
Як передає Укрінформ, про це оперативне командування "Південь" повідомило у <text:a xlink:type="simple" xlink:href="https://www.facebook.com/OperationalCommandSouth/posts/pfbid02jjfNgWDKpiYSkTUc7Wgq7NYst8xq8jCXpKr4tEUQKuNQgtvDip2x3QTNiuEL1cy5l" text:style-name="Internet_20_link" text:visited-style-name="Visited_20_Internet_20_Link">
</text:a>
.</text:p>
      <text:p text:style-name="P4">
"Наразі на бойовому чергуванні 2 надводних і 2 підводних ракетоносії,загальний залп "Калібрів" може сягати 24. Рівень ракетної загрози дужевисокий", — ідеться в повідомленні.</text:p>
      <text:p text:style-name="P4">
<text:span text:style-name="T4">
Читайте також:</text:span>
 <text:a xlink:type="simple" xlink:href="https://www.ukrinform.ua/rubric-ato/3699184-rosiani-trimaut-u-cornomu-mori-dva-pidvodnih-covni-z-kalibrami.html" text:style-name="Internet_20_link" text:visited-style-name="Visited_20_Internet_20_Link">
 <text:span text:style-name="T4">
Калібр</text:span>
 </text:a>
</text:p>
      <text:p text:style-name="P4">
Загалом корабельне угруповання рф у Чорному морі, за даними командування, ниністановить 13 кораблів.</text:p>
      <text:p text:style-name="P4">
Як повідомляв Укрінформ, уранці 25 квітня в Чорному морі на бойовомучергуванні <text:a xlink:type="simple" xlink:href="https://www.ukrinform.ua/rubric-ato/3700346-u-cornomu-mori-rosia-trimae-dva-raketonosii-z-vismoma-kalibrami.html" text:style-name="Internet_20_link" text:visited-style-name="Visited_20_Internet_20_Link">
 </text:a>
 .</text:p>
      <text:p text:style-name="P4">
Source: <text:a xlink:type="simple" xlink:href="https://www.ukrinform.ua/rubric-ato/3700695-rosia-zbilsila-kilkist-raketonosiiv-u-cornomu-mori-zagalnij-zalp-24-kalibri.html" text:style-name="Internet_20_link" text:visited-style-name="Visited_20_Internet_20_Link">
https://www.ukrinform.ua/rubric-ato/3700695-rosia-zbilsila-kilkist-raketonosiiv-u-cornomu-mori-zagalnij-zalp-24-kalibri.html</text:a>
</text:p>
      <!--NEWS-->
      <text:h text:style-name="P10" text:outline-level="1">
<text:span text:style-name="T4">
Європейські країни збільшать імпорт газу з Азербайджану</text:span>
</text:h>
      <text:p text:style-name="P4">
Authors: Ukrinform (Person)</text:p>
      <text:p text:style-name="P4">
Publisher: Укринформ (Organization)</text:p>
      <text:p text:style-name="P4">
Published Time: 2023-04-25T-52:32:46+03:00</text:p>
      <text:p text:style-name="P4">
Modified Time: 2023-04-25T21:32:46+03:00</text:p>
      <text:p text:style-name="P4">
Description: Національні оператори газових систем Болгарії, Румунії, Угорщини та Словаччини домовилися у вівторок збільшити транспортування природного газу із Азербайджану, використовуючи існуючу інфраструктуру своїх країн. — Укрінформ.</text:p>
      <text:p text:style-name="P4">
Images: ["<text:a xlink:type="simple" xlink:href="https://static.ukrinform.com/photos/2021_10/thumb_files/630_360_1634736693-847.jpg" text:style-name="Internet_20_link" text:visited-style-name="Visited_20_Internet_20_Link">
630_360_16347...</text:a>
"]</text:p>
      <text:p text:style-name="P4">
Tags: ['Азербайджан', 'Європа', 'Газ', 'росія']</text:p>
      <text:p text:style-name="P4">
Type: Article</text:p>
      <!--METADATA-->
      <text:p text:style-name="P4">
<draw:frame draw:style-name="fr1" draw:name="Image48" text:anchor-type="as-char" svg:width="6.9236in" svg:height="3.956343in" draw:z-index="0">
<draw:image xlink:href="../Images/yкринформ/2023-04-25T-52-32-46-03-00/630_360_1634736693-847.jpg" xlink:type="simple" xlink:show="embed" xlink:actuate="onLoad" draw:mime-type="image/jpeg"/>
</draw:frame>
Національні оператори газових систем Болгарії, Румунії, Угорщини та Словаччинидомовилися у вівторок збільшити транспортування природного газу ізАзербайджану, використовуючи існуючу інфраструктуру своїх країн.</text:p>
      <text:p text:style-name="P4">
Як передає Укрінформ, про це повідомляє <text:a xlink:type="simple" xlink:href="https://www.euronews.com/2023/04/25/european-countries-to-boost-gas-imports-from-azerbaijan" text:style-name="Internet_20_link" text:visited-style-name="Visited_20_Internet_20_Link">
</text:a>
.</text:p>
      <text:p text:style-name="P4">
Президент Азербайджану Ільхам Алієв назвав підписання угоди між європейськимидержавами та Державною нафтовою компанією Азербайджанської Республіки «дужесвоєчасним кроком», який принесе більші та безпечніші постачання газу багатьоміншим країнам Європи.</text:p>
      <text:p text:style-name="P4">
Церемонія підписання відбулась у столиці <text:a xlink:type="simple" xlink:href="https://www.ukrinform.ua/tag-bolgaria" text:style-name="Internet_20_link" text:visited-style-name="Visited_20_Internet_20_Link">
 </text:a>
 місті Софія.</text:p>
      <text:p text:style-name="P4">
Після початку повномасштабного вторгнення росії в Україну, ЄС намагаєтьсядиверсифікувати європейські джерела енергії від російського газу. У липні 2022року ЄС підписав меморандум про взаєморозуміння з Азербайджаном щодо подвоєнняобсягу імпорту азербайджанського газу до 20 мільярдів кубометрів на рік до2027 року.</text:p>
      <text:p text:style-name="P4">
<text:span text:style-name="T4">
Читайте також:</text:span>
 <text:a xlink:type="simple" xlink:href="https://www.ukrinform.ua/rubric-economy/3663517-alternativa-rosijskomu-gazu-bolgaria-pocala-budivnictvo-truboprovodu-do-serbii.html" text:style-name="Internet_20_link" text:visited-style-name="Visited_20_Internet_20_Link">
 <text:span text:style-name="T4">
Альтернатива</text:span>
 <text:span text:style-name="T4">
російському</text:span>
 <text:span text:style-name="T4">
газу</text:span>
 <text:span text:style-name="T4">
Болгарія</text:span>
<text:span text:style-name="T4">
почала</text:span>
 <text:span text:style-name="T4">
будівництво</text:span>
 <text:span text:style-name="T4">
трубопроводу</text:span>
 <text:span text:style-name="T4">
Сербії</text:span>
</text:a>
</text:p>
      <text:p text:style-name="P4">
Як повідомляв Укрінформ, 11 березня президент Болгарії Румен Радев здійснивзапит до президента Азербайджану Ільхама Алієва <text:a xlink:type="simple" xlink:href="https://www.ukrinform.ua/rubric-economy/3681207-bolgaria-mae-namir-zbilsiti-postavki-gazu-z-azerbajdzanu.html" text:style-name="Internet_20_link" text:visited-style-name="Visited_20_Internet_20_Link">
</text:a>
 .</text:p>
      <text:p text:style-name="P4">
За словами Радева, Болгарія планує з’єднати свою газову мережу із мережамиРумунії, Угорщини та Словаччини з метою збільшення поставки природного газу ізАзербайджану.</text:p>
      <text:p text:style-name="P4">
Source: <text:a xlink:type="simple" xlink:href="https://www.ukrinform.ua/rubric-economy/3700692-evropejski-kraini-zbilsat-import-gazu-z-azerbajdzanu.html" text:style-name="Internet_20_link" text:visited-style-name="Visited_20_Internet_20_Link">
https://www.ukrinform.ua/rubric-economy/3700692-evropejski-kraini-zbilsat-import-gazu-z-azerbajdzanu.html</text:a>
</text:p>
      <!--NEWS-->
      <text:h text:style-name="P10" text:outline-level="1">
<text:span text:style-name="T4">
Уряд запровадить нові стандарти обслуговування військових - Шмигаль</text:span>
</text:h>
      <text:p text:style-name="P4">
Authors: Ukrinform (Person)</text:p>
      <text:p text:style-name="P4">
Publisher: Укринформ (Organization)</text:p>
      <text:p text:style-name="P4">
Published Time: 2023-04-25T-54:29:00+03:00</text:p>
      <text:p text:style-name="P4">
Modified Time: 2023-04-25T21:29:00+03:00</text:p>
      <text:p text:style-name="P4">
Description: Кабінет Міністрів активно працює над запровадженням нових стандартів обслуговування військових. — Укрінформ.</text:p>
      <text:p text:style-name="P4">
Images: ["<text:a xlink:type="simple" xlink:href="https://static.ukrinform.com/photos/2023_03/thumb_files/630_360_1679676099-828.jpg" text:style-name="Internet_20_link" text:visited-style-name="Visited_20_Internet_20_Link">
630_360_16796...</text:a>
"]</text:p>
      <text:p text:style-name="P4">
Tags: ['Кабмін', 'Військові', 'Шмигаль', 'ВЛК']</text:p>
      <text:p text:style-name="P4">
Type: Article</text:p>
      <!--METADATA-->
      <text:p text:style-name="P4">
<draw:frame draw:style-name="fr1" draw:name="Image49" text:anchor-type="as-char" svg:width="6.9236in" svg:height="3.956343in" draw:z-index="0">
<draw:image xlink:href="../Images/yкринформ/2023-04-25T-54-29-00-03-00/630_360_1679676099-828.jpg" xlink:type="simple" xlink:show="embed" xlink:actuate="onLoad" draw:mime-type="image/jpeg"/>
</draw:frame>
 КабінетМіністрів активно працює над запровадженням нових стандартів обслуговуваннявійськових.</text:p>
      <text:p text:style-name="P4">
Про це Прем'єр-міністр Денис Шмигаль написав у <text:a xlink:type="simple" xlink:href="http://t.me/Denys_Smyhal/5071" text:style-name="Internet_20_link" text:visited-style-name="Visited_20_Internet_20_Link">
</text:a>
після наради, присвяченій цій темі, передає Укрінформ.</text:p>
      <text:p text:style-name="P4">
«Визначили подальші завдання, терміни й відповідальних осіб. Кінцевою метоюмає стати зручне й швидке проходження ВЛК та нові стандарти обслуговуваннянаших військових», - зазначив очільник Кабміну.</text:p>
      <text:p text:style-name="P4">
За його словами, довідки мають ходити за військовими, а не навпаки.«Продовжуємо впроваджувати цей принцип у сфері проходження військово-лікарських комісій і медико-соціальних експертних комісій», - додав Прем'єр.</text:p>
      <text:p text:style-name="P4">
<text:span text:style-name="T4">
Читайте також:</text:span>
 <text:a xlink:type="simple" xlink:href="https://www.ukrinform.ua/rubric-society/3700495-viplati-vijskovim-pid-cas-likuvanna-venislavskij-rozpoviv-pro-perspektivi-virisenna-pitanna.html" text:style-name="Internet_20_link" text:visited-style-name="Visited_20_Internet_20_Link">
 </text:a>
</text:p>
      <text:p text:style-name="P4">
За його словами, на нараді з урядовцями, парламентарями й представниками ОфісуПрезидента підсумували, що вже зроблено в цьому напрямку. Зокрема, збільшенокількість ВЛК, ухвалено постанову уряду щодо впровадження нового пакетамедпослуг у межах Програми медичних гарантій, розроблено законодавчі змінищодо створення ВЛК при державних і комунальних закладах охорони здоров’я тащодо спрощення отримання довідки про обставини поранення. Задля покращеннясервісу розроблено рекомендації щодо організації роботи ВЛК запущені пілотніпроєкти електронного документообігу між в/ч та ТЦК і СП.</text:p>
      <text:p text:style-name="P4">
Як повідомлялося, 18 квітня уряд дозволив створювати військово-лікарськікомісії при цивільних закладах охорони здоров’я.</text:p>
      <text:p text:style-name="P4">
<text:span text:style-name="T4">
Читайте також:</text:span>
 <text:a xlink:type="simple" xlink:href="https://www.ukrinform.ua/rubric-society/3697910-vijskovi-prodovzuut-otrimuvati-nadbavki-u-period-likuvanna-pisla-poranen-stefancuk.html" text:style-name="Internet_20_link" text:visited-style-name="Visited_20_Internet_20_Link">
 </text:a>
</text:p>
      <text:p text:style-name="P4">
ВЛК визначають ступені придатності до військової служби, надання відпустки <text:a xlink:type="simple" xlink:href="https://www.ukrinform.ua/tag-vijskovi" text:style-name="Internet_20_link" text:visited-style-name="Visited_20_Internet_20_Link">
</text:a>
 у зв’язку з хворобою, звільнення їхзі служби за станом здоров’я після отримання поранень. Нині комісії дужеперевантажені через тривалу мобілізацію та наслідки активних бойових дій.</text:p>
      <text:p text:style-name="P4">
<text:span text:style-name="T5">
Фото: Кабмін</text:span>
</text:p>
      <text:p text:style-name="P4">
Source: <text:a xlink:type="simple" xlink:href="https://www.ukrinform.ua/rubric-society/3700691-urad-zaprovadit-novi-standarti-obslugovuvanna-vijskovih-smigal.html" text:style-name="Internet_20_link" text:visited-style-name="Visited_20_Internet_20_Link">
https://www.ukrinform.ua/rubric-society/3700691-urad-zaprovadit-novi-standarti-obslugovuvanna-vijskovih-smigal.html</text:a>
</text:p>
      <!--NEWS-->
      <text:h text:style-name="P10" text:outline-level="1">
<text:span text:style-name="T4">
Бербок бойкотувала «брехливе шоу» лаврова на Радбезі ООН</text:span>
</text:h>
      <text:p text:style-name="P4">
Authors: Ukrinform (Person)</text:p>
      <text:p text:style-name="P4">
Publisher: Укринформ (Organization)</text:p>
      <text:p text:style-name="P4">
Published Time: 2023-04-25T-56:25:00+03:00</text:p>
      <text:p text:style-name="P4">
Modified Time: 2023-04-25T21:25:00+03:00</text:p>
      <text:p text:style-name="P4">
Description: Міністр закордонних справ ФРН Анналена Бербок не захотіла «бачити брехливе шоу» лаврова на Радбезі ООН. — Укрінформ.</text:p>
      <text:p text:style-name="P4">
Images: ["<text:a xlink:type="simple" xlink:href="https://static.ukrinform.com/photos/2022_08/thumb_files/630_360_1661958577-366.jpg" text:style-name="Internet_20_link" text:visited-style-name="Visited_20_Internet_20_Link">
630_360_16619...</text:a>
"]</text:p>
      <text:p text:style-name="P4">
Tags: ['лавров', 'Радбез ООН', 'Бербок']</text:p>
      <text:p text:style-name="P4">
Type: Article</text:p>
      <!--METADATA-->
      <text:p text:style-name="P4">
<draw:frame draw:style-name="fr1" draw:name="Image50" text:anchor-type="as-char" svg:width="6.9236in" svg:height="3.956343in" draw:z-index="0">
<draw:image xlink:href="../Images/yкринформ/2023-04-25T-56-25-00-03-00/630_360_1661958577-366.jpg" xlink:type="simple" xlink:show="embed" xlink:actuate="onLoad" draw:mime-type="image/jpeg"/>
</draw:frame>
 Міністрзакордонних справ ФРН Анналена Бербок не захотіла «бачити брехливе шоу»лаврова на Радбезі ООН.</text:p>
      <text:p text:style-name="P4">
Про це пише видання <text:a xlink:type="simple" xlink:href="https://www.bild.de/politik/ausland/politik-inland/zynische-propagandaspielchen-baerbock-will-lawrows-luegenshow-nicht-sehen-83675834.bild.html" text:style-name="Internet_20_link" text:visited-style-name="Visited_20_Internet_20_Link">
 </text:a>
 , передає Укрінформ.</text:p>
      <text:p text:style-name="P4">
«Ми не будемо брати участі у таких цинічних і прозорих пропагандистськихіграх», - пояснила Бербок своє рішення не брати участь у засіданні.</text:p>
      <text:p text:style-name="P4">
російський міністр сергій лавров, який наразі головує в РБ, звинуватив Західу, нібито, бажанні замінити Статут ООН (як основу міжнародного порядку) противолі решти світу. Також він вчергове розповів про «нацистів у Києві» тазвинувачував у всьому США, пише видання.</text:p>
      <text:p text:style-name="P4">
<text:span text:style-name="T4">
Читайте також:</text:span>
 <text:a xlink:type="simple" xlink:href="https://www.ukrinform.ua/rubric-world/3700167-britania-rozkritikuvala-licemirstvo-rosii-na-zasidanni-radbezu-oon.html" text:style-name="Internet_20_link" text:visited-style-name="Visited_20_Internet_20_Link">
 </text:a>
</text:p>
      <text:p text:style-name="P4">
Генеральний секретар ООН Антоніу Гутерріш на цьому засіданні не став робитивигляд, що все в порядку та засудив руйнування, спричинені нападом рф наУкраїну.</text:p>
      <text:p text:style-name="P4">
Незаконне вторгнення росії в Україну спричинило «масові страждання таспустошення для країни», заявив Гутерріш у Нью-Йорку в понеділок у присутностілаврова.</text:p>
      <text:p text:style-name="P4">
Це засідання стало кульмінацією місячного головування росії в Раді БезпекиООН.</text:p>
      <text:p text:style-name="P4">
<text:span text:style-name="T4">
Читайте також:</text:span>
 <text:a xlink:type="simple" xlink:href="https://www.ukrinform.ua/rubric-world/3700178-postpred-ssa-pri-oon-nagadala-lavrovu-golovni-principi-statutu-organizacii.html" text:style-name="Internet_20_link" text:visited-style-name="Visited_20_Internet_20_Link">
 <text:span text:style-name="T4">
лаврову</text:span>
 </text:a>
</text:p>
      <text:p text:style-name="P4">
Як повідомлялося, у понеділок у РБ ООН під головуванням лаврова пройшлозасідання «Ефективна багатосторонність через захист принципів Статуту ООН».лавров представив позицію росії так, ніби вона захищає багатостороннівідносини й принципи Статуту <text:a xlink:type="simple" xlink:href="https://www.ukrinform.ua/tag-oon" text:style-name="Internet_20_link" text:visited-style-name="Visited_20_Internet_20_Link">
 </text:a>
 .</text:p>
      <text:p text:style-name="P4">
<text:span text:style-name="T5">
Фото: Photothek</text:span>
</text:p>
      <text:p text:style-name="P4">
Source: <text:a xlink:type="simple" xlink:href="https://www.ukrinform.ua/rubric-world/3700689-berbok-bojkotuvala-brehlive-sou-lavrova-na-radbezi-oon.html" text:style-name="Internet_20_link" text:visited-style-name="Visited_20_Internet_20_Link">
https://www.ukrinform.ua/rubric-world/3700689-berbok-bojkotuvala-brehlive-sou-lavrova-na-radbezi-oon.html</text:a>
</text:p>
      <!--NEWS-->
      <text:h text:style-name="P10" text:outline-level="1">
<text:span text:style-name="T4">
На Запоріжжі почалась евакуація головних колаборантів – керівник Нікопольської РВА</text:span>
</text:h>
      <text:p text:style-name="P4">
Authors: Ukrinform (Person)</text:p>
      <text:p text:style-name="P4">
Publisher: Укринформ (Organization)</text:p>
      <text:p text:style-name="P4">
Published Time: 2023-04-25T-58:18:44+03:00</text:p>
      <text:p text:style-name="P4">
Modified Time: 2023-04-25T21:18:44+03:00</text:p>
      <text:p text:style-name="P4">
Description: На тимчасово захопленій території Запорізької області розпочалася евакуація головних колаборанті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Запоріжжя', 'Війна з росією']</text:p>
      <text:p text:style-name="P4">
Type: Article</text:p>
      <!--METADATA-->
      <text:p text:style-name="P4">
<draw:frame draw:style-name="fr1" draw:name="Image51" text:anchor-type="as-char" svg:width="6.9236in" svg:height="3.956343in" draw:z-index="0">
<draw:image xlink:href="../Images/yкринформ/2023-04-25T-58-18-44-03-00/630_360_1668461240-442.jpg" xlink:type="simple" xlink:show="embed" xlink:actuate="onLoad" draw:mime-type="image/jpeg"/>
</draw:frame>
 Натимчасово захопленій території Запорізької області розпочалася евакуаціяголовних колаборантів.</text:p>
      <text:p text:style-name="P4">
Як передає Укрінформ, про це начальник Нікопольської районної військовоїадміністрації Євген Євтушенко повідомив у <text:a xlink:type="simple" xlink:href="https://t.me/Yevtushenko_E/3337" text:style-name="Internet_20_link" text:visited-style-name="Visited_20_Internet_20_Link">
 </text:a>
з посиланням на свідчення місцевих жителів.</text:p>
      <text:p text:style-name="P4">
Так, прибуття автобусів для евакуації помічене у тимчасово захопленому містіКам'янка.</text:p>
      <text:p text:style-name="P4">
Молода сім'я спробувала записатися на рейс, але отримала від загарбницькоїпсевдоадміністрації відмову.</text:p>
      <text:p text:style-name="P4">
<text:span text:style-name="T4">
Читайте також:</text:span>
 <text:a xlink:type="simple" xlink:href="https://www.ukrinform.ua/rubric-ato/3699381-zagarbniki-zaplanuvali-evakuaciu-z-energodara-na-5-travna-fedorov.html" text:style-name="Internet_20_link" text:visited-style-name="Visited_20_Internet_20_Link">
 <text:span text:style-name="T4">
евакуа</text:span>
 </text:a>
</text:p>
      <text:p text:style-name="P4">
Місцеві побоюються, що перед відходом росіяни влаштують провокацію з масовимижертвами, щоб у всьому звинуватити Україну.</text:p>
      <text:p text:style-name="P4">
Як повідомляв Укрінформ, 17 квітня з тимчасово окупованої Луганської області вбік населеного пункту Уразово Бєлгородської області росіяни намагалисяздійснити медичну евакуацію своїх військовослужбовців, задіявши для цього 14вантажних автомобілів.</text:p>
      <text:p text:style-name="P4">
Source: <text:a xlink:type="simple" xlink:href="https://www.ukrinform.ua/rubric-regions/3700687-na-zaporizzi-pocalas-evakuacia-golovnih-kolaborantiv-kerivnik-nikopolskoi-rva.html" text:style-name="Internet_20_link" text:visited-style-name="Visited_20_Internet_20_Link">
https://www.ukrinform.ua/rubric-regions/3700687-na-zaporizzi-pocalas-evakuacia-golovnih-kolaborantiv-kerivnik-nikopolskoi-rva.html</text:a>
</text:p>
      <!--NEWS-->
      <text:h text:style-name="P10" text:outline-level="1">
<text:span text:style-name="T4">
Обстріл аеродрому «Канатове»: суд узяв під варту офіцера Червінського - ЗМІ</text:span>
</text:h>
      <text:p text:style-name="P4">
Authors: Ukrinform (Person)</text:p>
      <text:p text:style-name="P4">
Publisher: Укринформ (Organization)</text:p>
      <text:p text:style-name="P4">
Published Time: 2023-04-25T-60:15:00+03:00</text:p>
      <text:p text:style-name="P4">
Modified Time: 2023-04-25T21:15:00+03:00</text:p>
      <text:p text:style-name="P4">
Description: Суд обрав запобіжний захід у вигляді тримання під вартою без права внесення застави колишньому виконувачу обов’язків командира однієї з частин Сил спеціальних операції Роману Червінському, дії якого призвели до обстрілу росіянами аеродрому "Канатове" в Кіровоградській області. — Укрінформ.</text:p>
      <text:p text:style-name="P4">
Images: ["<text:a xlink:type="simple" xlink:href="https://static.ukrinform.com/photos/2023_04/thumb_files/630_360_1682446981-986.jpg" text:style-name="Internet_20_link" text:visited-style-name="Visited_20_Internet_20_Link">
630_360_16824...</text:a>
"]</text:p>
      <text:p text:style-name="P4">
Tags: ['Суд', 'Кіровоградщина', 'Війна з росією']</text:p>
      <text:p text:style-name="P4">
Type: Article</text:p>
      <!--METADATA-->
      <text:p text:style-name="P4">
<draw:frame draw:style-name="fr1" draw:name="Image52" text:anchor-type="as-char" svg:width="6.9236in" svg:height="3.956343in" draw:z-index="0">
<draw:image xlink:href="../Images/yкринформ/2023-04-25T-60-15-00-03-00/630_360_1682446981-986.jpg" xlink:type="simple" xlink:show="embed" xlink:actuate="onLoad" draw:mime-type="image/jpeg"/>
</draw:frame>
 Суд обравзапобіжний захід у вигляді тримання під вартою без права внесення заставиколишньому виконувачу обов’язків командира однієї з частин Сил спеціальнихоперації Роману Червінському, дії якого призвели до обстрілу росіянамиаеродрому "Канатове" в Кіровоградській області.</text:p>
      <text:p text:style-name="P4">
Як передає Укрінформ, про це повідомило <text:a xlink:type="simple" xlink:href="https://suspilne.media/456468-obstril-rf-aerodromu-kanatove-ekskomandiru-cervinskomu-obiraut-zapobiznij-zahid/" text:style-name="Internet_20_link" text:visited-style-name="Visited_20_Internet_20_Link">
</text:a>
 .</text:p>
      <text:p text:style-name="P4">
Згідно із судовим рішенням, Червінський перебуватиме під вартою протягом двохмісяців.</text:p>
      <text:p text:style-name="P4">
<text:span text:style-name="T4">
Читайте також:</text:span>
 <text:a xlink:type="simple" xlink:href="https://www.ukrinform.ua/rubric-society/3700000-sbu-zatrimala-oficera-cervinskogo-akogo-sukali-v-spravi-pro-obstril-aerodromu-kanatove-dzerelo.html" text:style-name="Internet_20_link" text:visited-style-name="Visited_20_Internet_20_Link">
 <text:span text:style-name="T4">
Червінськ</text:span>
 </text:a>
</text:p>
      <text:p text:style-name="P4">
Сторона захисту заявила, нібито затримання й ув‘язнення офіцера відбувалосянезаконно. Адвокати подаватимуть апеляцію на рішення суду.</text:p>
      <text:p text:style-name="P4">
Як повідомляв Укрінформ, слідство <text:a xlink:type="simple" xlink:href="https://www.ukrinform.ua/rubric-ato/3698454-hotili-vkrasti-vorozij-litak-ale-naskodili-ukraini-sbu-zavela-spravu-na-vijskovih.html" text:style-name="Internet_20_link" text:visited-style-name="Visited_20_Internet_20_Link">
 </text:a>
 , що масований ракетний удар російських загарбниківпо аеродрому "Канатове" в липні 2022 року спровокували самовільні дії окремихвійськовослужбовців.</text:p>
      <text:p text:style-name="P4">
<text:span text:style-name="T4">
Читайте також:</text:span>
 <text:a xlink:type="simple" xlink:href="https://www.ukrinform.ua/rubric-society/3698964-obstril-rosianami-aerodromu-kanatove-sbu-povidomila-pro-pidozru-eksbijcu-sso.html" text:style-name="Internet_20_link" text:visited-style-name="Visited_20_Internet_20_Link">
 </text:a>
</text:p>
      <text:p text:style-name="P4">
24 квітня у справі про обстріл аеродрому Служба безпеки України затрималаофіцера Червінського. Від слідства він переховувався.</text:p>
      <text:p text:style-name="P4">
Source: <text:a xlink:type="simple" xlink:href="https://www.ukrinform.ua/rubric-society/3700688-obstril-aerodromu-kanatove-sud-uzav-pid-vartu-oficera-cervinskogo-zmi.html" text:style-name="Internet_20_link" text:visited-style-name="Visited_20_Internet_20_Link">
https://www.ukrinform.ua/rubric-society/3700688-obstril-aerodromu-kanatove-sud-uzav-pid-vartu-oficera-cervinskogo-zmi.html</text:a>
</text:p>
      <!--NEWS-->
      <text:h text:style-name="P10" text:outline-level="1">
<text:span text:style-name="T4">
Влада напрацьовує нову економічну стратегію України - Зеленський</text:span>
</text:h>
      <text:p text:style-name="P4">
Authors: Ukrinform (Person)</text:p>
      <text:p text:style-name="P4">
Publisher: Укринформ (Organization)</text:p>
      <text:p text:style-name="P4">
Published Time: 2023-04-25T-62:12:00+03:00</text:p>
      <text:p text:style-name="P4">
Modified Time: 2023-04-25T21:12:00+03:00</text:p>
      <text:p text:style-name="P4">
Description: Влада України активно працює над новою економічною стратегією розвитку нашої держави. — Укрінформ.</text:p>
      <text:p text:style-name="P4">
Images: ["<text:a xlink:type="simple" xlink:href="https://static.ukrinform.com/photos/2023_04/thumb_files/630_360_1682446495-603.jpg" text:style-name="Internet_20_link" text:visited-style-name="Visited_20_Internet_20_Link">
630_360_16824...</text:a>
"]</text:p>
      <text:p text:style-name="P4">
Tags: ['Економіка', 'Зеленський', 'Офіс Президента']</text:p>
      <text:p text:style-name="P4">
Type: Article</text:p>
      <!--METADATA-->
      <text:p text:style-name="P4">
<draw:frame draw:style-name="fr1" draw:name="Image53" text:anchor-type="as-char" svg:width="6.9236in" svg:height="3.956343in" draw:z-index="0">
<draw:image xlink:href="../Images/yкринформ/2023-04-25T-62-12-00-03-00/630_360_1682446495-603.jpg" xlink:type="simple" xlink:show="embed" xlink:actuate="onLoad" draw:mime-type="image/jpeg"/>
</draw:frame>
 ВладаУкраїни активно працює над новою економічною стратегією розвитку нашоїдержави.</text:p>
      <text:p text:style-name="P4">
Як передає Укрінформ із посиланням на <text:a xlink:type="simple" xlink:href="http://t.me/V_Zelenskiy_official/6000" text:style-name="Internet_20_link" text:visited-style-name="Visited_20_Internet_20_Link">
</text:a>
 Володимира Зеленського,про це йшлося на нараді в Офісі Президента.</text:p>
      <text:p text:style-name="P4">
«Активно працюємо над новою економічною стратегією України. Цей рік – рікпочатку нашого економічного зростання. Ми крок за кроком відбудовуємоінфраструктуру, але важливо вже зараз починати думати і над відновленнямекономіки нашої країни», - написав глава держави.</text:p>
      <text:p text:style-name="P4">
За його словами, під час наради докладно розглянули шляхи для забезпеченнятемпів росту <text:a xlink:type="simple" xlink:href="https://www.ukrinform.ua/tag-ekonomika" text:style-name="Internet_20_link" text:visited-style-name="Visited_20_Internet_20_Link">
 </text:a>
 та ВВП, розвитокрізних галузей економіки, пріоритетні стратегічні сектори та інвестиційніполітики.</text:p>
      <text:p text:style-name="P4">
<text:span text:style-name="T4">
Читайте також:</text:span>
 <text:a xlink:type="simple" xlink:href="https://www.ukrinform.ua/rubric-polytics/3700140-zelenskij-uze-gotuemo-nasu-energetiku-do-nastupnoi-zimi.html" text:style-name="Internet_20_link" text:visited-style-name="Visited_20_Internet_20_Link">
 <text:span text:style-name="T4">
Зеленський</text:span>
 </text:a>
</text:p>
      <text:p text:style-name="P4">
Як повідомлялося, Прем'єр-міністр Денис Шмигаль на засіданні уряду заявив проте, що Україна цього року планує реалізувати проєкти відбудови на 14 млрддоларів.</text:p>
      <text:p text:style-name="P4">
<text:span text:style-name="T5">
Фото: ОП</text:span>
</text:p>
      <text:p text:style-name="P4">
Source: <text:a xlink:type="simple" xlink:href="https://www.ukrinform.ua/rubric-economy/3700686-vlada-napracovue-novu-ekonomicnu-strategiu-ukraini-zelenskij.html" text:style-name="Internet_20_link" text:visited-style-name="Visited_20_Internet_20_Link">
https://www.ukrinform.ua/rubric-economy/3700686-vlada-napracovue-novu-ekonomicnu-strategiu-ukraini-zelenskij.html</text:a>
</text:p>
      <!--NEWS-->
      <text:h text:style-name="P10" text:outline-level="1">
<text:span text:style-name="T4">
Дипломати 18 країн відвідали музей Ханенків у Києві</text:span>
</text:h>
      <text:p text:style-name="P4">
Authors: Ukrinform (Person)</text:p>
      <text:p text:style-name="P4">
Publisher: Укринформ (Organization)</text:p>
      <text:p text:style-name="P4">
Published Time: 2023-04-25T-67:08:00+03:00</text:p>
      <text:p text:style-name="P4">
Modified Time: 2023-04-25T21:08:00+03:00</text:p>
      <text:p text:style-name="P4">
Description: Дипломатичні представники 18 країн та п’яти міжнародних установ ознайомилися зі здобутками української культури на прикладі експозиції сучасного мистецтва у музеї Ханенків. — Укрінформ.</text:p>
      <text:p text:style-name="P4">
Images: ["<text:a xlink:type="simple" xlink:href="https://static.ukrinform.com/photos/2023_04/thumb_files/630_360_1682446171-597.jpg" text:style-name="Internet_20_link" text:visited-style-name="Visited_20_Internet_20_Link">
630_360_16824...</text:a>
"]</text:p>
      <text:p text:style-name="P4">
Tags: ['Музей', 'Ткаченко', 'Дипломати', 'МКІП ']</text:p>
      <text:p text:style-name="P4">
Type: Article</text:p>
      <!--METADATA-->
      <text:p text:style-name="P4">
<draw:frame draw:style-name="fr1" draw:name="Image54" text:anchor-type="as-char" svg:width="6.9236in" svg:height="3.956343in" draw:z-index="0">
<draw:image xlink:href="../Images/yкринформ/2023-04-25T-67-08-00-03-00/630_360_1682446171-597.jpg" xlink:type="simple" xlink:show="embed" xlink:actuate="onLoad" draw:mime-type="image/jpeg"/>
</draw:frame>
Дипломатичні представники 18 країн та п’яти міжнародних установ ознайомилисязі здобутками української культури на прикладі експозиції сучасного мистецтвау музеї Ханенків.</text:p>
      <text:p text:style-name="P4">
Про це повідомив у <text:a xlink:type="simple" xlink:href="http://t.me/otkachenkokyiv/3471" text:style-name="Internet_20_link" text:visited-style-name="Visited_20_Internet_20_Link">
 </text:a>
 міністр культури таінформаційної політики Олександр Ткаченко, передає Укрінформ.</text:p>
      <text:p text:style-name="P4">
"Сьогодні показали наочно, як живе та розвивається наша культура попри війнудипломатам з США, Канади, Японії, Німеччини, Франції, Італії, Бельгії,Іспанії, Нідерландів, Молдови, Португалії, Хорватії, Індії, Південної Кореї,Грузії, Угорщини, Туреччини, Канади, представникам Британської Ради в Україні,ЮНЕСКО в Україні, Чеського центру в Києві, Інституту Юнуса Емре в Києві,Польського інституту в Києві", - написав він.</text:p>
      <text:p text:style-name="P4">
Ткаченко зазначив, що делегації відвідали музей Ханенків. За його словами,більшість експозицій евакуювали, але "передусім поточна експозиція сучасногомистецтва говорить про те, що українська культура продовжує функціонувати, амитці – творити".</text:p>
      <text:p text:style-name="P4">
Також міністр нагадав, що українські театри дали понад 50 прем'єр минулогороку.</text:p>
      <text:p text:style-name="P4">
Водночас музейні експозиції, попри війну, продовжують діяти.</text:p>
      <text:p text:style-name="P4">
"Інтерес відвідувачів музеїв й взагалі споживачів культурних послуг тількизріс у порівнянні з 2021 роком. Тому наша сфера культури потребує міжнародноїпідтримки саме всередині країни. Про це наголосив сьогодні та наголошую завждинашим міжнародним партнерам", - наголосив очільник МКІП.</text:p>
      <text:p text:style-name="P4">
<text:span text:style-name="T4">
Читайте також:</text:span>
 <text:a xlink:type="simple" xlink:href="https://www.ukrinform.ua/rubric-culture/3681165-u-muzei-hanenkiv-vidkrili-vistavku-robit-refleksij-na-podii-vijni.html" text:style-name="Internet_20_link" text:visited-style-name="Visited_20_Internet_20_Link">
 <text:span text:style-name="T4">
Ханенк</text:span>
 </text:a>
</text:p>
      <text:p text:style-name="P4">
Він додав, що <text:a xlink:type="simple" xlink:href="https://www.ukrinform.ua/tag-kultura" text:style-name="Internet_20_link" text:visited-style-name="Visited_20_Internet_20_Link">
 </text:a>
 – це другий фронт,який продовжує розвиватись попри війну. Також Ткаченко зауважив, що передкультурною спільнотою постали величезні виклики: збереження від тотальногознищення ракетами та снарядами загарбника експозицій, колекцій, фондів - всієїкультурної спадщини, як і продовження мистецької та культурної діяльності.</text:p>
      <text:p text:style-name="P4">
Як повідомляв Укрінформ, Ткаченко заявив, що МКІП планує презентувати твірпаризького художника Крістіана Гемі, створений у центрі Києва, а такожорганізувати фотовиставку його робіт у Музеї Війни.</text:p>
      <text:p text:style-name="P4">
Source: <text:a xlink:type="simple" xlink:href="https://www.ukrinform.ua/rubric-culture/3700684-diplomati-18-krain-vidvidali-muzej-hanenkiv-u-kievi.html" text:style-name="Internet_20_link" text:visited-style-name="Visited_20_Internet_20_Link">
https://www.ukrinform.ua/rubric-culture/3700684-diplomati-18-krain-vidvidali-muzej-hanenkiv-u-kievi.html</text:a>
</text:p>
      <!--NEWS-->
      <text:h text:style-name="P10" text:outline-level="1">
<text:span text:style-name="T4">
Кількість жертв релігійного культу в Кенії зросла до 89</text:span>
</text:h>
      <text:p text:style-name="P4">
Authors: Ukrinform (Person)</text:p>
      <text:p text:style-name="P4">
Publisher: Укринформ (Organization)</text:p>
      <text:p text:style-name="P4">
Published Time: 2023-04-25T-69:03:00+03:00</text:p>
      <text:p text:style-name="P4">
Modified Time: 2023-04-25T21:03:00+03:00</text:p>
      <text:p text:style-name="P4">
Description: Влада Кенії ексгумувала ще 16 тіл, отже кількість загиблих у Міжнародній церкві «Добра Новина» зросла до 89. — Укрінформ.</text:p>
      <text:p text:style-name="P4">
Images: ["<text:a xlink:type="simple" xlink:href="https://static.ukrinform.com/photos/2023_04/thumb_files/630_360_1682404748-923.jpg" text:style-name="Internet_20_link" text:visited-style-name="Visited_20_Internet_20_Link">
630_360_16824...</text:a>
"]</text:p>
      <text:p text:style-name="P4">
Tags: ['Голодування', 'Кенія', 'Релігія', 'Ексгумація']</text:p>
      <text:p text:style-name="P4">
Type: Article</text:p>
      <!--METADATA-->
      <text:p text:style-name="P4">
<draw:frame draw:style-name="fr1" draw:name="Image55" text:anchor-type="as-char" svg:width="6.9236in" svg:height="3.956343in" draw:z-index="0">
<draw:image xlink:href="../Images/yкринформ/2023-04-25T-69-03-00-03-00/630_360_1682404748-923.jpg" xlink:type="simple" xlink:show="embed" xlink:actuate="onLoad" draw:mime-type="image/jpeg"/>
</draw:frame>
 ВладаКенії ексгумувала ще 16 тіл, отже кількість загиблих у Міжнародній церкві«Добра Новина» зросла до 89.</text:p>
      <text:p text:style-name="P4">
Як передає Укрінформ, про це повідомляє <text:a xlink:type="simple" xlink:href="https://www.voanews.com/a/kenya-fears-more-starvation-cult-victims-as-search-resumes/7064963.html" text:style-name="Internet_20_link" text:visited-style-name="Visited_20_Internet_20_Link">
 </text:a>
 .</text:p>
      <text:p text:style-name="P4">
Влада Кенії продовжує ексугумацію тіл людей, які, наслідуючи вчення пастораПола Маккензі, заморили себе голодом у надії зустріти свого творця.</text:p>
      <text:p text:style-name="P4">
Минулого тижня влада країни заарештувала Маккензі, наразі він залишається підвартою у прибережному місті Малінді. Жодних звинувачень висунуто не було,оскільки влада вимагає більше часу для завершення розслідування.</text:p>
      <text:p text:style-name="P4">
Водночас прокурор Кенії Нурдін Хаджі заявив у понеділок, що Маккензі висунутьзвинувачення у радикалізації та тероризмі.</text:p>
      <text:p text:style-name="P4">
Кенія, де більшість населення складають християни, розділяє державу та церквув управлінні країною, проте зростає тиск щодо контролю за діяльністю деякихцерков і релігійних лідерів.</text:p>
      <text:p text:style-name="P4">
Уряд Кенії запевнив, що Маккензі та ті, хто його підтримував, будутьпритягнуті до відповідальності за смерть його послідовників.</text:p>
      <text:p text:style-name="P4">
<text:span text:style-name="T4">
Читайте також:</text:span>
 <text:a xlink:type="simple" xlink:href="https://www.ukrinform.ua/rubric-world/3699632-u-kenii-viavili-desatki-til-viran-aki-goloduvali-do-smerti.html" text:style-name="Internet_20_link" text:visited-style-name="Visited_20_Internet_20_Link">
 <text:span text:style-name="T4">
Кенії</text:span>
 <text:span text:style-name="T4">
виявили</text:span>
 <text:span text:style-name="T4">
десятки</text:span>
 <text:span text:style-name="T4">
тіл</text:span>
 <text:span text:style-name="T4">
вірян</text:span>
<text:span text:style-name="T4">
які</text:span>
 <text:span text:style-name="T4">
голодували</text:span>
 <text:span text:style-name="T4">
смерті</text:span>
 </text:a>
</text:p>
      <text:p text:style-name="P4">
Як повідомлялося, у п'ятницю у Кенії поліція почала ексгумацію тіл з лісуШакахола, що поблизу прибережного міста Малінді. Люди, які були причетні докульту «Добра Новина», вірили, що потраплять на небеса, якщо вб'ють себеголодом.</text:p>
      <text:p text:style-name="P4">
Лідер церкви Пол Маккензі Нтенге закликав своїх послідовників голодувати досмерті, щоб "зустріти Ісуса". Він перебуває під вартою в очікуванні суду.Вважається, що деякі з його прихильників все ще можуть переховуватися впосадках навколо Шакахоли.</text:p>
      <text:p text:style-name="P4">
Останній інцидент - не перший скандал навколо Нтенге, який у 2017 і 2018 рокахзіткнувся зі звинуваченнями в радикалізації дітей шкільного віку та утриманнісвоєї <text:a xlink:type="simple" xlink:href="https://www.ukrinform.ua/tag-cerkva" text:style-name="Internet_20_link" text:visited-style-name="Visited_20_Internet_20_Link">
 </text:a>
 за кошти, здобуті корупційнимшляхом. Правозахисники стверджують, що культ займається незаконною діяльністюроками.</text:p>
      <text:p text:style-name="P4">
Фото: The Guardian</text:p>
      <text:p text:style-name="P4">
Source: <text:a xlink:type="simple" xlink:href="https://www.ukrinform.ua/rubric-world/3700682-kilkist-zertv-religijnogo-kultu-v-kenii-zrosla-do-89.html" text:style-name="Internet_20_link" text:visited-style-name="Visited_20_Internet_20_Link">
https://www.ukrinform.ua/rubric-world/3700682-kilkist-zertv-religijnogo-kultu-v-kenii-zrosla-do-89.html</text:a>
</text:p>
      <!--NEWS-->
      <text:h text:style-name="P10" text:outline-level="1">
<text:span text:style-name="T4">
В Управлінні ООН з прав людини нагадали, що страта полоненого є воєнним злочином</text:span>
</text:h>
      <text:p text:style-name="P4">
Authors: Ukrinform (Person)</text:p>
      <text:p text:style-name="P4">
Publisher: Укринформ (Organization)</text:p>
      <text:p text:style-name="P4">
Published Time: 2023-04-25T-8:56:00+03:00</text:p>
      <text:p text:style-name="P4">
Modified Time: 2023-04-25T23:56:00+03:00</text:p>
      <text:p text:style-name="P4">
Description: Україна та росія мають розслідувати й публічно засудити нещодавно поширені в соцмережах аудіозаписи, які можуть свідчити про страти військовополонених без суду та слідства. — Укрінформ.</text:p>
      <text:p text:style-name="P4">
Images: ["<text:a xlink:type="simple" xlink:href="https://static.ukrinform.com/photos/2022_02/thumb_files/630_360_1643894096-658.jpg" text:style-name="Internet_20_link" text:visited-style-name="Visited_20_Internet_20_Link">
630_360_16438...</text:a>
"]</text:p>
      <text:p text:style-name="P4">
Tags: ['ООН', 'Права людини', 'Страта', 'Полонені', 'Війна з росією']</text:p>
      <text:p text:style-name="P4">
Type: Article</text:p>
      <!--METADATA-->
      <text:p text:style-name="P4">
<draw:frame draw:style-name="fr1" draw:name="Image56" text:anchor-type="as-char" svg:width="6.9236in" svg:height="3.956343in" draw:z-index="0">
<draw:image xlink:href="../Images/yкринформ/2023-04-25T-8-56-00-03-00/630_360_1643894096-658.jpg" xlink:type="simple" xlink:show="embed" xlink:actuate="onLoad" draw:mime-type="image/jpeg"/>
</draw:frame>
 Україна таросія мають розслідувати й публічно засудити нещодавно поширені в соцмережахаудіозаписи, які можуть свідчити про страти військовополонених без суду таслідства.</text:p>
      <text:p text:style-name="P4">
Як передає Укрінформ, про це речниця Управління ООН з прав людини РавінаШамдасані <text:a xlink:type="simple" xlink:href="http://news.un.org/en/story/2023/04/1135982" text:style-name="Internet_20_link" text:visited-style-name="Visited_20_Internet_20_Link">
 </text:a>
 на брифінгу вЖеневі, зазначивши, що такі дії можуть бути прирівняні до воєнних злочинів.</text:p>
      <text:p text:style-name="P4">
Вона згадала про аудіозаписи, що з'явилися в неділю у кількох Телеграм-каналах, на яких учасники бойових дій закликають не брати в полон військовихабо страчувати вже захоплених.</text:p>
      <text:p text:style-name="P4">
За словами Шамдасані, один із записів «нібито належить військовослужбовцю ЗСУ,який наказує ліквідувати військовополоненого з так званої пвк «вагнера» –угруповання російських найманців, керованого євгеном пригожиним.</text:p>
      <text:p text:style-name="P4">
«Згодом було оприлюднено заяву, очевидно, від керівника «групи вагнера», уякій ішлося про те, що вони більше не братимуть військовополонених на полібою», – сказала вона.</text:p>
      <text:p text:style-name="P4">
<text:span text:style-name="T4">
Читайте також:</text:span>
 <text:a xlink:type="simple" xlink:href="https://www.ukrinform.ua/rubric-ato/3695661-video-zi-stratami-bijciv-zsu-ne-vplinut-na-povodzenna-z-rosijskimi-polonenimi-lubinec.html" text:style-name="Internet_20_link" text:visited-style-name="Visited_20_Internet_20_Link">
 <text:span text:style-name="T4">
стратами</text:span>
 </text:a>
</text:p>
      <text:p text:style-name="P4">
Речниця УВКПЛ додала, що, хоча автентичність записів ще не підтверджена, «такізаяви можуть спровокувати або заохочувати страти військовополонених без судута слідства».</text:p>
      <text:p text:style-name="P4">
Шамдасані вказала, що наказ про страту без суду та слідства військовополонених«з подальшим їх убивством або спробою вбивства, є <text:a xlink:type="simple" xlink:href="https://www.ukrinform.ua/tag-vijskovi-zlocini" text:style-name="Internet_20_link" text:visited-style-name="Visited_20_Internet_20_Link">
</text:a>
 - так само як і заява проте, що пощади не буде».</text:p>
      <text:p text:style-name="P4">
«Ми закликаємо російську та українську владу виконати свої зобов'язання заміжнародним правом і розслідувати заяви на цих записах, а також виявити тапритягнути до відповідальності винних», - заявила речниця УВКПЛ.</text:p>
      <text:p text:style-name="P4">
<text:span text:style-name="T4">
Читайте також:</text:span>
 <text:a xlink:type="simple" xlink:href="https://www.ukrinform.ua/rubric-polytics/3695481-video-zi-stratami-ukrainskih-vijskovih-rosianami-lubinec-zvernuvsa-do-moskalkovoi.html" text:style-name="Internet_20_link" text:visited-style-name="Visited_20_Internet_20_Link">
 <text:span text:style-name="T4">
стратами</text:span>
 </text:a>
</text:p>
      <text:p text:style-name="P4">
Вона також закликала військових командирів віддати «чіткі та недвозначнінакази щодо захисту та гуманного поводження з військовополоненими й особами,що потрапили в полон, та забезпечити суворе дотримання цих наказів».</text:p>
      <text:p text:style-name="P4">
Як <text:a xlink:type="simple" xlink:href="http://www.ukrinform.ua/rubric-ato/3694771-sbu-vidkrila-spravu-sodo-video-z-vidrizannam-golovi-ukrainskomu-vijskovomu.html" text:style-name="Internet_20_link" text:visited-style-name="Visited_20_Internet_20_Link">
 </text:a>
 , в інтернетіз’явилися два відео з нібито обезголовленням російськими військовимиукраїнських захисників. Цю справу розслідує СБУ. Раніше в МЗС Українинеодноразово звертали увагу міжнародних організацій, політиків, релігійнихдіячів на неприпустимість урівнювати жертву та агресора.</text:p>
      <text:p text:style-name="P4">
Source: <text:a xlink:type="simple" xlink:href="https://www.ukrinform.ua/rubric-ato/3700727-v-upravlinni-oon-z-prav-ludini-nagadali-so-strata-polonenogo-e-voennim-zlocinom.html" text:style-name="Internet_20_link" text:visited-style-name="Visited_20_Internet_20_Link">
https://www.ukrinform.ua/rubric-ato/3700727-v-upravlinni-oon-z-prav-ludini-nagadali-so-strata-polonenogo-e-voennim-zlocinom.html</text:a>
</text:p>
      <!--NEWS-->
      <text:h text:style-name="P10" text:outline-level="1">
<text:span text:style-name="T4">
Poltavska Oblast(08:07). Red Alert: aerial threat. Sirens sounding. Take cover now!</text:span>
</text:h>
      <text:p text:style-name="P4">
Authors: liveuamap (Language: en)</text:p>
      <text:p text:style-name="P4">
Time: 2023-04-25T02:09:00</text:p>
      <text:p text:style-name="P4">
Location: Poltavska Oblast (Latitude:49.47705000 Longtitude:33.81866000)</text:p>
      <text:p text:style-name="P4">
Videos: []</text:p>
      <text:p text:style-name="P4">
Images: []</text:p>
      <text:p text:style-name="P4">
Tags: ["Europe", "Central and Eastern Europe"]</text:p>
      <text:p text:style-name="P4">
ID: 22558448</text:p>
      <!--METADATA-->
      <text:p text:style-name="P4">
Poltavska Oblast(08:07). Red Alert: aerial threat. Sirens sounding. Take covernow!</text:p>
      <text:p text:style-name="P4">
News Collection Link: <text:a xlink:type="simple" xlink:href="https://liveuamap.com/en/2023/25-april-poltavska-oblast0807-red-alert-aeriag" text:style-name="Internet_20_link" text:visited-style-name="Visited_20_Internet_20_Link">
https://liveuamap.com/en/2023/25-april-poltavska-oblast0807-red-alert-aeriag</text:a>
</text:p>
      <text:p text:style-name="P4">
Source: <text:a xlink:type="simple" xlink:href="https://t.me/suspilnepoltava/10886" text:style-name="Internet_20_link" text:visited-style-name="Visited_20_Internet_20_Link">
https://t.me/suspilnepoltava/10886</text:a>
</text:p>
      <!--NEWS-->
      <text:h text:style-name="P10" text:outline-level="1">
<text:span text:style-name="T4">
Sumska Oblast, Kharkiv, Kharkivska Oblast, Dnipro, Dnipropetrovska Oblast(08:08). Red Alert: ...</text:span>
</text:h>
      <text:p text:style-name="P4">
Authors: liveuamap (Language: en)</text:p>
      <text:p text:style-name="P4">
Time: 2023-04-25T02:10:00</text:p>
      <text:p text:style-name="P4">
Location: Sumska Oblast (Latitude:51.00000000 Longtitude:34.00000000)</text:p>
      <text:p text:style-name="P4">
Videos: []</text:p>
      <text:p text:style-name="P4">
Images: []</text:p>
      <text:p text:style-name="P4">
Tags: ["Europe", "Central and Eastern Europe"]</text:p>
      <text:p text:style-name="P4">
ID: 22558451</text:p>
      <!--METADATA-->
      <text:p text:style-name="P4">
Sumska Oblast, Kharkiv, Kharkivska Oblast, Dnipro, DnipropetrovskaOblast(08:08). Red Alert: aerial threat. Sirens sounding. Take cover now!</text:p>
      <text:p text:style-name="P4">
News Collection Link: <text:a xlink:type="simple" xlink:href="https://liveuamap.com/en/2023/25-april-sumska-oblast-kharkiv-kharkivska-oblg" text:style-name="Internet_20_link" text:visited-style-name="Visited_20_Internet_20_Link">
https://liveuamap.com/en/2023/25-april-sumska-oblast-kharkiv-kharkivska-oblg</text:a>
</text:p>
      <text:p text:style-name="P4">
Source: <text:a xlink:type="simple" xlink:href="https://t.me/air_alert_ua/43690" text:style-name="Internet_20_link" text:visited-style-name="Visited_20_Internet_20_Link">
https://t.me/air_alert_ua/43690</text:a>
</text:p>
      <!--NEWS-->
      <text:h text:style-name="P10" text:outline-level="1">
<text:span text:style-name="T4">
Mykolaiv, Mykolayivska Oblast, Kherson, Khersonska Oblast(08:48). Red Alert: aerial threat. S...</text:span>
</text:h>
      <text:p text:style-name="P4">
Authors: liveuamap (Language: en)</text:p>
      <text:p text:style-name="P4">
Time: 2023-04-25T02:49:00</text:p>
      <text:p text:style-name="P4">
Location: Mykolaiv (Latitude:46.94866 Longtitude:32.00639)</text:p>
      <text:p text:style-name="P4">
Videos: []</text:p>
      <text:p text:style-name="P4">
Images: []</text:p>
      <text:p text:style-name="P4">
Tags: ["Europe", "Central and Eastern Europe"]</text:p>
      <text:p text:style-name="P4">
ID: 22558501</text:p>
      <!--METADATA-->
      <text:p text:style-name="P4">
Mykolaiv, Mykolayivska Oblast, Kherson, Khersonska Oblast(08:48). Red Alert:aerial threat. Sirens sounding. Take cover now!</text:p>
      <text:p text:style-name="P4">
News Collection Link: <text:a xlink:type="simple" xlink:href="https://liveuamap.com/en/2023/25-april-mykolaiv-mykolayivska-oblast-khersong" text:style-name="Internet_20_link" text:visited-style-name="Visited_20_Internet_20_Link">
https://liveuamap.com/en/2023/25-april-mykolaiv-mykolayivska-oblast-khersong</text:a>
</text:p>
      <text:p text:style-name="P4">
Source: <text:a xlink:type="simple" xlink:href="https://t.me/air_alert_ua/43696" text:style-name="Internet_20_link" text:visited-style-name="Visited_20_Internet_20_Link">
https://t.me/air_alert_ua/43696</text:a>
</text:p>
      <!--NEWS-->
      <text:h text:style-name="P10" text:outline-level="1">
<text:span text:style-name="T4">
Explosions were reported in Tokmak, Zaporizhzhia region</text:span>
</text:h>
      <text:p text:style-name="P4">
Authors: liveuamap (Language: en)</text:p>
      <text:p text:style-name="P4">
Time: 2023-04-25T03:45:27</text:p>
      <text:p text:style-name="P4">
Location: Zaporizhiye (Latitude:47.23396 Longtitude:35.7182)</text:p>
      <text:p text:style-name="P4">
Videos: []</text:p>
      <text:p text:style-name="P4">
Images: []</text:p>
      <text:p text:style-name="P4">
Tags: []</text:p>
      <text:p text:style-name="P4">
ID: 22558502</text:p>
      <!--METADATA-->
      <text:p text:style-name="P4">
Explosions were reported in Tokmak, Zaporizhzhia region</text:p>
      <text:p text:style-name="P4">
News Collection Link: <text:a xlink:type="simple" xlink:href="https://liveuamap.com/en/2023/25-april-explosions-were-reported-in-tokmak-zaporizhzhia" text:style-name="Internet_20_link" text:visited-style-name="Visited_20_Internet_20_Link">
https://liveuamap.com/en/2023/25-april-explosions-were-reported-in-tokmak-zaporizhzhia</text:a>
</text:p>
      <text:p text:style-name="P4">
Source: <text:a xlink:type="simple" xlink:href="https://t.me/Tsaplienko/30478" text:style-name="Internet_20_link" text:visited-style-name="Visited_20_Internet_20_Link">
https://t.me/Tsaplienko/30478</text:a>
</text:p>
      <!--NEWS-->
      <text:h text:style-name="P10" text:outline-level="1">
<text:span text:style-name="T4">
1 person killed, 10 wounded as result of Russian missile strike at museum in central Kupiansk...</text:span>
</text:h>
      <text:p text:style-name="P4">
Authors: liveuamap (Language: en)</text:p>
      <text:p text:style-name="P4">
Time: 2023-04-25T03:48:37</text:p>
      <text:p text:style-name="P4">
Location: Kupyansk, Kharkiv (Latitude:49.71416 Longtitude:37.61073)</text:p>
      <text:p text:style-name="P4">
Videos: []</text:p>
      <text:p text:style-name="P4">
Images: []</text:p>
      <text:p text:style-name="P4">
Tags: []</text:p>
      <text:p text:style-name="P4">
ID: 22558503</text:p>
      <!--METADATA-->
      <text:p text:style-name="P4">
1 person killed, 10 wounded as result of Russian missile strike at museum incentral Kupiansk with S300 missile</text:p>
      <text:p text:style-name="P4">
News Collection Link: <text:a xlink:type="simple" xlink:href="https://liveuamap.com/en/2023/25-april-1-person-killed-10-wounded-as-result-of-russian" text:style-name="Internet_20_link" text:visited-style-name="Visited_20_Internet_20_Link">
https://liveuamap.com/en/2023/25-april-1-person-killed-10-wounded-as-result-of-russian</text:a>
</text:p>
      <text:p text:style-name="P4">
Source: <text:a xlink:type="simple" xlink:href="https://t.me/kharkivlife/59984" text:style-name="Internet_20_link" text:visited-style-name="Visited_20_Internet_20_Link">
https://t.me/kharkivlife/59984</text:a>
</text:p>
      <!--NEWS-->
      <text:h text:style-name="P10" text:outline-level="1">
<text:span text:style-name="T4">
Russian army conducted 6 missile strikes, 62 airstrikes and 70 shelling with MLRS, - General ...</text:span>
</text:h>
      <text:p text:style-name="P4">
Authors: liveuamap (Language: en)</text:p>
      <text:p text:style-name="P4">
Time: 2023-04-25T04:21:00</text:p>
      <text:p text:style-name="P4">
Location: Nova Kakhovka, Khersons'ka oblast (Latitude:46.73471 Longtitude:33.39146)</text:p>
      <text:p text:style-name="P4">
Videos: []</text:p>
      <text:p text:style-name="P4">
Images: []</text:p>
      <text:p text:style-name="P4">
Tags: ["Russia"]</text:p>
      <text:p text:style-name="P4">
ID: 22558524</text:p>
      <!--METADATA-->
      <text:p text:style-name="P4">
Russian army conducted 6 missile strikes, 62 airstrikes and 70 shelling withMLRS, - General Staff of Armed Forces of Ukraine says in the morning report</text:p>
      <text:p text:style-name="P4">
News Collection Link: <text:a xlink:type="simple" xlink:href="https://liveuamap.com/en/2023/25-april-russian-army-conducted-6-missile-strikes-62-airstrikes" text:style-name="Internet_20_link" text:visited-style-name="Visited_20_Internet_20_Link">
https://liveuamap.com/en/2023/25-april-russian-army-conducted-6-missile-strikes-62-airstrikes</text:a>
</text:p>
      <text:p text:style-name="P4">
Source: <text:a xlink:type="simple" xlink:href="https://t.me/lumsrc/4586" text:style-name="Internet_20_link" text:visited-style-name="Visited_20_Internet_20_Link">
https://t.me/lumsrc/4586</text:a>
</text:p>
      <!--NEWS-->
      <text:h text:style-name="P10" text:outline-level="1">
<text:span text:style-name="T4">
At Bakhmut direction Russian army shelled Vasukivka, Orikhovo-Vasylivka, Markove, Hryhorivka,...</text:span>
</text:h>
      <text:p text:style-name="P4">
Authors: liveuamap (Language: en)</text:p>
      <text:p text:style-name="P4">
Time: 2023-04-25T04:22:00</text:p>
      <text:p text:style-name="P4">
Location: Bakhmut (Latitude:48.33698 Longtitude:37.84882)</text:p>
      <text:p text:style-name="P4">
Videos: []</text:p>
      <text:p text:style-name="P4">
Images: []</text:p>
      <text:p text:style-name="P4">
Tags: ["Russia"]</text:p>
      <text:p text:style-name="P4">
ID: 22558510</text:p>
      <!--METADATA-->
      <text:p text:style-name="P4">
At Bakhmut direction Russian army shelled Vasukivka, Orikhovo-Vasylivka,Markove, Hryhorivka, Khromove, Bakhmut, Ivanivske, Chasiv Yar, Stupochky,Pivnichne and New York of Donetsk region, - General Staff of Armed Forces ofUkraine says in the morning report</text:p>
      <text:p text:style-name="P4">
News Collection Link: <text:a xlink:type="simple" xlink:href="https://liveuamap.com/en/2023/25-april-at-bakhmut-direction-russian-army-shelled-vasukivka" text:style-name="Internet_20_link" text:visited-style-name="Visited_20_Internet_20_Link">
https://liveuamap.com/en/2023/25-april-at-bakhmut-direction-russian-army-shelled-vasukivka</text:a>
</text:p>
      <text:p text:style-name="P4">
Source: <text:a xlink:type="simple" xlink:href="https://t.me/lumsrc/4590" text:style-name="Internet_20_link" text:visited-style-name="Visited_20_Internet_20_Link">
https://t.me/lumsrc/4590</text:a>
</text:p>
      <!--NEWS-->
      <text:h text:style-name="P10" text:outline-level="1">
<text:span text:style-name="T4">
Shelling reported in central Kherson</text:span>
</text:h>
      <text:p text:style-name="P4">
Authors: liveuamap (Language: en)</text:p>
      <text:p text:style-name="P4">
Time: 2023-04-25T04:54:08</text:p>
      <text:p text:style-name="P4">
Location: Kherson (Latitude:46.63694 Longtitude:32.62064)</text:p>
      <text:p text:style-name="P4">
Videos: []</text:p>
      <text:p text:style-name="P4">
Images: []</text:p>
      <text:p text:style-name="P4">
Tags: ["Europe", "Central and Eastern Europe"]</text:p>
      <text:p text:style-name="P4">
ID: 22558526</text:p>
      <!--METADATA-->
      <text:p text:style-name="P4">
Shelling reported in central Kherson</text:p>
      <text:p text:style-name="P4">
News Collection Link: <text:a xlink:type="simple" xlink:href="https://liveuamap.com/en/2023/25-april-shelling-reported-in-central-kherson" text:style-name="Internet_20_link" text:visited-style-name="Visited_20_Internet_20_Link">
https://liveuamap.com/en/2023/25-april-shelling-reported-in-central-kherson</text:a>
</text:p>
      <text:p text:style-name="P4">
Source: <text:a xlink:type="simple" xlink:href="https://twitter.com/kava2022/status/1650781883515404291" text:style-name="Internet_20_link" text:visited-style-name="Visited_20_Internet_20_Link">
https://twitter.com/kava2022/status/1650781883515404291</text:a>
</text:p>
      <!--NEWS-->
      <text:h text:style-name="P10" text:outline-level="1">
<text:span text:style-name="T4">
Second body was found at the site of Russian missile strike in Kupiansk</text:span>
</text:h>
      <text:p text:style-name="P4">
Authors: liveuamap (Language: en)</text:p>
      <text:p text:style-name="P4">
Time: 2023-04-25T07:09:34</text:p>
      <text:p text:style-name="P4">
Location: Kupyansk, Kharkiv (Latitude:49.71224 Longtitude:37.61161)</text:p>
      <text:p text:style-name="P4">
Videos: []</text:p>
      <text:p text:style-name="P4">
Images: []</text:p>
      <text:p text:style-name="P4">
Tags: []</text:p>
      <text:p text:style-name="P4">
ID: 22558539</text:p>
      <!--METADATA-->
      <text:p text:style-name="P4">
None</text:p>
      <text:p text:style-name="P4">
News Collection Link: <text:a xlink:type="simple" xlink:href="https://liveuamap.com/en/2023/25-april-second-body-was-found-at-the-site-of-russian-missile" text:style-name="Internet_20_link" text:visited-style-name="Visited_20_Internet_20_Link">
https://liveuamap.com/en/2023/25-april-second-body-was-found-at-the-site-of-russian-missile</text:a>
</text:p>
      <text:p text:style-name="P4">
Source: <text:a xlink:type="simple" xlink:href="https://liveuamap.com/en/2023/25-april-second-body-was-found-at-the-site-of-russian-missile" text:style-name="Internet_20_link" text:visited-style-name="Visited_20_Internet_20_Link">
https://liveuamap.com/en/2023/25-april-second-body-was-found-at-the-site-of-russian-missile</text:a>
</text:p>
      <!--NEWS-->
      <text:h text:style-name="P10" text:outline-level="1">
<text:span text:style-name="T4">
Zaporizka Oblast, Donetsk Oblast(13:24). Red Alert: aerial threat. Sirens sounding. Take cove...</text:span>
</text:h>
      <text:p text:style-name="P4">
Authors: liveuamap (Language: en)</text:p>
      <text:p text:style-name="P4">
Time: 2023-04-25T07:25:00</text:p>
      <text:p text:style-name="P4">
Location: Zaporizka Oblast (Latitude:47.612701 Longtitude:35.764351)</text:p>
      <text:p text:style-name="P4">
Videos: []</text:p>
      <text:p text:style-name="P4">
Images: []</text:p>
      <text:p text:style-name="P4">
Tags: ["Europe", "Central and Eastern Europe"]</text:p>
      <text:p text:style-name="P4">
ID: 22558540</text:p>
      <!--METADATA-->
      <text:p text:style-name="P4">
Zaporizka Oblast, Donetsk Oblast(13:24). Red Alert: aerial threat. Sirenssounding. Take cover now!</text:p>
      <text:p text:style-name="P4">
News Collection Link: <text:a xlink:type="simple" xlink:href="https://liveuamap.com/en/2023/25-april-zaporizka-oblast-donetsk-oblast1324-g" text:style-name="Internet_20_link" text:visited-style-name="Visited_20_Internet_20_Link">
https://liveuamap.com/en/2023/25-april-zaporizka-oblast-donetsk-oblast1324-g</text:a>
</text:p>
      <text:p text:style-name="P4">
Source: <text:a xlink:type="simple" xlink:href="https://t.me/air_alert_ua/43706" text:style-name="Internet_20_link" text:visited-style-name="Visited_20_Internet_20_Link">
https://t.me/air_alert_ua/43706</text:a>
</text:p>
      <!--NEWS-->
      <text:h text:style-name="P10" text:outline-level="1">
<text:span text:style-name="T4">
Kharkiv, Kharkivska Oblast(13:33). Red Alert: aerial threat. Sirens sounding. Take cover now!</text:span>
</text:h>
      <text:p text:style-name="P4">
Authors: liveuamap (Language: en)</text:p>
      <text:p text:style-name="P4">
Time: 2023-04-25T07:34:00</text:p>
      <text:p text:style-name="P4">
Location: Kharkiv (Latitude:49.97959 Longtitude:36.25362)</text:p>
      <text:p text:style-name="P4">
Videos: []</text:p>
      <text:p text:style-name="P4">
Images: []</text:p>
      <text:p text:style-name="P4">
Tags: ["Europe", "Central and Eastern Europe"]</text:p>
      <text:p text:style-name="P4">
ID: 22558541</text:p>
      <!--METADATA-->
      <text:p text:style-name="P4">
Kharkiv, Kharkivska Oblast(13:33). Red Alert: aerial threat. Sirens sounding.Take cover now!</text:p>
      <text:p text:style-name="P4">
News Collection Link: <text:a xlink:type="simple" xlink:href="https://liveuamap.com/en/2023/25-april-kharkiv-kharkivska-oblast1333-red-alg" text:style-name="Internet_20_link" text:visited-style-name="Visited_20_Internet_20_Link">
https://liveuamap.com/en/2023/25-april-kharkiv-kharkivska-oblast1333-red-alg</text:a>
</text:p>
      <text:p text:style-name="P4">
Source: <text:a xlink:type="simple" xlink:href="https://t.me/air_alert_ua/43707" text:style-name="Internet_20_link" text:visited-style-name="Visited_20_Internet_20_Link">
https://t.me/air_alert_ua/43707</text:a>
</text:p>
      <!--NEWS-->
      <text:h text:style-name="P10" text:outline-level="1">
<text:span text:style-name="T4">
Electrical power line damaged as result of shelling in Cheremoshnoye village of Belgorod regi...</text:span>
</text:h>
      <text:p text:style-name="P4">
Authors: liveuamap (Language: en)</text:p>
      <text:p text:style-name="P4">
Time: 2023-04-25T08:48:08</text:p>
      <text:p text:style-name="P4">
Location: Belgorod, Belgorodskaya oblast' (Latitude:50.38242 Longtitude:36.50654)</text:p>
      <text:p text:style-name="P4">
Videos: []</text:p>
      <text:p text:style-name="P4">
Images: []</text:p>
      <text:p text:style-name="P4">
Tags: ["Russia", "Central and Eastern Europe"]</text:p>
      <text:p text:style-name="P4">
ID: 22558545</text:p>
      <!--METADATA-->
      <text:p text:style-name="P4">
Electrical power line damaged as result of shelling in Cheremoshnoye villageof Belgorod region, several villages without power</text:p>
      <text:p text:style-name="P4">
News Collection Link: <text:a xlink:type="simple" xlink:href="https://liveuamap.com/en/2023/25-april-electrical-power-line-damaged-as-result-of-shelling" text:style-name="Internet_20_link" text:visited-style-name="Visited_20_Internet_20_Link">
https://liveuamap.com/en/2023/25-april-electrical-power-line-damaged-as-result-of-shelling</text:a>
</text:p>
      <text:p text:style-name="P4">
Source: <text:a xlink:type="simple" xlink:href="https://t.me/rusbrief/111847" text:style-name="Internet_20_link" text:visited-style-name="Visited_20_Internet_20_Link">
https://t.me/rusbrief/111847</text:a>
</text:p>
      <!--NEWS-->
      <text:h text:style-name="P10" text:outline-level="1">
<text:span text:style-name="T4">
Donetsk Oblast(15:04). Red Alert: aerial threat. Sirens sounding. Take cover now!</text:span>
</text:h>
      <text:p text:style-name="P4">
Authors: liveuamap (Language: en)</text:p>
      <text:p text:style-name="P4">
Time: 2023-04-25T09:06:00</text:p>
      <text:p text:style-name="P4">
Location: Donetsk Oblast (Latitude:48.72816 Longtitude:37.57687)</text:p>
      <text:p text:style-name="P4">
Videos: []</text:p>
      <text:p text:style-name="P4">
Images: []</text:p>
      <text:p text:style-name="P4">
Tags: ["Europe", "Central and Eastern Europe"]</text:p>
      <text:p text:style-name="P4">
ID: 22558546</text:p>
      <!--METADATA-->
      <text:p text:style-name="P4">
Donetsk Oblast(15:04). Red Alert: aerial threat. Sirens sounding. Take covernow!</text:p>
      <text:p text:style-name="P4">
News Collection Link: <text:a xlink:type="simple" xlink:href="https://liveuamap.com/en/2023/25-april-donetsk-oblast1504-red-alert-aerial-g" text:style-name="Internet_20_link" text:visited-style-name="Visited_20_Internet_20_Link">
https://liveuamap.com/en/2023/25-april-donetsk-oblast1504-red-alert-aerial-g</text:a>
</text:p>
      <text:p text:style-name="P4">
Source: <text:a xlink:type="simple" xlink:href="https://t.me/air_alert_ua/43711" text:style-name="Internet_20_link" text:visited-style-name="Visited_20_Internet_20_Link">
https://t.me/air_alert_ua/43711</text:a>
</text:p>
      <!--NEWS-->
      <text:h text:style-name="P10" text:outline-level="1">
<text:span text:style-name="T4">
Kharkiv, Kharkivska Oblast(15:07). Red Alert: aerial threat. Sirens sounding. Take cover now!</text:span>
</text:h>
      <text:p text:style-name="P4">
Authors: liveuamap (Language: en)</text:p>
      <text:p text:style-name="P4">
Time: 2023-04-25T09:08:00</text:p>
      <text:p text:style-name="P4">
Location: Kharkiv (Latitude:49.98081000 Longtitude:36.25272000)</text:p>
      <text:p text:style-name="P4">
Videos: []</text:p>
      <text:p text:style-name="P4">
Images: []</text:p>
      <text:p text:style-name="P4">
Tags: ["Europe", "Central and Eastern Europe"]</text:p>
      <text:p text:style-name="P4">
ID: 22558547</text:p>
      <!--METADATA-->
      <text:p text:style-name="P4">
Kharkiv, Kharkivska Oblast(15:07). Red Alert: aerial threat. Sirens sounding.Take cover now!</text:p>
      <text:p text:style-name="P4">
News Collection Link: <text:a xlink:type="simple" xlink:href="https://liveuamap.com/en/2023/25-april-kharkiv-kharkivska-oblast1507-red-alg" text:style-name="Internet_20_link" text:visited-style-name="Visited_20_Internet_20_Link">
https://liveuamap.com/en/2023/25-april-kharkiv-kharkivska-oblast1507-red-alg</text:a>
</text:p>
      <text:p text:style-name="P4">
Source: <text:a xlink:type="simple" xlink:href="https://t.me/air_alert_ua/43712" text:style-name="Internet_20_link" text:visited-style-name="Visited_20_Internet_20_Link">
https://t.me/air_alert_ua/43712</text:a>
</text:p>
      <!--NEWS-->
      <text:h text:style-name="P10" text:outline-level="1">
<text:span text:style-name="T4">
Zaporizka Oblast(15:53). Red Alert: aerial threat. Sirens sounding. Take cover now!</text:span>
</text:h>
      <text:p text:style-name="P4">
Authors: liveuamap (Language: en)</text:p>
      <text:p text:style-name="P4">
Time: 2023-04-25T09:54:00</text:p>
      <text:p text:style-name="P4">
Location: Zaporizka Oblast (Latitude:47.611141 Longtitude:35.764861)</text:p>
      <text:p text:style-name="P4">
Videos: []</text:p>
      <text:p text:style-name="P4">
Images: []</text:p>
      <text:p text:style-name="P4">
Tags: ["Europe", "Central and Eastern Europe"]</text:p>
      <text:p text:style-name="P4">
ID: 22558548</text:p>
      <!--METADATA-->
      <text:p text:style-name="P4">
Zaporizka Oblast(15:53). Red Alert: aerial threat. Sirens sounding. Take covernow!</text:p>
      <text:p text:style-name="P4">
News Collection Link: <text:a xlink:type="simple" xlink:href="https://liveuamap.com/en/2023/25-april-zaporizka-oblast1553-red-alert-aeriag" text:style-name="Internet_20_link" text:visited-style-name="Visited_20_Internet_20_Link">
https://liveuamap.com/en/2023/25-april-zaporizka-oblast1553-red-alert-aeriag</text:a>
</text:p>
      <text:p text:style-name="P4">
Source: <text:a xlink:type="simple" xlink:href="https://t.me/air_alert_ua/43713" text:style-name="Internet_20_link" text:visited-style-name="Visited_20_Internet_20_Link">
https://t.me/air_alert_ua/43713</text:a>
</text:p>
      <!--NEWS-->
      <text:h text:style-name="P10" text:outline-level="1">
<text:span text:style-name="T4">
Zaporizka Oblast(20:23). Red Alert: aerial threat. Sirens sounding. Take cover now!</text:span>
</text:h>
      <text:p text:style-name="P4">
Authors: liveuamap (Language: en)</text:p>
      <text:p text:style-name="P4">
Time: 2023-04-25T14:24:00</text:p>
      <text:p text:style-name="P4">
Location: Zaporizka Oblast (Latitude:47.612011 Longtitude:35.765991)</text:p>
      <text:p text:style-name="P4">
Videos: []</text:p>
      <text:p text:style-name="P4">
Images: []</text:p>
      <text:p text:style-name="P4">
Tags: ["Europe", "Central and Eastern Europe"]</text:p>
      <text:p text:style-name="P4">
ID: 22558600</text:p>
      <!--METADATA-->
      <text:p text:style-name="P4">
Zaporizka Oblast(20:23). Red Alert: aerial threat. Sirens sounding. Take covernow!</text:p>
      <text:p text:style-name="P4">
News Collection Link: <text:a xlink:type="simple" xlink:href="https://liveuamap.com/en/2023/25-april-zaporizka-oblast2023-red-alert-aeriag" text:style-name="Internet_20_link" text:visited-style-name="Visited_20_Internet_20_Link">
https://liveuamap.com/en/2023/25-april-zaporizka-oblast2023-red-alert-aeriag</text:a>
</text:p>
      <text:p text:style-name="P4">
Source: <text:a xlink:type="simple" xlink:href="https://t.me/air_alert_ua/43718" text:style-name="Internet_20_link" text:visited-style-name="Visited_20_Internet_20_Link">
https://t.me/air_alert_ua/43718</text:a>
</text:p>
      <!--NEWS-->
      <text:h text:style-name="P10" text:outline-level="1">
<text:span text:style-name="T4">
Dnipro, Dnipropetrovska Oblast(20:46). Red Alert: aerial threat. Sirens sounding. Take cover ...</text:span>
</text:h>
      <text:p text:style-name="P4">
Authors: liveuamap (Language: en)</text:p>
      <text:p text:style-name="P4">
Time: 2023-04-25T14:48:00</text:p>
      <text:p text:style-name="P4">
Location: Dnipro (Latitude:48.46032 Longtitude:35.03906)</text:p>
      <text:p text:style-name="P4">
Videos: []</text:p>
      <text:p text:style-name="P4">
Images: []</text:p>
      <text:p text:style-name="P4">
Tags: ["Europe", "Central and Eastern Europe"]</text:p>
      <text:p text:style-name="P4">
ID: 22558604</text:p>
      <!--METADATA-->
      <text:p text:style-name="P4">
Dnipro, Dnipropetrovska Oblast(20:46). Red Alert: aerial threat. Sirenssounding. Take cover now!</text:p>
      <text:p text:style-name="P4">
News Collection Link: <text:a xlink:type="simple" xlink:href="https://liveuamap.com/en/2023/25-april-dnipro-dnipropetrovska-oblast2046-reg" text:style-name="Internet_20_link" text:visited-style-name="Visited_20_Internet_20_Link">
https://liveuamap.com/en/2023/25-april-dnipro-dnipropetrovska-oblast2046-reg</text:a>
</text:p>
      <text:p text:style-name="P4">
Source: <text:a xlink:type="simple" xlink:href="https://t.me/air_alert_ua/43719" text:style-name="Internet_20_link" text:visited-style-name="Visited_20_Internet_20_Link">
https://t.me/air_alert_ua/43719</text:a>
</text:p>
      <!--NEWS-->
      <text:h text:style-name="P10" text:outline-level="1">
<text:span text:style-name="T4">
Explosions were reported in Sloviansk and Kramatorsk</text:span>
</text:h>
      <text:p text:style-name="P4">
Authors: liveuamap (Language: en)</text:p>
      <text:p text:style-name="P4">
Time: 2023-04-25T15:59:11</text:p>
      <text:p text:style-name="P4">
Location: Donetsk Oblast (Latitude:48.73446 Longtitude:37.5856)</text:p>
      <text:p text:style-name="P4">
Videos: []</text:p>
      <text:p text:style-name="P4">
Images: []</text:p>
      <text:p text:style-name="P4">
Tags: []</text:p>
      <text:p text:style-name="P4">
ID: 22558621</text:p>
      <!--METADATA-->
      <text:p text:style-name="P4">
Explosions were reported in Sloviansk and Kramatorsk</text:p>
      <text:p text:style-name="P4">
News Collection Link: <text:a xlink:type="simple" xlink:href="https://liveuamap.com/en/2023/25-april-explosions-were-reported-in-sloviansk-and-kramatorsk" text:style-name="Internet_20_link" text:visited-style-name="Visited_20_Internet_20_Link">
https://liveuamap.com/en/2023/25-april-explosions-were-reported-in-sloviansk-and-kramatorsk</text:a>
</text:p>
      <text:p text:style-name="P4">
Source: <text:a xlink:type="simple" xlink:href="https://t.me/novosti_donbass24/46003" text:style-name="Internet_20_link" text:visited-style-name="Visited_20_Internet_20_Link">
https://t.me/novosti_donbass24/46003</text:a>
</text:p>
      <!--NEWS-->
      <text:h text:style-name="P10" text:outline-level="1">
<text:span text:style-name="T4">
Air defense is reportedly active in Zaporizhzhia</text:span>
</text:h>
      <text:p text:style-name="P4">
Authors: liveuamap (Language: en)</text:p>
      <text:p text:style-name="P4">
Time: 2023-04-25T16:21:39</text:p>
      <text:p text:style-name="P4">
Location: Zaporizhzhia, Zaporiz'ka oblast (Latitude:47.82111 Longtitude:35.14114)</text:p>
      <text:p text:style-name="P4">
Videos: []</text:p>
      <text:p text:style-name="P4">
Images: []</text:p>
      <text:p text:style-name="P4">
Tags: ["Europe", "Central and Eastern Europe"]</text:p>
      <text:p text:style-name="P4">
ID: 22558622</text:p>
      <!--METADATA-->
      <text:p text:style-name="P4">
Air defense is reportedly active in Zaporizhzhia</text:p>
      <text:p text:style-name="P4">
News Collection Link: <text:a xlink:type="simple" xlink:href="https://liveuamap.com/en/2023/25-april-air-defense-is-reportedly-active-in-zaporizhzhia" text:style-name="Internet_20_link" text:visited-style-name="Visited_20_Internet_20_Link">
https://liveuamap.com/en/2023/25-april-air-defense-is-reportedly-active-in-zaporizhzhia</text:a>
</text:p>
      <text:p text:style-name="P4">
Source: <text:a xlink:type="simple" xlink:href="https://t.me/war_monitor/6831" text:style-name="Internet_20_link" text:visited-style-name="Visited_20_Internet_20_Link">
https://t.me/war_monitor/6831</text:a>
</text:p>
      <!--NEWS-->
      <text:h text:style-name="P10" text:outline-level="1">
<text:span text:style-name="T4">
В Одесі розпочалося електронне опитування про зміну назв низки вулиць</text:span>
</text:h>
      <text:p text:style-name="P4">
Authors: Ukrinform (Person)</text:p>
      <text:p text:style-name="P4">
Publisher: Укринформ (Organization)</text:p>
      <text:p text:style-name="P4">
Published Time: 2023-04-25T16:22:42+03:00</text:p>
      <text:p text:style-name="P4">
Modified Time: 2023-04-25T16:22:42+03:00</text:p>
      <text:p text:style-name="P4">
Description: В Одесі з 25 квітня розпочалося електронне опитування про зміну назв ряду вулиць.  — Укрінформ.</text:p>
      <text:p text:style-name="P4">
Images: ["<text:a xlink:type="simple" xlink:href="https://static.ukrinform.com/photos/2022_08/thumb_files/630_360_1661448401-566.jpg" text:style-name="Internet_20_link" text:visited-style-name="Visited_20_Internet_20_Link">
630_360_16614...</text:a>
"]</text:p>
      <text:p text:style-name="P4">
Tags: ['Одеса', 'Перейменування', 'Електронне голосування']</text:p>
      <text:p text:style-name="P4">
Type: Article</text:p>
      <!--METADATA-->
      <text:p text:style-name="P4">
<draw:frame draw:style-name="fr1" draw:name="Image57" text:anchor-type="as-char" svg:width="6.9236in" svg:height="3.956343in" draw:z-index="0">
<draw:image xlink:href="../Images/yкринформ/2023-04-25T16-22-42-03-00/630_360_1661448401-566.jpg" xlink:type="simple" xlink:show="embed" xlink:actuate="onLoad" draw:mime-type="image/jpeg"/>
</draw:frame>
 В Одесі з25 квітня розпочалося електронне опитування про зміну назв ряду вулиць.</text:p>
      <text:p text:style-name="P4">
Про це повідомили <text:a xlink:type="simple" xlink:href="https://omr.gov.ua/ua/news/232493/" text:style-name="Internet_20_link" text:visited-style-name="Visited_20_Internet_20_Link">
 </text:a>
 , передає Укрінформ.</text:p>
      <text:p text:style-name="P4">
«З 25 квітня до 25 червня 2023 року проходитиме електронне громадськеобговорення з питань перейменування об’єктів топоніміки м. Одеси», - йдеться вповідомленні.</text:p>
      <text:p text:style-name="P4">
<text:span text:style-name="T4">
Читайте також:</text:span>
 <text:a xlink:type="simple" xlink:href="https://www.ukrinform.ua/rubric-crimea/3700119-kabmin-za-piv-roku-mae-provesti-robotu-iz-perejmenuvanna-toponimiv-u-krimu-cubarov.html" text:style-name="Internet_20_link" text:visited-style-name="Visited_20_Internet_20_Link">
 <text:span text:style-name="T4">
перейменува</text:span>
 </text:a>
</text:p>
      <text:p text:style-name="P4">
Перейменувати пропонують наступні вулиці:</text:p>
      <ul>
        <li>
вулицю Ляпідевського - у вулицю Раллі;   * вулицю Зої Космодем’янської - у вулицю Мускатну;   * провулок Зої Космодем’янської - у провулок Аліберне;   * провулок Ушакова - у провулок Рислінга;   * вулицю Генерала Ватутіна - у вулицю Костецька;   * провулок Генерала Вишневського - у провулок Анатра;   * вулицю Кристаловського - у вулицю Композитора Бортнянського;   * вулицю Смоленська - у вулицю Леоніда Смоленського;   * вулицю Скворцова - у вулицю Мальовничу;   * провулок Ляпунова - у провулок Ляпунових;   * провулок Некрасова - у провулок Отонівський;   * вулицю Нахімова - у провулок Барятинський;   * вулицю Єлисаветинська - у вулицю Університетську;   * вулицю Декабристів - у вулицю Мінаєвську;   * провулок Краснослобідський - у провулок Гетьмана Петра Дорошенка.</li>
      </ul>
      <text:p text:style-name="P4">
Голосування проходить на платформі "Соціально активний громадянин". До участідопускаються жителі Одеси, які на момент обговорення досягли вісімнадцятироків та місце проживання яких зареєстровано/задекларовано на території м.Одеси.</text:p>
      <text:p text:style-name="P4">
<text:span text:style-name="T4">
Читайте також:</text:span>
 <text:a xlink:type="simple" xlink:href="https://www.ukrinform.ua/rubric-society/3699126-pidpisano-sistemnij-dokument-pro-zvilnenna-nasoi-kraini-vid-markeriv-russkogo-mira.html" text:style-name="Internet_20_link" text:visited-style-name="Visited_20_Internet_20_Link">
 </text:a>
</text:p>
      <text:p text:style-name="P4">
Також в мерії зазначили, що нові назви для вулиць обрали члени історико-топонімічної комісії.</text:p>
      <text:p text:style-name="P4">
Як повідомлялося, в Одесі члени історико-топонімічної комісіїрекомендуватимуть депутатам міської ради змінити назви деяких вулиць тапарків.</text:p>
      <text:p text:style-name="P4">
Source: <text:a xlink:type="simple" xlink:href="https://www.ukrinform.ua/rubric-regions/3700542-v-odesi-rozpocalosa-elektronne-opituvanna-pro-zminu-nazv-nizki-vulic.html" text:style-name="Internet_20_link" text:visited-style-name="Visited_20_Internet_20_Link">
https://www.ukrinform.ua/rubric-regions/3700542-v-odesi-rozpocalosa-elektronne-opituvanna-pro-zminu-nazv-nizki-vulic.html</text:a>
</text:p>
      <!--NEWS-->
      <text:h text:style-name="P10" text:outline-level="1">
<text:span text:style-name="T4">
Комісія МКІП обстежила ще два корпуси Києво-Печерської лаври</text:span>
</text:h>
      <text:p text:style-name="P4">
Authors: Ukrinform (Person)</text:p>
      <text:p text:style-name="P4">
Publisher: Укринформ (Organization)</text:p>
      <text:p text:style-name="P4">
Published Time: 2023-04-25T16:25:25+03:00</text:p>
      <text:p text:style-name="P4">
Modified Time: 2023-04-25T16:25:25+03:00</text:p>
      <text:p text:style-name="P4">
Description: Комісія Міністерства культури та інформаційної політики з приймання-передачі державного майна оглянула та прийняла на баланс національного заповідника "Києво-Печерська лавра" братські келії та Теплий храм на території Нижньої лаври. — Укрінформ.</text:p>
      <text:p text:style-name="P4">
Images: ["<text:a xlink:type="simple" xlink:href="https://static.ukrinform.com/photos/2021_04/thumb_files/630_360_1618812805-889.jpg" text:style-name="Internet_20_link" text:visited-style-name="Visited_20_Internet_20_Link">
630_360_16188...</text:a>
"]</text:p>
      <text:p text:style-name="P4">
Tags: ['Київська Лавра', 'МКІП ', 'Єдині новини']</text:p>
      <text:p text:style-name="P4">
Type: Article</text:p>
      <!--METADATA-->
      <text:p text:style-name="P4">
<draw:frame draw:style-name="fr1" draw:name="Image58" text:anchor-type="as-char" svg:width="6.9236in" svg:height="3.956343in" draw:z-index="0">
<draw:image xlink:href="../Images/yкринформ/2023-04-25T16-25-25-03-00/630_360_1618812805-889.jpg" xlink:type="simple" xlink:show="embed" xlink:actuate="onLoad" draw:mime-type="image/jpeg"/>
</draw:frame>
 КомісіяМіністерства культури та інформаційної політики з приймання-передачідержавного майна оглянула та прийняла на баланс національного заповідника"Києво-Печерська лавра" братські келії та Теплий храм на території Нижньоїлаври.</text:p>
      <text:p text:style-name="P4">
Про це повідомила директорка Департаменту культурної спадщини МКІП Мар'янаТомин в ефірі телемарафону "Єдині новини", передає кореспондент Укрінформу.</text:p>
      <text:p text:style-name="P4">
"Нам вдалося потрапити ще у два корпуси <text:a xlink:type="simple" xlink:href="https://www.ukrinform.ua/tag-kiivska-lavra" text:style-name="Internet_20_link" text:visited-style-name="Visited_20_Internet_20_Link">
 </text:a>
 - у 43-й та 48-й. Сорок восьмий корпус є пам'яткоюнаціонального значення - Теплий храм. Водночас 43 корпус складають братськікелії - це пам'ятка місцевого значення. І на відміну від попередніх корпусів,ці були в задовільному стані. Тому вони теж прийняті на баланс", - сказалавона.</text:p>
      <text:p text:style-name="P4">
Також Томин нагадала, що за результатами попередніх обстежень на балансзаповідника "Києво-Печерська лавра" прийняли такі корпуси, як 44-й, 38-й, 37-йта 112-й. За її словами, останній корпус "був у жахливому технічному стані",водночас інші, окрім захламлення майном, що належало стороннім особам, були вналежному стані.</text:p>
      <text:p text:style-name="P4">
<text:span text:style-name="T4">
Читайте також:</text:span>
 <text:a xlink:type="simple" xlink:href="https://www.ukrinform.ua/rubric-culture/3694946-u-lavri-zafiksuvali-rujnuvanna-knizkovogo-skladu-akij-buv-u-koristuvanni-upc-mp-tkacenko.html" text:style-name="Internet_20_link" text:visited-style-name="Visited_20_Internet_20_Link">
 <text:span text:style-name="T4">
Лаврі</text:span>
 <text:span text:style-name="T4">
зафіксували</text:span>
 <text:span text:style-name="T4">
руйнування</text:span>
 <text:span text:style-name="T4">
Книжкового</text:span>
<text:span text:style-name="T4">
складу</text:span>
 <text:span text:style-name="T4">
який</text:span>
 <text:span text:style-name="T4">
був</text:span>
 <text:span text:style-name="T4">
користуванні</text:span>
 <text:span text:style-name="T4">
УПЦ</text:span>
 <text:span text:style-name="T4">
Ткаченко</text:span>
</text:a>
</text:p>
      <text:p text:style-name="P4">
Як повідомлялося, <text:a xlink:type="simple" xlink:href="https://www.ukrinform.ua/rubric-society/3697863-komisia-zmogla-oglanuti-se-tri-pamatki-u-kiivskij-lavri.html" text:style-name="Internet_20_link" text:visited-style-name="Visited_20_Internet_20_Link">
 </text:a>
 – галереї до Ближніхпечер, Дзвіниці на Ближніх печерах, Входу до Галереї Ближніх печер.</text:p>
      <text:p text:style-name="P4">
Національний заповідник "Києво-Печерська Лавра" оголосив про розірваннядоговору про оренду з Українською православною церквою московськогопатріархату з 29 березня 2023 року, проте тривалий час невідомі особи <text:a xlink:type="simple" xlink:href="https://www.ukrinform.ua/rubric-society/3695788-nevidomi-zacinaut-primisenna-lavri-zseredini-sob-zavaditi-komisii-mkip.html" text:style-name="Internet_20_link" text:visited-style-name="Visited_20_Internet_20_Link">
</text:a>
 та перешкоджалипочатку діяльності комісії з інвентаризації майна.</text:p>
      <text:p text:style-name="P4">
Source: <text:a xlink:type="simple" xlink:href="https://www.ukrinform.ua/rubric-society/3700543-komisia-mkip-obstezila-se-dva-korpusi-kievopecerskoi-lavri.html" text:style-name="Internet_20_link" text:visited-style-name="Visited_20_Internet_20_Link">
https://www.ukrinform.ua/rubric-society/3700543-komisia-mkip-obstezila-se-dva-korpusi-kievopecerskoi-lavri.html</text:a>
</text:p>
      <!--NEWS-->
      <text:h text:style-name="P10" text:outline-level="1">
<text:span text:style-name="T4">
Збільшення заповідної зони нацпарку «Голосіївський» сприятиме збереженню там екосистем - експерти</text:span>
</text:h>
      <text:p text:style-name="P4">
Authors: Ukrinform (Person)</text:p>
      <text:p text:style-name="P4">
Publisher: Укринформ (Organization)</text:p>
      <text:p text:style-name="P4">
Published Time: 2023-04-25T16:28:21+03:00</text:p>
      <text:p text:style-name="P4">
Modified Time: 2023-04-25T16:28:21+03:00</text:p>
      <text:p text:style-name="P4">
Description: Міністерство захисту довкілля та природних ресурсів України затвердило проєкт організації території Національного природного парку "Голосіївський", яким частка заповідної зони парку збільшена з 12,9% до 20,4%. Це має забезпечити ще більший контроль та охоронний режим для особливо цінних природних екосистем та обʼєктів. — Укрінформ.</text:p>
      <text:p text:style-name="P4">
Images: ["<text:a xlink:type="simple" xlink:href="https://static.ukrinform.com/photos/2023_04/thumb_files/630_360_1682429209-286.jpg" text:style-name="Internet_20_link" text:visited-style-name="Visited_20_Internet_20_Link">
630_360_16824...</text:a>
", "<text:a xlink:type="simple" xlink:href="https://static.ukrinform.com/photos/2023_04/1682429136-793.jpg" text:style-name="Internet_20_link" text:visited-style-name="Visited_20_Internet_20_Link">
1682429136-79...</text:a>
", "<text:a xlink:type="simple" xlink:href="https://static.ukrinform.com/photos/2023_04/1682429195-722.jpg" text:style-name="Internet_20_link" text:visited-style-name="Visited_20_Internet_20_Link">
1682429195-72...</text:a>
"]</text:p>
      <text:p text:style-name="P4">
Tags: ['Ліс', 'Заповідник', 'Київ']</text:p>
      <text:p text:style-name="P4">
Type: Article</text:p>
      <!--METADATA-->
      <text:p text:style-name="P4">
Міністерство захисту довкілля та природних ресурсів України затвердило проєкторганізації території Національного природного парку "Голосіївський", якимчастка заповідної зони парку збільшена з 12,9% до 20,4%. Це має забезпечити щебільший контроль та охоронний режим для особливо цінних природних екосистем таобʼєктів.</text:p>
      <text:p text:style-name="P4">
Про це на пресконференції в Укрінформі у форматі відеозвернення сказавколишній очільник національного парку Андрій Хрутьба, який зараз перебуває улавах ЗСУ.</text:p>
      <text:p text:style-name="P4">
“Заповідна зона закріплена в статичному документі, на законодавчому рівні, ідиректор парку, незалежно від прізвища, має дотримуватися режиму території приприйнятті рішень. Тобто не буде “цікавих” елементів господарювання. Також мидосі не застраховані від “цікавих” рішень можновладців і людей, які люблятьзайматися виборам під час війни. Заповідна зона - це територія, де має бутимінімальне втручання людини”, - сказав на Хрутьба.</text:p>
      <text:p text:style-name="P4">
<text:span text:style-name="T4">
Читайте також:</text:span>
 <text:a xlink:type="simple" xlink:href="https://www.ukrinform.ua/rubric-society/3699287-mkip-stvorilo-komisii-po-perevirci-vikoristanna-obektiv-pocaivskoi-lavri-tkacenko.html" text:style-name="Internet_20_link" text:visited-style-name="Visited_20_Internet_20_Link">
 </text:a>
</text:p>
      <text:p text:style-name="P4">
Як зазначив на пресконференції директор департаменту природно-заповідногофонду та земельних ресурсів Міністерства захисту довкілля та природнихресурсів Едуард Арустамян, на території Національного парку “Голосіївський”росте більш ніж 1,5 тисячі видів рослин та грибів, з них понад 90 видіврідкісних, понад 40 видів занесено до Червоної книги України, 6 видів включенідо червоного списку Міжнародного союзу охорони природи, 10 видів охороняютьсяБернською конвенцією, 17 видів внесені до списку Вашингтонської конвенції, 63види рослин підлягають особливій охороні в межах міста Києва. Також в паркузареєстровано 22 тисячі видів хребетних та безхребетних тварин, з яких великачастина занесена до Червоної книги.</text:p>
      <text:p text:style-name="P4">
“Це дуже короткий опис того, що називається біорізноманіттям, те, що зберігаєі відновлює Національний парк “Голосіївський”. Збереження цього природногобагатства є основним завданням заповідної зони. Зберігається природа і в іншихфункціональних зонах, але заповідна зона є ключовою саме для збереженнябіорізноманіття”, - наголосив Арустамян.</text:p>
      <text:p text:style-name="P4">
<draw:frame draw:style-name="fr1" draw:name="Image60" text:anchor-type="as-char" svg:width="6.9236in" svg:height="4.615733in" draw:z-index="0">
<draw:image xlink:href="../Images/yкринформ/2023-04-25T16-28-21-03-00/1682429136-793.jpg" xlink:type="simple" xlink:show="embed" xlink:actuate="onLoad" draw:mime-type="image/jpeg"/>
</draw:frame>
</text:p>
      <text:p text:style-name="P4">
Він нагадав, що зміни в законодавство про природозаповідний фонд, якідозволяють збільшувати заповідну територію національних природних парків, булиухвалені Радою у 2021 році. Збільшення заповідної зони можливе до 20%загальної площі національних парків. Наказом Міндовкілля від 13 квітня 2023року №223 було затверджено проєкт організації території нацпарку“Голосіївський”.</text:p>
      <text:p text:style-name="P4">
<text:span text:style-name="T4">
Читайте також:</text:span>
 <text:a xlink:type="simple" xlink:href="https://www.ukrinform.ua/rubric-society/3698262-ocilnik-zapovidnika-kievopecerska-lavra-rozpoviv-pro-robotu-komisii-mkip.html" text:style-name="Internet_20_link" text:visited-style-name="Visited_20_Internet_20_Link">
 <text:span text:style-name="T4">
заповід</text:span>
 </text:a>
</text:p>
      <text:p text:style-name="P4">
Як додав Арустамян, також Міндовкілля у 2022 році затвердило проєктиорганізації територій і для інших національних парків — Тузлівські лимани, дезаповідна зона склала 37,3% територій, Синьогора — 20,1%, Ківерцівськийнаціональний парк “Цуманська пуща” - заповідну територію парку збільшили до27,2%. В цьому році затверджено проєкт реорганізації територіїНижньодністровського національного парку, де заповідна зона складе 38%.</text:p>
      <text:p text:style-name="P4">
Водночас як зауважив на пресконференції захисник дикої природи МихайлоПогребиський, нацпарк “Голосіївський” потребує постійного захисту, зважаючи нате, що існують загрози його територіальній цілісності.</text:p>
      <text:p text:style-name="P4">
"З одного боку ми радіємо збільшенню заповідної зони з найбільш суворимрежимом (щодо господарської діяльності — ред.), з іншої ми ризикуємо взагалівтратити величезні масиви нацпарку. Територіальні загрози для парку можнарозділити умовно на дві категорії: незаконні чинні або оскаржувані в судахрішення тих чи інших органів місцевого самоврядування чи незаконні рішеннядержавних реєстраторів по реєстрації об’єктів нерухомого майна чи земельнихділянок на території парку. І друга категорія: це чистий кримінал, тобтосамозайняття земельних ділянок”, - сказав Погребиський.</text:p>
      <text:p text:style-name="P4">
<draw:frame draw:style-name="fr1" draw:name="Image61" text:anchor-type="as-char" svg:width="6.9236in" svg:height="4.615733in" draw:z-index="0">
<draw:image xlink:href="../Images/yкринформ/2023-04-25T16-28-21-03-00/1682429195-722.jpg" xlink:type="simple" xlink:show="embed" xlink:actuate="onLoad" draw:mime-type="image/jpeg"/>
</draw:frame>
</text:p>
      <text:p text:style-name="P4">
Як приклад він навів Біличанський ліс, де існують територіальні претензії збоку Київської області на частину території нацпарку, зокрема рішенняБучанської селищної ради про розширення мереж Коцюбинського на 23 тис. га. Засловами активіста, 80% цієї території — це нацпарк “Голосіївський”. Окрімтого, Біличанський ліс рішенням Київської обласної ради включений в межіперспективного розвитку Київської області, що несе ризики забудови природнихтериторій.</text:p>
      <text:p text:style-name="P4">
Також в нацпарку є випадки самозахоплення земельних ділянок, і попереднєкерівництво нацпарку укладало незаконні рекреаційні угоди з суб'єктамигосподарювання, які захопили ділянки, та низка інших загроз по захопленнюділянок.</text:p>
      <text:p text:style-name="P4">
Своєю чергою представник національного природного парку «Голосіївський» ОлегГодина зазначив, що нацпарк вже підготував кілька клопотань щодо розширеннятериторії, одне з них вже схвалено Міндовкілля.</text:p>
      <text:p text:style-name="P4">
Source: <text:a xlink:type="simple" xlink:href="https://www.ukrinform.ua/rubric-kyiv/3700546-zbilsenna-zapovidnoi-zoni-nacparku-golosiivskij-spriatime-zberezennu-tam-ekosistem-eksperti.html" text:style-name="Internet_20_link" text:visited-style-name="Visited_20_Internet_20_Link">
https://www.ukrinform.ua/rubric-kyiv/3700546-zbilsenna-zapovidnoi-zoni-nacparku-golosiivskij-spriatime-zberezennu-tam-ekosistem-eksperti.html</text:a>
</text:p>
      <!--NEWS-->
      <text:h text:style-name="P10" text:outline-level="1">
<text:span text:style-name="T4">
У Кропивницькому обрали нового голову обласної ради</text:span>
</text:h>
      <text:p text:style-name="P4">
Authors: Ukrinform (Person)</text:p>
      <text:p text:style-name="P4">
Publisher: Укринформ (Organization)</text:p>
      <text:p text:style-name="P4">
Published Time: 2023-04-25T16:29:00+03:00</text:p>
      <text:p text:style-name="P4">
Modified Time: 2023-04-25T16:29:00+03:00</text:p>
      <text:p text:style-name="P4">
Description: У вівторок, 25 квітня, у Кропивницькому обрали нового голову Кіровоградської обласної ради - депутата Юрія Дрозда. — Укрінформ.</text:p>
      <text:p text:style-name="P4">
Images: ["<text:a xlink:type="simple" xlink:href="https://static.ukrinform.com/photos/2023_04/thumb_files/630_360_1682428036-991.jpg" text:style-name="Internet_20_link" text:visited-style-name="Visited_20_Internet_20_Link">
630_360_16824...</text:a>
"]</text:p>
      <text:p text:style-name="P4">
Tags: ['Кропивницький', 'Облрада']</text:p>
      <text:p text:style-name="P4">
Type: Article</text:p>
      <!--METADATA-->
      <text:p text:style-name="P4">
<draw:frame draw:style-name="fr1" draw:name="Image62" text:anchor-type="as-char" svg:width="6.9236in" svg:height="3.956343in" draw:z-index="0">
<draw:image xlink:href="../Images/yкринформ/2023-04-25T16-29-00-03-00/630_360_1682428036-991.jpg" xlink:type="simple" xlink:show="embed" xlink:actuate="onLoad" draw:mime-type="image/jpeg"/>
</draw:frame>
 Увівторок, 25 квітня, у Кропивницькому обрали нового голову Кіровоградськоїобласної ради - депутата Юрія Дрозда.</text:p>
      <text:p text:style-name="P4">
Як повідомляє кореспондент Укрінформу, таке рішення більшістю голосів ухвалилидепутати обласної ради на позачерговій сесії.</text:p>
      <text:p text:style-name="P4">
"За" проголосували 37 депутатів, троє - "проти", утримались - 0.</text:p>
      <text:p text:style-name="P4">
Раніше у <text:a xlink:type="simple" xlink:href="https://www.ukrinform.ua/tag-kropivnickij" text:style-name="Internet_20_link" text:visited-style-name="Visited_20_Internet_20_Link">
 </text:a>
 депутати облради напозачерговій сесії шляхом таємного голосування більшістю <text:a xlink:type="simple" xlink:href="https://www.ukrinform.ua/rubric-regions/3700498-kropivnicka-oblrada-na-pozacergovij-sesii-progolosuvala-za-zvilnenna-golovi.html" text:style-name="Internet_20_link" text:visited-style-name="Visited_20_Internet_20_Link">
</text:a>
</text:p>
      <text:p text:style-name="P4">
<text:span text:style-name="T4">
Читайте також:</text:span>
 <text:a xlink:type="simple" xlink:href="https://www.ukrinform.ua/rubric-polytics/3700544-urad-proviv-kadrovi-zmini-u-mindovkilla.html" text:style-name="Internet_20_link" text:visited-style-name="Visited_20_Internet_20_Link">
 <text:span text:style-name="T4">
Уряд</text:span>
 </text:a>
</text:p>
      <text:p text:style-name="P4">
Юрій Дрозд здобув науковий ступінь кандидата юридичних наук, свого часуотримав звання полковника міліції, а до 2011 року працював проректором зекономічних питань та матеріально-технічного забезпечення в юридичномуінституті. Після закриття інституту він пішов на пенсію і відкрив ТОВ «АПС-Кіровоград», яке надає послуги з пожежної та охоронної безпеки. Уперше отримавмандат у 2020 році, коли був обраний до обласної ради від партії «Слуганароду».</text:p>
      <text:p text:style-name="P4">
Source: <text:a xlink:type="simple" xlink:href="https://www.ukrinform.ua/rubric-regions/3700549-u-kropivnickomu-obrali-novogo-golovu-oblasnoi-radi.html" text:style-name="Internet_20_link" text:visited-style-name="Visited_20_Internet_20_Link">
https://www.ukrinform.ua/rubric-regions/3700549-u-kropivnickomu-obrali-novogo-golovu-oblasnoi-radi.html</text:a>
</text:p>
      <!--NEWS-->
      <text:h text:style-name="P10" text:outline-level="1">
<text:span text:style-name="T4">
Пряма бюджетна підтримка від ЄС цьогоріч сягнула €6 мільярдів - Мінфін</text:span>
</text:h>
      <text:p text:style-name="P4">
Authors: Ukrinform (Person)</text:p>
      <text:p text:style-name="P4">
Publisher: Укринформ (Organization)</text:p>
      <text:p text:style-name="P4">
Published Time: 2023-04-25T16:31:21+03:00</text:p>
      <text:p text:style-name="P4">
Modified Time: 2023-04-25T16:31:21+03:00</text:p>
      <text:p text:style-name="P4">
Description: Україна з початку 2023 року отримала 6 млрд євро у рамках масштабної допомоги від Європейського Союзу. — Укрінформ.</text:p>
      <text:p text:style-name="P4">
Images: ["<text:a xlink:type="simple" xlink:href="https://static.ukrinform.com/photos/2023_01/thumb_files/630_360_1673967567-899.jpg" text:style-name="Internet_20_link" text:visited-style-name="Visited_20_Internet_20_Link">
630_360_16739...</text:a>
"]</text:p>
      <text:p text:style-name="P4">
Tags: ['Бюджет', 'Мінфін', 'Гроші', 'допомога']</text:p>
      <text:p text:style-name="P4">
Type: Article</text:p>
      <!--METADATA-->
      <text:p text:style-name="P4">
<draw:frame draw:style-name="fr1" draw:name="Image63" text:anchor-type="as-char" svg:width="6.9236in" svg:height="3.956343in" draw:z-index="0">
<draw:image xlink:href="../Images/yкринформ/2023-04-25T16-31-21-03-00/630_360_1673967567-899.jpg" xlink:type="simple" xlink:show="embed" xlink:actuate="onLoad" draw:mime-type="image/jpeg"/>
</draw:frame>
 Україна зпочатку 2023 року отримала 6 млрд євро у рамках масштабної допомоги відЄвропейського Союзу.</text:p>
      <text:p text:style-name="P4">
Як передає Укрінформ, про це повідомляє пресслужба Мінфіну у <text:a xlink:type="simple" xlink:href="https://www.facebook.com/minfin.gov.ua/posts/pfbid0LRkZr8tUoxDinvjeQiFErYKaMhgFKW1T6MPmfVtfV1eCa8HMikzndZcUTbr3bfkfl" text:style-name="Internet_20_link" text:visited-style-name="Visited_20_Internet_20_Link">
</text:a>
</text:p>
      <text:p text:style-name="P4">
Зазначається, що 25 квітня <text:a xlink:type="simple" xlink:href="https://www.ukrinform.ua/rubric-economy/3700364-evrosouz-vidiliv-ukraini-se-15-milarda-makrofinansovoi-dopomogi.html" text:style-name="Internet_20_link" text:visited-style-name="Visited_20_Internet_20_Link">
 </text:a>
 в рамках масштабної макрофінансової допомоги на 2023 рік. Такимчином, пряма бюджетна підтримка від ЄС у 2023 році сягнула 6 млрд євро.Загальний обсяг пільгового фінансування від ЄС за зазначеною програмою сягає18 млрд євро.</text:p>
      <text:p text:style-name="P4">
“Протягом перших чотирьох місяців 2023 року найбільший обсяг фінансовоїдопомоги Україна отримала від <text:a xlink:type="simple" xlink:href="https://www.ukrinform.ua/tag-evrosouz" text:style-name="Internet_20_link" text:visited-style-name="Visited_20_Internet_20_Link">
 </text:a>
 .Вдячний колегам із ЄС за лідерство у підтримці України та послідовність іритмічність у наданні коштів, що допомагає своєчасно та у повному обсязівиконувати держбюджет поточного року”, — зазначив міністр фінансів УкраїниСергій Марченко.</text:p>
      <text:p text:style-name="P4">
<text:span text:style-name="T4">
Читайте також:</text:span>
 <text:a xlink:type="simple" xlink:href="https://www.ukrinform.ua/rubric-economy/3697098-ukraina-ocikue-cogoric-na-42-milardi-finansovoi-dopomogi-nacbank.html" text:style-name="Internet_20_link" text:visited-style-name="Visited_20_Internet_20_Link">
 </text:a>
</text:p>
      <text:p text:style-name="P4">
Як повідомлялося, Рада Європейського Союзу 10 грудня 2022 року підтрималапропозицію Єврокомісії щодо <text:a xlink:type="simple" xlink:href="https://www.ukrinform.ua/rubric-economy/3635389-rada-es-oficijno-zatverdila-makrofinansovu-dopomogu-dla-ukraini.html" text:style-name="Internet_20_link" text:visited-style-name="Visited_20_Internet_20_Link">
 </text:a>
 . Нова програма макрофінансової допомоги для України становитиме18 мільярдів євро. Очікується, що пільгові позикові кошти будуть надходити додержавного бюджету упродовж 2023 року рівномірними частинами з урахуваннямвиконання Україною узгоджених сторонами умов. Україна і ЄС підписалиМеморандум про взаєморозуміння щодо надання 18 мільярдів євро макрофінансовоїдопомоги.</text:p>
      <text:p text:style-name="P4">
17 січня <text:a xlink:type="simple" xlink:href="https://www.ukrinform.ua/rubric-economy/3654259-ukraina-otrimala-3-milardi-makrofinansovoi-dopomogi-vid-es.html" text:style-name="Internet_20_link" text:visited-style-name="Visited_20_Internet_20_Link">
 </text:a>
 у межах програмимакрофінансової допомоги. Другий транш у розмірі 1,5 млрд євро було виділено уберезні.</text:p>
      <text:p text:style-name="P4">
Source: <text:a xlink:type="simple" xlink:href="https://www.ukrinform.ua/rubric-economy/3700547-prama-budzetna-pidtrimka-vid-es-cogoric-sagnula-6-milardiv-minfin.html" text:style-name="Internet_20_link" text:visited-style-name="Visited_20_Internet_20_Link">
https://www.ukrinform.ua/rubric-economy/3700547-prama-budzetna-pidtrimka-vid-es-cogoric-sagnula-6-milardiv-minfin.html</text:a>
</text:p>
      <!--NEWS-->
      <text:h text:style-name="P10" text:outline-level="1">
<text:span text:style-name="T4">
На Миколаївщині викрили представницю релігійної громади, яка виправдовувала збройну агресію рф</text:span>
</text:h>
      <text:p text:style-name="P4">
Authors: Ukrinform (Person)</text:p>
      <text:p text:style-name="P4">
Publisher: Укринформ (Organization)</text:p>
      <text:p text:style-name="P4">
Published Time: 2023-04-25T16:31:33+03:00</text:p>
      <text:p text:style-name="P4">
Modified Time: 2023-04-25T16:31:33+03:00</text:p>
      <text:p text:style-name="P4">
Description: На Миколаївщині викрито місцеву жительку, яка, будучи представницею однією з релігійних громад, виправдовувала збройну агресію рф. — Укрінформ.</text:p>
      <text:p text:style-name="P4">
Images: ["<text:a xlink:type="simple" xlink:href="https://static.ukrinform.com/photos/2023_04/thumb_files/630_360_1682429405-530.jpg" text:style-name="Internet_20_link" text:visited-style-name="Visited_20_Internet_20_Link">
630_360_16824...</text:a>
"]</text:p>
      <text:p text:style-name="P4">
Tags: ['Миколаївщина', 'Прокуратура', 'Війна з росією']</text:p>
      <text:p text:style-name="P4">
Type: Article</text:p>
      <!--METADATA-->
      <text:p text:style-name="P4">
<draw:frame draw:style-name="fr1" draw:name="Image64" text:anchor-type="as-char" svg:width="6.9236in" svg:height="3.956343in" draw:z-index="0">
<draw:image xlink:href="../Images/yкринформ/2023-04-25T16-31-33-03-00/630_360_1682429405-530.jpg" xlink:type="simple" xlink:show="embed" xlink:actuate="onLoad" draw:mime-type="image/jpeg"/>
</draw:frame>
 НаМиколаївщині викрито місцеву жительку, яка, будучи представницею однією зрелігійних громад, виправдовувала збройну агресію рф.</text:p>
      <text:p text:style-name="P4">
Про це повідомила Миколаївська обласна прокуратура у <text:a xlink:type="simple" xlink:href="https://t.me/mykprok/2465" text:style-name="Internet_20_link" text:visited-style-name="Visited_20_Internet_20_Link">
</text:a>
 , передає Укрінформ</text:p>
      <text:p text:style-name="P4">
«Повідомлено про підозру мешканці однієї з територіальних громадМиколаївського району за фактом поширення матеріалів, у яких міститьсявиправдовування збройної агресії рф проти України, а також глорифікації осіб,які здійснюють таку агресію (ч. 2 ст. 436-2 КК України)», - йдеться уповідомленні.</text:p>
      <text:p text:style-name="P4">
<text:span text:style-name="T4">
Читайте також:</text:span>
 <text:a xlink:type="simple" xlink:href="https://www.ukrinform.ua/rubric-society/3700198-prokuratura-vimagae-vzati-mera-odesi-truhanova-pid-vartu-za-miljonni-roztrati.html" text:style-name="Internet_20_link" text:visited-style-name="Visited_20_Internet_20_Link">
 <text:span text:style-name="T4">
Прокурат</text:span>
 </text:a>
</text:p>
      <text:p text:style-name="P4">
За даними слідства, підозрювана, яка є представницею однією з релігійнихгромад Миколаївщини, не сприймала державну владу в Україні.</text:p>
      <text:p text:style-name="P4">
Упродовж 2022 року, керуючись ідеологічними мотивами, у приватних чатах дляспілкування Інтернет-месенджерів «Viber» і «Telegram», вона поширювала середсвоїх знайомих відеоматеріали. У них містилося виправдовування, визнанняправомірною та заперечення збройної агресії рф проти України. Також у відеоглорифікувалися особи, які здійснюють агресію проти нашої держави, розпочату у2014 році.</text:p>
      <text:p text:style-name="P4">
<text:span text:style-name="T4">
Читайте також:</text:span>
 <text:a xlink:type="simple" xlink:href="https://www.ukrinform.ua/rubric-ato/3699027-sbu-vikrila-z-pocatku-povnomasstabnoi-vijni-ponad-300-zradnikiv-maluk.html" text:style-name="Internet_20_link" text:visited-style-name="Visited_20_Internet_20_Link">
 </text:a>
</text:p>
      <text:p text:style-name="P4">
Як повідомлялося, затримано жителя Миколаєва, який збирав та продававозброєння, залишене військами рф на місцях дислокації.</text:p>
      <text:p text:style-name="P4">
Source: <text:a xlink:type="simple" xlink:href="https://www.ukrinform.ua/rubric-regions/3700548-na-mikolaivsini-vikrili-predstavnicu-religijnoi-gromadi-aka-vipravdovuvala-zbrojnu-agresiu-rf.html" text:style-name="Internet_20_link" text:visited-style-name="Visited_20_Internet_20_Link">
https://www.ukrinform.ua/rubric-regions/3700548-na-mikolaivsini-vikrili-predstavnicu-religijnoi-gromadi-aka-vipravdovuvala-zbrojnu-agresiu-rf.html</text:a>
</text:p>
      <!--NEWS-->
      <text:h text:style-name="P10" text:outline-level="1">
<text:span text:style-name="T4">
ДСНС потребує щонайменше 60 машин механізованого розмінування</text:span>
</text:h>
      <text:p text:style-name="P4">
Authors: Ukrinform (Person)</text:p>
      <text:p text:style-name="P4">
Publisher: Укринформ (Organization)</text:p>
      <text:p text:style-name="P4">
Published Time: 2023-04-25T16:33:00+03:00</text:p>
      <text:p text:style-name="P4">
Modified Time: 2023-04-25T16:33:00+03:00</text:p>
      <text:p text:style-name="P4">
Description: Державна служба з надзвичайних ситуацій потребує до 60 машин механізованого розмінування на початковому етапі процесу знешкодження вибухонебезпечних предметів. — Укрінформ.</text:p>
      <text:p text:style-name="P4">
Images: ["<text:a xlink:type="simple" xlink:href="https://static.ukrinform.com/photos/2021_11/thumb_files/630_360_1636709213-977.jpg" text:style-name="Internet_20_link" text:visited-style-name="Visited_20_Internet_20_Link">
630_360_16367...</text:a>
"]</text:p>
      <text:p text:style-name="P4">
Tags: ['Автомобіль', 'ДСНС', 'Розмінування', 'Крук']</text:p>
      <text:p text:style-name="P4">
Type: Article</text:p>
      <!--METADATA-->
      <text:p text:style-name="P4">
<draw:frame draw:style-name="fr1" draw:name="Image65" text:anchor-type="as-char" svg:width="6.9236in" svg:height="3.956343in" draw:z-index="0">
<draw:image xlink:href="../Images/yкринформ/2023-04-25T16-33-00-03-00/630_360_1636709213-977.jpg" xlink:type="simple" xlink:show="embed" xlink:actuate="onLoad" draw:mime-type="image/jpeg"/>
</draw:frame>
 Державнаслужба з надзвичайних ситуацій потребує до 60 машин механізованогорозмінування на початковому етапі процесу знешкодження вибухонебезпечнихпредметів.</text:p>
      <text:p text:style-name="P4">
Про це у коментарі Укрінформу заявив голова ДСНС Сергій Крук.</text:p>
      <text:p text:style-name="P4">
“Машини механізованого розмінування для нас є надзвичайно важливими іпотрібними - це спрощує процедуру розмінування, прискорює цей процес іубезпечує наших рятувальників. Їх нам треба на початковому етапі від 50 до60”, - сказав він.</text:p>
      <text:p text:style-name="P4">
За словами Крука, <text:a xlink:type="simple" xlink:href="https://www.ukrinform.ua/tag-dsns" text:style-name="Internet_20_link" text:visited-style-name="Visited_20_Internet_20_Link">
 </text:a>
 співпрацює з фондомГоварда Баффета. Голова Держслужби зазначив, що американський інвесторпідтримує українських рятувальників і допомагає їм, і не тільки машинамимеханізованого розмінування.</text:p>
      <text:p text:style-name="P4">
“Але якщо говорити щодо цих машин, які нам передають від фонду Баффета, тораніше було передано уже 2 такі машини, і вони працюють на територіїХерсонської області. Буквально нещодавно прибули ще дві машини механізованогорозмінування, які також надав цей фонд”, - додав Крук.</text:p>
      <text:p text:style-name="P4">
За його даними, ДСНС очікує у найближчий період ще чотири, які будутьпрацювати у рятувальній службі. “Ми паралельно, відповідно, проводимо навчаннялюдей на цих машинах”, - зазначив Крук.</text:p>
      <text:p text:style-name="P4">
<text:span text:style-name="T4">
Читайте також:</text:span>
 <text:a xlink:type="simple" xlink:href="https://www.ukrinform.ua/rubric-society/3700481-aponski-partneri-peredali-ratuvalnikam-sist-kranivvantazivok.html" text:style-name="Internet_20_link" text:visited-style-name="Visited_20_Internet_20_Link">
 <text:span text:style-name="T4">
Японські</text:span>
 <text:span text:style-name="T4">
партнери</text:span>
 <text:span text:style-name="T4">
передали</text:span>
 <text:span text:style-name="T4">
рятувальникам</text:span>
<text:span text:style-name="T4">
шість</text:span>
 <text:span text:style-name="T4">
кранів</text:span>
 <text:span text:style-name="T4">
вантажівок</text:span>
 </text:a>
</text:p>
      <text:p text:style-name="P4">
У Міністерстві економіки України запропонували Японії розглянути питанняорганізації кооперації японських і українських виробників техніки длярозмінування.</text:p>
      <text:p text:style-name="P4">
“Хочу запропонувати, якщо є така можливість, за допомогою посольства Японіїорганізувати виробничу кооперацію між японськими і українськими виробникамиспеціальної техніки (для розмінування — ред.)”, - зазначив заступник міністраекономіки Ігор Фоменко під час церемонії передачі рятувальникам гумдопомоги наКиївщині.</text:p>
      <text:p text:style-name="P4">
За його словами, у міністерстві розглядають три напрямки застосування такоїтехніки: важка техніка для безпосередньо розмінування, техніка длятранспортування вибухонебезпечних предметів і техніка, пов'язана зперевезенням саперів тощо.</text:p>
      <text:p text:style-name="P4">
“Ми розуміємо, що продукція військова, подвійного призначення, що є окреміобмеження, зокрема, політична складова. Тому українські підприємці і бізнесготові долучатися, щоб разом цю задачу виконувати”, - сказав він.</text:p>
      <text:p text:style-name="P4">
Фоменко запропонував спочатку провести онлайн-конференцію з японськимивиробниками та із залученням Федерації роботодавців і керівництва підприємств,щоб почати відпрацьовувати вже на практичному рівні можливість цієї виробничоїкооперації.</text:p>
      <text:p text:style-name="P4">
Зі свого боку посол Японії в Україні Мацуда Кунінорі заявив, що потрібноподумати, як Україна та Японія можуть співпрацювати і розробляти якесь новеобладнання для розмінування.</text:p>
      <text:p text:style-name="P4">
За словами дипломата, зараз дуже багато уваги повинно приділятися розмінуваннюсільськогосподарських територій. “Бо те, що стосується агрокультурноговиробництва, то Україна займає місце у десятці у світі”, - зазначив він.</text:p>
      <text:p text:style-name="P4">
Як повідомляв Укрінформ, фонд Говарда Баффета  <text:a xlink:type="simple" xlink:href="https://www.ukrinform.ua/rubric-society/3696214-fond-govarda-baffeta-peredav-dsns-pikapi-metalodetektori-i-sluzbovih-sobak.html" text:style-name="Internet_20_link" text:visited-style-name="Visited_20_Internet_20_Link">
</text:a>
 12 пікапів,металодетектори та мінно-пошукових собак.</text:p>
      <text:p text:style-name="P4">
<text:span text:style-name="T5">
Фото: ДСНС</text:span>
</text:p>
      <text:p text:style-name="P4">
Source: <text:a xlink:type="simple" xlink:href="https://www.ukrinform.ua/rubric-society/3700550-dsns-potrebue-sonajmense-60-masin-mehanizovanogo-rozminuvanna.html" text:style-name="Internet_20_link" text:visited-style-name="Visited_20_Internet_20_Link">
https://www.ukrinform.ua/rubric-society/3700550-dsns-potrebue-sonajmense-60-masin-mehanizovanogo-rozminuvanna.html</text:a>
</text:p>
      <!--NEWS-->
      <text:h text:style-name="P10" text:outline-level="1">
<text:span text:style-name="T4">
Фільм «Бачення метелика» вже зібрав у прокаті понад пів мільйона гривень</text:span>
</text:h>
      <text:p text:style-name="P4">
Authors: Ukrinform (Person)</text:p>
      <text:p text:style-name="P4">
Publisher: Укринформ (Organization)</text:p>
      <text:p text:style-name="P4">
Published Time: 2023-04-25T16:35:25+03:00</text:p>
      <text:p text:style-name="P4">
Modified Time: 2023-04-25T16:35:25+03:00</text:p>
      <text:p text:style-name="P4">
Description: Касові збори української стрічки “Бачення метелика” за три вікенди прокату сягнули 525 074 гривень. — Укрінформ.</text:p>
      <text:p text:style-name="P4">
Images: ["<text:a xlink:type="simple" xlink:href="https://static.ukrinform.com/photos/2020_09/thumb_files/630_360_1600967980-451.jpg" text:style-name="Internet_20_link" text:visited-style-name="Visited_20_Internet_20_Link">
630_360_16009...</text:a>
", "<text:a xlink:type="simple" xlink:href="https://static.ukrinform.com/photos/2023_04/1682429588-138.jpeg" text:style-name="Internet_20_link" text:visited-style-name="Visited_20_Internet_20_Link">
1682429588-13...</text:a>
"]</text:p>
      <text:p text:style-name="P4">
Tags: ['Держкіно', 'Режисер', 'фільм']</text:p>
      <text:p text:style-name="P4">
Type: Article</text:p>
      <!--METADATA-->
      <text:p text:style-name="P4">
<draw:frame draw:style-name="fr1" draw:name="Image66" text:anchor-type="as-char" svg:width="6.9236in" svg:height="3.956343in" draw:z-index="0">
<draw:image xlink:href="../Images/yкринформ/2023-04-25T16-35-25-03-00/630_360_1600967980-451.jpg" xlink:type="simple" xlink:show="embed" xlink:actuate="onLoad" draw:mime-type="image/jpeg"/>
</draw:frame>
 Касовізбори української стрічки “Бачення метелика” за три вікенди прокату сягнули525 074 гривень.</text:p>
      <text:p text:style-name="P4">
Як передає Укрінформ, про це повідомляє <text:a xlink:type="simple" xlink:href="https://usfa.gov.ua/press-center/za-try-vikendy-u-kino-zagalnyy-boks-ofis-strichky-bachennya-metelyka-sklav-525-074-gryven-i12896" text:style-name="Internet_20_link" text:visited-style-name="Visited_20_Internet_20_Link">
 </text:a>
 .</text:p>
      <text:p text:style-name="P4">
"Бачення метелика" — дебютна повнометражна робота режисера МаксимаНаконечного. Сценарій фільму він написав спільно з письменницею та режисеркоюІриною Цілик. У головній ролі знялась акторка Рита Бурковська. Одну з ключовихгероїнь картини виконала знана драматургиня Наталка Ворожбит", - зазначаєтьсяв повідомленні.</text:p>
      <text:p text:style-name="P4">
<draw:frame draw:style-name="fr1" draw:name="Image67" text:anchor-type="as-char" svg:width="6.9236in" svg:height="6.9236in" draw:z-index="0">
<draw:image xlink:href="../Images/yкринформ/2023-04-25T16-35-25-03-00/1682429588-138.jpeg" xlink:type="simple" xlink:show="embed" xlink:actuate="onLoad" draw:mime-type="image/jpeg"/>
</draw:frame>
</text:p>
      <text:p text:style-name="P4">
Фільм розповідає про аеророзвідницю з позивним “Метелик”, яка повертається зполону. Її чекають рідні, друзі, побратими та коханий, але нове життяприносить і нові виклики.</text:p>
      <text:p text:style-name="P4">
<text:span text:style-name="T4">
Читайте також:</text:span>
 <text:a xlink:type="simple" xlink:href="https://www.ukrinform.ua/rubric-culture/3700539-stricku-luksemburg-luksemburg-vze-pereglanuli-majze-100-tisac-gladaciv.html" text:style-name="Internet_20_link" text:visited-style-name="Visited_20_Internet_20_Link">
 </text:a>
</text:p>
      <text:p text:style-name="P4">
Стрічка створена за підтримки Держкіно, Eurimages, Чеського кінофонду,Хорватського аудіовізуального центру, Шведського кіноінституту, Українськогокультурного фонду та Українського інституту.</text:p>
      <text:p text:style-name="P4">
Як повідомлялося, стрічка Максима Наконечного - «Бачення метелика» вийшла увсеукраїнський прокат 6 квітня.</text:p>
      <text:p text:style-name="P4">
Source: <text:a xlink:type="simple" xlink:href="https://www.ukrinform.ua/rubric-culture/3700551-film-bacenna-metelika-vze-zibrav-u-prokati-ponad-piv-miljona-griven.html" text:style-name="Internet_20_link" text:visited-style-name="Visited_20_Internet_20_Link">
https://www.ukrinform.ua/rubric-culture/3700551-film-bacenna-metelika-vze-zibrav-u-prokati-ponad-piv-miljona-griven.html</text:a>
</text:p>
      <!--NEWS-->
      <text:h text:style-name="P10" text:outline-level="1">
<text:span text:style-name="T4">
Адаптація до норм ЄС: Зеленський підписав закон для спрощення внутрішніх авіаперевезень</text:span>
</text:h>
      <text:p text:style-name="P4">
Authors: Ukrinform (Person)</text:p>
      <text:p text:style-name="P4">
Publisher: Укринформ (Organization)</text:p>
      <text:p text:style-name="P4">
Published Time: 2023-04-25T16:43:49+03:00</text:p>
      <text:p text:style-name="P4">
Modified Time: 2023-04-25T16:43:49+03:00</text:p>
      <text:p text:style-name="P4">
Description: Президент України Володимир Зеленський підписав євроінтеграційний закон, який спрощує державне регулювання авіаційної галузі та створює передумови для якнайшвидшого відновлення діяльності вітчизняних авіаперевізників та аеродромів.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Авіація', 'Закон', 'Зеленський']</text:p>
      <text:p text:style-name="P4">
Type: Article</text:p>
      <!--METADATA-->
      <text:p text:style-name="P4">
<draw:frame draw:style-name="fr1" draw:name="Image68" text:anchor-type="as-char" svg:width="6.9236in" svg:height="3.956343in" draw:z-index="0">
<draw:image xlink:href="../Images/yкринформ/2023-04-25T16-43-49-03-00/630_360_1664387283-922.jpg" xlink:type="simple" xlink:show="embed" xlink:actuate="onLoad" draw:mime-type="image/jpeg"/>
</draw:frame>
 ПрезидентУкраїни Володимир Зеленський підписав євроінтеграційний закон, який спрощуєдержавне регулювання авіаційної галузі та створює передумови для якнайшвидшоговідновлення діяльності вітчизняних авіаперевізників та аеродромів.</text:p>
      <text:p text:style-name="P4">
Про це повідомляє Укрінформ із посиланням на пресслужбу Міністерства розвиткугромад, територій та інфраструктури України у <text:a xlink:type="simple" xlink:href="https://www.facebook.com/MinInfra.UA/posts/pfbid02W2cXJKP98gcqbq4EgPZ1zm6NrjJzD5Hg8YuBqH4nTzddx4zPUoAPPedJhCkeA2cjl" text:style-name="Internet_20_link" text:visited-style-name="Visited_20_Internet_20_Link">
</text:a>
.</text:p>
      <text:p text:style-name="P4">
«Лише одна з чотирьох пасажирських вітчизняних авіакомпаній продовжуєпрацювати за кордоном. Відновлення галузі потребує рішень уже сьогодні, щобкомпанії, які готові будуть літати в Україні одразу після нашої перемоги,працювали вже за оновленими правилами. Ухвалений закон – про можливості длямаксимально швидкого відновлення авіасполучення, як тільки це дозволитьбезпекова складова», - наголосили в міністерстві.</text:p>
      <text:p text:style-name="P4">
Документ спрощує процедури видачі сертифіката льотної придатності і дозволу навиконання польотів для окремих імпортованих в Україну повітряних суден.</text:p>
      <text:p text:style-name="P4">
Тобто, якщо літак сертифіковано в Європейській агенції безпеки авіації (EASA),то не потрібно проходити повторну сертифікацію в Україні.</text:p>
      <text:p text:style-name="P4">
Крім того, тепер українським авіаперевізникам для виконання регулярнихповітряних перевезень в державі та за кордоном не потрібно отримувати права наексплуатацію повітряних ліній. Так само, як і для чартерних перевезень вУкраїні. Отримання аналогічного дозволу не передбачено в країнах ЄС, уточнилив міністерстві.</text:p>
      <text:p text:style-name="P4">
<text:span text:style-name="T4">
Читайте також:</text:span>
 <text:a xlink:type="simple" xlink:href="https://www.ukrinform.ua/rubric-society/3700482-poloti-civilnoi-aviacii-vidnovlat-sojno-dozvolatime-bezpekova-situacia-kubrakov.html" text:style-name="Internet_20_link" text:visited-style-name="Visited_20_Internet_20_Link">
 <text:span text:style-name="T4">
авіації</text:span>
 </text:a>
</text:p>
      <text:p text:style-name="P4">
​​Законом передбачено і перехід на декларативний принцип відповідностіпідприємствами та організаціями, які здійснюють наземне обслуговування вгалузі цивільної авіації. Раніше, щоб підприємство могло працювати натериторії летовища, потрібно було пройти сертифікацію, яка займала від 3 до 6місяців. Зміни скасовують необхідність сертифікації, натомість необхідноподати пакет документів, що підтверджує відповідність вимогам законодавства.</text:p>
      <text:p text:style-name="P4">
Також змінами виключено положення щодо необхідності сертифікації суб’єктівгосподарювання, що надають агентські послуги з продажу повітряних перевезень.Ця норма стосується також суб’єктів, які готуються персонал для організації чипродажу повітряних перевезень.</text:p>
      <text:p text:style-name="P4">
Як повідомлялось, законопроєкт №6405, яким запроваджуються зміни щодо контролюза безпекою авіації і дерегуляції господарської діяльності в галузі цивільноїавіації, <text:a xlink:type="simple" xlink:href="https://www.ukrinform.ua/tag-verhovna-rada" text:style-name="Internet_20_link" text:visited-style-name="Visited_20_Internet_20_Link">
 </text:a>
 ухвалила в цілому 21березня 2023 року.</text:p>
      <text:p text:style-name="P4">
Source: <text:a xlink:type="simple" xlink:href="https://www.ukrinform.ua/rubric-economy/3700554-adaptacia-do-norm-es-zelenskij-pidpisav-zakon-dla-sprosenna-vnutrisnih-aviaperevezen.html" text:style-name="Internet_20_link" text:visited-style-name="Visited_20_Internet_20_Link">
https://www.ukrinform.ua/rubric-economy/3700554-adaptacia-do-norm-es-zelenskij-pidpisav-zakon-dla-sprosenna-vnutrisnih-aviaperevezen.html</text:a>
</text:p>
      <!--NEWS-->
      <text:h text:style-name="P10" text:outline-level="1">
<text:span text:style-name="T4">
В Україні продовжили карантин через COVID-19 до липня</text:span>
</text:h>
      <text:p text:style-name="P4">
Authors: Ukrinform (Person)</text:p>
      <text:p text:style-name="P4">
Publisher: Укринформ (Organization)</text:p>
      <text:p text:style-name="P4">
Published Time: 2023-04-25T16:44:00+03:00</text:p>
      <text:p text:style-name="P4">
Modified Time: 2023-04-25T16:44:00+03:00</text:p>
      <text:p text:style-name="P4">
Description: Кабінет Міністрів через COVID-19 продовжив режим надзвичайної ситуації в єдиній державній системі цивільного захисту, а також карантин на всій території України до 30 червня 2023 року. — Укрінформ.</text:p>
      <text:p text:style-name="P4">
Images: ["<text:a xlink:type="simple" xlink:href="https://static.ukrinform.com/photos/2021_10/thumb_files/630_360_1634986650-161.jpeg" text:style-name="Internet_20_link" text:visited-style-name="Visited_20_Internet_20_Link">
630_360_16349...</text:a>
"]</text:p>
      <text:p text:style-name="P4">
Tags: ['Україна', 'Карантин', 'Коронавірус', 'COVID-19', 'Пандемія']</text:p>
      <text:p text:style-name="P4">
Type: Article</text:p>
      <!--METADATA-->
      <text:p text:style-name="P4">
<draw:frame draw:style-name="fr1" draw:name="Image69" text:anchor-type="as-char" svg:width="6.9236in" svg:height="3.956343in" draw:z-index="0">
<draw:image xlink:href="../Images/yкринформ/2023-04-25T16-44-00-03-00/630_360_1634986650-161.jpeg" xlink:type="simple" xlink:show="embed" xlink:actuate="onLoad" draw:mime-type="image/jpeg"/>
</draw:frame>
 КабінетМіністрів через COVID-19 продовжив режим надзвичайної ситуації в єдинійдержавній системі цивільного захисту, а також карантин на всій територіїУкраїни до 30 червня 2023 року.</text:p>
      <text:p text:style-name="P4">
Про це за підсумками засідання уряду 25 квітня повідомило  <text:a xlink:type="simple" xlink:href="https://moz.gov.ua/article/news/urjad-prodovzhiv-diju-karantinu-cherez-covid-19-" text:style-name="Internet_20_link" text:visited-style-name="Visited_20_Internet_20_Link">
</text:a>
 , передає Укрінформ.</text:p>
      <text:p text:style-name="P4">
«Повномасштабна війна відвернула нашу увагу від пандемії, водночас COVID-19нікуди не зник. Люди продовжують хворіти, а дехто – помирати. Черезкоронавірус ми щотижня втрачаємо близько ста людей. І хоча загалом у світі єзагальна тенденція до зниження захворюваності на <text:a xlink:type="simple" xlink:href="https://www.ukrinform.ua/tag-covid19" text:style-name="Internet_20_link" text:visited-style-name="Visited_20_Internet_20_Link">
</text:a>
 , однак в Європейському регіоніспостерігається зростання цього показника. Очікувати на збільшення кількостінових випадків COVID-19 на території України можна буде цієї весни. Протединаміка зростання захворюваності залежатиме від варіанту SARS-CoV-2, якийциркулюватиме, та рівня охоплення вакцинацією населення», – зазначив заступникміністра охорони здоров’я – головний державний санітарний лікар Ігор Кузін.</text:p>
      <text:p text:style-name="P4">
<text:span text:style-name="T4">
Читайте також:</text:span>
 <text:a xlink:type="simple" xlink:href="https://www.ukrinform.ua/rubric-world/3692705-ucast-kitau-u-rozsliduvanni-pohodzenna-koronavirusu-dopomoze-vstanoviti-istinu-vooz.html" text:style-name="Internet_20_link" text:visited-style-name="Visited_20_Internet_20_Link">
 <text:span text:style-name="T4">
коронав</text:span>
 </text:a>
</text:p>
      <text:p text:style-name="P4">
Як зазначають в МОЗ, прийнята Кабміном 25 квітня 2023 р. постанова передбачаєзміни до  <text:a xlink:type="simple" xlink:href="https://zakon.rada.gov.ua/laws/show/338-2020-%D1%80" text:style-name="Internet_20_link" text:visited-style-name="Visited_20_Internet_20_Link">
 </text:a>
 «Пропереведення єдиної державної системи цивільного захисту у режим надзвичайноїситуації» і <text:a xlink:type="simple" xlink:href="https://zakon.rada.gov.ua/laws/show/1236-2020-%D0%BF#Text" text:style-name="Internet_20_link" text:visited-style-name="Visited_20_Internet_20_Link">
 </text:a>
«Про встановлення карантину та запровадження обмежувальних протиепідемічнихзаходів з метою запобігання поширенню на території України гостроїреспіраторної хвороби COVID-19, спричиненої коронавірусом SARS-СоV-2».</text:p>
      <text:p text:style-name="P4">
У міністерстві наголошують, що рівень вакцинації в Україні залишаєтьсянедостатнім для формування колективного імунітету до COVID-19.</text:p>
      <text:p text:style-name="P4">
<text:span text:style-name="T4">
Читайте також:</text:span>
 <text:a xlink:type="simple" xlink:href="https://www.ukrinform.ua/rubric-world/3682099-pandemia-covid19-moze-zaversitisa-cogo-roku-glava-vooz.html" text:style-name="Internet_20_link" text:visited-style-name="Visited_20_Internet_20_Link">
 <text:span text:style-name="T4">
Пандемі</text:span>
 </text:a>
</text:p>
      <text:p text:style-name="P4">
Станом на 16 квітня від початку вакцинальної кампанії проведено понад 35,3 млнщеплень. Одну дозу щеплення отримали 16 327 904 людини, дві дози – 15 477 258,отримали першу бустерну дозу – 3 171 471 людина, другу бустерну дозу – 296 892людини.</text:p>
      <text:p text:style-name="P4">
Як повідомляв Укрінформ, за даними МОЗ в Україні доступні біля 8 млн дозвакцини проти COVID-19. Зараз використовуються чотири типи вакцини протиковід: однодозова Janssen виробництва Johnson &amp; Johnson, вакцина Комірнатівиробництва Pfizer — дитяча та доросла форми, вакцина CoronaVac китайськоговиробництва.</text:p>
      <text:p text:style-name="P4">
Source: <text:a xlink:type="simple" xlink:href="https://www.ukrinform.ua/rubric-society/3700567-v-ukraini-prodovzili-karantin-cerez-covid19-do-lipna.html" text:style-name="Internet_20_link" text:visited-style-name="Visited_20_Internet_20_Link">
https://www.ukrinform.ua/rubric-society/3700567-v-ukraini-prodovzili-karantin-cerez-covid19-do-lipna.html</text:a>
</text:p>
      <!--NEWS-->
      <text:h text:style-name="P10" text:outline-level="1">
<text:span text:style-name="T4">
На Київщині відновили рух понтонною переправою до Іванкова</text:span>
</text:h>
      <text:p text:style-name="P4">
Authors: Ukrinform (Person)</text:p>
      <text:p text:style-name="P4">
Publisher: Укринформ (Organization)</text:p>
      <text:p text:style-name="P4">
Published Time: 2023-04-25T16:45:00+03:00</text:p>
      <text:p text:style-name="P4">
Modified Time: 2023-04-25T16:45:00+03:00</text:p>
      <text:p text:style-name="P4">
Description: У Київській області відновили рух транспорту понтонною переправою до селища Іванків, яка була зруйнована внаслідок підняття води у річці Тетерів. — Укрінформ.</text:p>
      <text:p text:style-name="P4">
Images: ["<text:a xlink:type="simple" xlink:href="https://static.ukrinform.com/photos/2023_04/thumb_files/630_360_1682430288-672.jpg" text:style-name="Internet_20_link" text:visited-style-name="Visited_20_Internet_20_Link">
630_360_16824...</text:a>
", "<text:a xlink:type="simple" xlink:href="https://static.ukrinform.com/photos/2023_04/1682430189-352.jpg" text:style-name="Internet_20_link" text:visited-style-name="Visited_20_Internet_20_Link">
1682430189-35...</text:a>
", "<text:a xlink:type="simple" xlink:href="https://static.ukrinform.com/photos/2023_04/1682430190-177.jpg" text:style-name="Internet_20_link" text:visited-style-name="Visited_20_Internet_20_Link">
1682430190-17...</text:a>
"]</text:p>
      <text:p text:style-name="P4">
Tags: ['Транспорт', 'Міст', 'Київщина']</text:p>
      <text:p text:style-name="P4">
Type: Article</text:p>
      <!--METADATA-->
      <text:p text:style-name="P4">
<draw:frame draw:style-name="fr1" draw:name="Image70" text:anchor-type="as-char" svg:width="6.9236in" svg:height="3.956343in" draw:z-index="0">
<draw:image xlink:href="../Images/yкринформ/2023-04-25T16-45-00-03-00/630_360_1682430288-672.jpg" xlink:type="simple" xlink:show="embed" xlink:actuate="onLoad" draw:mime-type="image/jpeg"/>
</draw:frame>
 УКиївській області відновили рух транспорту понтонною переправою до селищаІванків, яка була зруйнована внаслідок підняття води у річці Тетерів.</text:p>
      <text:p text:style-name="P4">
Як передає Укрінформ, про це голова Київської обласної військовоїадміністрації Руслан Кравченко повідомив у <text:a xlink:type="simple" xlink:href="https://www.facebook.com/RuslanKravchenkoKyiv/posts/pfbid0dQ4b4nKCCjYb7fyGv1uKpVRKPGu4McZfvDpGeH8kCcUCw1Vn4ELGSqQzS6LJeKnfl" text:style-name="Internet_20_link" text:visited-style-name="Visited_20_Internet_20_Link">
</text:a>
</text:p>
      <text:p text:style-name="P4">
“Рух транспорту переправою через річку Тетерів до селища ІванківВишгородського району відновлено. Проїзд понтоном дозволено для автотранспортувагою до 3,5 тонн”, - написав він.</text:p>
      <text:p text:style-name="P4">
За словами голови КОВА, понтонна переправа облаштована з боку Іванкова внапрямку Києва. Вона з’єднує берег з новим насипним мостом. Всього встановлено11 ланок, довжина кожної - 6,75 м. Вантажопідйомність – 120 тонн. Для проїздутранспорту забезпечений реверсний рух.</text:p>
      <text:p text:style-name="P4">
</text:p>
      <text:p text:style-name="P4">
Кравченко пояснив, що тимчасова переправа на підʼїзді до Іванкова булачастково зруйнована внаслідок підняття до критичної межі води в річці Тетерів.Рух <text:a xlink:type="simple" xlink:href="https://www.ukrinform.ua/tag-transport" text:style-name="Internet_20_link" text:visited-style-name="Visited_20_Internet_20_Link">
 </text:a>
 здійснювався через селоКухарі.</text:p>
      <text:p text:style-name="P4">
<text:span text:style-name="T4">
Читайте також:</text:span>
 <text:a xlink:type="simple" xlink:href="https://www.ukrinform.ua/rubric-regions/3699891-vesnana-povin-ide-na-spad-riven-vodi-znizivsa-u-vosmi-rickah.html" text:style-name="Internet_20_link" text:visited-style-name="Visited_20_Internet_20_Link">
 </text:a>
</text:p>
      <text:p text:style-name="P4">
<draw:frame draw:style-name="fr1" draw:name="Image72" text:anchor-type="as-char" svg:width="6.9236in" svg:height="9.231467in" draw:z-index="0">
<draw:image xlink:href="../Images/yкринформ/2023-04-25T16-45-00-03-00/1682430190-177.jpg" xlink:type="simple" xlink:show="embed" xlink:actuate="onLoad" draw:mime-type="image/jpeg"/>
</draw:frame>
</text:p>
      <text:p text:style-name="P4">
Голова КОВА висловив подяку всім службам, які працювали над облаштуваннямпереїзду. “Завдяки спільним зусиллям ми оперативно відновили можливістьавтотранспорту пересуватися найкоротшим шляхом. Зробили все, щоб люди невтрачали час на об’їзні шляхи та якомога швидше добиралися до необхідних їмпунктів. Це не лише комфорт, а й безпека мешканців Київщини”, - зауваживКравченко.</text:p>
      <text:p text:style-name="P4">
Як повідомляв Укрінформ, <text:a xlink:type="simple" xlink:href="https://www.ukrinform.ua/rubric-uarazom/3700305-v-ukraini-zalisautsa-pidtoplenimi-854-gospodarstva-i-ponad-150-budinkiv.html" text:style-name="Internet_20_link" text:visited-style-name="Visited_20_Internet_20_Link">
 </text:a>
</text:p>
      <text:p text:style-name="P4">
<text:span text:style-name="T5">
Фото: Руслан Кравченко</text:span>
</text:p>
      <text:p text:style-name="P4">
Source: <text:a xlink:type="simple" xlink:href="https://www.ukrinform.ua/rubric-regions/3700560-na-kiivsini-vidnovili-ruh-pontonnou-perepravou-do-ivankova.html" text:style-name="Internet_20_link" text:visited-style-name="Visited_20_Internet_20_Link">
https://www.ukrinform.ua/rubric-regions/3700560-na-kiivsini-vidnovili-ruh-pontonnou-perepravou-do-ivankova.html</text:a>
</text:p>
      <!--NEWS-->
      <text:h text:style-name="P10" text:outline-level="1">
<text:span text:style-name="T4">
Помер український співак та педагог Михайло Сливоцький</text:span>
</text:h>
      <text:p text:style-name="P4">
Authors: Ukrinform (Person)</text:p>
      <text:p text:style-name="P4">
Publisher: Укринформ (Organization)</text:p>
      <text:p text:style-name="P4">
Published Time: 2023-04-25T16:46:24+03:00</text:p>
      <text:p text:style-name="P4">
Modified Time: 2023-04-25T16:46:24+03:00</text:p>
      <text:p text:style-name="P4">
Description: Помер український співак та педагог з Прикарпаття Михайло Сливоцький.  — Укрінформ.</text:p>
      <text:p text:style-name="P4">
Images: ["<text:a xlink:type="simple" xlink:href="https://static.ukrinform.com/photos/2023_04/thumb_files/630_360_1682429955-813.jpg" text:style-name="Internet_20_link" text:visited-style-name="Visited_20_Internet_20_Link">
630_360_16824...</text:a>
"]</text:p>
      <text:p text:style-name="P4">
Tags: ['Музика', 'Смерть', 'Мистецтво', 'співак']</text:p>
      <text:p text:style-name="P4">
Type: Article</text:p>
      <!--METADATA-->
      <text:p text:style-name="P4">
<draw:frame draw:style-name="fr1" draw:name="Image73" text:anchor-type="as-char" svg:width="6.9236in" svg:height="3.956343in" draw:z-index="0">
<draw:image xlink:href="../Images/yкринформ/2023-04-25T16-46-24-03-00/630_360_1682429955-813.jpg" xlink:type="simple" xlink:show="embed" xlink:actuate="onLoad" draw:mime-type="image/jpeg"/>
</draw:frame>
 Померукраїнський співак та педагог з Прикарпаття Михайло Сливоцький.</text:p>
      <text:p text:style-name="P4">
Про це у  <text:a xlink:type="simple" xlink:href="https://www.facebook.com/permalink.php" text:style-name="Internet_20_link" text:visited-style-name="Visited_20_Internet_20_Link">
</text:a>
повідомила професорка Прикарпатського національного університету іменіСтефаника Ганна Карась, передає Укрінформ.</text:p>
      <text:p text:style-name="P4">
«Сьогодні перестало битися серце нашого прикарпатського соловейка - МихайлаЮрійовича Сливоцького... Невимовна втрата для української музичної культури,якій служив віддано і чесно, для колективу однодумців і для родини», -зазначила Карась.</text:p>
      <text:p text:style-name="P4">
Вона зауважила, що неповторний голос Сливоцького запам'ятовувався назавждисвоїм неповторним тембром і щирістю.</text:p>
      <text:p text:style-name="P4">
Михайло Сливоцький — український співак та педагог, Заслужений діяч мистецтвУкраїни, професор. Декан музичного факультету <text:a xlink:type="simple" xlink:href="https://www.ukrinform.ua/tag-prikarpatta" text:style-name="Internet_20_link" text:visited-style-name="Visited_20_Internet_20_Link">
</text:a>
 національного університету ім. В.Стефаника, контратенор — високий чоловічий альтовий голос, найвищий ізчоловічих оперних голосів.</text:p>
      <text:p text:style-name="P4">
Виступав з інструментальним квартетом «Усмішка», вокальним квартетом «Легінь», жіночим вокальним ансамблем «Росинка», ансамблем «Коло». З концертамипобував у Німеччині, Франції, Японії, Фінляндії, США, Австралії, Канаді таінших країнах.</text:p>
      <text:p text:style-name="P4">
Source: <text:a xlink:type="simple" xlink:href="https://www.ukrinform.ua/rubric-culture/3700555-pomer-ukrainskij-spivak-ta-pedagog-mihajlo-slivockij.html" text:style-name="Internet_20_link" text:visited-style-name="Visited_20_Internet_20_Link">
https://www.ukrinform.ua/rubric-culture/3700555-pomer-ukrainskij-spivak-ta-pedagog-mihajlo-slivockij.html</text:a>
</text:p>
      <!--NEWS-->
      <text:h text:style-name="P10" text:outline-level="1">
<text:span text:style-name="T4">
Ексміністр довкілля розповів про загрозу у випадку аварії на окупованій Запорізькій АЕС</text:span>
</text:h>
      <text:p text:style-name="P4">
Authors: Ukrinform (Person)</text:p>
      <text:p text:style-name="P4">
Publisher: Укринформ (Organization)</text:p>
      <text:p text:style-name="P4">
Published Time: 2023-04-25T16:48:25+03:00</text:p>
      <text:p text:style-name="P4">
Modified Time: 2023-04-25T16:48:25+03:00</text:p>
      <text:p text:style-name="P4">
Description: Загроза ядерної аварії на окупованій росіянами Запорізькій АЕС є абсолютно реалістичною, а наслідки цієї катастрофи будуть набагато більшими, ніж від застосування тактичної ядерної зброї. — Укрінформ.</text:p>
      <text:p text:style-name="P4">
Images: ["<text:a xlink:type="simple" xlink:href="https://static.ukrinform.com/photos/2022_03/thumb_files/630_360_1646374668-735.jpg" text:style-name="Internet_20_link" text:visited-style-name="Visited_20_Internet_20_Link">
630_360_16463...</text:a>
"]</text:p>
      <text:p text:style-name="P4">
Tags: ['Костенко', 'Запорізька АЕС', 'Війна з росією']</text:p>
      <text:p text:style-name="P4">
Type: Article</text:p>
      <!--METADATA-->
      <text:p text:style-name="P4">
<draw:frame draw:style-name="fr1" draw:name="Image74" text:anchor-type="as-char" svg:width="6.9236in" svg:height="3.956343in" draw:z-index="0">
<draw:image xlink:href="../Images/yкринформ/2023-04-25T16-48-25-03-00/630_360_1646374668-735.jpg" xlink:type="simple" xlink:show="embed" xlink:actuate="onLoad" draw:mime-type="image/jpeg"/>
</draw:frame>
 Загрозаядерної аварії на окупованій росіянами Запорізькій АЕС є абсолютнореалістичною, а наслідки цієї катастрофи будуть набагато більшими, ніж відзастосування тактичної ядерної зброї.</text:p>
      <text:p text:style-name="P4">
Про це заявив народний депутат України п'яти скликань (1990–2012), колишнійміністр охорони довкілля та ядерної безпеки Юрій Костенко на засіданнікруглого стола на тему "російська ядерна зброя в білорусі як загрозаєвропейській безпеці", повідомляє кореспондент Укрінформу.</text:p>
      <text:p text:style-name="P4">
Політик констатував, що наразі триває окупація найбільшої в Європі ЗапорізькоїАЕС, де є шість ядерних блоків.</text:p>
      <text:p text:style-name="P4">
<text:span text:style-name="T4">
Читайте також:</text:span>
 <text:a xlink:type="simple" xlink:href="https://www.ukrinform.ua/rubric-ato/3695827-rosiani-na-zaes-gotuutsa-blokuvati-personal-stancii.html" text:style-name="Internet_20_link" text:visited-style-name="Visited_20_Internet_20_Link">
 <text:span text:style-name="T4">
ЗАЕС</text:span>
 </text:a>
</text:p>
      <text:p text:style-name="P4">
"Отже, ядерна бомба можлива, але не у тому вигляді, як погрожує росія - я маюна увазі тактичну чи стратегічну ядерну зброю. Це дійсно лише традиційний дляросійської політики шантаж. А цивільна ядерна зброя у вигляді вибуху шестиблоків ЗАЕС - це абсолютно реалістична загроза... Це може бути страшнакатастрофа, наслідки якої, враховуючи територію, забруднену радіонуклідами,набагато перевищать наслідки застосування, наприклад, тактичної ядерноїзброї", - сказав Костенко.</text:p>
      <text:p text:style-name="P4">
Він також зауважив, що ліквідувати наслідки можливої аварії на ЗАЕС під часвійни буде надзвичайно складно. У цьому контексті політик нагадав, що доактивної фази ліквідації чорнобильської аварії було залучено 600 тис.ліквідаторів.</text:p>
      <text:p text:style-name="P4">
Костенко поінформував, що публічно звертався "з цими думками" до генеральногодиректора МАГАТЕ Рафаеля Гроссі, а також розкритикував цю організацію за те,що вона в ситуації ядерного тероризму росії "не спромоглася" провестиспеціальне засідання на рівні керівництва МАГАТЕ і не розглянула це питання насвоїй щорічній конференції восени 2022 року.</text:p>
      <text:p text:style-name="P4">
<text:span text:style-name="T4">
Читайте також:</text:span>
 <text:a xlink:type="simple" xlink:href="https://www.ukrinform.ua/rubric-economy/3695727-galusenko-pro-vibuh-mini-bila-zaes-poki-rosiani-ne-zalisat-stanciu-nebezpeka-isnue.html" text:style-name="Internet_20_link" text:visited-style-name="Visited_20_Internet_20_Link">
 <text:span text:style-name="T4">
ЗАЕС</text:span>
 </text:a>
</text:p>
      <text:p text:style-name="P4">
"І найстрашніше, що МАГАТЕ жодного разу не поставило Раду Безпеки ООН уситуацію, коли Рада безпеки повинна була б розглядати санкції проти рф заздійснення ядерного тероризму. Жодних дій, передбачених статутом МАГАТЕ, небуло виконано", - констатував ексміністр.</text:p>
      <text:p text:style-name="P4">
Як повідомляв Укрінформ із посиланням на міністра енергетики України ГерманаГалущенка, присутність російських окупантів на території найбільшої в Європіатомної електростанції – Запорізької АЕС – несе прямі загрози ядерній безпеціусього людства.</text:p>
      <text:p text:style-name="P4">
Голова Запорізької ОВА Юрій Малашко повідомив, що за останню добу кількістьворожих обстрілів по території Запорізької області зросла.</text:p>
      <text:p text:style-name="P4">
Source: <text:a xlink:type="simple" xlink:href="https://www.ukrinform.ua/rubric-society/3700559-eksministr-dovkilla-rozpoviv-pro-zagrozu-u-vipadku-avarii-na-okupovanij-zaporizkij-aes.html" text:style-name="Internet_20_link" text:visited-style-name="Visited_20_Internet_20_Link">
https://www.ukrinform.ua/rubric-society/3700559-eksministr-dovkilla-rozpoviv-pro-zagrozu-u-vipadku-avarii-na-okupovanij-zaporizkij-aes.html</text:a>
</text:p>
      <!--NEWS-->
      <text:h text:style-name="P10" text:outline-level="1">
<text:span text:style-name="T4">
Рішення рф розмістити тактичну ядерну зброю у білорусі є гібридною наступальною операцією - експерт</text:span>
</text:h>
      <text:p text:style-name="P4">
Authors: Ukrinform (Person)</text:p>
      <text:p text:style-name="P4">
Publisher: Укринформ (Organization)</text:p>
      <text:p text:style-name="P4">
Published Time: 2023-04-25T16:55:05+03:00</text:p>
      <text:p text:style-name="P4">
Modified Time: 2023-04-25T16:55:05+03:00</text:p>
      <text:p text:style-name="P4">
Description: Рішення росії про розміщення тактичної ядерної зброї на території білорусі є гібридною наступальною операцією. — Укрінформ.</text:p>
      <text:p text:style-name="P4">
Images: ["<text:a xlink:type="simple" xlink:href="https://static.ukrinform.com/photos/2019_07/thumb_files/630_360_1563466789-590.jpg" text:style-name="Internet_20_link" text:visited-style-name="Visited_20_Internet_20_Link">
630_360_15634...</text:a>
"]</text:p>
      <text:p text:style-name="P4">
Tags: ['білорусь', 'Ядерна зброя', 'Війна з росією']</text:p>
      <text:p text:style-name="P4">
Type: Article</text:p>
      <!--METADATA-->
      <text:p text:style-name="P4">
<draw:frame draw:style-name="fr1" draw:name="Image75" text:anchor-type="as-char" svg:width="6.9236in" svg:height="3.956343in" draw:z-index="0">
<draw:image xlink:href="../Images/yкринформ/2023-04-25T16-55-05-03-00/630_360_1563466789-590.jpg" xlink:type="simple" xlink:show="embed" xlink:actuate="onLoad" draw:mime-type="image/jpeg"/>
</draw:frame>
 Рішенняросії про розміщення тактичної ядерної зброї на території білорусі є гібридноюнаступальною операцією.</text:p>
      <text:p text:style-name="P4">
Таку думку висловив директор Інституту світової політики Євген Магда назасіданні круглого стола на тему: "російська ядерна зброя в білорусі якзагроза європейській безпеці", повідомляє кореспондент Укрінформу.</text:p>
      <text:p text:style-name="P4">
"На сьогоднішній момент росія рішенням про розміщення тактичної ядерної зброїв білорусі здійснює гібридну наступальну операцію. Вона переносить ядернийарсенал на кілька сотень кілометрів на захід, використовуючи так званийбілоруський балкон, про який любить просторікувати лукашенко, вона розширюєсферу можливого удару у відповідь чи превентивного удару за рахунок громадянбілорусі,.. і значною мірою перекладає відповідальність на лукашенка", -сказав Магда.</text:p>
      <text:p text:style-name="P4">
<text:span text:style-name="T4">
Читайте також:</text:span>
 <text:a xlink:type="simple" xlink:href="https://www.ukrinform.ua/rubric-polytics/3691396-risenna-rosii-pro-adernu-zbrou-v-bilorusi-pramo-zagrozue-evropejskij-bezpeci-borrel.html" text:style-name="Internet_20_link" text:visited-style-name="Visited_20_Internet_20_Link">
 <text:span text:style-name="T4">
Рішення</text:span>
 <text:span text:style-name="T4">
росії</text:span>
 <text:span text:style-name="T4">
про</text:span>
 <text:span text:style-name="T4">
ядерну</text:span>
 <text:span text:style-name="T4">
зброю</text:span>
<text:span text:style-name="T4">
білорусі</text:span>
 <text:span text:style-name="T4">
прямо</text:span>
 <text:span text:style-name="T4">
загрожує</text:span>
 <text:span text:style-name="T4">
європейській</text:span>
 <text:span text:style-name="T4">
безпеці</text:span>
 <text:span text:style-name="T4">
Боррель</text:span>
</text:a>
</text:p>
      <text:p text:style-name="P4">
За його словами, він не вірить, що тактична ядерна зброя на території білорусіматиме подвійне управління, про яке говорив лукашенко 31 березня у зверненнідо білоруського парламенту і народу.</text:p>
      <text:p text:style-name="P4">
"путін не підтверджує подібних кроків і говорить про те, що росія будедотримуватися умов Договору про нерозповсюдження ядерної зброї. Ми розуміємо,що для росії показове дотримання умов базових договорів у царині міжнародногоправа є елементом формування її іміджу. Щодо лукашенка про це говоритищонайменше наївно... Тому в даному випадку білорусь занапащена загрозоюзастосування ядерної зброї, в тому числі з її території", - зазначив експерт.</text:p>
      <text:p text:style-name="P4">
На його переконання, путін дуже зацікавлений в інтернаціоналізації російсько-української <text:a xlink:type="simple" xlink:href="https://www.ukrinform.ua/tag-vijna" text:style-name="Internet_20_link" text:visited-style-name="Visited_20_Internet_20_Link">
 </text:a>
 .</text:p>
      <text:p text:style-name="P4">
"Я вважаю, що прагнення так чи інакше погрожувати розширенням території війнивідповідає російським інтересам, адже кремль наголошує, що він веде війну, зодного боку, проти НАТО, з іншого боку, війна іде не на російській території.І прагнення розширити її має на меті перевести хоча б на ідеологічному рівніте, що росія називає спеціальною військовою операцією, у формат світовоївійни", - зазначив директор Інституту світової політики.</text:p>
      <text:p text:style-name="P4">
<text:span text:style-name="T4">
Читайте також:</text:span>
 <text:a xlink:type="simple" xlink:href="https://www.ukrinform.ua/rubric-polytics/3692513-danilov-pro-rozmisenna-adernoi-zbroi-u-bilorusi-ne-bacimo-adekvatnoi-reakcii-svitu-na-taki-namiri-rf.html" text:style-name="Internet_20_link" text:visited-style-name="Visited_20_Internet_20_Link">
 </text:a>
</text:p>
      <text:p text:style-name="P4">
Як повідомляв Укрінформ, 25 березня президент країни-агресорки володимирпутін, щодо якого МКС видав ордер на арешт, заявив, що росія розміститьтактичну ядерну зброю у білорусі. Раніше, у лютому цього року, він оголосивпро «призупинення» участі москви в Договорі про скорочення стратегічнихнаступальних озброєнь зі США.</text:p>
      <text:p text:style-name="P4">
Source: <text:a xlink:type="simple" xlink:href="https://www.ukrinform.ua/rubric-ato/3700561-risenna-rf-rozmistiti-takticnu-adernu-zbrou-u-bilorusi-e-gibridnou-nastupalnou-operacieu-ekspert.html" text:style-name="Internet_20_link" text:visited-style-name="Visited_20_Internet_20_Link">
https://www.ukrinform.ua/rubric-ato/3700561-risenna-rf-rozmistiti-takticnu-adernu-zbrou-u-bilorusi-e-gibridnou-nastupalnou-operacieu-ekspert.html</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4-25T17: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1.jpg" text:style-name="Internet_20_link" text:visited-style-name="Visited_20_Internet_20_Link">
antyrosijski-sankcziyi-1.jpg</text:a>
']</text:p>
      <text:p text:style-name="P4">
Tags: ['АНТИРОСІЙСЬКІ САНКЦІЇ', 'СЗР']</text:p>
      <text:p text:style-name="P4">
Category: News</text:p>
      <!--METADATA-->
      <text:p text:style-name="P4">
<draw:frame draw:style-name="fr1" draw:name="Image76" text:anchor-type="as-char" svg:width="6.9236in" svg:height="3.745668in" draw:z-index="0">
<draw:image xlink:href="../Images/AРМІЯINFORM/2023-04-25T17-00-00-04-00/antyrosijski-sankcziyi-1.jpg" xlink:type="simple" xlink:show="embed" xlink:actuate="onLoad" draw:mime-type="image/jpeg"/>
</draw:frame>
</text:p>
      <text:p text:style-name="P4">
Служба зовнішньої розвідки України продовжує<text:a xlink:type="simple" xlink:href="https://www.facebook.com/SZRUkraine/posts/pfbid02kUh257wRmEMzQ2y9KvkqnxrszgFHq7FxJQSpauYHTg4bdwFb21XuuiJA9ZUzQAral" text:style-name="Internet_20_link" text:visited-style-name="Visited_20_Internet_20_Link">
розповідати</text:a>
про санкції та інші дії міжнародної спільноти, спрямовані проти країни-терориста.</text:p>
      <text:p text:style-name="P4">
<text:span text:style-name="T4">
Ситуація станом на 24 квітня 2023 року</text:span>
</text:p>
      <text:p text:style-name="P4">
Канада оголосила про передачу Україні нового пакета військової допомогизагальною сумою $ 34,6 млн. Ця партія є безоплатною підтримкою Оттави та будепередана до Трастового фонду Комплексного пакета допомоги нашій країні,організованого партнерами по НАТО, заявила міністр оборони Канади Аніта Анандпід час саміту «Рамштайн-11». Новий фінансовий пакет для української армії:забезпечить реалізацію проєкту паливних матеріалів НАТО CAP — 3,3 мільйоналітрів необхідних запасів палива; дозволить реалізувати проєкт Трастовогофонду Комплексного пакета допомоги НАТО Україні — модульні наплавні мости длязабезпечення можливості перетину водних перешкод; зробить перший внесок упроєкт надання медичних аптечок Трастового фонду Комплексного пакету допомогиНАТО Україні.</text:p>
      <text:p text:style-name="P4">
Головнокомандувач Сил оборони Естонії Генерал Мартін Херем вважає, що війназакінчиться тільки тоді, коли росія розпадеться на маленькі держави.</text:p>
      <text:p text:style-name="P4">
Генерал-лейтенант США у відставці, колишній командувач армією США в Європі БенГоджес назвав «політичними відмовками» щодо зволікання з постачанням для ЗСУдалекобійних ракет. Він підкреслив, що пишається тим, що вже зробили США длядопомоги ЗСУ, але впевнений, що уряд може знайти шляхи для розширення видівозброєння, яке передають українській армії. <text:span text:style-name="T5">
«Насправді я волію не говоритипро конкретний вид озброєння. Радше — про спроможності; про здатність Українизробити Крим недоступним для росіян; про можливості завдавати ударів поСевастополю, по Саках, по Джанкою. А чим цих ударів буде завдано — дроном GreyEagle, ATACMS, GLSDB чи Storm Shadow, — неважливо. Дайте Україні можливістьзавдати таких ударів»,</text:span>
 — заявив Годжес.</text:p>
      <text:p text:style-name="P4">
Україна та Франція підписали меморандум про взаєморозуміння щодо співпраці усфері транспорту, який передбачає партнерство в оцінці завданої шкоди тавідновленні українських транспортних систем, з акцентом на перехід доекологічної низьковуглецевої мобільності.</text:p>
      <text:p text:style-name="P4">
Уряд Латвії виділить 4 млн євро на навчання українських біженців латиськіймові.</text:p>
      <text:p text:style-name="P4">
Країни G7 закликали до продовження, повної імплементації та розширенняЧорноморської зернової ініціативи.</text:p>
      <text:p text:style-name="P4">
ЄС розглядає можливість заборони транзиту товарів через рф.</text:p>
      <text:p text:style-name="P4">
Кіпр повідомив про блокування рахунків фізичних і юридичних осіб, на якихраніше Сполучене Королівство та США наклали санкції за допомогу російськимолігархам обходити антиросійські санкції.</text:p>
      <text:p text:style-name="P4">
<text:span text:style-name="T4">
рф</text:span>
</text:p>
      <text:p text:style-name="P4">
За рік на рф достроково розірвано договорів оренди у бізнес-центрах москвисумарною площею до 329 тис. кв. м — у десять разів більше, ніж з квітня 2021року до березня 2022 року. За прогнозом експертів, до кінця 2023 рокузвільниться ще як мінімум 15 тис. кв. м.</text:p>
      <text:p text:style-name="P4">
депутати госдуми надіслали голові уряду мішустіну листа з пропозицієюстягувати з російських мільйонерів додатково 2 % податку для підтримкиокупантів, які воюють проти українського народу.</text:p>
      <text:p text:style-name="P4">
Колись популярні автомобільні бренди тепер стали дефіцитними товарами на рф:на всю москву залишилося десять автомобілів Volkswagen Polo, трохи більшемашин Kia Rio, Skoda Rapid зникла зовсім. Те, що залишилось у дилерів, коштуєу 2,5 раза дорожче, ніж до російського вторгнення в Україну.</text:p>
      <text:p text:style-name="P4">
Енергетичні компанії рф, які зазнали збитків через різке зростання цін наобладнання, вимагають від уряду дозволити їм не модернізуватитеплоелектростанції. Ідеться про 13 об’єктів на 1,5 ГВт, вартість яких зрослана 79 % від початкової оцінки.</text:p>
      <text:p text:style-name="P4">
Повномасштабна війна рф проти України вплинула на здоров’я російськихчоловіків — через рік у багатьох із них внаслідок стресу виникли проблеми зпотенцією. Відповідно попит на препарати для її підвищення побив попереднірекорди — масштабна мобілізація додала причин для стресу. Як свідчать даніросійської системи «чєстний знак», за перші три місяці 2023 року продажізасобів, що підвищують «чоловічу силу», зросли на 39 %. Загалом із січня поберезень цього року росіяни купили 2,7 млн упаковок різних афродизіаків,витративши на них 1,8 млрд рублів. Аналітики підрахували, що в середньому натисячу дорослих чоловіків, які зараз проживають на росії, за цей періодприпало по 392 пачки таких препаратів. Найчастіше афродизіаки купували вмоскві, московській області, санкт-петербурзі, краснодарському краї тамагаданській області.</text:p>
      <text:p text:style-name="P4">
александрінський театр у російському санкт-петербурзі без пояснень скасувавпокази вистави «Сірано де Бержерак» за французькою п’єсою 19 століття через«дискредитацію» армії росії.</text:p>
      <text:p text:style-name="P4">
За інформацією правозахисників, у білорусі за 2022 рік та початок 2023-гозатримали не менше 58 осіб, які повернулися на батьківщину з-за кордону.Більшість із них засуджені за кримінальними статтями до позбавлення волі.</text:p>
      <text:p text:style-name="P4">
За даними нацбанку рб за березень, частка товарів, що подорожчали на 10 % ібільше, становить 26,4 % товарів, що входять до індексу споживчих цін. Часткатоварів зі зростанням цін на 5-10% у лютому становила 22,0 %, а у березні вже23,3 %.</text:p>
      <text:p text:style-name="P4">
Кваліфікаційна комісія з питань адвокатської діяльності у рб провела черговуатестацію, за підсумками якої ще п’ятьох адвокатів позбавили ліцензії. Надумку незалежних юристів, процес позбавлення адвокатів ліцензій безперервнотриває від серпня 2020 року. Підпадають під нього насамперед ті юристи, якінамагаються захищати права людей, які потрапили під переслідування через своїполітичні погляди. До того ж цілеспрямованість зачистки адвокатського корпусунавіть не приховується.</text:p>
      <text:p text:style-name="P4">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Ястремська пробилася в основну сітку турніру в Мадриді</text:span>
</text:h>
      <text:p text:style-name="P4">
Authors: Ukrinform (Person)</text:p>
      <text:p text:style-name="P4">
Publisher: Укринформ (Organization)</text:p>
      <text:p text:style-name="P4">
Published Time: 2023-04-25T17:00:26+03:00</text:p>
      <text:p text:style-name="P4">
Modified Time: 2023-04-25T17:00:26+03:00</text:p>
      <text:p text:style-name="P4">
Description: Українка здолала Юлію Грабер з Австрії — Укрінформ.</text:p>
      <text:p text:style-name="P4">
Images: ["<text:a xlink:type="simple" xlink:href="https://static.ukrinform.com/photos/2023_04/thumb_files/630_360_1682431191-447.jpg" text:style-name="Internet_20_link" text:visited-style-name="Visited_20_Internet_20_Link">
630_360_16824...</text:a>
"]</text:p>
      <text:p text:style-name="P4">
Tags: ['Теніс', 'Даяна Ястремська']</text:p>
      <text:p text:style-name="P4">
Type: Article</text:p>
      <!--METADATA-->
      <text:p text:style-name="P4">
<draw:frame draw:style-name="fr1" draw:name="Image77" text:anchor-type="as-char" svg:width="6.9236in" svg:height="3.956343in" draw:z-index="0">
<draw:image xlink:href="../Images/yкринформ/2023-04-25T17-00-26-03-00/630_360_1682431191-447.jpg" xlink:type="simple" xlink:show="embed" xlink:actuate="onLoad" draw:mime-type="image/jpeg"/>
</draw:frame>
 Українказдолала Юлію Грабер з Австрії</text:p>
      <text:p text:style-name="P4">
Українська тенісистка Даяна Ястремська (№149 WTA) пробилась в основну сіткутурніру WTA 1000 в Мадриді, передає Укрінформ.</text:p>
      <text:p text:style-name="P4">
У фіналі кваліфікації українка обіграла представницю Австрії Юлію Грабер (№ 92WTA) – 6:1, 6:2.</text:p>
      <text:p text:style-name="P4">
Матч тривав 1 годину 23 хвилини. Ястремська жодного разу не подала навиліт,допустила 1 подвійну помилку і реалізувала 6/10 брейк-пойнтів.</text:p>
      <text:p text:style-name="P4">
<text:span text:style-name="T4">
Читайте також:</text:span>
 <text:a xlink:type="simple" xlink:href="https://www.ukrinform.ua/rubric-sports/3700176-kostuk-ta-svitolina-proveli-spilne-trenuvanna-v-madridi.html" text:style-name="Internet_20_link" text:visited-style-name="Visited_20_Internet_20_Link">
 <text:span text:style-name="T4">
Світоліна</text:span>
 </text:a>
</text:p>
      <text:p text:style-name="P4">
Як повідомляв Укрінформ, в основні цього турніру зіграють Світоліна, Костюк,Калініна та Цуренко.</text:p>
      <text:p text:style-name="P4">
Фото: btu.org.ua</text:p>
      <text:p text:style-name="P4">
Source: <text:a xlink:type="simple" xlink:href="https://www.ukrinform.ua/rubric-sports/3700562-astremska-probilasa-v-osnovnu-sitku-turniru-v-madridi.html" text:style-name="Internet_20_link" text:visited-style-name="Visited_20_Internet_20_Link">
https://www.ukrinform.ua/rubric-sports/3700562-astremska-probilasa-v-osnovnu-sitku-turniru-v-madridi.html</text:a>
</text:p>
      <!--NEWS-->
      <text:h text:style-name="P10" text:outline-level="1">
<text:span text:style-name="T4">
Із травня для більшості українців субсидії перепризначать автоматично</text:span>
</text:h>
      <text:p text:style-name="P4">
Authors: Ukrinform (Person)</text:p>
      <text:p text:style-name="P4">
Publisher: Укринформ (Organization)</text:p>
      <text:p text:style-name="P4">
Published Time: 2023-04-25T17:00:36+03:00</text:p>
      <text:p text:style-name="P4">
Modified Time: 2023-04-25T17:00:36+03:00</text:p>
      <text:p text:style-name="P4">
Description: Пенсійний фонд у травні автоматично перепризначить субсидії на неопалювальний сезон для більшості громадян.  — Укрінформ.</text:p>
      <text:p text:style-name="P4">
Images: ["<text:a xlink:type="simple" xlink:href="https://static.ukrinform.com/photos/2019_12/thumb_files/630_360_1576234080-956.jpg" text:style-name="Internet_20_link" text:visited-style-name="Visited_20_Internet_20_Link">
630_360_15762...</text:a>
"]</text:p>
      <text:p text:style-name="P4">
Tags: ['Комунальні послуги', 'Пенсійний фонд', 'субсидії']</text:p>
      <text:p text:style-name="P4">
Type: Article</text:p>
      <!--METADATA-->
      <text:p text:style-name="P4">
<draw:frame draw:style-name="fr1" draw:name="Image78" text:anchor-type="as-char" svg:width="6.9236in" svg:height="3.956343in" draw:z-index="0">
<draw:image xlink:href="../Images/yкринформ/2023-04-25T17-00-36-03-00/630_360_1576234080-956.jpg" xlink:type="simple" xlink:show="embed" xlink:actuate="onLoad" draw:mime-type="image/jpeg"/>
</draw:frame>
 Пенсійнийфонд у травні автоматично перепризначить субсидії на неопалювальний сезон длябільшості громадян.</text:p>
      <text:p text:style-name="P4">
Як передає Укрінформ, про це повідомляє пресслужба  <text:a xlink:type="simple" xlink:href="https://www.pfu.gov.ua/2157662-komu-potribno-zvernutysya-za-perepryznachennyam-subsydiyi-na-neopalyuvalnyj-period/" text:style-name="Internet_20_link" text:visited-style-name="Visited_20_Internet_20_Link">
</text:a>
.</text:p>
      <text:p text:style-name="P4">
«З травня житлові субсидії на неопалювальний сезон більшості одержувачів будеперепризначено автоматично, за умови, що не змінилися дані про їхній майновийстан чи склад домогосподарств», - йдеться в повідомленні.</text:p>
      <text:p text:style-name="P4">
У фонді наголошують, що за особистим зверненням субсидії на наступний рікпризначатимуться у випадку, якщо члени домогосподарства орендують житловіприміщення для проживання, за які сплачують житлово-комунальні послуги, абоякщо кількість фактично проживаючих зареєстрованих осіб у домогосподарствіменша за кількість зареєстрованих.</text:p>
      <text:p text:style-name="P4">
Також особисто потрібно звернутися тим домогосподарствам, які претендують напризначення житлової субсидії на придбання скрапленого газу, твердого тарідкого пічного побутового палива. Або у випадку, якщо у складідомогосподарства є внутрішньо переміщені особи, які отримують субсидію заадресою, відмінною від місця реєстрації.</text:p>
      <text:p text:style-name="P4">
<text:span text:style-name="T4">
Читайте також:</text:span>
 <text:a xlink:type="simple" xlink:href="https://www.ukrinform.ua/rubric-society/3697579-urad-sprostiv-poradok-priznacenna-subsidij-pilg-i-deakih-socviplat.html" text:style-name="Internet_20_link" text:visited-style-name="Visited_20_Internet_20_Link">
 <text:span text:style-name="T4">
субсиді</text:span>
 </text:a>
</text:p>
      <text:p text:style-name="P4">
Виключно на підставі звернення громадянина надається на неопалювальний сезонтакож житлова субсидія, якщо в опалювальний сезон розмір плати за житлово-комунальні послуги, внеску/платежу на оплату витрат на управліннябагатоквартирним будинком у межах соціальної норми житла та соціальнихнормативів житлово-комунального обслуговування не перевищував обсягуобов’язкового відсотка платежу. Тобто субсидію було призначено 0,00 грн.</text:p>
      <text:p text:style-name="P4">
У разі подання заяви протягом двох місяців з початку неопалювального сезонужитлова <text:a xlink:type="simple" xlink:href="https://www.ukrinform.ua/tag-subsidia" text:style-name="Internet_20_link" text:visited-style-name="Visited_20_Internet_20_Link">
 </text:a>
 призначається з початкутакого сезону, але не раніше дня виникнення права на її отримання.</text:p>
      <text:p text:style-name="P4">
Як повідомлялося, громадянам із деокупованих територій для поновлення виплатжитлової субсидії та її перерахунку необхідно звернутися із відповідною заявоюдо органів Пенсійного фонду.</text:p>
      <text:p text:style-name="P4">
Source: <text:a xlink:type="simple" xlink:href="https://www.ukrinform.ua/rubric-society/3700563-iz-travna-dla-bilsosti-ukrainciv-subsidii-perepriznacat-avtomaticno.html" text:style-name="Internet_20_link" text:visited-style-name="Visited_20_Internet_20_Link">
https://www.ukrinform.ua/rubric-society/3700563-iz-travna-dla-bilsosti-ukrainciv-subsidii-perepriznacat-avtomaticno.html</text:a>
</text:p>
      <!--NEWS-->
      <text:h text:style-name="P10" text:outline-level="1">
<text:span text:style-name="T4">
Ніно Катамадзе проведе два благодійні концерти в Києві</text:span>
</text:h>
      <text:p text:style-name="P4">
Authors: Ukrinform (Person)</text:p>
      <text:p text:style-name="P4">
Publisher: Укринформ (Organization)</text:p>
      <text:p text:style-name="P4">
Published Time: 2023-04-25T17:01:00+03:00</text:p>
      <text:p text:style-name="P4">
Modified Time: 2023-04-25T17:01:00+03:00</text:p>
      <text:p text:style-name="P4">
Description: У Києві 28 та 29 квітня відбудуться благодійні концерти відомої грузинської співачки Ніно Катамадзе, яка виступає проти війни росії в Україні.  — Укрінформ.</text:p>
      <text:p text:style-name="P4">
Images: ["<text:a xlink:type="simple" xlink:href="https://static.ukrinform.com/photos/2023_04/thumb_files/630_360_1682431156-751.jpg" text:style-name="Internet_20_link" text:visited-style-name="Visited_20_Internet_20_Link">
630_360_16824...</text:a>
", "<text:a xlink:type="simple" xlink:href="https://static.ukrinform.com/photos/2023_04/1682431223-173.jpg" text:style-name="Internet_20_link" text:visited-style-name="Visited_20_Internet_20_Link">
1682431223-17...</text:a>
", "<text:a xlink:type="simple" xlink:href="https://static.ukrinform.com/photos/2023_04/1682431222-848.jpg" text:style-name="Internet_20_link" text:visited-style-name="Visited_20_Internet_20_Link">
1682431222-84...</text:a>
"]</text:p>
      <text:p text:style-name="P4">
Tags: ['Концерт', 'Культура', 'Київ']</text:p>
      <text:p text:style-name="P4">
Type: Article</text:p>
      <!--METADATA-->
      <text:p text:style-name="P4">
<draw:frame draw:style-name="fr1" draw:name="Image79" text:anchor-type="as-char" svg:width="6.9236in" svg:height="3.956343in" draw:z-index="0">
<draw:image xlink:href="../Images/yкринформ/2023-04-25T17-01-00-03-00/630_360_1682431156-751.jpg" xlink:type="simple" xlink:show="embed" xlink:actuate="onLoad" draw:mime-type="image/jpeg"/>
</draw:frame>
 У Києві 28та 29 квітня відбудуться благодійні концерти відомої грузинської співачки НіноКатамадзе, яка виступає проти війни росії в Україні.</text:p>
      <text:p text:style-name="P4">
Про це Укрінформу повідомили організатори заходу.</text:p>
      <text:p text:style-name="P4">
«Я проживаю Україну у своїй країні щодня. Вже більше року, як я відкрила свійблагодійний фонд у Грузії, щоб пом’якшувати біль українцям, що вимушенопокинули свою країну, яка відчайдушно продовжує боротися за справжні цінності– свободу вибору, свободу слова, свободу майбутнього, яке свідомо обрала. Алеу добрих справ немає надлишку», - розповіла в коментарі Укрінформу НіноКатамадзе.</text:p>
      <text:p text:style-name="P4">
<draw:frame draw:style-name="fr1" draw:name="Image80" text:anchor-type="as-char" svg:width="6.666667in" svg:height="10.0in" draw:z-index="0">
<draw:image xlink:href="../Images/yкринформ/2023-04-25T17-01-00-03-00/1682431223-173.jpg" xlink:type="simple" xlink:show="embed" xlink:actuate="onLoad" draw:mime-type="image/jpeg"/>
</draw:frame>
</text:p>
      <text:p text:style-name="P4">
Створений нею у Тбілісі благодійний фонд опікується біженцями з України. Заминулий рік Ніно виступила з чотирма благодійними <text:a xlink:type="simple" xlink:href="https://www.ukrinform.ua/tag-koncert" text:style-name="Internet_20_link" text:visited-style-name="Visited_20_Internet_20_Link">
</text:a>
 в Києві, Львові та Рівному. І зараззнову їде до Києва, щоб підтримати українців.</text:p>
      <text:p text:style-name="P4">
Співачка переконана, що доки триває війна, необхідно бути разом і робитинавіть більше можливого, аби наблизити перемогу.</text:p>
      <text:p text:style-name="P4">
<text:span text:style-name="T4">
Читайте також:</text:span>
 <text:a xlink:type="simple" xlink:href="https://www.ukrinform.ua/rubric-diaspora/3700457-u-brusseli-vidbuvsa-koncert-ukrainskogo-skripala-vasila-popaduka.html" text:style-name="Internet_20_link" text:visited-style-name="Visited_20_Internet_20_Link">
 <text:span text:style-name="T4">
концерт</text:span>
 </text:a>
</text:p>
      <text:p text:style-name="P4">
<draw:frame draw:style-name="fr1" draw:name="Image81" text:anchor-type="as-char" svg:width="6.666667in" svg:height="10.0in" draw:z-index="0">
<draw:image xlink:href="../Images/yкринформ/2023-04-25T17-01-00-03-00/1682431222-848.jpg" xlink:type="simple" xlink:show="embed" xlink:actuate="onLoad" draw:mime-type="image/jpeg"/>
</draw:frame>
</text:p>
      <text:p text:style-name="P4">
“Українці мені завжди були близькі по духу, а їх сміливість і стійкість підчас цієї страшної війни продовжують мене вражати. Тож я користуюсь кожноюнагодою, аби приїхати в Україну і підтримати тих, хто бореться за майбутнєсвіту, майбутнє нашої землі, за нашу нову чесну й щиру історію. Кожен солдат,що воює в Україні, кожна матір, що молиться за свого сина, чоловіка, брата,кожен батько, що захищає свою сім’ю, свій дім і свою землю – це справжнігерої», - переконана Ніно Катамадзе.</text:p>
      <text:p text:style-name="P4">
Відома виконавиця співає лише грузинською, єдина пісня, яку вона виконуєнерідною мовою, є українська “Чорнобривці”. Концертна програма включатимевідомі хіти та нові пісні, які раніше не виконувалися.</text:p>
      <text:p text:style-name="P4">
<text:span text:style-name="T4">
Читайте також:</text:span>
 <text:a xlink:type="simple" xlink:href="https://www.ukrinform.ua/rubric-culture/3700282-nacionalna-filarmonia-zaprovadila-pilgovi-kvitki-na-11-travnevih-koncertiv.html" text:style-name="Internet_20_link" text:visited-style-name="Visited_20_Internet_20_Link">
 <text:span text:style-name="T4">
концерт</text:span>
 </text:a>
</text:p>
      <text:p text:style-name="P4">
Виступи відбудуться 28 та 29 квітня у КВЦ “Парковий”, оpen door 18.00, початоко 19:00. Ці концерти продовжують серію благодійних подій від "Квартал-Концерту" у КВЦ “Парковий”. Частина прибутку від кожного концерту буденаправлена на допомогу ЗСУ та ВПО. Партнери заходів - БФ "За Луганщину" тагромадська організація "ВПО України".</text:p>
      <text:p text:style-name="P4">
<text:span text:style-name="T5">
Фото: Загарія Чехіладзе, Ернест Грегорі</text:span>
</text:p>
      <text:p text:style-name="P4">
Source: <text:a xlink:type="simple" xlink:href="https://www.ukrinform.ua/rubric-culture/3700569-nino-katamadze-provede-dva-blagodijni-koncerti-v-kievi.html" text:style-name="Internet_20_link" text:visited-style-name="Visited_20_Internet_20_Link">
https://www.ukrinform.ua/rubric-culture/3700569-nino-katamadze-provede-dva-blagodijni-koncerti-v-kievi.html</text:a>
</text:p>
      <!--NEWS-->
      <text:h text:style-name="P10" text:outline-level="1">
<text:span text:style-name="T4">
У Великій Британії відбувся крайовий з’їзд Спілки української молоді</text:span>
</text:h>
      <text:p text:style-name="P4">
Authors: Ukrinform (Person)</text:p>
      <text:p text:style-name="P4">
Publisher: Укринформ (Organization)</text:p>
      <text:p text:style-name="P4">
Published Time: 2023-04-25T17:03:00+03:00</text:p>
      <text:p text:style-name="P4">
Modified Time: 2023-04-25T17:03:00+03:00</text:p>
      <text:p text:style-name="P4">
Description: Відбувся крайовий з’їзд Спілки української молоді у Великій Британії, під час якого головою крайової управи СУМ було обрано Анну Федечко. — Укрінформ.</text:p>
      <text:p text:style-name="P4">
Images: ["<text:a xlink:type="simple" xlink:href="https://static.ukrinform.com/photos/2023_04/thumb_files/630_360_1682430981-990.jpg" text:style-name="Internet_20_link" text:visited-style-name="Visited_20_Internet_20_Link">
630_360_16824...</text:a>
", "<text:a xlink:type="simple" xlink:href="https://static.ukrinform.com/photos/2023_04/1682431038-441.jpg" text:style-name="Internet_20_link" text:visited-style-name="Visited_20_Internet_20_Link">
1682431038-44...</text:a>
", "<text:a xlink:type="simple" xlink:href="https://static.ukrinform.com/photos/2023_04/1682431218-283.jpg" text:style-name="Internet_20_link" text:visited-style-name="Visited_20_Internet_20_Link">
1682431218-28...</text:a>
", "<text:a xlink:type="simple" xlink:href="https://static.ukrinform.com/photos/2023_04/1682431196-610.jpg" text:style-name="Internet_20_link" text:visited-style-name="Visited_20_Internet_20_Link">
1682431196-61...</text:a>
", "<text:a xlink:type="simple" xlink:href="https://static.ukrinform.com/photos/2023_04/1682431269-815.jpg" text:style-name="Internet_20_link" text:visited-style-name="Visited_20_Internet_20_Link">
1682431269-81...</text:a>
"]</text:p>
      <text:p text:style-name="P4">
Tags: ['Британія', 'Діаспора', 'Молодь']</text:p>
      <text:p text:style-name="P4">
Type: Article</text:p>
      <!--METADATA-->
      <text:p text:style-name="P4">
<draw:frame draw:style-name="fr1" draw:name="Image82" text:anchor-type="as-char" svg:width="6.9236in" svg:height="3.956343in" draw:z-index="0">
<draw:image xlink:href="../Images/yкринформ/2023-04-25T17-03-00-03-00/630_360_1682430981-990.jpg" xlink:type="simple" xlink:show="embed" xlink:actuate="onLoad" draw:mime-type="image/jpeg"/>
</draw:frame>
 Відбувсякрайовий з’їзд Спілки української молоді у Великій Британії, під час якогоголовою крайової управи СУМ було обрано Анну Федечко.</text:p>
      <text:p text:style-name="P4">
Як передає Укрінформ, про це йдеться на фейсбук-сторінці <text:a xlink:type="simple" xlink:href="https://www.facebook.com/global.CYM/posts/pfbid07dT5VNKEqmZmQK1YXAfcYUit7BoGBmxaohJNr1QTkzRQKqXfkViv7oR5UAKw455Vl" text:style-name="Internet_20_link" text:visited-style-name="Visited_20_Internet_20_Link">
</text:a>
.</text:p>
      <text:p text:style-name="P4">
<draw:frame draw:style-name="fr1" draw:name="Image83" text:anchor-type="as-char" svg:width="6.9236in" svg:height="4.609323in" draw:z-index="0">
<draw:image xlink:href="../Images/yкринформ/2023-04-25T17-03-00-03-00/1682431038-441.jpg" xlink:type="simple" xlink:show="embed" xlink:actuate="onLoad" draw:mime-type="image/jpeg"/>
</draw:frame>
</text:p>
      <text:p text:style-name="P4">
«Дякую за вашу довіру. Я сподіваюся, що зможу виправдати ваші сподівання. Нашезавдання – заохочувати, надихати та виховувати нових лідерів. Пам’ятаючи проце, не завжди чекайте мене побачити, оскільки я буду на задньому плані, м’якопідштовхуючи молоде членство уперед», – сказала Анна Федечко.</text:p>
      <text:p text:style-name="P4">
</text:p>
      <text:p text:style-name="P4">
Також делегати обрали новий склад керівних і контролюючих органів іТовариський суд та підсумували діяльність крайової організації СУМ за двароки, що минули від попереднього з’їзду.</text:p>
      <text:p text:style-name="P4">
<draw:frame draw:style-name="fr1" draw:name="Image85" text:anchor-type="as-char" svg:width="6.9236in" svg:height="4.609323in" draw:z-index="0">
<draw:image xlink:href="../Images/yкринформ/2023-04-25T17-03-00-03-00/1682431196-610.jpg" xlink:type="simple" xlink:show="embed" xlink:actuate="onLoad" draw:mime-type="image/jpeg"/>
</draw:frame>
</text:p>
      <text:p text:style-name="P4">
Зауважується, що зустріч дала можливість керівним органам Спілки у ВеликійБританії поінформувати членів про ключові ініціативи уступаючої Управи, асумівцям – поставити свої запитання та отримати на них відповідь.</text:p>
      <text:p text:style-name="P4">
<draw:frame draw:style-name="fr1" draw:name="Image86" text:anchor-type="as-char" svg:width="6.9236in" svg:height="4.615733in" draw:z-index="0">
<draw:image xlink:href="../Images/yкринформ/2023-04-25T17-03-00-03-00/1682431269-815.jpg" xlink:type="simple" xlink:show="embed" xlink:actuate="onLoad" draw:mime-type="image/jpeg"/>
</draw:frame>
</text:p>
      <text:p text:style-name="P4">
Нагадаємо, у 2023 році члени Спілки української молоді (СУМ) <text:a xlink:type="simple" xlink:href="https://www.ukrinform.ua/rubric-diaspora/3688851-spilka-ukrainskoi-molodi-vid-pocatku-roku-peredala-ditam-zahisnikiv-ukraini-ponad-2-tis-podarunkiv.html" text:style-name="Internet_20_link" text:visited-style-name="Visited_20_Internet_20_Link">
</text:a>
 дітям українських захисників у рамках акція «Теплом зігріємосерця» 2190 подарунків на загальну суму 74 376 американських доларів.</text:p>
      <text:p text:style-name="P4">
<text:span text:style-name="T5">
Фото: cymgb.org</text:span>
</text:p>
      <text:p text:style-name="P4">
Source: <text:a xlink:type="simple" xlink:href="https://www.ukrinform.ua/rubric-diaspora/3700565-u-velikij-britanii-vidbuvsa-krajovij-zizd-spilki-ukrainskoi-molodi.html" text:style-name="Internet_20_link" text:visited-style-name="Visited_20_Internet_20_Link">
https://www.ukrinform.ua/rubric-diaspora/3700565-u-velikij-britanii-vidbuvsa-krajovij-zizd-spilki-ukrainskoi-molodi.html</text:a>
</text:p>
      <!--NEWS-->
      <text:h text:style-name="P10" text:outline-level="1">
<text:span text:style-name="T4">
У Дніпрі лікарі врятували військового, якому куля влучила в голову</text:span>
</text:h>
      <text:p text:style-name="P4">
Authors: Ukrinform (Person)</text:p>
      <text:p text:style-name="P4">
Publisher: Укринформ (Organization)</text:p>
      <text:p text:style-name="P4">
Published Time: 2023-04-25T17:08:56+03:00</text:p>
      <text:p text:style-name="P4">
Modified Time: 2023-04-25T17:08:56+03:00</text:p>
      <text:p text:style-name="P4">
Description: У Дніпрі нейрохірурги успішно провели захиснику України складну операцію — витягнули з голови кулю й уламки потиличної кістки. — Укрінформ.</text:p>
      <text:p text:style-name="P4">
Images: ["<text:a xlink:type="simple" xlink:href="https://static.ukrinform.com/photos/2016_03/thumb_files/630_360_1458825616-8149.jpg" text:style-name="Internet_20_link" text:visited-style-name="Visited_20_Internet_20_Link">
630_360_14588...</text:a>
", "<text:a xlink:type="simple" xlink:href="https://static.ukrinform.com/photos/2023_04/1682431529-353.jpg" text:style-name="Internet_20_link" text:visited-style-name="Visited_20_Internet_20_Link">
1682431529-35...</text:a>
"]</text:p>
      <text:p text:style-name="P4">
Tags: ['МОЗ', 'хірург', 'Війна з росією']</text:p>
      <text:p text:style-name="P4">
Type: Article</text:p>
      <!--METADATA-->
      <text:p text:style-name="P4">
<draw:frame draw:style-name="fr1" draw:name="Image87" text:anchor-type="as-char" svg:width="6.9236in" svg:height="3.956343in" draw:z-index="0">
<draw:image xlink:href="../Images/yкринформ/2023-04-25T17-08-56-03-00/630_360_1458825616-8149.jpg" xlink:type="simple" xlink:show="embed" xlink:actuate="onLoad" draw:mime-type="image/jpeg"/>
</draw:frame>
 У Дніпрінейрохірурги успішно провели захиснику України складну операцію — витягнули зголови кулю й уламки потиличної кістки.</text:p>
      <text:p text:style-name="P4">
Про це Міністерство охорони здоров'я повідомило у <text:a xlink:type="simple" xlink:href="https://www.facebook.com/moz.ukr/posts/pfbid02LZwYesxKAUTmzX8rap91xbkPpXnJYFQensr1QZFvmqqTfsydb3RvGhz8jowh3r8Al" text:style-name="Internet_20_link" text:visited-style-name="Visited_20_Internet_20_Link">
</text:a>
, передає Укрінформ.</text:p>
      <text:p text:style-name="P4">
Згідно з даними МОЗ, військовий, на ім'я Руслан родом із Харківської області.До початку повномасштабного вторгнення російської федерації він проживав навідстані 5 км від кордону з рф, 24 лютого 2022 року ці території захопилиросіяни.</text:p>
      <text:p text:style-name="P4">
<text:span text:style-name="T4">
Читайте також:</text:span>
 <text:a xlink:type="simple" xlink:href="https://www.ukrinform.ua/rubric-world/3700288-olafs-libermanis-latvijskij-mikrohirurg-akij-pracuvav-v-ukraini-u-2022-roci.html" text:style-name="Internet_20_link" text:visited-style-name="Visited_20_Internet_20_Link">
 </text:a>
</text:p>
      <text:p text:style-name="P4">
Оминаючи ворога та мінні поля, хлопець протягом двох тижнів добирався досвоїх. У першому ж військкоматі записався добровольцем до лав Збройних силУкраїни.</text:p>
      <text:p text:style-name="P4">
<draw:frame draw:style-name="fr1" draw:name="Image88" text:anchor-type="as-char" svg:width="6.9236in" svg:height="9.570419in" draw:z-index="0">
<draw:image xlink:href="../Images/yкринформ/2023-04-25T17-08-56-03-00/1682431529-353.jpg" xlink:type="simple" xlink:show="embed" xlink:actuate="onLoad" draw:mime-type="image/jpeg"/>
</draw:frame>
</text:p>
      <text:p text:style-name="P4">
<text:span text:style-name="T5">
Фото: МОЗ, Фейсбук</text:span>
</text:p>
      <text:p text:style-name="P4">
10 квітня Руслан дістав важке поранення в голову. Куля й уламки потиличноїкістки глибоко засіли в головний мозок.</text:p>
      <text:p text:style-name="P4">
Нейрохірургам Дніпропетровсьої обласної клінічної лікарні імені І.І. Мечниковавдалося за допомогою нейрохірургічного мікроскопа провести захиснику операцію.</text:p>
      <text:p text:style-name="P4">
За інформацією МОЗ, військовий уже прийшов до тями й 26 квітня відбуде нареабілітаційне лікування.</text:p>
      <text:p text:style-name="P4">
Як повідомляв Укрінформ, в одному з прифронтових шпиталів лікарі врятуваливажкопораненого військового, який дістав множинні ушкодження черевноїпорожнини та серця.</text:p>
      <text:p text:style-name="P4">
<text:span text:style-name="T5">
Фото ілюстративне</text:span>
</text:p>
      <text:p text:style-name="P4">
Source: <text:a xlink:type="simple" xlink:href="https://www.ukrinform.ua/rubric-regions/3700570-u-dnipri-likari-vratuvali-vijskovogo-akomu-kula-vlucila-v-golovu.html" text:style-name="Internet_20_link" text:visited-style-name="Visited_20_Internet_20_Link">
https://www.ukrinform.ua/rubric-regions/3700570-u-dnipri-likari-vratuvali-vijskovogo-akomu-kula-vlucila-v-golovu.html</text:a>
</text:p>
      <!--NEWS-->
      <text:h text:style-name="P10" text:outline-level="1">
<text:span text:style-name="T4">
SpaceX запустить ще 46 супутників Starlink</text:span>
</text:h>
      <text:p text:style-name="P4">
Authors: Ukrinform (Person)</text:p>
      <text:p text:style-name="P4">
Publisher: Укринформ (Organization)</text:p>
      <text:p text:style-name="P4">
Published Time: 2023-04-25T17:10:00+03:00</text:p>
      <text:p text:style-name="P4">
Modified Time: 2023-04-25T17:10:00+03:00</text:p>
      <text:p text:style-name="P4">
Description: Компанія SpaceX у вівторок запустить ще одну велику партію інтернет-супутників Starlink. — Укрінформ.</text:p>
      <text:p text:style-name="P4">
Images: ["<text:a xlink:type="simple" xlink:href="https://static.ukrinform.com/photos/2019_11/thumb_files/630_360_1573465327-342.jpg" text:style-name="Internet_20_link" text:visited-style-name="Visited_20_Internet_20_Link">
630_360_15734...</text:a>
"]</text:p>
      <text:p text:style-name="P4">
Tags: ['Інтернет', 'SpaceX', 'Супутник', 'Starlink']</text:p>
      <text:p text:style-name="P4">
Type: Article</text:p>
      <!--METADATA-->
      <text:p text:style-name="P4">
<draw:frame draw:style-name="fr1" draw:name="Image89" text:anchor-type="as-char" svg:width="6.9236in" svg:height="3.956343in" draw:z-index="0">
<draw:image xlink:href="../Images/yкринформ/2023-04-25T17-10-00-03-00/630_360_1573465327-342.jpg" xlink:type="simple" xlink:show="embed" xlink:actuate="onLoad" draw:mime-type="image/jpeg"/>
</draw:frame>
 КомпаніяSpaceX у вівторок запустить ще одну велику партію інтернет-супутниківStarlink.</text:p>
      <text:p text:style-name="P4">
Як передає Укрінформ, про це повідомляє  <text:a xlink:type="simple" xlink:href="https://www.space.com/spacex-starlink-launch-group-3-5" text:style-name="Internet_20_link" text:visited-style-name="Visited_20_Internet_20_Link">
 </text:a>
</text:p>
      <text:p text:style-name="P4">
Ракета Falcon 9 із 46 космічними супутниками Starlink має стартувати із базикосмічних сил Ванденберг у Каліфорнії.</text:p>
      <text:p text:style-name="P4">
У разі успіху, Falcon 9 повернеться на Землю для посадки приблизно через 8,5хвилини після старту.</text:p>
      <text:p text:style-name="P4">
Відповідно до опису місії SpaceX, це буде 13-й запуск і посадка для цієїракети-носія. Рекордною кількістю повторного використання таких ракет SpaceXзалишається 15 польотів.</text:p>
      <text:p text:style-name="P4">
<text:span text:style-name="T4">
Читайте також:</text:span>
 <text:a xlink:type="simple" xlink:href="https://www.ukrinform.ua/rubric-technology/3697064-spacex-provodit-persij-viprobuvalnij-polit-korabla-starship.html" text:style-name="Internet_20_link" text:visited-style-name="Visited_20_Internet_20_Link">
 </text:a>
</text:p>
      <text:p text:style-name="P4">
Falcon 9 продовжить транспортувати 46 супутників на навколоземну орбіту, девони будуть розгорнуті приблизно через 59 хвилин після старту.</text:p>
      <text:p text:style-name="P4">
Цей запуск стане 26-ю орбітальною місією року для компанії.</text:p>
      <text:p text:style-name="P4">
Як повідомляв Укрінформ, 15 квітня компанія <text:a xlink:type="simple" xlink:href="https://www.ukrinform.ua/tag-spacex" text:style-name="Internet_20_link" text:visited-style-name="Visited_20_Internet_20_Link">
 </text:a>
 запустила на орбіту партію з 51 мінісупутника в рамках місіїTransporter 7.</text:p>
      <text:p text:style-name="P4">
Source: <text:a xlink:type="simple" xlink:href="https://www.ukrinform.ua/rubric-technology/3700574-spacex-zapustit-se-46-suputnikiv-starlink.html" text:style-name="Internet_20_link" text:visited-style-name="Visited_20_Internet_20_Link">
https://www.ukrinform.ua/rubric-technology/3700574-spacex-zapustit-se-46-suputnikiv-starlink.html</text:a>
</text:p>
      <!--NEWS-->
      <text:h text:style-name="P10" text:outline-level="1">
<text:span text:style-name="T4">
Тернопільщина отримала медичну допомогу від уряду Чехії</text:span>
</text:h>
      <text:p text:style-name="P4">
Authors: Ukrinform (Person)</text:p>
      <text:p text:style-name="P4">
Publisher: Укринформ (Organization)</text:p>
      <text:p text:style-name="P4">
Published Time: 2023-04-25T17:11:59+03:00</text:p>
      <text:p text:style-name="P4">
Modified Time: 2023-04-25T17:11:59+03:00</text:p>
      <text:p text:style-name="P4">
Description: Тернопільщина отримала медичну допомогу на суму понад 16 млн гривень від уряду Чехії. — Укрінформ.</text:p>
      <text:p text:style-name="P4">
Images: ["<text:a xlink:type="simple" xlink:href="https://static.ukrinform.com/photos/2022_05/thumb_files/630_360_1651760244-833.png" text:style-name="Internet_20_link" text:visited-style-name="Visited_20_Internet_20_Link">
630_360_16517...</text:a>
"]</text:p>
      <text:p text:style-name="P4">
Tags: ['Чехія', 'Ліки', 'Тернопільщина']</text:p>
      <text:p text:style-name="P4">
Type: Article</text:p>
      <!--METADATA-->
      <text:p text:style-name="P4">
<draw:frame draw:style-name="fr1" draw:name="Image90" text:anchor-type="as-char" svg:width="6.9236in" svg:height="3.956343in" draw:z-index="0">
<draw:image xlink:href="../Images/yкринформ/2023-04-25T17-11-59-03-00/630_360_1651760244-833.png" xlink:type="simple" xlink:show="embed" xlink:actuate="onLoad" draw:mime-type="image/png"/>
</draw:frame>
Тернопільщина отримала медичну допомогу на суму понад 16 млн гривень від урядуЧехії.</text:p>
      <text:p text:style-name="P4">
Про це повідомляє в <text:a xlink:type="simple" xlink:href="https://t.me/ternopilskaODA/3223" text:style-name="Internet_20_link" text:visited-style-name="Visited_20_Internet_20_Link">
 </text:a>
 начальникТернопільської ОВА Володимир Труш, передає Укрінформ.</text:p>
      <text:p text:style-name="P4">
“Тернопільщина отримала медичну допомогу на суму понад 16 млн гривень відуряду Чехії. Це медикаменти, хірургічні інструменти, медичні імпланти,матеріали для протезування, бандажі”, - йдеться в повідомленні.</text:p>
      <text:p text:style-name="P4">
Відео: <text:a xlink:type="simple" xlink:href="https://t.me/ternopilskaODA/3223" text:style-name="Internet_20_link" text:visited-style-name="Visited_20_Internet_20_Link">
 </text:a>
</text:p>
      <text:p text:style-name="P4">
<text:span text:style-name="T4">
Читайте також:</text:span>
 <text:a xlink:type="simple" xlink:href="https://www.ukrinform.ua/rubric-vidbudova/3700537-ukraina-cogoric-realizue-proekti-vidbudovi-na-14-milardiv-smigal.html" text:style-name="Internet_20_link" text:visited-style-name="Visited_20_Internet_20_Link">
 </text:a>
</text:p>
      <text:p text:style-name="P4">
Начальник ОВА подякував Генеральному консулу Чеської Республіки у ЛьвовіДавіду Нови за допомогу та зазначив, що високо цінує роботу його дипломатичноїустанови. Очільник області зауважив, що співпраця Тернопільської ОВА з урядомЧехії є дуже результативною. Крім гуманітарної допомоги, Чеська Республікасприяла у створенні модульного містечка для внутрішньо переміщених осіб у селіМалашівці Тернопільської міської територіальної громади.</text:p>
      <text:p text:style-name="P4">
Як повідомляв Укрінформ, 19 квітня у Тернопіль доставили гуманітарну допомогуз грузинського міста-побратима Батумі.</text:p>
      <text:p text:style-name="P4">
Source: <text:a xlink:type="simple" xlink:href="https://www.ukrinform.ua/rubric-regions/3700572-ternopilsina-otrimala-medicnu-dopomogu-vid-uradu-cehii.html" text:style-name="Internet_20_link" text:visited-style-name="Visited_20_Internet_20_Link">
https://www.ukrinform.ua/rubric-regions/3700572-ternopilsina-otrimala-medicnu-dopomogu-vid-uradu-cehii.html</text:a>
</text:p>
      <!--NEWS-->
      <text:h text:style-name="P10" text:outline-level="1">
<text:span text:style-name="T4">
Ощадбанк поновив роботу двох відділень на Донеччині</text:span>
</text:h>
      <text:p text:style-name="P4">
Authors: Ukrinform (Person)</text:p>
      <text:p text:style-name="P4">
Publisher: Укринформ (Organization)</text:p>
      <text:p text:style-name="P4">
Published Time: 2023-04-25T17:12:00+03:00</text:p>
      <text:p text:style-name="P4">
Modified Time: 2023-04-25T17:12:00+03:00</text:p>
      <text:p text:style-name="P4">
Description: Ощадбанк 24-25 квітня 2023 року відновив роботу ще двох відділень у Донецькій області. — Укрінформ.</text:p>
      <text:p text:style-name="P4">
Images: ["<text:a xlink:type="simple" xlink:href="https://static.ukrinform.com/photos/2023_03/thumb_files/630_360_1679063507-517.jpg" text:style-name="Internet_20_link" text:visited-style-name="Visited_20_Internet_20_Link">
630_360_16790...</text:a>
"]</text:p>
      <text:p text:style-name="P4">
Tags: ['Донеччина', 'Ощадбанк']</text:p>
      <text:p text:style-name="P4">
Type: Article</text:p>
      <!--METADATA-->
      <text:p text:style-name="P4">
<draw:frame draw:style-name="fr1" draw:name="Image91" text:anchor-type="as-char" svg:width="6.9236in" svg:height="3.956343in" draw:z-index="0">
<draw:image xlink:href="../Images/yкринформ/2023-04-25T17-12-00-03-00/630_360_1679063507-517.jpg" xlink:type="simple" xlink:show="embed" xlink:actuate="onLoad" draw:mime-type="image/jpeg"/>
</draw:frame>
 Ощадбанк24-25 квітня 2023 року відновив роботу ще двох відділень у Донецькій області.</text:p>
      <text:p text:style-name="P4">
Як передає Укрінформ, про це повідомляє <text:a xlink:type="simple" xlink:href="https://www.oschadbank.ua/news/se-dva-viddilenna-osadu-zapracuvali-v-doneckij-oblasti" text:style-name="Internet_20_link" text:visited-style-name="Visited_20_Internet_20_Link">
 </text:a>
</text:p>
      <text:p text:style-name="P4">
"Ощадбанк продовжує підтримувати клієнтів та відновлювати роботу відділень урегіонах, що постраждали від бойових дій та знаходяться в безпосереднійблизькості до лінії фронту. Так, 24-25 квітня 2023 року в Донецькій областізапрацювали ще два відділення банку", - йдеться у повідомленні.</text:p>
      <text:p text:style-name="P4">
Загалом мережа <text:a xlink:type="simple" xlink:href="https://www.ukrinform.ua/tag-osadbank" text:style-name="Internet_20_link" text:visited-style-name="Visited_20_Internet_20_Link">
 </text:a>
 в Донецькій областівже складається з 25 установ.</text:p>
      <text:p text:style-name="P4">
Зазначається, що відділення знову працюють за адресами: Донецька область, м.Покровськ, мікрорайон Шахтарський, буд. 24 б. Режим роботи: понеділок-п’ятницяз 09:00 до 15:30, без перерви. Ще одне відділення працюватиме у м.Новогродівка, вул. Гагаріна, буд. 7. Режим роботи: понеділок-п’ятниця з 08:00до 14:30, без перерви.</text:p>
      <text:p text:style-name="P4">
<text:span text:style-name="T4">
Читайте також:</text:span>
 <text:a xlink:type="simple" xlink:href="https://www.ukrinform.ua/rubric-economy/3700026-urad-priznaciv-novij-sklad-nagladovoi-radi-osadbanku.html" text:style-name="Internet_20_link" text:visited-style-name="Visited_20_Internet_20_Link">
 <text:span text:style-name="T4">
Ощадбанк</text:span>
 </text:a>
</text:p>
      <text:p text:style-name="P4">
Як повідомлялось, мережа Ощадбанку в Покровську нині складається з трьохвідділень, а у Новогродівці для клієнтів працюють дві установи банку.Відділення надають банківські послуги клієнтам роздрібного бізнесу.</text:p>
      <text:p text:style-name="P4">
Source: <text:a xlink:type="simple" xlink:href="https://www.ukrinform.ua/rubric-regions/3700575-osadbank-ponoviv-robotu-dvoh-viddilen-na-doneccini.html" text:style-name="Internet_20_link" text:visited-style-name="Visited_20_Internet_20_Link">
https://www.ukrinform.ua/rubric-regions/3700575-osadbank-ponoviv-robotu-dvoh-viddilen-na-doneccini.html</text:a>
</text:p>
      <!--NEWS-->
      <text:h text:style-name="P10" text:outline-level="1">
<text:span text:style-name="T4">
Експерт радить розпочати розмову з партнерами про відкриття другого фронту проти рф</text:span>
</text:h>
      <text:p text:style-name="P4">
Authors: Ukrinform (Person)</text:p>
      <text:p text:style-name="P4">
Publisher: Укринформ (Organization)</text:p>
      <text:p text:style-name="P4">
Published Time: 2023-04-25T17:14:43+03:00</text:p>
      <text:p text:style-name="P4">
Modified Time: 2023-04-25T17:14:43+03:00</text:p>
      <text:p text:style-name="P4">
Description: Керівник Центру військово-правових досліджень Олександр Мусієнко вважає, що Україні слід розпочинати відверту і чесну розмову з партнерами про відкриття другого фронту в російсько-українській війні. — Укрінформ.</text:p>
      <text:p text:style-name="P4">
Images: ["<text:a xlink:type="simple" xlink:href="https://static.ukrinform.com/photos/2023_04/thumb_files/630_360_1682432053-384.jpg" text:style-name="Internet_20_link" text:visited-style-name="Visited_20_Internet_20_Link">
630_360_16824...</text:a>
"]</text:p>
      <text:p text:style-name="P4">
Tags: ['білорусь', 'Ядерна зброя', 'Війна з росією']</text:p>
      <text:p text:style-name="P4">
Type: Article</text:p>
      <!--METADATA-->
      <text:p text:style-name="P4">
<draw:frame draw:style-name="fr1" draw:name="Image92" text:anchor-type="as-char" svg:width="6.9236in" svg:height="3.956343in" draw:z-index="0">
<draw:image xlink:href="../Images/yкринформ/2023-04-25T17-14-43-03-00/630_360_1682432053-384.jpg" xlink:type="simple" xlink:show="embed" xlink:actuate="onLoad" draw:mime-type="image/jpeg"/>
</draw:frame>
 КерівникЦентру військово-правових досліджень Олександр Мусієнко вважає, що Україніслід розпочинати відверту і чесну розмову з партнерами про відкриття другогофронту в російсько-українській війні.</text:p>
      <text:p text:style-name="P4">
Таку думку він висловив на засіданні круглого стола на тему: "російська ядерназброя в білорусі як загроза європейській безпеці", повідомляє кореспондентУкрінформу.</text:p>
      <text:p text:style-name="P4">
"Мені здається, що сьогодні ми повинні говорити з нашими партнерами відверто ічесно про те, що, в принципі, врятувало світ у часи Другої світової війни, імає врятувати зараз, - я маю на увазі другий фронт. Це те питання, яке насьогоднішній день викристалізовується. І те, що путін своїми агресивними діямипровокує відкриття цього фронту на території білорусі, теж, мені здається,речі, до яких ми підходимо", - сказав Мусієнко.</text:p>
      <text:p text:style-name="P4">
За словами експерта, він не легковажив би наявними загрозами, тому що путінпрагне інтернаціоналізувати конфлікт, і скільки б країни НАТО чи Європи ненамагалися уникнути прямого зіткнення з росією, воно "все ближче".</text:p>
      <text:p text:style-name="P4">
<text:span text:style-name="T4">
Читайте також:</text:span>
 <text:a xlink:type="simple" xlink:href="https://www.ukrinform.ua/rubric-ato/3700561-risenna-rf-rozmistiti-takticnu-adernu-zbrou-u-bilorusi-e-gibridnou-nastupalnou-operacieu-ekspert.html" text:style-name="Internet_20_link" text:visited-style-name="Visited_20_Internet_20_Link">
 <text:span text:style-name="T4">
ядерну</text:span>
 </text:a>
</text:p>
      <text:p text:style-name="P4">
"росія цього прагне, тому що путіну вигідний конфлікт на території білорусі,підставити білорусь під удар і сказати: "Так це не ми, це білорусь, целукашенко, це його рішення". А далі що? А далі давайте сідати і обговорюватимій (путіна - ред.) ультиматум. Це позиція путіна - давайте говорити пронерозширення <text:a xlink:type="simple" xlink:href="https://www.ukrinform.ua/tag-nato" text:style-name="Internet_20_link" text:visited-style-name="Visited_20_Internet_20_Link">
 </text:a>
 і так далі", - зазначивкерівник Центру військово-правових досліджень.</text:p>
      <text:p text:style-name="P4">
На його думку, з огляду на заяви путіна про розміщення тактичної ядерної зброїна території білорусі Захід має бути готовий до превентивних дій.</text:p>
      <text:p text:style-name="P4">
"Чи готовий Захід? Я думаю, що ні. Готова Польща. Звідси й заяви президентаДуди, які були декілька місяців тому, про те, що треба розмістити американськуядерну зброю на території Польщі. І він абсолютно правий, тому що зміщуєтьсярубіж конфлікту і потенційного застосування цієї зброї", - зауважив експерт.</text:p>
      <text:p text:style-name="P4">
<text:span text:style-name="T4">
Читайте також:</text:span>
 <text:a xlink:type="simple" xlink:href="https://www.ukrinform.ua/rubric-society/3700559-eksministr-dovkilla-rozpoviv-pro-zagrozu-u-vipadku-avarii-na-okupovanij-zaporizkij-aes.html" text:style-name="Internet_20_link" text:visited-style-name="Visited_20_Internet_20_Link">
 </text:a>
</text:p>
      <text:p text:style-name="P4">
Як повідомляв Укрінформ, 25 березня президент країни-агресорки володимирпутін, щодо якого МКС видав ордер на арешт, заявив, що росія розміститьтактичну ядерну зброю у білорусі. Раніше, у лютому цього року, він оголосивпро «призупинення» участі москви в Договорі про скорочення стратегічнихнаступальних озброєнь зі США.</text:p>
      <text:p text:style-name="P4">
<text:span text:style-name="T5">
Фото: facebook</text:span>
</text:p>
      <text:p text:style-name="P4">
Source: <text:a xlink:type="simple" xlink:href="https://www.ukrinform.ua/rubric-ato/3700573-ekspert-radit-rozpocati-rozmovu-z-partnerami-pro-vidkritta-drugogo-frontu-proti-rf.html" text:style-name="Internet_20_link" text:visited-style-name="Visited_20_Internet_20_Link">
https://www.ukrinform.ua/rubric-ato/3700573-ekspert-radit-rozpocati-rozmovu-z-partnerami-pro-vidkritta-drugogo-frontu-proti-rf.html</text:a>
</text:p>
      <!--NEWS-->
      <text:h text:style-name="P10" text:outline-level="1">
<text:span text:style-name="T4">
Банки-банкрути у березні виплатили кредиторам понад мільярд гривень</text:span>
</text:h>
      <text:p text:style-name="P4">
Authors: Ukrinform (Person)</text:p>
      <text:p text:style-name="P4">
Publisher: Укринформ (Organization)</text:p>
      <text:p text:style-name="P4">
Published Time: 2023-04-25T17:16:17+03:00</text:p>
      <text:p text:style-name="P4">
Modified Time: 2023-04-25T17:16:17+03:00</text:p>
      <text:p text:style-name="P4">
Description: Неплатоспроможні банки, що перебувають в управлінні Фонду гарантування вкладів фізичних осіб, у березні 2023 року спрямували на погашення вимог своїх кредиторів 1,08 млрд грн.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Банк', 'Фонд гарантування', 'Компенсація']</text:p>
      <text:p text:style-name="P4">
Type: Article</text:p>
      <!--METADATA-->
      <text:p text:style-name="P4">
<draw:frame draw:style-name="fr1" draw:name="Image93" text:anchor-type="as-char" svg:width="6.9236in" svg:height="3.956343in" draw:z-index="0">
<draw:image xlink:href="../Images/yкринформ/2023-04-25T17-16-17-03-00/630_360_1664184137-668.jpg" xlink:type="simple" xlink:show="embed" xlink:actuate="onLoad" draw:mime-type="image/jpeg"/>
</draw:frame>
Неплатоспроможні банки, що перебувають в управлінні Фонду гарантування вкладівфізичних осіб, у березні 2023 року спрямували на погашення вимог своїхкредиторів 1,08 млрд грн.</text:p>
      <text:p text:style-name="P4">
Як передає Укрінформ, про це повідомляє <text:a xlink:type="simple" xlink:href="https://www.fg.gov.ua/articles/53753-u-berezni-2023-roku-suma-pogashennya-vimog-kreditoriv-bankiv-v-upravlinni-fondu-perevishchila-1-mlrd-grn.html" text:style-name="Internet_20_link" text:visited-style-name="Visited_20_Internet_20_Link">
</text:a>
</text:p>
      <text:p text:style-name="P4">
"Протягом березня 2023 року банки, що ліквідуються Фондом гарантуваннявкладів, спрямували на погашення вимог своїх кредиторів 1 081,8 млн грн", -йдеться в повідомленні.</text:p>
      <text:p text:style-name="P4">
Зазначається, що із зазначеної суми, зокрема, майже 55,0 млн грн спрямовано назадоволення вимог 3-ї черги, що виникли у т.ч. на покриття витрат Фонду навиплату гарантованого відшкодування вкладникам, 52,5 млн грн – 4-ї черги(фізичних осіб понад гарантовану суму), 974,3 млн грн – 7-ї черги (юросіб, щоне є пов’язаними з банками особами).</text:p>
      <text:p text:style-name="P4">
За січень-березень 2023 року сума погашення вимог кредиторів банків уліквідації склала 1 763,5 млн грн, в т.ч. 150 тис. грн – позачерговезадоволення вимог НБУ як забезпеченого кредитора.</text:p>
      <text:p text:style-name="P4">
<text:span text:style-name="T4">
Читайте також:</text:span>
 <text:a xlink:type="simple" xlink:href="https://www.ukrinform.ua/rubric-economy/3697378-vkladnikam-zbankrutilih-megabanku-i-banku-sic-vidskoduvali-5-milardiv.html" text:style-name="Internet_20_link" text:visited-style-name="Visited_20_Internet_20_Link">
 </text:a>
</text:p>
      <text:p text:style-name="P4">
У цілому за весь період станом на 1 квітня 2023 року задоволено вимогкредиторів неплатоспроможних банків на загальну суму 61 617,2 млн грн, з яких17 027,0 млн грн погашено забезпеченим кредиторам, в т. ч. 15 746,3 млн грн –НБУ (включно за рахунок звернення стягнення на предмет застави та майнапоручителів).</text:p>
      <text:p text:style-name="P4">
Як повідомляв Укрінформ, неплатоспроможні банки, що перебувають в управлінні <text:a xlink:type="simple" xlink:href="https://www.ukrinform.ua/tag-fond-garantuvanna" text:style-name="Internet_20_link" text:visited-style-name="Visited_20_Internet_20_Link">
</text:a>
 за 2022 рік спрямували напогашення вимог своїх кредиторів 3,97 млрд грн.</text:p>
      <text:p text:style-name="P4">
Source: <text:a xlink:type="simple" xlink:href="https://www.ukrinform.ua/rubric-economy/3700576-bankibankruti-u-berezni-viplatili-kreditoram-ponad-milard-griven.html" text:style-name="Internet_20_link" text:visited-style-name="Visited_20_Internet_20_Link">
https://www.ukrinform.ua/rubric-economy/3700576-bankibankruti-u-berezni-viplatili-kreditoram-ponad-milard-griven.html</text:a>
</text:p>
      <!--NEWS-->
      <text:h text:style-name="P10" text:outline-level="1">
<text:span text:style-name="T4">
АРМА шукає управителів для компаній, які пов’язані з «роснєфтю» та «росатомом»</text:span>
</text:h>
      <text:p text:style-name="P4">
Authors: Ukrinform (Person)</text:p>
      <text:p text:style-name="P4">
Publisher: Укринформ (Organization)</text:p>
      <text:p text:style-name="P4">
Published Time: 2023-04-25T17:16:55+03:00</text:p>
      <text:p text:style-name="P4">
Modified Time: 2023-04-25T17:16:55+03:00</text:p>
      <text:p text:style-name="P4">
Description: Національне агентство з питань виявлення, розшуку та управління активами, одержаними від корупційних та інших злочинів (АРМА) запрошує підприємців позмагатися за право управління корпоративними правами, які опосередковано належать російським державним корпораціям.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Роснефть', 'АРМА', 'Росатом']</text:p>
      <text:p text:style-name="P4">
Type: Article</text:p>
      <!--METADATA-->
      <text:p text:style-name="P4">
<draw:frame draw:style-name="fr1" draw:name="Image94" text:anchor-type="as-char" svg:width="6.9236in" svg:height="3.956343in" draw:z-index="0">
<draw:image xlink:href="../Images/yкринформ/2023-04-25T17-16-55-03-00/630_360_1660553796-610.jpg" xlink:type="simple" xlink:show="embed" xlink:actuate="onLoad" draw:mime-type="image/jpeg"/>
</draw:frame>
Національне агентство з питань виявлення, розшуку та управління активами,одержаними від корупційних та інших злочинів (АРМА) запрошує підприємцівпозмагатися за право управління корпоративними правами, які опосередкованоналежать російським державним корпораціям.</text:p>
      <text:p text:style-name="P4">
Про це повідомляє <text:a xlink:type="simple" xlink:href="https://arma.gov.ua/news/typical/arma-shukae-upraviteliv-dlya-korporativnih-prav-kompaniy-yaki-nalejat-rosiyskim-rosnefti-ta-rosatomu" text:style-name="Internet_20_link" text:visited-style-name="Visited_20_Internet_20_Link">
 </text:a>
 , передає Укрінформ.</text:p>
      <text:p text:style-name="P4">
«Національне агентство оголосило конкурсні відбори управителів длякорпоративних прав українських компаній, які опосередковано належатьросійським державним корпораціям «Нефтяная компания «роснефть» та «росатом», -йдеться в повідомленні.</text:p>
      <text:p text:style-name="P4">
<text:span text:style-name="T4">
Читайте також:</text:span>
 <text:a xlink:type="simple" xlink:href="https://www.ukrinform.ua/rubric-economy/3698115-sud-peredav-korporativni-prava-ukrnaftoburinna-do-arma.html" text:style-name="Internet_20_link" text:visited-style-name="Visited_20_Internet_20_Link">
 <text:span text:style-name="T4">
АРМА</text:span>
 </text:a>
</text:p>
      <text:p text:style-name="P4">
Зокрема, шукають управителів для 100% корпоративних прав (акцій) на загальнусуму 526 650,00 грн ТОВ «РН Коммерс» та для 95,2123% цінних паперів (акцій) назагальну суму 1 809 366 392,00 грн ПрАТ «Лисичанська нафтова інвестиційнакомпанія».</text:p>
      <text:p text:style-name="P4">
Наголошується, що обидві компанії опосередковано належать російськомудержавному ПАТ «Нефтяная компания «роснефть» через належну йому кіпрськукомпанію «Rosneft SH Investments Limited».</text:p>
      <text:p text:style-name="P4">
Також в Нацагентстві шукають управителів для 50% цінних паперів (акцій) назагальну суму 80 749 990,00 грн ПрАТ «Завод з виробництва ядерного палива», щоопосередковано належать російській державній корпорації по атомній енергетиці«росатом» через АТ «Атомэнергопром» і належну йому компанію АТ «ТВЭЛ». А також100% корпоративних прав на загальну суму 5 996 052,00 грн ТОВ «росатом СхіднаЄвропа», які опосередковано належать російській державній корпорації поатомній енергетиці «росатом» через АТ «Атомэнергопром» і належні йомупідприємства.</text:p>
      <text:p text:style-name="P4">
<text:span text:style-name="T4">
Читайте також:</text:span>
 <text:a xlink:type="simple" xlink:href="https://www.ukrinform.ua/rubric-culture/3697086-arma-ta-mkip-obminuvatimutsa-informacieu-pro-vikradeni-obekti-kulturnoi-spadsini.html" text:style-name="Internet_20_link" text:visited-style-name="Visited_20_Internet_20_Link">
 <text:span text:style-name="T4">
АРМА</text:span>
 </text:a>
</text:p>
      <text:p text:style-name="P4">
Як повідомлялося, за перший квартал 2023 року АРМА опрацювало 4 059 зверненьта запитів щодо розшуку активів як в Україні, так і за кордоном. Такожфахівцями АРМА виявлено та розшукано 4 462 одиниці майна, зокрема, 1 744земельних ділянок, 1 427 об'єктів нерухомості, 842 од. автомобільноготранспорту, 316 од. майнових прав інтелектуальної власності, 98 од. с/гтехніки з комплектуючими, 30 од. іншого майна (товарів), 5 од.морського/річкового транспорту.</text:p>
      <text:p text:style-name="P4">
Фото: 24tv.ua</text:p>
      <text:p text:style-name="P4">
Source: <text:a xlink:type="simple" xlink:href="https://www.ukrinform.ua/rubric-economy/3700577-arma-sukae-upraviteliv-dla-kompanij-aki-povazani-z-rosneftu-ta-rosatomom.html" text:style-name="Internet_20_link" text:visited-style-name="Visited_20_Internet_20_Link">
https://www.ukrinform.ua/rubric-economy/3700577-arma-sukae-upraviteliv-dla-kompanij-aki-povazani-z-rosneftu-ta-rosatomom.html</text:a>
</text:p>
      <!--NEWS-->
      <text:h text:style-name="P10" text:outline-level="1">
<text:span text:style-name="T4">
Відомі суперниці українок на тенісному турнірі в Мадриді</text:span>
</text:h>
      <text:p text:style-name="P4">
Authors: Ukrinform (Person)</text:p>
      <text:p text:style-name="P4">
Publisher: Укринформ (Organization)</text:p>
      <text:p text:style-name="P4">
Published Time: 2023-04-25T17:21:00+03:00</text:p>
      <text:p text:style-name="P4">
Modified Time: 2023-04-25T17:21:00+03:00</text:p>
      <text:p text:style-name="P4">
Description: П’ятеро українок зіграють в основній сітці змагань. — Укрінформ.</text:p>
      <text:p text:style-name="P4">
Images: ["<text:a xlink:type="simple" xlink:href="https://static.ukrinform.com/photos/2023_04/thumb_files/630_360_1682432259-869.jpg" text:style-name="Internet_20_link" text:visited-style-name="Visited_20_Internet_20_Link">
630_360_16824...</text:a>
"]</text:p>
      <text:p text:style-name="P4">
Tags: ['Цуренко', 'Світоліна', 'Теніс', 'Марта Костюк', 'Даяна Ястремська', 'Ангеліна Калініна']</text:p>
      <text:p text:style-name="P4">
Type: Article</text:p>
      <!--METADATA-->
      <text:p text:style-name="P4">
<draw:frame draw:style-name="fr1" draw:name="Image95" text:anchor-type="as-char" svg:width="6.9236in" svg:height="3.956343in" draw:z-index="0">
<draw:image xlink:href="../Images/yкринформ/2023-04-25T17-21-00-03-00/630_360_1682432259-869.jpg" xlink:type="simple" xlink:show="embed" xlink:actuate="onLoad" draw:mime-type="image/jpeg"/>
</draw:frame>
 П’ятероукраїнок зіграють в основній сітці змагань.</text:p>
      <text:p text:style-name="P4">
Відбулося жеребкування основної сітки в одиночному розряді турніру WTA 1000 уМадриді, передає Укрінформ.</text:p>
      <text:p text:style-name="P4">
Еліна Світоліна (№1088 WTA), яка отримала wild card, на старті турніру зіграєпроти білоруски Олександри Саснович (№47 WTA).</text:p>
      <text:p text:style-name="P4">
Леся Цуренко (№77 WTA) проведе матч проти італійки Лучії Брондзетті (№97 WTA).</text:p>
      <text:p text:style-name="P4">
Ангеліна Калініна (№34 WTA) пропускає перше коло, у другому вона зіграє протипереможниці матчу Каміла Джорджі (№40 WTA) / Маяр Шериф (№59 WTA).</text:p>
      <text:p text:style-name="P4">
Марта Костюк (№36 WTA) у другому колі проведе матч проти Каміли Осоріо (№115WTA) або переможця кваліфікації.</text:p>
      <text:p text:style-name="P4">
У фіналі кваліфікації Даяна Ястремська (№149 WTA) обіграла представницюАвстрії Юлію Грабер (№ 92 WTA) – 6:1, 6:2. Ястремська пробилась в основутурніру, її суперниця у першому колі змагань буде відома пізніше.</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span text:style-name="T4">
Ястремська</text:span>
 </text:a>
</text:p>
      <text:p text:style-name="P4">
Як повідомляв Укрінформ, турнір у Мадриді триватиме з 25 квітня до 6 травня.</text:p>
      <text:p text:style-name="P4">
Фото: btu.org.ua</text:p>
      <text:p text:style-name="P4">
Source: <text:a xlink:type="simple" xlink:href="https://www.ukrinform.ua/rubric-sports/3700580-vidomi-supernici-ukrainok-na-turniri-v-madridi.html" text:style-name="Internet_20_link" text:visited-style-name="Visited_20_Internet_20_Link">
https://www.ukrinform.ua/rubric-sports/3700580-vidomi-supernici-ukrainok-na-turniri-v-madridi.html</text:a>
</text:p>
      <!--NEWS-->
      <text:h text:style-name="P10" text:outline-level="1">
<text:span text:style-name="T4">
Прикордонники у ближньому бою відбили російську атаку в Бахмуті</text:span>
</text:h>
      <text:p text:style-name="P4">
Authors: Ukrinform (Person)</text:p>
      <text:p text:style-name="P4">
Publisher: Укринформ (Organization)</text:p>
      <text:p text:style-name="P4">
Published Time: 2023-04-25T17:23:00+03:00</text:p>
      <text:p text:style-name="P4">
Modified Time: 2023-04-25T17:23:00+03:00</text:p>
      <text:p text:style-name="P4">
Description: Бійці Державної прикордонної служби України у ближньому бою відбили чергову атаку російських загарбників у Бахмуті Донецької області. — Укрінформ.</text:p>
      <text:p text:style-name="P4">
Images: ["<text:a xlink:type="simple" xlink:href="https://static.ukrinform.com/photos/2023_04/thumb_files/630_360_1682432747-988.jpg" text:style-name="Internet_20_link" text:visited-style-name="Visited_20_Internet_20_Link">
630_360_16824...</text:a>
"]</text:p>
      <text:p text:style-name="P4">
Tags: ['Бахмут', 'Прикордонники', 'Війна з росією']</text:p>
      <text:p text:style-name="P4">
Type: Article</text:p>
      <!--METADATA-->
      <text:p text:style-name="P4">
<draw:frame draw:style-name="fr1" draw:name="Image96" text:anchor-type="as-char" svg:width="6.9236in" svg:height="3.956343in" draw:z-index="0">
<draw:image xlink:href="../Images/yкринформ/2023-04-25T17-23-00-03-00/630_360_1682432747-988.jpg" xlink:type="simple" xlink:show="embed" xlink:actuate="onLoad" draw:mime-type="image/jpeg"/>
</draw:frame>
 БійціДержавної прикордонної служби України у ближньому бою відбили чергову атакуросійських загарбників у Бахмуті Донецької області.</text:p>
      <text:p text:style-name="P4">
Про це ДПСУ повідомила в <text:a xlink:type="simple" xlink:href="https://t.me/DPSUkr/10756" text:style-name="Internet_20_link" text:visited-style-name="Visited_20_Internet_20_Link">
 </text:a>
 , передає Укрінформ.</text:p>
      <text:p text:style-name="P4">
Як зазначається, атака була здійснена групою з десятьох російських військових.Загарбники намагалися захопити опорний пункт прикордонників.</text:p>
      <text:p text:style-name="P4">
Ще одну ворожу атаку прикордонники-мінометники упередили в іншому секторіоборони Бахмута.</text:p>
      <text:p text:style-name="P4">
<text:span text:style-name="T4">
Читайте також:</text:span>
 <text:a xlink:type="simple" xlink:href="https://www.ukrinform.ua/rubric-ato/3700522-na-bahmutskomu-napramku-zsu-znisili-175-zagarbnikiv-cerevatij.html" text:style-name="Internet_20_link" text:visited-style-name="Visited_20_Internet_20_Link">
 <text:span text:style-name="T4">
Бахмут</text:span>
 </text:a>
</text:p>
      <text:p text:style-name="P4">
"Вогневий наліт наших сил розбив піхоту противника на марші до лініїзіткнення", – зазначили в ДПСУ.</text:p>
      <text:p text:style-name="P4">
За даними служби, загалом прикордонні підрозділи знешкодили десятьохросійських військових: одного ліквідували, решту поранили.</text:p>
      <text:p text:style-name="P4">
Як повідомляв Укрінформ, командувач Сухопутних військ Збройних сил Українигенерал-полковник Олександр <text:a xlink:type="simple" xlink:href="https://www.ukrinform.ua/rubric-ato/3700518-sirskij-nazvav-pat-pricin-dla-utrimanna-bahmuta.html" text:style-name="Internet_20_link" text:visited-style-name="Visited_20_Internet_20_Link">
 </text:a>
 .</text:p>
      <text:p text:style-name="P4">
Фото: ДПСУ</text:p>
      <text:p text:style-name="P4">
Source: <text:a xlink:type="simple" xlink:href="https://www.ukrinform.ua/rubric-ato/3700583-prikordonniki-u-bliznomu-bou-vidbili-rosijsku-ataku-v-bahmuti.html" text:style-name="Internet_20_link" text:visited-style-name="Visited_20_Internet_20_Link">
https://www.ukrinform.ua/rubric-ato/3700583-prikordonniki-u-bliznomu-bou-vidbili-rosijsku-ataku-v-bahmuti.html</text:a>
</text:p>
      <!--NEWS-->
      <text:h text:style-name="P10" text:outline-level="1">
<text:span text:style-name="T4">
Програма USAID спрямує $1,5 мільйона на підтримку жінок у бізнесі</text:span>
</text:h>
      <text:p text:style-name="P4">
Authors: Ukrinform (Person)</text:p>
      <text:p text:style-name="P4">
Publisher: Укринформ (Organization)</text:p>
      <text:p text:style-name="P4">
Published Time: 2023-04-25T17:27:18+03:00</text:p>
      <text:p text:style-name="P4">
Modified Time: 2023-04-25T17:27:18+03:00</text:p>
      <text:p text:style-name="P4">
Description: Програма USAID «Конкурентоспроможна економіка України» оголошує грантову програму у 1,5 млн доларів для малих та середніх сімейних і жіночих підприємств. — Укрінформ.</text:p>
      <text:p text:style-name="P4">
Images: ["<text:a xlink:type="simple" xlink:href="https://static.ukrinform.com/photos/2016_09/thumb_files/630_360_1473076114-3641.jpg" text:style-name="Internet_20_link" text:visited-style-name="Visited_20_Internet_20_Link">
630_360_14730...</text:a>
"]</text:p>
      <text:p text:style-name="P4">
Tags: ['Україна', 'USAID', 'Жінки', 'Грант']</text:p>
      <text:p text:style-name="P4">
Type: Article</text:p>
      <!--METADATA-->
      <text:p text:style-name="P4">
<draw:frame draw:style-name="fr1" draw:name="Image97" text:anchor-type="as-char" svg:width="6.9236in" svg:height="3.956343in" draw:z-index="0">
<draw:image xlink:href="../Images/yкринформ/2023-04-25T17-27-18-03-00/630_360_1473076114-3641.jpg" xlink:type="simple" xlink:show="embed" xlink:actuate="onLoad" draw:mime-type="image/jpeg"/>
</draw:frame>
 ПрограмаUSAID «Конкурентоспроможна економіка України» оголошує грантову програму у 1,5млн доларів для малих та середніх сімейних і жіночих підприємств.</text:p>
      <text:p text:style-name="P4">
Як передає Укрінформ, про це повідомляє <text:a xlink:type="simple" xlink:href="https://www.me.gov.ua/News/Detail" text:style-name="Internet_20_link" text:visited-style-name="Visited_20_Internet_20_Link">
</text:a>
</text:p>
      <text:p text:style-name="P4">
У межах ініціативи планується надання грантів розміром від 10 тис. до 35 тис.дол. США. Гранти надаватимуть на заходи з релокації, відкриття нового напряму,масштабування бізнесу на території України, виходу на міжнародні ринки,запровадження інноваційних рішень, оптимізацію бізнес-процесів.</text:p>
      <text:p text:style-name="P4">
Реалізація грантової програми відбувається у партнерстві з Міністерствомекономіки України в рамках урядових ініціатив по підтримці мікро-, малого тасереднього <text:a xlink:type="simple" xlink:href="https://www.ukrinform.ua/tag-biznes" text:style-name="Internet_20_link" text:visited-style-name="Visited_20_Internet_20_Link">
 </text:a>
 єРобота, спрямованих настворення робочих місць, відкриття нового або розширення існуючого бізнесу.</text:p>
      <text:p text:style-name="P4">
«Малий та середній бізнес - це основа стабільної економіки. Тому державазацікавлена стимулювати його зростання. Ми цінуємо нашу співпрацю з USAID,особливо з програмою «Конкурентоспроможна Економіка», і розраховуємо, що цейспільний проєкт дасть поштовх розвитку МСБ, посприяє створенню нових робочихмісць і стане додатковим стимулом для реіндустралізації України», - зазначилаперший віцепрем'єр-міністр - міністр економіки України Юлія Свириденко.</text:p>
      <text:p text:style-name="P4">
<text:span text:style-name="T4">
Читайте також:</text:span>
 <text:a xlink:type="simple" xlink:href="https://www.ukrinform.ua/rubric-economy/3696951-za-programou-vlasna-sprava-se-290-ukrainciv-otrimaut-grosi-na-rozvitok-biznesu.html" text:style-name="Internet_20_link" text:visited-style-name="Visited_20_Internet_20_Link">
 <text:span text:style-name="T4">
Власна</text:span>
 <text:span text:style-name="T4">
справа</text:span>
 </text:a>
</text:p>
      <text:p text:style-name="P4">
За інформацією пресслужби, заявки на участь у програмі прийматимуть по 24липня 2023 року включно. З огляду на значний інтерес, прийом та розгляд заявокбуде відбуватися в кілька етапів: 19 травня; 16 червня; 24 липня.</text:p>
      <text:p text:style-name="P4">
Пріоритетними галузями для надання грантової підтримки є виробництвокосметичних, текстильних виробів, предметів домашнього вжитку, крафтовівиробництва, переробка харчових продуктів, IT, виготовлення меблів та іншихпродуктів. Проте Програма USAID «Конкурентоспроможна економіка України»відкрита до заявок на підтримку інших секторів, які відповідають критеріямвідбору.</text:p>
      <text:p text:style-name="P4">
Як повідомляв Укрінформ, у межах першої хвилі подання заяв на гранти дляветеранів за програмою “Власна справа” <text:a xlink:type="simple" xlink:href="https://www.ukrinform.ua/rubric-economy/3700049-granti-dla-veteraniv-ukrainski-zahisniki-podali-zaavok-na-na-21-miljon.html" text:style-name="Internet_20_link" text:visited-style-name="Visited_20_Internet_20_Link">
 </text:a>
 на старт або розвиток свого бізнесу.</text:p>
      <text:p text:style-name="P4">
Source: <text:a xlink:type="simple" xlink:href="https://www.ukrinform.ua/rubric-economy/3700584-programa-usaid-spramue-15-miljona-na-pidtrimku-zinok-u-biznesi.html" text:style-name="Internet_20_link" text:visited-style-name="Visited_20_Internet_20_Link">
https://www.ukrinform.ua/rubric-economy/3700584-programa-usaid-spramue-15-miljona-na-pidtrimku-zinok-u-biznesi.html</text:a>
</text:p>
      <!--NEWS-->
      <text:h text:style-name="P10" text:outline-level="1">
<text:span text:style-name="T4">
Агресивна поведінка росії має бути зупинена раз і назавжди – Столтенберг</text:span>
</text:h>
      <text:p text:style-name="P4">
Authors: Ukrinform (Person)</text:p>
      <text:p text:style-name="P4">
Publisher: Укринформ (Organization)</text:p>
      <text:p text:style-name="P4">
Published Time: 2023-04-25T17:35:35+03:00</text:p>
      <text:p text:style-name="P4">
Modified Time: 2023-04-25T17:35:35+03:00</text:p>
      <text:p text:style-name="P4">
Description: Ніхто не знає, коли завершиться російська агресивна війна росії проти України, але є очевидним, що цій агресивній тенденції в поведінці росії має бути покладений край, раз і назавжди. — Укрінформ.</text:p>
      <text:p text:style-name="P4">
Images: ["<text:a xlink:type="simple" xlink:href="https://static.ukrinform.com/photos/2023_04/thumb_files/630_360_1681978989-610.jpg" text:style-name="Internet_20_link" text:visited-style-name="Visited_20_Internet_20_Link">
630_360_16819...</text:a>
"]</text:p>
      <text:p text:style-name="P4">
Tags: ['Грузія', 'Столтенберг', 'Війна з росією']</text:p>
      <text:p text:style-name="P4">
Type: Article</text:p>
      <!--METADATA-->
      <text:p text:style-name="P4">
<draw:frame draw:style-name="fr1" draw:name="Image98" text:anchor-type="as-char" svg:width="6.9236in" svg:height="3.956343in" draw:z-index="0">
<draw:image xlink:href="../Images/yкринформ/2023-04-25T17-35-35-03-00/630_360_1681978989-610.jpg" xlink:type="simple" xlink:show="embed" xlink:actuate="onLoad" draw:mime-type="image/jpeg"/>
</draw:frame>
 Ніхто незнає, коли завершиться російська агресивна війна росії проти України, але єочевидним, що цій агресивній тенденції в поведінці росії має бути покладенийкрай, раз і назавжди.</text:p>
      <text:p text:style-name="P4">
Таке переконання в брюссельській штаб-квартирі НАТО під час спільної заяви дляпреси з прем’єр-міністром Грузії Іраклієм Гарібашвілі висловив генеральнийсекретар НАТО Єнс Столтенберг, повідомляє кореспондент Укрінформу.</text:p>
      <text:p text:style-name="P4">
«Сьогодні ми також будемо говорити про агресивну війну росії та про важливістьпідтримки України. Минулого тижня я був у Києві, і моє послання до ПрезидентаЗеленського було дуже чітким: НАТО стоятиме поряд з Україною так довго, як цебуде необхідним. Ми не знаємо, коли ця війна закінчиться, але ми знаємо, щоросійська агресія – це токсична тенденція у поведінці, яка має бути зупиненараз і назавжди», – заявив Столтенберг.</text:p>
      <text:p text:style-name="P4">
<text:span text:style-name="T4">
Читайте також:</text:span>
 <text:a xlink:type="simple" xlink:href="https://www.ukrinform.ua/rubric-world/3699103-stoltenberg-nagolosiv-na-neobhidnosti-pripiniti-patern-agresii-putina.html" text:style-name="Internet_20_link" text:visited-style-name="Visited_20_Internet_20_Link">
 <text:span text:style-name="T4">
Столтенберг</text:span>
 </text:a>
</text:p>
      <text:p text:style-name="P4">
Він зазначив, що Грузія та народ Грузії розуміють це дуже добре.</text:p>
      <text:p text:style-name="P4">
«Україна дотримується свого права на самооборону, відповідно до Хартії ООН. Яочікую, що всі партнери НАТО будуть підтримувати цю мету», – додав керівникАльянсу.</text:p>
      <text:p text:style-name="P4">
Столтенберг привітав євроатлантичні прагнення Грузії, та зауважив, що на цьомушляху Грузія може розраховувати на політичну та практичну підтримку союзників.Він окремо відзначив зусилля країни у впровадженні реформ та дотриманнідемократичних стандартів.</text:p>
      <text:p text:style-name="P4">
«Я вітаю рішення відкликати законопроєкт про «закордонний вплив», що бувнесумісним з євроатлантичними цінностями та із захистом фундаментальнихсвобод. Народ Грузії чітко висловився: вони хочуть жити в демократичній тазаможній країні, інтегрованій в євроатлантичний простір. НАТО будепродовжувати бути вашим партнером, поки ви працюєте над виконанням цьогопрагнення», – зауважив генеральний секретар Альянсу.</text:p>
      <text:p text:style-name="P4">
<text:span text:style-name="T4">
Читайте також:</text:span>
 <text:a xlink:type="simple" xlink:href="https://www.ukrinform.ua/rubric-polytics/3699086-orban-emocijno-vidreaguvav-na-zaavu-stoltenberga-pro-majbutne-clenstvo-ukraini-v-nato.html" text:style-name="Internet_20_link" text:visited-style-name="Visited_20_Internet_20_Link">
 <text:span text:style-name="T4">
Столтенберг</text:span>
 </text:a>
</text:p>
      <text:p text:style-name="P4">
Як повідомлялося, парламент Грузії 7 березня у прискореному режимі затвердив упершому читанні законопроєкт «Про прозорість іноземного впливу», якийвважається подібним до російського репресивного закону про «іноагентів». Такерішення законодавців викликало масштабні протести під будівлею грузинськогопарламенту, внаслідок чого були затримані 133 особи. Зрештою, керівна партія«Грузинська мрія» та рух «Сила народу» вирішили відкликати з парламенту Грузіїцей законопроєкт.</text:p>
      <text:p text:style-name="P4">
При цьому влада Грузії продовжує утримувати за ґратами важко хворогоколишнього президента Грузії Міхеіла Саакашвілі, звільнення якого значнакількість європейських політиків вважає передумовою будь-яких подальших рухівГрузії у демократичному розвитку.</text:p>
      <text:p text:style-name="P4">
Source: <text:a xlink:type="simple" xlink:href="https://www.ukrinform.ua/rubric-polytics/3700586-agresivna-povedinka-rosii-mae-buti-zupinena-raz-i-nazavzdi-stoltenberg.html" text:style-name="Internet_20_link" text:visited-style-name="Visited_20_Internet_20_Link">
https://www.ukrinform.ua/rubric-polytics/3700586-agresivna-povedinka-rosii-mae-buti-zupinena-raz-i-nazavzdi-stoltenberg.html</text:a>
</text:p>
      <!--NEWS-->
      <text:h text:style-name="P10" text:outline-level="1">
<text:span text:style-name="T4">
Польська авіакомпанія LOT відмовилася взяти на борт російську тенісистку</text:span>
</text:h>
      <text:p text:style-name="P4">
Authors: Ukrinform (Person)</text:p>
      <text:p text:style-name="P4">
Publisher: Укринформ (Organization)</text:p>
      <text:p text:style-name="P4">
Published Time: 2023-04-25T17:37:39+03:00</text:p>
      <text:p text:style-name="P4">
Modified Time: 2023-04-25T17:37:39+03:00</text:p>
      <text:p text:style-name="P4">
Description: Польська авіакомпанія LOT відмовилася взяти пасажиром на свій літак російську тенісистку Віталію Дяченко. — Укрінформ.</text:p>
      <text:p text:style-name="P4">
Images: ["<text:a xlink:type="simple" xlink:href="https://static.ukrinform.com/photos/2018_10/thumb_files/630_360_1539855265-828.jpg" text:style-name="Internet_20_link" text:visited-style-name="Visited_20_Internet_20_Link">
630_360_15398...</text:a>
"]</text:p>
      <text:p text:style-name="P4">
Tags: ['Літак', 'Польща', 'Теніс', 'росія', 'LOT']</text:p>
      <text:p text:style-name="P4">
Type: Article</text:p>
      <!--METADATA-->
      <text:p text:style-name="P4">
<draw:frame draw:style-name="fr1" draw:name="Image99" text:anchor-type="as-char" svg:width="6.9236in" svg:height="3.956343in" draw:z-index="0">
<draw:image xlink:href="../Images/yкринформ/2023-04-25T17-37-39-03-00/630_360_1539855265-828.jpg" xlink:type="simple" xlink:show="embed" xlink:actuate="onLoad" draw:mime-type="image/jpeg"/>
</draw:frame>
 Польськаавіакомпанія LOT відмовилася взяти пасажиром на свій літак російськутенісистку Віталію Дяченко.</text:p>
      <text:p text:style-name="P4">
Інформацію, про яку повідомила росіянка, підтвердили  <text:a xlink:type="simple" xlink:href="https://www.pap.pl/aktualnosci/news%2C1565328%2Clot-odmowil-odprawy-rosyjskiej-tenisistce-djaczenko.html" text:style-name="Internet_20_link" text:visited-style-name="Visited_20_Internet_20_Link">
</text:a>
 в польській авіакомпанії, передаєУкрінформ.</text:p>
      <text:p text:style-name="P4">
“Авіакомпанія LOT не змогла прийняти на свій рейс громадянку російськоїфедерації, діючи відповідно до розпорядження міністра внутрішніх справ таадміністрації від 13 березня 2020 року про тимчасове призупинення абообмеження прикордонного руху в окремих пунктах пропуску. У положенняхрозпорядження введено обмеження у визначених пунктах пропуску, в тому числі ваеропортах, щодо громадян російської федерації, які подорожують з-за межШенгенської зони”, - повідомила польська авіакомпанія.</text:p>
      <text:p text:style-name="P4">
Росіянка у соцмережах поскаржилася, що в авіакомпанії LOT їй відмовили вобслуговуванні. Згодом, їй також відмовили у продажі квитка в німецькійавіакомпанії Lufthansa, пояснюючи їй, що вона повинна прибути до ЄС черезІспанію, яка їй видала візу.</text:p>
      <text:p text:style-name="P4">
<text:span text:style-name="T4">
Читайте також:</text:span>
 <text:a xlink:type="simple" xlink:href="https://www.ukrinform.ua/rubric-world/3689680-izrailska-aviakompania-sun-dor-pisla-16ricnoi-perervi-vidnovila-rejsi-do-tureccini.html" text:style-name="Internet_20_link" text:visited-style-name="Visited_20_Internet_20_Link">
 <text:span text:style-name="T4">
авіакомпа</text:span>
 </text:a>
</text:p>
      <text:p text:style-name="P4">
За словами 32-річної Дяченко, як займає 250-е місце в рейтингу WTA, вонахотіла вилетіти з Каїру до Ніцци транзитом через Варшаву. При цьому вонанібито мала з собою рекомендаційні листи від тенісних організацій WTA, ITF іпрацівника <text:a xlink:type="simple" xlink:href="https://www.ukrinform.ua/tag-oon" text:style-name="Internet_20_link" text:visited-style-name="Visited_20_Internet_20_Link">
 </text:a>
 , батько якого народився вУкраїні.</text:p>
      <text:p text:style-name="P4">
Оскільки росіянка не змогла вчасно прибути до Ніцци вона змушена буде знятисяз турніру. За її словами, вона пробула в Каїрі 18 годин, витратила кількатисяч євро і до неї було продемонстровано ставлення “як до людини третьогосорту”.</text:p>
      <text:p text:style-name="P4">
Як відомо, Україна та багато інших країн, зокрема Польща, закликаютьМіжнародний олімпійський комітет виключити росіян та білорусів з усіхміжнародних змагань у зв’язку з участю цих країн у повномасштабній збройнійагресії проти України.</text:p>
      <text:p text:style-name="P4">
Source: <text:a xlink:type="simple" xlink:href="https://www.ukrinform.ua/rubric-world/3700591-polska-aviakompania-lot-vidmovilasa-vzati-na-bort-rosijsku-tenisistku.html" text:style-name="Internet_20_link" text:visited-style-name="Visited_20_Internet_20_Link">
https://www.ukrinform.ua/rubric-world/3700591-polska-aviakompania-lot-vidmovilasa-vzati-na-bort-rosijsku-tenisistku.html</text:a>
</text:p>
      <!--NEWS-->
      <text:h text:style-name="P10" text:outline-level="1">
<text:span text:style-name="T4">
Інтеграція в НАТО залишається для Грузії вищим пріоритетом – Гарібашвілі</text:span>
</text:h>
      <text:p text:style-name="P4">
Authors: Ukrinform (Person)</text:p>
      <text:p text:style-name="P4">
Publisher: Укринформ (Organization)</text:p>
      <text:p text:style-name="P4">
Published Time: 2023-04-25T17:38:34+03:00</text:p>
      <text:p text:style-name="P4">
Modified Time: 2023-04-25T17:38:34+03:00</text:p>
      <text:p text:style-name="P4">
Description: У складних безпекових умовах, що складаються внаслідок російської агресії проти України, Грузія залишається на шляху європейської та євроатлантичної інтеграції, та розглядає подальше зближення з НАТО як найвищий пріоритет зовнішньої політики. — Укрінформ.</text:p>
      <text:p text:style-name="P4">
Images: ["<text:a xlink:type="simple" xlink:href="https://static.ukrinform.com/photos/2022_02/thumb_files/630_360_1645786693-391.jpg" text:style-name="Internet_20_link" text:visited-style-name="Visited_20_Internet_20_Link">
630_360_16457...</text:a>
"]</text:p>
      <text:p text:style-name="P4">
Tags: ['Брюссель', 'Грузія', 'НАТО', 'Столтенберг']</text:p>
      <text:p text:style-name="P4">
Type: Article</text:p>
      <!--METADATA-->
      <text:p text:style-name="P4">
<draw:frame draw:style-name="fr1" draw:name="Image100" text:anchor-type="as-char" svg:width="6.9236in" svg:height="3.956343in" draw:z-index="0">
<draw:image xlink:href="../Images/yкринформ/2023-04-25T17-38-34-03-00/630_360_1645786693-391.jpg" xlink:type="simple" xlink:show="embed" xlink:actuate="onLoad" draw:mime-type="image/jpeg"/>
</draw:frame>
 У складнихбезпекових умовах, що складаються внаслідок російської агресії проти України,Грузія залишається на шляху європейської та євроатлантичної інтеграції, тарозглядає подальше зближення з НАТО як найвищий пріоритет зовнішньої політики.</text:p>
      <text:p text:style-name="P4">
Про це сьогодні у Брюсселі під час спільної заяви для преси з Генеральнимсекретарем НАТО Єнсом Столтенбергом заявив прем’єр-міністр Грузії ІраклійГарібашвілі, повідомляє кореспондент Укрінформу.</text:p>
      <text:p text:style-name="P4">
«Євроатлантичні прагнення Грузії залишаються найвищим пріоритетом нашоїзовнішньої політики. Ми готові поглиблювати наш політичний діалог та практичнеспівробітництво з НАТО у всіх вимірах», - зазначив грузинський урядовець.</text:p>
      <text:p text:style-name="P4">
<text:span text:style-name="T4">
Читайте також:</text:span>
 <text:a xlink:type="simple" xlink:href="https://www.ukrinform.ua/rubric-polytics/3700586-agresivna-povedinka-rosii-mae-buti-zupinena-raz-i-nazavzdi-stoltenberg.html" text:style-name="Internet_20_link" text:visited-style-name="Visited_20_Internet_20_Link">
 <text:span text:style-name="T4">
Столтенб</text:span>
 </text:a>
</text:p>
      <text:p text:style-name="P4">
Він підкреслив, що війна в Україні є величезним викликом для всієїєвропейської безпекової архітектури, для Грузії та для усього регіону. Такожвін нагадав, що Грузія має власні проблеми з росією, та триваючу окупаціюсвоїх територій.</text:p>
      <text:p text:style-name="P4">
Гарібашвілі подякував Генеральному секретарю НАТО за підтримку євроатлантичнихпрагнень Грузії, а також за непохитну підтримку суверенітету та територіальноїцілісності Грузії в межах її міжнародно визнаних кордонів.</text:p>
      <text:p text:style-name="P4">
«Я хочу також зазначити, що ми досягли значного прогресу протягом минулихдесяти років, - підписали Угоду про асоціацію та про зону вільної торгівлі зЄвропейським Союзом, отримали безвізовий режим. Минулого року ми отрималиєвропейську перспективу, що є історичним рішенням. Зараз ми активно працюємонад реалізацією так званих 12-ти пріоритетів, виконання яких буде завершеноневдовзі, і ми впевнені, що Грузія є гідною статусу країни-кандидата (начленство в ЄС – ред.)», - наголосив прем’єр-міністр Грузії.</text:p>
      <text:p text:style-name="P4">
<text:span text:style-name="T4">
Читайте також:</text:span>
 <text:a xlink:type="simple" xlink:href="https://www.ukrinform.ua/rubric-world/3686857-berbok-poobicala-gruzii-pidtrimku-v-procesi-vstupu-kraini-do-es.html" text:style-name="Internet_20_link" text:visited-style-name="Visited_20_Internet_20_Link">
 </text:a>
</text:p>
      <text:p text:style-name="P4">
Як повідомлялося, Парламент Грузії 7 березня у прискореному режимі затвердив упершому читанні законопроєкт «Про прозорість іноземного впливу», якийвважається подібним до російського репресивного закону про «іноагентів». Такерішення законодавців викликало масштабні протести під будівлею грузинськогопарламенту, внаслідок чого були затримані 133 особи. Зрештою, керівна партія«Грузинська мрія» та рух «Сила народу» вирішили відкликати з парламенту Грузіїцей законопроєкт.</text:p>
      <text:p text:style-name="P4">
Вчора, за підсумками Ради міністрів ЄС із закордонних справ, Високийпредставник ЄС Жозеп Боррель попросив Грузію представити переконливірезультати демократичного розвитку до кінця року, коли лідери країн ЄСрозглядатимуть рішення про надання Грузії статусу країни-кандидата.</text:p>
      <text:p text:style-name="P4">
Фото: gov.ge</text:p>
      <text:p text:style-name="P4">
Source: <text:a xlink:type="simple" xlink:href="https://www.ukrinform.ua/rubric-world/3700592-integracia-v-nato-zalisaetsa-dla-gruzii-visim-prioritetom-garibasvili.html" text:style-name="Internet_20_link" text:visited-style-name="Visited_20_Internet_20_Link">
https://www.ukrinform.ua/rubric-world/3700592-integracia-v-nato-zalisaetsa-dla-gruzii-visim-prioritetom-garibasvili.html</text:a>
</text:p>
      <!--NEWS-->
      <text:h text:style-name="P10" text:outline-level="1">
<text:span text:style-name="T4">
У Канаді діаспора організувала концерт українського етноспівака Козака Сіромахи</text:span>
</text:h>
      <text:p text:style-name="P4">
Authors: Ukrinform (Person)</text:p>
      <text:p text:style-name="P4">
Publisher: Укринформ (Organization)</text:p>
      <text:p text:style-name="P4">
Published Time: 2023-04-25T17:40:00+03:00</text:p>
      <text:p text:style-name="P4">
Modified Time: 2023-04-25T17:40:00+03:00</text:p>
      <text:p text:style-name="P4">
Description: У місті Едмонтон, столиці канадської провінції Альберта, відбувся благодійний концерт Козака Сіромахи (Олександра Люббоженка), який відомий колоритним народним стилем творчості і слідуванням козацьким традиціям. — Укрінформ.</text:p>
      <text:p text:style-name="P4">
Images: ["<text:a xlink:type="simple" xlink:href="https://static.ukrinform.com/photos/2023_04/thumb_files/630_360_1682433506-251.jpg" text:style-name="Internet_20_link" text:visited-style-name="Visited_20_Internet_20_Link">
630_360_16824...</text:a>
", "<text:a xlink:type="simple" xlink:href="https://static.ukrinform.com/photos/2023_04/1682433528-508.jpg" text:style-name="Internet_20_link" text:visited-style-name="Visited_20_Internet_20_Link">
1682433528-50...</text:a>
", "<text:a xlink:type="simple" xlink:href="https://static.ukrinform.com/photos/2023_04/1682433553-552.jpg" text:style-name="Internet_20_link" text:visited-style-name="Visited_20_Internet_20_Link">
1682433553-55...</text:a>
", "<text:a xlink:type="simple" xlink:href="https://static.ukrinform.com/photos/2023_04/1682433584-829.jpg" text:style-name="Internet_20_link" text:visited-style-name="Visited_20_Internet_20_Link">
1682433584-82...</text:a>
", "<text:a xlink:type="simple" xlink:href="https://static.ukrinform.com/photos/2023_04/1682433554-770.jpg" text:style-name="Internet_20_link" text:visited-style-name="Visited_20_Internet_20_Link">
1682433554-77...</text:a>
", "<text:a xlink:type="simple" xlink:href="https://static.ukrinform.com/photos/2023_04/1682433583-574.jpg" text:style-name="Internet_20_link" text:visited-style-name="Visited_20_Internet_20_Link">
1682433583-57...</text:a>
"]</text:p>
      <text:p text:style-name="P4">
Tags: ['Діаспора', 'Канада', 'Концерт', 'Консульство', 'Культура']</text:p>
      <text:p text:style-name="P4">
Type: Article</text:p>
      <!--METADATA-->
      <text:p text:style-name="P4">
<draw:frame draw:style-name="fr1" draw:name="Image101" text:anchor-type="as-char" svg:width="6.9236in" svg:height="3.956343in" draw:z-index="0">
<draw:image xlink:href="../Images/yкринформ/2023-04-25T17-40-00-03-00/630_360_1682433506-251.jpg" xlink:type="simple" xlink:show="embed" xlink:actuate="onLoad" draw:mime-type="image/jpeg"/>
</draw:frame>
 У містіЕдмонтон, столиці канадської провінції Альберта, відбувся благодійний концертКозака Сіромахи (Олександра Люббоженка), який відомий колоритним народнимстилем творчості і слідуванням козацьким традиціям.</text:p>
      <text:p text:style-name="P4">
Як передає Укрінформ, про це у <text:a xlink:type="simple" xlink:href="https://www.facebook.com/UkrConsEdmonton/posts/pfbid02xjDG2utFaHVQXCUzTjdjbqEomeKRsMLAF1kGdWE9g2THwW2aTVKM55Jq6yRYQD9kl" text:style-name="Internet_20_link" text:visited-style-name="Visited_20_Internet_20_Link">
</text:a>
повідомило Генеральне консульство України в Едмонтоні.</text:p>
      <text:p text:style-name="P4">
<draw:frame draw:style-name="fr1" draw:name="Image102" text:anchor-type="as-char" svg:width="6.9236in" svg:height="4.615733in" draw:z-index="0">
<draw:image xlink:href="../Images/yкринформ/2023-04-25T17-40-00-03-00/1682433528-508.jpg" xlink:type="simple" xlink:show="embed" xlink:actuate="onLoad" draw:mime-type="image/jpeg"/>
</draw:frame>
</text:p>
      <text:p text:style-name="P4">
Культурну подію організувала Українська національна молодіжна федерація – УНМФЕдмонтон (Ukrainian National Youth Federation - UNYF Edmonton) за підтримкиУкраїнської національної федерації Канади в Едмонтоні (Ukrainian NationalFederation of Canada – Edmonton branch), Організації українок Канади(Ukrainian Women's Organization of Canada) та Едмонтонського товариства(Edmonton Society).</text:p>
      <text:p text:style-name="P4">
<draw:frame draw:style-name="fr1" draw:name="Image103" text:anchor-type="as-char" svg:width="6.9236in" svg:height="4.615733in" draw:z-index="0">
<draw:image xlink:href="../Images/yкринформ/2023-04-25T17-40-00-03-00/1682433553-552.jpg" xlink:type="simple" xlink:show="embed" xlink:actuate="onLoad" draw:mime-type="image/jpeg"/>
</draw:frame>
</text:p>
      <text:p text:style-name="P4">
Під час концерту вдалося зібрати понад 6020 доларів на купівлю дронів для 59окремої мотопіхотної бригади імені Якова Гандзюка.</text:p>
      <text:p text:style-name="P4">
<draw:frame draw:style-name="fr1" draw:name="Image104" text:anchor-type="as-char" svg:width="6.9236in" svg:height="4.615733in" draw:z-index="0">
<draw:image xlink:href="../Images/yкринформ/2023-04-25T17-40-00-03-00/1682433584-829.jpg" xlink:type="simple" xlink:show="embed" xlink:actuate="onLoad" draw:mime-type="image/jpeg"/>
</draw:frame>
</text:p>
      <text:p text:style-name="P4">
Концерт відвідав Генеральний консул України Олександр Данилейко.</text:p>
      <text:p text:style-name="P4">
<draw:frame draw:style-name="fr1" draw:name="Image105" text:anchor-type="as-char" svg:width="6.9236in" svg:height="8.603214in" draw:z-index="0">
<draw:image xlink:href="../Images/yкринформ/2023-04-25T17-40-00-03-00/1682433554-770.jpg" xlink:type="simple" xlink:show="embed" xlink:actuate="onLoad" draw:mime-type="image/jpeg"/>
</draw:frame>
</text:p>
      <text:p text:style-name="P4">
«Пісні, байки, оповіді із серця українського козацтва, які надихають мужністю,прагненням волі, і вселяють віру в нашу перемогу!», – наголосили уГенконсульстві.</text:p>
      <text:p text:style-name="P4">
<draw:frame draw:style-name="fr1" draw:name="Image106" text:anchor-type="as-char" svg:width="6.9236in" svg:height="4.615733in" draw:z-index="0">
<draw:image xlink:href="../Images/yкринформ/2023-04-25T17-40-00-03-00/1682433583-574.jpg" xlink:type="simple" xlink:show="embed" xlink:actuate="onLoad" draw:mime-type="image/jpeg"/>
</draw:frame>
</text:p>
      <text:p text:style-name="P4">
Зауважимо, що Козак Сіромаха (Олександр Люббоженко) народився в місті Дніпро.Служив у АТО. у 2018 році був учасником восьмого сезону телешоу «Голоскраїни».</text:p>
      <text:p text:style-name="P4">
Нагадаємо, Організація українок Канади ім. Ольги Басараб в Едмонтоні <text:a xlink:type="simple" xlink:href="https://www.ukrinform.ua/rubric-diaspora/3689906-u-kanadskomu-edmontoni-diaspora-provela-velikodnij-koncert-i-armarok.html" text:style-name="Internet_20_link" text:visited-style-name="Visited_20_Internet_20_Link">
</text:a>
 великодній концерт іблагодійний ярмарок «Весняний Цвіт та Дух України».</text:p>
      <text:p text:style-name="P4">
<text:span text:style-name="T5">
Фото: Consulate General of Ukraine in Edmonton, Ukrainian National YouthFederation - UNYF Edmonton / Фейсбук</text:span>
</text:p>
      <text:p text:style-name="P4">
Source: <text:a xlink:type="simple" xlink:href="https://www.ukrinform.ua/rubric-diaspora/3700587-u-kanadi-diaspora-organizuvala-koncert-ukrainskogo-etnospivaka-kozaka-siromahi.html" text:style-name="Internet_20_link" text:visited-style-name="Visited_20_Internet_20_Link">
https://www.ukrinform.ua/rubric-diaspora/3700587-u-kanadi-diaspora-organizuvala-koncert-ukrainskogo-etnospivaka-kozaka-siromahi.html</text:a>
</text:p>
      <!--NEWS-->
      <text:h text:style-name="P10" text:outline-level="1">
<text:span text:style-name="T4">
Торік понад 66 тисяч чоловіків призовного віку використали дозвіл на виїзд за кордон – ТСК</text:span>
</text:h>
      <text:p text:style-name="P4">
Authors: Ukrinform (Person)</text:p>
      <text:p text:style-name="P4">
Publisher: Укринформ (Organization)</text:p>
      <text:p text:style-name="P4">
Published Time: 2023-04-25T17:44:06+03:00</text:p>
      <text:p text:style-name="P4">
Modified Time: 2023-04-25T17:44:06+03:00</text:p>
      <text:p text:style-name="P4">
Description: У період із 24 лютого до 31 грудня 2022 року 96 442 чоловіки призовного віку отримали дозвіл на виїзд з України за кордон. Скористалися наданим дозволом 66 374 особи. — Укрінформ.</text:p>
      <text:p text:style-name="P4">
Images: ["<text:a xlink:type="simple" xlink:href="https://static.ukrinform.com/photos/2023_02/thumb_files/630_360_1676808421-498.jpg" text:style-name="Internet_20_link" text:visited-style-name="Visited_20_Internet_20_Link">
630_360_16768...</text:a>
"]</text:p>
      <text:p text:style-name="P4">
Tags: ['Верховна Рада', 'ТСК', 'Чоловіки']</text:p>
      <text:p text:style-name="P4">
Type: Article</text:p>
      <!--METADATA-->
      <text:p text:style-name="P4">
<draw:frame draw:style-name="fr1" draw:name="Image107" text:anchor-type="as-char" svg:width="6.9236in" svg:height="3.956343in" draw:z-index="0">
<draw:image xlink:href="../Images/yкринформ/2023-04-25T17-44-06-03-00/630_360_1676808421-498.jpg" xlink:type="simple" xlink:show="embed" xlink:actuate="onLoad" draw:mime-type="image/jpeg"/>
</draw:frame>
 У періодіз 24 лютого до 31 грудня 2022 року 96 442 чоловіки призовного віку отрималидозвіл на виїзд з України за кордон. Скористалися наданим дозволом 66 374особи.</text:p>
      <text:p text:style-name="P4">
Про це йдеться в <text:a xlink:type="simple" xlink:href="https://zakon.rada.gov.ua/laws/show/3044-20#Text" text:style-name="Internet_20_link" text:visited-style-name="Visited_20_Internet_20_Link">
 </text:a>
Тимчасової слідчої комісії Верховної Ради з питань розслідування можливихпорушень законодавства України у сфері отримання, розподілу, транспортування,зберігання, використання за цільовим призначенням гуманітарної та іншоїдопомоги, а також неефективного використання державного майна, яке може бутивикористане для тимчасового розміщення внутрішньо переміщених осіб тазабезпечення інших потреб держави, повідомляє Укрінформ.</text:p>
      <text:p text:style-name="P4">
Так, у звіті повідомляється, що ТСК перевірила всі записи, що містяться всистемі "Шлях" за вказаний період.</text:p>
      <text:p text:style-name="P4">
<text:span text:style-name="T4">
Читайте також:</text:span>
 <text:a xlink:type="simple" xlink:href="https://www.ukrinform.ua/rubric-culture/3695961-mkip-za-tri-misaci-nadalo-blizko-1000-listiv-sprianna-dla-viizdu-artistiv-za-kordon.html" text:style-name="Internet_20_link" text:visited-style-name="Visited_20_Internet_20_Link">
 </text:a>
</text:p>
      <text:p text:style-name="P4">
"За інформацією, наданою адміністратором системи "Шлях" – Державною службоюУкраїни з безпеки на транспорті, за період з 24 лютого по 31 грудня 2022 рокууповноваженими службовими особами внесено 160 616 записів, які стосуються 96442 чоловіків призовного віку. Із загальної кількості 96 442 чоловіків успішноскористалися наданим дозволом на виїзд за кордон 66 374 особи", – йдеться вдокументі.</text:p>
      <text:p text:style-name="P4">
Водночас зауважується, що кількість чоловіків, які отримали дозвіл на виїзд зУкраїни, але не скористалися ним, становить 30 068. Ще 3178 осіб при перетинідержавного кордону не були випущені службовими особами Державної прикордонноїслужби України у зв’язку з непідтвердженням мети виїзду.</text:p>
      <text:p text:style-name="P4">
У звіті підкреслюється, що значною є кількість чоловіків призовного віку, якіпісля спливу термінів перебування за кордоном не повернулися в Україну."Кількість таких осіб становить 9373 особи, або 11,17% загальної кількості", –зазначається в документі. При цьому уточнюється, що найбільше таких випадків –у Харківській, Тернопільській та Волинській областях.</text:p>
      <text:p text:style-name="P4">
<text:span text:style-name="T4">
Читайте також:</text:span>
 <text:a xlink:type="simple" xlink:href="https://www.ukrinform.ua/rubric-society/3683844-prikordonniki-poperedzaut-pro-fejk-sodo-obmezenna-viizdu-unakam-vid-15-rokiv.html" text:style-name="Internet_20_link" text:visited-style-name="Visited_20_Internet_20_Link">
 </text:a>
</text:p>
      <text:p text:style-name="P4">
Як повідомлялося, від початку повномасштабного російського вторгнення тазапровадження воєнного стану в Україні військовозобов’язаним чоловікамзаборонено виїжджати за кордон. Система "Шлях" дозволяє чоловікам-водіям(волонтерам) легально перетинати кордон в умовах воєнного стану з метоюперевезення необхідного забезпечення для Збройних сил України або іншихвійськових формувань.</text:p>
      <text:p text:style-name="P4">
Source: <text:a xlink:type="simple" xlink:href="https://www.ukrinform.ua/rubric-society/3700594-torik-ponad-66-tisac-colovikiv-prizovnogo-viku-vikoristali-dozvil-na-viizd-za-kordon-tsk.html" text:style-name="Internet_20_link" text:visited-style-name="Visited_20_Internet_20_Link">
https://www.ukrinform.ua/rubric-society/3700594-torik-ponad-66-tisac-colovikiv-prizovnogo-viku-vikoristali-dozvil-na-viizd-za-kordon-tsk.html</text:a>
</text:p>
      <!--NEWS-->
      <text:h text:style-name="P10" text:outline-level="1">
<text:span text:style-name="T4">
Сили оборони: ворог збільшив артобстріли ЗСУ на Таврійському напрямку - 500 разів за два дні</text:span>
</text:h>
      <text:p text:style-name="P4">
Authors: Ukrinform (Person)</text:p>
      <text:p text:style-name="P4">
Publisher: Укринформ (Organization)</text:p>
      <text:p text:style-name="P4">
Published Time: 2023-04-25T17:47:39+03:00</text:p>
      <text:p text:style-name="P4">
Modified Time: 2023-04-25T17:47:39+03:00</text:p>
      <text:p text:style-name="P4">
Description: Війська рф знову почали нарощувати свою артилерійську складову: обстрілюють позиції ЗСУ на Таврійському напрямку з тією ж інтенсивністю, як це було у лютому. — Укрінформ.</text:p>
      <text:p text:style-name="P4">
Images: ["<text:a xlink:type="simple" xlink:href="https://static.ukrinform.com/photos/2023_03/thumb_files/630_360_1680240754-664.jpg" text:style-name="Internet_20_link" text:visited-style-name="Visited_20_Internet_20_Link">
630_360_16802...</text:a>
"]</text:p>
      <text:p text:style-name="P4">
Tags: ['Обстріл', 'ЗСУ', 'Війна з росією', 'Єдині новини']</text:p>
      <text:p text:style-name="P4">
Type: Article</text:p>
      <!--METADATA-->
      <text:p text:style-name="P4">
<draw:frame draw:style-name="fr1" draw:name="Image108" text:anchor-type="as-char" svg:width="6.9236in" svg:height="3.956343in" draw:z-index="0">
<draw:image xlink:href="../Images/yкринформ/2023-04-25T17-47-39-03-00/630_360_1680240754-664.jpg" xlink:type="simple" xlink:show="embed" xlink:actuate="onLoad" draw:mime-type="image/jpeg"/>
</draw:frame>
 Війська рфзнову почали нарощувати свою артилерійську складову: обстрілюють позиції ЗСУна Таврійському напрямку з тією ж інтенсивністю, як це було у лютому.</text:p>
      <text:p text:style-name="P4">
Про це в ефірі телемарафону "Єдині новини" сказав начальник об’єднаногопресцентру Сил оборони Таврійського напрямку полковник ОлексійДмитрашківський, передає Укрінформ з посиланням на <text:a xlink:type="simple" xlink:href="https://armyinform.com.ua/2023/04/25/oleksij-dmytrashkivskyj-rozpoviv-pro-zminy-taktyky-voroga-na-tavrijskomu-napryamku/" text:style-name="Internet_20_link" text:visited-style-name="Visited_20_Internet_20_Link">
</text:a>
</text:p>
      <text:p text:style-name="P4">
Він повідомив, що "лише за вчора та сьогодні ворог майже 500 разів обстрілявнаші позиції з різних артилерійських систем. Щодо штурмових дій, розповівДмитрашківський, то ворог 22 рази штурмував позиції наших військ. Цевідбувалося у районі Мар’їнки, яку ворог не полишає спроб захопити, абиблокувати Авдіївку.</text:p>
      <text:p text:style-name="P4">
<text:span text:style-name="T5">
Відео: телемарафон "Єдині новини"</text:span>
</text:p>
      <text:p text:style-name="P4">
Також начальник об’єднаного пресцентру Сил оборони Таврійського напрямкузазначив, що вчора ворог дещо змінив свою тактику. Так, намагаючись показатисвою перевагу в повітрі, противник збільшив кількість завдавання авіаційнихударів, причому, перейшовши до тактики групових авіаударів. Тобто, два літакивідволікали українську ППО, а третій — завдавав ударів.</text:p>
      <text:p text:style-name="P4">
Через покращення погодних умов учора росіяни удвічі збільшили кількістьзастосування безпілотних літальних апаратів. Йдеться насамперед пророзвідувальні БПЛА, сказав він.</text:p>
      <text:p text:style-name="P4">
<text:span text:style-name="T4">
Читайте також:</text:span>
 <text:a xlink:type="simple" xlink:href="https://www.ukrinform.ua/rubric-other_news/3700531-sirskij-nazvav-pat-pricin-dla-utrimanna-bahmuta.html" text:style-name="Internet_20_link" text:visited-style-name="Visited_20_Internet_20_Link">
 <text:span text:style-name="T4">
Сирський</text:span>
 </text:a>
</text:p>
      <text:p text:style-name="P4">
Також вчора вперше спостерігалася зміна застосування ворогом дронів-камікадзе."Вчора вдень вони спочатку застосували "Шахеди", які були вдало збиті, алепісля "Шахедів" з’явилися "Ланцети". Це мало на меті також виявлення нашихточок протиповітряної оборони", — сказав речник.</text:p>
      <text:p text:style-name="P4">
За його словами, попри нещодавню інформацію про прибуття в район <text:a xlink:type="simple" xlink:href="https://www.ukrinform.ua/tag-avdiivka" text:style-name="Internet_20_link" text:visited-style-name="Visited_20_Internet_20_Link">
</text:a>
 нової танкової бригади окупаційноїармії, наразі вона ніяк себе не проявила, і для атак на наші позиції ворогчетверту добу поспіль використовує виключно піхоту. Можливо, припускаєДмитрашківський, це пов’язано з тим, що противник не стільки збираєтьсязастосовувати цю техніку, скільки продемонструвати ефект її присутності.</text:p>
      <text:p text:style-name="P4">
На Вугледарському напрямку у полі зору знову з’явилася розбита ворожа 155-табригада морської піхоти. Втім, малоймовірно, що вона могла повноцінновідновити боєздатність у такі стислі терміни.</text:p>
      <text:p text:style-name="P4">
<text:span text:style-name="T4">
Читайте також:</text:span>
 <text:a xlink:type="simple" xlink:href="https://www.ukrinform.ua/rubric-ato/3700449-vorog-zbilsiv-zastosuvanna-kerovanih-aviabomb-bo-mae-perevagu-v-aviacii-naev.html" text:style-name="Internet_20_link" text:visited-style-name="Visited_20_Internet_20_Link">
 <text:span text:style-name="T4">
Наєв</text:span>
 </text:a>
</text:p>
      <text:p text:style-name="P4">
"От що у росіян добре виходить на цьому напрямку — так це застосовуватиавіацію по житловій забудові. Так, вчора ворог завдав удару по житловомубудинку у Вугледарі", — додав Дмитрашківський.</text:p>
      <text:p text:style-name="P4">
Як повідомлялося, у розвідці повідомили, що росіяни на території Україниперейшли в позиційну оборону, і єдині місця на фронті, де відбуваються їхніспроби наступу, – це Бахмут, а також спроба охопити з півночі Авдіївку талокальні бойові дії в Мар'їнці.</text:p>
      <text:p text:style-name="P4">
<text:span text:style-name="T5">
Фото: Генштаб ЗСУ</text:span>
</text:p>
      <text:p text:style-name="P4">
Source: <text:a xlink:type="simple" xlink:href="https://www.ukrinform.ua/rubric-ato/3700597-sili-oboroni-vorog-zbilsiv-artobstrili-zsu-na-tavrijskomu-napramku-500-raziv-za-dva-dni.html" text:style-name="Internet_20_link" text:visited-style-name="Visited_20_Internet_20_Link">
https://www.ukrinform.ua/rubric-ato/3700597-sili-oboroni-vorog-zbilsiv-artobstrili-zsu-na-tavrijskomu-napramku-500-raziv-za-dva-dni.html</text:a>
</text:p>
      <!--NEWS-->
      <text:h text:style-name="P10" text:outline-level="1">
<text:span text:style-name="T4">
Веніславський: Зізнання «вагнерівців» допоможуть притягнути до відповідальності воєнних злочинців</text:span>
</text:h>
      <text:p text:style-name="P4">
Authors: Ukrinform (Person)</text:p>
      <text:p text:style-name="P4">
Publisher: Укринформ (Organization)</text:p>
      <text:p text:style-name="P4">
Published Time: 2023-04-25T17:49:59+03:00</text:p>
      <text:p text:style-name="P4">
Modified Time: 2023-04-25T17:49:59+03:00</text:p>
      <text:p text:style-name="P4">
Description: Публічні зізнання членів приватної військової кампанії "вагнер" у вбивствах українців можуть стати додатковими аргументами для притягнення до відповідальності російських воєнних злочинців. — Укрінформ.</text:p>
      <text:p text:style-name="P4">
Images: ["<text:a xlink:type="simple" xlink:href="https://static.ukrinform.com/photos/2023_03/thumb_files/630_360_1680003630-485.jpg" text:style-name="Internet_20_link" text:visited-style-name="Visited_20_Internet_20_Link">
630_360_16800...</text:a>
"]</text:p>
      <text:p text:style-name="P4">
Tags: ['Воєнні злочини', 'ПВК "Вагнера"', 'Веніславський']</text:p>
      <text:p text:style-name="P4">
Type: Article</text:p>
      <!--METADATA-->
      <text:p text:style-name="P4">
<draw:frame draw:style-name="fr1" draw:name="Image109" text:anchor-type="as-char" svg:width="6.9236in" svg:height="3.956343in" draw:z-index="0">
<draw:image xlink:href="../Images/yкринформ/2023-04-25T17-49-59-03-00/630_360_1680003630-485.jpg" xlink:type="simple" xlink:show="embed" xlink:actuate="onLoad" draw:mime-type="image/jpeg"/>
</draw:frame>
 Публічнізізнання членів приватної військової кампанії "вагнер" у вбивствах українцівможуть стати додатковими аргументами для притягнення до відповідальностіросійських воєнних злочинців.</text:p>
      <text:p text:style-name="P4">
Про це заявив член Комітету Верховної Ради з питань нацбезпеки, оборони тарозвідки, представник Президента у ВР Федір Веніславський під час  <text:a xlink:type="simple" xlink:href="https://www.youtube.com/watch" text:style-name="Internet_20_link" text:visited-style-name="Visited_20_Internet_20_Link">
</text:a>
 в Медіацентрі Україна –Укрінформ.</text:p>
      <text:p text:style-name="P4">
Веніславський розповів, що, за інформацією ЗМІ, один із "вагнерівців" бувзатриманий слідчим комітетом російської федерації та доправлений довідповідних органів досудового розслідування для того, щоб дати свідчення зприводу тих публічних зізнань, які він зробив.</text:p>
      <text:p text:style-name="P4">
«З огляду на практику рф, яка взагалі жодного стосунку до правосуддя, якправило, не має, не можемо очікувати, що ті жахливі зізнання у вбивстві, утому числі дітей, будуть зафіксовані в межах правових процедур, якими маєкеруватися нормальний орган досудового розслідування в цивілізованій країні.На превеликий жаль, у мене такого оптимізму нема, як і в питанні, чи взагалівдасться це якимось чином задокументувати в процесуальний спосіб, щоб це булодоказом у майбутніх кримінальних справах», - зауважив представник Президента уВР.</text:p>
      <text:p text:style-name="P4">
<text:span text:style-name="T4">
Читайте також:</text:span>
 <text:a xlink:type="simple" xlink:href="https://www.ukrinform.ua/rubric-ato/3697194-ofis-genprokurora-perevirae-ziznanna-vagnerivciv-u-vbivstvi-ditej-ta-civilnih.html" text:style-name="Internet_20_link" text:visited-style-name="Visited_20_Internet_20_Link">
 <text:span text:style-name="T4">
зізнання</text:span>
 </text:a>
</text:p>
      <text:p text:style-name="P4">
Водночас Веніславський зазначив, що наразі можна говорити виключно про те, щотакі публічні зізнання в майбутньому можуть стати додатковими аргументами длятого, щоб притягнути злочинців рф до відповідальності в міжнародних таукраїнських судах.</text:p>
      <text:p text:style-name="P4">
Він повідомив: «Допитати цю особу на території російської федерації ми неможемо ні політично, ні юридично. Тому зараз говорити про якісь результатисенсаційних зізнань, які будуть мати безпосередньо юридичне оформлення, я неможу».</text:p>
      <text:p text:style-name="P4">
У цьому контексті народний депутат підкреслив, що у випадку, якщо такізлочинці будуть потрапляти безпосередньо до представників українськогоправосуддя, то вже можна буде задокументувати всі їхні зізнання.</text:p>
      <text:p text:style-name="P4">
<text:span text:style-name="T4">
Читайте також:</text:span>
 <text:a xlink:type="simple" xlink:href="https://www.ukrinform.ua/rubric-polytics/3697926-svidcenna-vagnerivciv-pro-vbivstva-v-ukraini-moze-buti-elementom-vnutrisnoi-borotbi-u-rf-pravozahisnik.html" text:style-name="Internet_20_link" text:visited-style-name="Visited_20_Internet_20_Link">
 <text:span text:style-name="T4">
Свідчення</text:span>
 <text:span text:style-name="T4">
вагнерівців</text:span>
 <text:span text:style-name="T4">
про</text:span>
 <text:span text:style-name="T4">
вбивства</text:span>
<text:span text:style-name="T4">
можуть</text:span>
 <text:span text:style-name="T4">
бути</text:span>
 <text:span text:style-name="T4">
елементом</text:span>
 <text:span text:style-name="T4">
внутрішньої</text:span>
 <text:span text:style-name="T4">
боротьби</text:span>
 <text:span text:style-name="T4">
експерт</text:span>
</text:a>
</text:p>
      <text:p text:style-name="P4">
Як повідомлялося, раніше один із російських проєктів опублікував відео зізнаньу вбивствах українських дітей у Бахмуті та Соледарі двох екскомандирівпідрозділів <text:a xlink:type="simple" xlink:href="https://www.ukrinform.ua/tag-pvk-vagnera" text:style-name="Internet_20_link" text:visited-style-name="Visited_20_Internet_20_Link">
 </text:a>
 , які перебувають уросії.</text:p>
      <text:p text:style-name="P4">
Зокрема, вони розповіли подробиці розстрілу понад 20 українських дітей іпідлітків, підривання ями з понад 50 пораненими полоненими і тими, хтовідмовився виконувати накази про вбивство українців, зачищення житловихбудинків з убивством всіх, у тому числі дітей.</text:p>
      <text:p text:style-name="P4">
Source: <text:a xlink:type="simple" xlink:href="https://www.ukrinform.ua/rubric-ato/3700598-venislavskij-ziznanna-vagnerivciv-dopomozut-pritagnuti-do-vidpovidalnosti-voennih-zlocinciv.html" text:style-name="Internet_20_link" text:visited-style-name="Visited_20_Internet_20_Link">
https://www.ukrinform.ua/rubric-ato/3700598-venislavskij-ziznanna-vagnerivciv-dopomozut-pritagnuti-do-vidpovidalnosti-voennih-zlocinciv.html</text:a>
</text:p>
      <!--NEWS-->
      <text:h text:style-name="P10" text:outline-level="1">
<text:span text:style-name="T4">
путін відкрив «скриньку Пандори», напавши на Україну – президент парламенту Австрії</text:span>
</text:h>
      <text:p text:style-name="P4">
Authors: Ukrinform (Person)</text:p>
      <text:p text:style-name="P4">
Publisher: Укринформ (Organization)</text:p>
      <text:p text:style-name="P4">
Published Time: 2023-04-25T17:59:27+03:00</text:p>
      <text:p text:style-name="P4">
Modified Time: 2023-04-25T17:59:27+03:00</text:p>
      <text:p text:style-name="P4">
Description: Своєю агресивною війною проти України президент рф володимир путін також атакував базований на правилах порядок з далекосяжними наслідками для інших тоталітарних держав, а тому Європа має цьому протистояти. — Укрінформ.</text:p>
      <text:p text:style-name="P4">
Images: ["<text:a xlink:type="simple" xlink:href="https://static.ukrinform.com/photos/2023_03/thumb_files/630_360_1678784649-408.jpeg" text:style-name="Internet_20_link" text:visited-style-name="Visited_20_Internet_20_Link">
630_360_16787...</text:a>
"]</text:p>
      <text:p text:style-name="P4">
Tags: ['Австрія', 'путін', 'Війна з росією']</text:p>
      <text:p text:style-name="P4">
Type: Article</text:p>
      <!--METADATA-->
      <text:p text:style-name="P4">
<draw:frame draw:style-name="fr1" draw:name="Image110" text:anchor-type="as-char" svg:width="6.9236in" svg:height="3.956343in" draw:z-index="0">
<draw:image xlink:href="../Images/yкринформ/2023-04-25T17-59-27-03-00/630_360_1678784649-408.jpeg" xlink:type="simple" xlink:show="embed" xlink:actuate="onLoad" draw:mime-type="image/jpeg"/>
</draw:frame>
 Своєюагресивною війною проти України президент рф володимир путін також атакувавбазований на правилах порядок з далекосяжними наслідками для іншихтоталітарних держав, а тому Європа має цьому протистояти.</text:p>
      <text:p text:style-name="P4">
Як передає Укрінформ з посиланням на <text:a xlink:type="simple" xlink:href="https://apa.at/" text:style-name="Internet_20_link" text:visited-style-name="Visited_20_Internet_20_Link">
 </text:a>
 , про це заявивпрезидент Національної ради Вольфганг Соботка у вівторок на конференціїочільників парламентів країн ЄС у Празі.</text:p>
      <text:p text:style-name="P4">
"Так, путін відкрив "скриньку Пандори". І це буде його незгладною спадщиноюісторичного злочину. Європа повинна і може протистояти цьому. путін не повиненлишатися сильнішим", – сказав Соботка.</text:p>
      <text:p text:style-name="P4">
<text:span text:style-name="T4">
Читайте також:</text:span>
 <text:a xlink:type="simple" xlink:href="https://www.ukrinform.ua/rubric-polytics/3700586-agresivna-povedinka-rosii-mae-buti-zupinena-raz-i-nazavzdi-stoltenberg.html" text:style-name="Internet_20_link" text:visited-style-name="Visited_20_Internet_20_Link">
 </text:a>
</text:p>
      <text:p text:style-name="P4">
Президент Національної ради Австрії підкреслив, що цинічний та жорстокий нападросії на Україну виходить за рамки просто вбивств і руйнувань і єфундаментальною атакою на цінності порядку, заснованого на правилах, здалекосяжними наслідками для інших тоталітарних держав. І тому потрібно "датичітко зрозуміти": "Ті, хто не грає за правилами, платять за це високу ціну –політичну, економічну, а також особисту".</text:p>
      <text:p text:style-name="P4">
Соботка також підтвердив готовність Австрії продовжувати й надалі Україну у їїборотьбі з російською агресією.</text:p>
      <text:p text:style-name="P4">
<text:span text:style-name="T4">
Читайте також:</text:span>
 <text:a xlink:type="simple" xlink:href="https://www.ukrinform.ua/rubric-polytics/3699636-kompromis-iz-putinim-stane-fatalnou-pomilkou-dmitro-kuleba.html" text:style-name="Internet_20_link" text:visited-style-name="Visited_20_Internet_20_Link">
 <text:span text:style-name="T4">
путін</text:span>
 </text:a>
</text:p>
      <text:p text:style-name="P4">
Як повідомляв Укрінформ, раніше федеральний президент Австрії Александер Вандер Беллен заявляв, що росія веде проти Україну агресивну війну, схожу наколоніальні війни 19-го століття.</text:p>
      <text:p text:style-name="P4">
Source: <text:a xlink:type="simple" xlink:href="https://www.ukrinform.ua/rubric-polytics/3700602-putin-vidkriv-skrinku-pandori-napavsi-na-ukrainu-prezident-parlamentu-avstrii.html" text:style-name="Internet_20_link" text:visited-style-name="Visited_20_Internet_20_Link">
https://www.ukrinform.ua/rubric-polytics/3700602-putin-vidkriv-skrinku-pandori-napavsi-na-ukrainu-prezident-parlamentu-avstrii.html</text:a>
</text:p>
      <!--NEWS-->
      <text:h text:style-name="P10" text:outline-level="1">
<text:span text:style-name="T4">
Нічого спільного з реальністю: Маляр прокоментувала «кіношні» сценарії контрнаступу</text:span>
</text:h>
      <text:p text:style-name="P4">
Authors: Ukrinform (Person)</text:p>
      <text:p text:style-name="P4">
Publisher: Укринформ (Organization)</text:p>
      <text:p text:style-name="P4">
Published Time: 2023-04-25T18:00:00+03:00</text:p>
      <text:p text:style-name="P4">
Modified Time: 2023-04-25T18:00:00+03:00</text:p>
      <text:p text:style-name="P4">
Description: Оприлюднені численні сценарії контрнаступу Сил оборони можна використати для сюжетів кіно, однак це не має нічого спільного з реальними планами.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ЗСУ', 'Війна з росією', 'Ганна Маляр', 'Контрнаступ']</text:p>
      <text:p text:style-name="P4">
Type: Article</text:p>
      <!--METADATA-->
      <text:p text:style-name="P4">
<draw:frame draw:style-name="fr1" draw:name="Image111" text:anchor-type="as-char" svg:width="6.9236in" svg:height="3.956343in" draw:z-index="0">
<draw:image xlink:href="../Images/yкринформ/2023-04-25T18-00-00-03-00/630_360_1677152977-764.jpg" xlink:type="simple" xlink:show="embed" xlink:actuate="onLoad" draw:mime-type="image/jpeg"/>
</draw:frame>
Оприлюднені численні сценарії контрнаступу Сил оборони можна використати длясюжетів кіно, однак це не має нічого спільного з реальними планами.</text:p>
      <text:p text:style-name="P4">
Як передає Укрінформ, про це заступниця міністра оборони України Ганна Малярзаявила в  <text:a xlink:type="simple" xlink:href="https://t.me/annamaliar/671" text:style-name="Internet_20_link" text:visited-style-name="Visited_20_Internet_20_Link">
 </text:a>
 .</text:p>
      <text:p text:style-name="P4">
«Численні сценарії <text:a xlink:type="simple" xlink:href="https://www.ukrinform.ua/tag-kontrnastup" text:style-name="Internet_20_link" text:visited-style-name="Visited_20_Internet_20_Link">
 </text:a>
 , які заразоприлюднюються, можна буде покласти в основу сюжетів кіно. Але то все не пронашу історію. Нашу ми напишемо самі», - зазначила Маляр.</text:p>
      <text:p text:style-name="P4">
<text:span text:style-name="T4">
Читайте також:</text:span>
 <text:a xlink:type="simple" xlink:href="https://www.ukrinform.ua/rubric-ato/3697922-zsu-ne-ogolosuvatimut-kontrnastup-pevni-dii-vze-pocalisa-malar.html" text:style-name="Internet_20_link" text:visited-style-name="Visited_20_Internet_20_Link">
 <text:span text:style-name="T4">
контрнаст</text:span>
 </text:a>
</text:p>
      <text:p text:style-name="P4">
Як повідомляв Укрінформ, 19 квітня Маляр заявила, що українцям не варто чекатитого, що настане такий день, коли Сили оборони заявлять про початокконтрнаступу, тим більше, що певні дії вже відбуваються.</text:p>
      <text:p text:style-name="P4">
Source: <text:a xlink:type="simple" xlink:href="https://www.ukrinform.ua/rubric-ato/3700604-nicogo-spilnogo-z-realnistu-malar-prokomentuvala-kinosni-scenarii-kontrnastupu.html" text:style-name="Internet_20_link" text:visited-style-name="Visited_20_Internet_20_Link">
https://www.ukrinform.ua/rubric-ato/3700604-nicogo-spilnogo-z-realnistu-malar-prokomentuvala-kinosni-scenarii-kontrnastupu.html</text:a>
</text:p>
      <!--NEWS-->
      <text:h text:style-name="P10" text:outline-level="1">
<text:span text:style-name="T4">
Командувач Об’єднаних сил відвідав позиції Сил оборони в Сумській області</text:span>
</text:h>
      <text:p text:style-name="P4">
Author: ['АРМІЯINFORM']</text:p>
      <text:p text:style-name="P4">
Time: 2023-04-25T18:00:00-04:00</text:p>
      <text:p text:style-name="P4">
Description: Командувач Об’єднаних сил Збройних Сил України генерал-лейтенант Сергій Наєв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 'СЕРГІЙ НАЄВ', 'СУМЩИНА']</text:p>
      <text:p text:style-name="P4">
Category: News</text:p>
      <!--METADATA-->
      <text:p text:style-name="P4">
Командувач Об’єднаних сил Збройних Сил України генерал-лейтенант Сергій Наєввідвідав українські прикордонні позиції в Сумській області.</text:p>
      <text:p text:style-name="P4">
«Відвідав військовослужбовців, які утримують оборону Сумської області. Вивчавумови несення служби та виконання бойових завдань, а також посилення захистукритичних об’єктів цивільної інфраструктури в прикордонні Сумщини.  Під час спілкування з командирами підрозділів окреслив низку конкретнихзаходів, спрямованих на забезпечення обороноздатності території та миттєвогореагування на ворожі обстріли», — повідомив генерал-лейтенант Наєв у своємудописі на фейсбук.</text:p>
      <text:p text:style-name="P4">
Разом переможемо!</text:p>
      <text:p text:style-name="P4">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NEWS-->
      <text:h text:style-name="P10" text:outline-level="1">
<text:span text:style-name="T4">
Турецький легкий винищувач здійснив свій перший політ</text:span>
</text:h>
      <text:p text:style-name="P4">
Authors: Ukrinform (Person)</text:p>
      <text:p text:style-name="P4">
Publisher: Укринформ (Organization)</text:p>
      <text:p text:style-name="P4">
Published Time: 2023-04-25T18:06:00+03:00</text:p>
      <text:p text:style-name="P4">
Modified Time: 2023-04-25T18:06:00+03:00</text:p>
      <text:p text:style-name="P4">
Description: Перший винищувач та легкий штурмовик турецької розробки успішно здійснив свій перший політ. — Укрінформ.</text:p>
      <text:p text:style-name="P4">
Images: ["<text:a xlink:type="simple" xlink:href="https://static.ukrinform.com/photos/2023_04/thumb_files/630_360_1682435091-208.jpg" text:style-name="Internet_20_link" text:visited-style-name="Visited_20_Internet_20_Link">
630_360_16824...</text:a>
"]</text:p>
      <text:p text:style-name="P4">
Tags: ['Ердоган', 'Туреччина', 'Винищувач']</text:p>
      <text:p text:style-name="P4">
Type: Article</text:p>
      <!--METADATA-->
      <text:p text:style-name="P4">
<draw:frame draw:style-name="fr1" draw:name="Image112" text:anchor-type="as-char" svg:width="6.9236in" svg:height="3.956343in" draw:z-index="0">
<draw:image xlink:href="../Images/yкринформ/2023-04-25T18-06-00-03-00/630_360_1682435091-208.jpg" xlink:type="simple" xlink:show="embed" xlink:actuate="onLoad" draw:mime-type="image/jpeg"/>
</draw:frame>
 Першийвинищувач та легкий штурмовик турецької розробки успішно здійснив свій першийполіт.</text:p>
      <text:p text:style-name="P4">
Про це повідомляє Укрінформ з посиланням на повідомлення президента ТуреччиниРеджепа Тайїпа Ердогана у <text:a xlink:type="simple" xlink:href="https://twitter.com/rterdogan/status/1650809463358517251" text:style-name="Internet_20_link" text:visited-style-name="Visited_20_Internet_20_Link">
</text:a>
.</text:p>
      <text:p text:style-name="P4">
«HÜRJET, наш перший вітчизняний і власної розробки пілотований надзвуковийреактивний літак, успішно здійснив свій перший політ», - заявив Ердоган.</text:p>
      <text:p text:style-name="P4">
<text:span text:style-name="T4">
Читайте також:</text:span>
 <text:a xlink:type="simple" xlink:href="https://www.ukrinform.ua/rubric-world/3700591-polska-aviakompania-lot-vidmovilasa-vzati-na-bort-rosijsku-tenisistku.html" text:style-name="Internet_20_link" text:visited-style-name="Visited_20_Internet_20_Link">
 </text:a>
</text:p>
      <text:p text:style-name="Quotations">

<text:p text:style-name="P4">
Yerli ve millî ilk insanlı süpersonik jet uçağımız HÜRJET ilk uçuşunu&gt;
 başarıyla gerçekleştirdi. Hamdolsun. Türkiye Yüzyılı'na armağan olsun! 🇹🇷 <text:a xlink:type="simple" xlink:href="https://t.co/KkauZykunV" text:style-name="Internet_20_link" text:visited-style-name="Visited_20_Internet_20_Link">
&gt;
 </text:a>
&gt;
&gt;
 — Recep Tayyip Erdoğan (@RTErdogan) <text:a xlink:type="simple" xlink:href="https://twitter.com/RTErdogan/status/1650809463358517251" text:style-name="Internet_20_link" text:visited-style-name="Visited_20_Internet_20_Link">
&gt;
 </text:a>
</text:p>

</text:p>
      <text:p text:style-name="P4">
Як повідомляв Укрінформ, у березні <text:a xlink:type="simple" xlink:href="https://www.ukrinform.ua/rubric-technology/3684640-tureccina-predstavila-vlasnij-vinisuvac.html" text:style-name="Internet_20_link" text:visited-style-name="Visited_20_Internet_20_Link">
 </text:a>
 .</text:p>
      <text:p text:style-name="P4">
Фото: Ismail Demir @IsmailDemirSSB</text:p>
      <text:p text:style-name="P4">
Source: <text:a xlink:type="simple" xlink:href="https://www.ukrinform.ua/rubric-technology/3700605-tureckij-legkij-vinisuvac-zdijsniv-svij-persij-polit.html" text:style-name="Internet_20_link" text:visited-style-name="Visited_20_Internet_20_Link">
https://www.ukrinform.ua/rubric-technology/3700605-tureckij-legkij-vinisuvac-zdijsniv-svij-persij-polit.html</text:a>
</text:p>
      <!--NEWS-->
      <text:h text:style-name="P10" text:outline-level="1">
<text:span text:style-name="T4">
Спорт у тиранів не може бути нейтральним: депутатка про можливу участь рф і білорусі в Олімпіаді</text:span>
</text:h>
      <text:p text:style-name="P4">
Authors: Ukrinform (Person)</text:p>
      <text:p text:style-name="P4">
Publisher: Укринформ (Organization)</text:p>
      <text:p text:style-name="P4">
Published Time: 2023-04-25T18:11:03+03:00</text:p>
      <text:p text:style-name="P4">
Modified Time: 2023-04-25T18:11:03+03:00</text:p>
      <text:p text:style-name="P4">
Description: Спорт у тираніях не може бути нейтральним, спортсменів використовують як декорації для пропаганди. — Укрінформ.</text:p>
      <text:p text:style-name="P4">
Images: ["<text:a xlink:type="simple" xlink:href="https://static.ukrinform.com/photos/2023_04/thumb_files/630_360_1682435253-328.jpeg" text:style-name="Internet_20_link" text:visited-style-name="Visited_20_Internet_20_Link">
630_360_16824...</text:a>
", "<text:a xlink:type="simple" xlink:href="https://static.ukrinform.com/photos/2023_04/1682435253-363.jpeg" text:style-name="Internet_20_link" text:visited-style-name="Visited_20_Internet_20_Link">
1682435253-36...</text:a>
"]</text:p>
      <text:p text:style-name="P4">
Tags: ['білорусь', 'Депутат', 'Кравчук', 'Олімпіада', 'росія']</text:p>
      <text:p text:style-name="P4">
Type: Article</text:p>
      <!--METADATA-->
      <text:p text:style-name="P4">
<draw:frame draw:style-name="fr1" draw:name="Image113" text:anchor-type="as-char" svg:width="6.9236in" svg:height="3.956343in" draw:z-index="0">
<draw:image xlink:href="../Images/yкринформ/2023-04-25T18-11-03-03-00/630_360_1682435253-328.jpeg" xlink:type="simple" xlink:show="embed" xlink:actuate="onLoad" draw:mime-type="image/jpeg"/>
</draw:frame>
 Спорт утираніях не може бути нейтральним, спортсменів використовують як декорації дляпропаганди.</text:p>
      <text:p text:style-name="P4">
Про це в коментарі Укрінформу щодо участі спортсменів з рф та білорусі наОлімпіаді-2024 сказала заступниця голови Комітету Верховної Ради з питаньгуманітарної та інформаційної політики, очільниця Комітету з питань культури,науки, освіти та медіа ПАРЄ Євгенія Кравчук.</text:p>
      <text:p text:style-name="P4">
“Не може бути нормальним повернення під будь-яким нейтральним чи білимпрапором російських та білоруських спортсменів, бо у випадку тиранів спорт неможе бути нейтральним, спортсменів використовують як декорації дляпропаганди”, - підкреслила Кравчук.</text:p>
      <text:p text:style-name="P4">
Вона також вказала, що російські спортсмени є членами армії, поліції або іншихдержавних структур.</text:p>
      <text:p text:style-name="P4">
<draw:frame draw:style-name="fr1" draw:name="Image114" text:anchor-type="as-char" svg:width="6.9236in" svg:height="3.487443in" draw:z-index="0">
<draw:image xlink:href="../Images/yкринформ/2023-04-25T18-11-03-03-00/1682435253-363.jpeg" xlink:type="simple" xlink:show="embed" xlink:actuate="onLoad" draw:mime-type="image/jpeg"/>
</draw:frame>
</text:p>
      <text:p text:style-name="P4">
“Вони фінансуються з російського бюджету, тому відділити їх від держави чирежиму неможливо. Участь в Олімпіаді не є базовим правом людини. На відмінувід права на життя, яке в українських спортсменів вкрала росія”, - наголосилаКравчук.</text:p>
      <text:p text:style-name="P4">
За її словами, 35 країн звернулися до Міжнародного олімпійського комітету(МОК) із заявами та закликом відсторонити спортсменів з росії та білорусі відОлімпіади-2024 року в Парижі.</text:p>
      <text:p text:style-name="P4">
<text:span text:style-name="T4">
Читайте також:</text:span>
 <text:a xlink:type="simple" xlink:href="https://www.ukrinform.ua/rubric-sports/3698615-rosii-ne-misce-na-olimpiadi-2024-roku-zelenskij.html" text:style-name="Internet_20_link" text:visited-style-name="Visited_20_Internet_20_Link">
 <text:span text:style-name="T4">
Олімп</text:span>
 </text:a>
</text:p>
      <text:p text:style-name="P4">
“Також ПАРЄ готує резолюцію і там якраз основний посил - це звернення про те,що потрібно виключити повністю російських та білоруських атлетів, не допуститиїх до Олімпіади. Позиція ПАРЄ досить чітка і вона була підтверджена сьогодніпід час виступів делегатів з різних країн, що російським та білоруськиматлетам не може бути місця в олімпійському русі, доки росія не припинитьагресію, а білорусь не припинить бути проксі для росії і не будуть виплаченірепарації Україні”, - сказала вона.</text:p>
      <text:p text:style-name="P4">
Як повідомляв Укрінформ, 25 квітня в <text:a xlink:type="simple" xlink:href="https://www.ukrinform.ua/tag-pare" text:style-name="Internet_20_link" text:visited-style-name="Visited_20_Internet_20_Link">
 </text:a>
відбулися відкриті слухання щодо відсторонення спортсменів з росії та білорусівід участі в Олімпіаді 2024 року в Парижі.</text:p>
      <text:p text:style-name="P4">
Весняна пленарна сесія Парламентської асамблеї Ради Європи (ПАРЄ) проходитимеу Страсбурзі 24-28 квітня.</text:p>
      <text:p text:style-name="P4">
Source: <text:a xlink:type="simple" xlink:href="https://www.ukrinform.ua/rubric-sports/3700606-sport-u-tiraniv-ne-moze-buti-nejtralnim-deputatka-pro-mozlivu-ucast-rf-i-bilorusi-v-olimpiadi.html" text:style-name="Internet_20_link" text:visited-style-name="Visited_20_Internet_20_Link">
https://www.ukrinform.ua/rubric-sports/3700606-sport-u-tiraniv-ne-moze-buti-nejtralnim-deputatka-pro-mozlivu-ucast-rf-i-bilorusi-v-olimpiadi.html</text:a>
</text:p>
      <!--NEWS-->
      <text:h text:style-name="P10" text:outline-level="1">
<text:span text:style-name="T4">
Федерація фехтування України просить суд Швейцарії зупинити виконання рішення FIE</text:span>
</text:h>
      <text:p text:style-name="P4">
Authors: Ukrinform (Person)</text:p>
      <text:p text:style-name="P4">
Publisher: Укринформ (Organization)</text:p>
      <text:p text:style-name="P4">
Published Time: 2023-04-25T18:13:00+03:00</text:p>
      <text:p text:style-name="P4">
Modified Time: 2023-04-25T18:13:00+03:00</text:p>
      <text:p text:style-name="P4">
Description: ФХУ просить зупинити виконання рішення FIE щодо допуску росіян і білорусів до міжнародних змагань. — Укрінформ.</text:p>
      <text:p text:style-name="P4">
Images: ["<text:a xlink:type="simple" xlink:href="https://static.ukrinform.com/photos/2023_04/thumb_files/630_360_1682435549-428.jpg" text:style-name="Internet_20_link" text:visited-style-name="Visited_20_Internet_20_Link">
630_360_16824...</text:a>
"]</text:p>
      <text:p text:style-name="P4">
Tags: ['Фехтування']</text:p>
      <text:p text:style-name="P4">
Type: Article</text:p>
      <!--METADATA-->
      <text:p text:style-name="P4">
<draw:frame draw:style-name="fr1" draw:name="Image115" text:anchor-type="as-char" svg:width="6.9236in" svg:height="3.956343in" draw:z-index="0">
<draw:image xlink:href="../Images/yкринформ/2023-04-25T18-13-00-03-00/630_360_1682435549-428.jpg" xlink:type="simple" xlink:show="embed" xlink:actuate="onLoad" draw:mime-type="image/jpeg"/>
</draw:frame>
 ФХУпросить зупинити виконання рішення FIE щодо допуску росіян і білорусів доміжнародних змагань.</text:p>
      <text:p text:style-name="P4">
5 квітня 2023 року Федерація фехтування України подала до Окружного судуЛозанни <text:a xlink:type="simple" xlink:href="https://www.facebook.com/fencing.ukraine/posts/784612936556519" text:style-name="Internet_20_link" text:visited-style-name="Visited_20_Internet_20_Link">
 </text:a>
про зупинення виконання рішення Міжнародної федерації фехтування (FIE) щодоповернення росіян і білорусів до змагань, передає Укрінформ.</text:p>
      <text:p text:style-name="P4">
«Федерація фехтування України просить суд накласти заборону на вжиття будь-яких дій, направлених на виконання рішення Позачергового конгресу FIE, з бокуFIE та її органів», - йдеться в повідомленні.</text:p>
      <text:p text:style-name="P4">
<text:span text:style-name="T4">
Читайте також:</text:span>
 <text:a xlink:type="simple" xlink:href="https://www.ukrinform.ua/rubric-sports/3696061-norvegia-bude-bojkotuvati-turniri-z-fehtuvanna-za-ucasti-atletiv-z-rf-ta-bilorusi.html" text:style-name="Internet_20_link" text:visited-style-name="Visited_20_Internet_20_Link">
 <text:span text:style-name="T4">
фехтування</text:span>
 </text:a>
</text:p>
      <text:p text:style-name="P4">
Як повідомляв Укрінформ раніше, 30 березня 2023 року Федерація фехтуванняУкраїни подала позов до Спортивного Арбітражного Суду про скасування рішенняFIE про допуск російських та білоруських атлетів до міжнародних змагань підегідою FIE в рамках кваліфікації до Олімпіади-2024.</text:p>
      <text:p text:style-name="P4">
Фото: Getty Image</text:p>
      <text:p text:style-name="P4">
Source: <text:a xlink:type="simple" xlink:href="https://www.ukrinform.ua/rubric-sports/3700607-federacia-fehtuvanna-ukraini-podala-zaavu-do-sudu-lozanni.html" text:style-name="Internet_20_link" text:visited-style-name="Visited_20_Internet_20_Link">
https://www.ukrinform.ua/rubric-sports/3700607-federacia-fehtuvanna-ukraini-podala-zaavu-do-sudu-lozanni.html</text:a>
</text:p>
      <!--NEWS-->
      <text:h text:style-name="P10" text:outline-level="1">
<text:span text:style-name="T4">
ПАР перед можливим візитом путіна заявила про вихід із Міжнародного кримінального суду</text:span>
</text:h>
      <text:p text:style-name="P4">
Authors: Ukrinform (Person)</text:p>
      <text:p text:style-name="P4">
Publisher: Укринформ (Organization)</text:p>
      <text:p text:style-name="P4">
Published Time: 2023-04-25T18:16:49+03:00</text:p>
      <text:p text:style-name="P4">
Modified Time: 2023-04-25T18:16:49+03:00</text:p>
      <text:p text:style-name="P4">
Description: Президент Південно-Африканської Республіки Сиріл Рамафоса заявив, що правляча партія «Африканський національний конгрес» (АНК) ухвалила рішення про вихід країни із Міжнародного кримінального суду, який видав ордер на арешт президента росії володимира путіна. — Укрінформ.</text:p>
      <text:p text:style-name="P4">
Images: ["<text:a xlink:type="simple" xlink:href="https://static.ukrinform.com/photos/2023_04/thumb_files/630_360_1682435607-234.jpg" text:style-name="Internet_20_link" text:visited-style-name="Visited_20_Internet_20_Link">
630_360_16824...</text:a>
"]</text:p>
      <text:p text:style-name="P4">
Tags: ['Арешт', 'ПАР', 'путін', 'Візит', 'Міжнародний кримінальний суд']</text:p>
      <text:p text:style-name="P4">
Type: Article</text:p>
      <!--METADATA-->
      <text:p text:style-name="P4">
<draw:frame draw:style-name="fr1" draw:name="Image116" text:anchor-type="as-char" svg:width="6.9236in" svg:height="3.956343in" draw:z-index="0">
<draw:image xlink:href="../Images/yкринформ/2023-04-25T18-16-49-03-00/630_360_1682435607-234.jpg" xlink:type="simple" xlink:show="embed" xlink:actuate="onLoad" draw:mime-type="image/jpeg"/>
</draw:frame>
 ПрезидентПівденно-Африканської Республіки Сиріл Рамафоса заявив, що правляча партія«Африканський національний конгрес» (АНК) ухвалила рішення про вихід країни ізМіжнародного кримінального суду, який видав ордер на арешт президента росіїволодимира путіна.</text:p>
      <text:p text:style-name="P4">
Про це повідомляє <text:a xlink:type="simple" xlink:href="https://www.aljazeera.com/news/2023/4/25/south-africas-ramaphosa-says-governing-party-wants-icc-exit" text:style-name="Internet_20_link" text:visited-style-name="Visited_20_Internet_20_Link">
 </text:a>
 , передає Укрінформ.</text:p>
      <text:p text:style-name="P4">
«Так, правляча партія… ухвалила рішення про те, що було б розумно, щоб ПАРвийшла з МКС», — сказав Рамафоса під час спільної пресконференції ізпрезидентом Фінляндії Саулі Нііністьо, який прибув до ПАР із візитом.</text:p>
      <text:p text:style-name="P4">
Рамафоса сказав, що рішення, ухвалене після засідання партії у вихідні провихід з МКС пояснюється упередженістю суду щодо певних країн.</text:p>
      <text:p text:style-name="P4">
<text:span text:style-name="T4">
Читайте також:</text:span>
 <text:a xlink:type="simple" xlink:href="https://www.ukrinform.ua/rubric-world/3697810-usi-krainipidpisanti-rimskogo-statutu-maut-vikonuvati-order-na-arest-putina-evrokomisia.html" text:style-name="Internet_20_link" text:visited-style-name="Visited_20_Internet_20_Link">
 <text:span text:style-name="T4">
ордер</text:span>
 <text:span text:style-name="T4">
арешт</text:span>
 <text:span text:style-name="T4">
путіна</text:span>
</text:a>
</text:p>
      <text:p text:style-name="P4">
Ордер МКС на арешт путіна означає, що Преторія, яка у серпні цього рокуприймає саміт групи БРІКС (Бразилія, росія, Індія, Китай і ПАР), повинна будезатримати його після прибуття.</text:p>
      <text:p text:style-name="P4">
Щодо того, чи заарештує <text:a xlink:type="simple" xlink:href="https://www.ukrinform.ua/tag-putin" text:style-name="Internet_20_link" text:visited-style-name="Visited_20_Internet_20_Link">
 </text:a>
 уряд ПАР,Рамафоса сказав, що «це питання розглядається».</text:p>
      <text:p text:style-name="P4">
ПАР з початку повномасштабного вторгнення рф в Україну відмовилася засудитидії росії, заявивши, що хоче залишатися нейтральною і віддає перевагу діалогу,щоб припинити війну.</text:p>
      <text:p text:style-name="P4">
<text:span text:style-name="T4">
Читайте також:</text:span>
 <text:a xlink:type="simple" xlink:href="https://www.ukrinform.ua/rubric-polytics/3688481-order-na-arest-putina-rujnue-mif-pro-nemozlivist-pritagnenna-jogo-do-vidpovidalnosti-deputat.html" text:style-name="Internet_20_link" text:visited-style-name="Visited_20_Internet_20_Link">
 <text:span text:style-name="T4">
Ордер</text:span>
 <text:span text:style-name="T4">
арешт</text:span>
 <text:span text:style-name="T4">
путіна</text:span>
</text:a>
</text:p>
      <text:p text:style-name="P4">
Це не перша спроба країни вийти з МКС. Вона спробувала зробити це в 2016 роціпісля суперечки роком раніше, коли тодішній президент Судану Омар аль-Баширвідвідав країну для участі в саміті Африканського союзу. Уряд ПАР відмовивсязаарештувати його незважаючи на те, що МКС видав ордер на арешт аль-Башира займовірні військові злочини.</text:p>
      <text:p text:style-name="P4">
Проте суперечливе рішення про вихід було скасовано, коли національний судвизнав такий крок неконституційним.</text:p>
      <text:p text:style-name="P4">
<text:span text:style-name="T4">
Читайте також:</text:span>
 <text:a xlink:type="simple" xlink:href="https://www.ukrinform.ua/rubric-polytics/3686663-order-na-arest-putina-e-pocatkom-pritagnenna-rf-ta-ii-lideriv-do-vidpovidalnosti-evrosouz.html" text:style-name="Internet_20_link" text:visited-style-name="Visited_20_Internet_20_Link">
 <text:span text:style-name="T4">
Ордер</text:span>
 <text:span text:style-name="T4">
арешт</text:span>
 <text:span text:style-name="T4">
путіна</text:span>
</text:a>
</text:p>
      <text:p text:style-name="P4">
Як повідомляв Укрінформ, 17 березня судді Міжнародного кримінального суду(МКС) <text:a xlink:type="simple" xlink:href="https://www.ukrinform.ua/rubric-world/3683849-miznarodnij-kriminalnij-sud-vidav-order-na-arest-putina.html" text:style-name="Internet_20_link" text:visited-style-name="Visited_20_Internet_20_Link">
 </text:a>
 та російської дитячоїомбудсменки марії львової-бєлової.</text:p>
      <text:p text:style-name="P4">
Зазначається, що їх підозрюють у воєнних злочинах у вигляді незаконнихдепортації та переміщення населення, зокрема дітей, з тимчасово окупованоїтериторії України, щонайменше з 24 лютого 2022 року.</text:p>
      <text:p text:style-name="P4">
<text:span text:style-name="T5">
Фото: dpa</text:span>
</text:p>
      <text:p text:style-name="P4">
Source: <text:a xlink:type="simple" xlink:href="https://www.ukrinform.ua/rubric-world/3700609-par-pered-mozlivim-vizitom-putina-zaavila-pro-vihid-iz-miznarodnogo-kriminalnogo-sudu.html" text:style-name="Internet_20_link" text:visited-style-name="Visited_20_Internet_20_Link">
https://www.ukrinform.ua/rubric-world/3700609-par-pered-mozlivim-vizitom-putina-zaavila-pro-vihid-iz-miznarodnogo-kriminalnogo-sudu.html</text:a>
</text:p>
      <!--NEWS-->
      <text:h text:style-name="P10" text:outline-level="1">
<text:span text:style-name="T4">
У Кропивницькому провели в останню путь п'ятьох воїнів</text:span>
</text:h>
      <text:p text:style-name="P4">
Authors: Ukrinform (Person)</text:p>
      <text:p text:style-name="P4">
Publisher: Укринформ (Organization)</text:p>
      <text:p text:style-name="P4">
Published Time: 2023-04-25T18:20:00+03:00</text:p>
      <text:p text:style-name="P4">
Modified Time: 2023-04-25T18:20:00+03:00</text:p>
      <text:p text:style-name="P4">
Description: У Кропивницькому провели в останню путь п'ятьох загиблих у війні з окупантами воїнів. Наймолодшому з них - 23 роки, настарший мав би відзначати 50-річний ювілей. — Укрінформ.</text:p>
      <text:p text:style-name="P4">
Images: ["<text:a xlink:type="simple" xlink:href="https://static.ukrinform.com/photos/2023_04/thumb_files/630_360_1682435886-464.jpg" text:style-name="Internet_20_link" text:visited-style-name="Visited_20_Internet_20_Link">
630_360_16824...</text:a>
", "<text:a xlink:type="simple" xlink:href="https://static.ukrinform.com/photos/2023_04/thumb_files/630_360_1682435833-3561.jpeg" text:style-name="Internet_20_link" text:visited-style-name="Visited_20_Internet_20_Link">
630_360_16824...</text:a>
", "<text:a xlink:type="simple" xlink:href="https://static.ukrinform.com/photos/2023_04/thumb_files/630_360_1682435833-6845.jpeg" text:style-name="Internet_20_link" text:visited-style-name="Visited_20_Internet_20_Link">
630_360_16824...</text:a>
", "<text:a xlink:type="simple" xlink:href="https://static.ukrinform.com/photos/2023_04/thumb_files/630_360_1682435833-4516.jpeg" text:style-name="Internet_20_link" text:visited-style-name="Visited_20_Internet_20_Link">
630_360_16824...</text:a>
", "<text:a xlink:type="simple" xlink:href="https://static.ukrinform.com/photos/2023_04/thumb_files/630_360_1682435833-3932.jpeg" text:style-name="Internet_20_link" text:visited-style-name="Visited_20_Internet_20_Link">
630_360_16824...</text:a>
", "<text:a xlink:type="simple" xlink:href="https://static.ukrinform.com/photos/2023_04/thumb_files/630_360_1682435833-9414.jpeg" text:style-name="Internet_20_link" text:visited-style-name="Visited_20_Internet_20_Link">
630_360_16824...</text:a>
"]</text:p>
      <text:p text:style-name="P4">
Tags: ['Кропивницький', 'Похорон', 'Військові', 'Війна з росією']</text:p>
      <text:p text:style-name="P4">
Type: Article</text:p>
      <!--METADATA-->
      <text:p text:style-name="P4">
<draw:frame draw:style-name="fr1" draw:name="Image117" text:anchor-type="as-char" svg:width="6.9236in" svg:height="3.956343in" draw:z-index="0">
<draw:image xlink:href="../Images/yкринформ/2023-04-25T18-20-00-03-00/630_360_1682435886-464.jpg" xlink:type="simple" xlink:show="embed" xlink:actuate="onLoad" draw:mime-type="image/jpeg"/>
</draw:frame>
 УКропивницькому провели в останню путь п'ятьох загиблих у війні з окупантамивоїнів. Наймолодшому з них - 23 роки, настарший мав би відзначати 50-річнийювілей.</text:p>
      <text:p text:style-name="P4">
Як передає Укрінформ, про це повідомляє Кропивницька міська рада у <text:a xlink:type="simple" xlink:href="https://www.facebook.com/krrada.official/posts/pfbid0Mwzb9tiNw6RKogtjrQ6PTab2uUgpxqZyqSQoVnH7s7s7jMWc6X15QN15NWW7vpxCl" text:style-name="Internet_20_link" text:visited-style-name="Visited_20_Internet_20_Link">
</text:a>
</text:p>
      <text:p text:style-name="P4">
<draw:frame draw:style-name="fr1" draw:name="Image118" text:anchor-type="as-char" svg:width="6.9236in" svg:height="3.956343in" draw:z-index="0">
<draw:image xlink:href="../Images/yкринформ/2023-04-25T18-20-00-03-00/630_360_1682435833-3561.jpeg" xlink:type="simple" xlink:show="embed" xlink:actuate="onLoad" draw:mime-type="image/jpeg"/>
</draw:frame>
 УКропивницькому провели в останню путь чотирьох воїнів / Фото: Кропивницькаміська рада  <text:a xlink:type="simple" xlink:href="https://static.ukrinform.com/photos/2023_04/1682435833-3561.jpeg" text:style-name="Internet_20_link" text:visited-style-name="Visited_20_Internet_20_Link">
<draw:frame draw:style-name="fr1" draw:name="Image119" text:anchor-type="as-char" svg:width="6.9236in" svg:height="3.956343in" draw:z-index="0">
<draw:image xlink:href="../Images/yкринформ/2023-04-25T18-20-00-03-00/630_360_1682435833-3561.jpeg" xlink:type="simple" xlink:show="embed" xlink:actuate="onLoad" draw:mime-type="image/jpeg"/>
</draw:frame>
</text:a>
 <text:a xlink:type="simple" xlink:href="https://static.ukrinform.com/photos/2023_04/1682435833-6845.jpeg" text:style-name="Internet_20_link" text:visited-style-name="Visited_20_Internet_20_Link">
<draw:frame draw:style-name="fr1" draw:name="Image120" text:anchor-type="as-char" svg:width="6.9236in" svg:height="3.956343in" draw:z-index="0">
<draw:image xlink:href="../Images/yкринформ/2023-04-25T18-20-00-03-00/630_360_1682435833-6845.jpeg" xlink:type="simple" xlink:show="embed" xlink:actuate="onLoad" draw:mime-type="image/jpeg"/>
</draw:frame>
</text:a>
 <text:a xlink:type="simple" xlink:href="https://static.ukrinform.com/photos/2023_04/1682435833-4516.jpeg" text:style-name="Internet_20_link" text:visited-style-name="Visited_20_Internet_20_Link">
<draw:frame draw:style-name="fr1" draw:name="Image121" text:anchor-type="as-char" svg:width="6.9236in" svg:height="3.956343in" draw:z-index="0">
<draw:image xlink:href="../Images/yкринформ/2023-04-25T18-20-00-03-00/630_360_1682435833-4516.jpeg" xlink:type="simple" xlink:show="embed" xlink:actuate="onLoad" draw:mime-type="image/jpeg"/>
</draw:frame>
</text:a>
 <text:a xlink:type="simple" xlink:href="https://static.ukrinform.com/photos/2023_04/1682435833-3932.jpeg" text:style-name="Internet_20_link" text:visited-style-name="Visited_20_Internet_20_Link">
<draw:frame draw:style-name="fr1" draw:name="Image122" text:anchor-type="as-char" svg:width="6.9236in" svg:height="3.956343in" draw:z-index="0">
<draw:image xlink:href="../Images/yкринформ/2023-04-25T18-20-00-03-00/630_360_1682435833-3932.jpeg" xlink:type="simple" xlink:show="embed" xlink:actuate="onLoad" draw:mime-type="image/jpeg"/>
</draw:frame>
</text:a>
 <text:a xlink:type="simple" xlink:href="https://static.ukrinform.com/photos/2023_04/1682435833-9414.jpeg" text:style-name="Internet_20_link" text:visited-style-name="Visited_20_Internet_20_Link">
<draw:frame draw:style-name="fr1" draw:name="Image123" text:anchor-type="as-char" svg:width="6.9236in" svg:height="3.956343in" draw:z-index="0">
<draw:image xlink:href="../Images/yкринформ/2023-04-25T18-20-00-03-00/630_360_1682435833-9414.jpeg" xlink:type="simple" xlink:show="embed" xlink:actuate="onLoad" draw:mime-type="image/jpeg"/>
</draw:frame>
</text:a>
</text:p>
      <text:p text:style-name="P4">
«29-річний молодший сержант, десантник Сергій Бубись загинув у бою зросійськими агресорами 17 квітня в Сіверськодонецькому районі Луганськоїобласті. Молоде й повне сил серце солдата Максима Дивульського зупинилося 18квітня на Луганщині. Йому було лише 23 роки. Цього ж дня від рук російськихзагарбників під Бахмутом загинув навідник механізованого відділення, сержантАндрій Літуновський. Цьогоріч він мав би відзначати свій 50-річний ювілей.35-річний стрілець-санітар Юрій Мудрій загинув під час виконання бойовогозавдання 18 квітня в Луганській області. Головний сержант Андрій Слободенюкзагинув 21 квітня при виконанні службових обов’язків від несумісних з життямтравм. 34-річний інструктор відділення рекрутингу був досвідченим військовим,брав участь в АТО», - йдеться у дописі.</text:p>
      <text:p text:style-name="P4">
<text:span text:style-name="T4">
Читайте також:</text:span>
 <text:a xlink:type="simple" xlink:href="https://www.ukrinform.ua/rubric-regions/3698082-na-odeskomu-stadioni-poprosalisa-z-fanatom-cornomorca-akij-zaginuv-pid-bahmutom.html" text:style-name="Internet_20_link" text:visited-style-name="Visited_20_Internet_20_Link">
 </text:a>
</text:p>
      <text:p text:style-name="P4">
Українські герої знайшли вічний спочинок на Алеї почесних воїнських похованьДалекосхідного кладовища. На Лелеківському кладовищі провели в останню путьЮрія Мудрія.</text:p>
      <text:p text:style-name="P4">
Як повідомлялося, <text:a xlink:type="simple" xlink:href="https://www.ukrinform.ua/rubric-regions/3700549-u-kropivnickomu-obrali-novogo-golovu-oblasnoi-radi.html" text:style-name="Internet_20_link" text:visited-style-name="Visited_20_Internet_20_Link">
 </text:a>
</text:p>
      <text:p text:style-name="P4">
<text:span text:style-name="T5">
Фото: Кропивницька міська рада</text:span>
</text:p>
      <text:p text:style-name="P4">
Source: <text:a xlink:type="simple" xlink:href="https://www.ukrinform.ua/rubric-regions/3700610-u-kropivnickomu-proveli-v-ostannu-put-cotiroh-voiniv.html" text:style-name="Internet_20_link" text:visited-style-name="Visited_20_Internet_20_Link">
https://www.ukrinform.ua/rubric-regions/3700610-u-kropivnickomu-proveli-v-ostannu-put-cotiroh-voiniv.html</text:a>
</text:p>
      <!--NEWS-->
      <text:h text:style-name="P10" text:outline-level="1">
<text:span text:style-name="T4">
До Києва з Варшави прибуде перша партія вагонів метро від польських партнерів</text:span>
</text:h>
      <text:p text:style-name="P4">
Authors: Ukrinform (Person)</text:p>
      <text:p text:style-name="P4">
Publisher: Укринформ (Organization)</text:p>
      <text:p text:style-name="P4">
Published Time: 2023-04-25T18:24:00+03:00</text:p>
      <text:p text:style-name="P4">
Modified Time: 2023-04-25T18:24:00+03:00</text:p>
      <text:p text:style-name="P4">
Description: До Києва з Варшави прибуде перша партія вагонів метрополітену від польських партнерів, протягом року місто отримає 60 таких вагонів. — Укрінформ.</text:p>
      <text:p text:style-name="P4">
Images: ["<text:a xlink:type="simple" xlink:href="https://static.ukrinform.com/photos/2023_04/thumb_files/630_360_1682436507-312.jpg" text:style-name="Internet_20_link" text:visited-style-name="Visited_20_Internet_20_Link">
630_360_16824...</text:a>
"]</text:p>
      <text:p text:style-name="P4">
Tags: ['Метро', 'Польща', 'Віталій Кличко', 'Вагони']</text:p>
      <text:p text:style-name="P4">
Type: Article</text:p>
      <!--METADATA-->
      <text:p text:style-name="P4">
<draw:frame draw:style-name="fr1" draw:name="Image124" text:anchor-type="as-char" svg:width="6.9236in" svg:height="3.956343in" draw:z-index="0">
<draw:image xlink:href="../Images/yкринформ/2023-04-25T18-24-00-03-00/630_360_1682436507-312.jpg" xlink:type="simple" xlink:show="embed" xlink:actuate="onLoad" draw:mime-type="image/jpeg"/>
</draw:frame>
 До Києва зВаршави прибуде перша партія вагонів метрополітену від польських партнерів,протягом року місто отримає 60 таких вагонів.</text:p>
      <text:p text:style-name="P4">
Про це у <text:a xlink:type="simple" xlink:href="https://t.me/vitaliy_klitschko/1909" text:style-name="Internet_20_link" text:visited-style-name="Visited_20_Internet_20_Link">
 </text:a>
 повідомив Київський міськийголова Віталій Кличко, передає Укрінформ.</text:p>
      <text:p text:style-name="P4">
“Незабаром до Києва з Варшави прибуде перша партія вагонів метрополітену здопомоги, яку надають нам польські друзі. Наразі практично готові дотранспортування 6 вагонів”, - зазначив він.</text:p>
      <text:p text:style-name="P4">
Мер наголосив, що завдяки підтримці міжнародних партнерів, зокремаВаршавського метрополітену та Міжнародної асоціації громадського транспорту,підземка Києва безкоштовно отримає 60 вагонів.</text:p>
      <text:p text:style-name="P4">
Йдеться про передачу рухомого складу серії №717, який також експлуатується і устоличному <text:a xlink:type="simple" xlink:href="https://www.ukrinform.ua/tag-metro" text:style-name="Internet_20_link" text:visited-style-name="Visited_20_Internet_20_Link">
 </text:a>
</text:p>
      <text:p text:style-name="P4">
За словами Кличка, отримані вагони насамперед будуть використовуватися яктехнічні донори для проведення капітальних ремонтів діючого рухомого складу,але їх частина буде експлуатуватися як повноцінний рухомий склад на лініяхпідземки.</text:p>
      <text:p text:style-name="P4">
<text:span text:style-name="T4">
Читайте також:</text:span>
 <text:a xlink:type="simple" xlink:href="https://www.ukrinform.ua/rubric-kyiv/3695434-kiiv-otrimav-cotiri-sucasni-avtobusi-vid-nimeckih-partneriv.html" text:style-name="Internet_20_link" text:visited-style-name="Visited_20_Internet_20_Link">
 </text:a>
</text:p>
      <text:p text:style-name="P4">
Він також повідомив, що постачання всіх 60 вагонів відбудеться поетапнопротягом цього року.</text:p>
      <text:p text:style-name="P4">
“Для Київського метрополітену це вагома допомога, оскільки 80% рухомого складу- радянського виробництва. І ми дякуємо нашим партнерам за підтримку івсебічну допомогу!” - підкреслив мер столиці.</text:p>
      <text:p text:style-name="P4">
Як повідомляв Укрінформ, з Польщі до України з травня 2022 року <text:a xlink:type="simple" xlink:href="https://www.ukrinform.ua/rubric-vidbudova/3699441-ukraina-otrimala-vid-polsi-majze-15-tisaci-tonn-obladnanna-vidnovlenna-infrastrukturi.html" text:style-name="Internet_20_link" text:visited-style-name="Visited_20_Internet_20_Link">
</text:a>
 , а цеблизько 1,5 тис. тонн обладнання.</text:p>
      <text:p text:style-name="P4">
Source: <text:a xlink:type="simple" xlink:href="https://www.ukrinform.ua/rubric-kyiv/3700620-do-kieva-z-varsavi-pribude-persa-partia-vagoniv-metro-vid-polskih-partneriv.html" text:style-name="Internet_20_link" text:visited-style-name="Visited_20_Internet_20_Link">
https://www.ukrinform.ua/rubric-kyiv/3700620-do-kieva-z-varsavi-pribude-persa-partia-vagoniv-metro-vid-polskih-partneriv.html</text:a>
</text:p>
      <!--NEWS-->
      <text:h text:style-name="P10" text:outline-level="1">
<text:span text:style-name="T4">
Після деокупації у Криму має бути створена військова адміністрація - Ташева</text:span>
</text:h>
      <text:p text:style-name="P4">
Authors: Ukrinform (Person)</text:p>
      <text:p text:style-name="P4">
Publisher: Укринформ (Organization)</text:p>
      <text:p text:style-name="P4">
Published Time: 2023-04-25T18:26:00+03:00</text:p>
      <text:p text:style-name="P4">
Modified Time: 2023-04-25T18:26:00+03:00</text:p>
      <text:p text:style-name="P4">
Description: Після деокупації на півострові має бути створена військова адміністрація, потім - військово-цивільна адміністрація, після чого мають пройти вибори. — Укрінформ.</text:p>
      <text:p text:style-name="P4">
Images: ["<text:a xlink:type="simple" xlink:href="https://static.ukrinform.com/photos/2023_04/thumb_files/630_360_1682436345-495.jpg" text:style-name="Internet_20_link" text:visited-style-name="Visited_20_Internet_20_Link">
630_360_16824...</text:a>
"]</text:p>
      <text:p text:style-name="P4">
Tags: ['Крим', 'Стратегія деокупації Криму', 'Таміла Ташева']</text:p>
      <text:p text:style-name="P4">
Type: Article</text:p>
      <!--METADATA-->
      <text:p text:style-name="P4">
<draw:frame draw:style-name="fr1" draw:name="Image125" text:anchor-type="as-char" svg:width="6.9236in" svg:height="3.956343in" draw:z-index="0">
<draw:image xlink:href="../Images/yкринформ/2023-04-25T18-26-00-03-00/630_360_1682436345-495.jpg" xlink:type="simple" xlink:show="embed" xlink:actuate="onLoad" draw:mime-type="image/jpeg"/>
</draw:frame>
 Післядеокупації на півострові має бути створена військова адміністрація, потім -військово-цивільна адміністрація, після чого мають пройти вибори.</text:p>
      <text:p text:style-name="P4">
Про це під час форуму "Крим Wave" повідомила постійна представниця ПрезидентаУкраїни в АРК та м. Севастополь Таміла Ташева.</text:p>
      <text:p text:style-name="P4">
«У рамках робочої групи ми розглядали як будуть працювати держоргани в Кримупісля деокупації. Одразу скажу, що наша візія - нардепів, представниківдержорганів - що, звичайно, спочатку в Криму має бути створена військоваадміністрація. Потім має відбутися перехід до військово-цивільноїадміністрації, далі – вибори і перехід до цивільного життя», - зазначила вона.</text:p>
      <text:p text:style-name="P4">
<text:span text:style-name="T4">
Читайте також:</text:span>
 <text:a xlink:type="simple" xlink:href="https://www.ukrinform.ua/rubric-crimea/3697998-grunti-na-pivnoci-krimu-za-roki-okupacii-stali-nepridatnimi-dla-agrariiv-taseva.html" text:style-name="Internet_20_link" text:visited-style-name="Visited_20_Internet_20_Link">
 <text:span text:style-name="T4">
Ташева</text:span>
 </text:a>
</text:p>
      <text:p text:style-name="P4">
Ташева додала, що важливим у цьому контексті є питання формування кадровогорезерву для Криму.</text:p>
      <text:p text:style-name="P4">
«Для нас дуже важливо, щоб були залучені молоді люди. Вони мають стати кадрамивідбудови, які поїдуть на Кримський півострів і будуть відбудовувати нашКрим», - зауважила Ташева.</text:p>
      <text:p text:style-name="P4">
Як повідомляв Укрінформ, раніше Ташева заявляла, що стратегія деокупації тареінтеграції тимчасово окупованої території АР Крим та міста Севастополязакріпить ключову тезу, що завершення війни розпочнеться зі звільнення Криму.</text:p>
      <text:p text:style-name="P4">
<text:span text:style-name="T4">
Читайте також:</text:span>
 <text:a xlink:type="simple" xlink:href="https://www.ukrinform.ua/rubric-crimea/3693951-desatki-tisac-krimskih-tatar-cerez-mobilizaciu-rosii-viihali-z-krimu-taseva.html" text:style-name="Internet_20_link" text:visited-style-name="Visited_20_Internet_20_Link">
 <text:span text:style-name="T4">
Ташева</text:span>
 </text:a>
</text:p>
      <text:p text:style-name="P4">
Секретар РНБО Олексій Данілов окреслив 12 кроків деокупації Криму, де середіншого йдеться про покарання гауляйтерів та колаборантів, звільненняув’язнених українців та кримських татар, демонтаж Кримського моста таперейменування Севастополя в Ахтіар.</text:p>
      <text:p text:style-name="P4">
Source: <text:a xlink:type="simple" xlink:href="https://www.ukrinform.ua/rubric-crimea/3700613-pisla-deokupacii-krimu-na-pivostrovi-mae-buti-stvorena-vijskova-administracia-taseva.html" text:style-name="Internet_20_link" text:visited-style-name="Visited_20_Internet_20_Link">
https://www.ukrinform.ua/rubric-crimea/3700613-pisla-deokupacii-krimu-na-pivostrovi-mae-buti-stvorena-vijskova-administracia-taseva.html</text:a>
</text:p>
      <!--NEWS-->
      <text:h text:style-name="P10" text:outline-level="1">
<text:span text:style-name="T4">
Стефанчук обговорив із президентом Чехії оборонні потреби України</text:span>
</text:h>
      <text:p text:style-name="P4">
Authors: Ukrinform (Person)</text:p>
      <text:p text:style-name="P4">
Publisher: Укринформ (Organization)</text:p>
      <text:p text:style-name="P4">
Published Time: 2023-04-25T18:26:58+03:00</text:p>
      <text:p text:style-name="P4">
Modified Time: 2023-04-25T18:26:58+03:00</text:p>
      <text:p text:style-name="P4">
Description: Голова Верховної Ради України Руслан Стефанчук обговорив із президентом Чеської Республіки Петром Павелом низку стратегічних питань, у тому числі оборонну підтримку української армії. — Укрінформ.</text:p>
      <text:p text:style-name="P4">
Images: ["<text:a xlink:type="simple" xlink:href="https://static.ukrinform.com/photos/2023_04/thumb_files/630_360_1682436398-174.jpg" text:style-name="Internet_20_link" text:visited-style-name="Visited_20_Internet_20_Link">
630_360_16824...</text:a>
"]</text:p>
      <text:p text:style-name="P4">
Tags: ['Чехія', 'Президент', 'Стефанчук']</text:p>
      <text:p text:style-name="P4">
Type: Article</text:p>
      <!--METADATA-->
      <text:p text:style-name="P4">
<draw:frame draw:style-name="fr1" draw:name="Image126" text:anchor-type="as-char" svg:width="6.9236in" svg:height="3.956343in" draw:z-index="0">
<draw:image xlink:href="../Images/yкринформ/2023-04-25T18-26-58-03-00/630_360_1682436398-174.jpg" xlink:type="simple" xlink:show="embed" xlink:actuate="onLoad" draw:mime-type="image/jpeg"/>
</draw:frame>
 ГоловаВерховної Ради України Руслан Стефанчук обговорив із президентом ЧеськоїРеспубліки Петром Павелом низку стратегічних питань, у тому числі обороннупідтримку української армії.</text:p>
      <text:p text:style-name="P4">
Про це Голова ВРУ повідомив у <text:a xlink:type="simple" xlink:href="https://www.facebook.com/100058105416952/posts/pfbid0AEAHCHVKq7d7qiQnrmaV9gRQDJgtq5FcNh1fgaoZBA9M8n6DDFZqgdoA1oMbrsPGl/" text:style-name="Internet_20_link" text:visited-style-name="Visited_20_Internet_20_Link">
</text:a>
, передає Укрінформ.</text:p>
      <text:p text:style-name="P4">
"Під час зустрічі передусім подякував за всю ту підтримку, яку Чехія надаєУкраїні.</text:p>
      <text:p text:style-name="P4">
Перше, на чому я закцентував, — на військовій підтримці Україні. Озвучивпрезидентові Чехії оборонні потреби наших ЗСУ", – зазначив Стефанчук.</text:p>
      <text:p text:style-name="P4">
<text:span text:style-name="T4">
Читайте також:</text:span>
 <text:a xlink:type="simple" xlink:href="https://www.ukrinform.ua/rubric-polytics/3698147-cehia-gotova-nadati-ukraini-dopomogu-pri-vidnovlenni-ta-u-pidgotovci-do-clenstva-v-nato-pavel.html" text:style-name="Internet_20_link" text:visited-style-name="Visited_20_Internet_20_Link">
 </text:a>
</text:p>
      <text:p text:style-name="P4">
Також він поінформував, що обговорив із главою Чехії питання справедливості,яке включає перемогу України на полі бою, притягнення російської федерації довідповідальності та відшкодування всіх завданих збитків.</text:p>
      <text:p text:style-name="P4">
"Третє — європейська та євроатлантична інтеграція України. Від Петра Павелапочув дуже важливі слова, що членство України в ЄС та НАТО не є питанням "чи".Це питання "коли", – додав спікер українського парламенту.</text:p>
      <text:p text:style-name="P4">
Як повідомляв Укрінформ, Голова Верховної Ради України <text:a xlink:type="simple" xlink:href="https://www.ukrinform.ua/tag-stefancuk" text:style-name="Internet_20_link" text:visited-style-name="Visited_20_Internet_20_Link">
</text:a>
 перебуває з робочим візитом уЧеській Республіці.</text:p>
      <text:p text:style-name="P4">
Source: <text:a xlink:type="simple" xlink:href="https://www.ukrinform.ua/rubric-polytics/3700614-stefancuk-obgovoriv-iz-prezidentom-cehii-oboronni-potrebi-ukraini.html" text:style-name="Internet_20_link" text:visited-style-name="Visited_20_Internet_20_Link">
https://www.ukrinform.ua/rubric-polytics/3700614-stefancuk-obgovoriv-iz-prezidentom-cehii-oboronni-potrebi-ukraini.html</text:a>
</text:p>
      <!--NEWS-->
      <text:h text:style-name="P10" text:outline-level="1">
<text:span text:style-name="T4">
Кличко у США візьме участь в саміті міст Північної та Південної Америки</text:span>
</text:h>
      <text:p text:style-name="P4">
Authors: Ukrinform (Person)</text:p>
      <text:p text:style-name="P4">
Publisher: Укринформ (Organization)</text:p>
      <text:p text:style-name="P4">
Published Time: 2023-04-25T18:29:16+03:00</text:p>
      <text:p text:style-name="P4">
Modified Time: 2023-04-25T18:29:16+03:00</text:p>
      <text:p text:style-name="P4">
Description: Київський міський голова Віталій Кличко прибув до США на саміт міст Північної та Південної Америки, який відбудеться у Денвері 26-28 квітня. — Укрінформ.</text:p>
      <text:p text:style-name="P4">
Images: ["<text:a xlink:type="simple" xlink:href="https://static.ukrinform.com/photos/2023_04/thumb_files/630_360_1682436473-358.jpg" text:style-name="Internet_20_link" text:visited-style-name="Visited_20_Internet_20_Link">
630_360_16824...</text:a>
", "<text:a xlink:type="simple" xlink:href="https://static.ukrinform.com/photos/2023_04/1682436473-305.jpg" text:style-name="Internet_20_link" text:visited-style-name="Visited_20_Internet_20_Link">
1682436473-30...</text:a>
"]</text:p>
      <text:p text:style-name="P4">
Tags: ['США', 'Віталій Кличко', 'Київ']</text:p>
      <text:p text:style-name="P4">
Type: Article</text:p>
      <!--METADATA-->
      <text:p text:style-name="P4">
<draw:frame draw:style-name="fr1" draw:name="Image127" text:anchor-type="as-char" svg:width="6.9236in" svg:height="3.956343in" draw:z-index="0">
<draw:image xlink:href="../Images/yкринформ/2023-04-25T18-29-16-03-00/630_360_1682436473-358.jpg" xlink:type="simple" xlink:show="embed" xlink:actuate="onLoad" draw:mime-type="image/jpeg"/>
</draw:frame>
 Київськийміський голова Віталій Кличко прибув до США на саміт міст Північної таПівденної Америки, який відбудеться у Денвері 26-28 квітня.</text:p>
      <text:p text:style-name="P4">
Про це мер повідомив у <text:a xlink:type="simple" xlink:href="https://t.me/KyivCityOfficial/6545" text:style-name="Internet_20_link" text:visited-style-name="Visited_20_Internet_20_Link">
 </text:a>
 , передаєУкрінформ.</text:p>
      <text:p text:style-name="P4">
“На запрошення наших американських партнерів прибув до США на саміт містПівнічної та Південної Америки, який відбудеться у Денвері 26-28 квітня”, -зазначив Кличко.</text:p>
      <text:p text:style-name="P4">
<draw:frame draw:style-name="fr1" draw:name="Image128" text:anchor-type="as-char" svg:width="6.9236in" svg:height="4.609323in" draw:z-index="0">
<draw:image xlink:href="../Images/yкринформ/2023-04-25T18-29-16-03-00/1682436473-305.jpg" xlink:type="simple" xlink:show="embed" xlink:actuate="onLoad" draw:mime-type="image/jpeg"/>
</draw:frame>
</text:p>
      <text:p text:style-name="P4">
<text:span text:style-name="T4">
Читайте також:</text:span>
 <text:a xlink:type="simple" xlink:href="https://www.ukrinform.ua/rubric-kyiv/3698931-klicko-zustrivsa-z-prezidentkou-ebrr.html" text:style-name="Internet_20_link" text:visited-style-name="Visited_20_Internet_20_Link">
 <text:span text:style-name="T4">
Кличко</text:span>
 </text:a>
</text:p>
      <text:p text:style-name="P4">
За словами мера Києва, такий захід відбудеться вперше, його проведуть заініціативи Держдепартаменту США та за підтримки USAID. На саміті мери багатьохміст західної півкулі зберуться заради посилення співпраці, обміну досвідом урозвитку місцевого самоврядування.</text:p>
      <text:p text:style-name="P4">
“Сьогодні і завтра про підтримку і допомогу Україні говоритиму у Вашингтоні зсенаторами та конгресменами, провідними політичними експертами тапредставниками уряду США”, - підкреслив Кличко.</text:p>
      <text:p text:style-name="P4">
Фото: Віталій Кличко, Телеграм</text:p>
      <text:p text:style-name="P4">
Source: <text:a xlink:type="simple" xlink:href="https://www.ukrinform.ua/rubric-kyiv/3700616-klicko-u-ssa-vizme-ucast-v-samiti-mist-pivnicnoi-ta-pivdennoi-ameriki.html" text:style-name="Internet_20_link" text:visited-style-name="Visited_20_Internet_20_Link">
https://www.ukrinform.ua/rubric-kyiv/3700616-klicko-u-ssa-vizme-ucast-v-samiti-mist-pivnicnoi-ta-pivdennoi-ameriki.html</text:a>
</text:p>
      <!--NEWS-->
      <text:h text:style-name="P10" text:outline-level="1">
<text:span text:style-name="T4">
Уряд ухвалив план впровадження безбар’єрних рішень на 2023 – 2024 роки</text:span>
</text:h>
      <text:p text:style-name="P4">
Authors: Ukrinform (Person)</text:p>
      <text:p text:style-name="P4">
Publisher: Укринформ (Organization)</text:p>
      <text:p text:style-name="P4">
Published Time: 2023-04-25T18:32:00+03:00</text:p>
      <text:p text:style-name="P4">
Modified Time: 2023-04-25T18:32:00+03:00</text:p>
      <text:p text:style-name="P4">
Description: Уряд ухвалив План заходів на 2023 - 2024 роки з реалізації Національної стратегії зі створення безбар’єрного простору в Україні на період до 2030 року. Він передбачає виконання 15 міністерствами та держорганами 472 заходів у цьому напрямку. — Укрінформ.</text:p>
      <text:p text:style-name="P4">
Images: ["<text:a xlink:type="simple" xlink:href="https://static.ukrinform.com/photos/2023_03/thumb_files/630_360_1680013214-381.jpg" text:style-name="Internet_20_link" text:visited-style-name="Visited_20_Internet_20_Link">
630_360_16800...</text:a>
"]</text:p>
      <text:p text:style-name="P4">
Tags: ['Кабмін', 'Уряд', 'Інклюзивні програми']</text:p>
      <text:p text:style-name="P4">
Type: Article</text:p>
      <!--METADATA-->
      <text:p text:style-name="P4">
<draw:frame draw:style-name="fr1" draw:name="Image129" text:anchor-type="as-char" svg:width="6.9236in" svg:height="3.956343in" draw:z-index="0">
<draw:image xlink:href="../Images/yкринформ/2023-04-25T18-32-00-03-00/630_360_1680013214-381.jpg" xlink:type="simple" xlink:show="embed" xlink:actuate="onLoad" draw:mime-type="image/jpeg"/>
</draw:frame>
 Урядухвалив План заходів на 2023 - 2024 роки з реалізації Національної стратегіїзі створення безбар’єрного простору в Україні на період до 2030 року. Вінпередбачає виконання 15 міністерствами та держорганами 472 заходів у цьомунапрямку.</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ізпосиланням на пресслужбу міністерства у  <text:a xlink:type="simple" xlink:href="https://www.facebook.com/MinInfra.UA" text:style-name="Internet_20_link" text:visited-style-name="Visited_20_Internet_20_Link">
</text:a>
 .</text:p>
      <text:p text:style-name="P4">
«Ціль відновлення України – не тільки відбудувати зруйноване, а й створитиякісно нову інфраструктуру, яка буде інклюзивною для різних груп населення.Тому однією з вимог до будь-якого проєкту відбудови стане відповідністьстандартам безбар’єрності. Наша проміжна мета — 100-відсоткова відповідністьвідновленої інфраструктури стандартам безбар’єрного простору вже до 2024року», - зазначив урядовець.</text:p>
      <text:p text:style-name="P4">
План заходів передбачає: моніторинг безбар'єрності об'єктів фізичногооточення, <text:a xlink:type="simple" xlink:href="https://www.ukrinform.ua/tag-transport" text:style-name="Internet_20_link" text:visited-style-name="Visited_20_Internet_20_Link">
 </text:a>
 , пристосування їх дляпотреб маломобільних груп населення, а також запровадження нових тавдосконалення чинних державних будівельних норм та стандартів.</text:p>
      <text:p text:style-name="P4">
<text:span text:style-name="T4">
Читайте також:</text:span>
 <text:a xlink:type="simple" xlink:href="https://www.ukrinform.ua/rubric-society/3670577-zelenska-anonsuvala-472-proekti-z-bezbarernosti-budut-zadiani-20-ministerstv.html" text:style-name="Internet_20_link" text:visited-style-name="Visited_20_Internet_20_Link">
 <text:span text:style-name="T4">
безбар</text:span>
 <text:span text:style-name="T4">
єрн</text:span>
 </text:a>
</text:p>
      <text:p text:style-name="P4">
Крім цього, план спрямований на розробку нових стандартів та нормативівдоступності транспорту й безбар'єрності транспортної інфраструктури, а такожнавчання фахівців у сфері містобудування, архітектури, транспорту сучаснихпідходів до створення безбар'єрного простору.</text:p>
      <text:p text:style-name="P4">
Як повідомлялося, за участю Міністерства відновлення розроблено Альбомбезбар’єрних рішень. Це практичний посібник, який містить рекомендації щодооблаштування безбар’єрного простор, демонструє, як зробити міське середовищедружнім до маломобільних груп населення.</text:p>
      <text:p text:style-name="P4">
Source: <text:a xlink:type="simple" xlink:href="https://www.ukrinform.ua/rubric-polytics/3700617-urad-uhvaliv-plan-vprovadzenna-bezbarernih-risen-na-2023-2024-roki.html" text:style-name="Internet_20_link" text:visited-style-name="Visited_20_Internet_20_Link">
https://www.ukrinform.ua/rubric-polytics/3700617-urad-uhvaliv-plan-vprovadzenna-bezbarernih-risen-na-2023-2024-roki.html</text:a>
</text:p>
      <!--NEWS-->
      <text:h text:style-name="P10" text:outline-level="1">
<text:span text:style-name="T4">
В окупованому Криму погіршується демографічна ситуація – депутатка</text:span>
</text:h>
      <text:p text:style-name="P4">
Authors: Ukrinform (Person)</text:p>
      <text:p text:style-name="P4">
Publisher: Укринформ (Organization)</text:p>
      <text:p text:style-name="P4">
Published Time: 2023-04-25T18:36:40+03:00</text:p>
      <text:p text:style-name="P4">
Modified Time: 2023-04-25T18:36:40+03:00</text:p>
      <text:p text:style-name="P4">
Description: В окупованому Криму погіршується демографічна ситуація, населення старішає. — Укрінформ.</text:p>
      <text:p text:style-name="P4">
Images: ["<text:a xlink:type="simple" xlink:href="https://static.ukrinform.com/photos/2023_04/thumb_files/630_360_1682435680-652.jpg" text:style-name="Internet_20_link" text:visited-style-name="Visited_20_Internet_20_Link">
630_360_16824...</text:a>
"]</text:p>
      <text:p text:style-name="P4">
Tags: ['Демографія', 'Окупація Криму', 'Шуляк']</text:p>
      <text:p text:style-name="P4">
Type: Article</text:p>
      <!--METADATA-->
      <text:p text:style-name="P4">
<draw:frame draw:style-name="fr1" draw:name="Image130" text:anchor-type="as-char" svg:width="6.9236in" svg:height="3.956343in" draw:z-index="0">
<draw:image xlink:href="../Images/yкринформ/2023-04-25T18-36-40-03-00/630_360_1682435680-652.jpg" xlink:type="simple" xlink:show="embed" xlink:actuate="onLoad" draw:mime-type="image/jpeg"/>
</draw:frame>
 Вокупованому Криму погіршується демографічна ситуація, населення старішає.</text:p>
      <text:p text:style-name="P4">
Про це під час форуму «Крим Wave» сказала голова партії «Слуга народу» ОленаШуляк, передає кореспондент Укрінформу.</text:p>
      <text:p text:style-name="P4">
«Окупований півострів продовжує старіти, незважаючи на те, що за останні рокиприріст населення Криму та Севастополя склав близько 35%. Демографічнаситуація в Криму з кожним роком стає все гіршою, продовжує падати відсотокнароджуваності», - зазначила Шуляк.</text:p>
      <text:p text:style-name="P4">
За її словами, Крим продовжує втрачати молодь, яка має креативну жилку:«Ізоляція півострова від світової спільноти та мілітаризація, яку проводитьросія, створили в Криму жахливі умови для ведення бізнесу. За 9 років росіяперетворила наш український життєрадісний Крим на похмуру воєнну базу».</text:p>
      <text:p text:style-name="P4">
<text:span text:style-name="T4">
Читайте також:</text:span>
 <text:a xlink:type="simple" xlink:href="https://www.ukrinform.ua/rubric-crimea/3685043-pisla-povnomasstabnogo-vtorgnenna-u-krimu-posililas-militarizacia-ditej-prokuror.html" text:style-name="Internet_20_link" text:visited-style-name="Visited_20_Internet_20_Link">
 </text:a>
</text:p>
      <text:p text:style-name="P4">
Шуляк також підкреслила, що в Криму триває мілітаризація молоді.</text:p>
      <text:p text:style-name="P4">
«На території півострова функціонують 874 загони так званої юнармії, загальначисельність якої - понад 29 тисяч осіб», - зауважила вона.</text:p>
      <text:p text:style-name="P4">
Як повідомлялося, у <text:a xlink:type="simple" xlink:href="https://www.ukrinform.ua/tag-krim" text:style-name="Internet_20_link" text:visited-style-name="Visited_20_Internet_20_Link">
 </text:a>
 російськізагарбники посилили терор проти місцевого населення та шукають партизанів.</text:p>
      <text:p text:style-name="P4">
Source: <text:a xlink:type="simple" xlink:href="https://www.ukrinform.ua/rubric-crimea/3700621-v-okupovanomu-krimu-pogirsuetsa-demograficna-situacia-deputatka.html" text:style-name="Internet_20_link" text:visited-style-name="Visited_20_Internet_20_Link">
https://www.ukrinform.ua/rubric-crimea/3700621-v-okupovanomu-krimu-pogirsuetsa-demograficna-situacia-deputatka.html</text:a>
</text:p>
      <!--NEWS-->
      <text:h text:style-name="P10" text:outline-level="1">
<text:span text:style-name="T4">
росіяни на Запоріжжі підчепили сибірську виразку – розрили скотомогильник</text:span>
</text:h>
      <text:p text:style-name="P4">
Authors: Ukrinform (Person)</text:p>
      <text:p text:style-name="P4">
Publisher: Укринформ (Organization)</text:p>
      <text:p text:style-name="P4">
Published Time: 2023-04-25T18:41:00+03:00</text:p>
      <text:p text:style-name="P4">
Modified Time: 2023-04-25T18:41:00+03:00</text:p>
      <text:p text:style-name="P4">
Description: На Запорізькому напрямку російські військові під час риття окопів випадково розрили скотомогильник і підчепили там сибірську виразку.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Федоров', 'Запоріжжя', 'Війна з росією']</text:p>
      <text:p text:style-name="P4">
Type: Article</text:p>
      <!--METADATA-->
      <text:p text:style-name="P4">
<draw:frame draw:style-name="fr1" draw:name="Image131" text:anchor-type="as-char" svg:width="6.9236in" svg:height="3.956343in" draw:z-index="0">
<draw:image xlink:href="../Images/yкринформ/2023-04-25T18-41-00-03-00/630_360_1680422407-224.png" xlink:type="simple" xlink:show="embed" xlink:actuate="onLoad" draw:mime-type="image/png"/>
</draw:frame>
 НаЗапорізькому напрямку російські військові під час риття окопів випадковорозрили скотомогильник і підчепили там сибірську виразку.</text:p>
      <text:p text:style-name="P4">
Як передає Укрінформ, про це мер Мелітополя Іван Федоров повідомив у <text:a xlink:type="simple" xlink:href="https://t.me/ivan_fedorov_melitopol/1778" text:style-name="Internet_20_link" text:visited-style-name="Visited_20_Internet_20_Link">
</text:a>
 .</text:p>
      <text:p text:style-name="P4">
За його даними, ворожий підрозділ був відправлений на карантин. Двохзагарбників спочатку привезли до лікарні Мелітополя, але після підтвердженнядіагнозу вивезли в невідомому напрямку.</text:p>
      <text:p text:style-name="P4">
<text:span text:style-name="T4">
Читайте також:</text:span>
 <text:a xlink:type="simple" xlink:href="https://www.ukrinform.ua/rubric-society/3700559-eksministr-dovkilla-rozpoviv-pro-zagrozu-u-vipadku-avarii-na-okupovanij-zaporizkij-aes.html" text:style-name="Internet_20_link" text:visited-style-name="Visited_20_Internet_20_Link">
 <text:span text:style-name="T4">
Запор</text:span>
 </text:a>
</text:p>
      <text:p text:style-name="P4">
"Ні, це не епізод з фільму жахів - це реалії буття свинособак на Запорізькомунапрямку. Мінус ворожий підрозділ тепер сидить на карантині. А двохросвійськових спочатку привезли до лікарні Мелітополя, але після підтвердженнядіагнозу швидко списали - вивезли у невідомому напрямку", - написав він.</text:p>
      <text:p text:style-name="P4">
Як повідомляв Укрінформ, на тимчасово захопленій території Мелітопольськогорайону Запорізької області <text:a xlink:type="simple" xlink:href="https://www.ukrinform.ua/rubric-regions/3700057-zagarbniki-minuut-pola-u-melitopolskomu-rajoni.html" text:style-name="Internet_20_link" text:visited-style-name="Visited_20_Internet_20_Link">
 </text:a>
 .</text:p>
      <text:p text:style-name="P4">
Фото: rfe</text:p>
      <text:p text:style-name="P4">
Source: <text:a xlink:type="simple" xlink:href="https://www.ukrinform.ua/rubric-regions/3700623-rosiani-na-zaporizzi-pidcepili-sibirsku-virazku-rozrili-skotomogilnik.html" text:style-name="Internet_20_link" text:visited-style-name="Visited_20_Internet_20_Link">
https://www.ukrinform.ua/rubric-regions/3700623-rosiani-na-zaporizzi-pidcepili-sibirsku-virazku-rozrili-skotomogilnik.html</text:a>
</text:p>
      <!--NEWS-->
      <text:h text:style-name="P10" text:outline-level="1">
<text:span text:style-name="T4">
У «Дії» відтепер можна скасувати належного користувача автомобіля</text:span>
</text:h>
      <text:p text:style-name="P4">
Authors: Ukrinform (Person)</text:p>
      <text:p text:style-name="P4">
Publisher: Укринформ (Organization)</text:p>
      <text:p text:style-name="P4">
Published Time: 2023-04-25T18:46:00+03:00</text:p>
      <text:p text:style-name="P4">
Modified Time: 2023-04-25T18:46:00+03:00</text:p>
      <text:p text:style-name="P4">
Description: Послуга щодо належного користувача автомобіля в застосунку "Дія" отримує додатковий функціонал: відсьогодні можна у кілька кліків не лише призначити, а й скасувати належного користувача. — Укрінформ.</text:p>
      <text:p text:style-name="P4">
Images: ["<text:a xlink:type="simple" xlink:href="https://static.ukrinform.com/photos/2022_12/thumb_files/630_360_1670147770-888.jpg" text:style-name="Internet_20_link" text:visited-style-name="Visited_20_Internet_20_Link">
630_360_16701...</text:a>
"]</text:p>
      <text:p text:style-name="P4">
Tags: ['Автомобіль', 'МВС', 'Додаток “ДІЯ”']</text:p>
      <text:p text:style-name="P4">
Type: Article</text:p>
      <!--METADATA-->
      <text:p text:style-name="P4">
<draw:frame draw:style-name="fr1" draw:name="Image132" text:anchor-type="as-char" svg:width="6.9236in" svg:height="3.956343in" draw:z-index="0">
<draw:image xlink:href="../Images/yкринформ/2023-04-25T18-46-00-03-00/630_360_1670147770-888.jpg" xlink:type="simple" xlink:show="embed" xlink:actuate="onLoad" draw:mime-type="image/jpeg"/>
</draw:frame>
 Послугащодо належного користувача автомобіля в застосунку "Дія" отримує додатковийфункціонал: відсьогодні можна у кілька кліків не лише призначити, а йскасувати належного користувача.</text:p>
      <text:p text:style-name="P4">
Про це поінформувала  <text:a xlink:type="simple" xlink:href="https://mvs.gov.ua/uk/news/u-diiu-dodali-mozlivist-skasuvannia-naleznogo-koristuvaca-avto" text:style-name="Internet_20_link" text:visited-style-name="Visited_20_Internet_20_Link">
 </text:a>
 , передає Укрінформ.</text:p>
      <text:p text:style-name="P4">
"Тепер і у "Дії" можна не тільки призначити, а й скасувати шерингтранспортного засобу. Щоб скористатися послугою, ви маєте здійснити кількакроків", — уточнюється у повідомленні.</text:p>
      <text:p text:style-name="P4">
Для цього власнику авто необхідно авторизуватися в "Дії", вибрати пункт"Послуги" — "Шеринг авто" — "Скасувати шеринг"; перевірити сформовану заявупро скасування та підписати її.</text:p>
      <text:p text:style-name="P4">
Зі свого боку належному користувачу, який хоче ініціювати скасування,необхідно: авторизуватися в "Дії"; обрати пункт "Свідоцтво про реєстраціютранспортного засобу" і натиснути пункт "Меню"; вибрати пункти "Відмовитисявід користування авто" — "Почати"; та пошерити сформований екран із запитомвласнику для підтвердження.</text:p>
      <text:p text:style-name="P4">
<text:span text:style-name="T4">
Читайте також:</text:span>
 <text:a xlink:type="simple" xlink:href="https://www.ukrinform.ua/rubric-society/3700014-otrimati-vitag-pro-nesudimist-teper-mozna-v-dii.html" text:style-name="Internet_20_link" text:visited-style-name="Visited_20_Internet_20_Link">
 <text:span text:style-name="T4">
Дії</text:span>
 </text:a>
</text:p>
      <text:p text:style-name="P4">
У МВС інформують, що скасування відбудеться автоматично, і свідоцтво прореєстрацію авто зникне з "Дії" належного користувача.</text:p>
      <text:p text:style-name="P4">
Належний користувач — це той, хто користується авто, яке йому не належить, алена законних підставах. За вчинення правопорушень має відповідати той, хто бувза кермом, а не власник <text:a xlink:type="simple" xlink:href="https://www.ukrinform.ua/tag-transport" text:style-name="Internet_20_link" text:visited-style-name="Visited_20_Internet_20_Link">
 </text:a>
 засобу.Зазвичай таке призначення відбувається на певний період. Цей період визначаєвласник і той, кому дають транспортний засіб у користування.</text:p>
      <text:p text:style-name="P4">
Це може бути від 1 дня і до кількох років — залежить від домовленостей осіб.Після того, як визначений громадянами термін вичерпався, скасуваннявідбувається автоматично. Також раніше можна було скасувати шеринг авто приособистому зверненні до сервісного центру МВС або в електронному кабінетіводія.</text:p>
      <text:p text:style-name="P4">
_ Фото: Мінцифри  _</text:p>
      <text:p text:style-name="P4">
Source: <text:a xlink:type="simple" xlink:href="https://www.ukrinform.ua/rubric-technology/3700624-u-dii-vidteper-mozna-skasuvati-naleznogo-koristuvaca-avtomobila.html" text:style-name="Internet_20_link" text:visited-style-name="Visited_20_Internet_20_Link">
https://www.ukrinform.ua/rubric-technology/3700624-u-dii-vidteper-mozna-skasuvati-naleznogo-koristuvaca-avtomobila.html</text:a>
</text:p>
      <!--NEWS-->
      <text:h text:style-name="P10" text:outline-level="1">
<text:span text:style-name="T4">
«Чілдрен Кінофест» оголосив дату і формат проведення</text:span>
</text:h>
      <text:p text:style-name="P4">
Authors: Ukrinform (Person)</text:p>
      <text:p text:style-name="P4">
Publisher: Укринформ (Organization)</text:p>
      <text:p text:style-name="P4">
Published Time: 2023-04-25T18:50:00+03:00</text:p>
      <text:p text:style-name="P4">
Modified Time: 2023-04-25T18:50:00+03:00</text:p>
      <text:p text:style-name="P4">
Description: Наймасштабніший український кінофестиваль для дітей і підлітків 10-й Чілдрен Кінофест пройде цього року з 30 червня по 9 липня у гібридному форматі.  — Укрінформ.</text:p>
      <text:p text:style-name="P4">
Images: ["<text:a xlink:type="simple" xlink:href="https://static.ukrinform.com/photos/2023_04/thumb_files/630_360_1682438255-429.jpg" text:style-name="Internet_20_link" text:visited-style-name="Visited_20_Internet_20_Link">
630_360_16824...</text:a>
", "<text:a xlink:type="simple" xlink:href="https://static.ukrinform.com/photos/2023_04/1682438273-179.jpg" text:style-name="Internet_20_link" text:visited-style-name="Visited_20_Internet_20_Link">
1682438273-17...</text:a>
"]</text:p>
      <text:p text:style-name="P4">
Tags: ['Діти', 'Кінофестиваль', 'фільм']</text:p>
      <text:p text:style-name="P4">
Type: Article</text:p>
      <!--METADATA-->
      <text:p text:style-name="P4">
<draw:frame draw:style-name="fr1" draw:name="Image133" text:anchor-type="as-char" svg:width="6.9236in" svg:height="3.956343in" draw:z-index="0">
<draw:image xlink:href="../Images/yкринформ/2023-04-25T18-50-00-03-00/630_360_1682438255-429.jpg" xlink:type="simple" xlink:show="embed" xlink:actuate="onLoad" draw:mime-type="image/jpeg"/>
</draw:frame>
Наймасштабніший український кінофестиваль для дітей і підлітків 10-й ЧілдренКінофест пройде цього року з 30 червня по 9 липня у гібридному форматі.</text:p>
      <text:p text:style-name="P4">
Про це Укрінформу повідомили в кінокомпанії «Артхаус Трафік».</text:p>
      <text:p text:style-name="P4">
«Фестивальні покази триватимуть одночасно в кінотеатрах 10 міст України (Київ,Львів, Ужгород, Вінниця, Житомир, Чернівці та інші); для онлайн-переглядуготується спеціальна ювілейна програма - добірка фільмів-переможців ЧілдренКінофесту попередніх років. Покази у кінотеатрах та онлайн як завждибезкоштовні за умови попередньої реєстрації», - розповіли організаторифестивалю.</text:p>
      <text:p text:style-name="P4">
Наразі 10-й Чілдрен Кінофест представив цьогорічний постер, анонсував фільмретроспективи та спеціальну ювілейну кінопрограму.</text:p>
      <text:p text:style-name="P4">
До складу журі Дитячого кіноконкурсу ввійшли українські кінематографісти:режисерка анімаційного фільму «Мавка. Лісова Пісня» та авторка мультсеріалу«Пес Патрон» Олександра Рубан, режисер і сценарист стрічки «Памфір» ДмитроСухолиткий-Собчук та акторка Римма Зюбіна («Гніздо горлиці», «Люся Інтерн»).</text:p>
      <text:p text:style-name="P4">
Фільмом ретроспективи цьогорічного Чілдрен Кінофесту <text:a xlink:type="simple" xlink:href="https://www.youtube.com/watch" text:style-name="Internet_20_link" text:visited-style-name="Visited_20_Internet_20_Link">
</text:a>
</text:p>
      <text:p text:style-name="P4">
Показом цієї стрічки буде відзначено 30 років від її виходу на екрани.«Таємний сад» 1993 року — робота всесвітньо відомої режисерки Аґнєшки Голланд,знайомої українським глядачам насамперед стрічкою «Ціна правди». Цей фільм -екранізація класичного дитячого роману англійської письменниці Френсіс ГодґсонБернет. Стрічка розповідає про 10-річну дівчинку, яка розгадує таємницю саду,захованого у похмурому маєтку. Ретроспективний показ у межах Чілдрен Кінофеступродовжує традицію знайомства юної аудиторії з кінокласикою: в різні роки нафестивалі показували мультфільми «Лисенятко Вук», «Острів скарбів», а такожшедеври Чарлі Чапліна, Бастера Кітона та Жоржа Мельєса.</text:p>
      <text:p text:style-name="P4">
<text:span text:style-name="T4">
Читайте також:</text:span>
 <text:a xlink:type="simple" xlink:href="https://www.ukrinform.ua/rubric-culture/3700478-na-kinofestivali-u-nimeccini-pokazut-ukrainsku-stricku-la-palisiada.html" text:style-name="Internet_20_link" text:visited-style-name="Visited_20_Internet_20_Link">
 </text:a>
</text:p>
      <text:p text:style-name="P4">
У межах Чілдрен Кінофесту всьоме відбувається Дитячий кіноконкурс, участь уякому відкрито для всіх юних режисерів та режисерок. Прийом робіт на участь уДитячому кіноконкурсі триває до 29 травня.</text:p>
      <text:p text:style-name="P4">
<draw:frame draw:style-name="fr1" draw:name="Image134" text:anchor-type="as-char" svg:width="6.9236in" svg:height="8.6545in" draw:z-index="0">
<draw:image xlink:href="../Images/yкринформ/2023-04-25T18-50-00-03-00/1682438273-179.jpg" xlink:type="simple" xlink:show="embed" xlink:actuate="onLoad" draw:mime-type="image/jpeg"/>
</draw:frame>
</text:p>
      <text:p text:style-name="P4">
«Тема дитячого кіно для мене дуже важлива. Я вважаю, що це необхідна імаловикористана тема в нашому кіно, яка несе в собі величезне навантаження таідею. На дитячі фільми ходять разом із родинами, і після переглядіввідбувається спільне обговорення побаченого і пережитого — такий досвід неможна порівняти ні з чим», - прокоментувала свою залученість до фестивалюРимма Зюбіна.</text:p>
      <text:p text:style-name="P4">
<text:span text:style-name="T4">
Читайте також:</text:span>
 <text:a xlink:type="simple" xlink:href="https://www.ukrinform.ua/rubric-culture/3700551-film-bacenna-metelika-vze-zibrav-u-prokati-ponad-piv-miljona-griven.html" text:style-name="Internet_20_link" text:visited-style-name="Visited_20_Internet_20_Link">
 <text:span text:style-name="T4">
Фільм</text:span>
 </text:a>
</text:p>
      <text:p text:style-name="P4">
Фільми-фіналісти Дитячого кіноконкурсу покажуть у містах-учасниках фестивалю вмежах Чілдрен Кінофесту, а також онлайн. Переможці конкурсу будуть відзначеніпризами від 5 до 10 тисяч гривень. Ознайомитися з умовами участі можна насайті Чілдрен Кінофесту.</text:p>
      <text:p text:style-name="P4">
Чілдрен Кінофест - найбільший в Україні <text:a xlink:type="simple" xlink:href="https://www.ukrinform.ua/tag-kinofestival" text:style-name="Internet_20_link" text:visited-style-name="Visited_20_Internet_20_Link">
 </text:a>
 для дітей і підлітків, створений з метою виховання новогопокоління кіноглядачів в Україні, розвитку практик сімейного культурногодозвілля та просування мистецтва кіно. За весь час від заснування у 2014 роціподію відвідали понад 250 тисяч глядачів і глядачок. Від започаткуванняДитячого кіноконкурсу на нього було подано вже понад тисячу робіт, 25 із якихстали призерами.</text:p>
      <text:p text:style-name="P4">
Source: <text:a xlink:type="simple" xlink:href="https://www.ukrinform.ua/rubric-culture/3700633-cildren-kinofest-ogolosiv-datu-i-format-provedenna.html" text:style-name="Internet_20_link" text:visited-style-name="Visited_20_Internet_20_Link">
https://www.ukrinform.ua/rubric-culture/3700633-cildren-kinofest-ogolosiv-datu-i-format-provedenna.html</text:a>
</text:p>
      <!--NEWS-->
      <text:h text:style-name="P10" text:outline-level="1">
<text:span text:style-name="T4">
Обама публічно підтримав рішення Байдена йти на другий президентський термін</text:span>
</text:h>
      <text:p text:style-name="P4">
Authors: Ukrinform (Person)</text:p>
      <text:p text:style-name="P4">
Publisher: Укринформ (Organization)</text:p>
      <text:p text:style-name="P4">
Published Time: 2023-04-25T18:52:00+03:00</text:p>
      <text:p text:style-name="P4">
Modified Time: 2023-04-25T18:52:00+03:00</text:p>
      <text:p text:style-name="P4">
Description: Колишній президент Барак Обама, який досі користується підтримкою і впливом серед демократів, твердо виступив за рішення нинішнього глави Білого дому Джо Байдена балотуватися на другий президентський термін. — Укрінформ.</text:p>
      <text:p text:style-name="P4">
Images: ["<text:a xlink:type="simple" xlink:href="https://static.ukrinform.com/photos/2017_01/thumb_files/630_360_1484115719-2620.jpg" text:style-name="Internet_20_link" text:visited-style-name="Visited_20_Internet_20_Link">
630_360_14841...</text:a>
"]</text:p>
      <text:p text:style-name="P4">
Tags: ['Байден', 'Обама', 'Вибори у США', 'Вибори Президента']</text:p>
      <text:p text:style-name="P4">
Type: Article</text:p>
      <!--METADATA-->
      <text:p text:style-name="P4">
<draw:frame draw:style-name="fr1" draw:name="Image135" text:anchor-type="as-char" svg:width="6.9236in" svg:height="3.956343in" draw:z-index="0">
<draw:image xlink:href="../Images/yкринформ/2023-04-25T18-52-00-03-00/630_360_1484115719-2620.jpg" xlink:type="simple" xlink:show="embed" xlink:actuate="onLoad" draw:mime-type="image/jpeg"/>
</draw:frame>
 Колишнійпрезидент Барак Обама, який досі користується підтримкою і впливом середдемократів, твердо виступив за рішення нинішнього глави Білого дому ДжоБайдена балотуватися на другий президентський термін.</text:p>
      <text:p text:style-name="P4">
Про це Обама  <text:a xlink:type="simple" xlink:href="https://twitter.com/BarackObama/status/1650862300289720326" text:style-name="Internet_20_link" text:visited-style-name="Visited_20_Internet_20_Link">
 </text:a>
на офіційній твітер-сторінці, передає Укрінформ.</text:p>
      <text:p text:style-name="P4">
«Пишаюся всім тим, що Джо Байден та його адміністрація виконали за ці останнікілька років. Він виступив за американський народ, і він продовжить це робити,коли його переоберуть», - наголосив колишній президент-демократ.</text:p>
      <text:p text:style-name="P4">
Обама написав цей коментар до відео, яке Джо <text:a xlink:type="simple" xlink:href="https://www.ukrinform.ua/tag-bajden" text:style-name="Internet_20_link" text:visited-style-name="Visited_20_Internet_20_Link">
 </text:a>
 оприлюднив у вівторок із заявою про те, що братиме участь упрезидентських перегонах.</text:p>
      <text:p text:style-name="P4">
Демократи вважають, що в разі перемоги Дональда Трампа на праймеріз вРеспубліканській партії, Джо Байден може стати чи не єдиним опонентом, якийможе перемогти його.</text:p>
      <text:p text:style-name="P4">
Тим не менше, існують суттєві застереження щодо віку нинішнього президентаСША: йому в 2024 році має виповнитися 82 роки, і якщо він переобереться, токеруватиме країною до 86-річного віку. Навіть під час виборів 2020 рокупохилий вік Джо Байдена був одним із основних контраргументів з боку йогосуперників.</text:p>
      <text:p text:style-name="P4">
<text:span text:style-name="T4">
Читайте також:</text:span>
 <text:a xlink:type="simple" xlink:href="https://www.ukrinform.ua/rubric-world/3682048-tramp-zaaviv-so-vin-edinij-kandidat-u-prezidenti-ssa-akij-ne-dopustit-tretoi-svitovoi.html" text:style-name="Internet_20_link" text:visited-style-name="Visited_20_Internet_20_Link">
 <text:span text:style-name="T4">
Трамп</text:span>
 </text:a>
</text:p>
      <text:p text:style-name="P4">
Це розуміє і сам Байден, і члени його родини. Можливо через це він та йогокоманда довгий час ухилялися від прямих відповідей щодо намірів йти на другийпрезидентський термін. Тим не менше, два місяці тому в одному з телеінтерв’юперша леді Джилл Байден заявила, що підтримала би це рішення чоловіка.</text:p>
      <text:p text:style-name="P4">
Як повідомляв Укрінформ, чинний глава Білого дому Джо Байден у вівторок  <text:a xlink:type="simple" xlink:href="https://www.ukrinform.ua/rubric-world/3700417-bajden-oficijno-ogolosiv-so-jde-na-prezidentski-vibori.html" text:style-name="Internet_20_link" text:visited-style-name="Visited_20_Internet_20_Link">
</text:a>
 про свою участь у президентській кампанії вСША 2024 року.</text:p>
      <text:p text:style-name="P4">
«Коли я балотувався в президенти чотири роки тому, я сказав, що ми ведемобитву за душу Америки. І ми все ще перебуваємо в цій битві», – зазначив уцьому зв’язку Байден.</text:p>
      <text:p text:style-name="P4">
Source: <text:a xlink:type="simple" xlink:href="https://www.ukrinform.ua/rubric-world/3700627-obama-publicno-pidtrimav-risenna-bajdena-jti-na-drugij-prezidentskij-termin.html" text:style-name="Internet_20_link" text:visited-style-name="Visited_20_Internet_20_Link">
https://www.ukrinform.ua/rubric-world/3700627-obama-publicno-pidtrimav-risenna-bajdena-jti-na-drugij-prezidentskij-termin.html</text:a>
</text:p>
      <!--NEWS-->
      <text:h text:style-name="P10" text:outline-level="1">
<text:span text:style-name="T4">
Європі потрібні українські сільськогосподарські товари - Сольський</text:span>
</text:h>
      <text:p text:style-name="P4">
Authors: Ukrinform (Person)</text:p>
      <text:p text:style-name="P4">
Publisher: Укринформ (Organization)</text:p>
      <text:p text:style-name="P4">
Published Time: 2023-04-25T18:52:54+03:00</text:p>
      <text:p text:style-name="P4">
Modified Time: 2023-04-25T18:52:54+03:00</text:p>
      <text:p text:style-name="P4">
Description: Міністр аграрної політики та продовольства України Микола Сольський вважає, що Європа потребує українського зерна, кукурудзи, шроту та іншої сільськогосподарської продукції. — Укрінформ.</text:p>
      <text:p text:style-name="P4">
Images: ["<text:a xlink:type="simple" xlink:href="https://static.ukrinform.com/photos/2023_04/thumb_files/630_360_1681564397-350.jpg" text:style-name="Internet_20_link" text:visited-style-name="Visited_20_Internet_20_Link">
630_360_16815...</text:a>
"]</text:p>
      <text:p text:style-name="P4">
Tags: ['Євросоюз', 'Мінагро', 'Сольський']</text:p>
      <text:p text:style-name="P4">
Type: Article</text:p>
      <!--METADATA-->
      <text:p text:style-name="P4">
<draw:frame draw:style-name="fr1" draw:name="Image136" text:anchor-type="as-char" svg:width="6.9236in" svg:height="3.956343in" draw:z-index="0">
<draw:image xlink:href="../Images/yкринформ/2023-04-25T18-52-54-03-00/630_360_1681564397-350.jpg" xlink:type="simple" xlink:show="embed" xlink:actuate="onLoad" draw:mime-type="image/jpeg"/>
</draw:frame>
 Міністраграрної політики та продовольства України Микола Сольський вважає, що Європапотребує українського зерна, кукурудзи, шроту та іншої сільськогосподарськоїпродукції.</text:p>
      <text:p text:style-name="P4">
Про це він заявив під час онлайн-виступу на засіданні Ради ЄС з питаньсільського господарства та рибальства, передає Укрінформ із посиланням на <text:a xlink:type="simple" xlink:href="https://minagro.gov.ua/news/mikola-solskij-na-radi-yes-z-pitan-silskogo-gospodarstva-yevropa-potrebuye-ukrayinskogo-zerna-kukurudzi-shrotu-ta-inshoyi-produkciyi" text:style-name="Internet_20_link" text:visited-style-name="Visited_20_Internet_20_Link">
</text:a>
 .</text:p>
      <text:p text:style-name="P4">
Сольський зазначив, що Європа потребує українського зерна, кукурудзи, шроту таіншої продукції, а українські товари корисні для європейського ринку. Зокрема,український імпорт до Польщі приніс чимало вигоди не лише Україні, а й самійПольщі, яка збільшила експорт м'яса і молочних продуктів за минулий рік на37%.</text:p>
      <text:p text:style-name="P4">
<text:span text:style-name="T4">
Читайте також:</text:span>
 <text:a xlink:type="simple" xlink:href="https://www.ukrinform.ua/rubric-economy/3700127-solskij-obgovoriv-iz-albanskim-ministrom-eksport-agroprodukcii-z-ukraini.html" text:style-name="Internet_20_link" text:visited-style-name="Visited_20_Internet_20_Link">
 <text:span text:style-name="T4">
Сольський</text:span>
 </text:a>
</text:p>
      <text:p text:style-name="P4">
«Зерно з України посилило конкурентоспроможність польських виробників. Тожбізнес сусідньої країни зростав, використовуючи й українську сировину в томучислі. Зокрема, у 2022 році виробництво курятини у Польщі зросло на 8,2%порівняно з 2021 роком. Польща стала одним з лідерів серед країн ЄС поекспорту курятини в треті країни», - заявив міністр.</text:p>
      <text:p text:style-name="P4">
Він додав, що у першому кварталі 2023 року Польща продала Україні 10,5 тис.тонн курятини, а Україна Польщі - 4 тис. тонн, що в 2,5 раза менше.</text:p>
      <text:p text:style-name="P4">
Крім цього, торік Польща збільшила на 40% експорт зернових і продуктів їхпереробки.</text:p>
      <text:p text:style-name="P4">
<text:span text:style-name="T4">
Читайте також:</text:span>
 <text:a xlink:type="simple" xlink:href="https://www.ukrinform.ua/rubric-economy/3700395-es-mae-znajti-konstruktivne-risenna-dla-problemi-importu-agroproduktiv-z-ukraini-svecia.html" text:style-name="Internet_20_link" text:visited-style-name="Visited_20_Internet_20_Link">
 </text:a>
</text:p>
      <text:p text:style-name="P4">
Сольський наголосив, що аграрна торгівля між Україною та ЄС - це продовольчабезпека для держав - членів ЄС, які потерпіли від минулорічної посухи. Цеефективність тваринництва у Німеччині, Нідерландах та інших лідерахтваринництва. Також на українському зерні заробляють трейдери, перевізники тапорти.</text:p>
      <text:p text:style-name="P4">
За словами міністра, українське зерно не стало ключовою причиною ціноутворенняна ринку. Сольський пояснив, що за останні два місяці котирування падаютьусупереч очікуванням фермерів усіх країн не через українське зерно, а черезпрогнози дуже великого врожаю з Бразилії.</text:p>
      <text:p text:style-name="P4">
Цей фактор тисне на ринки, можливо, сильніше ніж експорт з України, вважаєукраїнський міністр.</text:p>
      <text:p text:style-name="P4">
<text:span text:style-name="T4">
Читайте також:</text:span>
 <text:a xlink:type="simple" xlink:href="https://www.ukrinform.ua/rubric-economy/3699276-solskij-zaklikae-kraini-g7-dopomogti-v-rozminuvanni-silgospzemel-ukraini.html" text:style-name="Internet_20_link" text:visited-style-name="Visited_20_Internet_20_Link">
 <text:span text:style-name="T4">
Сольський</text:span>
 </text:a>
</text:p>
      <text:p text:style-name="P4">
«Ми бачимо стрімке зростання обсягів бразильського виробництва і експорту, щопри повільно зростаючому попиті суттєво тисне на ціни. Ми щиро раді за колегіз Південної Америки, але невже, виходячи з останнього досвіду, тепер требазакрити можливості експорту і Бразилії, аби світові ціни знову розвернулися всторону зростання?» - зауважив очільник Мінагрополітики.</text:p>
      <text:p text:style-name="P4">
Сольський нагадав, що українські аграрії працюють у надскладних умовах війни,але розуміють проблеми колег за кордоном. Водночас він акцентував на тому, щоосновна причини нинішньої кризи - повномасштабна війна, розв'язана росією.</text:p>
      <text:p text:style-name="P4">
«Проблеми фермерів у європейських країнах - це не вина українських фермерів. Іпершопричина такої ситуації на європейському ринку - не в ціні українськогозбіжжя, а у війні, яку розв'язала росія проти України. Ця війна, нагадаю,триває вже дев'ять років. З яких ми переживаємо другий рік страшного іцинічного терору, знищення всього українського з боку російського агресора», -підкреслив міністр.</text:p>
      <text:p text:style-name="P4">
<text:span text:style-name="T4">
Читайте також:</text:span>
 <text:a xlink:type="simple" xlink:href="https://www.ukrinform.ua/rubric-economy/3698900-cehia-pidtrimue-ukrainu-v-pitanni-perevezenna-agroprodukcii-do-krain-es.html" text:style-name="Internet_20_link" text:visited-style-name="Visited_20_Internet_20_Link">
 <text:span text:style-name="T4">
агропро</text:span>
 </text:a>
</text:p>
      <text:p text:style-name="P4">
На переконання Сольського, нині необхідно досягти спільного взаємовигідногорішення шляхом дискусій та переговорів. При цьому міністр висловив сподіванняна виважене рішення Єврокомісії.</text:p>
      <text:p text:style-name="P4">
«Ми ще раз підкреслюємо: для нас надзвичайно важлива думка і позиція нашихсусідів. І та величезна підтримка, яку ми отримували і отримуємо. У нас єдискусія, тому що між справжніми друзями завжди є дискусія, і разом з тим вонизавжди знаходять рішення», - підсумував очільник Мінагрополітики.</text:p>
      <text:p text:style-name="P4">
Як повідомляв Укрінформ, Польща, Угорщина, Словаччина та Болгарія запровади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однак поновила його з 21 квітня.</text:p>
      <text:p text:style-name="P4">
Румунія ще не вводила обмежень на імпорт і транзит української агропродукції,але посилила контроль та перевірки сільськогосподарських товарів, що ввозятьсяна її територію.</text:p>
      <text:p text:style-name="P4">
Єврокомісія запропонувала пакет допомоги для фермерів з країн, що межують зУкраїною, який включає фінансову допомогу та інші заходи. Допомога буде наданаза умови, що будуть зняті обмеження на ввезення української агропродукції.</text:p>
      <text:p text:style-name="P4">
Наразі тривають консультації за участю Єврокомісії та представників Болгарії,Угорщини, Польщі, Словаччини, Румунії та України.</text:p>
      <text:p text:style-name="P4">
Source: <text:a xlink:type="simple" xlink:href="https://www.ukrinform.ua/rubric-economy/3700628-evropi-potribni-ukrainski-silskogospodarski-tovari-solskij.html" text:style-name="Internet_20_link" text:visited-style-name="Visited_20_Internet_20_Link">
https://www.ukrinform.ua/rubric-economy/3700628-evropi-potribni-ukrainski-silskogospodarski-tovari-solskij.html</text:a>
</text:p>
      <!--NEWS-->
      <text:h text:style-name="P10" text:outline-level="1">
<text:span text:style-name="T4">
Французький бігун пробіг найшвидший в історії марафон спиною вперед</text:span>
</text:h>
      <text:p text:style-name="P4">
Authors: Ukrinform (Person)</text:p>
      <text:p text:style-name="P4">
Publisher: Укринформ (Organization)</text:p>
      <text:p text:style-name="P4">
Published Time: 2023-04-25T18:53:05+03:00</text:p>
      <text:p text:style-name="P4">
Modified Time: 2023-04-25T18:53:05+03:00</text:p>
      <text:p text:style-name="P4">
Description: Відбулося це під час забігу у французькому Дромі. — Укрінформ.</text:p>
      <text:p text:style-name="P4">
Images: ["<text:a xlink:type="simple" xlink:href="https://static.ukrinform.com/photos/2023_04/thumb_files/630_360_1682437837-868.jpg" text:style-name="Internet_20_link" text:visited-style-name="Visited_20_Internet_20_Link">
630_360_16824...</text:a>
"]</text:p>
      <text:p text:style-name="P4">
Tags: ['Марафон']</text:p>
      <text:p text:style-name="P4">
Type: Article</text:p>
      <!--METADATA-->
      <text:p text:style-name="P4">
<draw:frame draw:style-name="fr1" draw:name="Image137" text:anchor-type="as-char" svg:width="6.9236in" svg:height="3.956343in" draw:z-index="0">
<draw:image xlink:href="../Images/yкринформ/2023-04-25T18-53-05-03-00/630_360_1682437837-868.jpg" xlink:type="simple" xlink:show="embed" xlink:actuate="onLoad" draw:mime-type="image/jpeg"/>
</draw:frame>
 Відбулосяце під час забігу у французькому Дромі.</text:p>
      <text:p text:style-name="P4">
Французький бігун Гійом де Люстрак пробіг найшвидший в історії марафон спиноювперед, <text:a xlink:type="simple" xlink:href="https://www.connexionfrance.com/article/French-news/Man-breaks-world-record-for-fastest-marathon-running-backwards" text:style-name="Internet_20_link" text:visited-style-name="Visited_20_Internet_20_Link">
 </text:a>
 The Connexion, передаєУкрінформ.</text:p>
      <text:p text:style-name="P4">
Згідно з Книгою рекордів Гіннеса, найшвидший марафон (стандартна дистанція —42.195 км), подоланий спиною назад, належить китайцеві Сюю Чженьджуну.Найкращий час в історії — 3:43:39 години — він встановив у жовтні 2004 року.</text:p>
      <text:p text:style-name="P4">
Побити рекорд китайського бігуна взявся 29-річний француз.У повсякденномужитті де Люстрак працює консультантом з вуглецевого балансу.</text:p>
      <text:p text:style-name="P4">
У Дромі Гійом стартував з рештою марафонців, які бігли дистанцію звичнимчином. Натомість серед них француз долав дистанцію спиною вперед — і посів19-те місце серед усіх учасників з рекордним часом — 3 години й 25 хвилин!</text:p>
      <text:p text:style-name="P4">
Забіг де Люстрака фільмувала команда спортсмена. Надалі його заявку насвітовий рекорд мають затвердити у Книзі рекордів Гіннеса.</text:p>
      <text:p text:style-name="P4">
Особистий рекорд француза у традиційному марафоні — 2 години й 33 хвилини,який він встановив минулого року в Іспанії.</text:p>
      <text:p text:style-name="P4">
<text:span text:style-name="T4">
Читайте також:</text:span>
 <text:a xlink:type="simple" xlink:href="https://www.ukrinform.ua/rubric-sports/3699859-oleg-vernaev-gimnast-olimpijskij-cempion.html" text:style-name="Internet_20_link" text:visited-style-name="Visited_20_Internet_20_Link">
 <text:span text:style-name="T4">
Верняєв</text:span>
 </text:a>
</text:p>
      <text:p text:style-name="P4">
Як повідомляв Укрінформ раніше, у квітні під час Лондонського марафону кенієцьКелвін Кіптум встановив другий найкращий час в історії — 2:01:25 години,власнику світового рекорду, співвітчизнику Еліуду Кіпчоґе, він програв 16секунд.</text:p>
      <text:p text:style-name="P4">
Фото: Saint-Paul-lès-Romans</text:p>
      <text:p text:style-name="P4">
Source: <text:a xlink:type="simple" xlink:href="https://www.ukrinform.ua/rubric-sports/3700629-francuzkij-bigun-probig-najsvidsij-v-istorii-marafon-spinou-vpered.html" text:style-name="Internet_20_link" text:visited-style-name="Visited_20_Internet_20_Link">
https://www.ukrinform.ua/rubric-sports/3700629-francuzkij-bigun-probig-najsvidsij-v-istorii-marafon-spinou-vpered.html</text:a>
</text:p>
      <!--NEWS-->
      <text:h text:style-name="P10" text:outline-level="1">
<text:span text:style-name="T4">
У Каннах покажуть фільм «Звідки куди» про евакуацію з небезпечних територій України</text:span>
</text:h>
      <text:p text:style-name="P4">
Authors: Ukrinform (Person)</text:p>
      <text:p text:style-name="P4">
Publisher: Укринформ (Organization)</text:p>
      <text:p text:style-name="P4">
Published Time: 2023-04-25T19:00:00+03:00</text:p>
      <text:p text:style-name="P4">
Modified Time: 2023-04-25T19:00:00+03:00</text:p>
      <text:p text:style-name="P4">
Description: На Каннському кінофестивалі, що проходитиме 16-27 травня, відбудеться прем'єра документального фільму «Звідки куди» спільного виробництва Польщі, Франції та України про евакуацію українських біженців.  — Укрінформ.</text:p>
      <text:p text:style-name="P4">
Images: ["<text:a xlink:type="simple" xlink:href="https://static.ukrinform.com/photos/2023_04/thumb_files/630_360_1682438264-523.jpg" text:style-name="Internet_20_link" text:visited-style-name="Visited_20_Internet_20_Link">
630_360_16824...</text:a>
"]</text:p>
      <text:p text:style-name="P4">
Tags: ['Евакуація', 'Каннський кінофестиваль', 'фільм']</text:p>
      <text:p text:style-name="P4">
Type: Article</text:p>
      <!--METADATA-->
      <text:p text:style-name="P4">
<draw:frame draw:style-name="fr1" draw:name="Image138" text:anchor-type="as-char" svg:width="6.9236in" svg:height="3.956343in" draw:z-index="0">
<draw:image xlink:href="../Images/yкринформ/2023-04-25T19-00-00-03-00/630_360_1682438264-523.jpg" xlink:type="simple" xlink:show="embed" xlink:actuate="onLoad" draw:mime-type="image/jpeg"/>
</draw:frame>
 НаКаннському кінофестивалі, що проходитиме 16-27 травня, відбудеться прем'єрадокументального фільму «Звідки куди» спільного виробництва Польщі, Франції таУкраїни про евакуацію українських біженців.</text:p>
      <text:p text:style-name="P4">
Про це Укрінформу повідомили в українській кінокомпанії «435 FILMS», якадолучилася до виробництва фільму.</text:p>
      <text:p text:style-name="P4">
Стрічку зняв польський режисер Мачек Хамела.</text:p>
      <text:p text:style-name="P4">
«Понад рік тому я долучився як волонтер до перших евакуацій з польсько-українського кордону, а потім з віддалених районів Чернігівщини та Донбасу. Мистворили ефективну транскордонну мережу волонтерів, які допомагали під часвійни, одну з тисяч таких громадських організацій, які виникають між Польщеюта Україною. Це свідчення того, як формується дружба перед спільною загрозоюзла. Ідея створення цього фільму з’явилась по дорозі, в евакуаційномуавтобусі», - розповів Хамела.</text:p>
      <text:p text:style-name="P4">
<text:span text:style-name="T4">
Читайте також:</text:span>
 <text:a xlink:type="simple" xlink:href="https://www.ukrinform.ua/rubric-culture/3700478-na-kinofestivali-u-nimeccini-pokazut-ukrainsku-stricku-la-palisiada.html" text:style-name="Internet_20_link" text:visited-style-name="Visited_20_Internet_20_Link">
 </text:a>
</text:p>
      <text:p text:style-name="P4">
Стрічка відібрана у програму Cannes ACID, для якої щороку асоціаціякінематографістів ACID (Асоціація незалежного кіно та його розповсюдження)обирає 9 фільмів. Це важливий крок до актуалізації питання російсько-української війни та українських <text:a xlink:type="simple" xlink:href="https://www.ukrinform.ua/tag-bizenci" text:style-name="Internet_20_link" text:visited-style-name="Visited_20_Internet_20_Link">
 </text:a>
 умедійному просторі Європи, зазначили в кінокомпанії.</text:p>
      <text:p text:style-name="P4">
Повнометражний документальний фільм «Звідки куди» ілюструє збірний образукраїнських біженців – дітей, жінок, літніх людей та чоловіків, які післявторгнення росії змушені покинути свої домівки і їхати у невідоме майбутнє.Мета одна на всіх - знайти безпечний притулок. Вони сідають в евакуаційнийавтобус і розповідають про фізичні та моральні травми, які їм довелосьпережити. За кермом сам режисер, який везе героїв подалі від війни тадопомагає врятувати їх життя.</text:p>
      <text:p text:style-name="P4">
<text:span text:style-name="T5">
Фото: Кадр з фільму «Звідки куди»</text:span>
</text:p>
      <text:p text:style-name="P4">
Source: <text:a xlink:type="simple" xlink:href="https://www.ukrinform.ua/rubric-culture/3700632-u-kannah-pokazut-film-zvidki-kudi-pro-evakuaciu-z-nebezpecnih-teritorij-ukraini.html" text:style-name="Internet_20_link" text:visited-style-name="Visited_20_Internet_20_Link">
https://www.ukrinform.ua/rubric-culture/3700632-u-kannah-pokazut-film-zvidki-kudi-pro-evakuaciu-z-nebezpecnih-teritorij-ukraini.html</text:a>
</text:p>
      <!--NEWS-->
      <text:h text:style-name="P10" text:outline-level="1">
<text:span text:style-name="T4">
Прикордонники влаштували «запальний вікенд» у Бахмуті, який став останнім для окупантів</text:span>
</text:h>
      <text:p text:style-name="P4">
Author: ['АРМІЯINFORM']</text:p>
      <text:p text:style-name="P4">
Time: 2023-04-25T19:00:00-04:00</text:p>
      <text:p text:style-name="P4">
Description: Про це повідомляє Державна прикордонна служба України.    Прикордонники тричі в бій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ws_20230424_172024_1682346024.jpg" text:style-name="Internet_20_link" text:visited-style-name="Visited_20_Internet_20_Link">
news_20230424_172024_1682346024.jpg</text:a>
']</text:p>
      <text:p text:style-name="P4">
Tags: ['STOPRUSSIA', 'АГРЕСІЯ РФ', 'ВІЙНА', 'ВТОРГНЕННЯ РФ', 'ДЕРЖПРИКОРДОНСЛУЖБА', 'ФОРТЕЦЯ БАХМУТ']</text:p>
      <text:p text:style-name="P4">
Category: News</text:p>
      <!--METADATA-->
      <text:p text:style-name="P4">
<draw:frame draw:style-name="fr1" draw:name="Image139" text:anchor-type="as-char" svg:width="6.9236in" svg:height="5.1927in" draw:z-index="0">
<draw:image xlink:href="../Images/AРМІЯINFORM/2023-04-25T19-00-00-04-00/news_20230424_172024_1682346024.jpg" xlink:type="simple" xlink:show="embed" xlink:actuate="onLoad" draw:mime-type="image/jpeg"/>
</draw:frame>
</text:p>
      <text:p text:style-name="P4">
Про це <text:a xlink:type="simple" xlink:href="https://dpsu.gov.ua/ua/news/Prikordonniki-u-Bahmuti-vlashtuvali-okupantam-zapalniy-vikend-yakiy-dlya-10-zagarbnikiv-stav-ostannim/" text:style-name="Internet_20_link" text:visited-style-name="Visited_20_Internet_20_Link">
повідомляє</text:a>
 Державна прикордонна служба України.</text:p>
      <text:p text:style-name="P4">
Прикордонники тричі в бій з російськими нападниками, при цьому стрілецькісутички у місті-фортеці відбуваються майже безперервно.</text:p>
      <text:p text:style-name="P4">
У Бахмуті окупанти продовжують артилерійськими обстрілами руйнувати міськуінфраструктуру, а ворожа піхота намагається атакувати захисників України поруїнах. За позиції, які охоронці кордонів утримують у міських кварталах,позиційні бої двічі відбувались у нічний час доби. Ще одне боєзіткненнявідбулося вдень.</text:p>
      <text:p text:style-name="P4">
Попри надскладну ситуацію українські захисники продовжують на ближніхдистанціях ліквідовувати штурмовиків країни-агресора. Так, бійціДержприкордонслужби всі спроби прориву оборони стримали. Вогнем зі стрілецькоїзброї та мінометів знешкоджено щонайменше 24 противників: 10 окупантів —ліквідовано, ще 14 — поранено.</text:p>
      <text:p text:style-name="P4">
Source: <text:a xlink:type="simple" xlink:href="https://armyinform.com.ua/2023/04/25/prykordonnyky-vlashtuvaly-zapalnyj-vikend/" text:style-name="Internet_20_link" text:visited-style-name="Visited_20_Internet_20_Link">
https://armyinform.com.ua/2023/04/25/prykordonnyky-vlashtuvaly-zapalnyj-vikend/</text:a>
</text:p>
      <!--NEWS-->
      <text:h text:style-name="P10" text:outline-level="1">
<text:span text:style-name="T4">
На деокупованій Херсонщині зі світлом 156 із 228 населених пунктів</text:span>
</text:h>
      <text:p text:style-name="P4">
Authors: Ukrinform (Person)</text:p>
      <text:p text:style-name="P4">
Publisher: Укринформ (Organization)</text:p>
      <text:p text:style-name="P4">
Published Time: 2023-04-25T19:02:00+03:00</text:p>
      <text:p text:style-name="P4">
Modified Time: 2023-04-25T19:02:00+03:00</text:p>
      <text:p text:style-name="P4">
Description: На деокупованій території Херсонщини повернули електропостачання у 156 із 228 населених пунктів. — Укрінформ.</text:p>
      <text:p text:style-name="P4">
Images: ["<text:a xlink:type="simple" xlink:href="https://static.ukrinform.com/photos/2022_10/thumb_files/630_360_1666700937-287.jpg" text:style-name="Internet_20_link" text:visited-style-name="Visited_20_Internet_20_Link">
630_360_16667...</text:a>
"]</text:p>
      <text:p text:style-name="P4">
Tags: ['Електроенергія', 'Херсонщина']</text:p>
      <text:p text:style-name="P4">
Type: Article</text:p>
      <!--METADATA-->
      <text:p text:style-name="P4">
<draw:frame draw:style-name="fr1" draw:name="Image140" text:anchor-type="as-char" svg:width="6.9236in" svg:height="3.956343in" draw:z-index="0">
<draw:image xlink:href="../Images/yкринформ/2023-04-25T19-02-00-03-00/630_360_1666700937-287.jpg" xlink:type="simple" xlink:show="embed" xlink:actuate="onLoad" draw:mime-type="image/jpeg"/>
</draw:frame>
 Надеокупованій території Херсонщини повернули електропостачання у 156 із 228населених пунктів.</text:p>
      <text:p text:style-name="P4">
Як передає Укрінформ, про це повідомив у <text:a xlink:type="simple" xlink:href="https://www.facebook.com/alexandr.prokudin.7/posts/pfbid0kP84TEzBguoe2UcXerWPpvhpZa4E8We5V5nsGN3dQNUWqYcTNyVB8PkMvKRfWFNyl" text:style-name="Internet_20_link" text:visited-style-name="Visited_20_Internet_20_Link">
</text:a>
начальник Херсонської обласної військової адміністрації Олександр Прокудін.</text:p>
      <text:p text:style-name="P4">
«Давидів Брід Великоолександрівської громади – нарешті зі світлом», -поінформував Прокудін.</text:p>
      <text:p text:style-name="P4">
<text:span text:style-name="T5">
Відео: Oleksandr Prokudin</text:span>
</text:p>
      <text:p text:style-name="P4">
За його словами, це 156 із 228 населених пунктів деокупованої Херсонщини, вякому відновлено <text:a xlink:type="simple" xlink:href="https://www.ukrinform.ua/tag-elektroenergia" text:style-name="Internet_20_link" text:visited-style-name="Visited_20_Internet_20_Link">
 </text:a>
 . Тільки заостанній тиждень до мережі підʼєднали вісім населених пунктів.</text:p>
      <text:p text:style-name="P4">
Аварійно-відновлювальні роботи тривають, зазначив начальник ОВА.</text:p>
      <text:p text:style-name="P4">
<text:span text:style-name="T4">
Читайте також:</text:span>
 <text:a xlink:type="simple" xlink:href="https://www.ukrinform.ua/rubric-economy/3700526-pilgovu-cinu-na-elektroenergiu-dla-naselenna-prodovzili-se-na-misac.html" text:style-name="Internet_20_link" text:visited-style-name="Visited_20_Internet_20_Link">
 <text:span text:style-name="T4">
електроенергію</text:span>
 </text:a>
</text:p>
      <text:p text:style-name="P4">
Як повідомляв Укрінформ, на Херсонщині через обстріли загалом <text:a xlink:type="simple" xlink:href="https://www.ukrinform.ua/rubric-regions/3699996-na-hersonsini-cerez-obstrili-poskodzeni-ta-zrujnovani-ponad-6000-civilnih-obektiv.html" text:style-name="Internet_20_link" text:visited-style-name="Visited_20_Internet_20_Link">
</text:a>
</text:p>
      <text:p text:style-name="P4">
Source: <text:a xlink:type="simple" xlink:href="https://www.ukrinform.ua/rubric-regions/3700625-na-deokupovanij-hersonsini-zi-svitlom-156-iz-228-naselenih-punktiv.html" text:style-name="Internet_20_link" text:visited-style-name="Visited_20_Internet_20_Link">
https://www.ukrinform.ua/rubric-regions/3700625-na-deokupovanij-hersonsini-zi-svitlom-156-iz-228-naselenih-punktiv.html</text:a>
</text:p>
      <!--NEWS-->
      <text:h text:style-name="P10" text:outline-level="1">
<text:span text:style-name="T4">
Ердоган вручив команді українських рятувальників медаль подяки</text:span>
</text:h>
      <text:p text:style-name="P4">
Authors: Ukrinform (Person)</text:p>
      <text:p text:style-name="P4">
Publisher: Укринформ (Organization)</text:p>
      <text:p text:style-name="P4">
Published Time: 2023-04-25T19:02:41+03:00</text:p>
      <text:p text:style-name="P4">
Modified Time: 2023-04-25T19:02:41+03:00</text:p>
      <text:p text:style-name="P4">
Description: Президент Туреччини Реджеп Таїп Ердоган вручив медаль подяки команді українських рятувальників, які допомагали ліквідовувати наслідки руйнівних землетрусів. — Укрінформ.</text:p>
      <text:p text:style-name="P4">
Images: ["<text:a xlink:type="simple" xlink:href="https://static.ukrinform.com/photos/2023_04/thumb_files/630_360_1682438449-7900.jpeg" text:style-name="Internet_20_link" text:visited-style-name="Visited_20_Internet_20_Link">
630_360_16824...</text:a>
", "<text:a xlink:type="simple" xlink:href="https://static.ukrinform.com/photos/2023_04/thumb_files/630_360_1682438448-9812.jpeg" text:style-name="Internet_20_link" text:visited-style-name="Visited_20_Internet_20_Link">
630_360_16824...</text:a>
", "<text:a xlink:type="simple" xlink:href="https://static.ukrinform.com/photos/2023_04/thumb_files/630_360_1682438448-2957.jpeg" text:style-name="Internet_20_link" text:visited-style-name="Visited_20_Internet_20_Link">
630_360_16824...</text:a>
", "<text:a xlink:type="simple" xlink:href="https://static.ukrinform.com/photos/2023_04/thumb_files/630_360_1682438448-3839.jpeg" text:style-name="Internet_20_link" text:visited-style-name="Visited_20_Internet_20_Link">
630_360_16824...</text:a>
", "<text:a xlink:type="simple" xlink:href="https://static.ukrinform.com/photos/2023_04/thumb_files/630_360_1682438448-6760.jpeg" text:style-name="Internet_20_link" text:visited-style-name="Visited_20_Internet_20_Link">
630_360_16824...</text:a>
", "<text:a xlink:type="simple" xlink:href="https://static.ukrinform.com/photos/2023_04/thumb_files/630_360_1682438448-9420.jpeg" text:style-name="Internet_20_link" text:visited-style-name="Visited_20_Internet_20_Link">
630_360_16824...</text:a>
", "<text:a xlink:type="simple" xlink:href="https://static.ukrinform.com/photos/2023_04/thumb_files/630_360_1682438448-1045.jpeg" text:style-name="Internet_20_link" text:visited-style-name="Visited_20_Internet_20_Link">
630_360_16824...</text:a>
", "<text:a xlink:type="simple" xlink:href="https://static.ukrinform.com/photos/2023_04/thumb_files/630_360_1682438449-3724.jpeg" text:style-name="Internet_20_link" text:visited-style-name="Visited_20_Internet_20_Link">
630_360_16824...</text:a>
"]</text:p>
      <text:p text:style-name="P4">
Tags: ['Ердоган', 'Землетрус', 'Туреччина', 'Боднар']</text:p>
      <text:p text:style-name="P4">
Type: Article</text:p>
      <!--METADATA-->
      <text:p text:style-name="P4">
<draw:frame draw:style-name="fr1" draw:name="Image141" text:anchor-type="as-char" svg:width="6.9236in" svg:height="3.956343in" draw:z-index="0">
<draw:image xlink:href="../Images/yкринформ/2023-04-25T19-02-41-03-00/630_360_1682438449-7900.jpeg" xlink:type="simple" xlink:show="embed" xlink:actuate="onLoad" draw:mime-type="image/jpeg"/>
</draw:frame>
Президент Туреччини Реджеп Таїп Ердоган вручив медаль подяки командіукраїнських рятувальників, які допомагали ліквідовувати наслідки руйнівнихземлетрусів.</text:p>
      <text:p text:style-name="P4">
Як передає Укрінформ, про це посол України в Туреччині Василь Боднарповідомляє у <text:a xlink:type="simple" xlink:href="https://www.facebook.com/Vasyl.Bodnar.1976/posts/pfbid0mpfiJHMmtWRjY9xXWXVh6o2raJPz9f4bcgZAj335nrxQnJXFADfD36APySdaM7nNl" text:style-name="Internet_20_link" text:visited-style-name="Visited_20_Internet_20_Link">
</text:a>
.</text:p>
      <text:p text:style-name="P4">
“Реджеп Таїп Ердоган вручив медаль подяки від турецького народу командіукраїнських рятувальників, які допомагали ліквідовувати наслідки руйнівнихземлетрусів в Туреччині 6 лютого. На ім’я посольства передано відповіднийлист-подяку від глави МЗС ТР”, - написав він.</text:p>
      <text:p text:style-name="P4">
<draw:frame draw:style-name="fr1" draw:name="Image142" text:anchor-type="as-char" svg:width="6.9236in" svg:height="3.956343in" draw:z-index="0">
<draw:image xlink:href="../Images/yкринформ/2023-04-25T19-02-41-03-00/630_360_1682438448-9812.jpeg" xlink:type="simple" xlink:show="embed" xlink:actuate="onLoad" draw:mime-type="image/jpeg"/>
</draw:frame>
 Ердоганвручив команді українських рятувальників медаль подяки / Фото: Vasyl Bodnar  <text:a xlink:type="simple" xlink:href="https://static.ukrinform.com/photos/2023_04/1682438448-9812.jpeg" text:style-name="Internet_20_link" text:visited-style-name="Visited_20_Internet_20_Link">
<draw:frame draw:style-name="fr1" draw:name="Image143" text:anchor-type="as-char" svg:width="6.9236in" svg:height="3.956343in" draw:z-index="0">
<draw:image xlink:href="../Images/yкринформ/2023-04-25T19-02-41-03-00/630_360_1682438448-9812.jpeg" xlink:type="simple" xlink:show="embed" xlink:actuate="onLoad" draw:mime-type="image/jpeg"/>
</draw:frame>
</text:a>
 <text:a xlink:type="simple" xlink:href="https://static.ukrinform.com/photos/2023_04/1682438448-2957.jpeg" text:style-name="Internet_20_link" text:visited-style-name="Visited_20_Internet_20_Link">
<draw:frame draw:style-name="fr1" draw:name="Image144" text:anchor-type="as-char" svg:width="6.9236in" svg:height="3.956343in" draw:z-index="0">
<draw:image xlink:href="../Images/yкринформ/2023-04-25T19-02-41-03-00/630_360_1682438448-2957.jpeg" xlink:type="simple" xlink:show="embed" xlink:actuate="onLoad" draw:mime-type="image/jpeg"/>
</draw:frame>
</text:a>
 <text:a xlink:type="simple" xlink:href="https://static.ukrinform.com/photos/2023_04/1682438448-3839.jpeg" text:style-name="Internet_20_link" text:visited-style-name="Visited_20_Internet_20_Link">
<draw:frame draw:style-name="fr1" draw:name="Image145" text:anchor-type="as-char" svg:width="6.9236in" svg:height="3.956343in" draw:z-index="0">
<draw:image xlink:href="../Images/yкринформ/2023-04-25T19-02-41-03-00/630_360_1682438448-3839.jpeg" xlink:type="simple" xlink:show="embed" xlink:actuate="onLoad" draw:mime-type="image/jpeg"/>
</draw:frame>
</text:a>
 <text:a xlink:type="simple" xlink:href="https://static.ukrinform.com/photos/2023_04/1682438448-6760.jpeg" text:style-name="Internet_20_link" text:visited-style-name="Visited_20_Internet_20_Link">
<draw:frame draw:style-name="fr1" draw:name="Image146" text:anchor-type="as-char" svg:width="6.9236in" svg:height="3.956343in" draw:z-index="0">
<draw:image xlink:href="../Images/yкринформ/2023-04-25T19-02-41-03-00/630_360_1682438448-6760.jpeg" xlink:type="simple" xlink:show="embed" xlink:actuate="onLoad" draw:mime-type="image/jpeg"/>
</draw:frame>
</text:a>
 <text:a xlink:type="simple" xlink:href="https://static.ukrinform.com/photos/2023_04/1682438448-9420.jpeg" text:style-name="Internet_20_link" text:visited-style-name="Visited_20_Internet_20_Link">
<draw:frame draw:style-name="fr1" draw:name="Image147" text:anchor-type="as-char" svg:width="6.9236in" svg:height="3.956343in" draw:z-index="0">
<draw:image xlink:href="../Images/yкринформ/2023-04-25T19-02-41-03-00/630_360_1682438448-9420.jpeg" xlink:type="simple" xlink:show="embed" xlink:actuate="onLoad" draw:mime-type="image/jpeg"/>
</draw:frame>
</text:a>
 <text:a xlink:type="simple" xlink:href="https://static.ukrinform.com/photos/2023_04/1682438448-1045.jpeg" text:style-name="Internet_20_link" text:visited-style-name="Visited_20_Internet_20_Link">
<draw:frame draw:style-name="fr1" draw:name="Image148" text:anchor-type="as-char" svg:width="6.9236in" svg:height="3.956343in" draw:z-index="0">
<draw:image xlink:href="../Images/yкринформ/2023-04-25T19-02-41-03-00/630_360_1682438448-1045.jpeg" xlink:type="simple" xlink:show="embed" xlink:actuate="onLoad" draw:mime-type="image/jpeg"/>
</draw:frame>
</text:a>
 <text:a xlink:type="simple" xlink:href="https://static.ukrinform.com/photos/2023_04/1682438449-7900.jpeg" text:style-name="Internet_20_link" text:visited-style-name="Visited_20_Internet_20_Link">
<draw:frame draw:style-name="fr1" draw:name="Image149" text:anchor-type="as-char" svg:width="6.9236in" svg:height="3.956343in" draw:z-index="0">
<draw:image xlink:href="../Images/yкринформ/2023-04-25T19-02-41-03-00/630_360_1682438449-7900.jpeg" xlink:type="simple" xlink:show="embed" xlink:actuate="onLoad" draw:mime-type="image/jpeg"/>
</draw:frame>
</text:a>
 <text:a xlink:type="simple" xlink:href="https://static.ukrinform.com/photos/2023_04/1682438449-3724.jpeg" text:style-name="Internet_20_link" text:visited-style-name="Visited_20_Internet_20_Link">
<draw:frame draw:style-name="fr1" draw:name="Image150" text:anchor-type="as-char" svg:width="6.9236in" svg:height="3.956343in" draw:z-index="0">
<draw:image xlink:href="../Images/yкринформ/2023-04-25T19-02-41-03-00/630_360_1682438449-3724.jpeg" xlink:type="simple" xlink:show="embed" xlink:actuate="onLoad" draw:mime-type="image/jpeg"/>
</draw:frame>
</text:a>
</text:p>
      <text:p text:style-name="P4">
Посол нагадав, що попри війну, Україна направила в Туреччину 87 рятувальників.Цей крок солідарності та готовності прийти на допомогу надзвичайно емоційносприйнятий турецьким народом.</text:p>
      <text:p text:style-name="P4">
<text:span text:style-name="T4">
Читайте також:</text:span>
 <text:a xlink:type="simple" xlink:href="https://www.ukrinform.ua/rubric-world/3699455-na-pivdennomu-shodi-tureccini-stavsa-zemletrus.html" text:style-name="Internet_20_link" text:visited-style-name="Visited_20_Internet_20_Link">
 <text:span text:style-name="T4">
землетру</text:span>
 </text:a>
</text:p>
      <text:p text:style-name="P4">
Як повідомлялося, 6 лютого на південному сході Туреччини сталося дваземлетруси: в районі Пазарджик провінції Кахраманмараш - магнітудою 7,7 та врайоні Ельбістан тієї ж провінції — магнітудою 7,6.</text:p>
      <text:p text:style-name="P4">
Загальна кількість загиблих унаслідок землетрусів у Туреччині та Сирії, щосталися 6 лютого, зросла до 50 132 людини.</text:p>
      <text:p text:style-name="P4">
Source: <text:a xlink:type="simple" xlink:href="https://www.ukrinform.ua/rubric-world/3700634-erdogan-vruciv-komandi-ukrainskih-ratuvalnikiv-medal-podaki.html" text:style-name="Internet_20_link" text:visited-style-name="Visited_20_Internet_20_Link">
https://www.ukrinform.ua/rubric-world/3700634-erdogan-vruciv-komandi-ukrainskih-ratuvalnikiv-medal-podaki.html</text:a>
</text:p>
      <!--NEWS-->
      <text:h text:style-name="P10" text:outline-level="1">
<text:span text:style-name="T4">
Сили оборони відбили 36 російських атак на трьох напрямках</text:span>
</text:h>
      <text:p text:style-name="P4">
Authors: Ukrinform (Person)</text:p>
      <text:p text:style-name="P4">
Publisher: Укринформ (Organization)</text:p>
      <text:p text:style-name="P4">
Published Time: 2023-04-25T19:07:00+03:00</text:p>
      <text:p text:style-name="P4">
Modified Time: 2023-04-25T19:07:00+03:00</text:p>
      <text:p text:style-name="P4">
Description: </text:p>
      <text:p text:style-name="P4">
Сили оборони України протягом доби відбили 36 атак російських загарбників на Бахмутському, Авдіївському та Мар’їнському напрямках. — Укрінформ.</text:p>
      <text:p text:style-name="P4">
Images: ["<text:a xlink:type="simple" xlink:href="https://static.ukrinform.com/photos/2023_04/thumb_files/630_360_1682438812-465.jpg" text:style-name="Internet_20_link" text:visited-style-name="Visited_20_Internet_20_Link">
630_360_16824...</text:a>
"]</text:p>
      <text:p text:style-name="P4">
Tags: ['Генштаб', 'ЗСУ', 'Війна з росією', '#stoprussia']</text:p>
      <text:p text:style-name="P4">
Type: Article</text:p>
      <!--METADATA-->
      <text:p text:style-name="P4">
<draw:frame draw:style-name="fr1" draw:name="Image151" text:anchor-type="as-char" svg:width="6.9236in" svg:height="3.956343in" draw:z-index="0">
<draw:image xlink:href="../Images/yкринформ/2023-04-25T19-07-00-03-00/630_360_1682438812-465.jpg" xlink:type="simple" xlink:show="embed" xlink:actuate="onLoad" draw:mime-type="image/jpeg"/>
</draw:frame>
 Силиоборони України протягом доби відбили 36 атак російських загарбників наБахмутському, Авдіївському та Мар’їнському напрямках.</text:p>
      <text:p text:style-name="P4">
Про це Генеральний штаб Збройних сил України повідомив у <text:a xlink:type="simple" xlink:href="https://www.facebook.com/GeneralStaff.ua/posts/pfbid0GFdgApe8cZWwYs3eikm685gqHpwFxHNXBuu962Kg6AVaCRr7hkqUjAaktivBv94bl" text:style-name="Internet_20_link" text:visited-style-name="Visited_20_Internet_20_Link">
</text:a>
, оприлюднивши оперативну інформацію станом на 18:00 вівторка, 25 квітня,передає Укрінформ.</text:p>
      <text:p text:style-name="P4">
Як зазначається, на веденні наступальних дій на згаданих напрямках російськівійська зосереджують основні зусилля. Найзапекліші бої тривають за Бахмут іМар’їнку Донецької області.</text:p>
      <text:p text:style-name="P4">
Ракетного удару від загарбників зазнало місто Куп'янськ Харківської області.По інших локаціях протягом доби війська рф здійснили шість авіаційних ударів іпонад десять обстрілів з реактивних систем залпового вогню.</text:p>
      <text:p text:style-name="P4">
У Генштабі застерігають: імовірність здійснення росіянами ракетних йавіаційних ударів по всій території України залишається досить високою.</text:p>
      <text:p text:style-name="P4">
<text:span text:style-name="T4">
Читайте також:</text:span>
 <text:a xlink:type="simple" xlink:href="https://www.ukrinform.ua/rubric-ato/3700449-vorog-zbilsiv-zastosuvanna-kerovanih-aviabomb-bo-mae-perevagu-v-aviacii-naev.html" text:style-name="Internet_20_link" text:visited-style-name="Visited_20_Internet_20_Link">
 <text:span text:style-name="T4">
Наєв</text:span>
 </text:a>
</text:p>
      <text:p text:style-name="P4">
Повідомляється, що українська авіація за добу здійснила загалом п'ять ударівпо районах зосередження особового складу та військової техніки загарбників йодин удар — по зенітно-ракетному комплексу ворога.</text:p>
      <text:p text:style-name="P4">
Підрозділи ракетних військ й артилерії ЗСУ зі свого боку уразили зенітно-ракетний комплекс, район зосередження особового складу та військової техніки,а також радіолокаційну станцію російської армії.</text:p>
      <text:p text:style-name="P4">
На <text:span text:style-name="T4">
Волинському</text:span>
 та <text:span text:style-name="T4">
Поліському напрямках</text:span>
 оперативна обстановка, заданими Генштабу, суттєвих змін не зазнала. Ознаки формування наступальнихугруповань ворога не виявлені.</text:p>
      <text:p text:style-name="P4">
На <text:span text:style-name="T4">
Сіверському</text:span>
 та <text:span text:style-name="T4">
Слобожанському напрямках</text:span>
 російські війська протягомдоби били з артилерії й мінометів по Леонівці Чернігівської області,Кореньоку, Іскрисківщині й Волфиному Сумської області, а також поВетеринарному, Зеленому, Нескучному, Стрілечій, Огірцевому, Гатищу й АмбарномуХарківської області.</text:p>
      <text:p text:style-name="P4">
На <text:span text:style-name="T4">
Куп’янському напрямку</text:span>
 артилерійських і мінометних обстрілів від росіянзазнали Тополі, Кам’янка, Красне Перше, Фиголівка, Новомлинськ, Дворічна таКуп’янськ Харківської області.</text:p>
      <text:p text:style-name="P4">
На <text:span text:style-name="T4">
Лиманському напрямку</text:span>
 наступальних дій загарбники не проводили. Зартилерії ворог атакував Новоселівське, Невське, Діброву й БілогорівкуЛуганської області, Торське, Ямпіль, Верхньокам’янське й Переїзне Донецькоїобласті.</text:p>
      <text:p text:style-name="P4">
<text:span text:style-name="T4">
Читайте також:</text:span>
 <text:a xlink:type="simple" xlink:href="https://www.ukrinform.ua/rubric-ato/3700518-sirskij-nazvav-pat-pricin-dla-utrimanna-bahmuta.html" text:style-name="Internet_20_link" text:visited-style-name="Visited_20_Internet_20_Link">
 <text:span text:style-name="T4">
Сирський</text:span>
 </text:a>
</text:p>
      <text:p text:style-name="P4">
На <text:span text:style-name="T4">
Бахмутському напрямку</text:span>
 війська російської федерації продовжують вестинаступальні дії, тривають важкі бої за місто Бахмут. У напрямку Богданівки,Хромового та Кліщіївки протягом доби росіяни вели безуспішні наступальні дії.</text:p>
      <text:p text:style-name="P4">
Від ворожих обстрілів постраждали Васюківка, Оріхово-Василівка, Маркове,Григорівка, Бахмут, Іванівське, Часів Яр, Біла Гора, Північне та Нью-ЙоркДонецької області.</text:p>
      <text:p text:style-name="P4">
На <text:span text:style-name="T4">
Авдіївському напрямку</text:span>
 російська армія вела наступальні дії неподаліквід Сєверного й Первомайського Донецької області, однак успіху не мала.</text:p>
      <text:p text:style-name="P4">
Водночас загарбники завдавали ударів по Новобахмутівці, Новокалиновому,Авдіївці, Ласточкиному, Водяному, Первомайському, Карлівці й НевельськомуДонецької області.</text:p>
      <text:p text:style-name="P4">
На <text:span text:style-name="T4">
Мар’їнському напрямку</text:span>
 протягом доби Сили оборони відбили числені атакиросіян у районі Мар’їнки. Ворожих обстрілів зазнали Георгіївка, Мар’їнка,Побєда, Новомихайлівка й Парасковіївка Донецької області.</text:p>
      <text:p text:style-name="P4">
На <text:span text:style-name="T4">
Шахтарському напрямку</text:span>
 протягом поточної доби війська рф наступальнихдій не проводили, натомість обстрілювали Вугледар, Єгорівку, Пречистівку,Золоту Ниву, Шахтарське й Велику Новосілку Донецької області.</text:p>
      <text:p text:style-name="P4">
На <text:span text:style-name="T4">
Запорізькому</text:span>
 та <text:span text:style-name="T4">
Херсонському напрямках</text:span>
 загарбники продовжують вестиоборонні дії й завдавати ударів по населених пунктах. Ворожих ударів назазначеній ділянці фронту зазнали понад 30 міст і сіл, зокрема Затишшя,Гуляйполе, Залізничне, Гірке й Білогір’я Запорізької області, Херсон, Дудчани,Берислав, Веселе, Висунці, Інженерне й Кізомис Херсонської області.</text:p>
      <text:p text:style-name="P4">
<text:span text:style-name="T4">
Читайте також:</text:span>
 <text:a xlink:type="simple" xlink:href="https://www.ukrinform.ua/rubric-ato/3700597-sili-oboroni-vorog-zbilsiv-artobstrili-zsu-na-tavrijskomu-napramku-500-raziv-za-dva-dni.html" text:style-name="Internet_20_link" text:visited-style-name="Visited_20_Internet_20_Link">
 </text:a>
</text:p>
      <text:p text:style-name="P4">
На тимчасово окупованих і захоплених територіях України росіяни продовжуютьвикористовувати дитячі освітні заклади у власних цілях, облаштовуючи тамвійськові об’єкти та прикриваючись "живим щитом" із дітей і викладацькогоскладу.</text:p>
      <text:p text:style-name="P4">
Зокрема, в Урзуфі Маріупольського району Донецької області на території одногоз дитячих таборів розміщені близько 200 військовослужбовців рф з-поміжмобілізованих.</text:p>
      <text:p text:style-name="P4">
За інформацією Генштабу, загарбники продовжують чинити мародерство натериторії України. Так, у Кардашинці Скадовського району Херсонської областіросійські військові вночі обшукують будинки, викрадають у мирних жителівпобутову техніку й легкові автомобілі.</text:p>
      <text:p text:style-name="P4">
Як повідомлялося, уранці 25 квітня російські війська двома ракетами С-300влучили по центру міста Куп’янськ Харківської області, знищивши приміщеннякраєзнавчого музею. Унаслідок ворожого удару <text:a xlink:type="simple" xlink:href="https://www.ukrinform.ua/rubric-regions/3700475-u-kupansku-distali-zpid-zavaliv-muzeu-tilo-drugoi-zagibloi.html" text:style-name="Internet_20_link" text:visited-style-name="Visited_20_Internet_20_Link">
</text:a>
 .</text:p>
      <text:p text:style-name="P4">
На село Кізомис Херсонської області 25 квітня росіяни <text:a xlink:type="simple" xlink:href="https://www.ukrinform.ua/rubric-ato/3700424-rosiani-skinuli-na-hersonsinu-pat-kerovanih-aviabomb.html" text:style-name="Internet_20_link" text:visited-style-name="Visited_20_Internet_20_Link">
</text:a>
 , пошкодивши 11 житлових будинків, місцеву церквуй іншу цивільну інфраструктуру.</text:p>
      <text:p text:style-name="P4">
<text:span text:style-name="T5">
Фото: Генштаб ЗСУ</text:span>
</text:p>
      <text:p text:style-name="P4">
Source: <text:a xlink:type="simple" xlink:href="https://www.ukrinform.ua/rubric-ato/3700635-sili-oboroni-vidbili-36-rosijskih-atak-na-troh-napramkah.html" text:style-name="Internet_20_link" text:visited-style-name="Visited_20_Internet_20_Link">
https://www.ukrinform.ua/rubric-ato/3700635-sili-oboroni-vidbili-36-rosijskih-atak-na-troh-napramkah.html</text:a>
</text:p>
      <!--NEWS-->
      <text:h text:style-name="P10" text:outline-level="1">
<text:span text:style-name="T4">
МКС та Європол уклали угоду щодо посилення співпраці</text:span>
</text:h>
      <text:p text:style-name="P4">
Authors: Ukrinform (Person)</text:p>
      <text:p text:style-name="P4">
Publisher: Укринформ (Organization)</text:p>
      <text:p text:style-name="P4">
Published Time: 2023-04-25T19:10:00+03:00</text:p>
      <text:p text:style-name="P4">
Modified Time: 2023-04-25T19:10:00+03:00</text:p>
      <text:p text:style-name="P4">
Description: Міжнародний кримінальний суд та Європол уклали робочу угоду щодо посилення співпраці. — Укрінформ.</text:p>
      <text:p text:style-name="P4">
Images: ["<text:a xlink:type="simple" xlink:href="https://static.ukrinform.com/photos/2023_04/thumb_files/630_360_1682438681-663.jpg" text:style-name="Internet_20_link" text:visited-style-name="Visited_20_Internet_20_Link">
630_360_16824...</text:a>
"]</text:p>
      <text:p text:style-name="P4">
Tags: ['Європол', 'Воєнні злочини', 'Угода', 'Міжнародний кримінальний суд']</text:p>
      <text:p text:style-name="P4">
Type: Article</text:p>
      <!--METADATA-->
      <text:p text:style-name="P4">
<draw:frame draw:style-name="fr1" draw:name="Image152" text:anchor-type="as-char" svg:width="6.9236in" svg:height="3.956343in" draw:z-index="0">
<draw:image xlink:href="../Images/yкринформ/2023-04-25T19-10-00-03-00/630_360_1682438681-663.jpg" xlink:type="simple" xlink:show="embed" xlink:actuate="onLoad" draw:mime-type="image/jpeg"/>
</draw:frame>
Міжнародний кримінальний суд та Європол уклали робочу угоду щодо посиленняспівпраці.</text:p>
      <text:p text:style-name="P4">
Про це повідомляє Укрінформ із посиланням на <text:a xlink:type="simple" xlink:href="https://www.icc-cpi.int/news/icc-and-europol-conclude-working-arrangement-enhance-cooperation" text:style-name="Internet_20_link" text:visited-style-name="Visited_20_Internet_20_Link">
 </text:a>
</text:p>
      <text:p text:style-name="P4">
“25 квітня 2023 року президент Міжнародного кримінального суду (МКС) ПйотрГофманський і Кетрін Де Болль, виконавчий директор Європейського поліцейськогоагентства (Європолу) підписали робочу угоду в штаб-квартирі Європолу в Гаазі”,- йдеться у повідомленні.</text:p>
      <text:p text:style-name="P4">
Зазначається, що угода забезпечує правову основу для встановлення співпраціміж МКС та Європолом, щоб інституції зміцнювали свою співпрацю та заохочувалиобмін інформацією, досвідом та знаннями.</text:p>
      <text:p text:style-name="P4">
“Я з нетерпінням чекаю на поглиблену співпрацю та взаємодію, яківідбуватимуться в рамках цієї робочої угоди. Експертиза та спеціалізованізнання Європолу є провідними у світі, і МКС пощастило, що він можескористатися ними. Я впевнений, що зміцнення відносин між <text:a xlink:type="simple" xlink:href="https://www.ukrinform.ua/tag-miznarodnij-kriminalnij-sud" text:style-name="Internet_20_link" text:visited-style-name="Visited_20_Internet_20_Link">
</text:a>
 і Європолом можепосилити спроможність обох наших організацій виконувати відповідні мандати,спрямовані на те, щоб серйозні злочини не залишалися безкарними”, - сказавГофманський.</text:p>
      <text:p text:style-name="P4">
<text:span text:style-name="T4">
Читайте також:</text:span>
 <text:a xlink:type="simple" xlink:href="https://www.ukrinform.ua/rubric-ato/3689989-evropol-identifikuvav-150-pidozruvanih-u-voennih-zlocinah-v-ukraini.html" text:style-name="Internet_20_link" text:visited-style-name="Visited_20_Internet_20_Link">
 <text:span text:style-name="T4">
Європол</text:span>
 </text:a>
</text:p>
      <text:p text:style-name="P4">
Зі свого боку виконавчий директор Європолу сказала, що підписання цієї робочоїугоди є важливим кроком вперед у міжнародних зусиллях щодо притягнення довідповідальності винних у деяких із найтяжчих злочинів у світі. “Воєннізлочини, злочини проти людяності та геноцид є частиною мандату Європолу з 2017року. Ми отримали матеріали про воєнні злочини з понад 20 різних зонконфлікту, таких як Сирія, Ірак, Лівія та нещодавно Україна. Цей новий рівеньспівпраці з МКС дозволить більш ефективно реагувати на основні міжнароднізлочини, при цьому всі відповідні суб’єкти будуть працювати разом таобмінюватимуться інформацією та ресурсами, щоб покласти край безкарності”, -підкреслила вона.</text:p>
      <text:p text:style-name="P4">
Таким чином, відповідно до цієї угоди співпраця може включати обмінспеціальними знаннями, збір доказів, звіти про загальну ситуацію, результатистратегічного аналізу, інформацію про процедури кримінального розслідування,інформацію про методи запобігання злочинам, участь у навчальних заходах, атакож надання консультацій та підтримки в окремих кримінальних справ.</text:p>
      <text:p text:style-name="P4">
Як повідомляв Укрінформ, українські прокурори співпрацюватимуть йобмінюватимуться інформацією із Прокуратурою Європейського Союзу.</text:p>
      <text:p text:style-name="P4">
<text:span text:style-name="T5">
Фото: Європол</text:span>
</text:p>
      <text:p text:style-name="P4">
Source: <text:a xlink:type="simple" xlink:href="https://www.ukrinform.ua/rubric-world/3700636-mks-ta-evropol-uklali-ugodu-sodo-posilenna-spivpraci.html" text:style-name="Internet_20_link" text:visited-style-name="Visited_20_Internet_20_Link">
https://www.ukrinform.ua/rubric-world/3700636-mks-ta-evropol-uklali-ugodu-sodo-posilenna-spivpraci.html</text:a>
</text:p>
      <!--NEWS-->
      <text:h text:style-name="P10" text:outline-level="1">
<text:span text:style-name="T4">
Фінське місто Іматра стало побратимом Ніжина</text:span>
</text:h>
      <text:p text:style-name="P4">
Authors: Ukrinform (Person)</text:p>
      <text:p text:style-name="P4">
Publisher: Укринформ (Organization)</text:p>
      <text:p text:style-name="P4">
Published Time: 2023-04-25T19:14:45+03:00</text:p>
      <text:p text:style-name="P4">
Modified Time: 2023-04-25T19:14:45+03:00</text:p>
      <text:p text:style-name="P4">
Description: Міський голова Ніжина Чернігівської області Олександр Кодола підписав угоду про партнерство з фінським містом Іматра. — Укрінформ.</text:p>
      <text:p text:style-name="P4">
Images: ["<text:a xlink:type="simple" xlink:href="https://static.ukrinform.com/photos/2023_04/thumb_files/630_360_1682439030-261.jpg" text:style-name="Internet_20_link" text:visited-style-name="Visited_20_Internet_20_Link">
630_360_16824...</text:a>
", "<text:a xlink:type="simple" xlink:href="https://static.ukrinform.com/photos/2023_04/1682439029-203.jpg" text:style-name="Internet_20_link" text:visited-style-name="Visited_20_Internet_20_Link">
1682439029-20...</text:a>
"]</text:p>
      <text:p text:style-name="P4">
Tags: ['Економіка', 'Фінляндія', 'Ніжин', 'Освіта']</text:p>
      <text:p text:style-name="P4">
Type: Article</text:p>
      <!--METADATA-->
      <text:p text:style-name="P4">
<draw:frame draw:style-name="fr1" draw:name="Image153" text:anchor-type="as-char" svg:width="6.9236in" svg:height="3.956343in" draw:z-index="0">
<draw:image xlink:href="../Images/yкринформ/2023-04-25T19-14-45-03-00/630_360_1682439030-261.jpg" xlink:type="simple" xlink:show="embed" xlink:actuate="onLoad" draw:mime-type="image/jpeg"/>
</draw:frame>
 Міськийголова Ніжина Чернігівської області Олександр Кодола підписав угоду пропартнерство з фінським містом Іматра.</text:p>
      <text:p text:style-name="P4">
Про це Кодола написав на своїй сторінці в <text:a xlink:type="simple" xlink:href="https://www.facebook.com/oleksandr.mihalich/posts/pfbid0R9731QzNX2vQ9xKgYtbcYrzUQQVqbwysucbwVFAd3TrcCh4Cx3gnd7wZME2G1eeyl" text:style-name="Internet_20_link" text:visited-style-name="Visited_20_Internet_20_Link">
</text:a>
, передає Укрінформ.</text:p>
      <text:p text:style-name="P4">
"  Ніжин має нового побратима. Підписали угоду про партнерство з фінськиммістом Іматра. Це надзвичайно важливо для освітньої, гуманітарної таекономічної сфери", - написав Кодола.</text:p>
      <text:p text:style-name="P4">
<draw:frame draw:style-name="fr1" draw:name="Image154" text:anchor-type="as-char" svg:width="6.9236in" svg:height="5.1927in" draw:z-index="0">
<draw:image xlink:href="../Images/yкринформ/2023-04-25T19-14-45-03-00/1682439029-203.jpg" xlink:type="simple" xlink:show="embed" xlink:actuate="onLoad" draw:mime-type="image/jpeg"/>
</draw:frame>
</text:p>
      <text:p text:style-name="P4">
За його словами, разом з мером Іматри Матіасом Хільденом обговорили подальшідієві кроки співпраці. Іматра, додав міський голова, – це одне із міст, якепочало допомагати та підтримувати Ніжин ще до підписання офіційної угоди пропартнерство. Фінський народ, маючи аналогічний історичний досвід через нападСРСР на Фінляндію у 1939 році, надає суттєву оборонну підтримку Україні.</text:p>
      <text:p text:style-name="P4">
<text:span text:style-name="T4">
Читайте також:</text:span>
 <text:a xlink:type="simple" xlink:href="https://www.ukrinform.ua/rubric-culture/3699971-korol-britanii-zasvidcit-pobratimstvo-bibliotek-odesi-ta-liverpula.html" text:style-name="Internet_20_link" text:visited-style-name="Visited_20_Internet_20_Link">
 <text:span text:style-name="T4">
Король</text:span>
 <text:span text:style-name="T4">
Британії</text:span>
 <text:span text:style-name="T4">
засвідчить</text:span>
 <text:span text:style-name="T4">
побратимство</text:span>
<text:span text:style-name="T4">
бібліотек</text:span>
 <text:span text:style-name="T4">
Одеси</text:span>
 <text:span text:style-name="T4">
Ліверпуля</text:span>
 </text:a>
</text:p>
      <text:p text:style-name="P4">
У січні Ніжин відвідали волонтери з Іматри та передали партію гуманітарноговантажу, в тому числи акумулятори та генератори. Іматра - місто з розвинутоюінфраструктурою, яке має економічно потужні підприємства. Одне з них – «ІматраЛемме» - провідне енергоефективне теплогенеруюче підприємство країни, досвідякого перейматимуть у Ніжині.</text:p>
      <text:p text:style-name="P4">
Як повідомляв Укрінформ, раніше <text:a xlink:type="simple" xlink:href="https://www.ukrinform.ua/rubric-regions/3699598-vinnica-ta-nimecke-karlsrue-stali-mistamipobratimami.html" text:style-name="Internet_20_link" text:visited-style-name="Visited_20_Internet_20_Link">
 </text:a>
 пропобратимство. Міста співпрацюватимуть у сферах просторового розвитку імобільності, енергетики, ІТ та науковій діяльності, культури і туризму,євроінтеграції.</text:p>
      <text:p text:style-name="P4">
_ Фото: Олександр Кодола  _</text:p>
      <text:p text:style-name="P4">
Source: <text:a xlink:type="simple" xlink:href="https://www.ukrinform.ua/rubric-regions/3700639-finske-misto-imatra-stalo-pobratimom-nizina.html" text:style-name="Internet_20_link" text:visited-style-name="Visited_20_Internet_20_Link">
https://www.ukrinform.ua/rubric-regions/3700639-finske-misto-imatra-stalo-pobratimom-nizina.html</text:a>
</text:p>
      <!--NEWS-->
      <text:h text:style-name="P10" text:outline-level="1">
<text:span text:style-name="T4">
Уповноважений зі зниклих безвісти не опікується обміном полоненими – Мінреінтеграції</text:span>
</text:h>
      <text:p text:style-name="P4">
Authors: Ukrinform (Person)</text:p>
      <text:p text:style-name="P4">
Publisher: Укринформ (Organization)</text:p>
      <text:p text:style-name="P4">
Published Time: 2023-04-25T19:17:00+03:00</text:p>
      <text:p text:style-name="P4">
Modified Time: 2023-04-25T19:17:00+03:00</text:p>
      <text:p text:style-name="P4">
Description: До компетенції уповноваженого зі зниклих безвісти не входить обмін полоненими. — Укрінформ.</text:p>
      <text:p text:style-name="P4">
Images: ["<text:a xlink:type="simple" xlink:href="https://static.ukrinform.com/photos/2023_04/thumb_files/630_360_1681680631-471.jpg" text:style-name="Internet_20_link" text:visited-style-name="Visited_20_Internet_20_Link">
630_360_16816...</text:a>
"]</text:p>
      <text:p text:style-name="P4">
Tags: ['Полонені', 'Зниклі безвісти', 'Мінреінтеграції']</text:p>
      <text:p text:style-name="P4">
Type: Article</text:p>
      <!--METADATA-->
      <text:p text:style-name="P4">
<draw:frame draw:style-name="fr1" draw:name="Image155" text:anchor-type="as-char" svg:width="6.9236in" svg:height="3.956343in" draw:z-index="0">
<draw:image xlink:href="../Images/yкринформ/2023-04-25T19-17-00-03-00/630_360_1681680631-471.jpg" xlink:type="simple" xlink:show="embed" xlink:actuate="onLoad" draw:mime-type="image/jpeg"/>
</draw:frame>
 Докомпетенції уповноваженого зі зниклих безвісти не входить обмін полоненими.</text:p>
      <text:p text:style-name="P4">
Таке роз’яснення надали <text:a xlink:type="simple" xlink:href="https://minre.gov.ua/2023/04/25/do-kompetencziyi-upovnovazhenogo-zi-znyklyh-bezvisty-ne-vhodyt-obmin-polonenymy-roz%ca%bcyasnennya-minreintegracziyi/" text:style-name="Internet_20_link" text:visited-style-name="Visited_20_Internet_20_Link">
 </text:a>
 , передає Укрінформ.</text:p>
      <text:p text:style-name="P4">
«Наше завдання – розшукати. Звільненням займаються не менш дієві структури,які докладають максимум зусиль для цього. Лише у взаємодії матимеморезультат!» – наголосив уповноважений зі зниклих безвісти Олег Котенко.</text:p>
      <text:p text:style-name="P4">
Як зазначається у повідомленні, на гарячі лінії уповноваженого зі зниклихбезвісти надходять численні звернення щодо повернення полонених: військових іцивільних. Але в Офісі уповноваженого розʼяснили, що жодним чином не дотичнідо формування списків полонених і самих обмінів. Цими процесами займаютьсясилові структури, з якими в уповноваженого налагоджений лише обмін даними прозниклих осіб.</text:p>
      <text:p text:style-name="P4">
<text:span text:style-name="T4">
Читайте також:</text:span>
 <text:a xlink:type="simple" xlink:href="https://www.ukrinform.ua/rubric-ato/3700069-ukraina-vze-zvilnila-z-rosijskogo-polonu-ponad-2230-osib-sered-akih-140-civilnih-zelenskij.html" text:style-name="Internet_20_link" text:visited-style-name="Visited_20_Internet_20_Link">
 </text:a>
</text:p>
      <text:p text:style-name="P4">
Натомість у компетенції команди Офісу уповноваженого є пошукова робота зниклихосіб, підняття тіл на звільнених територіях та екстракція тіл із тимчасовоокупованих територій.</text:p>
      <text:p text:style-name="P4">
Як повідомлялося, раніше обміном полонених опікувалася віцепрем’єр-міністрІрина Верещук, але нині цим питаннями займатиметься Головне управліннярозвідки Міністерства оборони та Служба безпеки України. Окрім того, розшукомполонених займається Координаційний штаб з питань поводження звійськовополоненими.</text:p>
      <text:p text:style-name="P4">
Фото ілюстративне: Ганна Маляр, Телеграм</text:p>
      <text:p text:style-name="P4">
Source: <text:a xlink:type="simple" xlink:href="https://www.ukrinform.ua/rubric-society/3700611-upovnovazenij-zi-zniklih-bezvisti-ne-opikuetsa-obminom-polonenimi-minreintegracii.html" text:style-name="Internet_20_link" text:visited-style-name="Visited_20_Internet_20_Link">
https://www.ukrinform.ua/rubric-society/3700611-upovnovazenij-zi-zniklih-bezvisti-ne-opikuetsa-obminom-polonenimi-minreintegracii.html</text:a>
</text:p>
      <!--NEWS-->
      <text:h text:style-name="P10" text:outline-level="1">
<text:span text:style-name="T4">
москва згортає політичні рухи колаборантів у «л/днр» – правозахисник</text:span>
</text:h>
      <text:p text:style-name="P4">
Authors: Ukrinform (Person)</text:p>
      <text:p text:style-name="P4">
Publisher: Укринформ (Organization)</text:p>
      <text:p text:style-name="P4">
Published Time: 2023-04-25T19:20:00+03:00</text:p>
      <text:p text:style-name="P4">
Modified Time: 2023-04-25T19:20:00+03:00</text:p>
      <text:p text:style-name="P4">
Description: На тимчасово окупованій території Донецької і Луганської областей росіяни створюють «органи влади» і повністю ліквідують структури псевдореспублік. — Укрінформ.</text:p>
      <text:p text:style-name="P4">
Images: ["<text:a xlink:type="simple" xlink:href="https://static.ukrinform.com/photos/2018_07/thumb_files/630_360_1531479546-2724.jpg" text:style-name="Internet_20_link" text:visited-style-name="Visited_20_Internet_20_Link">
630_360_15314...</text:a>
"]</text:p>
      <text:p text:style-name="P4">
Tags: ['Кремль', 'Окупація', 'Колаборант', '"Л/ДНР"']</text:p>
      <text:p text:style-name="P4">
Type: Article</text:p>
      <!--METADATA-->
      <text:p text:style-name="P4">
<draw:frame draw:style-name="fr1" draw:name="Image156" text:anchor-type="as-char" svg:width="6.9236in" svg:height="3.956343in" draw:z-index="0">
<draw:image xlink:href="../Images/yкринформ/2023-04-25T19-20-00-03-00/630_360_1531479546-2724.jpg" xlink:type="simple" xlink:show="embed" xlink:actuate="onLoad" draw:mime-type="image/jpeg"/>
</draw:frame>
 Натимчасово окупованій території Донецької і Луганської областей росіянистворюють «органи влади» і повністю ліквідують структури псевдореспублік.</text:p>
      <text:p text:style-name="P4">
Як передає Укрінформ, про це директор Інституту стратегічних досліджень табезпеки, правозахисник Павло Лисянський повідомив у <text:a xlink:type="simple" xlink:href="https://www.facebook.com/pavllis/posts/pfbid0VbpisXxTpvGx2JzGKRmzuaow49XGHvbnN8rnFu1FHfwe2BzAymSLtcowYjxzFXtfl" text:style-name="Internet_20_link" text:visited-style-name="Visited_20_Internet_20_Link">
</text:a>
</text:p>
      <text:p text:style-name="P4">
«На тимчасово окупованій рф території Луганської та Донецької областей наразітриває перехідний період. Загарбники створюють регіональні органи окупаційноївлади і повністю ліквідують усі структури НВФ <text:a xlink:type="simple" xlink:href="https://www.ukrinform.ua/tag-ldnr" text:style-name="Internet_20_link" text:visited-style-name="Visited_20_Internet_20_Link">
</text:a>
 . Починаючи з березня 2023 року, з кремлянадійшло розпорядження про призупинення фінансування діяльності «громадськихрухів» (які виконували роль політичних партій)», - розповів Лисянський.</text:p>
      <text:p text:style-name="P4">
Зокрема, це створені московськими політтехнологами «громадські рухи»: «МирЛуганщині», який виконував функції «партії влади» і створював більшість в«народній раді лнр», «Луганський економічний союз» і «комуністична партіялнр».</text:p>
      <text:p text:style-name="P4">
<text:span text:style-name="T4">
Читайте також:</text:span>
 <text:a xlink:type="simple" xlink:href="https://www.ukrinform.ua/rubric-polytics/3697691-mzs-vidklikae-posla-z-minska-pisla-zustrici-lukasenka-z-vatazkom-dnr.html" text:style-name="Internet_20_link" text:visited-style-name="Visited_20_Internet_20_Link">
 <text:span text:style-name="T4">
МЗС</text:span>
 <text:span text:style-name="T4">
відкликає</text:span>
 <text:span text:style-name="T4">
посла</text:span>
 <text:span text:style-name="T4">
мінська</text:span>
 <text:span text:style-name="T4">
після</text:span>
<text:span text:style-name="T4">
зустрічі</text:span>
 <text:span text:style-name="T4">
лукашенка</text:span>
 <text:span text:style-name="T4">
ватажком</text:span>
 <text:span text:style-name="T4">
днр</text:span>
</text:a>
</text:p>
      <text:p text:style-name="P4">
У фейковій «днр» припиняють існування «громадські рухи»: «Донецькареспубліка», «Свободний Донбас» і тамтешня компартія.</text:p>
      <text:p text:style-name="P4">
«Проєкти НВФ «лднр» завершені. Колаборантів, які підтримали загарбників з 2014року, або викидають з посад, або саджають у тюрми. Утім, зрадників завждивикористовують, а потім викидають», - підсумував правозахисник.</text:p>
      <text:p text:style-name="P4">
Як повідомлялося, після проголошення «незалежності» «народних республік» 11травня 2014 року окупаційна влада поспішила створити на місці обласних органіввлади псевдодержавні утворення і навіть написала «конституції».</text:p>
      <text:p text:style-name="P4">
Source: <text:a xlink:type="simple" xlink:href="https://www.ukrinform.ua/rubric-regions/3700641-moskva-zgortae-politicni-ruhi-kolaborantiv-u-ldnr-pravozahisnik.html" text:style-name="Internet_20_link" text:visited-style-name="Visited_20_Internet_20_Link">
https://www.ukrinform.ua/rubric-regions/3700641-moskva-zgortae-politicni-ruhi-kolaborantiv-u-ldnr-pravozahisnik.html</text:a>
</text:p>
      <!--NEWS-->
      <text:h text:style-name="P10" text:outline-level="1">
<text:span text:style-name="T4">
Війська рф знову обстріляли Оріхів</text:span>
</text:h>
      <text:p text:style-name="P4">
Authors: Ukrinform (Person)</text:p>
      <text:p text:style-name="P4">
Publisher: Укринформ (Organization)</text:p>
      <text:p text:style-name="P4">
Published Time: 2023-04-25T19:23:40+03:00</text:p>
      <text:p text:style-name="P4">
Modified Time: 2023-04-25T19:23:40+03:00</text:p>
      <text:p text:style-name="P4">
Description: Прифронтове місто Оріхів Запорізької області знову зазнало обстрілу з боку російських загарбників. — Укрінформ.</text:p>
      <text:p text:style-name="P4">
Images: ["<text:a xlink:type="simple" xlink:href="https://static.ukrinform.com/photos/2023_04/thumb_files/630_360_1682439804-507.jpg" text:style-name="Internet_20_link" text:visited-style-name="Visited_20_Internet_20_Link">
630_360_16824...</text:a>
"]</text:p>
      <text:p text:style-name="P4">
Tags: ['Обстріл', 'Війна з росією']</text:p>
      <text:p text:style-name="P4">
Type: Article</text:p>
      <!--METADATA-->
      <text:p text:style-name="P4">
<draw:frame draw:style-name="fr1" draw:name="Image157" text:anchor-type="as-char" svg:width="6.9236in" svg:height="3.956343in" draw:z-index="0">
<draw:image xlink:href="../Images/yкринформ/2023-04-25T19-23-40-03-00/630_360_1682439804-507.jpg" xlink:type="simple" xlink:show="embed" xlink:actuate="onLoad" draw:mime-type="image/jpeg"/>
</draw:frame>
Прифронтове місто Оріхів Запорізької області знову зазнало обстрілу з бокуросійських загарбників.</text:p>
      <text:p text:style-name="P4">
Про це в <text:a xlink:type="simple" xlink:href="https://t.me/zoda_gov_ua/18420" text:style-name="Internet_20_link" text:visited-style-name="Visited_20_Internet_20_Link">
 </text:a>
 повідомив голова Запорізької ОВАЮрій Малашко, передає Укрінформ.</text:p>
      <text:p text:style-name="P4">
"Прифронтовий Оріхів знову під прицілом терористів. Приватне домоволодіннястало черговою мішенню російського снаряда", - написав він.</text:p>
      <text:p text:style-name="P4">
За його словами, обійшлося без жертв.</text:p>
      <text:p text:style-name="P4">
<text:span text:style-name="T4">
Читайте також:</text:span>
 <text:a xlink:type="simple" xlink:href="https://www.ukrinform.ua/rubric-regions/3700317-rosiani-za-dobu-obstrilali-devat-oblastej-ukraini-poskodzeni-skoli-ditsadok-i-budinki.html" text:style-name="Internet_20_link" text:visited-style-name="Visited_20_Internet_20_Link">
 <text:span text:style-name="T4">
росіяни</text:span>
 <text:span text:style-name="T4">
добу</text:span>
 <text:span text:style-name="T4">
обстріляли</text:span>
 <text:span text:style-name="T4">
дев</text:span>
 <text:span text:style-name="T4">
ять</text:span>
<text:span text:style-name="T4">
областей</text:span>
 <text:span text:style-name="T4">
України</text:span>
 <text:span text:style-name="T4">
пошкоджені</text:span>
 <text:span text:style-name="T4">
школи</text:span>
 <text:span text:style-name="T4">
дитсадок</text:span>
 <text:span text:style-name="T4">
будинки</text:span>
</text:a>
</text:p>
      <text:p text:style-name="P4">
Як повідомлялось, що минулої доби ворог 111 разів вдарив по населених пунктах<text:a xlink:type="simple" xlink:href="https://www.ukrinform.ua/tag-zaporizza" text:style-name="Internet_20_link" text:visited-style-name="Visited_20_Internet_20_Link">
 </text:a>
 , зокрема було завдано 5авіаударів.</text:p>
      <text:p text:style-name="P4">
<text:span text:style-name="T5">
Фото: Юрій Малашк, Телеграм</text:span>
</text:p>
      <text:p text:style-name="P4">
Source: <text:a xlink:type="simple" xlink:href="https://www.ukrinform.ua/rubric-ato/3700642-vijska-rf-znovu-obstrilali-orihiv.html" text:style-name="Internet_20_link" text:visited-style-name="Visited_20_Internet_20_Link">
https://www.ukrinform.ua/rubric-ato/3700642-vijska-rf-znovu-obstrilali-orihiv.html</text:a>
</text:p>
      <!--NEWS-->
      <text:h text:style-name="P10" text:outline-level="1">
<text:span text:style-name="T4">
Учасникам проєкту «Армії відновлення» виплатили ₴100 мільйонів</text:span>
</text:h>
      <text:p text:style-name="P4">
Authors: Ukrinform (Person)</text:p>
      <text:p text:style-name="P4">
Publisher: Укринформ (Organization)</text:p>
      <text:p text:style-name="P4">
Published Time: 2023-04-25T19:24:00+03:00</text:p>
      <text:p text:style-name="P4">
Modified Time: 2023-04-25T19:24:00+03:00</text:p>
      <text:p text:style-name="P4">
Description: У межах проєкту «Армія відновлення» залучено 15,7 тис. безробітних українців на оплату послуг яких спрямовано 100 млн грн за відновлювальні роботи. — Укрінформ.</text:p>
      <text:p text:style-name="P4">
Images: ["<text:a xlink:type="simple" xlink:href="https://static.ukrinform.com/photos/2018_07/thumb_files/630_360_1530833040-6307.jpg" text:style-name="Internet_20_link" text:visited-style-name="Visited_20_Internet_20_Link">
630_360_15308...</text:a>
", "<text:a xlink:type="simple" xlink:href="https://static.ukrinform.com/photos/2023_04/1682439792-819.jpg" text:style-name="Internet_20_link" text:visited-style-name="Visited_20_Internet_20_Link">
1682439792-81...</text:a>
"]</text:p>
      <text:p text:style-name="P4">
Tags: ['Мінекономіки', 'Гроші', 'Армія відновлення']</text:p>
      <text:p text:style-name="P4">
Type: Article</text:p>
      <!--METADATA-->
      <text:p text:style-name="P4">
<draw:frame draw:style-name="fr1" draw:name="Image158" text:anchor-type="as-char" svg:width="6.9236in" svg:height="3.956343in" draw:z-index="0">
<draw:image xlink:href="../Images/yкринформ/2023-04-25T19-24-00-03-00/630_360_1530833040-6307.jpg" xlink:type="simple" xlink:show="embed" xlink:actuate="onLoad" draw:mime-type="image/jpeg"/>
</draw:frame>
 У межахпроєкту «Армія відновлення» залучено 15,7 тис. безробітних українців на оплатупослуг яких спрямовано 100 млн грн за відновлювальні роботи.</text:p>
      <text:p text:style-name="P4">
Як передає Укрінформ, про це повідомляє <text:a xlink:type="simple" xlink:href="https://www.me.gov.ua/News/Detail" text:style-name="Internet_20_link" text:visited-style-name="Visited_20_Internet_20_Link">
</text:a>
 .</text:p>
      <text:p text:style-name="P4">
“До проєкту “Армія відновлення” вже залучено 15,7 тисячі безробітних у 17регіонах, нещодавно до нього долучилась Одеська область. Лідером середрегіонів у цьому проєкті залишається Полтавська область, де такі роботивиконують понад 3 600 безробітних. Загалом безробітні, які здійснюютьвідновлювальні роботи, заробили вже 100 млн грн”, - зазначила заступницяміністра економіки України Тетяна Бережна.</text:p>
      <text:p text:style-name="P4">
<draw:frame draw:style-name="fr1" draw:name="Image159" text:anchor-type="as-char" svg:width="6.9236in" svg:height="6.9236in" draw:z-index="0">
<draw:image xlink:href="../Images/yкринформ/2023-04-25T19-24-00-03-00/1682439792-819.jpg" xlink:type="simple" xlink:show="embed" xlink:actuate="onLoad" draw:mime-type="image/jpeg"/>
</draw:frame>
</text:p>
      <text:p text:style-name="P4">
У Мінекономіки підкреслили, що оплата за таку роботу складає щонайменше 6700грн, що є вищою ніж середній розмір допомоги з безробіття, яку отримуєбезробітний, перебуваючи на обліку.</text:p>
      <text:p text:style-name="P4">
<text:span text:style-name="T4">
Читайте також:</text:span>
 <text:a xlink:type="simple" xlink:href="https://www.ukrinform.ua/rubric-vidbudova/3700537-ukraina-cogoric-realizue-proekti-vidbudovi-na-14-milardiv-smigal.html" text:style-name="Internet_20_link" text:visited-style-name="Visited_20_Internet_20_Link">
 </text:a>
</text:p>
      <text:p text:style-name="P4">
Серед найбільш активних учасників проєкту: Полтавська область - залучено 3 623осіб, Харківська область - 1955 осіб, Київська область - 1 945 осіб, Донецькаобласть - 1 928 осіб, Чернігівська область - 1 719 осіб.</text:p>
      <text:p text:style-name="P4">
Найчастіше безробітних залучають - до розбору завалів, відновлення житловихбудинків, які пошкоджені в результаті бойових дій: будівництва захисних спорудцивільного захисту, укріплення дамб; надання соціальних послуг в Пунктахнезламності; облаштування та укріплення блок-постів, підвальних приміщень підукриття, тощо.</text:p>
      <text:p text:style-name="P4">
Як повідомлялось, проєкт "Армія відновлення" був запроваджений урядом восени2022 року з метою залучення людей, які тимчасово втратили роботу, до відбудовикраїни через виконання ними суспільно корисних робіт.</text:p>
      <text:p text:style-name="P4">
Source: <text:a xlink:type="simple" xlink:href="https://www.ukrinform.ua/rubric-vidbudova/3700643-ukraina-viplatila-ucasnikam-proektu-armii-vidnovlenna-100-miljoniv.html" text:style-name="Internet_20_link" text:visited-style-name="Visited_20_Internet_20_Link">
https://www.ukrinform.ua/rubric-vidbudova/3700643-ukraina-viplatila-ucasnikam-proektu-armii-vidnovlenna-100-miljoniv.html</text:a>
</text:p>
      <!--NEWS-->
      <text:h text:style-name="P10" text:outline-level="1">
<text:span text:style-name="T4">
Мінфін розмістив ОВДП ще на ₴16,3 мільярда</text:span>
</text:h>
      <text:p text:style-name="P4">
Authors: Ukrinform (Person)</text:p>
      <text:p text:style-name="P4">
Publisher: Укринформ (Organization)</text:p>
      <text:p text:style-name="P4">
Published Time: 2023-04-25T19:26:39+03:00</text:p>
      <text:p text:style-name="P4">
Modified Time: 2023-04-25T19:26:39+03:00</text:p>
      <text:p text:style-name="P4">
Description: Міністерство фінансів 25 квітня на аукціоні з розміщення облігацій внутрішньої державної позики (ОВДП) залучило до державного бюджету майже 16,3 млрд грн. — Укрінформ.</text:p>
      <text:p text:style-name="P4">
Images: ["<text:a xlink:type="simple" xlink:href="https://static.ukrinform.com/photos/2022_12/thumb_files/630_360_1671535847-816.jpg" text:style-name="Internet_20_link" text:visited-style-name="Visited_20_Internet_20_Link">
630_360_16715...</text:a>
", "<text:a xlink:type="simple" xlink:href="https://static.ukrinform.com/photos/2023_04/1682439899-838.jpg" text:style-name="Internet_20_link" text:visited-style-name="Visited_20_Internet_20_Link">
1682439899-83...</text:a>
"]</text:p>
      <text:p text:style-name="P4">
Tags: ['Аукціон', 'Мінфін', 'Цінні папери']</text:p>
      <text:p text:style-name="P4">
Type: Article</text:p>
      <!--METADATA-->
      <text:p text:style-name="P4">
<draw:frame draw:style-name="fr1" draw:name="Image160" text:anchor-type="as-char" svg:width="6.9236in" svg:height="3.956343in" draw:z-index="0">
<draw:image xlink:href="../Images/yкринформ/2023-04-25T19-26-39-03-00/630_360_1671535847-816.jpg" xlink:type="simple" xlink:show="embed" xlink:actuate="onLoad" draw:mime-type="image/jpeg"/>
</draw:frame>
Міністерство фінансів 25 квітня на аукціоні з розміщення облігацій внутрішньоїдержавної позики (ОВДП) залучило до державного бюджету майже 16,3 млрд грн.</text:p>
      <text:p text:style-name="P4">
Як передає Укрінформ, про це повідомляє пресслужба відомства у <text:a xlink:type="simple" xlink:href="https://www.facebook.com/minfin.gov.ua/posts/pfbid0xKjVdo9yFP8WE3UfTpVUN2grFqyv2JoZiVJP54Mez9Vmo1xy8VCXc2rp4J8Fznoml" text:style-name="Internet_20_link" text:visited-style-name="Visited_20_Internet_20_Link">
</text:a>
</text:p>
      <text:p text:style-name="P4">
"Мінфін розмістив сьогодні державні облігації на суму 16,3 млрд грн веквіваленті", - йдеться в повідомленні.</text:p>
      <text:p text:style-name="P4">
<draw:frame draw:style-name="fr1" draw:name="Image161" text:anchor-type="as-char" svg:width="6.9236in" svg:height="6.9236in" draw:z-index="0">
<draw:image xlink:href="../Images/yкринформ/2023-04-25T19-26-39-03-00/1682439899-838.jpg" xlink:type="simple" xlink:show="embed" xlink:actuate="onLoad" draw:mime-type="image/jpeg"/>
</draw:frame>
</text:p>
      <text:p text:style-name="P4">
Міністерство фінансів запропонувало інвесторам гривневі ОВДП: 1,88 млрд грнпід 18,5% з погашенням через 1 рік; 2,7 млрд грн під 19% з погашенням через1,2 року; 1,486 млн грн під 19,5% з погашенням через 1,6 року та 2,19 млрд грнпід 19,6% з погашенням через 2 роки.</text:p>
      <text:p text:style-name="P4">
Також було запропоновано ОВДП у доларах на 166 млн дол. під 4,75% з погашеннямчерез 6 місяців та 54 млн дол. під 4,8% із погашенням через 8 місяців.</text:p>
      <text:p text:style-name="P4">
<text:span text:style-name="T4">
Читайте також:</text:span>
 <text:a xlink:type="simple" xlink:href="https://www.ukrinform.ua/rubric-economy/3691281-derzavni-zapozicenna-do-budzetu-v-persomu-kvartali-stanovili-4035-milarda-minfin.html" text:style-name="Internet_20_link" text:visited-style-name="Visited_20_Internet_20_Link">
 </text:a>
</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Мінфін проводить аукціони з продажу ОВДП щовівторка, починаючи з 1березня 2022 року. За словами Прем'єр-міністра України <text:a xlink:type="simple" xlink:href="https://www.ukrinform.ua/tag-smigal" text:style-name="Internet_20_link" text:visited-style-name="Visited_20_Internet_20_Link">
</text:a>
 , торік за рахунок випуску військовихоблігацій було отримано майже 600 млрд грн.</text:p>
      <text:p text:style-name="P4">
Source: <text:a xlink:type="simple" xlink:href="https://www.ukrinform.ua/rubric-economy/3700644-minfin-rozmistiv-ovdp-se-na-163-milarda.html" text:style-name="Internet_20_link" text:visited-style-name="Visited_20_Internet_20_Link">
https://www.ukrinform.ua/rubric-economy/3700644-minfin-rozmistiv-ovdp-se-na-163-milarda.html</text:a>
</text:p>
      <!--NEWS-->
      <text:h text:style-name="P10" text:outline-level="1">
<text:span text:style-name="T4">
Рівень зарплати вчителів має залежати від кваліфікації - Лісовий</text:span>
</text:h>
      <text:p text:style-name="P4">
Authors: Ukrinform (Person)</text:p>
      <text:p text:style-name="P4">
Publisher: Укринформ (Organization)</text:p>
      <text:p text:style-name="P4">
Published Time: 2023-04-25T19:27:00+03:00</text:p>
      <text:p text:style-name="P4">
Modified Time: 2023-04-25T19:27:00+03:00</text:p>
      <text:p text:style-name="P4">
Description: У питанні підвищення зарплат учителям необхідно враховувати низку критеріїв, рівень зарплати має залежати від кваліфікації. — Укрінформ.</text:p>
      <text:p text:style-name="P4">
Images: ["<text:a xlink:type="simple" xlink:href="https://static.ukrinform.com/photos/2023_04/thumb_files/630_360_1682440017-406.jpg" text:style-name="Internet_20_link" text:visited-style-name="Visited_20_Internet_20_Link">
630_360_16824...</text:a>
"]</text:p>
      <text:p text:style-name="P4">
Tags: ['Зарплата', 'Вчителі', 'Вчитель', 'Оксен Лісовий']</text:p>
      <text:p text:style-name="P4">
Type: Article</text:p>
      <!--METADATA-->
      <text:p text:style-name="P4">
<draw:frame draw:style-name="fr1" draw:name="Image162" text:anchor-type="as-char" svg:width="6.9236in" svg:height="3.956343in" draw:z-index="0">
<draw:image xlink:href="../Images/yкринформ/2023-04-25T19-27-00-03-00/630_360_1682440017-406.jpg" xlink:type="simple" xlink:show="embed" xlink:actuate="onLoad" draw:mime-type="image/jpeg"/>
</draw:frame>
 У питанніпідвищення зарплат учителям необхідно враховувати низку критеріїв, рівеньзарплати має залежати від кваліфікації.</text:p>
      <text:p text:style-name="P4">
Про це в інтерв'ю порталу <text:a xlink:type="simple" xlink:href="https://osvitoria.media/experience/osvita-tse-ne-pro-vydatky-osvita-tse-investytsiyi-i-rozvytok-derzhavy-oksen-lisovyj/" text:style-name="Internet_20_link" text:visited-style-name="Visited_20_Internet_20_Link">
 </text:a>
сказав міністр освіти та науки Оксен Лісовий, передає Укрінформ.</text:p>
      <text:p text:style-name="P4">
«Учитель — це, без пафосу, творець нації. І якщо це так, то скільки вінповинен отримувати? Можливо, як військовий? Але військові також мають різнузарплату: на нулі це 100 тисяч, а в тилу — 20. Тому щонайперше маємо дативідповідь на запитання: які критерії будемо враховувати, які визначаютьзаробітну плату вчителя? Рівень заробітної плати має залежати від рівнякваліфікації і від низки інших чинників", - сказав Лісовий.</text:p>
      <text:p text:style-name="P4">
Міністр зазначив, що зараз напрацювання механізмів щодо збільшення зарплат <text:a xlink:type="simple" xlink:href="https://www.ukrinform.ua/tag-vcitel" text:style-name="Internet_20_link" text:visited-style-name="Visited_20_Internet_20_Link">
</text:a>
 є одним з пріоритетних завдань йогокоманди.</text:p>
      <text:p text:style-name="P4">
<text:span text:style-name="T4">
Читайте також:</text:span>
 <text:a xlink:type="simple" xlink:href="https://www.ukrinform.ua/rubric-society/3700181-multipredmetnij-test-za-kordonom-hocut-sklasti-16-tisac-osib-lisovij.html" text:style-name="Internet_20_link" text:visited-style-name="Visited_20_Internet_20_Link">
 <text:span text:style-name="T4">
Лісовий</text:span>
 </text:a>
</text:p>
      <text:p text:style-name="P4">
Як повідомлялося, Верховна Рада ухвалила закон, який передбачає <text:a xlink:type="simple" xlink:href="https://www.ukrinform.ua/rubric-society/3694486-pedagogi-nadavatimut-psihologicnu-pidtrimku-rada-uhvalila-zakon-pro-pidvisenna-kvalifikacii.html" text:style-name="Internet_20_link" text:visited-style-name="Visited_20_Internet_20_Link">
</text:a>
учасникам освітнього процесу.</text:p>
      <text:p text:style-name="P4">
<text:span text:style-name="T5">
Фото: Освіторія</text:span>
</text:p>
      <text:p text:style-name="P4">
Source: <text:a xlink:type="simple" xlink:href="https://www.ukrinform.ua/rubric-society/3700646-riven-zarplati-vciteliv-mae-zalezati-vid-kvalifikacii-lisovij.html" text:style-name="Internet_20_link" text:visited-style-name="Visited_20_Internet_20_Link">
https://www.ukrinform.ua/rubric-society/3700646-riven-zarplati-vciteliv-mae-zalezati-vid-kvalifikacii-lisovij.html</text:a>
</text:p>
      <!--NEWS-->
      <text:h text:style-name="P10" text:outline-level="1">
<text:span text:style-name="T4">
ВАКС розпочав підготовче засідання у справі «Роттердам+»</text:span>
</text:h>
      <text:p text:style-name="P4">
Authors: Ukrinform (Person)</text:p>
      <text:p text:style-name="P4">
Publisher: Укринформ (Organization)</text:p>
      <text:p text:style-name="P4">
Published Time: 2023-04-25T19:28:53+03:00</text:p>
      <text:p text:style-name="P4">
Modified Time: 2023-04-25T19:28:53+03:00</text:p>
      <text:p text:style-name="P4">
Description: Вищий антикорупційний суд розпочав підготовче засідання у справі за обвинуваченням шістьох осіб, причетних до запровадження так званої формули "Роттердам+". — Укрінформ.</text:p>
      <text:p text:style-name="P4">
Images: ["<text:a xlink:type="simple" xlink:href="https://static.ukrinform.com/photos/2020_06/thumb_files/630_360_1592145906-212.jpg" text:style-name="Internet_20_link" text:visited-style-name="Visited_20_Internet_20_Link">
630_360_15921...</text:a>
"]</text:p>
      <text:p text:style-name="P4">
Tags: ['Роттердам+', 'САП', 'Вищий антикорупційний суд']</text:p>
      <text:p text:style-name="P4">
Type: Article</text:p>
      <!--METADATA-->
      <text:p text:style-name="P4">
<draw:frame draw:style-name="fr1" draw:name="Image163" text:anchor-type="as-char" svg:width="6.9236in" svg:height="3.956343in" draw:z-index="0">
<draw:image xlink:href="../Images/yкринформ/2023-04-25T19-28-53-03-00/630_360_1592145906-212.jpg" xlink:type="simple" xlink:show="embed" xlink:actuate="onLoad" draw:mime-type="image/jpeg"/>
</draw:frame>
 Вищийантикорупційний суд розпочав підготовче засідання у справі за обвинуваченнямшістьох осіб, причетних до запровадження так званої формули "Роттердам+".</text:p>
      <text:p text:style-name="P4">
Про це Спеціалізована антикорупційна прокуратура повідомила в <text:a xlink:type="simple" xlink:href="https://t.me/sap_gov_ua/1330" text:style-name="Internet_20_link" text:visited-style-name="Visited_20_Internet_20_Link">
</text:a>
 , передає Укрінформ.</text:p>
      <text:p text:style-name="P4">
Як зазначається, суд задовольнив клопотання прокурора САП й ухваливздійснювати спеціальне судове провадження (in absentia) стосовно колишньогоголови Національної комісії, що здійснює регулювання у сфері енергетики такомунальних послуг, й ексначальника відділу НКРЕКП, які переховуються відоргану досудового розслідування та суду.</text:p>
      <text:p text:style-name="P4">
<text:span text:style-name="T4">
Читайте також:</text:span>
 <text:a xlink:type="simple" xlink:href="https://www.ukrinform.ua/rubric-economy/3682858-sap-napravila-do-sudu-persij-epizod-spravi-rotterdam-i-zaavila-civilnij-pozov-na-193-milarda.html" text:style-name="Internet_20_link" text:visited-style-name="Visited_20_Internet_20_Link">
 <text:span text:style-name="T4">
Роттердам</text:span>
 </text:a>
</text:p>
      <text:p text:style-name="P4">
Підготовче засідання триває. Наступне призначене на 11:00 1 червня.</text:p>
      <text:p text:style-name="P4">
Як повідомлялося, у серпні 2019 року Національне антикорупційне бюро Україниоголосило ексголові НКРЕКП Дмитру Вовку та ще п’ятьом особам, причетним дозапровадження так званої формули "Роттердам+", підозру у вчиненні дій,унаслідок яких споживачам електроенергії були завдані 18,87 млрд гривеньзбитків.</text:p>
      <text:p text:style-name="P4">
У вересні 2022 року правоохоронці завершили розслідування у справі"Роттердам+. Шістьом фігурантам справи змінили раніше оголошені підозри.</text:p>
      <text:p text:style-name="P4">
<text:span text:style-name="T4">
Читайте також:</text:span>
 <text:a xlink:type="simple" xlink:href="https://www.ukrinform.ua/rubric-economy/3653757-slidstvo-sodo-cleniv-nkrekp-u-spravi-rotterdam-zaversili.html" text:style-name="Internet_20_link" text:visited-style-name="Visited_20_Internet_20_Link">
 <text:span text:style-name="T4">
Роттердам</text:span>
 </text:a>
</text:p>
      <text:p text:style-name="P4">
У березні 2023 року до Вищого антикорупційного суду був направлений першийепізод у справі “Роттердам+”. Тоді ж САП заявила цивільний позов на 19,357млрд грн.</text:p>
      <text:p text:style-name="P4">
Source: <text:a xlink:type="simple" xlink:href="https://www.ukrinform.ua/rubric-economy/3700645-vaks-rozpocav-pidgotovce-zasidanna-u-spravi-rotterdam.html" text:style-name="Internet_20_link" text:visited-style-name="Visited_20_Internet_20_Link">
https://www.ukrinform.ua/rubric-economy/3700645-vaks-rozpocav-pidgotovce-zasidanna-u-spravi-rotterdam.html</text:a>
</text:p>
      <!--NEWS-->
      <text:h text:style-name="P10" text:outline-level="1">
<text:span text:style-name="T4">
Молчанов зіграє у чвертьфіналі грунтового турніру ATP в Італії</text:span>
</text:h>
      <text:p text:style-name="P4">
Authors: Ukrinform (Person)</text:p>
      <text:p text:style-name="P4">
Publisher: Укринформ (Organization)</text:p>
      <text:p text:style-name="P4">
Published Time: 2023-04-25T19:32:00+03:00</text:p>
      <text:p text:style-name="P4">
Modified Time: 2023-04-25T19:32:00+03:00</text:p>
      <text:p text:style-name="P4">
Description: Казахстансько-українский дует Андрій Голубєв - Денис Молчанов вийшов до 1/4 фіналу турніру Асоціації тенісистів професіоналів (АТР) серії Challenger у Римі (Італія) із призовим фондом €73 тис. — Укрінформ.</text:p>
      <text:p text:style-name="P4">
Images: ["<text:a xlink:type="simple" xlink:href="https://static.ukrinform.com/photos/2023_04/thumb_files/630_360_1682440366-543.jpg" text:style-name="Internet_20_link" text:visited-style-name="Visited_20_Internet_20_Link">
630_360_16824...</text:a>
"]</text:p>
      <text:p text:style-name="P4">
Tags: ['Теніс']</text:p>
      <text:p text:style-name="P4">
Type: Article</text:p>
      <!--METADATA-->
      <text:p text:style-name="P4">
<draw:frame draw:style-name="fr1" draw:name="Image164" text:anchor-type="as-char" svg:width="6.9236in" svg:height="3.956343in" draw:z-index="0">
<draw:image xlink:href="../Images/yкринформ/2023-04-25T19-32-00-03-00/630_360_1682440366-543.jpg" xlink:type="simple" xlink:show="embed" xlink:actuate="onLoad" draw:mime-type="image/jpeg"/>
</draw:frame>
Казахстансько-українский дует Андрій Голубєв - Денис Молчанов вийшов до 1/4фіналу турніру Асоціації тенісистів професіоналів (АТР) серії Challenger уРимі (Італія) із призовим фондом €73 тис.</text:p>
      <text:p text:style-name="P4">
На старті грунтових змагань Голубєв та Молчанов упевнено переграли італійцівАлессіо Балестрієрі та Джаммарко Гандольфі - 6:0, 6:1, передає Укрінформ.</text:p>
      <text:p text:style-name="P4">
Путівку до півфіналу казахстансько-українский тандем розіграє з посіяною під4-м номером парою Дієго Ідальго (Еквадор) - Патрік Ніклас Салмінен(Фінляндія), які у свою чергу взяли гору над бельгійцями Йорісом Де Лооре таМіхаелем Гертсом - 6:4, 7:6 (7:4).</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a>
</text:p>
      <text:p text:style-name="P4">
Турнір в італійській столиці триватиме до 30 квітня.</text:p>
      <text:p text:style-name="P4">
Фото: btu.org.ua.</text:p>
      <text:p text:style-name="P4">
Source: <text:a xlink:type="simple" xlink:href="https://www.ukrinform.ua/rubric-sports/3700650-molcanov-zigrae-u-cvertfinali-gruntovogo-turniru-atp-v-italii.html" text:style-name="Internet_20_link" text:visited-style-name="Visited_20_Internet_20_Link">
https://www.ukrinform.ua/rubric-sports/3700650-molcanov-zigrae-u-cvertfinali-gruntovogo-turniru-atp-v-italii.html</text:a>
</text:p>
      <!--NEWS-->
      <text:h text:style-name="P10" text:outline-level="1">
<text:span text:style-name="T4">
В Україні створили понад мільйон місць для проживання переселенців – звіт ТСК</text:span>
</text:h>
      <text:p text:style-name="P4">
Authors: Ukrinform (Person)</text:p>
      <text:p text:style-name="P4">
Publisher: Укринформ (Organization)</text:p>
      <text:p text:style-name="P4">
Published Time: 2023-04-25T19:36:20+03:00</text:p>
      <text:p text:style-name="P4">
Modified Time: 2023-04-25T19:36:20+03:00</text:p>
      <text:p text:style-name="P4">
Description: В Україні офіційно зареєстровано 4 857 200 внутрішньо переміщених осіб. Для них створено більше мільйона місць для проживання, серед яких у регіонах України – 144 тисячі вільних місць, у тому числі 31 тисяча – для довготривалого перебування. — Укрінформ.</text:p>
      <text:p text:style-name="P4">
Images: ["<text:a xlink:type="simple" xlink:href="https://static.ukrinform.com/photos/2023_04/thumb_files/630_360_1682440150-196.jpg" text:style-name="Internet_20_link" text:visited-style-name="Visited_20_Internet_20_Link">
630_360_16824...</text:a>
"]</text:p>
      <text:p text:style-name="P4">
Tags: ['Переселенці', 'Житло', 'Верховна Рада', 'ТСК']</text:p>
      <text:p text:style-name="P4">
Type: Article</text:p>
      <!--METADATA-->
      <text:p text:style-name="P4">
<draw:frame draw:style-name="fr1" draw:name="Image165" text:anchor-type="as-char" svg:width="6.9236in" svg:height="3.956343in" draw:z-index="0">
<draw:image xlink:href="../Images/yкринформ/2023-04-25T19-36-20-03-00/630_360_1682440150-196.jpg" xlink:type="simple" xlink:show="embed" xlink:actuate="onLoad" draw:mime-type="image/jpeg"/>
</draw:frame>
 В Україніофіційно зареєстровано 4 857 200 внутрішньо переміщених осіб. Для них створенобільше мільйона місць для проживання, серед яких у регіонах України – 144тисячі вільних місць, у тому числі 31 тисяча – для довготривалого перебування.</text:p>
      <text:p text:style-name="P4">
Про це йдеться в попередньому <text:a xlink:type="simple" xlink:href="https://zakon.rada.gov.ua/laws/show/3044-20#Text" text:style-name="Internet_20_link" text:visited-style-name="Visited_20_Internet_20_Link">
</text:a>
 Тимчасової слідчої комісіїВерховної Ради з питань розслідування можливих порушень законодавства Україниу сфері отримання, розподілу, транспортування, зберігання, використання зацільовим призначенням гуманітарної та іншої допомоги, а також неефективноговикористання державного майна, яке може бути використане для тимчасовогорозміщення внутрішньо переміщених осіб та забезпечення інших потреб держави,повідомляє Укрінформ.</text:p>
      <text:p text:style-name="P4">
В тексті документу зазначається, що станом на 3 січня 2023, за данимиМіністерства з питань реінтеграції тимчасово окупованих територій, в Україніофіційно зареєстровано 4 857 200 внутрішньо переміщених осіб, з яких понад 3,5млн осіб перемістилися після 24 лютого 2022 року. 6,8% із цієї кількості ВПО,за інформацією Міністерства у справах ветеранів України, – учасники бойовихдій. Допомогу на проживання отримали 1,8 мільйона переселенців.</text:p>
      <text:p text:style-name="P4">
<text:span text:style-name="T4">
Читайте також:</text:span>
 <text:a xlink:type="simple" xlink:href="https://www.ukrinform.ua/rubric-society/3699825-koordstab-rozpocne-robotu-z-rozgladu-zitlovih-pitan-pereselenciv-veresuk.html" text:style-name="Internet_20_link" text:visited-style-name="Visited_20_Internet_20_Link">
 <text:span text:style-name="T4">
переселенців</text:span>
 </text:a>
</text:p>
      <text:p text:style-name="P4">
Найбільша кількість внутрішньо переміщених осіб зареєстрована в Донецькій,Дніпропетровській, Харківській, Київській областях та місті Києві.</text:p>
      <text:p text:style-name="P4">
За інформацією Офісу Президента України від 2 грудня 2022 року, для внутрішньопереміщених осіб створено більше мільйона місць для проживання, серед яких урегіонах України – 144 тисячі вільних місць, у тому числі 31 тисяча – длядовготривалого перебування.</text:p>
      <text:p text:style-name="P4">
Водночас зауважується, що основними проблемами від 70% до 95% ВПО вважаютьвідсутність житла і роботи, прив’язаної до <text:a xlink:type="simple" xlink:href="https://www.ukrinform.ua/tag-zitlo" text:style-name="Internet_20_link" text:visited-style-name="Visited_20_Internet_20_Link">
 </text:a>
 .</text:p>
      <text:p text:style-name="P4">
При цьому наводиться звіт Міжнародної організації з міграції, в якомунаголошується, що серед проблем, які найбільше турбують внутрішньо переміщенихосіб: житлові умови – 27%, оплата орендованого житла – 23%, оплата послуг ЖКГ– 20%, безробіття – 13%.</text:p>
      <text:p text:style-name="P4">
<text:span text:style-name="T4">
Читайте також:</text:span>
 <text:a xlink:type="simple" xlink:href="https://www.ukrinform.ua/rubric-society/3699018-urad-zaboroniv-staguvati-z-pereselenciv-zaborgovanist-za-komunalni-poslugi.html" text:style-name="Internet_20_link" text:visited-style-name="Visited_20_Internet_20_Link">
 <text:span text:style-name="T4">
переселенців</text:span>
 </text:a>
</text:p>
      <text:p text:style-name="P4">
Як повідомлялося, 17 квітня уряд підтримав ініціативу Міністерства з питаньреінтеграції тимчасово окупованих територій України щодо <text:a xlink:type="simple" xlink:href="https://www.ukrinform.ua/rubric-society/3697554-urad-stvoriv-koordinacijnij-stab-z-pitan-realizacii-prav-pereselenciv.html" text:style-name="Internet_20_link" text:visited-style-name="Visited_20_Internet_20_Link">
</text:a>
 з питань забезпеченняреалізації прав і свобод внутрішньо переміщених осіб. Мета – послідовновпроваджувати державну політику з підтримки ВПО. Робота Координаційного штабурозпочнеться з розгляду житлових питань.</text:p>
      <text:p text:style-name="P4">
<text:span text:style-name="T5">
Фото: Олексій Чернишов у Facebook</text:span>
</text:p>
      <text:p text:style-name="P4">
Source: <text:a xlink:type="simple" xlink:href="https://www.ukrinform.ua/rubric-society/3700653-v-ukraini-stvorili-ponad-miljon-misc-dla-prozivanna-pereselenciv-zvit-tsk.html" text:style-name="Internet_20_link" text:visited-style-name="Visited_20_Internet_20_Link">
https://www.ukrinform.ua/rubric-society/3700653-v-ukraini-stvorili-ponad-miljon-misc-dla-prozivanna-pereselenciv-zvit-tsk.html</text:a>
</text:p>
      <!--NEWS-->
      <text:h text:style-name="P10" text:outline-level="1">
<text:span text:style-name="T4">
Держатом готується до безпекових заходів на ЗАЕС після деокупації</text:span>
</text:h>
      <text:p text:style-name="P4">
Authors: Ukrinform (Person)</text:p>
      <text:p text:style-name="P4">
Publisher: Укринформ (Organization)</text:p>
      <text:p text:style-name="P4">
Published Time: 2023-04-25T19:39:05+03:00</text:p>
      <text:p text:style-name="P4">
Modified Time: 2023-04-25T19:39:05+03:00</text:p>
      <text:p text:style-name="P4">
Description: Державна інспекція ядерного регулювання спільно з Енергоатомом напрацьовує можливі алгоритми дій щодо забезпечення безпекової ситуації на Запорізькій АЕС після її деокупації. — Укрінформ.</text:p>
      <text:p text:style-name="P4">
Images: ["<text:a xlink:type="simple" xlink:href="https://static.ukrinform.com/photos/2018_10/thumb_files/630_360_1539267130-570.jpg" text:style-name="Internet_20_link" text:visited-style-name="Visited_20_Internet_20_Link">
630_360_15392...</text:a>
", "<text:a xlink:type="simple" xlink:href="https://static.ukrinform.com/photos/2023_04/1682440489-702.jpg" text:style-name="Internet_20_link" text:visited-style-name="Visited_20_Internet_20_Link">
1682440489-70...</text:a>
"]</text:p>
      <text:p text:style-name="P4">
Tags: ['Деокупація', 'Безпека', 'Запорізька АЕС']</text:p>
      <text:p text:style-name="P4">
Type: Article</text:p>
      <!--METADATA-->
      <text:p text:style-name="P4">
<draw:frame draw:style-name="fr1" draw:name="Image166" text:anchor-type="as-char" svg:width="6.9236in" svg:height="3.956343in" draw:z-index="0">
<draw:image xlink:href="../Images/yкринформ/2023-04-25T19-39-05-03-00/630_360_1539267130-570.jpg" xlink:type="simple" xlink:show="embed" xlink:actuate="onLoad" draw:mime-type="image/jpeg"/>
</draw:frame>
 Державнаінспекція ядерного регулювання спільно з Енергоатомом напрацьовує можливіалгоритми дій щодо забезпечення безпекової ситуації на Запорізькій АЕС післяїї деокупації.</text:p>
      <text:p text:style-name="P4">
Про це <text:a xlink:type="simple" xlink:href="https://www.youtube.com/watch" text:style-name="Internet_20_link" text:visited-style-name="Visited_20_Internet_20_Link">
 </text:a>
 в.о головиДержатомрегулювання – головний державний інспектор з ядерної та радіаційноїбезпеки України Олег Коріков під час брифінгу «Деокупована ЧАЕС та ЗАЕС підокупацією – яка ситуація на станціях?» у Медіацентрі Україна - Укрінформ.</text:p>
      <text:p text:style-name="P4">
«Ми готуємось до забезпечення безпекової ситуації на Запорізькій АЕС. Мивідновили роботу нашого підрозділу з ядерної безпеки, який моніторить ситуаціюна станції. Він знаходиться на Південноукраїнській АЕС, але як тількиз’явиться можливість передислокувати інспекцію в Енергодар, ми відразу цезробимо», - зазначив він.</text:p>
      <text:p text:style-name="P4">
<draw:frame draw:style-name="fr1" draw:name="Image167" text:anchor-type="as-char" svg:width="6.9236in" svg:height="4.615733in" draw:z-index="0">
<draw:image xlink:href="../Images/yкринформ/2023-04-25T19-39-05-03-00/1682440489-702.jpg" xlink:type="simple" xlink:show="embed" xlink:actuate="onLoad" draw:mime-type="image/jpeg"/>
</draw:frame>
</text:p>
      <text:p text:style-name="P4">
За його словами, спільно з НАЕК «Енергоатом» відбувається підготовкавідповідних заходів. Зокрема, після деокупації має відбутись інспекція ЗАЕСдля встановлення інформації про стан системи та обладнання.</text:p>
      <text:p text:style-name="P4">
<text:span text:style-name="T4">
Читайте також:</text:span>
 <text:a xlink:type="simple" xlink:href="https://www.ukrinform.ua/rubric-economy/3689920-derzatom-gotuetsa-do-riznih-variantiv-rozvitku-podij-na-zaes.html" text:style-name="Internet_20_link" text:visited-style-name="Visited_20_Internet_20_Link">
 <text:span text:style-name="T4">
Держатом</text:span>
 <text:span text:style-name="T4">
готується</text:span>
 <text:span text:style-name="T4">
різних</text:span>
 <text:span text:style-name="T4">
варіантів</text:span>
<text:span text:style-name="T4">
розвитку</text:span>
 <text:span text:style-name="T4">
подій</text:span>
 <text:span text:style-name="T4">
ЗАЕС</text:span>
 </text:a>
</text:p>
      <text:p text:style-name="P4">
Коріков уточнив, що на сьогодні Україна має досвід відновлення роботибезпечної експлуатації підприємств після деокупації Чорнобильської <text:a xlink:type="simple" xlink:href="https://www.ukrinform.ua/tag-aes" text:style-name="Internet_20_link" text:visited-style-name="Visited_20_Internet_20_Link">
</text:a>
 . Зокрема, вже розробленні документи щодопідходів до врегулювання питань безпеки на таких об’єктах.</text:p>
      <text:p text:style-name="P4">
Як повідомлялось, із вересня 2022 року на окупованій ЗАЕС працює постійнамоніторингова місія МАГАТЕ. На Хмельницькій, Рівненській, Південноукраїнськійатомних станціях, а також на Чорнобильській АЕС, яка перебуває на етапівиведення з експлуатації, постійні моніторингові місії розпочали своюдіяльність у січні 2023 року.</text:p>
      <text:p text:style-name="P4">
<text:span text:style-name="T4">
Читайте також:</text:span>
 <text:a xlink:type="simple" xlink:href="https://www.ukrinform.ua/rubric-society/3700559-eksministr-dovkilla-rozpoviv-pro-zagrozu-u-vipadku-avarii-na-okupovanij-zaporizkij-aes.html" text:style-name="Internet_20_link" text:visited-style-name="Visited_20_Internet_20_Link">
 </text:a>
</text:p>
      <text:p text:style-name="P4">
Експерти МАГАТЕ на українських АЕС проводять моніторинг ситуації тадокументують впливи війни на стан ядерної та радіаційної безпеки, надаютьтехнічні консультації українським фахівцям, вивчають пріоритетні потреби дляподальшого надання технічної допомоги.</text:p>
      <text:p text:style-name="P4">
Source: <text:a xlink:type="simple" xlink:href="https://www.ukrinform.ua/rubric-economy/3700654-derzatom-gotuetsa-do-bezpekovih-zahodiv-na-zaes-pisla-deokupacii.html" text:style-name="Internet_20_link" text:visited-style-name="Visited_20_Internet_20_Link">
https://www.ukrinform.ua/rubric-economy/3700654-derzatom-gotuetsa-do-bezpekovih-zahodiv-na-zaes-pisla-deokupacii.html</text:a>
</text:p>
      <!--NEWS-->
      <text:h text:style-name="P10" text:outline-level="1">
<text:span text:style-name="T4">
Повістки любителям дрифту можуть вручати не лише у Києві - поліція</text:span>
</text:h>
      <text:p text:style-name="P4">
Authors: Ukrinform (Person)</text:p>
      <text:p text:style-name="P4">
Publisher: Укринформ (Organization)</text:p>
      <text:p text:style-name="P4">
Published Time: 2023-04-25T19:40:00+03:00</text:p>
      <text:p text:style-name="P4">
Modified Time: 2023-04-25T19:40:00+03:00</text:p>
      <text:p text:style-name="P4">
Description: Повістки любителям швидкої їзди після столиці можуть вручати і в інших містах України.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Повістка', 'Єдині новини']</text:p>
      <text:p text:style-name="P4">
Type: Article</text:p>
      <!--METADATA-->
      <text:p text:style-name="P4">
<draw:frame draw:style-name="fr1" draw:name="Image168" text:anchor-type="as-char" svg:width="6.9236in" svg:height="3.956343in" draw:z-index="0">
<draw:image xlink:href="../Images/yкринформ/2023-04-25T19-40-00-03-00/630_360_1507654552-5163.jpeg" xlink:type="simple" xlink:show="embed" xlink:actuate="onLoad" draw:mime-type="image/jpeg"/>
</draw:frame>
 Повісткилюбителям швидкої їзди після столиці можуть вручати і в інших містах України.</text:p>
      <text:p text:style-name="P4">
Про це в ефірі телемарафону “Єдині новини” сказав перший заступник начальникаДепартаменту патрульної поліції Олексій Білошицький, відповідаючи назапитання, чи співпраця патрульних поліцейських з представниками військкомів уконтексті видачі повісток стане постійною і чи вона розповсюдиться на іншіукраїнські міста, окрім Києва, передає кореспондент Укрінформу.</text:p>
      <text:p text:style-name="P4">
“Насправді я б не сказав, що вона необхідна постійно. Але в окремих випадкахвона може дійсно застосовуватися, бо такі випадки (дрифт на дорогах — ред.),вони є показовими. Ми вже досить тривалий період часу реагували на ці акції іповідомлення громадян (щодо цього — ред.), ми попереджали і зверталися доучасників цих рухів щодо того, що зараз це робити недоречно і не на часі”, -зазначив він.</text:p>
      <text:p text:style-name="P4">
Білошицький поінформував про <text:a xlink:type="simple" xlink:href="https://www.facebook.com/Bilosh/posts/pfbid02UwVN3B9QXyWmf9N5ZDp95i4yE3B8Ype3Y4iiaqw9cY3yZKs31r2ZrBPYQrmtxhB8l" text:style-name="Internet_20_link" text:visited-style-name="Visited_20_Internet_20_Link">
</text:a>
, коли нещодавно у Києві кілька автомобілів приїхали у центр міста ідрифтували вулицями. За його словами, поліція під час реагування на цеоб'єднала зусилля з військкомами.</text:p>
      <text:p text:style-name="P4">
<text:span text:style-name="T4">
Читайте також:</text:span>
 <text:a xlink:type="simple" xlink:href="https://www.ukrinform.ua/rubric-society/3696902-v-ukraini-potencijno-mozut-zaprovaditi-elektronni-povistki-venislavskij.html" text:style-name="Internet_20_link" text:visited-style-name="Visited_20_Internet_20_Link">
 </text:a>
</text:p>
      <text:p text:style-name="P4">
“Можливо, будуть у майбутньому (такі випадки — ред.), також будемо на нихреагувати. І звісно, що не тільки у Києві це (спільне реагування поліції івійськкомів на ці інциденти — ред.) може застосовуватися. Зі свого бокувійськкомати також були зацікавлені у перевірці цих документів і запрошенніцих осіб. Ми робили свою роботу, а вони — свою”, - зазначив Білошицький.</text:p>
      <text:p text:style-name="P4">
Як повідомлялося, Кабінет Міністрів вніс зміни до положення про територіальніцентри комплектування та соціальної підтримки, <text:a xlink:type="simple" xlink:href="https://www.ukrinform.ua/rubric-society/3694408-povistki-dozvolili-vrucati-nezalezno-vid-misca-vijskovogo-obliku-postanova-uradu.html" text:style-name="Internet_20_link" text:visited-style-name="Visited_20_Internet_20_Link">
</text:a>
</text:p>
      <text:p text:style-name="P4">
Source: <text:a xlink:type="simple" xlink:href="https://www.ukrinform.ua/rubric-society/3700656-u-policii-ne-viklucaut-so-povistki-lubitelam-driftu-vrucatimut-ne-lise-u-kievi.html" text:style-name="Internet_20_link" text:visited-style-name="Visited_20_Internet_20_Link">
https://www.ukrinform.ua/rubric-society/3700656-u-policii-ne-viklucaut-so-povistki-lubitelam-driftu-vrucatimut-ne-lise-u-kievi.html</text:a>
</text:p>
      <!--NEWS-->
      <text:h text:style-name="P10" text:outline-level="1">
<text:span text:style-name="T4">
Загарбники вдарили з мінометів по прикордонню Сумщини та Чернігівщини</text:span>
</text:h>
      <text:p text:style-name="P4">
Authors: Ukrinform (Person)</text:p>
      <text:p text:style-name="P4">
Publisher: Укринформ (Organization)</text:p>
      <text:p text:style-name="P4">
Published Time: 2023-04-25T19:52:00+03:00</text:p>
      <text:p text:style-name="P4">
Modified Time: 2023-04-25T19:52:00+03:00</text:p>
      <text:p text:style-name="P4">
Description: російські війська 25 квітня пообіді тричі обстріляли з мінометів прикордонні території Сумської та Чернігівської областей. — Укрінформ.</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Чернігівщина', 'Війна з росією']</text:p>
      <text:p text:style-name="P4">
Type: Article</text:p>
      <!--METADATA-->
      <text:p text:style-name="P4">
<draw:frame draw:style-name="fr1" draw:name="Image169" text:anchor-type="as-char" svg:width="6.9236in" svg:height="3.956343in" draw:z-index="0">
<draw:image xlink:href="../Images/yкринформ/2023-04-25T19-52-00-03-00/630_360_1675087707-171.jpg" xlink:type="simple" xlink:show="embed" xlink:actuate="onLoad" draw:mime-type="image/jpeg"/>
</draw:frame>
 російськівійська 25 квітня пообіді тричі обстріляли з мінометів прикордонні територіїСумської та Чернігівської областей.</text:p>
      <text:p text:style-name="P4">
Як передає Укрінформ, про це оперативне командування "Північ" повідомило у <text:a xlink:type="simple" xlink:href="https://t.me/ok_pivnich1/2049" text:style-name="Internet_20_link" text:visited-style-name="Visited_20_Internet_20_Link">
</text:a>
</text:p>
      <text:p text:style-name="P4">
Зокрема, у Сумській області з 13:45 до 13:55 у районі села Кореньок відбулосятри влучання, імовірно, з ворожого міномета 120-міліметрового калібру.</text:p>
      <text:p text:style-name="P4">
З 17:05 до 17:15 російські загарбники <text:a xlink:type="simple" xlink:href="https://www.ukrinform.ua/tag-obstril" text:style-name="Internet_20_link" text:visited-style-name="Visited_20_Internet_20_Link">
 </text:a>
 по цьому ж населеному пункту з такої самої зброї — зафіксовані ще тривлучання.</text:p>
      <text:p text:style-name="P4">
У Чернігівській області під ворожий удар потрапило село Леонівка: з 16:30 до16:35 по населеному пункту відбулося три влучання, імовірно, теж із міномета120-міліметрового калібру.</text:p>
      <text:p text:style-name="P4">
<text:span text:style-name="T4">
Читайте також:</text:span>
 <text:a xlink:type="simple" xlink:href="https://www.ukrinform.ua/rubric-ato/3700642-vijska-rf-znovu-obstrilali-orihiv.html" text:style-name="Internet_20_link" text:visited-style-name="Visited_20_Internet_20_Link">
 <text:span text:style-name="T4">
обстріл</text:span>
 </text:a>
</text:p>
      <text:p text:style-name="P4">
В усіх випадках інформація про втрати серед місцевого населення чи пошкодженняцивільної інфраструктури не надходила.</text:p>
      <text:p text:style-name="P4">
Як повідомляв Укрінформ, <text:a xlink:type="simple" xlink:href="https://www.ukrinform.ua/rubric-uarazom/3700462-rosiani-znovu-obstrilali-prikordonna-sumsini-i-cernigivsini.html" text:style-name="Internet_20_link" text:visited-style-name="Visited_20_Internet_20_Link">
 </text:a>
</text:p>
      <text:p text:style-name="P4">
Source: <text:a xlink:type="simple" xlink:href="https://www.ukrinform.ua/rubric-ato/3700657-zagarbniki-vdarili-z-minometiv-po-prikordonnu-sumsini-ta-cernigivsini.html" text:style-name="Internet_20_link" text:visited-style-name="Visited_20_Internet_20_Link">
https://www.ukrinform.ua/rubric-ato/3700657-zagarbniki-vdarili-z-minometiv-po-prikordonnu-sumsini-ta-cernigivsini.html</text:a>
</text:p>
      <!--NEWS-->
      <text:h text:style-name="P10" text:outline-level="1">
<text:span text:style-name="T4">
У Києво-Печерській лаврі відкрилась мандрівна виставка «На Зламі»</text:span>
</text:h>
      <text:p text:style-name="P4">
Authors: Ukrinform (Person)</text:p>
      <text:p text:style-name="P4">
Publisher: Укринформ (Organization)</text:p>
      <text:p text:style-name="P4">
Published Time: 2023-04-25T19:53:00+03:00</text:p>
      <text:p text:style-name="P4">
Modified Time: 2023-04-25T19:53:00+03:00</text:p>
      <text:p text:style-name="P4">
Description: У Великій лаврській дзвіниці Національного заповідника Києво-Печерської лаври відбулося відкриття оновленої мандрівної виставки «На Зламі», яка присвячена постраждалим від російської агресії, починаючи з 2014 року. — Укрінформ.</text:p>
      <text:p text:style-name="P4">
Images: ["<text:a xlink:type="simple" xlink:href="https://static.ukrinform.com/photos/2023_04/thumb_files/630_360_1682442118-233.jpg" text:style-name="Internet_20_link" text:visited-style-name="Visited_20_Internet_20_Link">
630_360_16824...</text:a>
", "<text:a xlink:type="simple" xlink:href="https://static.ukrinform.com/photos/2023_04/1682442244-496.jpg" text:style-name="Internet_20_link" text:visited-style-name="Visited_20_Internet_20_Link">
1682442244-49...</text:a>
"]</text:p>
      <text:p text:style-name="P4">
Tags: ['Виставка', 'Київська Лавра']</text:p>
      <text:p text:style-name="P4">
Type: Article</text:p>
      <!--METADATA-->
      <text:p text:style-name="P4">
<draw:frame draw:style-name="fr1" draw:name="Image170" text:anchor-type="as-char" svg:width="6.9236in" svg:height="3.956343in" draw:z-index="0">
<draw:image xlink:href="../Images/yкринформ/2023-04-25T19-53-00-03-00/630_360_1682442118-233.jpg" xlink:type="simple" xlink:show="embed" xlink:actuate="onLoad" draw:mime-type="image/jpeg"/>
</draw:frame>
 У Великійлаврській дзвіниці Національного заповідника Києво-Печерської лаври відбулосявідкриття оновленої мандрівної виставки «На Зламі», яка присвяченапостраждалим від російської агресії, починаючи з 2014 року.</text:p>
      <text:p text:style-name="P4">
Про це повідомляє кореспондент Укрінформу.</text:p>
      <text:p text:style-name="P4">
"В основі виставки більшість свідчень - це свідчення людей, які пережили абокатування, або переслідування їх чи членів їх родин через проукраїнськіпогляди. Спогади цих людей, переживання можна побачити на цих стендах. Минамагалися підібрати максимально різні погляди, часто вони демонструютьабсолютно суперечливу думку стосовно того чи іншого питання... Стосовно цихявищ, то вони відбувалися, починаючи з 2014 року, і продовжують відбуватися зновими силами, з новими масштабами на нових територіях вже післяповномасштабного вторгнення", - сказала дослідниця Східноукраїнського центругромадських ініціатив Надія Нестеренко.</text:p>
      <text:p text:style-name="P4">
<text:a xlink:type="simple" xlink:href="https://www.ukrinform.ua/tag-vistavka" text:style-name="Internet_20_link" text:visited-style-name="Visited_20_Internet_20_Link">
 </text:a>
 складається з 18 стендів, кожен зяких присвячений одній із проблем – «зламам». Виставкові стенди єдвосторонніми. На одній стороні розміщено уривки з історій людей, з якимидокументатори правозахисних організацій записали інтерв’ю. Постраждаліописують події, які відбулися з ними, говорять про свої почуття, ділятьсярефлексіями щодо пережитого.</text:p>
      <text:p text:style-name="P4">
<draw:frame draw:style-name="fr1" draw:name="Image171" text:anchor-type="as-char" svg:width="6.9236in" svg:height="4.615733in" draw:z-index="0">
<draw:image xlink:href="../Images/yкринформ/2023-04-25T19-53-00-03-00/1682442244-496.jpg" xlink:type="simple" xlink:show="embed" xlink:actuate="onLoad" draw:mime-type="image/jpeg"/>
</draw:frame>
</text:p>
      <text:p text:style-name="P4">
<text:span text:style-name="T4">
Читайте також:</text:span>
 <text:a xlink:type="simple" xlink:href="https://www.ukrinform.ua/rubric-kyiv/3700468-u-stolici-vidkrili-vistavku-pro-biloruskih-geroiv-z-ukrainou-v-serci.html" text:style-name="Internet_20_link" text:visited-style-name="Visited_20_Internet_20_Link">
 <text:span text:style-name="T4">
виставку</text:span>
 </text:a>
</text:p>
      <text:p text:style-name="P4">
На другій стороні стендів розміщені ілюстрації – збірний образ, який доповнюєісторії та візуалізує проблему, якій присвячено стенд. Інфографічнізображення, розміщені на стендах, покликані врівноважити суб’єктивнівисловлювання героїв виставки об’єктивною інформацією – результатамисоціологічних опитувань, досліджень. Статистична інформація показує зміни, яківідбувалися на рівні українського суспільства чи держави загалом.</text:p>
      <text:p text:style-name="P4">
Нові стенди виставки містять карту з місцями утримання полонених тазастосування сексуального насилля на території Донецької та Луганськоїобластей.</text:p>
      <text:p text:style-name="P4">
Виставка «На Зламі» подорожує країною з 2019 року та побувала у 37 містахУкраїни. Зокрема, в Києві у музеї «Золоті Ворота», першому музеї АТО в Дніпрі,у холі Луганської обласної ВЦА в Сєвєродонецьку, музеях та бібліотеках уХмельницькому, Кропивницькому, Вінниці, Дружківці, Черкасах, Краматорську,Рівному тощо.</text:p>
      <text:p text:style-name="P4">
Як повідомлялося, <text:a xlink:type="simple" xlink:href="https://www.ukrinform.ua/rubric-kyiv/3700130-spravzni-pricini-vijni-abo-ak-pracue-rospropaganda-u-kievi-vidrili-interaktivnu-vistavku.html" text:style-name="Internet_20_link" text:visited-style-name="Visited_20_Internet_20_Link">
 </text:a>
 засновану на технологіях доповненої і доданої реальності, проінструменти російської пропаганди, які рф використовує у висвітленні війни.</text:p>
      <text:p text:style-name="P4">
<text:span text:style-name="T5">
Фото: Марія Ковальчук</text:span>
</text:p>
      <text:p text:style-name="P4">
Source: <text:a xlink:type="simple" xlink:href="https://www.ukrinform.ua/rubric-society/3700662-u-kievopecerskij-lavri-vidkrilas-mandrivna-vistavka-na-zlami.html" text:style-name="Internet_20_link" text:visited-style-name="Visited_20_Internet_20_Link">
https://www.ukrinform.ua/rubric-society/3700662-u-kievopecerskij-lavri-vidkrilas-mandrivna-vistavka-na-zlami.html</text:a>
</text:p>
      <!--NEWS-->
      <text:h text:style-name="P10" text:outline-level="1">
<text:span text:style-name="T4">
Британія і Франція поставили під сумнів «нейтральність» російських та білоруських спортсменів</text:span>
</text:h>
      <text:p text:style-name="P4">
Authors: Ukrinform (Person)</text:p>
      <text:p text:style-name="P4">
Publisher: Укринформ (Organization)</text:p>
      <text:p text:style-name="P4">
Published Time: 2023-04-25T19:55:00+03:00</text:p>
      <text:p text:style-name="P4">
Modified Time: 2023-04-25T19:55:00+03:00</text:p>
      <text:p text:style-name="P4">
Description: Міністри спорту Великої Британії та Франції заявили, що російські та білоруські спортсмени не можуть змагатися як нейтральні, як це рекомендує Міжнародний олімпійський комітет (МОК). — Укрінформ.</text:p>
      <text:p text:style-name="P4">
Images: ["<text:a xlink:type="simple" xlink:href="https://static.ukrinform.com/photos/2021_09/thumb_files/630_360_1632101342-535.jpg" text:style-name="Internet_20_link" text:visited-style-name="Visited_20_Internet_20_Link">
630_360_16321...</text:a>
"]</text:p>
      <text:p text:style-name="P4">
Tags: ['білорусь', 'Британія', 'Франція', 'росія']</text:p>
      <text:p text:style-name="P4">
Type: Article</text:p>
      <!--METADATA-->
      <text:p text:style-name="P4">
<draw:frame draw:style-name="fr1" draw:name="Image172" text:anchor-type="as-char" svg:width="6.9236in" svg:height="3.956343in" draw:z-index="0">
<draw:image xlink:href="../Images/yкринформ/2023-04-25T19-55-00-03-00/630_360_1632101342-535.jpg" xlink:type="simple" xlink:show="embed" xlink:actuate="onLoad" draw:mime-type="image/jpeg"/>
</draw:frame>
 Міністриспорту Великої Британії та Франції заявили, що російські та білоруськіспортсмени не можуть змагатися як нейтральні, як це рекомендує Міжнароднийолімпійський комітет (МОК).</text:p>
      <text:p text:style-name="P4">
Як передає Укрінформ, про це повідомляє <text:a xlink:type="simple" xlink:href="https://www.reuters.com/sports/britain-france-query-state-funding-russian-belarusian-athletes-2023-04-25/" text:style-name="Internet_20_link" text:visited-style-name="Visited_20_Internet_20_Link">
</text:a>
 .</text:p>
      <text:p text:style-name="P4">
«Ми знаємо, що зв’язки між державою, військовими та спортом у росії табілорусі є міцними», – сказала на парламентських слуханнях Ради Європи ЛюсіФрейзер, міністр культури, ЗМІ та спорту Великої Британії.</text:p>
      <text:p text:style-name="P4">
<text:span text:style-name="T4">
Читайте також:</text:span>
 <text:a xlink:type="simple" xlink:href="https://www.ukrinform.ua/rubric-sports/3700453-prezident-pare-prokomentuvav-mozlivist-ucasti-sportsmeniv-z-rf-ta-bilorusi-na-olimpiadi2024.html" text:style-name="Internet_20_link" text:visited-style-name="Visited_20_Internet_20_Link">
 </text:a>
</text:p>
      <text:p text:style-name="P4">
Вона додала, що відсутність у рекомендаціях МОК згадки про державнефінансування викликає занепокоєння, а також, що багато російських спортсменівактивно підтримували вторгнення росії в Україну.</text:p>
      <text:p text:style-name="P4">
Міністр спорту Франції Амелі Удеа-Кастера заявила, МОК має вирішити базовіпитання до початку Олімпіади у липні наступного року.</text:p>
      <text:p text:style-name="P4">
«Яку позицію збирається займати МОК, коли йдеться про спортсменів, якіспонсоруються і фінансуються російською чи білоруською державою? Або тих, хтоспонсорується або отримує фінансову підтримку від організацій, пов’язаних зросією чи білоруссю?», – поцікавилась Удеа-Кастера.</text:p>
      <text:p text:style-name="P4">
<text:span text:style-name="T4">
Читайте також:</text:span>
 <text:a xlink:type="simple" xlink:href="https://www.ukrinform.ua/rubric-sports/3700465-z-pocatku-povnomasstabnoi-vijni-zaginuli-287-ukrainskih-sportsmeniv-ta-treneriv.html" text:style-name="Internet_20_link" text:visited-style-name="Visited_20_Internet_20_Link">
 </text:a>
</text:p>
      <text:p text:style-name="P4">
Як повідомлялося, МОК оприлюднив заяву, в якій допустив можливість участіросіян та білорусів в Олімпіаді в Парижі під нейтральним прапором. На заявувідреагували Президент України Володимир Зеленський, міністр молоді та спортуВадим Гутцайт, міністр закордонних справ Дмитро Кулеба та інші посадовці. Назнак протесту Україна бойкотуватиме паризькі Ігри.</text:p>
      <text:p text:style-name="P4">
25 квітня у Парламентській асамблеї Ради Європи (ПАРЄ) 25 квітня проходятьпублічні слухання щодо ймовірного допуску росіян і білорусів до Олімпійськихта Паралімпійських ігор-2024 у Парижі.</text:p>
      <text:p text:style-name="P4">
Source: <text:a xlink:type="simple" xlink:href="https://www.ukrinform.ua/rubric-sports/3700640-britania-i-francia-postavili-pid-sumniv-nejtralnist-rosijskih-ta-biloruskih-sportsmeniv.html" text:style-name="Internet_20_link" text:visited-style-name="Visited_20_Internet_20_Link">
https://www.ukrinform.ua/rubric-sports/3700640-britania-i-francia-postavili-pid-sumniv-nejtralnist-rosijskih-ta-biloruskih-sportsmeniv.html</text:a>
</text:p>
      <!--NEWS-->
      <text:h text:style-name="P10" text:outline-level="1">
<text:span text:style-name="T4">
У Європарламенті запропонували інструмент спільного оборонного замовлення для ЄС</text:span>
</text:h>
      <text:p text:style-name="P4">
Authors: Ukrinform (Person)</text:p>
      <text:p text:style-name="P4">
Publisher: Укринформ (Organization)</text:p>
      <text:p text:style-name="P4">
Published Time: 2023-04-25T19:55:03+03:00</text:p>
      <text:p text:style-name="P4">
Modified Time: 2023-04-25T19:55:03+03:00</text:p>
      <text:p text:style-name="P4">
Description: Депутати Європарламенту під час спільного засідання Комітету з питань промисловості та Комітету із закордонних справ більшістю голосів підтримали доповідь, яка може стати основою для законодавчого акту ЄС у питаннях спільного оборонного замовлення в інтересах зацікавлених країн-членів. — Укрінформ.</text:p>
      <text:p text:style-name="P4">
Images: ["<text:a xlink:type="simple" xlink:href="https://static.ukrinform.com/photos/2019_07/thumb_files/630_360_1563445603-194.jpg" text:style-name="Internet_20_link" text:visited-style-name="Visited_20_Internet_20_Link">
630_360_15634...</text:a>
"]</text:p>
      <text:p text:style-name="P4">
Tags: ['Європарламент', 'Оборона', 'Війна з росією']</text:p>
      <text:p text:style-name="P4">
Type: Article</text:p>
      <!--METADATA-->
      <text:p text:style-name="P4">
<draw:frame draw:style-name="fr1" draw:name="Image173" text:anchor-type="as-char" svg:width="6.9236in" svg:height="3.956343in" draw:z-index="0">
<draw:image xlink:href="../Images/yкринформ/2023-04-25T19-55-03-03-00/630_360_1563445603-194.jpg" xlink:type="simple" xlink:show="embed" xlink:actuate="onLoad" draw:mime-type="image/jpeg"/>
</draw:frame>
 ДепутатиЄвропарламенту під час спільного засідання Комітету з питань промисловості таКомітету із закордонних справ більшістю голосів підтримали доповідь, яка можестати основою для законодавчого акту ЄС у питаннях спільного оборонногозамовлення в інтересах зацікавлених країн-членів.</text:p>
      <text:p text:style-name="P4">
Про суть документа сьогодні під час пресконференції у Брюсселі розповіли йогоспівдоповідачі - польський депутат Здзіслав Краснодембський (ECR) та німецькийдепутат Міхаель Галер (EPP), повідомляє власний кореспондент Укрінформу.</text:p>
      <text:p text:style-name="P4">
За доповідь «Посилення європейської оборонної промисловості шляхом спільногозамовлення» (European defence industry reinforcement through commonprocurement act, EDIRPA) проголосували 87 депутатів, 8 – проти, ще 20 –утрималися.</text:p>
      <text:p text:style-name="P4">
<text:span text:style-name="T4">
Читайте також:</text:span>
 <text:a xlink:type="simple" xlink:href="https://www.ukrinform.ua/rubric-polytics/3700507-slovaccina-pidtrimala-nadanna-ukraini-statusu-kandidata-na-clenstvo-v-es-stefancuk.html" text:style-name="Internet_20_link" text:visited-style-name="Visited_20_Internet_20_Link">
 </text:a>
</text:p>
      <text:p text:style-name="P4">
«Підготовка цього документу забрала 4 місяці дуже інтенсивної роботи в рамкахКомітетів з питань промисловості, із закордонних справ та підкомітету з питаньоборони й безпеки. EDIRPA – це не лише гроші для закупівлі зброї, але такожінструмент для посилення співробітництва між країнами-членами навколоспільного замовлення. Ми знаємо про критичну ситуацію, яку виявила війна вУкраїні. Головне завдання на майбутнє - посилити європейську обороннупромисловість. В цій трагічній ситуації ми маємо поповнювати наші склади тапідтримувати ефективний захист України», - зазначив з цього приводуКраснодембський.</text:p>
      <text:p text:style-name="P4">
Він зауважив, що сьогоднішнє голосування відобразило спільне розуміннянинішньої ситуації більшістю депутатів, що дозволяє шукати спільні рішення.Депутат висловив сподівання, що переговори щодо запропонованого законодавчогоакту за участю Ради ЄС та Єврокомісії проходитимуть конструктивно.</text:p>
      <text:p text:style-name="P4">
Своєю чергою депутат Галер назвав сьогоднішнє рішення навколо EDIRPA«історичним моментом для європейської оборони».</text:p>
      <text:p text:style-name="P4">
<text:span text:style-name="T4">
Читайте також:</text:span>
 <text:a xlink:type="simple" xlink:href="https://www.ukrinform.ua/rubric-polytics/3700365-prezident-cehii-vvazae-so-kitaj-zacikavlenij-u-zataguvanni-vijni-v-ukraini.html" text:style-name="Internet_20_link" text:visited-style-name="Visited_20_Internet_20_Link">
 </text:a>
</text:p>
      <text:p text:style-name="P4">
«Вперше ЄС може створити інструмент, щоб наблизити позиції країн-членів впитаннях оборони, шляхом надання відповідних фондів та створення стимулів дляспільного замовлення з боку країн-членів. Це є не лише терміново необхіднимзараз, але мало б бути зробленим вже давно», - зауважив німецький депутат.</text:p>
      <text:p text:style-name="P4">
Для такої терміновості розгляду документа він назвав три причини, першою зяких є агресивна війна росії проти України, та проблеми, що виникають упостачанні для України боєприпасів та озброєння. Ця війна зробила очевиднимтой факт, що європейські країни надто довго нехтували питаннями оборони.</text:p>
      <text:p text:style-name="P4">
«Навіть гірше – Європа має приготуватися до часів набагато більш інтенсивноїгеополітичної конкуренції, і навіть до напруги. Конкурентні військовіспроможності є необхідними не для того, щоб погрожувати нашим противникам, ащоб стримувати їх, з метою захистити наші цінності та інтереси, міжнароднийпорядок, що заснований на правилах, та безпеку й добробут наших громадян. Саменаші громадяни закликають нас до цього», - підкреслив Галер.</text:p>
      <text:p text:style-name="P4">
<text:span text:style-name="T4">
Читайте також:</text:span>
 <text:a xlink:type="simple" xlink:href="https://www.ukrinform.ua/rubric-world/3699724-u-evroparlamenti-zaklikaut-ogolositi-posla-knr-u-francii-personou-non-grata.html" text:style-name="Internet_20_link" text:visited-style-name="Visited_20_Internet_20_Link">
 <text:span text:style-name="T4">
Європарлам</text:span>
 </text:a>
</text:p>
      <text:p text:style-name="P4">
Друга причина - необхідність тіснішого співробітництва між країнами ЄС воборонній сфері. За словами депутата, ще у 2007 році країни-члени взялизобов’язання інвестувати 35 відсотків оборонних витрат у спільні проєкти.Торік такі спільні витрати досягли лише відмітки у 18 відсотків.</text:p>
      <text:p text:style-name="P4">
Нарешті, третя причина - необхідність зміцнити європейську оборону та обороннупромисловість. Одним з інструментів цього є створений нещодавно Європейськийфонд оборони, який дозволяє об’єднувати разом зусилля оборонних компаній зрізних країн ЄС. Йдеться про якісне посилення такої роботи, коли країни-членине лише будуть здатними розміщувати власні замовлення, але й формуватиспільний запит на виробництво військової техніки й озброєння. Такий підхіднадасть стимул для розвитку економіки та для більш ефективного використаннягрошей платників податків, дозволить підвищити рівень взаємосумісності тавзаємозамінності між збройними силами різних європейських країн.</text:p>
      <text:p text:style-name="P4">
«Сьогодні ми зробили перший та доволі невеликий крок у цьому напрямку. Я хотівби, щоб нам не знадобилося постати перед війною у Європі, щоб дійти до такогорозуміння. Але краще це зробити пізніше, ніж ніколи», - наголосив німецькийполітик.</text:p>
      <text:p text:style-name="P4">
<text:span text:style-name="T4">
Читайте також:</text:span>
 <text:a xlink:type="simple" xlink:href="https://www.ukrinform.ua/rubric-polytics/3700096-stefancuk-zaprosiv-vidvidati-ukrainu-vsih-hto-dosi-sumnivaetsa-v-neobhidnosti-tribunalu-dla-rf.html" text:style-name="Internet_20_link" text:visited-style-name="Visited_20_Internet_20_Link">
 </text:a>
</text:p>
      <text:p text:style-name="P4">
Він повідомив, що від початку переговорів для фінансування в рамках EDIRPAЄврокомісія пропонувала суму у 500 мільйонів євро, депутати наполягали навиділенні 1,5 мільярда євро. Виходячи з реалій, що склалися, в рамкахпідготовки документа сторони погодили суму проєкту у 1 мільярд євро.</text:p>
      <text:p text:style-name="P4">
«Ми хочемо надати країнам-членам можливість замовляти більше озброєння дляУкраїни та для Молдови, з очевидних причин, особливо в контексті 155-ммініціативи (з виробництва артилерійських боєприпасів – ред.). Ми хочемозаохотити країни-члени більше підтримувати Україну й Молдову, а також членівЄС на східному фланзі, які спустошили свої склади, надаючи боєприпаси таобладнання для України. Ми розглядаємо різні цінові показники (компенсацій –ред.), що дозволить збільшити фінансові внески у таких випадках», - сказавГаллер.</text:p>
      <text:p text:style-name="P4">
Він повідомив, що депутати включили в перелік предметів, які підлягаютькомпенсаційним виплатам, нові зразки бойового, захисного та медичногообладнання. Ще одним важливим положенням документа є вимога до Єврокомісіїзменшити залежність ЄС від зовнішніх постачальників у сфері оборони.</text:p>
      <text:p text:style-name="P4">
Як повідомлялося, країни ЄС ухвалили рішення надати Україні 1 мільйонбоєприпасів протягом року. Для цього вже виділений 1 мільярд євро накомпенсацію за поставки боєприпасів із вже існуючих арсеналів. Ще один мільярдєвро виділяється для виробництва снарядів калібру 155 мм для України напідприємствах оборонної промисловості (дискусії навколо місця розміщення такихзамовлень ще тривають). Третій напрямок – довгострокові інвестиції в обороннупромисловість Європи для захисту від нових викликів з безпеки, що виниклипісля початку російської агресії проти України.</text:p>
      <text:p text:style-name="P4">
Source: <text:a xlink:type="simple" xlink:href="https://www.ukrinform.ua/rubric-world/3700659-u-evroparlamenti-zaproponuvali-instrument-spilnogo-oboronnogo-zamovlenna-dla-es.html" text:style-name="Internet_20_link" text:visited-style-name="Visited_20_Internet_20_Link">
https://www.ukrinform.ua/rubric-world/3700659-u-evroparlamenti-zaproponuvali-instrument-spilnogo-oboronnogo-zamovlenna-dla-es.html</text:a>
</text:p>
      <!--NEWS-->
      <text:h text:style-name="P10" text:outline-level="1">
<text:span text:style-name="T4">
«Ворскла» лідирує у сезоні УПЛ за кількістю пробитих пенальті</text:span>
</text:h>
      <text:p text:style-name="P4">
Authors: Ukrinform (Person)</text:p>
      <text:p text:style-name="P4">
Publisher: Укринформ (Organization)</text:p>
      <text:p text:style-name="P4">
Published Time: 2023-04-25T19:58:13+03:00</text:p>
      <text:p text:style-name="P4">
Modified Time: 2023-04-25T19:58:13+03:00</text:p>
      <text:p text:style-name="P4">
Description: Футболісти «Ворскли» в матчі 22-го туру з харківським «Металістом» тричі пробивали пенальті і вийшли в лідери Української прем'єр-ліги (УПЛ) в сезоні-2022/23 за цим показником. — Укрінформ.</text:p>
      <text:p text:style-name="P4">
Images: ["<text:a xlink:type="simple" xlink:href="https://static.ukrinform.com/photos/2023_04/thumb_files/630_360_1682441500-712.jpg" text:style-name="Internet_20_link" text:visited-style-name="Visited_20_Internet_20_Link">
630_360_16824...</text:a>
"]</text:p>
      <text:p text:style-name="P4">
Tags: ['Футбол', 'Ворскла']</text:p>
      <text:p text:style-name="P4">
Type: Article</text:p>
      <!--METADATA-->
      <text:p text:style-name="P4">
<draw:frame draw:style-name="fr1" draw:name="Image174" text:anchor-type="as-char" svg:width="6.9236in" svg:height="3.956343in" draw:z-index="0">
<draw:image xlink:href="../Images/yкринформ/2023-04-25T19-58-13-03-00/630_360_1682441500-712.jpg" xlink:type="simple" xlink:show="embed" xlink:actuate="onLoad" draw:mime-type="image/jpeg"/>
</draw:frame>
 Футболісти«Ворскли» в матчі 22-го туру з харківським «Металістом» тричі пробивалипенальті і вийшли в лідери Української прем'єр-ліги (УПЛ) в сезоні-2022/23 зацим показником.</text:p>
      <text:p text:style-name="P4">
Як інформує офіційний <text:a xlink:type="simple" xlink:href="https://upl.ua/ua/news/view/7140" text:style-name="Internet_20_link" text:visited-style-name="Visited_20_Internet_20_Link">
 </text:a>
 УПЛ, у нинішньомучемпіонаті України полтавчани заробили 9 ударів з 11-метрової відмітки,передає Укрінформ.</text:p>
      <text:p text:style-name="P4">
На другу сходинку опустився рівненський «Верес», який в 21-му турі також з«Металістом» пробивав пенальті двічі.</text:p>
      <text:p text:style-name="P4">
<text:span text:style-name="T4">
Читайте також:</text:span>
 <text:a xlink:type="simple" xlink:href="https://www.ukrinform.ua/rubric-sports/3699301-vorskla-peremogla-metalist-u-22u-turi-premerligi.html" text:style-name="Internet_20_link" text:visited-style-name="Visited_20_Internet_20_Link">
 <text:span text:style-name="T4">
Ворскла</text:span>
 </text:a>
</text:p>
      <text:p text:style-name="P4">
Найменше пенальті в нинішньому розіграші пробили «Львів» та «Минай» - поодному.</text:p>
      <text:p text:style-name="P4">
Фото: УПЛ.</text:p>
      <text:p text:style-name="P4">
Source: <text:a xlink:type="simple" xlink:href="https://www.ukrinform.ua/rubric-sports/3700660-vorskla-lidirue-u-sezoni-upl-za-kilkistu-probitih-penalti.html" text:style-name="Internet_20_link" text:visited-style-name="Visited_20_Internet_20_Link">
https://www.ukrinform.ua/rubric-sports/3700660-vorskla-lidirue-u-sezoni-upl-za-kilkistu-probitih-penalti.html</text:a>
</text:p>
      <!--NEWS-->
      <text:h text:style-name="P10" text:outline-level="1">
<text:span text:style-name="T4">
Нацполіція зафіксувала майже 200 влучань російських боєприпасів по території Запоріжжя</text:span>
</text:h>
      <text:p text:style-name="P4">
Author: ['АРМІЯINFORM']</text:p>
      <text:p text:style-name="P4">
Time: 2023-04-25T20:00:00-04:00</text:p>
      <text:p text:style-name="P4">
Description: Протягом доби по території Запорізької області відбулося 190 влучань російських раке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bstrily-zaporizhzhya.jpg" text:style-name="Internet_20_link" text:visited-style-name="Visited_20_Internet_20_Link">
obstrily-zaporizhzhya.jpg</text:a>
', '<text:a xlink:type="simple" xlink:href="https://armyinform.com.ua/wp-content/uploads/2023/04/2-9-150x150.jpeg" text:style-name="Internet_20_link" text:visited-style-name="Visited_20_Internet_20_Link">
2-9-150x150.jpeg</text:a>
', '<text:a xlink:type="simple" xlink:href="https://armyinform.com.ua/wp-content/uploads/2023/04/3-7-150x150.jpeg" text:style-name="Internet_20_link" text:visited-style-name="Visited_20_Internet_20_Link">
3-7-150x150.jpeg</text:a>
', '<text:a xlink:type="simple" xlink:href="https://armyinform.com.ua/wp-content/uploads/2023/04/4-5-150x150.jpeg" text:style-name="Internet_20_link" text:visited-style-name="Visited_20_Internet_20_Link">
4-5-150x150.jpeg</text:a>
', '<text:a xlink:type="simple" xlink:href="https://armyinform.com.ua/wp-content/uploads/2023/04/5-4-150x150.jpeg" text:style-name="Internet_20_link" text:visited-style-name="Visited_20_Internet_20_Link">
5-4-150x150.jpeg</text:a>
', '<text:a xlink:type="simple" xlink:href="https://armyinform.com.ua/wp-content/uploads/2023/04/6-3-150x150.jpeg" text:style-name="Internet_20_link" text:visited-style-name="Visited_20_Internet_20_Link">
6-3-150x150.jpeg</text:a>
', '<text:a xlink:type="simple" xlink:href="https://armyinform.com.ua/wp-content/uploads/2023/04/7-1-150x150.jpeg" text:style-name="Internet_20_link" text:visited-style-name="Visited_20_Internet_20_Link">
7-1-150x150.jpeg</text:a>
', '<text:a xlink:type="simple" xlink:href="https://armyinform.com.ua/wp-content/uploads/2023/04/8-1-150x150.jpeg" text:style-name="Internet_20_link" text:visited-style-name="Visited_20_Internet_20_Link">
8-1-150x150.jpeg</text:a>
', '<text:a xlink:type="simple" xlink:href="https://armyinform.com.ua/wp-content/uploads/2023/04/9-150x150.jpeg" text:style-name="Internet_20_link" text:visited-style-name="Visited_20_Internet_20_Link">
9-150x150.jpeg</text:a>
']</text:p>
      <text:p text:style-name="P4">
Tags: ['STOPRUSSIA', 'АГРЕСІЯ РФ', 'ВОЄННІ ЗЛОЧИНИ РФ', 'ВОРОЖІ ОБСТРИЛИ', 'ВТОРГНЕННЯ РФ', 'ЗАПОРІЖЖЯ']</text:p>
      <text:p text:style-name="P4">
Category: News</text:p>
      <!--METADATA-->
      <text:p text:style-name="P4">
<draw:frame draw:style-name="fr1" draw:name="Image175" text:anchor-type="as-char" svg:width="6.9236in" svg:height="5.1927in" draw:z-index="0">
<draw:image xlink:href="../Images/AРМІЯINFORM/2023-04-25T20-00-00-04-00/obstrily-zaporizhzhya.jpg" xlink:type="simple" xlink:show="embed" xlink:actuate="onLoad" draw:mime-type="image/jpeg"/>
</draw:frame>
</text:p>
      <text:p text:style-name="P4">
Протягом доби по території Запорізької області відбулося 190 влучаньросійських ракет та снарядів.</text:p>
      <text:p text:style-name="P4">
Про це <text:a xlink:type="simple" xlink:href="https://www.npu.gov.ua/news/190-vluchan-vorozhykh-raket-ta-snariadiv-po-terytorii-zaporizkoi-oblasti-ie-poraneni-politsiia-zibrala-dokazy-zlochyniv-viisk-rf" text:style-name="Internet_20_link" text:visited-style-name="Visited_20_Internet_20_Link">
повідомляє</text:a>
 відділ комунікації поліції Запорізької області.</text:p>
      <text:p text:style-name="P4">
«росіяни атакували з артилерійських установок, реактивних систем залповоговогню, зенітно-ракетних комплексів, застосували авіацію та дрони. Пошкодженіжитлові будинки, фермерське господарство, складські приміщення та іншаінфраструктура Запорізького, Пологівського та Василівського районів. Пораненняотримали двоє мирних громадян», — йдеться в повідомленні.</text:p>
      <text:p text:style-name="P4">
Під ворожі обстріли потрапили Вільнянськ, Гуляйполе, Оріхів, Залізничне,Новоандріївка, Новоданилівка, Новоселівка, Чарівне, Ольгівське, Мала Токмачка,Темирівка, Гуляйпільське, Білогір’я, Червоне, Полтавка, Малинівка, Чарівне,Рівнопілля, Преображенка, Затишшя, Степногірськ, Степове, Кам’янське, Плавні,Малі Щербаки. Загалом поліцейські зареєстрували 19 повідомлень про руйнування.</text:p>
      <text:p text:style-name="P4">
У результаті обстрілу загарбницькі війська пошкодили домівки мешканцівдекількох сіл на Пологівщині. В одних — посічені дахи та фасади, вибиті вікнаі двері, інші — майже вщент зруйновані.</text:p>
      <text:p text:style-name="P4">
<text:a xlink:type="simple" xlink:href="https://armyinform.com.ua/wp-content/uploads/2023/04/2-9.jpeg" text:style-name="Internet_20_link" text:visited-style-name="Visited_20_Internet_20_Link">
<draw:frame draw:style-name="fr1" draw:name="Image176" text:anchor-type="as-char" svg:width="6.9236in" svg:height="6.9236in" draw:z-index="0">
<draw:image xlink:href="../Images/AРМІЯINFORM/2023-04-25T20-00-00-04-00/2-9-150x150.jpeg" xlink:type="simple" xlink:show="embed" xlink:actuate="onLoad" draw:mime-type="image/jpeg"/>
</draw:frame>
</text:a>
</text:p>
      <text:p text:style-name="P4">
<text:a xlink:type="simple" xlink:href="https://armyinform.com.ua/wp-content/uploads/2023/04/3-7.jpeg" text:style-name="Internet_20_link" text:visited-style-name="Visited_20_Internet_20_Link">
<draw:frame draw:style-name="fr1" draw:name="Image177" text:anchor-type="as-char" svg:width="6.9236in" svg:height="6.9236in" draw:z-index="0">
<draw:image xlink:href="../Images/AРМІЯINFORM/2023-04-25T20-00-00-04-00/3-7-150x150.jpeg" xlink:type="simple" xlink:show="embed" xlink:actuate="onLoad" draw:mime-type="image/jpeg"/>
</draw:frame>
</text:a>
</text:p>
      <text:p text:style-name="P4">
<text:a xlink:type="simple" xlink:href="https://armyinform.com.ua/wp-content/uploads/2023/04/4-5.jpeg" text:style-name="Internet_20_link" text:visited-style-name="Visited_20_Internet_20_Link">
<draw:frame draw:style-name="fr1" draw:name="Image178" text:anchor-type="as-char" svg:width="6.9236in" svg:height="6.9236in" draw:z-index="0">
<draw:image xlink:href="../Images/AРМІЯINFORM/2023-04-25T20-00-00-04-00/4-5-150x150.jpeg" xlink:type="simple" xlink:show="embed" xlink:actuate="onLoad" draw:mime-type="image/jpeg"/>
</draw:frame>
</text:a>
</text:p>
      <text:p text:style-name="P4">
Крім житлового фонду постраждало й тваринницьке господарство на Гуляйпільщині.Загарбники обстріляли територію фермерського підприємства, пошкодили будівлюкорівника та декілька складських приміщень.</text:p>
      <text:p text:style-name="P4">
<text:a xlink:type="simple" xlink:href="https://armyinform.com.ua/wp-content/uploads/2023/04/5-4.jpeg" text:style-name="Internet_20_link" text:visited-style-name="Visited_20_Internet_20_Link">
<draw:frame draw:style-name="fr1" draw:name="Image179" text:anchor-type="as-char" svg:width="6.9236in" svg:height="6.9236in" draw:z-index="0">
<draw:image xlink:href="../Images/AРМІЯINFORM/2023-04-25T20-00-00-04-00/5-4-150x150.jpeg" xlink:type="simple" xlink:show="embed" xlink:actuate="onLoad" draw:mime-type="image/jpeg"/>
</draw:frame>
</text:a>
</text:p>
      <text:p text:style-name="P4">
<text:a xlink:type="simple" xlink:href="https://armyinform.com.ua/wp-content/uploads/2023/04/6-3.jpeg" text:style-name="Internet_20_link" text:visited-style-name="Visited_20_Internet_20_Link">
<draw:frame draw:style-name="fr1" draw:name="Image180" text:anchor-type="as-char" svg:width="6.9236in" svg:height="6.9236in" draw:z-index="0">
<draw:image xlink:href="../Images/AРМІЯINFORM/2023-04-25T20-00-00-04-00/6-3-150x150.jpeg" xlink:type="simple" xlink:show="embed" xlink:actuate="onLoad" draw:mime-type="image/jpeg"/>
</draw:frame>
</text:a>
</text:p>
      <text:p text:style-name="P4">
<text:a xlink:type="simple" xlink:href="https://armyinform.com.ua/wp-content/uploads/2023/04/7-1.jpeg" text:style-name="Internet_20_link" text:visited-style-name="Visited_20_Internet_20_Link">
<draw:frame draw:style-name="fr1" draw:name="Image181" text:anchor-type="as-char" svg:width="6.9236in" svg:height="6.9236in" draw:z-index="0">
<draw:image xlink:href="../Images/AРМІЯINFORM/2023-04-25T20-00-00-04-00/7-1-150x150.jpeg" xlink:type="simple" xlink:show="embed" xlink:actuate="onLoad" draw:mime-type="image/jpeg"/>
</draw:frame>
</text:a>
</text:p>
      <text:p text:style-name="P4">
Під час артобстрілу Степногірська окупанти пошкодили покинуту будівлюпідприємницького об’єкта, також вибуховою хвилею зруйновано довколишнютериторію.</text:p>
      <text:p text:style-name="P4">
<text:a xlink:type="simple" xlink:href="https://armyinform.com.ua/wp-content/uploads/2023/04/8-1.jpeg" text:style-name="Internet_20_link" text:visited-style-name="Visited_20_Internet_20_Link">
<draw:frame draw:style-name="fr1" draw:name="Image182" text:anchor-type="as-char" svg:width="6.9236in" svg:height="6.9236in" draw:z-index="0">
<draw:image xlink:href="../Images/AРМІЯINFORM/2023-04-25T20-00-00-04-00/8-1-150x150.jpeg" xlink:type="simple" xlink:show="embed" xlink:actuate="onLoad" draw:mime-type="image/jpeg"/>
</draw:frame>
</text:a>
</text:p>
      <text:p text:style-name="P4">
<text:a xlink:type="simple" xlink:href="https://armyinform.com.ua/wp-content/uploads/2023/04/9.jpeg" text:style-name="Internet_20_link" text:visited-style-name="Visited_20_Internet_20_Link">
<draw:frame draw:style-name="fr1" draw:name="Image183" text:anchor-type="as-char" svg:width="6.9236in" svg:height="6.9236in" draw:z-index="0">
<draw:image xlink:href="../Images/AРМІЯINFORM/2023-04-25T20-00-00-04-00/9-150x150.jpeg" xlink:type="simple" xlink:show="embed" xlink:actuate="onLoad" draw:mime-type="image/jpeg"/>
</draw:frame>
</text:a>
</text:p>
      <text:p text:style-name="P4">
Крім того, вночі ворог обстріляв ракетами С-300 населений пункт у Запорізькомурайоні, пошкоджено декілька будинків.</text:p>
      <text:p text:style-name="P4">
У результаті збройної атаки із мінно-вибуховими травмами до лікарні звернулисьдвоє цивільних громадян — мешканців Степногірська та Новояковлівки. Післянадання медичної допомоги їх відправлено на амбулаторне лікування.</text:p>
      <text:p text:style-name="P4">
Усі факти збройної агресії задокументовані правоохоронцями. За зібранимидоказовими матеріалами слідчі поліції та УСБУ відкрили кримінальні провадженняза ст. 438 (Порушення законів та звичаїв війни) Кримінального кодексу України.</text:p>
      <text:p text:style-name="P4">
Source: <text:a xlink:type="simple" xlink:href="https://armyinform.com.ua/2023/04/25/naczpolicziya-zafiksuvala-majzhe-200-vluchan-rosijskyh-boyeprypasiv-po-terytoriyi-zaporizhzhya/" text:style-name="Internet_20_link" text:visited-style-name="Visited_20_Internet_20_Link">
https://armyinform.com.ua/2023/04/25/naczpolicziya-zafiksuvala-majzhe-200-vluchan-rosijskyh-boyeprypasiv-po-terytoriyi-zaporizhzhya/</text:a>
</text:p>
      <!--NEWS-->
      <text:h text:style-name="P10" text:outline-level="1">
<text:span text:style-name="T4">
В Україні оновлять антидемпінгове законодавство – Гетманцев</text:span>
</text:h>
      <text:p text:style-name="P4">
Authors: Ukrinform (Person)</text:p>
      <text:p text:style-name="P4">
Publisher: Укринформ (Organization)</text:p>
      <text:p text:style-name="P4">
Published Time: 2023-04-25T20:06:28+03:00</text:p>
      <text:p text:style-name="P4">
Modified Time: 2023-04-25T20:06:28+03:00</text:p>
      <text:p text:style-name="P4">
Description: В Україні підготували законопроєкти, які удосконалять механізми проведення антидемпінгових розслідувань та застосування антидемпінгових захисних заходів. — Укрінформ.</text:p>
      <text:p text:style-name="P4">
Images: ["<text:a xlink:type="simple" xlink:href="https://static.ukrinform.com/photos/2022_06/thumb_files/630_360_1656484725-393.jpg" text:style-name="Internet_20_link" text:visited-style-name="Visited_20_Internet_20_Link">
630_360_16564...</text:a>
"]</text:p>
      <text:p text:style-name="P4">
Tags: ['Законопроєкт', 'Гетманцев', 'Антидемпінгові заходи']</text:p>
      <text:p text:style-name="P4">
Type: Article</text:p>
      <!--METADATA-->
      <text:p text:style-name="P4">
<draw:frame draw:style-name="fr1" draw:name="Image184" text:anchor-type="as-char" svg:width="6.9236in" svg:height="3.956343in" draw:z-index="0">
<draw:image xlink:href="../Images/yкринформ/2023-04-25T20-06-28-03-00/630_360_1656484725-393.jpg" xlink:type="simple" xlink:show="embed" xlink:actuate="onLoad" draw:mime-type="image/jpeg"/>
</draw:frame>
 В Україніпідготували законопроєкти, які удосконалять механізми проведенняантидемпінгових розслідувань та застосування антидемпінгових захисних заходів.</text:p>
      <text:p text:style-name="P4">
Про це повідомив голова Комітету Верховної Ради з питань фінансів, податковоїта митної політики Данило Гетманцев у <text:a xlink:type="simple" xlink:href="https://t.me/getmantsevdanil/4618" text:style-name="Internet_20_link" text:visited-style-name="Visited_20_Internet_20_Link">
 </text:a>
 ,передає Укрінформ.</text:p>
      <text:p text:style-name="P4">
«Настав час для оновлення і нашого антидемпінгового законодавства. З цієюметою розроблено і виставлено на громадське обговорення проєкти законівУкраїни «Про захисні заходи», «Про захист від демпінгового імпорту» та «Прозахист від субсидованого імпорту», - йдеться в повідомленні.</text:p>
      <text:p text:style-name="P4">
За словами депутата, з моменту прийняття перших законів практика проведенняторговельних розслідувань зазнала суттєвих змін, Україна отримала великукількість роз’яснень і рекомендацій щодо застосування законодавчих норм від <text:a xlink:type="simple" xlink:href="https://www.ukrinform.ua/tag-sot" text:style-name="Internet_20_link" text:visited-style-name="Visited_20_Internet_20_Link">
</text:a>
 , затверджено відповідні регламенти ЄС,якими актуалізовані антидемпінгові процедури тощо.</text:p>
      <text:p text:style-name="P4">
Нове законодавство має на меті удосконалити механізми проведенняантидемпінгових та антисубсидиційних захисних розслідувань, застосуванняантидемпінгових і компенсаційних захисних заходів.</text:p>
      <text:p text:style-name="P4">
«Це великі за обсягом та складні за змістом закони, але вони дуже важливі длякожного українського товаровиробника. Тож запрошую бізнеси на ранньому етапіознайомитись з цими законопроєктами, взяти участь в їх обговоренні тавдосконаленні», - зазначив Гетманцев.</text:p>
      <text:p text:style-name="P4">
<text:span text:style-name="T4">
Читайте також:</text:span>
 <text:a xlink:type="simple" xlink:href="https://www.ukrinform.ua/rubric-economy/3695804-danilo-getmancev-golova-finansovogo-komitetu-verhovnoi-radi.html" text:style-name="Internet_20_link" text:visited-style-name="Visited_20_Internet_20_Link">
 <text:span text:style-name="T4">
Данило</text:span>
 <text:span text:style-name="T4">
Гетманцев</text:span>
</text:a>
</text:p>
      <text:p text:style-name="P4">
Як повідомлялося, 4 червня 2022 року набув чинності Регламент ЄвропейськогоПарламенту та Ради №2022/870 про тимчасові заходи з лібералізації торгівлі. Церішення доповнює можливості, які мають українські експортери відповідно доУгоди про асоціацію між Україною та ЄС. У лютому 2023 року Європейська комісіясхвалила офіційну пропозицію продовжити дію автономних торговельних заходівдля України ще на один рік.</text:p>
      <text:p text:style-name="P4">
Source: <text:a xlink:type="simple" xlink:href="https://www.ukrinform.ua/rubric-economy/3700663-v-ukraini-onovlat-antidempingove-zakonodavstvo-getmancev.html" text:style-name="Internet_20_link" text:visited-style-name="Visited_20_Internet_20_Link">
https://www.ukrinform.ua/rubric-economy/3700663-v-ukraini-onovlat-antidempingove-zakonodavstvo-getmancev.html</text:a>
</text:p>
      <!--NEWS-->
      <text:h text:style-name="P10" text:outline-level="1">
<text:span text:style-name="T4">
Залужний показав роботу артрозвідників на фронті</text:span>
</text:h>
      <text:p text:style-name="P4">
Authors: Ukrinform (Person)</text:p>
      <text:p text:style-name="P4">
Publisher: Укринформ (Organization)</text:p>
      <text:p text:style-name="P4">
Published Time: 2023-04-25T20:14:00+03:00</text:p>
      <text:p text:style-name="P4">
Modified Time: 2023-04-25T20:14:00+03:00</text:p>
      <text:p text:style-name="P4">
Description: Головнокомандувач Збройних сил України Валерій Залужний показав роботу артилерійської розвідки, яка цілодобово протистоїть ворогу вздовж усієї лінії фронту. — Укрінформ.</text:p>
      <text:p text:style-name="P4">
Images: ["<text:a xlink:type="simple" xlink:href="https://static.ukrinform.com/photos/2023_04/thumb_files/630_360_1682359952-617.jpg" text:style-name="Internet_20_link" text:visited-style-name="Visited_20_Internet_20_Link">
630_360_16823...</text:a>
"]</text:p>
      <text:p text:style-name="P4">
Tags: ['Безпілотник', 'Розвідка', 'Валерій Залужний', 'Війна з росією']</text:p>
      <text:p text:style-name="P4">
Type: Article</text:p>
      <!--METADATA-->
      <text:p text:style-name="P4">
<draw:frame draw:style-name="fr1" draw:name="Image185" text:anchor-type="as-char" svg:width="6.9236in" svg:height="3.956343in" draw:z-index="0">
<draw:image xlink:href="../Images/yкринформ/2023-04-25T20-14-00-03-00/630_360_1682359952-617.jpg" xlink:type="simple" xlink:show="embed" xlink:actuate="onLoad" draw:mime-type="image/jpeg"/>
</draw:frame>
Головнокомандувач Збройних сил України Валерій Залужний показав роботуартилерійської розвідки, яка цілодобово протистоїть ворогу вздовж усієї лініїфронту.</text:p>
      <text:p text:style-name="P4">
Відео роботи артрозвідників він опублікував у <text:a xlink:type="simple" xlink:href="https://t.me/CinCAFU/484" text:style-name="Internet_20_link" text:visited-style-name="Visited_20_Internet_20_Link">
 </text:a>
 ,передає Укрінформ.</text:p>
      <text:p text:style-name="P4">
“В ефективній взаємодії з іншими підрозділами ЗСУ артрозвідники перетворюютьворожу техніку на металобрухт”, - підкреслив Залужний.</text:p>
      <text:p text:style-name="P4">
Як розповіла на відео Шарлотта, командир екіпажу безпілотного авіаційногокомплексу <text:a xlink:type="simple" xlink:href="https://www.ukrinform.ua/tag-rozvidka" text:style-name="Internet_20_link" text:visited-style-name="Visited_20_Internet_20_Link">
 </text:a>
 та коригування вогнюартилерії “Фурія”, їхня робота – виявлення цілі, коригування та ураження.</text:p>
      <text:p text:style-name="P4">
_Відео:<text:a xlink:type="simple" xlink:href="https://t.me/CinCAFU/484" text:style-name="Internet_20_link" text:visited-style-name="Visited_20_Internet_20_Link">
 </text:a>
 _</text:p>
      <text:p text:style-name="P4">
“Можемо літати і вдень, і вночі. Все залежить від погодних умов та ворожогоРЕБ. Можемо виконати будь-яке завдання, яке ставить командування”, – сказалавона.</text:p>
      <text:p text:style-name="P4">
<text:span text:style-name="T4">
Читайте також:</text:span>
 <text:a xlink:type="simple" xlink:href="https://www.ukrinform.ua/rubric-ato/3692830-u-pivnicnu-operacijnu-zonu-pribuv-pidrozdil-udarnih-bezpilotnikiv.html" text:style-name="Internet_20_link" text:visited-style-name="Visited_20_Internet_20_Link">
 </text:a>
</text:p>
      <text:p text:style-name="P4">
За її словами, щоденна праця, постійний аналіз виконаних завдань та обміндосвідом з іншими аеророзвідниками піднімають професійний рівень підрозділу, аце, в свою чергу, дозволяє ефективно працювати та знищувати окупантів.“Найкращі емоції, коли ціль уражена", - запевняє Шарлотта.</text:p>
      <text:p text:style-name="P4">
Як повідомлялося, <text:a xlink:type="simple" xlink:href="https://www.ukrinform.ua/rubric-ato/3700132-dla-ukrainskih-vijskovih-pid-bahmutom-vidpravili-100-droniv.html" text:style-name="Internet_20_link" text:visited-style-name="Visited_20_Internet_20_Link">
 </text:a>
 .</text:p>
      <text:p text:style-name="P4">
<text:span text:style-name="T5">
Фото ілюстративне: Генштаб ЗСУ</text:span>
</text:p>
      <text:p text:style-name="P4">
Source: <text:a xlink:type="simple" xlink:href="https://www.ukrinform.ua/rubric-ato/3700666-zaluznij-pokazav-robotu-artrozvidnikiv-na-fronti.html" text:style-name="Internet_20_link" text:visited-style-name="Visited_20_Internet_20_Link">
https://www.ukrinform.ua/rubric-ato/3700666-zaluznij-pokazav-robotu-artrozvidnikiv-na-fronti.html</text:a>
</text:p>
      <!--NEWS-->
      <text:h text:style-name="P10" text:outline-level="1">
<text:span text:style-name="T4">
У Раді звертають увагу на необхідність врегулювати сферу гуманітарної допомоги</text:span>
</text:h>
      <text:p text:style-name="P4">
Authors: Ukrinform (Person)</text:p>
      <text:p text:style-name="P4">
Publisher: Укринформ (Organization)</text:p>
      <text:p text:style-name="P4">
Published Time: 2023-04-25T20:16:37+03:00</text:p>
      <text:p text:style-name="P4">
Modified Time: 2023-04-25T20:16:37+03:00</text:p>
      <text:p text:style-name="P4">
Description: В Україні необхідно врегулювати на рівні законодавства низку питань у сфері гуманітарної допомоги. — Укрінформ.</text:p>
      <text:p text:style-name="P4">
Images: ["<text:a xlink:type="simple" xlink:href="https://static.ukrinform.com/photos/2022_09/thumb_files/630_360_1664337051-664.jpg" text:style-name="Internet_20_link" text:visited-style-name="Visited_20_Internet_20_Link">
630_360_16643...</text:a>
"]</text:p>
      <text:p text:style-name="P4">
Tags: ['Гуманітарна допомога', 'Верховна Рада', 'ТСК']</text:p>
      <text:p text:style-name="P4">
Type: Article</text:p>
      <!--METADATA-->
      <text:p text:style-name="P4">
<draw:frame draw:style-name="fr1" draw:name="Image186" text:anchor-type="as-char" svg:width="6.9236in" svg:height="3.956343in" draw:z-index="0">
<draw:image xlink:href="../Images/yкринформ/2023-04-25T20-16-37-03-00/630_360_1664337051-664.jpg" xlink:type="simple" xlink:show="embed" xlink:actuate="onLoad" draw:mime-type="image/jpeg"/>
</draw:frame>
 В Українінеобхідно врегулювати на рівні законодавства низку питань у сфері гуманітарноїдопомоги.</text:p>
      <text:p text:style-name="P4">
Як передає Укрінформ, про це йдеться у <text:a xlink:type="simple" xlink:href="https://zakon.rada.gov.ua/laws/show/3044-20" text:style-name="Internet_20_link" text:visited-style-name="Visited_20_Internet_20_Link">
</text:a>
з питань розслідування можливих порушень законодавства України у сферіотримання, розподілу, транспортування, зберігання, використання за цільовимпризначенням гуманітарної та іншої допомоги, а також неефективноговикористання державного майна, яке може бути використане для тимчасовогорозміщення внутрішньо переміщених осіб та забезпечення інших потреб держави.</text:p>
      <text:p text:style-name="P4">
«Нормативно-правові акти Кабінету Міністрів України, прийняті у 2022 році, якірегламентують порядок ввезення, зберігання та розподілу гуманітарної допомоги,суперечать нормам Закону України "Про гуманітарну допомогу", а в окремихвипадках - фактично скасовують дію норм цього Закону. Це недопустимо з точкизору принципу правової визначеності та підпорядкованості за юридичною силоюнормативно-правових актів виконавчої влади законам. Це призводить довідсутності належного контролю та породжує значну кількість корупційнихризиків на кожному окремому етапі надання гуманітарної допомоги», - йдеться увисновках.</text:p>
      <text:p text:style-name="P4">
<text:span text:style-name="T4">
Читайте також:</text:span>
 <text:a xlink:type="simple" xlink:href="https://www.ukrinform.ua/rubric-regions/3700373-na-lvivsini-beb-viavilo-nelegalnij-sklad-gumanitarnoi-dopomogi.html" text:style-name="Internet_20_link" text:visited-style-name="Visited_20_Internet_20_Link">
 <text:span text:style-name="T4">
гуманітар</text:span>
 </text:a>
</text:p>
      <text:p text:style-name="P4">
Залишаються неврегульованими питання юридичного статусу донора, набувача,отримувача, повноважень координаційних і гуманітарних штабів, веденняналежного обліку, звітності на всіх рівнях, відсутності інформації про потребив гуманітарній допомозі та їх задоволення.</text:p>
      <text:p text:style-name="P4">
Потребує уваги питання обмеження права військовозобов’язаних осіб на виїзд замежі України.</text:p>
      <text:p text:style-name="P4">
«У зв’язку з цим необхідно вжити невідкладних заходів щодо: приведення всіхнормативно-правових актів Кабінету Міністрів України у сфері забезпеченнягуманітарної допомоги в Україні в умовах воєнного стану у відповідність ізчинним Законом України "Про гуманітарну допомогу"», - йдеться у висновках.</text:p>
      <text:p text:style-name="P4">
Парламентська ТСК звертає увагу й на необхідність визначення єдиноговідповідального органу (координаційного штабу з питань гуманітарної допомоги),з вичерпним переліком державних органів виконавчої влади, на які покладенообов’язок здійснювати координацію з гуманітарним штабом; розробленнявідповідного механізму, регулювання діяльності, обов’язків та відповідальностівсіх учасників, які залучені до сфери координації, обліку, звітності,розподілу, транспортування, зберігання, використання гуманітарної допомоги зацільовим призначенням.</text:p>
      <text:p text:style-name="P4">
<text:span text:style-name="T4">
Читайте також:</text:span>
 <text:a xlink:type="simple" xlink:href="https://www.ukrinform.ua/rubric-regions/3700283-u-zvilneni-nevske-i-novolubivku-dostavili-gumanitarnu-dopomogu.html" text:style-name="Internet_20_link" text:visited-style-name="Visited_20_Internet_20_Link">
 <text:span text:style-name="T4">
гуманітар</text:span>
 </text:a>
</text:p>
      <text:p text:style-name="P4">
Варто врегулювати питання обмеження права військовозобов’язаних осіб на виїздза межі України, затвердження проєктів відповідних нормативних актів щодовдосконалення функціонування системи "Шлях", у тому числі стосовнозапровадження відповідальності за порушення порядку перетину державногокордону України, обміну інформацією, організації оперативного контролювзаємодії всіх органів виконавчої влади.</text:p>
      <text:p text:style-name="P4">
«Закон України "Про гуманітарну допомогу" не відповідає вимогам сьогодення. ВУкраїні відсутня єдина централізована скоординована система з формуванняпотреби в гуманітарній допомозі набувачами, достовірних відомостей про осіб,які потребують допомоги, обсяг та види необхідної допомоги, що призводить донеефективного задоволення гуманітарних потреб потенційних набувачів тасвідчить про потребу у реформуванні законодавства в зазначеній сфері», -зазначили у ТСК.</text:p>
      <text:p text:style-name="P4">
Тимчасова слідча комісія пропонує Комітету ВР з питань соціальної політики тазахисту прав ветеранів спільно з центральними органами виконавчої владирозробити та подати на розгляд Верховної Ради України проєкт Закону Українипро допомогу, який визначатиме правові, організаційні, соціальні засадиотримання, надання, оформлення, розподілу і контролю за цільовим використаннямдопомоги та сприятиме гласності і прозорості зазначеного процесу.</text:p>
      <text:p text:style-name="P4">
<text:span text:style-name="T4">
Читайте також:</text:span>
 <text:a xlink:type="simple" xlink:href="https://www.ukrinform.ua/rubric-economy/3698889-do-sistemi-slah-vnesli-vze-ponad-236-tisac-vodiiv.html" text:style-name="Internet_20_link" text:visited-style-name="Visited_20_Internet_20_Link">
 </text:a>
</text:p>
      <text:p text:style-name="P4">
Досліджені Комісією матеріали свідчать про відсутність звітності провикористання майна, щодо якого застосовано процедуру примусового відчуження(вилучення). Недостатньо прозора звітність та нечітке визначення предметапримусового вилучення (окремих видів побутової техніки, ґаджетів, тютюновихвиробів) є сумнівною та становить ризик не передання такого майна на потребиособового складу органів та структур, які забезпечують відсіч збройній агресіїросійської федерації, і може призвести до розтрати такого майна танеправомірного збагачення окремих осіб шляхом його продажу.</text:p>
      <text:p text:style-name="P4">
Виявлені факти неналежного зберігання гумдопомоги, порушення термінівзберігання товарів, низька якість підготовки матеріалів на звернення Комісії,порушені кримінальні провадження свідчать про незадовільний стан організаціїроботи щодо отримання, зберігання та розподілу гуманітарної та іншої допомогивійськовими адміністраціями.</text:p>
      <text:p text:style-name="P4">
Зважаючи на це, начальникам обласних військових адміністрацій, Київськоїміської військової адміністрації, головам міських рад доцільно провестиінвентаризацію гумдопомоги на складах на предмет належного зберігання тазабезпечення цільового використання і розподілу.</text:p>
      <text:p text:style-name="P4">
Тимчасова слідча комісія встановила непоодинокі факти неналежного виконанняпрацівниками правоохоронних органів своїх посадових обов’язків, зокремавідсутність реагування на виявлені під час засідань факти можливихправопорушень. Комісія вважає за доцільне запропонувати Міністерствувнутрішніх справ України, Офісу Генерального прокурора, Державному бюророзслідувань, Службі безпеки України, Національному антикорупційному бюроУкраїни, Бюро економічної безпеки України взяти на контроль розслідуваннякожного такого факту.</text:p>
      <text:p text:style-name="P4">
Як повідомлялося, 20 вересня 2022 року Верховна Рада ухвалила постанову простворення Тимчасової слідчої комісії (ТСК) із питань розслідування порушеньвикористання гуманітарної допомоги.</text:p>
      <text:p text:style-name="P4">
Source: <text:a xlink:type="simple" xlink:href="https://www.ukrinform.ua/rubric-society/3700668-u-radi-zvertaut-uvagu-na-neobhidnist-vreguluvati-sferu-gumanitarnoi-dopomogi.html" text:style-name="Internet_20_link" text:visited-style-name="Visited_20_Internet_20_Link">
https://www.ukrinform.ua/rubric-society/3700668-u-radi-zvertaut-uvagu-na-neobhidnist-vreguluvati-sferu-gumanitarnoi-dopomogi.html</text:a>
</text:p>
      <!--NEWS-->
      <text:h text:style-name="P10" text:outline-level="1">
<text:span text:style-name="T4">
Мультфільм «Мавка. Лісова пісня» покажуть українською на великих екранах США і Канади</text:span>
</text:h>
      <text:p text:style-name="P4">
Authors: Ukrinform (Person)</text:p>
      <text:p text:style-name="P4">
Publisher: Укринформ (Organization)</text:p>
      <text:p text:style-name="P4">
Published Time: 2023-04-25T20:20:52+03:00</text:p>
      <text:p text:style-name="P4">
Modified Time: 2023-04-25T20:20:52+03:00</text:p>
      <text:p text:style-name="P4">
Description: Анімаційна стрічка «Мавка. Лісова пісня» у травні вийде українською мовою на великих екранах США та Канади. — Укрінформ.</text:p>
      <text:p text:style-name="P4">
Images: ["<text:a xlink:type="simple" xlink:href="https://static.ukrinform.com/photos/2023_04/thumb_files/630_360_1680615242-465.jpg" text:style-name="Internet_20_link" text:visited-style-name="Visited_20_Internet_20_Link">
630_360_16806...</text:a>
", "<text:a xlink:type="simple" xlink:href="https://static.ukrinform.com/photos/2023_04/1682443107-172.jpg" text:style-name="Internet_20_link" text:visited-style-name="Visited_20_Internet_20_Link">
1682443107-17...</text:a>
"]</text:p>
      <text:p text:style-name="P4">
Tags: ['Канада', 'США', 'Мультфільм']</text:p>
      <text:p text:style-name="P4">
Type: Article</text:p>
      <!--METADATA-->
      <text:p text:style-name="P4">
<draw:frame draw:style-name="fr1" draw:name="Image187" text:anchor-type="as-char" svg:width="6.9236in" svg:height="3.956343in" draw:z-index="0">
<draw:image xlink:href="../Images/yкринформ/2023-04-25T20-20-52-03-00/630_360_1680615242-465.jpg" xlink:type="simple" xlink:show="embed" xlink:actuate="onLoad" draw:mime-type="image/jpeg"/>
</draw:frame>
 Анімаційнастрічка «Мавка. Лісова пісня» у травні вийде українською мовою на великихекранах США та Канади.</text:p>
      <text:p text:style-name="P4">
Як передає Укрінформ, про це Державне агентство України з питань кіноповідомило у <text:a xlink:type="simple" xlink:href="https://www.facebook.com/ukrainefilmagency/posts/pfbid02Zj6s8MgWT9jmxwv7Wf1psErGUHyUCicR5LnvocZzKtr44voQJTPwRGPnAYyUvVDkl" text:style-name="Internet_20_link" text:visited-style-name="Visited_20_Internet_20_Link">
</text:a>
.</text:p>
      <text:p text:style-name="P4">
Перші покази мультфільму відбудуться у <text:a xlink:type="simple" xlink:href="https://www.ukrinform.ua/tag-nujork" text:style-name="Internet_20_link" text:visited-style-name="Visited_20_Internet_20_Link">
 </text:a>
 : 13 травня — у Cinema Village, 14 травня — у The Marlene Meyerson JCCManhattan.</text:p>
      <text:p text:style-name="P4">
20 травня стрічку покажуть у Сан-Дієго, а саме в Landmark’s Hillcrest Cinemas.24 травня — у Landmark's Century Theater міста Чикаго.</text:p>
      <text:p text:style-name="P4">
<draw:frame draw:style-name="fr1" draw:name="Image188" text:anchor-type="as-char" svg:width="6.9236in" svg:height="6.9236in" draw:z-index="0">
<draw:image xlink:href="../Images/yкринформ/2023-04-25T20-20-52-03-00/1682443107-172.jpg" xlink:type="simple" xlink:show="embed" xlink:actuate="onLoad" draw:mime-type="image/jpeg"/>
</draw:frame>
</text:p>
      <text:p text:style-name="P4">
24 травня показ стрічки відбудеться у Landmark Bethesda Row у Вашингтоні, 29травня — у Savor Cinema міста Маямі.</text:p>
      <text:p text:style-name="P4">
1 липня мультфільм покаже Landmark’s Ritz Five у Філадельфії, 4 липня — ElkGrove Classic Cinemas у Чикаго.</text:p>
      <text:p text:style-name="P4">
Щодо показу у Лос-Анджелесі деталі будуть згодом.</text:p>
      <text:p text:style-name="P4">
<text:span text:style-name="T4">
Читайте також:</text:span>
 <text:a xlink:type="simple" xlink:href="https://www.ukrinform.ua/rubric-culture/3699250-multfilm-mavka-lisova-pisna-u-kinoteatrah-nimeccini-spersu-pokazut-ukrainskou.html" text:style-name="Internet_20_link" text:visited-style-name="Visited_20_Internet_20_Link">
 <text:span text:style-name="T4">
Мавка</text:span>
 </text:a>
</text:p>
      <text:p text:style-name="P4">
У Канаді покази «Мавки» заплановані на такі дати:</text:p>
      <text:p text:style-name="P4">
27 травня — Торонто, Film.CA</text:p>
      <text:p text:style-name="P4">
20 травня — Ванкувер, Rio</text:p>
      <text:p text:style-name="P4">
27 травня — Вікторія, Vic Theatre</text:p>
      <text:p text:style-name="P4">
28 травня — Пітт-Медовс, Hollywood 3</text:p>
      <text:p text:style-name="P4">
27 травня — Монреаль, Cinematique.</text:p>
      <text:p text:style-name="P4">
Про старт кінотеатрального прокату мультфільму англійською буде оголошеноокремо.</text:p>
      <text:p text:style-name="P4">
Також прем‘єра «Мавки» відбудеться на діджитал платформах США і Канади.</text:p>
      <text:p text:style-name="P4">
Як повідомляв Укрінформ, у кінотеатрах Франції <text:a xlink:type="simple" xlink:href="https://www.ukrinform.ua/rubric-culture/3691494-mavka-lisova-pisna-stala-liderom-peregladiv-u-kinoteatrah-francii.html" text:style-name="Internet_20_link" text:visited-style-name="Visited_20_Internet_20_Link">
</text:a>
 .</text:p>
      <text:p text:style-name="P4">
Source: <text:a xlink:type="simple" xlink:href="https://www.ukrinform.ua/rubric-culture/3700669-multfilm-mavka-lisova-pisna-pokazut-ukrainskou-na-velikih-ekranah-ssa-i-kanadi.html" text:style-name="Internet_20_link" text:visited-style-name="Visited_20_Internet_20_Link">
https://www.ukrinform.ua/rubric-culture/3700669-multfilm-mavka-lisova-pisna-pokazut-ukrainskou-na-velikih-ekranah-ssa-i-kanadi.html</text:a>
</text:p>
      <!--NEWS-->
      <text:h text:style-name="P10" text:outline-level="1">
<text:span text:style-name="T4">
У Мінреінтеграції назвали п'ять перших кроків України в Криму після деокупації</text:span>
</text:h>
      <text:p text:style-name="P4">
Authors: Ukrinform (Person)</text:p>
      <text:p text:style-name="P4">
Publisher: Укринформ (Organization)</text:p>
      <text:p text:style-name="P4">
Published Time: 2023-04-25T20:22:20+03:00</text:p>
      <text:p text:style-name="P4">
Modified Time: 2023-04-25T20:22:20+03:00</text:p>
      <text:p text:style-name="P4">
Description: Забезпечення безпеки, демілітаризація російських військових баз, притягнення до відповідальності держзрадників, відновлення органів державної влади, забезпечення інформаційної безпеки – такими будуть перші кроки України в Криму після його деокупації. — Укрінформ.</text:p>
      <text:p text:style-name="P4">
Images: ["<text:a xlink:type="simple" xlink:href="https://static.ukrinform.com/photos/2023_04/thumb_files/630_360_1682443177-907.jpg" text:style-name="Internet_20_link" text:visited-style-name="Visited_20_Internet_20_Link">
630_360_16824...</text:a>
"]</text:p>
      <text:p text:style-name="P4">
Tags: ['Крим', 'Мінреінтеграції', 'Стратегія деокупації Криму']</text:p>
      <text:p text:style-name="P4">
Type: Article</text:p>
      <!--METADATA-->
      <text:p text:style-name="P4">
<draw:frame draw:style-name="fr1" draw:name="Image189" text:anchor-type="as-char" svg:width="6.9236in" svg:height="3.956343in" draw:z-index="0">
<draw:image xlink:href="../Images/yкринформ/2023-04-25T20-22-20-03-00/630_360_1682443177-907.jpg" xlink:type="simple" xlink:show="embed" xlink:actuate="onLoad" draw:mime-type="image/jpeg"/>
</draw:frame>
Забезпечення безпеки, демілітаризація російських військових баз, притягненнядо відповідальності держзрадників, відновлення органів державної влади,забезпечення інформаційної безпеки – такими будуть перші кроки України в Кримупісля його деокупації.</text:p>
      <text:p text:style-name="P4">
Про це під час форуму «Крим Wave» розповів заступник міністра з питаньреінтеграції тимчасово окупованих територій Анатолій Стельмах, передаєкореспондент Укрінформу.</text:p>
      <text:p text:style-name="P4">
«Ми працюємо над першими кроками, які будуть зроблені після звільненняКримського півострова. Перший із них – це, безперечно, забезпечення безпекигромадян, які там проживають. Другий – демілітаризація півострова відросійських баз», - розповів Стельмах.</text:p>
      <text:p text:style-name="P4">
<text:span text:style-name="T4">
Читайте також:</text:span>
 <text:a xlink:type="simple" xlink:href="https://www.ukrinform.ua/rubric-crimea/3700621-v-okupovanomu-krimu-pogirsuetsa-demograficna-situacia-deputatka.html" text:style-name="Internet_20_link" text:visited-style-name="Visited_20_Internet_20_Link">
 </text:a>
</text:p>
      <text:p text:style-name="P4">
Третій крок, за його словами, – притягнення винних до відповідальності.</text:p>
      <text:p text:style-name="P4">
«Люди, які вчиняли кримінальні злочини стосовно нашої держави. будутьпритягнуті до відповідальності. А ті, хто незаконно прибув на півострів, маютьйого залишити, ми їх будемо видворяти», - додав заступник міністра.</text:p>
      <text:p text:style-name="P4">
Наступний крок - відновлення органів державної влади.</text:p>
      <text:p text:style-name="P4">
«Для цього наше міністерство спільно із Представництвом Президента в АРК,Офісом Президента працює над нормативно-правовим актом щодо створеннякадрового резерву. При органах держвлади будуть складатися списки людей, якіузагальнюватиме Агенція з питань державної служби. Таким чином буде створенореєстр працівників, які направлятимуться до Криму після його звільнення. Усіпосади в Криму мають бути зайняті професійними людьми і, безперечно,патріотами», - зауважив Стельмах.</text:p>
      <text:p text:style-name="P4">
<text:span text:style-name="T4">
Читайте також:</text:span>
 <text:a xlink:type="simple" xlink:href="https://www.ukrinform.ua/rubric-crimea/3700613-pisla-deokupacii-krimu-na-pivostrovi-mae-buti-stvorena-vijskova-administracia-taseva.html" text:style-name="Internet_20_link" text:visited-style-name="Visited_20_Internet_20_Link">
 </text:a>
</text:p>
      <text:p text:style-name="P4">
Він додав, що під час формування кадрового резерву для Криму буде враховано,що первинне право на обіймання тих чи інших посад має надаватися представникамкорінного народу, зокрема кримськотатарському.</text:p>
      <text:p text:style-name="P4">
«Також ми надаватимемо перевагу патріотично налаштованій молоді. І ще однакатегорія, до якої ми будемо апелювати для запису до кадрового резерву – нашіветерани. З кого, як не з них формувати посадовців для нашої держави», -акцентував заступник міністра.</text:p>
      <text:p text:style-name="P4">
П'ятий крок, який буде зроблено Україною в деокупованому Криму, за словамиСтельмаха, полягатиме в забезпеченні інформаційної безпеки.</text:p>
      <text:p text:style-name="P4">
«Ми маємо зробити так, аби російські ЗМІ не панували у Криму. Там має бутичесна думка української влади, повинні мати доступ іноземні ЗМІ. Люди маютьперестати жити у вакуумі російської пропаганди», - наголосив він.</text:p>
      <text:p text:style-name="P4">
Як повідомлялося, за словами Постійної Представниці Президента України в АРКпісля деокупації в Криму має бути створена військова адміністрація, потім -військово-цивільна адміністрація, після чого мають пройти вибори.</text:p>
      <text:p text:style-name="P4">
Source: <text:a xlink:type="simple" xlink:href="https://www.ukrinform.ua/rubric-crimea/3700670-u-minreintegracii-nazvali-pat-persih-krokiv-ukraini-v-krimu-pisla-deokupacii.html" text:style-name="Internet_20_link" text:visited-style-name="Visited_20_Internet_20_Link">
https://www.ukrinform.ua/rubric-crimea/3700670-u-minreintegracii-nazvali-pat-persih-krokiv-ukraini-v-krimu-pisla-deokupacii.html</text:a>
</text:p>
      <!--NEWS-->
      <text:h text:style-name="P10" text:outline-level="1">
<text:span text:style-name="T4">
ВАКС призначив Труханову заставу у понад 30 мільйонів - Центр протидії корупції</text:span>
</text:h>
      <text:p text:style-name="P4">
Authors: Ukrinform (Person)</text:p>
      <text:p text:style-name="P4">
Publisher: Укринформ (Organization)</text:p>
      <text:p text:style-name="P4">
Published Time: 2023-04-25T20:25:00+03:00</text:p>
      <text:p text:style-name="P4">
Modified Time: 2023-04-25T20:25:00+03:00</text:p>
      <text:p text:style-name="P4">
Description: Вищий антикорупційний суд змінив запобіжний захід Одеському міському голові Геннадію Труханову з особистого зобов'язання на заставу у 30 млн 866 тис. грн. Йдеться про справу "Краяну". — Укрінформ.</text:p>
      <text:p text:style-name="P4">
Images: ["<text:a xlink:type="simple" xlink:href="https://static.ukrinform.com/photos/2019_03/thumb_files/630_360_1552301828-509.jpg" text:style-name="Internet_20_link" text:visited-style-name="Visited_20_Internet_20_Link">
630_360_15523...</text:a>
"]</text:p>
      <text:p text:style-name="P4">
Tags: ['Одеса', 'Застава', 'Труханов', 'Краян', 'Вищий антикорупційний суд']</text:p>
      <text:p text:style-name="P4">
Type: Article</text:p>
      <!--METADATA-->
      <text:p text:style-name="P4">
<draw:frame draw:style-name="fr1" draw:name="Image190" text:anchor-type="as-char" svg:width="6.9236in" svg:height="3.956343in" draw:z-index="0">
<draw:image xlink:href="../Images/yкринформ/2023-04-25T20-25-00-03-00/630_360_1552301828-509.jpg" xlink:type="simple" xlink:show="embed" xlink:actuate="onLoad" draw:mime-type="image/jpeg"/>
</draw:frame>
 Вищийантикорупційний суд змінив запобіжний захід Одеському міському голові ГеннадіюТруханову з особистого зобов'язання на заставу у 30 млн 866 тис. грн. Йдетьсяпро справу "Краяну".</text:p>
      <text:p text:style-name="P4">
Про це у <text:a xlink:type="simple" xlink:href="https://t.me/fuckcorruption/2246" text:style-name="Internet_20_link" text:visited-style-name="Visited_20_Internet_20_Link">
 </text:a>
 повідомили в Центрі протидіїкорупції, передає Укрінформ.</text:p>
      <text:p text:style-name="P4">
Прокурор клопотав за застосування до мера Одеси запобіжного заходу у виглядітримання під вартою з альтернативою застави у розмірі 30 млн 866 тисяч грн.</text:p>
      <text:p text:style-name="P4">
"Клопотання судді ВАКС задовольнили частково, застосувавши заставу в розміріпонад 30 млн грн. Рішення ухвалено з окремою думкою одного із суддів",-йдеться в повідомленні.</text:p>
      <text:p text:style-name="P4">
Зазначається, що на внесення грошей у Труханова є 5 днів.</text:p>
      <text:p text:style-name="P4">
Крім внесення застави, мер повинен носити електронний браслет. ГеннадіюТруханову також заборонили покидати територію України без дозволу суду ізобов’язали здати закордонні паспорти. В разі невиконання обовʼязків, заставустягнуть в дохід бюджету.</text:p>
      <text:p text:style-name="P4">
Заборону обґрунтували тим, що Труханов може переховуватися від суду закордоном. Зазначається, що він декілька разів покидав Україну під час воєнногостану. Зокрема, зафіксовано 6 виїздів з лютого 2022 року.</text:p>
      <text:p text:style-name="P4">
<text:span text:style-name="T4">
Читайте також:</text:span>
 <text:a xlink:type="simple" xlink:href="https://www.ukrinform.ua/rubric-society/3700198-prokuratura-vimagae-vzati-mera-odesi-truhanova-pid-vartu-za-miljonni-roztrati.html" text:style-name="Internet_20_link" text:visited-style-name="Visited_20_Internet_20_Link">
 <text:span text:style-name="T4">
Труханова</text:span>
 </text:a>
</text:p>
      <text:p text:style-name="P4">
Прокурор наголосив, що Труханов допускав порушення покладених на ньогообовʼязків. Зокрема, мер Одеси неодноразово пропускав судові засідання, апричини "прогулів" не завжди були поважними.</text:p>
      <text:p text:style-name="P4">
За інформацією ЦПК, Труханов заявив, що «продовжується політичне полювання нанього як мера міста з боку САП». Мер додав, що він є військовим, який дававприсягу державі, а переховуватись не має наміру.</text:p>
      <text:p text:style-name="P4">
Також <text:a xlink:type="simple" xlink:href="https://www.ukrinform.ua/tag-truhanov" text:style-name="Internet_20_link" text:visited-style-name="Visited_20_Internet_20_Link">
 </text:a>
 зазначив, що сьогодні у ньогопланувалось відрядження в Швейцарію.</text:p>
      <text:p text:style-name="P4">
Завтра суд планує продовжити розгляд клопотань по запобіжних заходах іншимобвинуваченим, зокрема заступнику мера Вугельману.</text:p>
      <text:p text:style-name="P4">
Як повідомлялося, за даними НАБУ, у 2016 році Одеський міський голова Трухановспільно з іншими посадовцями Одеської мерії та представниками приватноїкомпанії <text:a xlink:type="simple" xlink:href="https://www.ukrinform.ua/rubric-society/3700198-prokuratura-vimagae-vzati-mera-odesi-truhanova-pid-vartu-za-miljonni-roztrati.html" text:style-name="Internet_20_link" text:visited-style-name="Visited_20_Internet_20_Link">
 </text:a>
 містаОдеси в сумі 92 млн грн.</text:p>
      <text:p text:style-name="P4">
Source: <text:a xlink:type="simple" xlink:href="https://www.ukrinform.ua/rubric-society/3700677-vaks-priznaciv-truhanovu-zastavu-u-ponad-30-miljoniv-centr-protidii-korupcii.html" text:style-name="Internet_20_link" text:visited-style-name="Visited_20_Internet_20_Link">
https://www.ukrinform.ua/rubric-society/3700677-vaks-priznaciv-truhanovu-zastavu-u-ponad-30-miljoniv-centr-protidii-korupcii.html</text:a>
</text:p>
      <!--NEWS-->
      <text:h text:style-name="P10" text:outline-level="1">
<text:span text:style-name="T4">
В Україні завтра до 19° тепла, місцями дощі</text:span>
</text:h>
      <text:p text:style-name="P4">
Authors: Ukrinform (Person)</text:p>
      <text:p text:style-name="P4">
Publisher: Укринформ (Organization)</text:p>
      <text:p text:style-name="P4">
Published Time: 2023-04-25T20:31:00+03:00</text:p>
      <text:p text:style-name="P4">
Modified Time: 2023-04-25T20:31:00+03:00</text:p>
      <text:p text:style-name="P4">
Description: У середу, 26 квітня, в Україні переважатиме тепла погода з дощами з окремих областях. — Укрінформ.</text:p>
      <text:p text:style-name="P4">
Images: ["<text:a xlink:type="simple" xlink:href="https://static.ukrinform.com/photos/2022_05/thumb_files/630_360_1652175453-232.jpg" text:style-name="Internet_20_link" text:visited-style-name="Visited_20_Internet_20_Link">
630_360_16521...</text:a>
"]</text:p>
      <text:p text:style-name="P4">
Tags: ['Дощ', 'Погода', 'Тепло', 'Прогноз', 'Весна']</text:p>
      <text:p text:style-name="P4">
Type: Article</text:p>
      <!--METADATA-->
      <text:p text:style-name="P4">
<draw:frame draw:style-name="fr1" draw:name="Image191" text:anchor-type="as-char" svg:width="6.9236in" svg:height="3.956343in" draw:z-index="0">
<draw:image xlink:href="../Images/yкринформ/2023-04-25T20-31-00-03-00/630_360_1652175453-232.jpg" xlink:type="simple" xlink:show="embed" xlink:actuate="onLoad" draw:mime-type="image/jpeg"/>
</draw:frame>
 У середу,26 квітня, в Україні переважатиме тепла погода з дощами з окремих областях.</text:p>
      <text:p text:style-name="P4">
Про це Укрінформу повідомили в Українському гідрометцентрі.</text:p>
      <text:p text:style-name="P4">
“Вночі у західних, Житомирській, Вінницькій, Одеській областях, вдень наПравобережжі та Чернігівщині короткочасні дощі, подекуди грози (вночі наПрикарпатті та Закарпатті місцями значні дощі); на решті території безістотних опадів”, - йдеться у повідомленні.</text:p>
      <text:p text:style-name="P4">
Вітер південний (на заході країни - північно-західний), 7-12 м/с.</text:p>
      <text:p text:style-name="P4">
Температура вночі 5-10°, вдень 14-19°; у західних, Житомирській та Вінницькійобластях вночі 2-7° тепла, вдень 7-12°.</text:p>
      <text:p text:style-name="P4">
Водночас у <text:a xlink:type="simple" xlink:href="https://www.ukrinform.ua/tag-karpati" text:style-name="Internet_20_link" text:visited-style-name="Visited_20_Internet_20_Link">
 </text:a>
 очікується дощ з мокримснігом (вночі місцями значні опади); температура протягом доби від 2° морозудо 3° тепла.</text:p>
      <text:p text:style-name="P4">
У Києві та Київській області 26 квітня хмарно з проясненнями. Вночі безістотних опадів, вдень короткочасний дощ. Температура у столиці вночі 7-9°,вдень 15-17°; по області вночі 5-10°, вдень 14-19°.</text:p>
      <text:p text:style-name="P4">
<text:span text:style-name="T4">
Читайте також:</text:span>
 <text:a xlink:type="simple" xlink:href="https://www.ukrinform.ua/rubric-regions/3700403-vesnane-vodopilla-pidtoplen-pomensalo-riven-vodi-u-rickah-pid-kontrolem.html" text:style-name="Internet_20_link" text:visited-style-name="Visited_20_Internet_20_Link">
 <text:span text:style-name="T4">
підтоплен</text:span>
 </text:a>
</text:p>
      <text:p text:style-name="P4">
В наступні два дні, 27-28 квітня, синоптики прогнозують в Україні зниженнятемператури повітря та дощі. Зокрема, 27 квітня без опадів буде лише узахідних областях, на решті території короткочасні дощі, вдень на Лівобережжімісцями грози. Температура вночі 4-9°, у південно-східних областях до 12°тепла, у західних областях 1-6° тепла, на поверхні ґрунту заморозки 0-3°;вдень 8-13° тепла, у більшості південних, Дніпропетровській, Полтавській таСумській областях 14-19°, у східних областях 17-22°.</text:p>
      <text:p text:style-name="P4">
28 квітня у східних, південно-східних областях помірні, на решті територіїневеликі короткочасні дощі, у західних, Житомирській, Вінницькій областях,вдень на Правобережжі без опадів. Температура вночі 4-9° тепла (на Київщині2-7° тепла), у східних, південно-східних областях 7-12°; на Житомирщині таВінниччині 1-6° тепла, на поверхні грунту, у західних областях і в повітрізаморозки 0-3°; вдень в Україні 11-16° тепла, у східних областях до 19°.</text:p>
      <text:p text:style-name="P4">
На високогір'ї Карпат без опадів; температура вночі 0-5° морозу, вдень 27квітня 2-7° тепла, 28 квітня 6-11°.</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У столичному регіоні 27 квітня короткочасний дощ; 28 квітня вночі місцяминевеликий дощ, вдень без опадів. У Києві 27 квітня температура вночі 6-8°,вдень 9-11°; 28 квітня вночі 3-5° тепла, вдень 12-14°. По області 27 квітнявночі 4-9°, вдень 8-13°; 28 квітня вночі 2-7° тепла, вдень 11-16°.</text:p>
      <text:p text:style-name="P4">
Впродовж 29-30 квітня у східних, південно-східних областях України очікуютьсякороткочасні дощі, вдень місцями грози; температура вночі 6-12°, вдень 13-19°.</text:p>
      <text:p text:style-name="P4">
У західних областях вночі без опадів, вдень місцями короткочасний дощ, гроза;температура вночі 1-6° тепла, на поверхні ґрунту заморозки 0-3°; вдень 12-17°тепла.</text:p>
      <text:p text:style-name="P4">
На решті території без опадів; температура вночі 29 квітня 1-7° тепла (наЧернігівщині, Житомирщині та Вінниччині на поверхні ґрунту заморозки 0-3°), 30квітня 3-9° тепла; вдень 13-19°.</text:p>
      <text:p text:style-name="P4">
У Києві та області 29-30 квітня без опадів. Температура у столиці вночі 29квітня 2-7° тепла, 30 квітня 4-9°; вдень 13-18°. По області вночі 29 квітня3-5° тепла, 30 квітня 6-8°; вдень 16-18°.</text:p>
      <text:p text:style-name="P4">
Source: <text:a xlink:type="simple" xlink:href="https://www.ukrinform.ua/rubric-regions/3700582-v-ukraini-zavtra-do-19-tepla-miscami-dosi.html" text:style-name="Internet_20_link" text:visited-style-name="Visited_20_Internet_20_Link">
https://www.ukrinform.ua/rubric-regions/3700582-v-ukraini-zavtra-do-19-tepla-miscami-dosi.html</text:a>
</text:p>
      <!--NEWS-->
      <text:h text:style-name="P10" text:outline-level="1">
<text:span text:style-name="T4">
Визначилися претенденти прийняти жіночий чемпіонат світу з футболу у 2027 році</text:span>
</text:h>
      <text:p text:style-name="P4">
Authors: Ukrinform (Person)</text:p>
      <text:p text:style-name="P4">
Publisher: Укринформ (Organization)</text:p>
      <text:p text:style-name="P4">
Published Time: 2023-04-25T20:32:56+03:00</text:p>
      <text:p text:style-name="P4">
Modified Time: 2023-04-25T20:32:56+03:00</text:p>
      <text:p text:style-name="P4">
Description: Міжнародна федерація футбольних асоціацій (ФІФА) отримала чотири заявки на проведення чемпіонату світу 2027 року серед жінок. — Укрінформ.</text:p>
      <text:p text:style-name="P4">
Images: ["<text:a xlink:type="simple" xlink:href="https://static.ukrinform.com/photos/2023_04/thumb_files/630_360_1682443770-251.jpg" text:style-name="Internet_20_link" text:visited-style-name="Visited_20_Internet_20_Link">
630_360_16824...</text:a>
"]</text:p>
      <text:p text:style-name="P4">
Tags: ['Чемпіонат світу', 'Футбол', 'Жінки']</text:p>
      <text:p text:style-name="P4">
Type: Article</text:p>
      <!--METADATA-->
      <text:p text:style-name="P4">
<draw:frame draw:style-name="fr1" draw:name="Image192" text:anchor-type="as-char" svg:width="6.9236in" svg:height="3.956343in" draw:z-index="0">
<draw:image xlink:href="../Images/yкринформ/2023-04-25T20-32-56-03-00/630_360_1682443770-251.jpg" xlink:type="simple" xlink:show="embed" xlink:actuate="onLoad" draw:mime-type="image/jpeg"/>
</draw:frame>
 Міжнароднафедерація футбольних асоціацій (ФІФА) отримала чотири заявки на проведеннячемпіонату світу 2027 року серед жінок.</text:p>
      <text:p text:style-name="P4">
Як повідомляє офіційний <text:a xlink:type="simple" xlink:href="https://www.fifa.com/about-fifa/organisation/news/fifa-receives-expressions-of-interest-to-host-fifa-womens-world-cup-2027-tm" text:style-name="Internet_20_link" text:visited-style-name="Visited_20_Internet_20_Link">
 </text:a>
 організації, було подано дві спільні заявки - відБельгії, Нідерландів і Німеччини та від США й Мексики, а також окремозацікавленість у проведенні турніру виявили дві асоціації - Бразилія таПівденно-Африканська Республіка (ПАР), передає Укрінформ.</text:p>
      <text:p text:style-name="P4">
Претенденти представляють одразу чотири конфедерації (УЄФА, КОНКАКАФ, КОНМЕБОЛта КАФ), а ще дві (АФК та ОФК) прийматимуть жіночий ЧС-2023 (уліткувідбудеться в Австралії та Новій Зеландії).</text:p>
      <text:p text:style-name="P4">
На думку ФІФА, такий рівень участі підтверджує глобальну привабливістьзмагань.</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span text:style-name="T4">
ФІФА</text:span>
 </text:a>
</text:p>
      <text:p text:style-name="P4">
Визначення переможця тендеру на проведення жіночого ЧС-2027 відбудеться наКонгресі ФІФА 17 травня 2024 року.</text:p>
      <text:p text:style-name="P4">
Source: <text:a xlink:type="simple" xlink:href="https://www.ukrinform.ua/rubric-sports/3700675-viznacilisa-pretendenti-prijnati-zinocij-cempionat-svitu-z-futbolu-u-2027-roci.html" text:style-name="Internet_20_link" text:visited-style-name="Visited_20_Internet_20_Link">
https://www.ukrinform.ua/rubric-sports/3700675-viznacilisa-pretendenti-prijnati-zinocij-cempionat-svitu-z-futbolu-u-2027-roci.html</text:a>
</text:p>
      <!--NEWS-->
      <text:h text:style-name="P10" text:outline-level="1">
<text:span text:style-name="T4">
На Херсонщині цивільним повністю заборонили користуватися плавзасобами - ОВА</text:span>
</text:h>
      <text:p text:style-name="P4">
Authors: Ukrinform (Person)</text:p>
      <text:p text:style-name="P4">
Publisher: Укринформ (Organization)</text:p>
      <text:p text:style-name="P4">
Published Time: 2023-04-25T20:49:00+03:00</text:p>
      <text:p text:style-name="P4">
Modified Time: 2023-04-25T20:49:00+03:00</text:p>
      <text:p text:style-name="P4">
Description: У Херсонській області заборонені вихід і перебування на водних обʼєктах усіх видів плавальних засобів, крім суден Сил оборони України та фахівців, які здійснюють охорону водних біоресурсів. — Укрінформ.</text:p>
      <text:p text:style-name="P4">
Images: ["<text:a xlink:type="simple" xlink:href="https://static.ukrinform.com/photos/2023_04/thumb_files/630_360_1682446562-674.jpg" text:style-name="Internet_20_link" text:visited-style-name="Visited_20_Internet_20_Link">
630_360_16824...</text:a>
"]</text:p>
      <text:p text:style-name="P4">
Tags: ['Херсон', 'Херсонщина', 'Війна з росією']</text:p>
      <text:p text:style-name="P4">
Type: Article</text:p>
      <!--METADATA-->
      <text:p text:style-name="P4">
<draw:frame draw:style-name="fr1" draw:name="Image193" text:anchor-type="as-char" svg:width="6.9236in" svg:height="3.956343in" draw:z-index="0">
<draw:image xlink:href="../Images/yкринформ/2023-04-25T20-49-00-03-00/630_360_1682446562-674.jpg" xlink:type="simple" xlink:show="embed" xlink:actuate="onLoad" draw:mime-type="image/jpeg"/>
</draw:frame>
 УХерсонській області заборонені вихід і перебування на водних обʼєктах усіхвидів плавальних засобів, крім суден Сил оборони України та фахівців, якіздійснюють охорону водних біоресурсів.</text:p>
      <text:p text:style-name="P4">
Як передає Укрінформ, про це Херсонська обласна військова адміністраціяповідомила в <text:a xlink:type="simple" xlink:href="https://t.me/khersonskaODA/5370" text:style-name="Internet_20_link" text:visited-style-name="Visited_20_Internet_20_Link">
 </text:a>
 .</text:p>
      <text:p text:style-name="P4">
Відповідний спільний наказ підписали керівник Херсонської ОВА ОлександрПрокудін та бригадний генерал, командувач оперативного угрупування військ"Херсон" Михайло Драпатий.</text:p>
      <text:p text:style-name="P4">
<text:span text:style-name="T4">
Читайте також:</text:span>
 <text:a xlink:type="simple" xlink:href="https://www.ukrinform.ua/rubric-ato/3700424-rosiani-skinuli-na-hersonsinu-pat-kerovanih-aviabomb.html" text:style-name="Internet_20_link" text:visited-style-name="Visited_20_Internet_20_Link">
 <text:span text:style-name="T4">
Херсонщ</text:span>
 </text:a>
</text:p>
      <text:p text:style-name="P4">
Зазначається, що таке рішення прийняте з метою забезпечення безпекисудноплавства та громадян на водних об’єктах, мінімізації ризиків диверсій ітерористичних загроз у внутрішніх водах України.</text:p>
      <text:p text:style-name="P4">
Заборона поширюється на всі види цивільних плавзасобів – спортивні судна,рибацькі, розважальні тощо.</text:p>
      <text:p text:style-name="P4">
Обмеження діятиме до скасування воєнного стану або окремого розпорядження.</text:p>
      <text:p text:style-name="P4">
<text:span text:style-name="T4">
Читайте також:</text:span>
 <text:a xlink:type="simple" xlink:href="https://www.ukrinform.ua/rubric-ato/3700223-v-ok-pivden-kazut-pro-dosit-potuzni-rezultati-roboti-zsu-na-hersonsini.html" text:style-name="Internet_20_link" text:visited-style-name="Visited_20_Internet_20_Link">
 <text:span text:style-name="T4">
Херсонщин</text:span>
 </text:a>
</text:p>
      <text:p text:style-name="P4">
Як повідомляв Укрінформ, раніше в оперативному командуванні "Південь" заявили,що оприлюднення інформації про зайняття українськими силами позицій на лівомуберезі Дніпра в Херсонській області призвело до активізації дій росіян тапосилення ворожих обстрілів.</text:p>
      <text:p text:style-name="P4">
Source: <text:a xlink:type="simple" xlink:href="https://www.ukrinform.ua/rubric-regions/3700680-na-hersonsini-civilnim-povnistu-zaboronili-koristuvatisa-plavzasobami-ova.html" text:style-name="Internet_20_link" text:visited-style-name="Visited_20_Internet_20_Link">
https://www.ukrinform.ua/rubric-regions/3700680-na-hersonsini-civilnim-povnistu-zaboronili-koristuvatisa-plavzasobami-ova.html</text:a>
</text:p>
      <!--NEWS-->
      <text:h text:style-name="P10" text:outline-level="1">
<text:span text:style-name="T4">
Укрзалізниця попередила про збої в роботі застосунку та порталу відстеження запізнень</text:span>
</text:h>
      <text:p text:style-name="P4">
Authors: Ukrinform (Person)</text:p>
      <text:p text:style-name="P4">
Publisher: Укринформ (Organization)</text:p>
      <text:p text:style-name="P4">
Published Time: 2023-04-25T20:57:09+03:00</text:p>
      <text:p text:style-name="P4">
Modified Time: 2023-04-25T20:57:09+03:00</text:p>
      <text:p text:style-name="P4">
Description: АТ «Укрзалізниця» попередила про збої з технічних причин в роботі свого застосунку, чат-ботів та порталу відстеження запізнень. — Укрінформ.</text:p>
      <text:p text:style-name="P4">
Images: ["<text:a xlink:type="simple" xlink:href="https://static.ukrinform.com/photos/2018_11/thumb_files/630_360_1542029434-760.jpg" text:style-name="Internet_20_link" text:visited-style-name="Visited_20_Internet_20_Link">
630_360_15420...</text:a>
"]</text:p>
      <text:p text:style-name="P4">
Tags: ['Залізниця', 'Укрзалізниця', 'Сайт']</text:p>
      <text:p text:style-name="P4">
Type: Article</text:p>
      <!--METADATA-->
      <text:p text:style-name="P4">
<draw:frame draw:style-name="fr1" draw:name="Image194" text:anchor-type="as-char" svg:width="6.9236in" svg:height="3.956343in" draw:z-index="0">
<draw:image xlink:href="../Images/yкринформ/2023-04-25T20-57-09-03-00/630_360_1542029434-760.jpg" xlink:type="simple" xlink:show="embed" xlink:actuate="onLoad" draw:mime-type="image/jpeg"/>
</draw:frame>
 АТ«Укрзалізниця» попередила про збої з технічних причин в роботі свогозастосунку, чат-ботів та порталу відстеження запізнень.</text:p>
      <text:p text:style-name="P4">
Як передає Укрінформ, про це йдеться у <text:a xlink:type="simple" xlink:href="https://t.me/UkrzalInfo/4347" text:style-name="Internet_20_link" text:visited-style-name="Visited_20_Internet_20_Link">
 </text:a>
 УЗ.</text:p>
      <text:p text:style-name="P4">
«З технічних причин до кінця доби можуть спостерігатися збої в роботі деякихонлайн-сервісів залізниці. Це стосується насамперед застосунку, чат-ботів,порталу відстеження спізнень», - йдеться у повідомленні.</text:p>
      <text:p text:style-name="P4">
<text:span text:style-name="T4">
Читайте також:</text:span>
 <text:a xlink:type="simple" xlink:href="https://www.ukrinform.ua/rubric-economy/3699157-ukrzaliznica-zapuskae-bezperesadkovij-rejs-z-avstrii.html" text:style-name="Internet_20_link" text:visited-style-name="Visited_20_Internet_20_Link">
 <text:span text:style-name="T4">
Укрзалізниц</text:span>
 </text:a>
</text:p>
      <text:p text:style-name="P4">
Сайт для придбання квитків <text:a xlink:type="simple" xlink:href="https://booking.uz.gov.ua/" text:style-name="Internet_20_link" text:visited-style-name="Visited_20_Internet_20_Link">
 </text:a>
 працює без збоїв,каси відчинено, рух поїздів — чітко за розкладом.</text:p>
      <text:p text:style-name="P4">
Повідомляється, що спеціалісти УЗ вже працюють над розв'язанням проблеми.</text:p>
      <text:p text:style-name="P4">
Як повідомляв Укрінформ, Укрзалізниця <text:a xlink:type="simple" xlink:href="https://www.ukrinform.ua/rubric-economy/3700204-ukrzaliznica-vidnovila-tranzit-zerna-teritorieu-polsi.html" text:style-name="Internet_20_link" text:visited-style-name="Visited_20_Internet_20_Link">
 </text:a>
 .</text:p>
      <text:p text:style-name="P4">
Source: <text:a xlink:type="simple" xlink:href="https://www.ukrinform.ua/rubric-society/3700681-ukrzaliznica-poperedila-pro-zboi-v-roboti-zastosunku-ta-portalu-vidstezenna-zapiznen.html" text:style-name="Internet_20_link" text:visited-style-name="Visited_20_Internet_20_Link">
https://www.ukrinform.ua/rubric-society/3700681-ukrzaliznica-poperedila-pro-zboi-v-roboti-zastosunku-ta-portalu-vidstezenna-zapiznen.html</text:a>
</text:p>
      <!--NEWS-->
      <text:h text:style-name="P10" text:outline-level="1">
<text:span text:style-name="T4">
Від служби в армії до власного бізнесу: як держава підтримує ветеранів</text:span>
</text:h>
      <text:p text:style-name="P4">
Author: ['АРМІЯINFORM']</text:p>
      <text:p text:style-name="P4">
Time: 2023-04-25T21:00:00-04:00</text:p>
      <text:p text:style-name="P4">
Description: Про це повідомляє Урядовий портал.      За підсумками першої хвилі подачі зая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STOPRUSSIA', 'АГРЕСІЯ РФ', 'ВІЙНА', 'ВТОРГНЕННЯ РФ', 'ДОДАТОК «ДІЯ»', 'ЄРОБОТА']</text:p>
      <text:p text:style-name="P4">
Category: News</text:p>
      <!--METADATA-->
      <text:p text:style-name="P4">
<draw:frame draw:style-name="fr1" draw:name="Image195" text:anchor-type="as-char" svg:width="6.9236in" svg:height="3.954686in" draw:z-index="0">
<draw:image xlink:href="../Images/AРМІЯINFORM/2023-04-25T21-00-00-04-00/630_360_1462927657-8164.jpg" xlink:type="simple" xlink:show="embed" xlink:actuate="onLoad" draw:mime-type="image/jpeg"/>
</draw:frame>
</text:p>
      <text:p text:style-name="P4">
Про це <text:a xlink:type="simple" xlink:href="https://www.kmu.gov.ua/news/yerobota-ukrainski-zakhysnyky-i-zakhysnytsi-podaly-zaiavky-na-otrymannia-hrantiv-vid-derzhavy-na-21-mln-hrn-dlia-pidpryiemnytstva" text:style-name="Internet_20_link" text:visited-style-name="Visited_20_Internet_20_Link">
повідомляє</text:a>
 Урядовий портал.</text:p>
      <text:p text:style-name="P4">
За підсумками першої хвилі подачі заяв на гранти для ветеранів за програмою«Власна справа» 54 українських захисників та захисниць, а також другий зїхнього подружжя запросили грантових коштів на 21 млн грн на старт аборозвиток свого бізнесу. З 24 квітня стартувала друга хвиля подачі заяв. Про цеповідомила заступник Міністра економіки України Тетяна Бережна.</text:p>
      <text:p text:style-name="P4">
«54 українських захисників та захисниць скористались можливістю отримати віддержави фінансову підтримку на розвиток власної справи та подали заявки награнти для ветеранів у першу хвилю. Максимальну суму гранту в 1 млн грнзапросили 5 заявників, 15 заяв надійшло від другого з подружжя ветерана награнт до 500 тис. грн. Зазначу, що 80% заявників попросили гранти запрограмами, що передбачають співфінансування, тобто вони готові розділитивідповідальність з державою за розвиток свого бізнесу і планують вкласти усвій проєкт 30% власних коштів. Загалом ветерани запросили грантів на 21 млнгрн та мають намір реалізувати свої бізнес-проєкти вартістю понад 32 млн грн»,— зазначила Тетяна Бережна.</text:p>
      <text:p text:style-name="P4">
Отримані грантові заявки впродовж наступних 15 робочих днів будутьопрацьовуватись Ощадбанком та Державною службою зайнятості, які перевірятимутьділову репутацію заявника та поданих ним документів, оцінюватимутьреалістичність його бізнес-плану, після чого він має пройти співбесіду зфахівцями центру зайнятості, за результатами якої ухвалюється рішення пронадання чи відмову у наданні гранту.</text:p>
      <text:p text:style-name="P4">
<text:span text:style-name="T4">
Заступник Міністра нагадала, що програмами грантів для ветеранів передбаченонадання:</text:span>
</text:p>
      <ul>
        <li>
250 тис. грн — для учасника бойових дій та/або особи з інвалідністю внаслідок війни за умови створення одного робочого місця;  * 500 тис. грн — для дружини/чоловіка учасника бойових дій та/або особи з інвалідністю внаслідок війни за умови створення двох робочих місць;  * 1 млн грн — для учасника бойових дій та/або особи з інвалідністю внаслідок війни, які зареєстровані як ФОП не менше ніж 3 роки, за умови створення чотирьох робочих місць, мінімум 2 з яких займуть ветерани або особи з інвалідністю внаслідок війни.</li>
      </ul>
      <text:p text:style-name="P4">
Гранти у розмірі 500 тис. грн та 1 млн грн надаються за умови співфінансуванняз отримувачем — 30% коштів вкладає у свою справу отримувач гранту, 70% коштівнадасть держава у вигляді гранту.</text:p>
      <text:p text:style-name="P4">
Грантові кошти повертаються державі у вигляді сплачених податків і зборів впроцесі діяльності підприємця впродовж трьох років. Заявки на отримання грантуподаються через портал Дія разом з бізнес-планом.</text:p>
      <text:p text:style-name="P4">
Перша хвиля подачі заяв на гранти для ветеранів стартувала 10 квітня, з 24квітня — друга хвиля, яка триватиме 2 тижні.</text:p>
      <text:p text:style-name="P4">
Нагадаємо, урядовий проєкт<text:a xlink:type="simple" xlink:href="https://www.me.gov.ua/Documents/Detail" text:style-name="Internet_20_link" text:visited-style-name="Visited_20_Internet_20_Link">
єРобота.</text:a>
 включає грантові програми,спрямовані на стимулювання підприємницької діяльності та створення робочихмісць. Зокрема, це програми мікрогрантів на відкриття чи розвиток власногобізнесу, грантів на створення й розвиток переробних підприємств, закладки садута виноградарства, тепличного господарства. Подати заявку на отримання грантуможуть як діючі підприємці, так і люди, що не мають досвіду ведення бізнесу.Наразі прийом заявок на всі напрямки програми єРобота триває. Подача заявкиздійснюється через<text:a xlink:type="simple" xlink:href="https://diia.gov.ua/services/categories/biznesu/yerobota" text:style-name="Internet_20_link" text:visited-style-name="Visited_20_Internet_20_Link">
 порталДія.</text:a>
</text:p>
      <text:p text:style-name="P4">
Source: <text:a xlink:type="simple" xlink:href="https://armyinform.com.ua/2023/04/25/vid-sluzhby-v-armiyi-do-vlasnogo-biznesu-yak-derzhava-pidtrymuye-veteraniv/" text:style-name="Internet_20_link" text:visited-style-name="Visited_20_Internet_20_Link">
https://armyinform.com.ua/2023/04/25/vid-sluzhby-v-armiyi-do-vlasnogo-biznesu-yak-derzhava-pidtrymuye-veteraniv/</text:a>
</text:p>
      <!--NEWS-->
      <text:h text:style-name="P10" text:outline-level="1">
<text:span text:style-name="T4">
Кількість жертв релігійного культу в Кенії зросла до 89</text:span>
</text:h>
      <text:p text:style-name="P4">
Authors: Ukrinform (Person)</text:p>
      <text:p text:style-name="P4">
Publisher: Укринформ (Organization)</text:p>
      <text:p text:style-name="P4">
Published Time: 2023-04-25T21:03:00+03:00</text:p>
      <text:p text:style-name="P4">
Modified Time: 2023-04-25T21:03:00+03:00</text:p>
      <text:p text:style-name="P4">
Description: Влада Кенії ексгумувала ще 16 тіл, отже кількість загиблих у Міжнародній церкві «Добра Новина» зросла до 89. — Укрінформ.</text:p>
      <text:p text:style-name="P4">
Images: ["<text:a xlink:type="simple" xlink:href="https://static.ukrinform.com/photos/2023_04/thumb_files/630_360_1682404748-923.jpg" text:style-name="Internet_20_link" text:visited-style-name="Visited_20_Internet_20_Link">
630_360_16824...</text:a>
"]</text:p>
      <text:p text:style-name="P4">
Tags: ['Голодування', 'Кенія', 'Релігія', 'Ексгумація']</text:p>
      <text:p text:style-name="P4">
Type: Article</text:p>
      <!--METADATA-->
      <text:p text:style-name="P4">
<draw:frame draw:style-name="fr1" draw:name="Image196" text:anchor-type="as-char" svg:width="6.9236in" svg:height="3.956343in" draw:z-index="0">
<draw:image xlink:href="../Images/yкринформ/2023-04-25T21-03-00-03-00/630_360_1682404748-923.jpg" xlink:type="simple" xlink:show="embed" xlink:actuate="onLoad" draw:mime-type="image/jpeg"/>
</draw:frame>
 ВладаКенії ексгумувала ще 16 тіл, отже кількість загиблих у Міжнародній церкві«Добра Новина» зросла до 89.</text:p>
      <text:p text:style-name="P4">
Як передає Укрінформ, про це повідомляє <text:a xlink:type="simple" xlink:href="https://www.voanews.com/a/kenya-fears-more-starvation-cult-victims-as-search-resumes/7064963.html" text:style-name="Internet_20_link" text:visited-style-name="Visited_20_Internet_20_Link">
 </text:a>
 .</text:p>
      <text:p text:style-name="P4">
Влада Кенії продовжує ексугумацію тіл людей, які, наслідуючи вчення пастораПола Маккензі, заморили себе голодом у надії зустріти свого творця.</text:p>
      <text:p text:style-name="P4">
Минулого тижня влада країни заарештувала Маккензі, наразі він залишається підвартою у прибережному місті Малінді. Жодних звинувачень висунуто не було,оскільки влада вимагає більше часу для завершення розслідування.</text:p>
      <text:p text:style-name="P4">
Водночас прокурор Кенії Нурдін Хаджі заявив у понеділок, що Маккензі висунутьзвинувачення у радикалізації та тероризмі.</text:p>
      <text:p text:style-name="P4">
Кенія, де більшість населення складають християни, розділяє державу та церквув управлінні країною, проте зростає тиск щодо контролю за діяльністю деякихцерков і релігійних лідерів.</text:p>
      <text:p text:style-name="P4">
Уряд Кенії запевнив, що Маккензі та ті, хто його підтримував, будутьпритягнуті до відповідальності за смерть його послідовників.</text:p>
      <text:p text:style-name="P4">
<text:span text:style-name="T4">
Читайте також:</text:span>
 <text:a xlink:type="simple" xlink:href="https://www.ukrinform.ua/rubric-world/3699632-u-kenii-viavili-desatki-til-viran-aki-goloduvali-do-smerti.html" text:style-name="Internet_20_link" text:visited-style-name="Visited_20_Internet_20_Link">
 <text:span text:style-name="T4">
Кенії</text:span>
 <text:span text:style-name="T4">
виявили</text:span>
 <text:span text:style-name="T4">
десятки</text:span>
 <text:span text:style-name="T4">
тіл</text:span>
 <text:span text:style-name="T4">
вірян</text:span>
<text:span text:style-name="T4">
які</text:span>
 <text:span text:style-name="T4">
голодували</text:span>
 <text:span text:style-name="T4">
смерті</text:span>
 </text:a>
</text:p>
      <text:p text:style-name="P4">
Як повідомлялося, у п'ятницю у Кенії поліція почала ексгумацію тіл з лісуШакахола, що поблизу прибережного міста Малінді. Люди, які були причетні докульту «Добра Новина», вірили, що потраплять на небеса, якщо вб'ють себеголодом.</text:p>
      <text:p text:style-name="P4">
Лідер церкви Пол Маккензі Нтенге закликав своїх послідовників голодувати досмерті, щоб "зустріти Ісуса". Він перебуває під вартою в очікуванні суду.Вважається, що деякі з його прихильників все ще можуть переховуватися впосадках навколо Шакахоли.</text:p>
      <text:p text:style-name="P4">
Останній інцидент - не перший скандал навколо Нтенге, який у 2017 і 2018 рокахзіткнувся зі звинуваченнями в радикалізації дітей шкільного віку та утриманнісвоєї <text:a xlink:type="simple" xlink:href="https://www.ukrinform.ua/tag-cerkva" text:style-name="Internet_20_link" text:visited-style-name="Visited_20_Internet_20_Link">
 </text:a>
 за кошти, здобуті корупційнимшляхом. Правозахисники стверджують, що культ займається незаконною діяльністюроками.</text:p>
      <text:p text:style-name="P4">
Фото: The Guardian</text:p>
      <text:p text:style-name="P4">
Source: <text:a xlink:type="simple" xlink:href="https://www.ukrinform.ua/rubric-world/3700682-kilkist-zertv-religijnogo-kultu-v-kenii-zrosla-do-89.html" text:style-name="Internet_20_link" text:visited-style-name="Visited_20_Internet_20_Link">
https://www.ukrinform.ua/rubric-world/3700682-kilkist-zertv-religijnogo-kultu-v-kenii-zrosla-do-89.html</text:a>
</text:p>
      <!--NEWS-->
      <text:h text:style-name="P10" text:outline-level="1">
<text:span text:style-name="T4">
Дипломати 18 країн відвідали музей Ханенків у Києві</text:span>
</text:h>
      <text:p text:style-name="P4">
Authors: Ukrinform (Person)</text:p>
      <text:p text:style-name="P4">
Publisher: Укринформ (Organization)</text:p>
      <text:p text:style-name="P4">
Published Time: 2023-04-25T21:08:00+03:00</text:p>
      <text:p text:style-name="P4">
Modified Time: 2023-04-25T21:08:00+03:00</text:p>
      <text:p text:style-name="P4">
Description: Дипломатичні представники 18 країн та п’яти міжнародних установ ознайомилися зі здобутками української культури на прикладі експозиції сучасного мистецтва у музеї Ханенків. — Укрінформ.</text:p>
      <text:p text:style-name="P4">
Images: ["<text:a xlink:type="simple" xlink:href="https://static.ukrinform.com/photos/2023_04/thumb_files/630_360_1682446171-597.jpg" text:style-name="Internet_20_link" text:visited-style-name="Visited_20_Internet_20_Link">
630_360_16824...</text:a>
"]</text:p>
      <text:p text:style-name="P4">
Tags: ['Музей', 'Ткаченко', 'Дипломати', 'МКІП ']</text:p>
      <text:p text:style-name="P4">
Type: Article</text:p>
      <!--METADATA-->
      <text:p text:style-name="P4">
Дипломатичні представники 18 країн та п’яти міжнародних установ ознайомилисязі здобутками української культури на прикладі експозиції сучасного мистецтвау музеї Ханенків.</text:p>
      <text:p text:style-name="P4">
Про це повідомив у <text:a xlink:type="simple" xlink:href="http://t.me/otkachenkokyiv/3471" text:style-name="Internet_20_link" text:visited-style-name="Visited_20_Internet_20_Link">
 </text:a>
 міністр культури таінформаційної політики Олександр Ткаченко, передає Укрінформ.</text:p>
      <text:p text:style-name="P4">
"Сьогодні показали наочно, як живе та розвивається наша культура попри війнудипломатам з США, Канади, Японії, Німеччини, Франції, Італії, Бельгії,Іспанії, Нідерландів, Молдови, Португалії, Хорватії, Індії, Південної Кореї,Грузії, Угорщини, Туреччини, Канади, представникам Британської Ради в Україні,ЮНЕСКО в Україні, Чеського центру в Києві, Інституту Юнуса Емре в Києві,Польського інституту в Києві", - написав він.</text:p>
      <text:p text:style-name="P4">
Ткаченко зазначив, що делегації відвідали музей Ханенків. За його словами,більшість експозицій евакуювали, але "передусім поточна експозиція сучасногомистецтва говорить про те, що українська культура продовжує функціонувати, амитці – творити".</text:p>
      <text:p text:style-name="P4">
Також міністр нагадав, що українські театри дали понад 50 прем'єр минулогороку.</text:p>
      <text:p text:style-name="P4">
Водночас музейні експозиції, попри війну, продовжують діяти.</text:p>
      <text:p text:style-name="P4">
"Інтерес відвідувачів музеїв й взагалі споживачів культурних послуг тількизріс у порівнянні з 2021 роком. Тому наша сфера культури потребує міжнародноїпідтримки саме всередині країни. Про це наголосив сьогодні та наголошую завждинашим міжнародним партнерам", - наголосив очільник МКІП.</text:p>
      <text:p text:style-name="P4">
<text:span text:style-name="T4">
Читайте також:</text:span>
 <text:a xlink:type="simple" xlink:href="https://www.ukrinform.ua/rubric-culture/3681165-u-muzei-hanenkiv-vidkrili-vistavku-robit-refleksij-na-podii-vijni.html" text:style-name="Internet_20_link" text:visited-style-name="Visited_20_Internet_20_Link">
 <text:span text:style-name="T4">
Ханенк</text:span>
 </text:a>
</text:p>
      <text:p text:style-name="P4">
Він додав, що <text:a xlink:type="simple" xlink:href="https://www.ukrinform.ua/tag-kultura" text:style-name="Internet_20_link" text:visited-style-name="Visited_20_Internet_20_Link">
 </text:a>
 – це другий фронт,який продовжує розвиватись попри війну. Також Ткаченко зауважив, що передкультурною спільнотою постали величезні виклики: збереження від тотальногознищення ракетами та снарядами загарбника експозицій, колекцій, фондів - всієїкультурної спадщини, як і продовження мистецької та культурної діяльності.</text:p>
      <text:p text:style-name="P4">
Як повідомляв Укрінформ, Ткаченко заявив, що МКІП планує презентувати твірпаризького художника Крістіана Гемі, створений у центрі Києва, а такожорганізувати фотовиставку його робіт у Музеї Війни.</text:p>
      <text:p text:style-name="P4">
Source: <text:a xlink:type="simple" xlink:href="https://www.ukrinform.ua/rubric-culture/3700684-diplomati-18-krain-vidvidali-muzej-hanenkiv-u-kievi.html" text:style-name="Internet_20_link" text:visited-style-name="Visited_20_Internet_20_Link">
https://www.ukrinform.ua/rubric-culture/3700684-diplomati-18-krain-vidvidali-muzej-hanenkiv-u-kievi.html</text:a>
</text:p>
      <!--NEWS-->
      <text:h text:style-name="P10" text:outline-level="1">
<text:span text:style-name="T4">
Костишин залишив посаду головного тренера казахстанського «Аксу»</text:span>
</text:h>
      <text:p text:style-name="P4">
Authors: Ukrinform (Person)</text:p>
      <text:p text:style-name="P4">
Publisher: Укринформ (Organization)</text:p>
      <text:p text:style-name="P4">
Published Time: 2023-04-25T21:10:00+03:00</text:p>
      <text:p text:style-name="P4">
Modified Time: 2023-04-25T21:10:00+03:00</text:p>
      <text:p text:style-name="P4">
Description: Український фахівець Руслан Костишин подав у відставку з посади головного тренера казахстанської футбольної команди «Аксу». — Укрінформ.</text:p>
      <text:p text:style-name="P4">
Images: ["<text:a xlink:type="simple" xlink:href="https://static.ukrinform.com/photos/2023_04/thumb_files/630_360_1682446074-655.jpg" text:style-name="Internet_20_link" text:visited-style-name="Visited_20_Internet_20_Link">
630_360_16824...</text:a>
"]</text:p>
      <text:p text:style-name="P4">
Tags: ['Футбол']</text:p>
      <text:p text:style-name="P4">
Type: Article</text:p>
      <!--METADATA-->
      <text:p text:style-name="P4">
<draw:frame draw:style-name="fr1" draw:name="Image198" text:anchor-type="as-char" svg:width="6.9236in" svg:height="3.956343in" draw:z-index="0">
<draw:image xlink:href="../Images/yкринформ/2023-04-25T21-10-00-03-00/630_360_1682446074-655.jpg" xlink:type="simple" xlink:show="embed" xlink:actuate="onLoad" draw:mime-type="image/jpeg"/>
</draw:frame>
Український фахівець Руслан Костишин подав у відставку з посади головноготренера казахстанської футбольної команди «Аксу».</text:p>
      <text:p text:style-name="P4">
Як <text:a xlink:type="simple" xlink:href="https://sport.ua/uk/news/623840-kostishin-podav-u-vidstavku-z-posadi-golovnogo-trenera-kazahstanskogo-aksu" text:style-name="Internet_20_link" text:visited-style-name="Visited_20_Internet_20_Link">
 </text:a>
 Sport.ua, Костишин очолив павлодарськийклуб у січні 2022 року, передає Укрінформ.</text:p>
      <text:p text:style-name="P4">
Торік «Аксу» під керівництвом Костишина посів 6-те місце у чемпіонатіКазахстану, набравши 36 очок.</text:p>
      <text:p text:style-name="P4">
Цього сезону команда Костишина у 7-ми матчах набрала лише 4 очки.</text:p>
      <text:p text:style-name="P4">
<text:span text:style-name="T4">
Читайте також:</text:span>
 <text:a xlink:type="simple" xlink:href="https://www.ukrinform.ua/rubric-sports/3627165-kostisin-ta-oleksandria-rozirvali-kontrakt-za-vzaemnou-zgodou.html" text:style-name="Internet_20_link" text:visited-style-name="Visited_20_Internet_20_Link">
 <text:span text:style-name="T4">
Костишин</text:span>
 </text:a>
</text:p>
      <text:p text:style-name="P4">
Нагадаємо, Руслан Костишин тренував ковалівський «Колос», з яким виграв Другулігу чемпіонату України (2015) та ставав срібним призером Першої ліги (2019),вивівши команду до Української прем'єр-ліги (УПЛ).</text:p>
      <text:p text:style-name="P4">
Фото: ФК «Аксу».</text:p>
      <text:p text:style-name="P4">
Source: <text:a xlink:type="simple" xlink:href="https://www.ukrinform.ua/rubric-sports/3700683-kostisin-zalisiv-posadu-golovnogo-trenera-kazahstanskogo-aksu.html" text:style-name="Internet_20_link" text:visited-style-name="Visited_20_Internet_20_Link">
https://www.ukrinform.ua/rubric-sports/3700683-kostisin-zalisiv-posadu-golovnogo-trenera-kazahstanskogo-aksu.html</text:a>
</text:p>
      <!--NEWS-->
      <text:h text:style-name="P10" text:outline-level="1">
<text:span text:style-name="T4">
Влада напрацьовує нову економічну стратегію України - Зеленський</text:span>
</text:h>
      <text:p text:style-name="P4">
Authors: Ukrinform (Person)</text:p>
      <text:p text:style-name="P4">
Publisher: Укринформ (Organization)</text:p>
      <text:p text:style-name="P4">
Published Time: 2023-04-25T21:12:00+03:00</text:p>
      <text:p text:style-name="P4">
Modified Time: 2023-04-25T21:12:00+03:00</text:p>
      <text:p text:style-name="P4">
Description: Влада України активно працює над новою економічною стратегією розвитку нашої держави. — Укрінформ.</text:p>
      <text:p text:style-name="P4">
Images: ["<text:a xlink:type="simple" xlink:href="https://static.ukrinform.com/photos/2023_04/thumb_files/630_360_1682446495-603.jpg" text:style-name="Internet_20_link" text:visited-style-name="Visited_20_Internet_20_Link">
630_360_16824...</text:a>
"]</text:p>
      <text:p text:style-name="P4">
Tags: ['Економіка', 'Зеленський', 'Офіс Президента']</text:p>
      <text:p text:style-name="P4">
Type: Article</text:p>
      <!--METADATA-->
      <text:p text:style-name="P4">
<draw:frame draw:style-name="fr1" draw:name="Image199" text:anchor-type="as-char" svg:width="6.9236in" svg:height="3.956343in" draw:z-index="0">
<draw:image xlink:href="../Images/yкринформ/2023-04-25T21-12-00-03-00/630_360_1682446495-603.jpg" xlink:type="simple" xlink:show="embed" xlink:actuate="onLoad" draw:mime-type="image/jpeg"/>
</draw:frame>
 ВладаУкраїни активно працює над новою економічною стратегією розвитку нашоїдержави.</text:p>
      <text:p text:style-name="P4">
Як передає Укрінформ із посиланням на <text:a xlink:type="simple" xlink:href="http://t.me/V_Zelenskiy_official/6000" text:style-name="Internet_20_link" text:visited-style-name="Visited_20_Internet_20_Link">
</text:a>
 Володимира Зеленського,про це йшлося на нараді в Офісі Президента.</text:p>
      <text:p text:style-name="P4">
«Активно працюємо над новою економічною стратегією України. Цей рік – рікпочатку нашого економічного зростання. Ми крок за кроком відбудовуємоінфраструктуру, але важливо вже зараз починати думати і над відновленнямекономіки нашої країни», - написав глава держави.</text:p>
      <text:p text:style-name="P4">
За його словами, під час наради докладно розглянули шляхи для забезпеченнятемпів росту <text:a xlink:type="simple" xlink:href="https://www.ukrinform.ua/tag-ekonomika" text:style-name="Internet_20_link" text:visited-style-name="Visited_20_Internet_20_Link">
 </text:a>
 та ВВП, розвитокрізних галузей економіки, пріоритетні стратегічні сектори та інвестиційніполітики.</text:p>
      <text:p text:style-name="P4">
<text:span text:style-name="T4">
Читайте також:</text:span>
 <text:a xlink:type="simple" xlink:href="https://www.ukrinform.ua/rubric-polytics/3700140-zelenskij-uze-gotuemo-nasu-energetiku-do-nastupnoi-zimi.html" text:style-name="Internet_20_link" text:visited-style-name="Visited_20_Internet_20_Link">
 <text:span text:style-name="T4">
Зеленський</text:span>
 </text:a>
</text:p>
      <text:p text:style-name="P4">
Як повідомлялося, Прем'єр-міністр Денис Шмигаль на засіданні уряду заявив проте, що Україна цього року планує реалізувати проєкти відбудови на 14 млрддоларів.</text:p>
      <text:p text:style-name="P4">
<text:span text:style-name="T5">
Фото: ОП</text:span>
</text:p>
      <text:p text:style-name="P4">
Source: <text:a xlink:type="simple" xlink:href="https://www.ukrinform.ua/rubric-economy/3700686-vlada-napracovue-novu-ekonomicnu-strategiu-ukraini-zelenskij.html" text:style-name="Internet_20_link" text:visited-style-name="Visited_20_Internet_20_Link">
https://www.ukrinform.ua/rubric-economy/3700686-vlada-napracovue-novu-ekonomicnu-strategiu-ukraini-zelenskij.html</text:a>
</text:p>
      <!--NEWS-->
      <text:h text:style-name="P10" text:outline-level="1">
<text:span text:style-name="T4">
Обстріл аеродрому «Канатове»: суд узяв під варту офіцера Червінського - ЗМІ</text:span>
</text:h>
      <text:p text:style-name="P4">
Authors: Ukrinform (Person)</text:p>
      <text:p text:style-name="P4">
Publisher: Укринформ (Organization)</text:p>
      <text:p text:style-name="P4">
Published Time: 2023-04-25T21:15:00+03:00</text:p>
      <text:p text:style-name="P4">
Modified Time: 2023-04-25T21:15:00+03:00</text:p>
      <text:p text:style-name="P4">
Description: Суд обрав запобіжний захід у вигляді тримання під вартою без права внесення застави колишньому виконувачу обов’язків командира однієї з частин Сил спеціальних операції Роману Червінському, дії якого призвели до обстрілу росіянами аеродрому "Канатове" в Кіровоградській області. — Укрінформ.</text:p>
      <text:p text:style-name="P4">
Images: ["<text:a xlink:type="simple" xlink:href="https://static.ukrinform.com/photos/2023_04/thumb_files/630_360_1682446981-986.jpg" text:style-name="Internet_20_link" text:visited-style-name="Visited_20_Internet_20_Link">
630_360_16824...</text:a>
"]</text:p>
      <text:p text:style-name="P4">
Tags: ['Суд', 'Кіровоградщина', 'Війна з росією']</text:p>
      <text:p text:style-name="P4">
Type: Article</text:p>
      <!--METADATA-->
      <text:p text:style-name="P4">
<draw:frame draw:style-name="fr1" draw:name="Image200" text:anchor-type="as-char" svg:width="6.9236in" svg:height="3.956343in" draw:z-index="0">
<draw:image xlink:href="../Images/yкринформ/2023-04-25T21-15-00-03-00/630_360_1682446981-986.jpg" xlink:type="simple" xlink:show="embed" xlink:actuate="onLoad" draw:mime-type="image/jpeg"/>
</draw:frame>
 Суд обравзапобіжний захід у вигляді тримання під вартою без права внесення заставиколишньому виконувачу обов’язків командира однієї з частин Сил спеціальнихоперації Роману Червінському, дії якого призвели до обстрілу росіянамиаеродрому "Канатове" в Кіровоградській області.</text:p>
      <text:p text:style-name="P4">
Як передає Укрінформ, про це повідомило <text:a xlink:type="simple" xlink:href="https://suspilne.media/456468-obstril-rf-aerodromu-kanatove-ekskomandiru-cervinskomu-obiraut-zapobiznij-zahid/" text:style-name="Internet_20_link" text:visited-style-name="Visited_20_Internet_20_Link">
</text:a>
 .</text:p>
      <text:p text:style-name="P4">
Згідно із судовим рішенням, Червінський перебуватиме під вартою протягом двохмісяців.</text:p>
      <text:p text:style-name="P4">
<text:span text:style-name="T4">
Читайте також:</text:span>
 <text:a xlink:type="simple" xlink:href="https://www.ukrinform.ua/rubric-society/3700000-sbu-zatrimala-oficera-cervinskogo-akogo-sukali-v-spravi-pro-obstril-aerodromu-kanatove-dzerelo.html" text:style-name="Internet_20_link" text:visited-style-name="Visited_20_Internet_20_Link">
 <text:span text:style-name="T4">
Червінськ</text:span>
 </text:a>
</text:p>
      <text:p text:style-name="P4">
Сторона захисту заявила, нібито затримання й ув‘язнення офіцера відбувалосянезаконно. Адвокати подаватимуть апеляцію на рішення суду.</text:p>
      <text:p text:style-name="P4">
Як повідомляв Укрінформ, слідство <text:a xlink:type="simple" xlink:href="https://www.ukrinform.ua/rubric-ato/3698454-hotili-vkrasti-vorozij-litak-ale-naskodili-ukraini-sbu-zavela-spravu-na-vijskovih.html" text:style-name="Internet_20_link" text:visited-style-name="Visited_20_Internet_20_Link">
 </text:a>
 , що масований ракетний удар російських загарбниківпо аеродрому "Канатове" в липні 2022 року спровокували самовільні дії окремихвійськовослужбовців.</text:p>
      <text:p text:style-name="P4">
<text:span text:style-name="T4">
Читайте також:</text:span>
 <text:a xlink:type="simple" xlink:href="https://www.ukrinform.ua/rubric-society/3698964-obstril-rosianami-aerodromu-kanatove-sbu-povidomila-pro-pidozru-eksbijcu-sso.html" text:style-name="Internet_20_link" text:visited-style-name="Visited_20_Internet_20_Link">
 </text:a>
</text:p>
      <text:p text:style-name="P4">
24 квітня у справі про обстріл аеродрому Служба безпеки України затрималаофіцера Червінського. Від слідства він переховувався.</text:p>
      <text:p text:style-name="P4">
Source: <text:a xlink:type="simple" xlink:href="https://www.ukrinform.ua/rubric-society/3700688-obstril-aerodromu-kanatove-sud-uzav-pid-vartu-oficera-cervinskogo-zmi.html" text:style-name="Internet_20_link" text:visited-style-name="Visited_20_Internet_20_Link">
https://www.ukrinform.ua/rubric-society/3700688-obstril-aerodromu-kanatove-sud-uzav-pid-vartu-oficera-cervinskogo-zmi.html</text:a>
</text:p>
      <!--NEWS-->
      <text:h text:style-name="P10" text:outline-level="1">
<text:span text:style-name="T4">
На Запоріжжі почалась евакуація головних колаборантів – керівник Нікопольської РВА</text:span>
</text:h>
      <text:p text:style-name="P4">
Authors: Ukrinform (Person)</text:p>
      <text:p text:style-name="P4">
Publisher: Укринформ (Organization)</text:p>
      <text:p text:style-name="P4">
Published Time: 2023-04-25T21:18:44+03:00</text:p>
      <text:p text:style-name="P4">
Modified Time: 2023-04-25T21:18:44+03:00</text:p>
      <text:p text:style-name="P4">
Description: На тимчасово захопленій території Запорізької області розпочалася евакуація головних колаборанті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Запоріжжя', 'Війна з росією']</text:p>
      <text:p text:style-name="P4">
Type: Article</text:p>
      <!--METADATA-->
      <text:p text:style-name="P4">
<draw:frame draw:style-name="fr1" draw:name="Image201" text:anchor-type="as-char" svg:width="6.9236in" svg:height="3.956343in" draw:z-index="0">
<draw:image xlink:href="../Images/yкринформ/2023-04-25T21-18-44-03-00/630_360_1668461240-442.jpg" xlink:type="simple" xlink:show="embed" xlink:actuate="onLoad" draw:mime-type="image/jpeg"/>
</draw:frame>
 Натимчасово захопленій території Запорізької області розпочалася евакуаціяголовних колаборантів.</text:p>
      <text:p text:style-name="P4">
Як передає Укрінформ, про це начальник Нікопольської районної військовоїадміністрації Євген Євтушенко повідомив у <text:a xlink:type="simple" xlink:href="https://t.me/Yevtushenko_E/3337" text:style-name="Internet_20_link" text:visited-style-name="Visited_20_Internet_20_Link">
 </text:a>
з посиланням на свідчення місцевих жителів.</text:p>
      <text:p text:style-name="P4">
Так, прибуття автобусів для евакуації помічене у тимчасово захопленому містіКам'янка.</text:p>
      <text:p text:style-name="P4">
Молода сім'я спробувала записатися на рейс, але отримала від загарбницькоїпсевдоадміністрації відмову.</text:p>
      <text:p text:style-name="P4">
<text:span text:style-name="T4">
Читайте також:</text:span>
 <text:a xlink:type="simple" xlink:href="https://www.ukrinform.ua/rubric-ato/3699381-zagarbniki-zaplanuvali-evakuaciu-z-energodara-na-5-travna-fedorov.html" text:style-name="Internet_20_link" text:visited-style-name="Visited_20_Internet_20_Link">
 <text:span text:style-name="T4">
евакуа</text:span>
 </text:a>
</text:p>
      <text:p text:style-name="P4">
Місцеві побоюються, що перед відходом росіяни влаштують провокацію з масовимижертвами, щоб у всьому звинуватити Україну.</text:p>
      <text:p text:style-name="P4">
Як повідомляв Укрінформ, 17 квітня з тимчасово окупованої Луганської області вбік населеного пункту Уразово Бєлгородської області росіяни намагалисяздійснити медичну евакуацію своїх військовослужбовців, задіявши для цього 14вантажних автомобілів.</text:p>
      <text:p text:style-name="P4">
Source: <text:a xlink:type="simple" xlink:href="https://www.ukrinform.ua/rubric-regions/3700687-na-zaporizzi-pocalas-evakuacia-golovnih-kolaborantiv-kerivnik-nikopolskoi-rva.html" text:style-name="Internet_20_link" text:visited-style-name="Visited_20_Internet_20_Link">
https://www.ukrinform.ua/rubric-regions/3700687-na-zaporizzi-pocalas-evakuacia-golovnih-kolaborantiv-kerivnik-nikopolskoi-rva.html</text:a>
</text:p>
      <!--NEWS-->
      <text:h text:style-name="P10" text:outline-level="1">
<text:span text:style-name="T4">
Бербок бойкотувала «брехливе шоу» лаврова на Радбезі ООН</text:span>
</text:h>
      <text:p text:style-name="P4">
Authors: Ukrinform (Person)</text:p>
      <text:p text:style-name="P4">
Publisher: Укринформ (Organization)</text:p>
      <text:p text:style-name="P4">
Published Time: 2023-04-25T21:25:00+03:00</text:p>
      <text:p text:style-name="P4">
Modified Time: 2023-04-25T21:25:00+03:00</text:p>
      <text:p text:style-name="P4">
Description: Міністр закордонних справ ФРН Анналена Бербок не захотіла «бачити брехливе шоу» лаврова на Радбезі ООН. — Укрінформ.</text:p>
      <text:p text:style-name="P4">
Images: ["<text:a xlink:type="simple" xlink:href="https://static.ukrinform.com/photos/2022_08/thumb_files/630_360_1661958577-366.jpg" text:style-name="Internet_20_link" text:visited-style-name="Visited_20_Internet_20_Link">
630_360_16619...</text:a>
"]</text:p>
      <text:p text:style-name="P4">
Tags: ['лавров', 'Радбез ООН', 'Бербок']</text:p>
      <text:p text:style-name="P4">
Type: Article</text:p>
      <!--METADATA-->
      <text:p text:style-name="P4">
<draw:frame draw:style-name="fr1" draw:name="Image202" text:anchor-type="as-char" svg:width="6.9236in" svg:height="3.956343in" draw:z-index="0">
<draw:image xlink:href="../Images/yкринформ/2023-04-25T21-25-00-03-00/630_360_1661958577-366.jpg" xlink:type="simple" xlink:show="embed" xlink:actuate="onLoad" draw:mime-type="image/jpeg"/>
</draw:frame>
 Міністрзакордонних справ ФРН Анналена Бербок не захотіла «бачити брехливе шоу»лаврова на Радбезі ООН.</text:p>
      <text:p text:style-name="P4">
Про це пише видання <text:a xlink:type="simple" xlink:href="https://www.bild.de/politik/ausland/politik-inland/zynische-propagandaspielchen-baerbock-will-lawrows-luegenshow-nicht-sehen-83675834.bild.html" text:style-name="Internet_20_link" text:visited-style-name="Visited_20_Internet_20_Link">
 </text:a>
 , передає Укрінформ.</text:p>
      <text:p text:style-name="P4">
«Ми не будемо брати участі у таких цинічних і прозорих пропагандистськихіграх», - пояснила Бербок своє рішення не брати участь у засіданні.</text:p>
      <text:p text:style-name="P4">
російський міністр сергій лавров, який наразі головує в РБ, звинуватив Західу, нібито, бажанні замінити Статут ООН (як основу міжнародного порядку) противолі решти світу. Також він вчергове розповів про «нацистів у Києві» тазвинувачував у всьому США, пише видання.</text:p>
      <text:p text:style-name="P4">
<text:span text:style-name="T4">
Читайте також:</text:span>
 <text:a xlink:type="simple" xlink:href="https://www.ukrinform.ua/rubric-world/3700167-britania-rozkritikuvala-licemirstvo-rosii-na-zasidanni-radbezu-oon.html" text:style-name="Internet_20_link" text:visited-style-name="Visited_20_Internet_20_Link">
 </text:a>
</text:p>
      <text:p text:style-name="P4">
Генеральний секретар ООН Антоніу Гутерріш на цьому засіданні не став робитивигляд, що все в порядку та засудив руйнування, спричинені нападом рф наУкраїну.</text:p>
      <text:p text:style-name="P4">
Незаконне вторгнення росії в Україну спричинило «масові страждання таспустошення для країни», заявив Гутерріш у Нью-Йорку в понеділок у присутностілаврова.</text:p>
      <text:p text:style-name="P4">
Це засідання стало кульмінацією місячного головування росії в Раді БезпекиООН.</text:p>
      <text:p text:style-name="P4">
<text:span text:style-name="T4">
Читайте також:</text:span>
 <text:a xlink:type="simple" xlink:href="https://www.ukrinform.ua/rubric-world/3700178-postpred-ssa-pri-oon-nagadala-lavrovu-golovni-principi-statutu-organizacii.html" text:style-name="Internet_20_link" text:visited-style-name="Visited_20_Internet_20_Link">
 <text:span text:style-name="T4">
лаврову</text:span>
 </text:a>
</text:p>
      <text:p text:style-name="P4">
Як повідомлялося, у понеділок у РБ ООН під головуванням лаврова пройшлозасідання «Ефективна багатосторонність через захист принципів Статуту ООН».лавров представив позицію росії так, ніби вона захищає багатостороннівідносини й принципи Статуту <text:a xlink:type="simple" xlink:href="https://www.ukrinform.ua/tag-oon" text:style-name="Internet_20_link" text:visited-style-name="Visited_20_Internet_20_Link">
 </text:a>
 .</text:p>
      <text:p text:style-name="P4">
<text:span text:style-name="T5">
Фото: Photothek</text:span>
</text:p>
      <text:p text:style-name="P4">
Source: <text:a xlink:type="simple" xlink:href="https://www.ukrinform.ua/rubric-world/3700689-berbok-bojkotuvala-brehlive-sou-lavrova-na-radbezi-oon.html" text:style-name="Internet_20_link" text:visited-style-name="Visited_20_Internet_20_Link">
https://www.ukrinform.ua/rubric-world/3700689-berbok-bojkotuvala-brehlive-sou-lavrova-na-radbezi-oon.html</text:a>
</text:p>
      <!--NEWS-->
      <text:h text:style-name="P10" text:outline-level="1">
<text:span text:style-name="T4">
Уряд запровадить нові стандарти обслуговування військових - Шмигаль</text:span>
</text:h>
      <text:p text:style-name="P4">
Authors: Ukrinform (Person)</text:p>
      <text:p text:style-name="P4">
Publisher: Укринформ (Organization)</text:p>
      <text:p text:style-name="P4">
Published Time: 2023-04-25T21:29:00+03:00</text:p>
      <text:p text:style-name="P4">
Modified Time: 2023-04-25T21:29:00+03:00</text:p>
      <text:p text:style-name="P4">
Description: Кабінет Міністрів активно працює над запровадженням нових стандартів обслуговування військових. — Укрінформ.</text:p>
      <text:p text:style-name="P4">
Images: ["<text:a xlink:type="simple" xlink:href="https://static.ukrinform.com/photos/2023_03/thumb_files/630_360_1679676099-828.jpg" text:style-name="Internet_20_link" text:visited-style-name="Visited_20_Internet_20_Link">
630_360_16796...</text:a>
"]</text:p>
      <text:p text:style-name="P4">
Tags: ['Кабмін', 'Військові', 'Шмигаль', 'ВЛК']</text:p>
      <text:p text:style-name="P4">
Type: Article</text:p>
      <!--METADATA-->
      <text:p text:style-name="P4">
<draw:frame draw:style-name="fr1" draw:name="Image203" text:anchor-type="as-char" svg:width="6.9236in" svg:height="3.956343in" draw:z-index="0">
<draw:image xlink:href="../Images/yкринформ/2023-04-25T21-29-00-03-00/630_360_1679676099-828.jpg" xlink:type="simple" xlink:show="embed" xlink:actuate="onLoad" draw:mime-type="image/jpeg"/>
</draw:frame>
 КабінетМіністрів активно працює над запровадженням нових стандартів обслуговуваннявійськових.</text:p>
      <text:p text:style-name="P4">
Про це Прем'єр-міністр Денис Шмигаль написав у <text:a xlink:type="simple" xlink:href="http://t.me/Denys_Smyhal/5071" text:style-name="Internet_20_link" text:visited-style-name="Visited_20_Internet_20_Link">
</text:a>
після наради, присвяченій цій темі, передає Укрінформ.</text:p>
      <text:p text:style-name="P4">
«Визначили подальші завдання, терміни й відповідальних осіб. Кінцевою метоюмає стати зручне й швидке проходження ВЛК та нові стандарти обслуговуваннянаших військових», - зазначив очільник Кабміну.</text:p>
      <text:p text:style-name="P4">
За його словами, довідки мають ходити за військовими, а не навпаки.«Продовжуємо впроваджувати цей принцип у сфері проходження військово-лікарських комісій і медико-соціальних експертних комісій», - додав Прем'єр.</text:p>
      <text:p text:style-name="P4">
<text:span text:style-name="T4">
Читайте також:</text:span>
 <text:a xlink:type="simple" xlink:href="https://www.ukrinform.ua/rubric-society/3700495-viplati-vijskovim-pid-cas-likuvanna-venislavskij-rozpoviv-pro-perspektivi-virisenna-pitanna.html" text:style-name="Internet_20_link" text:visited-style-name="Visited_20_Internet_20_Link">
 </text:a>
</text:p>
      <text:p text:style-name="P4">
За його словами, на нараді з урядовцями, парламентарями й представниками ОфісуПрезидента підсумували, що вже зроблено в цьому напрямку. Зокрема, збільшенокількість ВЛК, ухвалено постанову уряду щодо впровадження нового пакетамедпослуг у межах Програми медичних гарантій, розроблено законодавчі змінищодо створення ВЛК при державних і комунальних закладах охорони здоров’я тащодо спрощення отримання довідки про обставини поранення. Задля покращеннясервісу розроблено рекомендації щодо організації роботи ВЛК запущені пілотніпроєкти електронного документообігу між в/ч та ТЦК і СП.</text:p>
      <text:p text:style-name="P4">
Як повідомлялося, 18 квітня уряд дозволив створювати військово-лікарськікомісії при цивільних закладах охорони здоров’я.</text:p>
      <text:p text:style-name="P4">
<text:span text:style-name="T4">
Читайте також:</text:span>
 <text:a xlink:type="simple" xlink:href="https://www.ukrinform.ua/rubric-society/3697910-vijskovi-prodovzuut-otrimuvati-nadbavki-u-period-likuvanna-pisla-poranen-stefancuk.html" text:style-name="Internet_20_link" text:visited-style-name="Visited_20_Internet_20_Link">
 </text:a>
</text:p>
      <text:p text:style-name="P4">
ВЛК визначають ступені придатності до військової служби, надання відпустки <text:a xlink:type="simple" xlink:href="https://www.ukrinform.ua/tag-vijskovi" text:style-name="Internet_20_link" text:visited-style-name="Visited_20_Internet_20_Link">
</text:a>
 у зв’язку з хворобою, звільнення їхзі служби за станом здоров’я після отримання поранень. Нині комісії дужеперевантажені через тривалу мобілізацію та наслідки активних бойових дій.</text:p>
      <text:p text:style-name="P4">
<text:span text:style-name="T5">
Фото: Кабмін</text:span>
</text:p>
      <text:p text:style-name="P4">
Source: <text:a xlink:type="simple" xlink:href="https://www.ukrinform.ua/rubric-society/3700691-urad-zaprovadit-novi-standarti-obslugovuvanna-vijskovih-smigal.html" text:style-name="Internet_20_link" text:visited-style-name="Visited_20_Internet_20_Link">
https://www.ukrinform.ua/rubric-society/3700691-urad-zaprovadit-novi-standarti-obslugovuvanna-vijskovih-smigal.html</text:a>
</text:p>
      <!--NEWS-->
      <text:h text:style-name="P10" text:outline-level="1">
<text:span text:style-name="T4">
Європейські країни збільшать імпорт газу з Азербайджану</text:span>
</text:h>
      <text:p text:style-name="P4">
Authors: Ukrinform (Person)</text:p>
      <text:p text:style-name="P4">
Publisher: Укринформ (Organization)</text:p>
      <text:p text:style-name="P4">
Published Time: 2023-04-25T21:32:46+03:00</text:p>
      <text:p text:style-name="P4">
Modified Time: 2023-04-25T21:32:46+03:00</text:p>
      <text:p text:style-name="P4">
Description: Національні оператори газових систем Болгарії, Румунії, Угорщини та Словаччини домовилися у вівторок збільшити транспортування природного газу із Азербайджану, використовуючи існуючу інфраструктуру своїх країн. — Укрінформ.</text:p>
      <text:p text:style-name="P4">
Images: ["<text:a xlink:type="simple" xlink:href="https://static.ukrinform.com/photos/2021_10/thumb_files/630_360_1634736693-847.jpg" text:style-name="Internet_20_link" text:visited-style-name="Visited_20_Internet_20_Link">
630_360_16347...</text:a>
"]</text:p>
      <text:p text:style-name="P4">
Tags: ['Азербайджан', 'Європа', 'Газ', 'росія']</text:p>
      <text:p text:style-name="P4">
Type: Article</text:p>
      <!--METADATA-->
      <text:p text:style-name="P4">
<draw:frame draw:style-name="fr1" draw:name="Image204" text:anchor-type="as-char" svg:width="6.9236in" svg:height="3.956343in" draw:z-index="0">
<draw:image xlink:href="../Images/yкринформ/2023-04-25T21-32-46-03-00/630_360_1634736693-847.jpg" xlink:type="simple" xlink:show="embed" xlink:actuate="onLoad" draw:mime-type="image/jpeg"/>
</draw:frame>
Національні оператори газових систем Болгарії, Румунії, Угорщини та Словаччинидомовилися у вівторок збільшити транспортування природного газу ізАзербайджану, використовуючи існуючу інфраструктуру своїх країн.</text:p>
      <text:p text:style-name="P4">
Як передає Укрінформ, про це повідомляє <text:a xlink:type="simple" xlink:href="https://www.euronews.com/2023/04/25/european-countries-to-boost-gas-imports-from-azerbaijan" text:style-name="Internet_20_link" text:visited-style-name="Visited_20_Internet_20_Link">
</text:a>
.</text:p>
      <text:p text:style-name="P4">
Президент Азербайджану Ільхам Алієв назвав підписання угоди між європейськимидержавами та Державною нафтовою компанією Азербайджанської Республіки «дужесвоєчасним кроком», який принесе більші та безпечніші постачання газу багатьоміншим країнам Європи.</text:p>
      <text:p text:style-name="P4">
Церемонія підписання відбулась у столиці <text:a xlink:type="simple" xlink:href="https://www.ukrinform.ua/tag-bolgaria" text:style-name="Internet_20_link" text:visited-style-name="Visited_20_Internet_20_Link">
 </text:a>
 місті Софія.</text:p>
      <text:p text:style-name="P4">
Після початку повномасштабного вторгнення росії в Україну, ЄС намагаєтьсядиверсифікувати європейські джерела енергії від російського газу. У липні 2022року ЄС підписав меморандум про взаєморозуміння з Азербайджаном щодо подвоєнняобсягу імпорту азербайджанського газу до 20 мільярдів кубометрів на рік до2027 року.</text:p>
      <text:p text:style-name="P4">
<text:span text:style-name="T4">
Читайте також:</text:span>
 <text:a xlink:type="simple" xlink:href="https://www.ukrinform.ua/rubric-economy/3663517-alternativa-rosijskomu-gazu-bolgaria-pocala-budivnictvo-truboprovodu-do-serbii.html" text:style-name="Internet_20_link" text:visited-style-name="Visited_20_Internet_20_Link">
 <text:span text:style-name="T4">
Альтернатива</text:span>
 <text:span text:style-name="T4">
російському</text:span>
 <text:span text:style-name="T4">
газу</text:span>
 <text:span text:style-name="T4">
Болгарія</text:span>
<text:span text:style-name="T4">
почала</text:span>
 <text:span text:style-name="T4">
будівництво</text:span>
 <text:span text:style-name="T4">
трубопроводу</text:span>
 <text:span text:style-name="T4">
Сербії</text:span>
</text:a>
</text:p>
      <text:p text:style-name="P4">
Як повідомляв Укрінформ, 11 березня президент Болгарії Румен Радев здійснивзапит до президента Азербайджану Ільхама Алієва <text:a xlink:type="simple" xlink:href="https://www.ukrinform.ua/rubric-economy/3681207-bolgaria-mae-namir-zbilsiti-postavki-gazu-z-azerbajdzanu.html" text:style-name="Internet_20_link" text:visited-style-name="Visited_20_Internet_20_Link">
</text:a>
 .</text:p>
      <text:p text:style-name="P4">
За словами Радева, Болгарія планує з’єднати свою газову мережу із мережамиРумунії, Угорщини та Словаччини з метою збільшення поставки природного газу ізАзербайджану.</text:p>
      <text:p text:style-name="P4">
Source: <text:a xlink:type="simple" xlink:href="https://www.ukrinform.ua/rubric-economy/3700692-evropejski-kraini-zbilsat-import-gazu-z-azerbajdzanu.html" text:style-name="Internet_20_link" text:visited-style-name="Visited_20_Internet_20_Link">
https://www.ukrinform.ua/rubric-economy/3700692-evropejski-kraini-zbilsat-import-gazu-z-azerbajdzanu.html</text:a>
</text:p>
      <!--NEWS-->
      <text:h text:style-name="P10" text:outline-level="1">
<text:span text:style-name="T4">
росія збільшила кількість ракетоносіїв у Чорному морі, загальний залп - 24 «Калібри»</text:span>
</text:h>
      <text:p text:style-name="P4">
Authors: Ukrinform (Person)</text:p>
      <text:p text:style-name="P4">
Publisher: Укринформ (Organization)</text:p>
      <text:p text:style-name="P4">
Published Time: 2023-04-25T21:35:13+03:00</text:p>
      <text:p text:style-name="P4">
Modified Time: 2023-04-25T21:35:13+03:00</text:p>
      <text:p text:style-name="P4">
Description: російська федерація вдвічі збільшила кількість ракетоносіїв на бойовому чергуванні в Чорному морі, їхній потенційний залп становить 24 ракети.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205" text:anchor-type="as-char" svg:width="6.9236in" svg:height="3.956343in" draw:z-index="0">
<draw:image xlink:href="../Images/yкринформ/2023-04-25T21-35-13-03-00/630_360_1509493085-3383.jpg" xlink:type="simple" xlink:show="embed" xlink:actuate="onLoad" draw:mime-type="image/jpeg"/>
</draw:frame>
 російськафедерація вдвічі збільшила кількість ракетоносіїв на бойовому чергуванні вЧорному морі, їхній потенційний залп становить 24 ракети.</text:p>
      <text:p text:style-name="P4">
Як передає Укрінформ, про це оперативне командування "Південь" повідомило у <text:a xlink:type="simple" xlink:href="https://www.facebook.com/OperationalCommandSouth/posts/pfbid02jjfNgWDKpiYSkTUc7Wgq7NYst8xq8jCXpKr4tEUQKuNQgtvDip2x3QTNiuEL1cy5l" text:style-name="Internet_20_link" text:visited-style-name="Visited_20_Internet_20_Link">
</text:a>
.</text:p>
      <text:p text:style-name="P4">
"Наразі на бойовому чергуванні 2 надводних і 2 підводних ракетоносії,загальний залп "Калібрів" може сягати 24. Рівень ракетної загрози дужевисокий", — ідеться в повідомленні.</text:p>
      <text:p text:style-name="P4">
<text:span text:style-name="T4">
Читайте також:</text:span>
 <text:a xlink:type="simple" xlink:href="https://www.ukrinform.ua/rubric-ato/3699184-rosiani-trimaut-u-cornomu-mori-dva-pidvodnih-covni-z-kalibrami.html" text:style-name="Internet_20_link" text:visited-style-name="Visited_20_Internet_20_Link">
 <text:span text:style-name="T4">
Калібр</text:span>
 </text:a>
</text:p>
      <text:p text:style-name="P4">
Загалом корабельне угруповання рф у Чорному морі, за даними командування, ниністановить 13 кораблів.</text:p>
      <text:p text:style-name="P4">
Як повідомляв Укрінформ, уранці 25 квітня в Чорному морі на бойовомучергуванні <text:a xlink:type="simple" xlink:href="https://www.ukrinform.ua/rubric-ato/3700346-u-cornomu-mori-rosia-trimae-dva-raketonosii-z-vismoma-kalibrami.html" text:style-name="Internet_20_link" text:visited-style-name="Visited_20_Internet_20_Link">
 </text:a>
 .</text:p>
      <text:p text:style-name="P4">
Source: <text:a xlink:type="simple" xlink:href="https://www.ukrinform.ua/rubric-ato/3700695-rosia-zbilsila-kilkist-raketonosiiv-u-cornomu-mori-zagalnij-zalp-24-kalibri.html" text:style-name="Internet_20_link" text:visited-style-name="Visited_20_Internet_20_Link">
https://www.ukrinform.ua/rubric-ato/3700695-rosia-zbilsila-kilkist-raketonosiiv-u-cornomu-mori-zagalnij-zalp-24-kalibri.html</text:a>
</text:p>
      <!--NEWS-->
      <text:h text:style-name="P10" text:outline-level="1">
<text:span text:style-name="T4">
Матчі Ліги чемпіонів УЄФА планують проводити у США</text:span>
</text:h>
      <text:p text:style-name="P4">
Authors: Ukrinform (Person)</text:p>
      <text:p text:style-name="P4">
Publisher: Укринформ (Organization)</text:p>
      <text:p text:style-name="P4">
Published Time: 2023-04-25T21:43:39+03:00</text:p>
      <text:p text:style-name="P4">
Modified Time: 2023-04-25T21:43:39+03:00</text:p>
      <text:p text:style-name="P4">
Description: Союз європейських футбольних асоціацій (УЄФА) розглядає варіант із проведенням матчів Ліги чемпіонів у США. — Укрінформ.</text:p>
      <text:p text:style-name="P4">
Images: ["<text:a xlink:type="simple" xlink:href="https://static.ukrinform.com/photos/2021_03/thumb_files/630_360_1615877120-335.jpg" text:style-name="Internet_20_link" text:visited-style-name="Visited_20_Internet_20_Link">
630_360_16158...</text:a>
"]</text:p>
      <text:p text:style-name="P4">
Tags: ['Футбол', 'Ліга чемпіонів', 'УЄФА']</text:p>
      <text:p text:style-name="P4">
Type: Article</text:p>
      <!--METADATA-->
      <text:p text:style-name="P4">
<draw:frame draw:style-name="fr1" draw:name="Image206" text:anchor-type="as-char" svg:width="6.9236in" svg:height="3.956343in" draw:z-index="0">
<draw:image xlink:href="../Images/yкринформ/2023-04-25T21-43-39-03-00/630_360_1615877120-335.jpg" xlink:type="simple" xlink:show="embed" xlink:actuate="onLoad" draw:mime-type="image/jpeg"/>
</draw:frame>
 Союзєвропейських футбольних асоціацій (УЄФА) розглядає варіант із проведеннямматчів Ліги чемпіонів у США.</text:p>
      <text:p text:style-name="P4">
Про це повідомляє американське <text:a xlink:type="simple" xlink:href="https://www.espn.com/soccer/uefa-champions-league/story/4933132/champions-league-matches-in-us-possible-uefa-president-ceferin" text:style-name="Internet_20_link" text:visited-style-name="Visited_20_Internet_20_Link">
 </text:a>
 ESPN, передає Укрінформ.</text:p>
      <text:p text:style-name="P4">
«Зрозуміло, проведення Ліги чемпіонів у США можливе. Ми обговорюємо цю ідею.Можливо, це буде після 2025 року», - заявив президент УЄФА Александер Чеферін.</text:p>
      <text:p text:style-name="P4">
Як зазначається, футбол дуже популяризується зараз у США, американці стежатьза грою у Європі.</text:p>
      <text:p text:style-name="P4">
УЄФА вже вийшов на американський ринок, продавши свої англійські правакомпаніям CBS, Viacom та Paramount.</text:p>
      <text:p text:style-name="P4">
<text:span text:style-name="T4">
Читайте також:</text:span>
 <text:a xlink:type="simple" xlink:href="https://www.ukrinform.ua/rubric-sports/3700179-az-u19-peremozec-unackoi-ligi-uefa.html" text:style-name="Internet_20_link" text:visited-style-name="Visited_20_Internet_20_Link">
 <text:span text:style-name="T4">
УЄФА</text:span>
 </text:a>
</text:p>
      <text:p text:style-name="P4">
Нагадаємо, у півфіналах Ліги чемпіонів УЄФА сезону-2022/23 зіграють італійські«Мілан» з «Інтером», а також іспанський «Реал» із англійським «МанчестерСіті».</text:p>
      <text:p text:style-name="P4">
Матчі 1/2 фіналу заплановані на 9-10 та 16-17 травня.</text:p>
      <text:p text:style-name="P4">
Фінальний поєдинок Ліги чемпіонів УЄФА відбудеться 10 червня на «Олімпійськомустадіоні Ататюрка» у Стамбулі (Туреччина).</text:p>
      <text:p text:style-name="P4">
Source: <text:a xlink:type="simple" xlink:href="https://www.ukrinform.ua/rubric-sports/3700698-matci-ligi-cempioniv-uefa-planuut-provoditi-u-ssa.html" text:style-name="Internet_20_link" text:visited-style-name="Visited_20_Internet_20_Link">
https://www.ukrinform.ua/rubric-sports/3700698-matci-ligi-cempioniv-uefa-planuut-provoditi-u-ssa.html</text:a>
</text:p>
      <!--NEWS-->
      <text:h text:style-name="P10" text:outline-level="1">
<text:span text:style-name="T4">
Україна діятиме за своїм секретним планом, якщо постачання зброї будуть потужними – Данілов</text:span>
</text:h>
      <text:p text:style-name="P4">
Authors: Ukrinform (Person)</text:p>
      <text:p text:style-name="P4">
Publisher: Укринформ (Organization)</text:p>
      <text:p text:style-name="P4">
Published Time: 2023-04-25T21:52:01+03:00</text:p>
      <text:p text:style-name="P4">
Modified Time: 2023-04-25T21:52:01+03:00</text:p>
      <text:p text:style-name="P4">
Description: Україна діятиме за своїм планом щодо вигнання російських загарбників з нашої землі, про який ніхто не знає, якщо темпи постачання зброї будуть потужними.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Бахмут', 'РНБО', 'Данілов', 'Єдині новини']</text:p>
      <text:p text:style-name="P4">
Type: Article</text:p>
      <!--METADATA-->
      <text:p text:style-name="P4">
<draw:frame draw:style-name="fr1" draw:name="Image207" text:anchor-type="as-char" svg:width="6.9236in" svg:height="3.956343in" draw:z-index="0">
<draw:image xlink:href="../Images/yкринформ/2023-04-25T21-52-01-03-00/630_360_1680783784-260.jpg" xlink:type="simple" xlink:show="embed" xlink:actuate="onLoad" draw:mime-type="image/jpeg"/>
</draw:frame>
 Українадіятиме за своїм планом щодо вигнання російських загарбників з нашої землі,про який ніхто не знає, якщо темпи постачання зброї будуть потужними.</text:p>
      <text:p text:style-name="P4">
Про це Секретар Ради національної безпеки і оборони України Олексій Даніловзаявив в ефірі телемарафону «Єдині новини», передає Укрінформ.</text:p>
      <text:p text:style-name="P4">
«Ми свідомі того, що якщо найближчим часом у такий же спосіб з такими жтемпами буде постачання зброї, які на сьогодні нарешті почалися, більшпотужними темпами відбуватися, то у нас є свій план, про який нікому невідомо. І коли починають розповідати про цей так званий великий контрнаступ,майте на увазі, що інформацію про нього має дуже обмежене коло осіб. Коли, якта в який спосіб – побачите на власні очі», - сказав Данілов.</text:p>
      <text:p text:style-name="P4">
<text:span text:style-name="T4">
Читайте також:</text:span>
 <text:a xlink:type="simple" xlink:href="https://www.ukrinform.ua/rubric-ato/3700604-nicogo-spilnogo-z-realnistu-malar-prokomentuvala-kinosni-scenarii-kontrnastupu.html" text:style-name="Internet_20_link" text:visited-style-name="Visited_20_Internet_20_Link">
 <text:span text:style-name="T4">
контрнаступ</text:span>
 </text:a>
</text:p>
      <text:p text:style-name="P4">
За його словами, нині наша держава має якісну військову техніку та зброю.Звісно, Україна хоче отримати якомога швидше та побільше усього того, щодопоможе захищати свою територіальну цілісність та незалежність.</text:p>
      <text:p text:style-name="P4">
Секретар РНБО вкотре наголосив, що дуже багато дезінформації нині є з бокуворога. Але не варто в усе вірити, нині українцям треба чекати, бо Силиоборони роблять свою роботу.</text:p>
      <text:p text:style-name="P4">
Він зазначив, що засідання Ставки Верховного Головнокомандувача відбуваютьсящонайменше 2-3 рази на тиждень і питання оборони Бахмуту щоразу обов'язково єу порядку денному і щоразу військові наголошують на необхідності тримати цюділянку фронту, аби інша частина не посипалася і щоб України моглапідготуватися до контрнаступу. «Бахмут – це для нас стратегічно важливийфронт. Коли мова йшла про те, що треба здати, треба відійти, то якщо ми будемотак робити, можемо так дуже швидко дійти до наших західних кордонів», -підкреслив Данілов.</text:p>
      <text:p text:style-name="P4">
<text:span text:style-name="T4">
Читайте також:</text:span>
 <text:a xlink:type="simple" xlink:href="https://www.ukrinform.ua/rubric-ato/3700522-na-bahmutskomu-napramku-zsu-znisili-175-zagarbnikiv-cerevatij.html" text:style-name="Internet_20_link" text:visited-style-name="Visited_20_Internet_20_Link">
 <text:span text:style-name="T4">
Бахмут</text:span>
 </text:a>
</text:p>
      <text:p text:style-name="P4">
Секретар РНБО наголосив на тому, що Україна не виключає варіанти того, щоросіяни можуть здійснювати надалі наступальні дії. «Наша розвідка доповідаєпро стан справ і про дії, які може вчинити наш ворог. Все береться до уваги,аналізується, систематизується і тільки після цього ухвалюються ті чи іншірішення», - сказав він.</text:p>
      <text:p text:style-name="P4">
Як повідомляв Укрінформ, під головуванням Президента України ВолодимираЗеленського у вівторок відбулося засідання Ставки ВерховногоГоловнокомандувача. Було заслухано інформацію про актуальну ситуацію на полібою, зокрема на найскладніших напрямках. Керівник розвідки поінформував проймовірні дії ворога на найближчий період.Члени Ставки розглянули питання щодозабезпечення підрозділів сил оборони України озброєнням і боєприпасами.</text:p>
      <text:p text:style-name="P4">
<text:span text:style-name="T4">
Читайте також:</text:span>
 <text:a xlink:type="simple" xlink:href="https://www.ukrinform.ua/rubric-ato/3699512-danilov-zaklikav-pripiniti-sadzati-ukrainu-za-stil-peregovoriv.html" text:style-name="Internet_20_link" text:visited-style-name="Visited_20_Internet_20_Link">
 <text:span text:style-name="T4">
Данілов</text:span>
 </text:a>
</text:p>
      <text:p text:style-name="P4">
Також обговорили перебіг комплектування особовим складом і технікоюновостворених бригад.</text:p>
      <text:p text:style-name="P4">
Source: <text:a xlink:type="simple" xlink:href="https://www.ukrinform.ua/rubric-ato/3700702-ukraina-diatime-za-svoim-sekretnim-planom-akso-postacanna-zbroi-budut-potuznimi-danilov.html" text:style-name="Internet_20_link" text:visited-style-name="Visited_20_Internet_20_Link">
https://www.ukrinform.ua/rubric-ato/3700702-ukraina-diatime-za-svoim-sekretnim-planom-akso-postacanna-zbroi-budut-potuznimi-danilov.html</text:a>
</text:p>
      <!--NEWS-->
      <text:h text:style-name="P10" text:outline-level="1">
<text:span text:style-name="T4">
47 заявок подали ветерани та родини загиблих у рамках конкурсу #Варто «РобиТИ своє»</text:span>
</text:h>
      <text:p text:style-name="P4">
Author: ['Леся Медведенко']</text:p>
      <text:p text:style-name="P4">
Time: 2023-04-25T22:00:00-04:00</text:p>
      <text:p text:style-name="P4">
Description: Про це розповіла в інтерв’ю АрміяInform перший заступник виконавчої директор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ruslana-velychko.jpg" text:style-name="Internet_20_link" text:visited-style-name="Visited_20_Internet_20_Link">
1-ruslana-velychko.jpg</text:a>
']</text:p>
      <text:p text:style-name="P4">
Tags: ['STOPRUSSIA', 'АГРЕСІЯ РФ', 'ВІЙНА', 'ВТОРГНЕННЯ РФ', 'РУСЛАНА ВЕЛИЧКО-ТРИФОНЮК', 'УКРАЇНСЬКИЙ ВЕТЕРАНСЬКИЙ ФОНД']</text:p>
      <text:p text:style-name="P4">
Category: News</text:p>
      <!--METADATA-->
      <text:p text:style-name="P4">
<draw:frame draw:style-name="fr1" draw:name="Image208" text:anchor-type="as-char" svg:width="6.9236in" svg:height="4.615733in" draw:z-index="0">
<draw:image xlink:href="../Images/AРМІЯINFORM/2023-04-25T22-00-00-04-00/1-ruslana-velychko.jpg" xlink:type="simple" xlink:show="embed" xlink:actuate="onLoad" draw:mime-type="image/jpeg"/>
</draw:frame>
</text:p>
      <text:p text:style-name="P4">
Про це розповіла в <text:a xlink:type="simple" xlink:href="https://armyinform.com.ua/2023/04/24/na-yaki-zminy-chekaye-veteranskyj-biznes-v-ukrayini/" text:style-name="Internet_20_link" text:visited-style-name="Visited_20_Internet_20_Link">
інтерв’ю</text:a>
 АрміяInform перший заступниквиконавчої директорки Українського ветеранського фонду Руслана Величко-Трифонюк.</text:p>
      <text:p text:style-name="P4">
— Уся інформація про конкурси постійно оновлюється на офіційних сторінках<text:a xlink:type="simple" xlink:href="https://veteranfund.com.ua/contests/varto-do-own/" text:style-name="Internet_20_link" text:visited-style-name="Visited_20_Internet_20_Link">
Українського ветеранського фонду</text:a>
. Методологія оцінювання експертами погоджена і максимально незалежна.Експертна рада набирається на конкурсних основах. Поки до мене не доведутьрейтинговий список, я не знаю учасників і не втручаюся в процес, — зазначилавона.</text:p>
      <text:p text:style-name="P4">
Щодо складності подання заявки, представниця УВФ пояснила, що тут радшейдеться про продуктивність і ефективність запропонованого проєкту: «Колидивишся на заявки, які пройшли відбір, то розумієш, чому ти не пройшов. Доприкладу, якщо бізнесмен хоче персональну автівку, щоб їздити по клієнтах, тонапевно така заявка не пройде. А якщо він потребує агродрон для обробкипродукції, то така заявка буде прийнята. Анкета, яку слід заповнити, настількилогічна і деталізована, що поки відповідаєш, вже розумієш, наскільки тиготовий до участі у програмі. В процесі її подання починаєш розбивати свійплан на етапи, змінювати кошторис, тобто проходиш увесь шлях роботи надпроєктом. Власне процес подання заявки дозволяє кандидатам оцінити свої сили івизначитись, чи на правильному вони шляху».</text:p>
      <text:p text:style-name="P4">
Переможців конкурсу оголосять 14-15 травня 2023 року.</text:p>
      <text:p text:style-name="P4">
Source: <text:a xlink:type="simple" xlink:href="https://armyinform.com.ua/2023/04/25/47-zayavok-podaly-veterany-ta-rodyny-zagyblyh-u-ramkah-konkursu-varto-robyty-svoye/" text:style-name="Internet_20_link" text:visited-style-name="Visited_20_Internet_20_Link">
https://armyinform.com.ua/2023/04/25/47-zayavok-podaly-veterany-ta-rodyny-zagyblyh-u-ramkah-konkursu-varto-robyty-svoye/</text:a>
</text:p>
      <!--NEWS-->
      <text:h text:style-name="P10" text:outline-level="1">
<text:span text:style-name="T4">
Українські прикордонники «пранкують» білорусів – вмикають сигнал повітряної тривоги</text:span>
</text:h>
      <text:p text:style-name="P4">
Authors: Ukrinform (Person)</text:p>
      <text:p text:style-name="P4">
Publisher: Укринформ (Organization)</text:p>
      <text:p text:style-name="P4">
Published Time: 2023-04-25T22:01:35+03:00</text:p>
      <text:p text:style-name="P4">
Modified Time: 2023-04-25T22:01:35+03:00</text:p>
      <text:p text:style-name="P4">
Description: Бійці Державної прикордонної служби України на кордоні з білоруссю вмикають сигнал повітряної тривоги, щоб жителі сусідньої країни мали уявлення, що переживають щодня українці. — Укрінформ.</text:p>
      <text:p text:style-name="P4">
Images: ["<text:a xlink:type="simple" xlink:href="https://static.ukrinform.com/photos/2023_02/thumb_files/630_360_1675505942-999.jpg" text:style-name="Internet_20_link" text:visited-style-name="Visited_20_Internet_20_Link">
630_360_16755...</text:a>
"]</text:p>
      <text:p text:style-name="P4">
Tags: ['білорусь', 'Прикордонники', 'Повітряна тривога']</text:p>
      <text:p text:style-name="P4">
Type: Article</text:p>
      <!--METADATA-->
      <text:p text:style-name="P4">
<draw:frame draw:style-name="fr1" draw:name="Image209" text:anchor-type="as-char" svg:width="6.9236in" svg:height="3.956343in" draw:z-index="0">
<draw:image xlink:href="../Images/yкринформ/2023-04-25T22-01-35-03-00/630_360_1675505942-999.jpg" xlink:type="simple" xlink:show="embed" xlink:actuate="onLoad" draw:mime-type="image/jpeg"/>
</draw:frame>
 БійціДержавної прикордонної служби України на кордоні з білоруссю вмикають сигналповітряної тривоги, щоб жителі сусідньої країни мали уявлення, що переживаютьщодня українці.</text:p>
      <text:p text:style-name="P4">
Як передає Укрінформ, відповідне відео ДПСУ опублікувала в <text:a xlink:type="simple" xlink:href="https://t.me/DPSUkr/10757" text:style-name="Internet_20_link" text:visited-style-name="Visited_20_Internet_20_Link">
</text:a>
 .</text:p>
      <text:p text:style-name="P4">
Зазначається, що сигнал повітряної тривоги лунатиме на ділянках Житомирськогота Рівненського прикордонних загонів.</text:p>
      <text:p text:style-name="P4">
<text:span text:style-name="T4">
Читайте також:</text:span>
 <text:a xlink:type="simple" xlink:href="https://www.ukrinform.ua/rubric-ato/3700561-risenna-rf-rozmistiti-takticnu-adernu-zbrou-u-bilorusi-e-gibridnou-nastupalnou-operacieu-ekspert.html" text:style-name="Internet_20_link" text:visited-style-name="Visited_20_Internet_20_Link">
 <text:span text:style-name="T4">
білорус</text:span>
 </text:a>
</text:p>
      <text:p text:style-name="P4">
Як повідомлялося, вище політичне керівництво білорусі продовжує підтримуватизбройну агресію російської федерації проти України, зокрема надаючи військамрф повітряний простір і територію.</text:p>
      <text:p text:style-name="P4">
Фото: ДПСУ</text:p>
      <text:p text:style-name="P4">
Source: <text:a xlink:type="simple" xlink:href="https://www.ukrinform.ua/rubric-regions/3700704-ukrainski-prikordonniki-prankuut-bilorusiv-vmikaut-signal-povitranoi-trivogi.html" text:style-name="Internet_20_link" text:visited-style-name="Visited_20_Internet_20_Link">
https://www.ukrinform.ua/rubric-regions/3700704-ukrainski-prikordonniki-prankuut-bilorusiv-vmikaut-signal-povitranoi-trivogi.html</text:a>
</text:p>
      <!--NEWS-->
      <text:h text:style-name="P10" text:outline-level="1">
<text:span text:style-name="T4">
У зоні землетрусу в Туреччині продовжують обвалюватися будинки</text:span>
</text:h>
      <text:p text:style-name="P4">
Authors: Ukrinform (Person)</text:p>
      <text:p text:style-name="P4">
Publisher: Укринформ (Organization)</text:p>
      <text:p text:style-name="P4">
Published Time: 2023-04-25T22:08:00+03:00</text:p>
      <text:p text:style-name="P4">
Modified Time: 2023-04-25T22:08:00+03:00</text:p>
      <text:p text:style-name="P4">
Description: У провінції Малатія, що на сході Туреччини, обвалився 6-поверховий будинок, який раніше сильно постраждав під час землетрусу. — Укрінформ.</text:p>
      <text:p text:style-name="P4">
Images: ["<text:a xlink:type="simple" xlink:href="https://static.ukrinform.com/photos/2023_04/thumb_files/630_360_1682449568-215.jpg" text:style-name="Internet_20_link" text:visited-style-name="Visited_20_Internet_20_Link">
630_360_16824...</text:a>
"]</text:p>
      <text:p text:style-name="P4">
Tags: ['Землетрус', 'Туреччина']</text:p>
      <text:p text:style-name="P4">
Type: Article</text:p>
      <!--METADATA-->
      <text:p text:style-name="P4">
<draw:frame draw:style-name="fr1" draw:name="Image210" text:anchor-type="as-char" svg:width="6.9236in" svg:height="3.956343in" draw:z-index="0">
<draw:image xlink:href="../Images/yкринформ/2023-04-25T22-08-00-03-00/630_360_1682449568-215.jpg" xlink:type="simple" xlink:show="embed" xlink:actuate="onLoad" draw:mime-type="image/jpeg"/>
</draw:frame>
 Упровінції Малатія, що на сході Туреччини, обвалився 6-поверховий будинок, якийраніше сильно постраждав під час землетрусу.</text:p>
      <text:p text:style-name="P4">
Про це повідомляє Укрінформ з посиланням на <text:a xlink:type="simple" xlink:href="https://www.trthaber.com/haber/turkiye/malatyada-agir-hasarli-bina-coktu-762780.html" text:style-name="Internet_20_link" text:visited-style-name="Visited_20_Internet_20_Link">
</text:a>
 .</text:p>
      <text:p text:style-name="P4">
“У Малатії, де землетрус у Кахраманмараші 6 лютого спричинив значніруйнування, обвалився багатоквартирний будинок… Під час обстеження,проведеного групами рятувальників, які прибули на місце події, встановлено, щопід уламками 6-поверхового будинку нікого не виявлено”, - повідомляєтелеканал.</text:p>
      <text:p text:style-name="Quotations">

<text:p text:style-name="P4">
Malatya’da ağır hasarlı bina çöktü. Çöken binanın yanındaki yapıda bulunan 4&gt;
 kişi tedbiren hastaneye kaldırıldı. Olay yerinden son detaylar <text:a xlink:type="simple" xlink:href="https://twitter.com/trthaber" text:style-name="Internet_20_link" text:visited-style-name="Visited_20_Internet_20_Link">
&gt;
 </text:a>
 ’de. <text:a xlink:type="simple" xlink:href="https://t.co/dw8095fH0v" text:style-name="Internet_20_link" text:visited-style-name="Visited_20_Internet_20_Link">
&gt;
 </text:a>
 <text:a xlink:type="simple" xlink:href="https://t.co/CnNgNF40Gs" text:style-name="Internet_20_link" text:visited-style-name="Visited_20_Internet_20_Link">
 </text:a>
&gt;
&gt;
 — TRT Haber Canlı (@trthabercanli) <text:a xlink:type="simple" xlink:href="https://twitter.com/trthabercanli/status/1650879621573881856" text:style-name="Internet_20_link" text:visited-style-name="Visited_20_Internet_20_Link">
&gt;
 </text:a>
</text:p>

</text:p>
      <text:p text:style-name="P4">
Чотирьох людей, які знаходилися у будівлі поруч із тією, що обвалилася, табули заблоковані уламками, визволили рятувальники та відправили до лікарні.</text:p>
      <text:p text:style-name="P4">
<text:span text:style-name="T4">
Читайте також:</text:span>
 <text:a xlink:type="simple" xlink:href="https://www.ukrinform.ua/rubric-world/3698645-u-rajoni-zemletrusu-v-tureccini-pronissa-uragan-e-zertvi.html" text:style-name="Internet_20_link" text:visited-style-name="Visited_20_Internet_20_Link">
 <text:span text:style-name="T4">
землетрус</text:span>
 </text:a>
</text:p>
      <text:p text:style-name="P4">
За останніми даними, внаслідок <text:a xlink:type="simple" xlink:href="https://www.ukrinform.ua/tag-zemletrus" text:style-name="Internet_20_link" text:visited-style-name="Visited_20_Internet_20_Link">
 </text:a>
 вТуреччині загинули 50 783 людини.</text:p>
      <text:p text:style-name="P4">
За даними <text:a xlink:type="simple" xlink:href="https://www.trthaber.com/haber/turkiye/malatyadaki-konteyner-kentlere-28-bin-802-depremzede-yerlestirildi-762750.html" text:style-name="Internet_20_link" text:visited-style-name="Visited_20_Internet_20_Link">
 </text:a>
 , у місті Малатія(адмінцентрі провінції) більше 28 тисяч постраждалих від землетрусу розмістилив 6811 контейнерах у центрі тимчасового розміщення в місті.</text:p>
      <text:p text:style-name="P4">
Як повідомляв Укрінформ, президент Туреччини Реджеп Таїп Ердоган <text:a xlink:type="simple" xlink:href="https://www.ukrinform.ua/rubric-world/3700634-erdogan-vruciv-komandi-ukrainskih-ratuvalnikiv-medal-podaki.html" text:style-name="Internet_20_link" text:visited-style-name="Visited_20_Internet_20_Link">
</text:a>
 , які допомагали ліквідовуватинаслідки руйнівних землетрусів.</text:p>
      <text:p text:style-name="P4">
<text:span text:style-name="T5">
Фото: АА</text:span>
</text:p>
      <text:p text:style-name="P4">
Source: <text:a xlink:type="simple" xlink:href="https://www.ukrinform.ua/rubric-world/3700706-u-zoni-zemletrusu-v-tureccini-prodovzuut-obvaluvatisa-budinki.html" text:style-name="Internet_20_link" text:visited-style-name="Visited_20_Internet_20_Link">
https://www.ukrinform.ua/rubric-world/3700706-u-zoni-zemletrusu-v-tureccini-prodovzuut-obvaluvatisa-budinki.html</text:a>
</text:p>
      <!--NEWS-->
      <text:h text:style-name="P10" text:outline-level="1">
<text:span text:style-name="T4">
У процесах реінтеграції Криму має брати активну участь молодь – Корнієнко</text:span>
</text:h>
      <text:p text:style-name="P4">
Authors: Ukrinform (Person)</text:p>
      <text:p text:style-name="P4">
Publisher: Укринформ (Organization)</text:p>
      <text:p text:style-name="P4">
Published Time: 2023-04-25T22:11:43+03:00</text:p>
      <text:p text:style-name="P4">
Modified Time: 2023-04-25T22:11:43+03:00</text:p>
      <text:p text:style-name="P4">
Description: У процесах, пов'язаних із реінтеграцією Криму, має брати активну участь молодь. — Укрінформ.</text:p>
      <text:p text:style-name="P4">
Images: ["<text:a xlink:type="simple" xlink:href="https://static.ukrinform.com/photos/2023_04/thumb_files/630_360_1682449785-512.jpg" text:style-name="Internet_20_link" text:visited-style-name="Visited_20_Internet_20_Link">
630_360_16824...</text:a>
"]</text:p>
      <text:p text:style-name="P4">
Tags: ['Крим', 'Корнієнко', 'Стратегія деокупації Криму']</text:p>
      <text:p text:style-name="P4">
Type: Article</text:p>
      <!--METADATA-->
      <text:p text:style-name="P4">
<draw:frame draw:style-name="fr1" draw:name="Image211" text:anchor-type="as-char" svg:width="6.9236in" svg:height="3.956343in" draw:z-index="0">
<draw:image xlink:href="../Images/yкринформ/2023-04-25T22-11-43-03-00/630_360_1682449785-512.jpg" xlink:type="simple" xlink:show="embed" xlink:actuate="onLoad" draw:mime-type="image/jpeg"/>
</draw:frame>
 Упроцесах, пов'язаних із реінтеграцією Криму, має брати активну участь молодь.</text:p>
      <text:p text:style-name="P4">
Про це під час форуму «Крим Wave» сказав перший заступник спікера ВерховноїРади України Олександр Корнієнко, передає кореспондент Укрінформу.</text:p>
      <text:p text:style-name="P4">
«Війна закінчиться нашою перемогою, поверненням Криму. Розпочнуться процесиреінтеграції раніше окупованих росією територій. І вже зараз нам потрібносерйозно підготуватись, щоб одразу після звільнення півострова розпочатироботу. Ми маємо розробляти стратегії, плани, законопроекти. І в усіх цихпроцесах має брати активну участь молодь», – зазначив він.</text:p>
      <text:p text:style-name="P4">
<text:span text:style-name="T4">
Читайте також:</text:span>
 <text:a xlink:type="simple" xlink:href="https://www.ukrinform.ua/rubric-crimea/3700670-u-minreintegracii-nazvali-pat-persih-krokiv-ukraini-v-krimu-pisla-deokupacii.html" text:style-name="Internet_20_link" text:visited-style-name="Visited_20_Internet_20_Link">
 </text:a>
</text:p>
      <text:p text:style-name="P4">
Корнієнко додав, що після звільнення Криму багато напрямків роботи напівострові потрібно буде починати з нуля.</text:p>
      <text:p text:style-name="P4">
«Україна як кандидат у члени ЄС має повернути Криму європейську традиціюдемократії. Загалом важливо повернути Крим не лише фізично, але й ментально.Для цього нам потрібна буде велика кількість фахівців, культурних діячів,представників різних галузей. Тому ми говоримо про Крим зараз, щоб надаліефективно та швидко реалізовувати всі наші стратегії», – підсумував першийзаступник спікера ВР.</text:p>
      <text:p text:style-name="P4">
<text:span text:style-name="T4">
Читайте також:</text:span>
 <text:a xlink:type="simple" xlink:href="https://www.ukrinform.ua/rubric-crimea/3700621-v-okupovanomu-krimu-pogirsuetsa-demograficna-situacia-deputatka.html" text:style-name="Internet_20_link" text:visited-style-name="Visited_20_Internet_20_Link">
 </text:a>
</text:p>
      <text:p text:style-name="P4">
Як повідомлялося, у Мінреінтеграції зазначили, що першими кроками в Кримупісля деокупації стануть забезпечення безпеки, демілітаризація російськихвійськових баз, притягнення до відповідальності держзрадників, відновленняорганів державної влади, забезпечення інформаційної безпеки.</text:p>
      <text:p text:style-name="P4">
Source: <text:a xlink:type="simple" xlink:href="https://www.ukrinform.ua/rubric-crimea/3700707-u-procesah-reintegracii-krimu-mae-brati-aktivnu-ucast-molod-kornienko.html" text:style-name="Internet_20_link" text:visited-style-name="Visited_20_Internet_20_Link">
https://www.ukrinform.ua/rubric-crimea/3700707-u-procesah-reintegracii-krimu-mae-brati-aktivnu-ucast-molod-kornienko.html</text:a>
</text:p>
      <!--NEWS-->
      <text:h text:style-name="P10" text:outline-level="1">
<text:span text:style-name="T4">
Штати із союзниками стримують вплив пвк «вагнер» на різних континентах - Держдеп</text:span>
</text:h>
      <text:p text:style-name="P4">
Authors: Ukrinform (Person)</text:p>
      <text:p text:style-name="P4">
Publisher: Укринформ (Organization)</text:p>
      <text:p text:style-name="P4">
Published Time: 2023-04-25T22:12:00+03:00</text:p>
      <text:p text:style-name="P4">
Modified Time: 2023-04-25T22:12:00+03:00</text:p>
      <text:p text:style-name="P4">
Description: Сполучені Штати у взаємодії із союзниками та партнерами докладають практичних зусиль, аби стримати деструктивний вплив російського угруповання пвк «вагнер» в Африці й інших регіонах світу.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Африка', 'США', 'Держдеп', 'ПВК "Вагнера"']</text:p>
      <text:p text:style-name="P4">
Type: Article</text:p>
      <!--METADATA-->
      <text:p text:style-name="P4">
<draw:frame draw:style-name="fr1" draw:name="Image212" text:anchor-type="as-char" svg:width="6.9236in" svg:height="3.956343in" draw:z-index="0">
<draw:image xlink:href="../Images/yкринформ/2023-04-25T22-12-00-03-00/630_360_1517552325-3537.jpg" xlink:type="simple" xlink:show="embed" xlink:actuate="onLoad" draw:mime-type="image/jpeg"/>
</draw:frame>
 СполученіШтати у взаємодії із союзниками та партнерами докладають практичних зусиль,аби стримати деструктивний вплив російського угруповання пвк «вагнер» в Африцій інших регіонах світу.</text:p>
      <text:p text:style-name="P4">
Про це заявив під час пресбрифінгу в Вашингтоні заступник речникаДерждепартаменту США Ведант Пател, передає власний кореспондент Укрінформу.</text:p>
      <text:p text:style-name="P4">
«Ми працюємо разом із нашими союзниками й партнерами, аби приборкати впливгрупи «вагнер», - звісно, на Африканському континенті, а також інде», -зазначив представник зовнішньополітичного відомства США.</text:p>
      <text:p text:style-name="P4">
<text:span text:style-name="T4">
Читайте також:</text:span>
 <text:a xlink:type="simple" xlink:href="https://www.ukrinform.ua/rubric-ato/3698912-vidpovid-vagnerivcam-povinna-mati-globalnij-harakter-kostin.html" text:style-name="Internet_20_link" text:visited-style-name="Visited_20_Internet_20_Link">
 <text:span text:style-name="T4">
вагнер</text:span>
 </text:a>
</text:p>
      <text:p text:style-name="P4">
У цьому зв’язку він констатував, що ті країни, де <text:a xlink:type="simple" xlink:href="https://www.ukrinform.ua/tag-pvk-vagnera" text:style-name="Internet_20_link" text:visited-style-name="Visited_20_Internet_20_Link">
</text:a>
 втручається у внутрішні справи,стають уразливішими до загроз, а ситуація в них дестабілізується.</text:p>
      <text:p text:style-name="P4">
Як повідомляв Укрінформ, напередодні держсекретар США <text:a xlink:type="simple" xlink:href="http://www.ukrinform.ua/rubric-world/3700210-stati-gliboko-nepokoat-dii-grupi-vagner-u-sudani-blinken.html" text:style-name="Internet_20_link" text:visited-style-name="Visited_20_Internet_20_Link">
</text:a>
 у зв’язку з роллю, яку пвк «вагнер» грає вохопленому воєнним конфліктом Судані.</text:p>
      <text:p text:style-name="P4">
Source: <text:a xlink:type="simple" xlink:href="https://www.ukrinform.ua/rubric-world/3700703-stati-iz-souznikami-strimuut-vpliv-pvk-vagner-na-riznih-kontinentah-derzdep.html" text:style-name="Internet_20_link" text:visited-style-name="Visited_20_Internet_20_Link">
https://www.ukrinform.ua/rubric-world/3700703-stati-iz-souznikami-strimuut-vpliv-pvk-vagner-na-riznih-kontinentah-derzdep.html</text:a>
</text:p>
      <!--NEWS-->
      <text:h text:style-name="P10" text:outline-level="1">
<text:span text:style-name="T4">
«Жирона» Циганкова переграла «Реал» Луніна</text:span>
</text:h>
      <text:p text:style-name="P4">
Authors: Ukrinform (Person)</text:p>
      <text:p text:style-name="P4">
Publisher: Укринформ (Organization)</text:p>
      <text:p text:style-name="P4">
Published Time: 2023-04-25T22:24:00+03:00</text:p>
      <text:p text:style-name="P4">
Modified Time: 2023-04-25T22:24:00+03:00</text:p>
      <text:p text:style-name="P4">
Description: Команда українця Віктора Циганкова «Жирона» завдала поразки мадридському «Реалу» у домашньому матчі 31-го туру чемпіонату Іспанії з футболу. — Укрінформ.</text:p>
      <text:p text:style-name="P4">
Images: ["<text:a xlink:type="simple" xlink:href="https://static.ukrinform.com/photos/2023_04/thumb_files/630_360_1682450599-919.jpg" text:style-name="Internet_20_link" text:visited-style-name="Visited_20_Internet_20_Link">
630_360_16824...</text:a>
"]</text:p>
      <text:p text:style-name="P4">
Tags: ['Футбол', 'Циганков']</text:p>
      <text:p text:style-name="P4">
Type: Article</text:p>
      <!--METADATA-->
      <text:p text:style-name="P4">
<draw:frame draw:style-name="fr1" draw:name="Image213" text:anchor-type="as-char" svg:width="6.9236in" svg:height="3.956343in" draw:z-index="0">
<draw:image xlink:href="../Images/yкринформ/2023-04-25T22-24-00-03-00/630_360_1682450599-919.jpg" xlink:type="simple" xlink:show="embed" xlink:actuate="onLoad" draw:mime-type="image/jpeg"/>
</draw:frame>
 Командаукраїнця Віктора Циганкова «Жирона» завдала поразки мадридському «Реалу» удомашньому матчі 31-го туру чемпіонату Іспанії з футболу.</text:p>
      <text:p text:style-name="P4">
Поєдинок на «Естадіо Мунісіпаль де Монтіліві» у Жироні завершився перемогоюгосподарів з рахунком 4:2, передає Укрінформ.</text:p>
      <text:p text:style-name="P4">
Усі м'ячі у ворота «Реала», які цього разу захищав український голкіпер АндрійЛунін, забив аргентинський форвард «Жирони» Валентін Кастельянос (12, 24, 46,62-а хвилини).</text:p>
      <text:p text:style-name="P4">
У складі «Реала» відзначилися Вінісіус Жуніор (34) та Лукас Васкес (85).</text:p>
      <text:p text:style-name="P4">
Циганкова на 72-й хвилині замінив Валері Фернандес.</text:p>
      <text:p text:style-name="P4">
<text:span text:style-name="T4">
Читайте також:</text:span>
 <text:a xlink:type="simple" xlink:href="https://www.ukrinform.ua/rubric-sports/3700186-barselona-uklala-ugodu-dla-rekonstrukcii-kamp-nou.html" text:style-name="Internet_20_link" text:visited-style-name="Visited_20_Internet_20_Link">
 </text:a>
</text:p>
      <text:p text:style-name="P4">
Турнірну таблицю Ла Ліги очолює «Барселона», в активі якої 76 очок. Другим йдемадридський «Реал» (65). «Жирона» (41) піднялася на 9-те місце.</text:p>
      <text:p text:style-name="P4">
Фото: AFP.</text:p>
      <text:p text:style-name="P4">
Source: <text:a xlink:type="simple" xlink:href="https://www.ukrinform.ua/rubric-sports/3700709-zirona-cigankova-peregrala-real-lunina.html" text:style-name="Internet_20_link" text:visited-style-name="Visited_20_Internet_20_Link">
https://www.ukrinform.ua/rubric-sports/3700709-zirona-cigankova-peregrala-real-lunina.html</text:a>
</text:p>
      <!--NEWS-->
      <text:h text:style-name="P10" text:outline-level="1">
<text:span text:style-name="T4">
Президент: Кожен прояв терору рф - додаткові аргументи, що все має завершитись у трибуналі</text:span>
</text:h>
      <text:p text:style-name="P4">
Authors: Ukrinform (Person)</text:p>
      <text:p text:style-name="P4">
Publisher: Укринформ (Organization)</text:p>
      <text:p text:style-name="P4">
Published Time: 2023-04-25T22:26:00+03:00</text:p>
      <text:p text:style-name="P4">
Modified Time: 2023-04-25T22:26:00+03:00</text:p>
      <text:p text:style-name="P4">
Description:  Кожен прояв російського терору, кожен день агресії – це додаткові аргументи, що все це має завершитись у трибуналі – у новому Нюрнберзі щодо рашизму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Трибунал', 'Україна', 'Зеленський', 'Війна з росією']</text:p>
      <text:p text:style-name="P4">
Type: Article</text:p>
      <!--METADATA-->
      <text:p text:style-name="P4">
<draw:frame draw:style-name="fr1" draw:name="Image214" text:anchor-type="as-char" svg:width="6.9236in" svg:height="3.956343in" draw:z-index="0">
<draw:image xlink:href="../Images/yкринформ/2023-04-25T22-26-00-03-00/630_360_1678738078-322.jpeg" xlink:type="simple" xlink:show="embed" xlink:actuate="onLoad" draw:mime-type="image/jpeg"/>
</draw:frame>
 Коженпрояв російського терору, кожен день агресії – це додаткові аргументи, що всеце має завершитись у трибуналі – у новому Нюрнберзі щодо рашизму</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324" text:style-name="Internet_20_link" text:visited-style-name="Visited_20_Internet_20_Link">
 </text:a>
 _</text:p>
      <text:p text:style-name="P4">
<text:span text:style-name="T4">
Українці! Українки! Усі наші партнери у світі!</text:span>
</text:p>
      <text:p text:style-name="P4">
Протягом дня сьогодні тривав розбір завалів у місті Куп’янську Харківськоїобласті після російського обстрілу ракетами С-300. По звичайній цивільнійзабудові. Мішенню для терористів став краєзнавчий музей і прилеглі будинки.росія вбила цим ударом двох жінок. Мої співчуття рідним і близьким загиблих…Десять людей були поранені – їм надається необхідна допомога.</text:p>
      <text:p text:style-name="P4">
Загалом понад 60 музеїв і галерей у різних областях нашої країни так самозруйновані або пошкоджені окупантом.</text:p>
      <text:p text:style-name="P4">
Сьогодні ж у Херсонській області ударом російської авіації була зруйнованацерква. У селі Кізомис Білозерської громади. Православний храм… Керованоюавіабомбою. Тобто російські військові знали, що саме вони знищують. Ця церквастала однією з уже сотень розбитих російськими ударами церков і молитовнихбудинків.</text:p>
      <text:p text:style-name="P4">
Крим… Сьогодні окупанти увірвалися в будинок Абдурешита Джеппарова. Він одиніз представників кримськотатарського національного руху, правозахисник,громадянин України. Де він зараз, що з ним – невідомо. Це ще один прикладросійських репресій проти корінного народу Криму, проти всіх наших людей.Тисячі й тисячі таких прикладів за час агресії як у Криму, так і в інших нашихрегіонах, окупованих росією.</text:p>
      <text:p text:style-name="P4">
Ніхто й ніде не може почуватися безпечно, поки агресор не розбитий. Це те, щокожен день в Україні доводить – усе те, що російські війська та спецслужбиокупанта роблять на нашій землі проти наших людей. І це те, що вони мріютьпринести на землі інших народів. Увесь світ це знає.</text:p>
      <text:p text:style-name="P4">
Так само світ знає: росію можна зупинити. Це спільний інтерес. Зупинити силоюнаших воїнів на передовій. Нашою зброєю – як українською, так і тією, яку миотримуємо від партнерів. Силою права, тобто санкціями, які потребуютьпостійного посилення, а також нашою спільною роботою заради справедливості.Кожен прояв російського терору, кожен день агресії – це додаткові аргументи,що все це має завершитись у трибуналі – у новому Нюрнберзі щодо рашизму, щодотих, хто знищує життя і людей, у кого ракети – проти музеїв, а керованіавіабомби – проти церков.</text:p>
      <text:p text:style-name="P4">
росія має програти. Іншої мети у світу бути не може. Бо все інше – це програшжиття, це програш права, це програш власне світу.</text:p>
      <text:p text:style-name="P4">
Сьогодні наша міжнародна санкційна група, група експертів, яку очолюють АндрійЄрмак і Майкл Макфол, представила документ про посилення санкцій проти росії.Перший такий санкційний план був виконаний більш ніж на 70%. Тож заразпредставлено, за якими напрямками можна ще посилити санкційний тиск і як датисвіту більше стабільності через повне виключення з глобальних відносин усіхдеструктивних російських суб’єктів, усіх тих, хто працює на війну.</text:p>
      <text:p text:style-name="P4">
Цей санкційний документ буде на столах у всіх ключових лідерів світу – якполітичних, так і громадських, бізнесових. Санкції проти російськогонафтогазового сектору, проти атомної галузі, проти абсолютно кожного, хтодопомагає росії обходити вже застосовані обмеження. Це необхідний самозахистміжнародного правопорядку.</text:p>
      <text:p text:style-name="P4">
Сьогодні ж я провів чергове засідання Ставки. Командувачі, Головком, розвідка,Міністерство оборони. Доповіді щодо бойових дій на фронті зараз, нашихможливостей активно рухатися, комплектації нових підрозділів. Окремопоговорили сьогодні про «Рамштайн» та подальшу комунікацію з нашимипартнерами.</text:p>
      <text:p text:style-name="P4">
Провів і нараду щодо економічного відновлення України. Шмигаль, Свириденко,Шурма, Кубраков, Федоров – наша команда з відновлення. Представили економічнустратегію сьогоднішнього й повоєнного періоду. Вже зрозуміло, що результатомнашої перемоги стане можливість України бути реальним постачальником безпекидля всіх наших партнерів, для всіх у світі, хто цінує міжнародний порядок,заснований на правилах. Нові стандарти безпеки, які ми втілимо в нашому житті:у нашій інфраструктурі, енергетиці, логістиці та зв’язку, у соціальній таосвітній сферах, у нашому виробництві – все це можна буде масштабувати в іншихчастинах світу.</text:p>
      <text:p text:style-name="P4">
Так само – українські системи захисту, наша зброя, наш досвід наших людей,набутий у протистоянні російському терору. Усе це працюватиме на глобальниймир, на те, щоб ніхто у світі й ніколи не повторив російських злочинів.</text:p>
      <text:p text:style-name="P4">
Слава кожному нашому воїну, хто зараз у бою, на бойових постах, на бойовихзавданнях! Окремо я хочу сьогодні відзначити 80-ту десантно-штурмову бригаду.</text:p>
      <text:p text:style-name="P4">
Молодці, хлопці! Дякую вам за рішучість при знищенні окупанта в Бахмуті!</text:p>
      <text:p text:style-name="P4">
<text:span text:style-name="T4">
Слава Україні!</text:span>
</text:p>
      <text:p text:style-name="P4">
<text:span text:style-name="T5">
Фото: ОП</text:span>
</text:p>
      <text:p text:style-name="P4">
Source: <text:a xlink:type="simple" xlink:href="https://www.ukrinform.ua/rubric-ato/3700712-prezident-kozen-proav-teroru-rf-dodatkovi-argumenti-so-vse-mae-zaversitis-u-tribunali.html" text:style-name="Internet_20_link" text:visited-style-name="Visited_20_Internet_20_Link">
https://www.ukrinform.ua/rubric-ato/3700712-prezident-kozen-proav-teroru-rf-dodatkovi-argumenti-so-vse-mae-zaversitis-u-tribunali.html</text:a>
</text:p>
      <!--NEWS-->
      <text:h text:style-name="P10" text:outline-level="1">
<text:span text:style-name="T4">
СБУ затримала російських агентів - один з них закликав ударити «Сатаною» по країнах Заходу</text:span>
</text:h>
      <text:p text:style-name="P4">
Authors: Ukrinform (Person)</text:p>
      <text:p text:style-name="P4">
Publisher: Укринформ (Organization)</text:p>
      <text:p text:style-name="P4">
Published Time: 2023-04-25T22:30:00+03:00</text:p>
      <text:p text:style-name="P4">
Modified Time: 2023-04-25T22:30:00+03:00</text:p>
      <text:p text:style-name="P4">
Description: Служба безпеки України нейтралізувала міжрегіональну мережу проросійських агентів, які поширювали в месенджерах і заборонених соціальних мережах дезінформацію та кремлівські наративи про війну. — Укрінформ.</text:p>
      <text:p text:style-name="P4">
Images: ["<text:a xlink:type="simple" xlink:href="https://static.ukrinform.com/photos/2021_10/thumb_files/630_360_1634664278-801.jpg" text:style-name="Internet_20_link" text:visited-style-name="Visited_20_Internet_20_Link">
630_360_16346...</text:a>
", "<text:a xlink:type="simple" xlink:href="https://static.ukrinform.com/photos/2023_04/1682424557-405.jpg" text:style-name="Internet_20_link" text:visited-style-name="Visited_20_Internet_20_Link">
1682424557-40...</text:a>
", "<text:a xlink:type="simple" xlink:href="https://static.ukrinform.com/photos/2023_04/1682424557-196.jpg" text:style-name="Internet_20_link" text:visited-style-name="Visited_20_Internet_20_Link">
1682424557-19...</text:a>
", "<text:a xlink:type="simple" xlink:href="https://static.ukrinform.com/photos/2023_04/1682424557-716.jpg" text:style-name="Internet_20_link" text:visited-style-name="Visited_20_Internet_20_Link">
1682424557-71...</text:a>
", "<text:a xlink:type="simple" xlink:href="https://static.ukrinform.com/photos/2023_04/1682424557-870.jpg" text:style-name="Internet_20_link" text:visited-style-name="Visited_20_Internet_20_Link">
1682424557-87...</text:a>
"]</text:p>
      <text:p text:style-name="P4">
Tags: ['СБУ', 'Кримінал', 'Війна з росією']</text:p>
      <text:p text:style-name="P4">
Type: Article</text:p>
      <!--METADATA-->
      <text:p text:style-name="P4">
<draw:frame draw:style-name="fr1" draw:name="Image215" text:anchor-type="as-char" svg:width="6.9236in" svg:height="3.956343in" draw:z-index="0">
<draw:image xlink:href="../Images/yкринформ/2023-04-25T22-30-00-03-00/630_360_1634664278-801.jpg" xlink:type="simple" xlink:show="embed" xlink:actuate="onLoad" draw:mime-type="image/jpeg"/>
</draw:frame>
 Службабезпеки України нейтралізувала міжрегіональну мережу проросійських агентів,які поширювали в месенджерах і заборонених соціальних мережах дезінформацію такремлівські наративи про війну.</text:p>
      <text:p text:style-name="P4">
Як передає Укрінформ, про це повідомила <text:a xlink:type="simple" xlink:href="https://ssu.gov.ua/novyny/sbu-zatrymala-6-internetahentiv-rf-odyn-z-nykh-zaklykav-do-henotsydu-ukraintsiv-ta-udariv-raketamy-satana-po-zakhidnykh-krainakh" text:style-name="Internet_20_link" text:visited-style-name="Visited_20_Internet_20_Link">
 </text:a>
 .</text:p>
      <text:p text:style-name="P4">
Встановлено, що до складу мережі входили шестеро ворожих поплічників. Більшучастину деструктивного контенту вони брали з російських інтернет-ресурсів.</text:p>
      <text:p text:style-name="P4">
<draw:frame draw:style-name="fr1" draw:name="Image216" text:anchor-type="as-char" svg:width="6.9236in" svg:height="4.615733in" draw:z-index="0">
<draw:image xlink:href="../Images/yкринформ/2023-04-25T22-30-00-03-00/1682424557-405.jpg" xlink:type="simple" xlink:show="embed" xlink:actuate="onLoad" draw:mime-type="image/jpeg"/>
</draw:frame>
</text:p>
      <text:p text:style-name="P4">
Зокрема, у Києві правоохоронці викрили 37-річного місцевого жителя, який уросійській соцмережі "Вконтакте" закликав до масових убивств українців ізастосування міжконтинентальних балістичних ракет "Сатана" проти західнихдержав-партнерів України.</text:p>
      <text:p text:style-name="P4">
<text:span text:style-name="T4">
Читайте також:</text:span>
 <text:a xlink:type="simple" xlink:href="https://www.ukrinform.ua/rubric-ato/3699980-sbu-ogolosila-pidozru-vagnerivcu-z-kazahstanu-akogo-vzali-v-polon-pid-bahmutom.html" text:style-name="Internet_20_link" text:visited-style-name="Visited_20_Internet_20_Link">
 <text:span text:style-name="T4">
СБУ</text:span>
 </text:a>
</text:p>
      <text:p text:style-name="P4">
Також зловмисник намагався дискредитувати українських військових, зокремазахисників Азовсталі.</text:p>
      <text:p text:style-name="P4">
<draw:frame draw:style-name="fr1" draw:name="Image217" text:anchor-type="as-char" svg:width="6.9236in" svg:height="9.231467in" draw:z-index="0">
<draw:image xlink:href="../Images/yкринформ/2023-04-25T22-30-00-03-00/1682424557-196.jpg" xlink:type="simple" xlink:show="embed" xlink:actuate="onLoad" draw:mime-type="image/jpeg"/>
</draw:frame>
</text:p>
      <text:p text:style-name="P4">
Фігуранту оголошена підозра за низкою статтей Кримінального кодексу України:ч. 2 ст. 442 (геноцид), ч. 1 ст. 258-2 (публічні заклики до вчиненнятерористичного акту) та чч. 2, 3 ст. 109 (дії, спрямовані на насильницькузміну чи повалення конституційного ладу або на захоплення державної влади).</text:p>
      <text:p text:style-name="P4">
<text:span text:style-name="T4">
Читайте також:</text:span>
 <text:a xlink:type="simple" xlink:href="https://www.ukrinform.ua/rubric-other_news/3699994-sbu-zatrimala-oficera-cervinskogo-dii-akogo-prizveli-do-obstrilu-aerodromu-kanatove.html" text:style-name="Internet_20_link" text:visited-style-name="Visited_20_Internet_20_Link">
 <text:span text:style-name="T4">
СБУ</text:span>
 </text:a>
</text:p>
      <text:p text:style-name="P4">
Також підозрюваному інкримінується вчинення злочинів, передбачених чч. 1, 2ст. 110 (посягання на територіальну цілісність і недоторканність України), ст.436 (пропаганда війни) та чч. 2, 3 ст. 436-2 (виправдовування, визнанняправомірною, заперечення збройної агресії рф проти України, глорифікація їїучасників) ККУ.</text:p>
      <text:p text:style-name="P4">
<draw:frame draw:style-name="fr1" draw:name="Image218" text:anchor-type="as-char" svg:width="6.9236in" svg:height="5.1927in" draw:z-index="0">
<draw:image xlink:href="../Images/yкринформ/2023-04-25T22-30-00-03-00/1682424557-716.jpg" xlink:type="simple" xlink:show="embed" xlink:actuate="onLoad" draw:mime-type="image/jpeg"/>
</draw:frame>
</text:p>
      <text:p text:style-name="P4">
В Одеські області правоохоронці блокували інформаційно-підривну діяльністьмісцевої жительки, яка адмініструвала декілька прокремлівських каналів уТелеграмі, де розміщувала публікації із закликами до обстрілів українськихміст і поширювала фейки про кількість загиблих оборонців України.</text:p>
      <text:p text:style-name="P4">
У Миколаївській області СБУ викрила дружину настоятеля одного із храмівУкраїнської православної церкви московського патріархату. У листуваннях ізжителями громади жінка схвалювала воєнні злочини загарбників і репостилаантиукраїнські матеріали російських медіа. Фігурантці оголошена підозра.</text:p>
      <text:p text:style-name="P4">
<draw:frame draw:style-name="fr1" draw:name="Image219" text:anchor-type="as-char" svg:width="6.664062in" svg:height="10.0in" draw:z-index="0">
<draw:image xlink:href="../Images/yкринформ/2023-04-25T22-30-00-03-00/1682424557-870.jpg" xlink:type="simple" xlink:show="embed" xlink:actuate="onLoad" draw:mime-type="image/jpeg"/>
</draw:frame>
</text:p>
      <text:p text:style-name="P4">
У Харкові кіберфахівці задокументували злочинну діяльність місцевої жительки,яка в "Одноклассниках" закликала до співпраці із бойовиками та загарбницькоюпсевдоадміністрацією у захоплених районах на сході України.</text:p>
      <text:p text:style-name="P4">
Ще двоє ворожих агентів викриті в Черкаській області. Зловмисникипопуляризували учасників загарбницьких угруповань рф і "героїзували" їхнізлочини.</text:p>
      <text:p text:style-name="P4">
<text:span text:style-name="T4">
Читайте також:</text:span>
 <text:a xlink:type="simple" xlink:href="https://www.ukrinform.ua/rubric-society/3699917-u-spravi-katastrofi-vertolota-u-brovarah-priznacili-ponad-100-ekspertiz-sbu.html" text:style-name="Internet_20_link" text:visited-style-name="Visited_20_Internet_20_Link">
 <text:span text:style-name="T4">
СБУ</text:span>
 </text:a>
</text:p>
      <text:p text:style-name="P4">
За згаданими фактами тривають слідчі дії в межах кримінальних проваджень задвома статтями Кримінального кодексу України: 436-2 (виправдовування, визнанняправомірною, заперечення збройної агресії рф проти України, глорифікація їїучасників) та ст. 111-1 (колабораційна діяльність).</text:p>
      <text:p text:style-name="P4">
Як повідомляв Укрінформ, днями СБУ затримала російську агентку, яка намагаласявлаштуватися до органу місцевого самоврядування в Черкаській області.</text:p>
      <text:p text:style-name="P4">
Source: <text:a xlink:type="simple" xlink:href="https://www.ukrinform.ua/rubric-society/3700489-sbu-zatrimala-rosijskih-agentiv-odin-z-nih-zaklikav-udariti-satanou-po-krainah-zahodu.html" text:style-name="Internet_20_link" text:visited-style-name="Visited_20_Internet_20_Link">
https://www.ukrinform.ua/rubric-society/3700489-sbu-zatrimala-rosijskih-agentiv-odin-z-nih-zaklikav-udariti-satanou-po-krainah-zahodu.html</text:a>
</text:p>
      <!--NEWS-->
      <text:h text:style-name="P10" text:outline-level="1">
<text:span text:style-name="T4">
росія має програти, інакше буде програш світу – Зеленський</text:span>
</text:h>
      <text:p text:style-name="P4">
Authors: Ukrinform (Person)</text:p>
      <text:p text:style-name="P4">
Publisher: Укринформ (Organization)</text:p>
      <text:p text:style-name="P4">
Published Time: 2023-04-25T22:34:00+03:00</text:p>
      <text:p text:style-name="P4">
Modified Time: 2023-04-25T22:34:00+03:00</text:p>
      <text:p text:style-name="P4">
Description: росія має програти, інакше буде програш життя, програш права, програш, власне, світу.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росія', 'Зеленський', 'Війна з росією']</text:p>
      <text:p text:style-name="P4">
Type: Article</text:p>
      <!--METADATA-->
      <text:p text:style-name="P4">
<draw:frame draw:style-name="fr1" draw:name="Image220" text:anchor-type="as-char" svg:width="6.9236in" svg:height="3.956343in" draw:z-index="0">
<draw:image xlink:href="../Images/yкринформ/2023-04-25T22-34-00-03-00/630_360_1682451261-591.jpeg" xlink:type="simple" xlink:show="embed" xlink:actuate="onLoad" draw:mime-type="image/jpeg"/>
</draw:frame>
 росія маєпрограти, інакше буде програш життя, програш права, програш, власне, світу.</text:p>
      <text:p text:style-name="P4">
Про це Президент України Володимир Зеленський сказав у своєму <text:a xlink:type="simple" xlink:href="https://www.president.gov.ua/news/kozhen-proyav-rosijskogo-teroru-ce-dodatkovi-argumenti-sho-v-82481" text:style-name="Internet_20_link" text:visited-style-name="Visited_20_Internet_20_Link">
</text:a>
 , передає Укрінформ.</text:p>
      <text:p text:style-name="P4">
Відео: <text:a xlink:type="simple" xlink:href="https://t.me/OP_UA/9324" text:style-name="Internet_20_link" text:visited-style-name="Visited_20_Internet_20_Link">
 </text:a>
</text:p>
      <text:p text:style-name="P4">
«росію можна зупинити. Це спільний інтерес. Зупинити силою наших воїнів – напередовій. Нашою зброєю – як українською, так і тією, яку ми отримуємо відпартнерів. Силою права, тобто санкціями, які потребують постійного посилення,а також – нашою спільною роботою заради справедливості», - сказав Зеленський.</text:p>
      <text:p text:style-name="P4">
<text:span text:style-name="T4">
Читайте також:</text:span>
 <text:a xlink:type="simple" xlink:href="https://www.ukrinform.ua/rubric-ato/3700461-najskladnisi-napramki-frontu-i-rezultati-ramstajnu-zelenskij-proviv-zasidanna-stavki.html" text:style-name="Internet_20_link" text:visited-style-name="Visited_20_Internet_20_Link">
 <text:span text:style-name="T4">
Зеленський</text:span>
 </text:a>
</text:p>
      <text:p text:style-name="P4">
За його словами, кожен прояв російського терору, кожен день агресії – цедодаткові аргументи, що все це має завершитись у трибуналі – у новомуНюрнберзі щодо рашизму, «щодо тих, хто знищує життя і людей, у кого ракети –проти музеїв, а керовані авіабомби – проти церков. росія має програти. Іншоїмети у світу бути не може. Бо все інше – це програш життя, це програш права,це програш, власне, світу», - додав глава держави.</text:p>
      <text:p text:style-name="P4">
Президент також наголосив на тому, що нині ніхто і ніде не може почуватисябезпечно, поки агресор не розбитий. «Усе те, що російські війська таспецслужби окупанта роблять на нашій землі проти наших людей. І це те, що вонимріють принести на землі інших народів… Увесь світ це знає», - додавЗеленський.</text:p>
      <text:p text:style-name="P4">
Як повідомляв Укрінформ, <text:a xlink:type="simple" xlink:href="https://www.ukrinform.ua/rubric-economy/3700686-vlada-napracovue-novu-ekonomicnu-strategiu-ukraini-zelenskij.html" text:style-name="Internet_20_link" text:visited-style-name="Visited_20_Internet_20_Link">
 </text:a>
 .</text:p>
      <text:p text:style-name="P4">
Фото: ОП</text:p>
      <text:p text:style-name="P4">
Source: <text:a xlink:type="simple" xlink:href="https://www.ukrinform.ua/rubric-ato/3700713-rosia-mae-prograti-inakse-bude-progras-svitu-zelenskij.html" text:style-name="Internet_20_link" text:visited-style-name="Visited_20_Internet_20_Link">
https://www.ukrinform.ua/rubric-ato/3700713-rosia-mae-prograti-inakse-bude-progras-svitu-zelenskij.html</text:a>
</text:p>
      <!--NEWS-->
      <text:h text:style-name="P10" text:outline-level="1">
<text:span text:style-name="T4">
Єврокомісія пропонує заборонити імпорт агропродукції з України у п'ять країн ЄС до кінця року</text:span>
</text:h>
      <text:p text:style-name="P4">
Authors: Ukrinform (Person)</text:p>
      <text:p text:style-name="P4">
Publisher: Укринформ (Organization)</text:p>
      <text:p text:style-name="P4">
Published Time: 2023-04-25T22:40:00+03:00</text:p>
      <text:p text:style-name="P4">
Modified Time: 2023-04-25T22:40:00+03:00</text:p>
      <text:p text:style-name="P4">
Description: Європейська Комісія готова винести на розгляд країн-членів пропозицію щодо тимчасової заборони імпорту п’яти найбільш чутливих сільськогосподарських товарів з України до п’яти держав Євросоюзу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Сільське господарство', 'Україна', 'Заборона']</text:p>
      <text:p text:style-name="P4">
Type: Article</text:p>
      <!--METADATA-->
      <text:p text:style-name="P4">
<draw:frame draw:style-name="fr1" draw:name="Image221" text:anchor-type="as-char" svg:width="6.9236in" svg:height="3.956343in" draw:z-index="0">
<draw:image xlink:href="../Images/yкринформ/2023-04-25T22-40-00-03-00/630_360_1462365899-2256.jpg" xlink:type="simple" xlink:show="embed" xlink:actuate="onLoad" draw:mime-type="image/jpeg"/>
</draw:frame>
Європейська Комісія готова винести на розгляд країн-членів пропозицію щодотимчасової заборони імпорту п’яти найбільш чутливих сільськогосподарськихтоварів з України до п’яти держав Євросоюзу</text:p>
      <text:p text:style-name="P4">
Про це в Люксембурзі під час пресконференції за підсумками Ради міністрів ЄС зпитань сільського господарства та рибальства заявив єврокомісар з питаньсільського господарства Януш Войцеховський, повідомляє кореспондентУкрінформу.</text:p>
      <text:p text:style-name="P4">
«Ми дуже близькі до доброї угоди, що передбачає тимчасову заборону для п’ятипродуктів, а також проведення розслідування, відповідно до захисних заходів,що передбачено в угоді про лібералізацію торгівлі з Україною. Ці та ці заходиможуть використовуватися до 5 червня, тому відтоді ці регуляторні правилавтратять чинність. Але ми знаємо, якщо нові правила будуть погоджені, тож цітимчасові заходи також мають бути продовжені, ймовірно, до кінця року.Єврокомісія є відкритою для такої можливості», - сказав єврокомісар.</text:p>
      <text:p text:style-name="P4">
<text:span text:style-name="T4">
Читайте також:</text:span>
 <text:a xlink:type="simple" xlink:href="https://www.ukrinform.ua/rubric-economy/3700395-es-mae-znajti-konstruktivne-risenna-dla-problemi-importu-agroproduktiv-z-ukraini-svecia.html" text:style-name="Internet_20_link" text:visited-style-name="Visited_20_Internet_20_Link">
 <text:span text:style-name="T4">
імпорт</text:span>
 </text:a>
</text:p>
      <text:p text:style-name="P4">
Він зауважив що ці пропозиції Єврокомісії вже на столі - ввести тимчасовозаборону на імпорт п’яти найбільш чутливих продуктів з України, - таких яккукурудза, пшениця, рапс, соняшник та сонячне масло. Це обмеженнястосуватиметься не усього ЄС, а лише п’яти «прифронтових» країн. Запит назастосування таких захисних заходів був ініційований Польщею, але уряди щечотирьох країн його підтримали. При цьому вони порушували питання щодовведення також заборони на імпорт з України ще восьми видів продукції, такихяк, наприклад мед, цукор, курятина, м’ясо та молочні товари. Але Єврокомісіяне підтримала цю пропозицію, тому що 90 відсотків «проблемного» імпорту зУкраїни припадає на зернові культури та масла.</text:p>
      <text:p text:style-name="P4">
«Односторонні заходи не є рішенням, потрібні рішення на європейському рівні.Після дискусій сьогодні, сподіваюся, це рішення буде ухвалено Радою ЄС у дусісолідарності», - додав єврокомісар.</text:p>
      <text:p text:style-name="P4">
<text:span text:style-name="T4">
Читайте також:</text:span>
 <text:a xlink:type="simple" xlink:href="https://www.ukrinform.ua/rubric-economy/3698850-ukraina-u-potocnomu-marketingovomu-roci-eksportuvala-ponad-40-miljona-tonn-zernovih.html" text:style-name="Internet_20_link" text:visited-style-name="Visited_20_Internet_20_Link">
 <text:span text:style-name="T4">
експорт</text:span>
 </text:a>
</text:p>
      <text:p text:style-name="P4">
Як повідомлялося, уряди п’яти країн ЄС - Польщі, Словаччини, Угорщини, Румуніїй Болгарії - звернулися до Єврокомісії з листом, в якому міститься проханнявжити заходів для обмеження сільськогосподарського <text:a xlink:type="simple" xlink:href="https://www.ukrinform.ua/tag-import" text:style-name="Internet_20_link" text:visited-style-name="Visited_20_Internet_20_Link">
</text:a>
 з України, оскільки великий потікзбіжжя та продуктів харчування, що потрапляє на ринок ЄС з України, призвів допадіння цін на таку продукцію. Це завдало шкоди фермерським господарствам, впершу чергу, у країнах, що межують з Україною.</text:p>
      <text:p text:style-name="P4">
Після початку російської агресії проти України та блокування Чорноморськихморських портів, через які, зазвичай, здійснювався експортсільськогосподарської продукції на світовий ринок, Євросоюз організував«коридори солідарності» на кордонах з Україною для спрямування частинисільськогосподарського експорту на світовий ринок суходолом, з використаннямавтомобільного та залізничного транспорту, а також внутрішніх водних артерій.Протягом року цим шляхом було імпортовано більше 32 мільйонів тонн зерна таінших сільськогосподарських товарів.</text:p>
      <text:p text:style-name="P4">
Source: <text:a xlink:type="simple" xlink:href="https://www.ukrinform.ua/rubric-economy/3700714-evrokomisia-proponue-zaboroniti-import-agroprodukcii-z-ukraini-u-pat-krain-es-do-kinca-roku.html" text:style-name="Internet_20_link" text:visited-style-name="Visited_20_Internet_20_Link">
https://www.ukrinform.ua/rubric-economy/3700714-evrokomisia-proponue-zaboroniti-import-agroprodukcii-z-ukraini-u-pat-krain-es-do-kinca-roku.html</text:a>
</text:p>
      <!--NEWS-->
      <text:h text:style-name="P10" text:outline-level="1">
<text:span text:style-name="T4">
В Україні рф зруйнувала сотні церков, а також понад 60 музеїв та галерей - Зеленський</text:span>
</text:h>
      <text:p text:style-name="P4">
Authors: Ukrinform (Person)</text:p>
      <text:p text:style-name="P4">
Publisher: Укринформ (Organization)</text:p>
      <text:p text:style-name="P4">
Published Time: 2023-04-25T22:49:00+03:00</text:p>
      <text:p text:style-name="P4">
Modified Time: 2023-04-25T22:49:00+03:00</text:p>
      <text:p text:style-name="P4">
Description: росія своїми ракетами зруйнувала понад 60 музеїв і галерей, а також сотні церков у різних областях України.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Церква',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4-25T22-49-00-03-00/630_360_1682063024-559.jpeg" xlink:type="simple" xlink:show="embed" xlink:actuate="onLoad" draw:mime-type="image/jpeg"/>
</draw:frame>
 росіясвоїми ракетами зруйнувала понад 60 музеїв і галерей, а також сотні церков урізних областях України.</text:p>
      <text:p text:style-name="P4">
Про це Президент України Володимир Зеленський сказав у своєму <text:a xlink:type="simple" xlink:href="https://www.president.gov.ua/news/kozhen-proyav-rosijskogo-teroru-ce-dodatkovi-argumenti-sho-v-82481" text:style-name="Internet_20_link" text:visited-style-name="Visited_20_Internet_20_Link">
</text:a>
 , передає Укрінформ.</text:p>
      <text:p text:style-name="P4">
«Загалом понад 60 музеїв і галерей у різних областях нашої країни так самозруйновані або пошкоджені окупантом», - сказав Зеленський.</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span text:style-name="T4">
Зеленський</text:span>
 </text:a>
</text:p>
      <text:p text:style-name="P4">
За його словами, протягом дня тривав <text:a xlink:type="simple" xlink:href="https://www.ukrinform.ua/rubric-regions/3700475-u-kupansku-distali-zpid-zavaliv-muzeu-tilo-drugoi-zagibloi.html" text:style-name="Internet_20_link" text:visited-style-name="Visited_20_Internet_20_Link">
 </text:a>
 після російського обстрілу ракетами С-300. Там мішенню длятерористів став краєзнавчий музей і прилеглі будинки. «росія вбила цим ударомдвох жінок. Мої співчуття рідним і близьким загиблих… Десять людей булипоранені – їм надається необхідна допомога», - додав глава держави.</text:p>
      <text:p text:style-name="P4">
Крім того, зазначив він, у селі Кізомис Білозерської громади Херсонськоїобласті ударом російської авіації була зруйнована церква.</text:p>
      <text:p text:style-name="P4">
<text:span text:style-name="T4">
Читайте також:</text:span>
 <text:a xlink:type="simple" xlink:href="https://www.ukrinform.ua/rubric-ato/3700712-prezident-kozen-proav-teroru-rf-dodatkovi-argumenti-so-vse-mae-zaversitis-u-tribunali.html" text:style-name="Internet_20_link" text:visited-style-name="Visited_20_Internet_20_Link">
 </text:a>
</text:p>
      <text:p text:style-name="P4">
«Православний храм… Керованою авіабомбою. Тобто російські військові знали, щосаме вони знищують. Ця церква стала однією з уже сотень розбитих російськимиударами церков і молитовних будинків», - сказав Зеленський.</text:p>
      <text:p text:style-name="P4">
Як повідомляв Укрінформ, обидва <text:a xlink:type="simple" xlink:href="https://www.ukrinform.ua/rubric-ato/3700424-rosiani-skinuli-na-hersonsinu-pat-kerovanih-aviabomb.html" text:style-name="Internet_20_link" text:visited-style-name="Visited_20_Internet_20_Link">
 </text:a>
 .</text:p>
      <text:p text:style-name="P4">
Фото: ОП</text:p>
      <text:p text:style-name="P4">
Source: <text:a xlink:type="simple" xlink:href="https://www.ukrinform.ua/rubric-ato/3700715-v-ukraini-rf-zrujnuvala-sotni-cerkov-a-takoz-ponad-60-muzeiv-ta-galerej-zelenskij.html" text:style-name="Internet_20_link" text:visited-style-name="Visited_20_Internet_20_Link">
https://www.ukrinform.ua/rubric-ato/3700715-v-ukraini-rf-zrujnuvala-sotni-cerkov-a-takoz-ponad-60-muzeiv-ta-galerej-zelenskij.html</text:a>
</text:p>
      <!--NEWS-->
      <text:h text:style-name="P10" text:outline-level="1">
<text:span text:style-name="T4">
росіяни за день обстріляли чотири громади Сумщини, є руйнування</text:span>
</text:h>
      <text:p text:style-name="P4">
Authors: Ukrinform (Person)</text:p>
      <text:p text:style-name="P4">
Publisher: Укринформ (Organization)</text:p>
      <text:p text:style-name="P4">
Published Time: 2023-04-25T22:54:00+03:00</text:p>
      <text:p text:style-name="P4">
Modified Time: 2023-04-25T22:54:00+03:00</text:p>
      <text:p text:style-name="P4">
Description: Війська російської федерації у вівторок, 25 квітня, обстріляли чотири територіальні громади Сумської області, випустивши загалом 70 мін і снарядів. — Укрінформ.</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Війна з росією']</text:p>
      <text:p text:style-name="P4">
Type: Article</text:p>
      <!--METADATA-->
      <text:p text:style-name="P4">
<draw:frame draw:style-name="fr1" draw:name="Image223" text:anchor-type="as-char" svg:width="6.9236in" svg:height="3.956343in" draw:z-index="0">
<draw:image xlink:href="../Images/yкринформ/2023-04-25T22-54-00-03-00/630_360_1675087707-171.jpg" xlink:type="simple" xlink:show="embed" xlink:actuate="onLoad" draw:mime-type="image/jpeg"/>
</draw:frame>
 Військаросійської федерації у вівторок, 25 квітня, обстріляли чотири територіальнігромади Сумської області, випустивши загалом 70 мін і снарядів.</text:p>
      <text:p text:style-name="P4">
Як передає Укрінформ, про це Сумська обласна військова адміністраціяповідомила в <text:a xlink:type="simple" xlink:href="http://t.me/Sumy_news_ODA/15654" text:style-name="Internet_20_link" text:visited-style-name="Visited_20_Internet_20_Link">
 </text:a>
 .</text:p>
      <text:p text:style-name="P4">
Зокрема, по Юнаківській громаді загарбники вдарили з артилерії – чотири«прильоти». На території одного з підприємств ворожим вогнем пошкоджені лініяелектромережі, приміщення автогаража й вікна у приміщенні пилорами. Окрімтого, випустив по території громади дві міни.</text:p>
      <text:p text:style-name="P4">
Мінометних та артилерійських ударів російська армія завдала також поБілопільській громаді – 25 і 17 «прильотів» відповідно. Унаслідок артобстрілупошкоджень зазнало одне з домогосподарств.</text:p>
      <text:p text:style-name="P4">
Дев'ять мін з мінометів загарбники випустили по Хотінській громаді, пошкодившилінію електромережі.</text:p>
      <text:p text:style-name="P4">
<text:span text:style-name="T4">
Читайте також:</text:span>
 <text:a xlink:type="simple" xlink:href="https://www.ukrinform.ua/rubric-ato/3700657-zagarbniki-vdarili-z-minometiv-po-prikordonnu-sumsini-ta-cernigivsini.html" text:style-name="Internet_20_link" text:visited-style-name="Visited_20_Internet_20_Link">
 <text:span text:style-name="T4">
Сумщин</text:span>
 </text:a>
</text:p>
      <text:p text:style-name="P4">
З мінометів росіяни чотири рази обстріляли Есманську громаду – загаломзафіксовані 13 <text:a xlink:type="simple" xlink:href="https://www.ukrinform.ua/tag-vibuh" text:style-name="Internet_20_link" text:visited-style-name="Visited_20_Internet_20_Link">
 </text:a>
 .</text:p>
      <text:p text:style-name="P4">
«За повідомленнями військових, наразі формування ворожих наступальнихугруповань поблизу державного кордону не виявлено», – зазначили в ОВА.</text:p>
      <text:p text:style-name="P4">
Як повідомляв Укрінформ, 24 квітня <text:a xlink:type="simple" xlink:href="http://www.ukrinform.ua/rubric-ato/3700183-zagarbniki-uprodovz-dna-obstrilali-sim-gromad-sumsini-ova.html" text:style-name="Internet_20_link" text:visited-style-name="Visited_20_Internet_20_Link">
 </text:a>
перебували сім територіальних громад Сумської області.</text:p>
      <text:p text:style-name="P4">
<text:span text:style-name="T5">
Фото: ОК «Північ»</text:span>
</text:p>
      <text:p text:style-name="P4">
Source: <text:a xlink:type="simple" xlink:href="https://www.ukrinform.ua/rubric-ato/3700710-rosiani-za-den-obstrilali-cotiri-gromadi-sumsini-e-rujnuvanna.html" text:style-name="Internet_20_link" text:visited-style-name="Visited_20_Internet_20_Link">
https://www.ukrinform.ua/rubric-ato/3700710-rosiani-za-den-obstrilali-cotiri-gromadi-sumsini-e-rujnuvanna.html</text:a>
</text:p>
      <!--NEWS-->
      <text:h text:style-name="P10" text:outline-level="1">
<text:span text:style-name="T4">
Які податкові пільги у сфері ветеранського підприємництва</text:span>
</text:h>
      <text:p text:style-name="P4">
Author: ['АРМІЯINFORM']</text:p>
      <text:p text:style-name="P4">
Time: 2023-04-25T23:00:00-04:00</text:p>
      <text:p text:style-name="P4">
Description: Про це розповіла в інтерв’ю АрміяInform перший заступник виконавчої директор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uvf-e1682345670746.jpg" text:style-name="Internet_20_link" text:visited-style-name="Visited_20_Internet_20_Link">
golovna-uvf-e1682345670746.jpg</text:a>
']</text:p>
      <text:p text:style-name="P4">
Tags: ['STOPRUSSIA', 'АГРЕСІЯ РФ', 'ВЕТЕРАНИ АТО/ООС', 'ВЕТЕРАНИ ВІЙНИ', 'ВІЙНА', 'ВТОРГНЕННЯ РФ']</text:p>
      <text:p text:style-name="P4">
Category: News</text:p>
      <!--METADATA-->
      <text:p text:style-name="P4">
<draw:frame draw:style-name="fr1" draw:name="Image224" text:anchor-type="as-char" svg:width="6.9236in" svg:height="5.397331in" draw:z-index="0">
<draw:image xlink:href="../Images/AРМІЯINFORM/2023-04-25T23-00-00-04-00/golovna-uvf-e1682345670746.jpg" xlink:type="simple" xlink:show="embed" xlink:actuate="onLoad" draw:mime-type="image/jpeg"/>
</draw:frame>
</text:p>
      <text:p text:style-name="P4">
Про це розповіла в <text:a xlink:type="simple" xlink:href="https://armyinform.com.ua/2023/04/24/na-yaki-zminy-chekaye-veteranskyj-biznes-v-ukrayini/" text:style-name="Internet_20_link" text:visited-style-name="Visited_20_Internet_20_Link">
інтерв’ю</text:a>
АрміяInform перший заступник виконавчої директорки Українського ветеранськогофонду Руслана Величко-Трифонюк.</text:p>
      <text:p text:style-name="P4">
— Ветерани не платять лише єдиний соціальний внесок (ЄСВ). А оскількивизначення «ветеранського бізнесу» не існує, то і пільгових преференцій до нихне застосовують. Хоча для фермерського підприємства і стосовно «Дія Сіті»(правовий та податковий простір для IT-компаній в Україні) є податковіпреференції. Однак, поки в законодавстві не буде визначено поняття«ветеранський бізнес» — немає мови про відчутні податкові преференції, —зазначила вона.</text:p>
      <text:p text:style-name="P4">
На думку представниці УВФ, преференції для ветеранського бізнесу насампередслід сприймати як можливість налагодити нормальні бізнес-процеси в державі.</text:p>
      <text:p text:style-name="P4">
Source: <text:a xlink:type="simple" xlink:href="https://armyinform.com.ua/2023/04/25/yaki-podatkovi-pilgy-u-sferi-veteranskogo-pidpryyemnycztva/" text:style-name="Internet_20_link" text:visited-style-name="Visited_20_Internet_20_Link">
https://armyinform.com.ua/2023/04/25/yaki-podatkovi-pilgy-u-sferi-veteranskogo-pidpryyemnycztva/</text:a>
</text:p>
      <!--NEWS-->
      <text:h text:style-name="P10" text:outline-level="1">
<text:span text:style-name="T4">
Місце перебування правозахисника Джеппарова досі невідоме - Президент</text:span>
</text:h>
      <text:p text:style-name="P4">
Authors: Ukrinform (Person)</text:p>
      <text:p text:style-name="P4">
Publisher: Укринформ (Organization)</text:p>
      <text:p text:style-name="P4">
Published Time: 2023-04-25T23:01:00+03:00</text:p>
      <text:p text:style-name="P4">
Modified Time: 2023-04-25T23:01:00+03:00</text:p>
      <text:p text:style-name="P4">
Description: Місце перебування правозахисника Абдурешита Джеппарова затриманого російськими силовиками у тимчасово окупованому Криму, залишається невідомим. — Укрінформ.</text:p>
      <text:p text:style-name="P4">
Images: ["<text:a xlink:type="simple" xlink:href="https://static.ukrinform.com/photos/2016_12/thumb_files/630_360_1482405064-5439.jpg" text:style-name="Internet_20_link" text:visited-style-name="Visited_20_Internet_20_Link">
630_360_14824...</text:a>
"]</text:p>
      <text:p text:style-name="P4">
Tags: ['Арешт', 'Крим', 'Правозахисники', 'Зеленський']</text:p>
      <text:p text:style-name="P4">
Type: Article</text:p>
      <!--METADATA-->
      <text:p text:style-name="P4">
<draw:frame draw:style-name="fr1" draw:name="Image225" text:anchor-type="as-char" svg:width="6.9236in" svg:height="3.956343in" draw:z-index="0">
<draw:image xlink:href="../Images/yкринформ/2023-04-25T23-01-00-03-00/630_360_1482405064-5439.jpg" xlink:type="simple" xlink:show="embed" xlink:actuate="onLoad" draw:mime-type="image/jpeg"/>
</draw:frame>
 Місцеперебування правозахисника Абдурешита Джеппарова затриманого російськимисиловиками у тимчасово окупованому Криму, залишається невідомим.</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Сьогодні окупанти увірвалися в будинок Абдурешита Джеппарова. Він один ізпредставників кримськотатарського національного руху, правозахисник,громадянин України. Де він зараз, що з ним – невідомо. Це ще один прикладросійських репресій проти корінного народу Криму, проти всіх наших людей.Тисячі й тисячі таких прикладів за час агресії як у Криму, так і в інших нашихрегіонах, окупованих росією», - зазначив Зеленський.</text:p>
      <text:p text:style-name="P4">
_Відео:<text:a xlink:type="simple" xlink:href="https://t.me/OP_UA/9324" text:style-name="Internet_20_link" text:visited-style-name="Visited_20_Internet_20_Link">
 </text:a>
 _</text:p>
      <text:p text:style-name="P4">
Президент додав, що ніхто й ніде не може почуватися безпечно, поки агресор нерозбитий.</text:p>
      <text:p text:style-name="P4">
Як повідомляв Укрінформ, зранку 25 квітня російські силовики у тимчасовоокупованому <text:a xlink:type="simple" xlink:href="https://www.ukrinform.ua/tag-krim" text:style-name="Internet_20_link" text:visited-style-name="Visited_20_Internet_20_Link">
 </text:a>
 прийшли з обшуком доправозахисника Абдурешита Джеппарова, після чого чоловіка затримали.</text:p>
      <text:p text:style-name="P4">
<text:span text:style-name="T4">
Читайте також:</text:span>
 <text:a xlink:type="simple" xlink:href="https://www.ukrinform.ua/rubric-crimea/3698450-zagarbniki-hocut-deportuvati-v-rosiu-dzelalova-ta-brativ-ahtemovih-pravozahisniki.html" text:style-name="Internet_20_link" text:visited-style-name="Visited_20_Internet_20_Link">
 <text:span text:style-name="T4">
правозахисни</text:span>
 </text:a>
</text:p>
      <text:p text:style-name="P4">
У його домі проводили обшук 16 березня 2022 року. Внаслідок цьогоправозахисника затримали, «суд» призначив йому 15 діб адмінарешту «задемонстрацію нацистської символіки».</text:p>
      <text:p text:style-name="P4">
<text:span text:style-name="T5">
Фото: meduza.io</text:span>
</text:p>
      <text:p text:style-name="P4">
Source: <text:a xlink:type="simple" xlink:href="https://www.ukrinform.ua/rubric-crimea/3700718-misce-perebuvanna-pravozahisnika-dzepparova-dosi-nevidome-prezident.html" text:style-name="Internet_20_link" text:visited-style-name="Visited_20_Internet_20_Link">
https://www.ukrinform.ua/rubric-crimea/3700718-misce-perebuvanna-pravozahisnika-dzepparova-dosi-nevidome-prezident.html</text:a>
</text:p>
      <!--NEWS-->
      <text:h text:style-name="P10" text:outline-level="1">
<text:span text:style-name="T4">
На півдні ЗСУ знищили три спостережні пункти росіян</text:span>
</text:h>
      <text:p text:style-name="P4">
Authors: Ukrinform (Person)</text:p>
      <text:p text:style-name="P4">
Publisher: Укринформ (Organization)</text:p>
      <text:p text:style-name="P4">
Published Time: 2023-04-25T23:10:00+03:00</text:p>
      <text:p text:style-name="P4">
Modified Time: 2023-04-25T23:10:00+03:00</text:p>
      <text:p text:style-name="P4">
Description: На півдні Сили оборони України знищили три спостережні пункти, автономний комплекс тепловізійного спостереження «Муром», станцію радіоелектронної боротьби та десятки одиниць техніки російських загарбників.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броя', 'ЗСУ', 'Війна з росією']</text:p>
      <text:p text:style-name="P4">
Type: Article</text:p>
      <!--METADATA-->
      <text:p text:style-name="P4">
<draw:frame draw:style-name="fr1" draw:name="Image226" text:anchor-type="as-char" svg:width="6.9236in" svg:height="3.956343in" draw:z-index="0">
<draw:image xlink:href="../Images/yкринформ/2023-04-25T23-10-00-03-00/630_360_1680422407-224.png" xlink:type="simple" xlink:show="embed" xlink:actuate="onLoad" draw:mime-type="image/png"/>
</draw:frame>
 На півдніСили оборони України знищили три спостережні пункти, автономний комплекстепловізійного спостереження «Муром», станцію радіоелектронної боротьби тадесятки одиниць техніки російських загарбників.</text:p>
      <text:p text:style-name="P4">
Як передає Укрінформ, про це оперативне командування «Південь» повідомило у <text:a xlink:type="simple" xlink:href="https://www.facebook.com/OperationalCommandSouth/posts/pfbid02jjfNgWDKpiYSkTUc7Wgq7NYst8xq8jCXpKr4tEUQKuNQgtvDip2x3QTNiuEL1cy5l" text:style-name="Internet_20_link" text:visited-style-name="Visited_20_Internet_20_Link">
</text:a>
.</text:p>
      <text:p text:style-name="P4">
Так, у результаті ударів авіації й ракетно-артилерійських підрозділів Силоборони півдня російська армія втратила десятьох представників особовогоскладу, комплекс відеоспостереження «Муром», станцію РЕБ, великокалібернугармату «Гіацинт», зенітно-ракетний комплекс «Тор-М2», п'ять одиницьавтобронетанкової техніки й один спостережний пункт.</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a>
</text:p>
      <text:p text:style-name="P4">
За попередню бойову добу Сили оборони півдня знищили 18 російськихзагарбників, 21 одиницю військової техніки, польовий пункт боєпостачання тадва спостережні пункти ворога.</text:p>
      <text:p text:style-name="P4">
Серед знищеного — два зенітні ракетні комплекси «Тор-М2», два танки Т-72/Т-62,великокаліберна гармата «Гіацинт», самохідна артилерійська установка «Нона-С»,десять одиниць автобронетанкової техніки та п'ять безпілотників типу «Ланцет»і «Мавік-3».</text:p>
      <text:p text:style-name="P4">
У командуванні застерігають: на тлі активізації бойових подій російськізагарбники посилюють атаки на цивільний сектор.</text:p>
      <text:p text:style-name="P4">
<text:span text:style-name="T4">
Читайте також:</text:span>
 <text:a xlink:type="simple" xlink:href="https://www.ukrinform.ua/rubric-ato/3700522-na-bahmutskomu-napramku-zsu-znisili-175-zagarbnikiv-cerevatij.html" text:style-name="Internet_20_link" text:visited-style-name="Visited_20_Internet_20_Link">
 <text:span text:style-name="T4">
знищил</text:span>
 </text:a>
</text:p>
      <text:p text:style-name="P4">
Як повідомляв Укрінформ, росія вдвічі збільшила кількість ракетоносіїв набойовому чергуванні в Чорному морі, <text:a xlink:type="simple" xlink:href="https://www.ukrinform.ua/rubric-ato/3700695-rosia-zbilsila-kilkist-raketonosiiv-u-cornomu-mori-zagalnij-zalp-24-kalibri.html" text:style-name="Internet_20_link" text:visited-style-name="Visited_20_Internet_20_Link">
 </text:a>
 .</text:p>
      <text:p text:style-name="P4">
Фото: rfe</text:p>
      <text:p text:style-name="P4">
Source: <text:a xlink:type="simple" xlink:href="https://www.ukrinform.ua/rubric-ato/3700721-na-pivdni-zsu-znisili-tri-sposterezni-punkti-rosian.html" text:style-name="Internet_20_link" text:visited-style-name="Visited_20_Internet_20_Link">
https://www.ukrinform.ua/rubric-ato/3700721-na-pivdni-zsu-znisili-tri-sposterezni-punkti-rosian.html</text:a>
</text:p>
      <!--NEWS-->
      <text:h text:style-name="P10" text:outline-level="1">
<text:span text:style-name="T4">
Зеленський: Сьогодні група Єрмака-Макфола представила документ щодо посилення санкцій проти рф</text:span>
</text:h>
      <text:p text:style-name="P4">
Authors: Ukrinform (Person)</text:p>
      <text:p text:style-name="P4">
Publisher: Укринформ (Organization)</text:p>
      <text:p text:style-name="P4">
Published Time: 2023-04-25T23:21:29+03:00</text:p>
      <text:p text:style-name="P4">
Modified Time: 2023-04-25T23:21:29+03:00</text:p>
      <text:p text:style-name="P4">
Description: Міжнародна санкційна група Єрмака-Макфола презентувала план дій, що сприятиме запровадженню подальших санкцій проти росії.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Антиросійські санкції', 'Зеленський', 'Єрмак']</text:p>
      <text:p text:style-name="P4">
Type: Article</text:p>
      <!--METADATA-->
      <text:p text:style-name="P4">
<draw:frame draw:style-name="fr1" draw:name="Image227" text:anchor-type="as-char" svg:width="6.9236in" svg:height="3.956343in" draw:z-index="0">
<draw:image xlink:href="../Images/yкринформ/2023-04-25T23-21-29-03-00/630_360_1678738078-322.jpeg" xlink:type="simple" xlink:show="embed" xlink:actuate="onLoad" draw:mime-type="image/jpeg"/>
</draw:frame>
Міжнародна санкційна група Єрмака-Макфола презентувала план дій, що сприятимезапровадженню подальших санкцій проти росії.</text:p>
      <text:p text:style-name="P4">
Про це Президент України Володимир Зеленський сказав у своєму <text:a xlink:type="simple" xlink:href="https://www.president.gov.ua/news/kozhen-proyav-rosijskogo-teroru-ce-dodatkovi-argumenti-sho-v-82481" text:style-name="Internet_20_link" text:visited-style-name="Visited_20_Internet_20_Link">
</text:a>
 , передає Укрінформ.</text:p>
      <text:p text:style-name="P4">
«Сьогодні наша міжнародна санкційна група, група експертів, яку очолюютьАндрій Єрмак і Майкл Макфол, представила документ про посилення санкцій протиросії. Перший такий санкційний план <text:a xlink:type="simple" xlink:href="https://www.ukrinform.ua/rubric-polytics/3567437-plan-sankcij-proti-rf-vikonanij-na-70-ermak.html" text:style-name="Internet_20_link" text:visited-style-name="Visited_20_Internet_20_Link">
 </text:a>
 . Тож заразпредставлено, за якими напрямками можна ще посилити санкційний тиск і як датисвіту більше стабільності через повне виключення з глобальних відносин усіхдеструктивних російських суб’єктів, усіх тих, хто працює на війну», - сказавЗеленський.</text:p>
      <text:p text:style-name="P4">
<text:span text:style-name="T4">
Читайте також:</text:span>
 <text:a xlink:type="simple" xlink:href="https://www.ukrinform.ua/rubric-polytics/3695291-grupa-ermakamakfola-nastupnogo-tizna-prezentue-plan-posilenna-sankcij-proti-rosii.html" text:style-name="Internet_20_link" text:visited-style-name="Visited_20_Internet_20_Link">
 <text:span text:style-name="T4">
Єрмака</text:span>
 <text:span text:style-name="T4">
Макф</text:span>
 </text:a>
</text:p>
      <text:p text:style-name="P4">
За його словами, цей санкційний документ буде на столах у всіх ключовихлідерів світу – як політичних, так і громадських, бізнесових. Санкції маютьбути застосовні проти російського нафтогазового сектору, проти атомної галузі,проти абсолютно кожного, хто допомагає росії обходити вже застосованіобмеження - це необхідний самозахист міжнародного правопорядку.</text:p>
      <text:p text:style-name="P4">
Як повідомляв Укрінформ, група Єрмака-Макфола спільно з експертами Київськоїшколи економіки опублікувала дослідження впливу санкцій на економіку рф.Ключовий висновок, якого дійшли експерти, - санкції працюють, але є можливостідля їх посилення.</text:p>
      <text:p text:style-name="P4">
Фото: ОП</text:p>
      <text:p text:style-name="P4">
Source: <text:a xlink:type="simple" xlink:href="https://www.ukrinform.ua/rubric-polytics/3700722-zelenskij-sogodni-grupa-ermakamakfola-predstavila-dokument-sodo-posilenna-sankcij-proti-rf.html" text:style-name="Internet_20_link" text:visited-style-name="Visited_20_Internet_20_Link">
https://www.ukrinform.ua/rubric-polytics/3700722-zelenskij-sogodni-grupa-ermakamakfola-predstavila-dokument-sodo-posilenna-sankcij-proti-rf.html</text:a>
</text:p>
      <!--NEWS-->
      <text:h text:style-name="P10" text:outline-level="1">
<text:span text:style-name="T4">
Ястремська зіграє з фіналісткою Вімблдона на старті тенісного турніру в Іспанії</text:span>
</text:h>
      <text:p text:style-name="P4">
Authors: Ukrinform (Person)</text:p>
      <text:p text:style-name="P4">
Publisher: Укринформ (Organization)</text:p>
      <text:p text:style-name="P4">
Published Time: 2023-04-25T23:23:00+03:00</text:p>
      <text:p text:style-name="P4">
Modified Time: 2023-04-25T23:23:00+03:00</text:p>
      <text:p text:style-name="P4">
Description: Українка Даяна Ястремська отримала першу суперницю на престижн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454226-320.jpg" text:style-name="Internet_20_link" text:visited-style-name="Visited_20_Internet_20_Link">
630_360_16824...</text:a>
"]</text:p>
      <text:p text:style-name="P4">
Tags: ['Теніс', 'Вімблдон', 'Даяна Ястремська']</text:p>
      <text:p text:style-name="P4">
Type: Article</text:p>
      <!--METADATA-->
      <text:p text:style-name="P4">
<draw:frame draw:style-name="fr1" draw:name="Image228" text:anchor-type="as-char" svg:width="6.9236in" svg:height="3.956343in" draw:z-index="0">
<draw:image xlink:href="../Images/yкринформ/2023-04-25T23-23-00-03-00/630_360_1682454226-320.jpg" xlink:type="simple" xlink:show="embed" xlink:actuate="onLoad" draw:mime-type="image/jpeg"/>
</draw:frame>
 УкраїнкаДаяна Ястремська отримала першу суперницю на престижному турнірі Жіночоїтенісної асоціації (WTA) - Mutua Madrid Open - у Мадриді (Іспанія) із призовимфондом $7,652 млн.</text:p>
      <text:p text:style-name="P4">
У поєдинку за вихід до другого кола змагань Ястремська зустрінеться зфіналісткою Вімблдону-2014 Ежені Бушар із Канади, яка також розпочинала своюучасть із відбіркової сітки, передає Укрінфом,</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a>
</text:p>
      <text:p text:style-name="P4">
Турнір у Мадриді триватиме до 6 травня.</text:p>
      <text:p text:style-name="P4">
Фото: Getty Images.</text:p>
      <text:p text:style-name="P4">
Source: <text:a xlink:type="simple" xlink:href="https://www.ukrinform.ua/rubric-sports/3700723-astremska-zigrae-z-finalistkou-vimbldon-na-starti-tenisnogo-turnirui-v-ispanii.html" text:style-name="Internet_20_link" text:visited-style-name="Visited_20_Internet_20_Link">
https://www.ukrinform.ua/rubric-sports/3700723-astremska-zigrae-z-finalistkou-vimbldon-na-starti-tenisnogo-turnirui-v-ispanii.html</text:a>
</text:p>
      <!--NEWS-->
      <text:h text:style-name="P10" text:outline-level="1">
<text:span text:style-name="T4">
Ворог ударив з артилерії по Марганцю й Нікополю, постраждали дві жінки</text:span>
</text:h>
      <text:p text:style-name="P4">
Authors: Ukrinform (Person)</text:p>
      <text:p text:style-name="P4">
Publisher: Укринформ (Organization)</text:p>
      <text:p text:style-name="P4">
Published Time: 2023-04-25T23:35:00+03:00</text:p>
      <text:p text:style-name="P4">
Modified Time: 2023-04-25T23:35:00+03:00</text:p>
      <text:p text:style-name="P4">
Description: російська армія надвечір 25 квітня вдарила з важкої артилерії по містах Марганець і Нікополь Дніпропетровської області, є постраждалі серед цивільного населення. — Укрінформ.</text:p>
      <text:p text:style-name="P4">
Images: ["<text:a xlink:type="simple" xlink:href="https://static.ukrinform.com/photos/2023_04/thumb_files/630_360_1682454085-928.jpg" text:style-name="Internet_20_link" text:visited-style-name="Visited_20_Internet_20_Link">
630_360_16824...</text:a>
"]</text:p>
      <text:p text:style-name="P4">
Tags: ['Дніпропетровщина', 'Нікополь', 'Обстріл', 'Війна з росією']</text:p>
      <text:p text:style-name="P4">
Type: Article</text:p>
      <!--METADATA-->
      <text:p text:style-name="P4">
<draw:frame draw:style-name="fr1" draw:name="Image229" text:anchor-type="as-char" svg:width="6.9236in" svg:height="3.956343in" draw:z-index="0">
<draw:image xlink:href="../Images/yкринформ/2023-04-25T23-35-00-03-00/630_360_1682454085-928.jpg" xlink:type="simple" xlink:show="embed" xlink:actuate="onLoad" draw:mime-type="image/jpeg"/>
</draw:frame>
 російськаармія надвечір 25 квітня вдарила з важкої артилерії по містах Марганець іНікополь Дніпропетровської області, є постраждалі серед цивільного населення.</text:p>
      <text:p text:style-name="P4">
Як передає Укрінформ, про це Дніпропетровська обласна військова адміністраціяповідомила у <text:a xlink:type="simple" xlink:href="http://www.facebook.com/dniproODA/posts/pfbid02svj5t7JxEQdkDDSYwZTuUudneEbL7utAVuckeQYFDiAz5Ejgmqa2hXE1c4xgvyGcl" text:style-name="Internet_20_link" text:visited-style-name="Visited_20_Internet_20_Link">
</text:a>
з посиланням на регіональне управління ДСНС.</text:p>
      <text:p text:style-name="P4">
У Марганці внаслідок російського обстрілу постраждали дві жінки віком 64 і 77років. Вони лікуватимуться амбулаторно.</text:p>
      <text:p text:style-name="P4">
Ворожим вогнем у місті пошкоджені дві адміністративні будівлі, руйнуваньзазнали вісім приватних будинків, одна п'ятиповерхівка й один двоповерховийбудинок.</text:p>
      <text:p text:style-name="P4">
Також знищені дві господарські споруди, ще 12 - понівечені, побиті газогін ілінії електропередач.</text:p>
      <text:p text:style-name="P4">
Крім того, через обстріл загорівся гараж. Станом на цей час <text:a xlink:type="simple" xlink:href="https://www.ukrinform.ua/tag-pozeza" text:style-name="Internet_20_link" text:visited-style-name="Visited_20_Internet_20_Link">
</text:a>
 приборкана.</text:p>
      <text:p text:style-name="P4">
<text:span text:style-name="T4">
Читайте також:</text:span>
 <text:a xlink:type="simple" xlink:href="https://www.ukrinform.ua/rubric-regions/3699992-pisla-vcorasnogo-udaru-po-nikopolu-odna-ludina-zalisaetsa-v-likarni.html" text:style-name="Internet_20_link" text:visited-style-name="Visited_20_Internet_20_Link">
 <text:span text:style-name="T4">
Нікополю</text:span>
 </text:a>
</text:p>
      <text:p text:style-name="P4">
У Нікополі ударами російських військ пошкоджені приватне підприємство,багатоквартирний будинок, магазин й автомобілі.</text:p>
      <text:p text:style-name="P4">
Обстеження територій триває. Інформація уточнюється.</text:p>
      <text:p text:style-name="P4">
Як повідомляв Укрінформ, <text:a xlink:type="simple" xlink:href="http://www.ukrinform.ua/rubric-ato/3700152-zagarbniki-atakuvali-z-vazkoi-artilerii-ta-droniv-gromadu-na-dnipropetrovsini.html" text:style-name="Internet_20_link" text:visited-style-name="Visited_20_Internet_20_Link">
 </text:a>
 Дніпропетровської області з важкої артилерії табезпілотника.</text:p>
      <text:p text:style-name="P4">
Source: <text:a xlink:type="simple" xlink:href="https://www.ukrinform.ua/rubric-ato/3700724-vorog-udariv-z-artilerii-po-margancu-j-nikopolu-postrazdali-dvi-zinki.html" text:style-name="Internet_20_link" text:visited-style-name="Visited_20_Internet_20_Link">
https://www.ukrinform.ua/rubric-ato/3700724-vorog-udariv-z-artilerii-po-margancu-j-nikopolu-postrazdali-dvi-zinki.html</text:a>
</text:p>
      <!--NEWS-->
      <text:h text:style-name="P10" text:outline-level="1">
<text:span text:style-name="T4">
У Запоріжжі прогриміли вибухи - ЗМІ</text:span>
</text:h>
      <text:p text:style-name="P4">
Authors: Ukrinform (Person)</text:p>
      <text:p text:style-name="P4">
Publisher: Укринформ (Organization)</text:p>
      <text:p text:style-name="P4">
Published Time: 2023-04-25T23:49:00+03:00</text:p>
      <text:p text:style-name="P4">
Modified Time: 2023-04-25T23:49:00+03:00</text:p>
      <text:p text:style-name="P4">
Description: Під час повітряної тривоги в Запоріжжі було чути вибух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230" text:anchor-type="as-char" svg:width="6.9236in" svg:height="3.956343in" draw:z-index="0">
<draw:image xlink:href="../Images/yкринформ/2023-04-25T23-49-00-03-00/630_360_1538997483-946.jpg" xlink:type="simple" xlink:show="embed" xlink:actuate="onLoad" draw:mime-type="image/jpeg"/>
</draw:frame>
 Під часповітряної тривоги в Запоріжжі було чути вибухи.</text:p>
      <text:p text:style-name="P4">
Про це повідомляє <text:a xlink:type="simple" xlink:href="https://t.me/suspilnenews/20163" text:style-name="Internet_20_link" text:visited-style-name="Visited_20_Internet_20_Link">
 </text:a>
 , передає Укрінформ.</text:p>
      <text:p text:style-name="P4">
«У Запоріжжі чутно звуки вибухів, повідомляють кореспонденти Суспільного», -йдеться в дописі.</text:p>
      <text:p text:style-name="P4">
У місті та області оголошена повітряна тривога.</text:p>
      <text:p text:style-name="P4">
<text:span text:style-name="T4">
Читайте також:</text:span>
 <text:a xlink:type="simple" xlink:href="https://www.ukrinform.ua/rubric-ato/3699732-zmi-povidomili-pro-vibuhi-u-zaporizzi.html" text:style-name="Internet_20_link" text:visited-style-name="Visited_20_Internet_20_Link">
 <text:span text:style-name="T4">
Запоріж</text:span>
 </text:a>
</text:p>
      <text:p text:style-name="P4">
Як повідомлялося, 24 квітня росіяни обстріляли Запорізьку область з авіації та«Градів», унаслідок чого було поранено жінку.</text:p>
      <text:p text:style-name="P4">
Source: <text:a xlink:type="simple" xlink:href="https://www.ukrinform.ua/rubric-ato/3700729-u-zaporizzi-progrimili-vibuhi-zmi.html" text:style-name="Internet_20_link" text:visited-style-name="Visited_20_Internet_20_Link">
https://www.ukrinform.ua/rubric-ato/3700729-u-zaporizzi-progrimili-vibuhi-zmi.html</text:a>
</text:p>
      <!--NEWS-->
      <text:h text:style-name="P10" text:outline-level="1">
<text:span text:style-name="T4">
В Управлінні ООН з прав людини нагадали, що страта полоненого є воєнним злочином</text:span>
</text:h>
      <text:p text:style-name="P4">
Authors: Ukrinform (Person)</text:p>
      <text:p text:style-name="P4">
Publisher: Укринформ (Organization)</text:p>
      <text:p text:style-name="P4">
Published Time: 2023-04-25T23:56:00+03:00</text:p>
      <text:p text:style-name="P4">
Modified Time: 2023-04-25T23:56:00+03:00</text:p>
      <text:p text:style-name="P4">
Description: Україна та росія мають розслідувати й публічно засудити нещодавно поширені в соцмережах аудіозаписи, які можуть свідчити про страти військовополонених без суду та слідства. — Укрінформ.</text:p>
      <text:p text:style-name="P4">
Images: ["<text:a xlink:type="simple" xlink:href="https://static.ukrinform.com/photos/2022_02/thumb_files/630_360_1643894096-658.jpg" text:style-name="Internet_20_link" text:visited-style-name="Visited_20_Internet_20_Link">
630_360_16438...</text:a>
"]</text:p>
      <text:p text:style-name="P4">
Tags: ['ООН', 'Права людини', 'Страта', 'Полонені', 'Війна з росією']</text:p>
      <text:p text:style-name="P4">
Type: Article</text:p>
      <!--METADATA-->
      <text:p text:style-name="P4">
<draw:frame draw:style-name="fr1" draw:name="Image231" text:anchor-type="as-char" svg:width="6.9236in" svg:height="3.956343in" draw:z-index="0">
<draw:image xlink:href="../Images/yкринформ/2023-04-25T23-56-00-03-00/630_360_1643894096-658.jpg" xlink:type="simple" xlink:show="embed" xlink:actuate="onLoad" draw:mime-type="image/jpeg"/>
</draw:frame>
 Україна таросія мають розслідувати й публічно засудити нещодавно поширені в соцмережахаудіозаписи, які можуть свідчити про страти військовополонених без суду таслідства.</text:p>
      <text:p text:style-name="P4">
Як передає Укрінформ, про це речниця Управління ООН з прав людини РавінаШамдасані <text:a xlink:type="simple" xlink:href="http://news.un.org/en/story/2023/04/1135982" text:style-name="Internet_20_link" text:visited-style-name="Visited_20_Internet_20_Link">
 </text:a>
 на брифінгу вЖеневі, зазначивши, що такі дії можуть бути прирівняні до воєнних злочинів.</text:p>
      <text:p text:style-name="P4">
Вона згадала про аудіозаписи, що з'явилися в неділю у кількох Телеграм-каналах, на яких учасники бойових дій закликають не брати в полон військовихабо страчувати вже захоплених.</text:p>
      <text:p text:style-name="P4">
За словами Шамдасані, один із записів «нібито належить військовослужбовцю ЗСУ,який наказує ліквідувати військовополоненого з так званої пвк «вагнера» –угруповання російських найманців, керованого євгеном пригожиним.</text:p>
      <text:p text:style-name="P4">
«Згодом було оприлюднено заяву, очевидно, від керівника «групи вагнера», уякій ішлося про те, що вони більше не братимуть військовополонених на полібою», – сказала вона.</text:p>
      <text:p text:style-name="P4">
<text:span text:style-name="T4">
Читайте також:</text:span>
 <text:a xlink:type="simple" xlink:href="https://www.ukrinform.ua/rubric-ato/3695661-video-zi-stratami-bijciv-zsu-ne-vplinut-na-povodzenna-z-rosijskimi-polonenimi-lubinec.html" text:style-name="Internet_20_link" text:visited-style-name="Visited_20_Internet_20_Link">
 <text:span text:style-name="T4">
стратами</text:span>
 </text:a>
</text:p>
      <text:p text:style-name="P4">
Речниця УВКПЛ додала, що, хоча автентичність записів ще не підтверджена, «такізаяви можуть спровокувати або заохочувати страти військовополонених без судута слідства».</text:p>
      <text:p text:style-name="P4">
Шамдасані вказала, що наказ про страту без суду та слідства військовополонених«з подальшим їх убивством або спробою вбивства, є <text:a xlink:type="simple" xlink:href="https://www.ukrinform.ua/tag-vijskovi-zlocini" text:style-name="Internet_20_link" text:visited-style-name="Visited_20_Internet_20_Link">
</text:a>
 - так само як і заява проте, що пощади не буде».</text:p>
      <text:p text:style-name="P4">
«Ми закликаємо російську та українську владу виконати свої зобов'язання заміжнародним правом і розслідувати заяви на цих записах, а також виявити тапритягнути до відповідальності винних», - заявила речниця УВКПЛ.</text:p>
      <text:p text:style-name="P4">
<text:span text:style-name="T4">
Читайте також:</text:span>
 <text:a xlink:type="simple" xlink:href="https://www.ukrinform.ua/rubric-polytics/3695481-video-zi-stratami-ukrainskih-vijskovih-rosianami-lubinec-zvernuvsa-do-moskalkovoi.html" text:style-name="Internet_20_link" text:visited-style-name="Visited_20_Internet_20_Link">
 <text:span text:style-name="T4">
стратами</text:span>
 </text:a>
</text:p>
      <text:p text:style-name="P4">
Вона також закликала військових командирів віддати «чіткі та недвозначнінакази щодо захисту та гуманного поводження з військовополоненими й особами,що потрапили в полон, та забезпечити суворе дотримання цих наказів».</text:p>
      <text:p text:style-name="P4">
Як <text:a xlink:type="simple" xlink:href="http://www.ukrinform.ua/rubric-ato/3694771-sbu-vidkrila-spravu-sodo-video-z-vidrizannam-golovi-ukrainskomu-vijskovomu.html" text:style-name="Internet_20_link" text:visited-style-name="Visited_20_Internet_20_Link">
 </text:a>
 , в інтернетіз’явилися два відео з нібито обезголовленням російськими військовимиукраїнських захисників. Цю справу розслідує СБУ. Раніше в МЗС Українинеодноразово звертали увагу міжнародних організацій, політиків, релігійнихдіячів на неприпустимість урівнювати жертву та агресора.</text:p>
      <text:p text:style-name="P4">
Source: <text:a xlink:type="simple" xlink:href="https://www.ukrinform.ua/rubric-ato/3700727-v-upravlinni-oon-z-prav-ludini-nagadali-so-strata-polonenogo-e-voennim-zlocinom.html" text:style-name="Internet_20_link" text:visited-style-name="Visited_20_Internet_20_Link">
https://www.ukrinform.ua/rubric-ato/3700727-v-upravlinni-oon-z-prav-ludini-nagadali-so-strata-polonenogo-e-voennim-zlocinom.html</text:a>
</text:p>
      <!--NEWS-->
      <text:h text:style-name="P10" text:outline-level="1">
<text:span text:style-name="T4">
Інформаційні смітники поширюють маніпулятивну «новину» про відповідальність за ухилення від мобілізації</text:span>
</text:h>
      <text:p text:style-name="P4">
Author: ['АРМІЯINFORM']</text:p>
      <text:p text:style-name="P4">
Time: 2023-04-25T24:00:00-04:00</text:p>
      <text:p text:style-name="P4">
Description: Центр протидії дезінформації при РНБО повідомляє, що окремі українські меді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obilizacziya-v-ukrayini-2.jpg" text:style-name="Internet_20_link" text:visited-style-name="Visited_20_Internet_20_Link">
mobilizacziya-v-ukrayini-2.jpg</text:a>
']</text:p>
      <text:p text:style-name="P4">
Tags: []</text:p>
      <text:p text:style-name="P4">
Category: News</text:p>
      <!--METADATA-->
      <text:p text:style-name="P4">
<draw:frame draw:style-name="fr1" draw:name="Image232" text:anchor-type="as-char" svg:width="6.9236in" svg:height="4.328998in" draw:z-index="0">
<draw:image xlink:href="../Images/AРМІЯINFORM/2023-04-25T24-00-00-04-00/mobilizacziya-v-ukrayini-2.jpg" xlink:type="simple" xlink:show="embed" xlink:actuate="onLoad" draw:mime-type="image/jpeg"/>
</draw:frame>
 Колаж АрміяInform</text:p>
      <text:p text:style-name="P4">
Центр протидії дезінформації при РНБО<text:a xlink:type="simple" xlink:href="https://www.facebook.com/protydiyadezinformatsiyi.cpd/posts/pfbid02zRwN68AWpZUsFwukUy2yT51bissQbYBrGinSDovxZaDwuTjiUYtkZZyMyof4cbELl" text:style-name="Internet_20_link" text:visited-style-name="Visited_20_Internet_20_Link">
повідомляє</text:a>
,що окремі українські медіа та телеграм-канали почали поширювати інформаціющодо оголошення загальної мобілізації в Україні, акцентуючи увагу читачів наможливості територіальних центрів комплектування та соціальної підтримкиподавати в розшук військовозобов’язаних осіб, які не з’явилися за викликом.</text:p>
      <text:p text:style-name="P4">
«Застерігаємо! Зазначена новина є маніпулятивною і поширюється виключно зарадипідвищення рейтингів», — попереджає ЦПД РНБО.</text:p>
      <text:p text:style-name="P4">
Центр зауважує, що загальну мобілізацію в Україні було<text:a xlink:type="simple" xlink:href="https://armyinform.com.ua/2022/02/25/prezydent-pidpysav-ukaz-pro-zagalnu-mobilizacziyu/" text:style-name="Internet_20_link" text:visited-style-name="Visited_20_Internet_20_Link">
оголошено</text:a>
 Указом Президента України ще 24 лютого 2022 року.Водночас мобілізаційні заходи подовжуються кожні 90 днів. Актуальним УказомПрезидента України строк проведення загальної мобілізації було продовжено з 19лютого 2023 року на термін у 90 днів.</text:p>
      <text:p text:style-name="P4">
«Крім того, настання відповідальності за ухилення від мобілізації також не єнововведенням і передбачене кримінальним законодавством України, останняредакція якого датована ще 2021 роком. Довіряйте лише джерелам верифікованоїінформації», — закликає Центр протидії дезінформації.</text:p>
      <text:p text:style-name="P4">
Source: <text:a xlink:type="simple" xlink:href="https://armyinform.com.ua/2023/04/25/informaczijni-smitnyky-poshyryut-manipulyatyvnu-novynu-pro-vidpovidalnist-za-uhylennya-vid-mobilizacziyi/" text:style-name="Internet_20_link" text:visited-style-name="Visited_20_Internet_20_Link">
https://armyinform.com.ua/2023/04/25/informaczijni-smitnyky-poshyryut-manipulyatyvnu-novynu-pro-vidpovidalnist-za-uhylennya-vid-mobilizacziyi/</text:a>
</text:p>
      <!--NEWS-->
      <text:h text:style-name="P10" text:outline-level="1">
<text:span text:style-name="T4">
Завжди відважні! Психологічна смуга перешкод тренує фізичні навички і моральну стійкість</text:span>
</text:h>
      <text:p text:style-name="P4">
Author: ['АРМІЯINFORM']</text:p>
      <text:p text:style-name="P4">
Time: 2023-04-25T25:00:00-04:00</text:p>
      <text:p text:style-name="P4">
Description: Не реагувати на вибухи, постріли й злагоджено відпрацьовувати бойові завдання —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muga-pereshkod-magura-3-150x150.jpg" text:style-name="Internet_20_link" text:visited-style-name="Visited_20_Internet_20_Link">
smuga-pereshkod-magura-3-150x150.jpg</text:a>
', '<text:a xlink:type="simple" xlink:href="https://armyinform.com.ua/wp-content/uploads/2023/04/smuga-pereshkod-magura-11-150x150.jpg" text:style-name="Internet_20_link" text:visited-style-name="Visited_20_Internet_20_Link">
smuga-pereshkod-magura-11-150x150.jpg</text:a>
', '<text:a xlink:type="simple" xlink:href="https://armyinform.com.ua/wp-content/uploads/2023/04/smuga-pereshkod-magura-10-150x150.jpg" text:style-name="Internet_20_link" text:visited-style-name="Visited_20_Internet_20_Link">
smuga-pereshkod-magura-10-150x150.jpg</text:a>
', '<text:a xlink:type="simple" xlink:href="https://armyinform.com.ua/wp-content/uploads/2023/04/smuga-pereshkod-magura-9-150x150.jpg" text:style-name="Internet_20_link" text:visited-style-name="Visited_20_Internet_20_Link">
smuga-pereshkod-magura-9-150x150.jpg</text:a>
', '<text:a xlink:type="simple" xlink:href="https://armyinform.com.ua/wp-content/uploads/2023/04/smuga-pereshkod-magura-8-150x150.jpg" text:style-name="Internet_20_link" text:visited-style-name="Visited_20_Internet_20_Link">
smuga-pereshkod-magura-8-150x150.jpg</text:a>
', '<text:a xlink:type="simple" xlink:href="https://armyinform.com.ua/wp-content/uploads/2023/04/smuga-pereshkod-magura-7-150x150.jpg" text:style-name="Internet_20_link" text:visited-style-name="Visited_20_Internet_20_Link">
smuga-pereshkod-magura-7-150x150.jpg</text:a>
', '<text:a xlink:type="simple" xlink:href="https://armyinform.com.ua/wp-content/uploads/2023/04/smuga-pereshkod-magura-6-150x150.jpg" text:style-name="Internet_20_link" text:visited-style-name="Visited_20_Internet_20_Link">
smuga-pereshkod-magura-6-150x150.jpg</text:a>
', '<text:a xlink:type="simple" xlink:href="https://armyinform.com.ua/wp-content/uploads/2023/04/smuga-pereshkod-magura-5-150x150.jpg" text:style-name="Internet_20_link" text:visited-style-name="Visited_20_Internet_20_Link">
smuga-pereshkod-magura-5-150x150.jpg</text:a>
', '<text:a xlink:type="simple" xlink:href="https://armyinform.com.ua/wp-content/uploads/2023/04/smuga-pereshkod-magura-4-150x150.jpg" text:style-name="Internet_20_link" text:visited-style-name="Visited_20_Internet_20_Link">
smuga-pereshkod-magura-4-150x150.jpg</text:a>
', '<text:a xlink:type="simple" xlink:href="https://armyinform.com.ua/wp-content/uploads/2023/04/smuga-pereshkod-magura-2-150x150.jpg" text:style-name="Internet_20_link" text:visited-style-name="Visited_20_Internet_20_Link">
smuga-pereshkod-magura-2-150x150.jpg</text:a>
', '<text:a xlink:type="simple" xlink:href="https://armyinform.com.ua/wp-content/uploads/2023/04/smuga-pereshkod-magura-1-150x150.jpg" text:style-name="Internet_20_link" text:visited-style-name="Visited_20_Internet_20_Link">
smuga-pereshkod-magura-1-150x150.jpg</text:a>
']</text:p>
      <text:p text:style-name="P4">
Tags: ['47 БРИГАДА', 'СМУГА ПЕРЕШКОД']</text:p>
      <text:p text:style-name="P4">
Category: News</text:p>
      <!--METADATA-->
      <text:p text:style-name="P4">
<text:a xlink:type="simple" xlink:href="https://armyinform.com.ua/wp-content/uploads/2023/04/smuga-pereshkod-magura-3.jpg" text:style-name="Internet_20_link" text:visited-style-name="Visited_20_Internet_20_Link">
<draw:frame draw:style-name="fr1" draw:name="Image233" text:anchor-type="as-char" svg:width="6.9236in" svg:height="6.9236in" draw:z-index="0">
<draw:image xlink:href="../Images/AРМІЯINFORM/2023-04-25T25-00-00-04-00/smuga-pereshkod-magura-3-150x150.jpg" xlink:type="simple" xlink:show="embed" xlink:actuate="onLoad" draw:mime-type="image/jpeg"/>
</draw:frame>
</text:a>
</text:p>
      <text:p text:style-name="P4">
<text:a xlink:type="simple" xlink:href="https://armyinform.com.ua/wp-content/uploads/2023/04/smuga-pereshkod-magura-11.jpg" text:style-name="Internet_20_link" text:visited-style-name="Visited_20_Internet_20_Link">
<draw:frame draw:style-name="fr1" draw:name="Image234" text:anchor-type="as-char" svg:width="6.9236in" svg:height="6.9236in" draw:z-index="0">
<draw:image xlink:href="../Images/AРМІЯINFORM/2023-04-25T25-00-00-04-00/smuga-pereshkod-magura-11-150x150.jpg" xlink:type="simple" xlink:show="embed" xlink:actuate="onLoad" draw:mime-type="image/jpeg"/>
</draw:frame>
</text:a>
</text:p>
      <text:p text:style-name="P4">
Не реагувати на вибухи, постріли й злагоджено відпрацьовувати бойові завдання— це все про психологічну смугу перешкод.</text:p>
      <text:p text:style-name="P4">
Пресслужба окремої механізованої бригади, відомою під назвою «Маґура»,<text:a xlink:type="simple" xlink:href="https://www.facebook.com/47brigade/posts/pfbid02dxPQ35Y7tfudszyrqi4KAUPHZpyX5tgwestZ4jXjBrbX3Wy45dKjcTmzaCKnYddkl" text:style-name="Internet_20_link" text:visited-style-name="Visited_20_Internet_20_Link">
поділилася</text:a>
фотографіями, де військовослужбовці тренують не лише фізичні навички, а йморальну стійкість, підтверджуючи свій девіз: «Semper audentes!» (завждивідважні).</text:p>
      <text:p text:style-name="P4">
<text:a xlink:type="simple" xlink:href="https://armyinform.com.ua/wp-content/uploads/2023/04/smuga-pereshkod-magura-10.jpg" text:style-name="Internet_20_link" text:visited-style-name="Visited_20_Internet_20_Link">
<draw:frame draw:style-name="fr1" draw:name="Image235" text:anchor-type="as-char" svg:width="6.9236in" svg:height="6.9236in" draw:z-index="0">
<draw:image xlink:href="../Images/AРМІЯINFORM/2023-04-25T25-00-00-04-00/smuga-pereshkod-magura-10-150x150.jpg" xlink:type="simple" xlink:show="embed" xlink:actuate="onLoad" draw:mime-type="image/jpeg"/>
</draw:frame>
</text:a>
</text:p>
      <text:p text:style-name="P4">
<text:a xlink:type="simple" xlink:href="https://armyinform.com.ua/wp-content/uploads/2023/04/smuga-pereshkod-magura-9.jpg" text:style-name="Internet_20_link" text:visited-style-name="Visited_20_Internet_20_Link">
<draw:frame draw:style-name="fr1" draw:name="Image236" text:anchor-type="as-char" svg:width="6.9236in" svg:height="6.9236in" draw:z-index="0">
<draw:image xlink:href="../Images/AРМІЯINFORM/2023-04-25T25-00-00-04-00/smuga-pereshkod-magura-9-150x150.jpg" xlink:type="simple" xlink:show="embed" xlink:actuate="onLoad" draw:mime-type="image/jpeg"/>
</draw:frame>
</text:a>
</text:p>
      <text:p text:style-name="P4">
<text:a xlink:type="simple" xlink:href="https://armyinform.com.ua/wp-content/uploads/2023/04/smuga-pereshkod-magura-8.jpg" text:style-name="Internet_20_link" text:visited-style-name="Visited_20_Internet_20_Link">
<draw:frame draw:style-name="fr1" draw:name="Image237" text:anchor-type="as-char" svg:width="6.9236in" svg:height="6.9236in" draw:z-index="0">
<draw:image xlink:href="../Images/AРМІЯINFORM/2023-04-25T25-00-00-04-00/smuga-pereshkod-magura-8-150x150.jpg" xlink:type="simple" xlink:show="embed" xlink:actuate="onLoad" draw:mime-type="image/jpeg"/>
</draw:frame>
</text:a>
</text:p>
      <text:p text:style-name="P4">
<text:a xlink:type="simple" xlink:href="https://armyinform.com.ua/wp-content/uploads/2023/04/smuga-pereshkod-magura-7.jpg" text:style-name="Internet_20_link" text:visited-style-name="Visited_20_Internet_20_Link">
<draw:frame draw:style-name="fr1" draw:name="Image238" text:anchor-type="as-char" svg:width="6.9236in" svg:height="6.9236in" draw:z-index="0">
<draw:image xlink:href="../Images/AРМІЯINFORM/2023-04-25T25-00-00-04-00/smuga-pereshkod-magura-7-150x150.jpg" xlink:type="simple" xlink:show="embed" xlink:actuate="onLoad" draw:mime-type="image/jpeg"/>
</draw:frame>
</text:a>
</text:p>
      <text:p text:style-name="P4">
<text:a xlink:type="simple" xlink:href="https://armyinform.com.ua/wp-content/uploads/2023/04/smuga-pereshkod-magura-6.jpg" text:style-name="Internet_20_link" text:visited-style-name="Visited_20_Internet_20_Link">
<draw:frame draw:style-name="fr1" draw:name="Image239" text:anchor-type="as-char" svg:width="6.9236in" svg:height="6.9236in" draw:z-index="0">
<draw:image xlink:href="../Images/AРМІЯINFORM/2023-04-25T25-00-00-04-00/smuga-pereshkod-magura-6-150x150.jpg" xlink:type="simple" xlink:show="embed" xlink:actuate="onLoad" draw:mime-type="image/jpeg"/>
</draw:frame>
</text:a>
</text:p>
      <text:p text:style-name="P4">
<text:a xlink:type="simple" xlink:href="https://armyinform.com.ua/wp-content/uploads/2023/04/smuga-pereshkod-magura-5.jpg" text:style-name="Internet_20_link" text:visited-style-name="Visited_20_Internet_20_Link">
<draw:frame draw:style-name="fr1" draw:name="Image240" text:anchor-type="as-char" svg:width="6.9236in" svg:height="6.9236in" draw:z-index="0">
<draw:image xlink:href="../Images/AРМІЯINFORM/2023-04-25T25-00-00-04-00/smuga-pereshkod-magura-5-150x150.jpg" xlink:type="simple" xlink:show="embed" xlink:actuate="onLoad" draw:mime-type="image/jpeg"/>
</draw:frame>
</text:a>
</text:p>
      <text:p text:style-name="P4">
<text:a xlink:type="simple" xlink:href="https://armyinform.com.ua/wp-content/uploads/2023/04/smuga-pereshkod-magura-4.jpg" text:style-name="Internet_20_link" text:visited-style-name="Visited_20_Internet_20_Link">
<draw:frame draw:style-name="fr1" draw:name="Image241" text:anchor-type="as-char" svg:width="6.9236in" svg:height="6.9236in" draw:z-index="0">
<draw:image xlink:href="../Images/AРМІЯINFORM/2023-04-25T25-00-00-04-00/smuga-pereshkod-magura-4-150x150.jpg" xlink:type="simple" xlink:show="embed" xlink:actuate="onLoad" draw:mime-type="image/jpeg"/>
</draw:frame>
</text:a>
</text:p>
      <text:p text:style-name="P4">
<text:a xlink:type="simple" xlink:href="https://armyinform.com.ua/wp-content/uploads/2023/04/smuga-pereshkod-magura-2.jpg" text:style-name="Internet_20_link" text:visited-style-name="Visited_20_Internet_20_Link">
<draw:frame draw:style-name="fr1" draw:name="Image242" text:anchor-type="as-char" svg:width="6.9236in" svg:height="6.9236in" draw:z-index="0">
<draw:image xlink:href="../Images/AРМІЯINFORM/2023-04-25T25-00-00-04-00/smuga-pereshkod-magura-2-150x150.jpg" xlink:type="simple" xlink:show="embed" xlink:actuate="onLoad" draw:mime-type="image/jpeg"/>
</draw:frame>
</text:a>
</text:p>
      <text:p text:style-name="P4">
<text:a xlink:type="simple" xlink:href="https://armyinform.com.ua/wp-content/uploads/2023/04/smuga-pereshkod-magura-1.jpg" text:style-name="Internet_20_link" text:visited-style-name="Visited_20_Internet_20_Link">
<draw:frame draw:style-name="fr1" draw:name="Image243" text:anchor-type="as-char" svg:width="6.9236in" svg:height="6.9236in" draw:z-index="0">
<draw:image xlink:href="../Images/AРМІЯINFORM/2023-04-25T25-00-00-04-00/smuga-pereshkod-magura-1-150x150.jpg" xlink:type="simple" xlink:show="embed" xlink:actuate="onLoad" draw:mime-type="image/jpeg"/>
</draw:frame>
</text:a>
</text:p>
      <text:p text:style-name="P4">
Source: <text:a xlink:type="simple" xlink:href="https://armyinform.com.ua/2023/04/25/zavzhdy-vidvazhni-psyhologichna-smuga-pereshkod/" text:style-name="Internet_20_link" text:visited-style-name="Visited_20_Internet_20_Link">
https://armyinform.com.ua/2023/04/25/zavzhdy-vidvazhni-psyhologichna-smuga-pereshkod/</text:a>
</text:p>
      <!--NEWS-->
      <text:h text:style-name="P10" text:outline-level="1">
<text:span text:style-name="T4">
Без жалю та страху: воєнні будні бійців окремої гірсько-штурмової бригади</text:span>
</text:h>
      <text:p text:style-name="P4">
Author: ['АРМІЯINFORM']</text:p>
      <text:p text:style-name="P4">
Time: 2023-04-25T26:00:00-04:00</text:p>
      <text:p text:style-name="P4">
Description: Окрема гірсько-штурмова Закарпатська бригада — один з підрозділів, який активно бер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57844_246597471234104_4529013987861770201_n.jpg" text:style-name="Internet_20_link" text:visited-style-name="Visited_20_Internet_20_Link">
342857844_246597471234104_4529013987861770201_n.jpg</text:a>
', '<text:a xlink:type="simple" xlink:href="https://armyinform.com.ua/wp-content/uploads/2023/04/342973893_952908269393310_7623306764087003414_n-150x150.jpg" text:style-name="Internet_20_link" text:visited-style-name="Visited_20_Internet_20_Link">
342973893_952908269393310_7623306764087003414_n-150x150.jpg</text:a>
', '<text:a xlink:type="simple" xlink:href="https://armyinform.com.ua/wp-content/uploads/2023/04/342904912_612019327470511_7252552180811401635_n-150x150.jpg" text:style-name="Internet_20_link" text:visited-style-name="Visited_20_Internet_20_Link">
342904912_612019327470511_7252552180811401635_n-150x150.jpg</text:a>
', '<text:a xlink:type="simple" xlink:href="https://armyinform.com.ua/wp-content/uploads/2023/04/342975321_626014838972901_2023991142717906180_n-150x150.jpg" text:style-name="Internet_20_link" text:visited-style-name="Visited_20_Internet_20_Link">
342975321_626014838972901_2023991142717906180_n-150x150.jpg</text:a>
', '<text:a xlink:type="simple" xlink:href="https://armyinform.com.ua/wp-content/uploads/2023/04/342990998_909439330340810_1054993144835168192_n-150x150.jpg" text:style-name="Internet_20_link" text:visited-style-name="Visited_20_Internet_20_Link">
342990998_909439330340810_1054993144835168192_n-150x150.jpg</text:a>
', '<text:a xlink:type="simple" xlink:href="https://armyinform.com.ua/wp-content/uploads/2023/04/342984310_765603031757985_7076568178669484830_n-150x150.jpg" text:style-name="Internet_20_link" text:visited-style-name="Visited_20_Internet_20_Link">
342984310_765603031757985_7076568178669484830_n-150x150.jpg</text:a>
', '<text:a xlink:type="simple" xlink:href="https://armyinform.com.ua/wp-content/uploads/2023/04/343004722_3426095974316289_6741618778241046806_n-150x150.jpg" text:style-name="Internet_20_link" text:visited-style-name="Visited_20_Internet_20_Link">
343004722_3426095974316289_6741618778241046806_n-150x150.jpg</text:a>
', '<text:a xlink:type="simple" xlink:href="https://armyinform.com.ua/wp-content/uploads/2023/04/342975721_137282925872243_6372549936381115088_n-150x150.jpg" text:style-name="Internet_20_link" text:visited-style-name="Visited_20_Internet_20_Link">
342975721_137282925872243_6372549936381115088_n-150x150.jpg</text:a>
', '<text:a xlink:type="simple" xlink:href="https://armyinform.com.ua/wp-content/uploads/2023/04/342977223_559619769667451_3393359141998723263_n-150x150.jpg" text:style-name="Internet_20_link" text:visited-style-name="Visited_20_Internet_20_Link">
342977223_559619769667451_3393359141998723263_n-150x150.jpg</text:a>
']</text:p>
      <text:p text:style-name="P4">
Tags: ['STOPRUSSIA', 'АГРЕСІЯ РФ', 'ВІЙНА', 'ВТОРГНЕННЯ РФ']</text:p>
      <text:p text:style-name="P4">
Category: News</text:p>
      <!--METADATA-->
      <text:p text:style-name="P4">
<draw:frame draw:style-name="fr1" draw:name="Image244" text:anchor-type="as-char" svg:width="6.9236in" svg:height="4.615733in" draw:z-index="0">
<draw:image xlink:href="../Images/AРМІЯINFORM/2023-04-25T26-00-00-04-00/342857844_246597471234104_4529013987861770201_n.jpg" xlink:type="simple" xlink:show="embed" xlink:actuate="onLoad" draw:mime-type="image/jpeg"/>
</draw:frame>
</text:p>
      <text:p text:style-name="P4">
Окрема гірсько-штурмова Закарпатська бригада — один з підрозділів, якийактивно бере участь у воєнних діях на сході України. Бійці цього підрозділущодня зіштовхуються з ворогом на передовій, захищаючи рідну землю.</text:p>
      <text:p text:style-name="P4">
Війна — це завжди страшно, і це підтверджує кожен вояк, який перебував напередовій. Кожен день пропонує нові випробування і небезпеки, які стаютьнормою для солдатів, які захищають країну. І це саме той випадок, коли звичнеслово «рутина» втрачає свій звичайний сенс.</text:p>
      <text:p text:style-name="P4">
<text:a xlink:type="simple" xlink:href="https://armyinform.com.ua/wp-content/uploads/2023/04/342973893_952908269393310_7623306764087003414_n.jpg" text:style-name="Internet_20_link" text:visited-style-name="Visited_20_Internet_20_Link">
<draw:frame draw:style-name="fr1" draw:name="Image245" text:anchor-type="as-char" svg:width="6.9236in" svg:height="6.9236in" draw:z-index="0">
<draw:image xlink:href="../Images/AРМІЯINFORM/2023-04-25T26-00-00-04-00/342973893_952908269393310_7623306764087003414_n-150x150.jpg" xlink:type="simple" xlink:show="embed" xlink:actuate="onLoad" draw:mime-type="image/jpeg"/>
</draw:frame>
</text:a>
</text:p>
      <text:p text:style-name="P4">
<text:a xlink:type="simple" xlink:href="https://armyinform.com.ua/wp-content/uploads/2023/04/342904912_612019327470511_7252552180811401635_n.jpg" text:style-name="Internet_20_link" text:visited-style-name="Visited_20_Internet_20_Link">
<draw:frame draw:style-name="fr1" draw:name="Image246" text:anchor-type="as-char" svg:width="6.9236in" svg:height="6.9236in" draw:z-index="0">
<draw:image xlink:href="../Images/AРМІЯINFORM/2023-04-25T26-00-00-04-00/342904912_612019327470511_7252552180811401635_n-150x150.jpg" xlink:type="simple" xlink:show="embed" xlink:actuate="onLoad" draw:mime-type="image/jpeg"/>
</draw:frame>
</text:a>
</text:p>
      <text:p text:style-name="P4">
<text:a xlink:type="simple" xlink:href="https://armyinform.com.ua/wp-content/uploads/2023/04/342975321_626014838972901_2023991142717906180_n.jpg" text:style-name="Internet_20_link" text:visited-style-name="Visited_20_Internet_20_Link">
<draw:frame draw:style-name="fr1" draw:name="Image247" text:anchor-type="as-char" svg:width="6.9236in" svg:height="6.9236in" draw:z-index="0">
<draw:image xlink:href="../Images/AРМІЯINFORM/2023-04-25T26-00-00-04-00/342975321_626014838972901_2023991142717906180_n-150x150.jpg" xlink:type="simple" xlink:show="embed" xlink:actuate="onLoad" draw:mime-type="image/jpeg"/>
</draw:frame>
</text:a>
</text:p>
      <text:p text:style-name="P4">
<text:a xlink:type="simple" xlink:href="https://armyinform.com.ua/wp-content/uploads/2023/04/342990998_909439330340810_1054993144835168192_n.jpg" text:style-name="Internet_20_link" text:visited-style-name="Visited_20_Internet_20_Link">
<draw:frame draw:style-name="fr1" draw:name="Image248" text:anchor-type="as-char" svg:width="6.9236in" svg:height="6.9236in" draw:z-index="0">
<draw:image xlink:href="../Images/AРМІЯINFORM/2023-04-25T26-00-00-04-00/342990998_909439330340810_1054993144835168192_n-150x150.jpg" xlink:type="simple" xlink:show="embed" xlink:actuate="onLoad" draw:mime-type="image/jpeg"/>
</draw:frame>
</text:a>
</text:p>
      <text:p text:style-name="P4">
<text:a xlink:type="simple" xlink:href="https://armyinform.com.ua/wp-content/uploads/2023/04/342984310_765603031757985_7076568178669484830_n.jpg" text:style-name="Internet_20_link" text:visited-style-name="Visited_20_Internet_20_Link">
<draw:frame draw:style-name="fr1" draw:name="Image249" text:anchor-type="as-char" svg:width="6.9236in" svg:height="6.9236in" draw:z-index="0">
<draw:image xlink:href="../Images/AРМІЯINFORM/2023-04-25T26-00-00-04-00/342984310_765603031757985_7076568178669484830_n-150x150.jpg" xlink:type="simple" xlink:show="embed" xlink:actuate="onLoad" draw:mime-type="image/jpeg"/>
</draw:frame>
</text:a>
</text:p>
      <text:p text:style-name="P4">
<text:a xlink:type="simple" xlink:href="https://armyinform.com.ua/wp-content/uploads/2023/04/343004722_3426095974316289_6741618778241046806_n.jpg" text:style-name="Internet_20_link" text:visited-style-name="Visited_20_Internet_20_Link">
<draw:frame draw:style-name="fr1" draw:name="Image250" text:anchor-type="as-char" svg:width="6.9236in" svg:height="6.9236in" draw:z-index="0">
<draw:image xlink:href="../Images/AРМІЯINFORM/2023-04-25T26-00-00-04-00/343004722_3426095974316289_6741618778241046806_n-150x150.jpg" xlink:type="simple" xlink:show="embed" xlink:actuate="onLoad" draw:mime-type="image/jpeg"/>
</draw:frame>
</text:a>
</text:p>
      <text:p text:style-name="P4">
<text:a xlink:type="simple" xlink:href="https://armyinform.com.ua/wp-content/uploads/2023/04/342975721_137282925872243_6372549936381115088_n.jpg" text:style-name="Internet_20_link" text:visited-style-name="Visited_20_Internet_20_Link">
<draw:frame draw:style-name="fr1" draw:name="Image251" text:anchor-type="as-char" svg:width="6.9236in" svg:height="6.9236in" draw:z-index="0">
<draw:image xlink:href="../Images/AРМІЯINFORM/2023-04-25T26-00-00-04-00/342975721_137282925872243_6372549936381115088_n-150x150.jpg" xlink:type="simple" xlink:show="embed" xlink:actuate="onLoad" draw:mime-type="image/jpeg"/>
</draw:frame>
</text:a>
</text:p>
      <text:p text:style-name="P4">
<text:a xlink:type="simple" xlink:href="https://armyinform.com.ua/wp-content/uploads/2023/04/342977223_559619769667451_3393359141998723263_n.jpg" text:style-name="Internet_20_link" text:visited-style-name="Visited_20_Internet_20_Link">
<draw:frame draw:style-name="fr1" draw:name="Image252" text:anchor-type="as-char" svg:width="6.9236in" svg:height="6.9236in" draw:z-index="0">
<draw:image xlink:href="../Images/AРМІЯINFORM/2023-04-25T26-00-00-04-00/342977223_559619769667451_3393359141998723263_n-150x150.jpg" xlink:type="simple" xlink:show="embed" xlink:actuate="onLoad" draw:mime-type="image/jpeg"/>
</draw:frame>
</text:a>
</text:p>
      <text:p text:style-name="P4">
Військова служба в районі бойових дій — це не тільки випробування для фізичноїміці та витривалості, але й психічної стійкості та волі. Зіштовхуючись зворогом, солдати використовують усі свої знання та навички, отримані в ходітренувань та підготовки.</text:p>
      <text:p text:style-name="P4">
Через знищені обстрілами населені пункти доводиться переміщуватись у важкихумовах, розраховуючи на свої сили та навички. На території, яка раніше булазаселена людьми, залишилися тільки залишки зруйнованих будівель та покинутірештки інфраструктури. Пошкоджені цивільні автівки та загиблі домашні тварини— це тільки дрібниці в порівнянні зі страшними наслідками війни.</text:p>
      <text:p text:style-name="P4">
<text:span text:style-name="T4">
Джерело:</text:span>
 <text:span text:style-name="T5">
Окрема<text:a xlink:type="simple" xlink:href="https://www.facebook.com/brigade128/posts/pfbid0D1npsmDa924hRmL92wkaZMjZAcGDCdrUk6whEd4qeTSsnQ4ByoGSgv4egAYzb1F6l" text:style-name="Internet_20_link" text:visited-style-name="Visited_20_Internet_20_Link">
гірсько-штурмова</text:a>
Закарпатська бригада</text:span>
</text:p>
      <text:p text:style-name="P4">
Source: <text:a xlink:type="simple" xlink:href="https://armyinform.com.ua/2023/04/25/bez-zhalyu-ta-strahu-voyenni-budni-bijcziv-okremoyi-girsko-shturmovoyi-brygady/" text:style-name="Internet_20_link" text:visited-style-name="Visited_20_Internet_20_Link">
https://armyinform.com.ua/2023/04/25/bez-zhalyu-ta-strahu-voyenni-budni-bijcziv-okremoyi-girsko-shturmovoyi-brygady/</text:a>
</text:p>
      <!--NEWS-->
      <text:h text:style-name="P10" text:outline-level="1">
<text:span text:style-name="T4">
«ШаБля»: новий дистанційно-керований вогневий комплекс</text:span>
</text:h>
      <text:p text:style-name="P4">
Author: ['АРМІЯINFORM']</text:p>
      <text:p text:style-name="P4">
Time: 2023-04-25T27:00:00-04:00</text:p>
      <text:p text:style-name="P4">
Description: У «Росомах» з’явилася «ШаБля» — український автоматизований дистанційно-керова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text:p>
      <text:p text:style-name="P4">
Category: News</text:p>
      <!--METADATA-->
      <text:p text:style-name="P4">
У «Росомах» з’явилася «ШаБля» — український автоматизований дистанційно-керований вогневий комплекс, призначений для стаціонарної установки нанерухомі об’єкти або спецтранспорт.</text:p>
      <text:p text:style-name="P4">
Хлопці назвали нового помічника WALL`Я!</text:p>
      <text:p text:style-name="P4">
Координація вогню здійснюється за допомогою пульта управління, що дозволяєвести бій на відстані, зберігаючи життя оператора.</text:p>
      <text:p text:style-name="P4">
Джерело: Сухопутні війська ЗС України</text:p>
      <text:p text:style-name="P4">
Source: <text:a xlink:type="simple" xlink:href="https://armyinform.com.ua/2023/04/25/shablya-novyj-dystanczijno-kerovanyj-vognevyj-kompleks/" text:style-name="Internet_20_link" text:visited-style-name="Visited_20_Internet_20_Link">
https://armyinform.com.ua/2023/04/25/shablya-novyj-dystanczijno-kerovanyj-vognevyj-kompleks/</text:a>
</text:p>
      <!--NEWS-->
      <text:h text:style-name="P10" text:outline-level="1">
<text:span text:style-name="T4">
російський терорист пригожин намагається заслужити лояльність росіян — ЦПД</text:span>
</text:h>
      <text:p text:style-name="P4">
Author: ['АРМІЯINFORM']</text:p>
      <text:p text:style-name="P4">
Time: 2023-04-25T28:00:00-04:00</text:p>
      <text:p text:style-name="P4">
Description: Основний наратив, що сьогодні просувають російські ЗМІ, — це слова керівника «груп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ygozhyn-teroryst.jpg" text:style-name="Internet_20_link" text:visited-style-name="Visited_20_Internet_20_Link">
prygozhyn-teroryst.jpg</text:a>
']</text:p>
      <text:p text:style-name="P4">
Tags: ['ПВК ВАГНЕРА', 'РОСІЙСЬКА ПРОПАГАНДА', 'ЦПД РНБО']</text:p>
      <text:p text:style-name="P4">
Category: News</text:p>
      <!--METADATA-->
      <text:p text:style-name="P4">
<draw:frame draw:style-name="fr1" draw:name="Image253" text:anchor-type="as-char" svg:width="6.9236in" svg:height="6.9236in" draw:z-index="0">
<draw:image xlink:href="../Images/AРМІЯINFORM/2023-04-25T28-00-00-04-00/prygozhyn-teroryst.jpg" xlink:type="simple" xlink:show="embed" xlink:actuate="onLoad" draw:mime-type="image/jpeg"/>
</draw:frame>
</text:p>
      <text:p text:style-name="P4">
Основний наратив, що сьогодні просувають російські ЗМІ, — це слова керівника«групи вагнера» про те, що діти російської «еліти» ховаються від війни.</text:p>
      <text:p text:style-name="P4">
Як<text:a xlink:type="simple" xlink:href="https://www.facebook.com/protydiyadezinformatsiyi.cpd/posts/pfbid02zRwN68AWpZUsFwukUy2yT51bissQbYBrGinSDovxZaDwuTjiUYtkZZyMyof4cbELl" text:style-name="Internet_20_link" text:visited-style-name="Visited_20_Internet_20_Link">
повідомляє</text:a>
Центр протидії дезінформації при РНБО України, радикальні заяви пригожинаостаннім часом нерідко транслюються пропагандистськими каналими рф.</text:p>
      <text:p text:style-name="P4">
«Нещодавні слова терориста про те, що „вагнерівці“ більше не братимутьполонених, підтримали багато росіян, завдяки чому росте рейтинг пригожина», —зауважує ЦПД.</text:p>
      <text:p text:style-name="P4">
Засновник ПВК «вагнер» подібними висловлюваннями ретранслює позиціючиновників, які з ним пов’язані, а також дискредитує своїх внутрішніхпротивників, які тільки говорять про війну, а самі відсиджуються у комфорті.</text:p>
      <text:p text:style-name="P4">
«У такий спосіб терорист пригожин показує свою близькість до росіян інамагається заслужити їхню лояльність, що у майбутньому може перерости упоповнення рядів „вагнерівців“. Також різкі заяви „путінського кухаря“свідчать про розкол серед кремлівської еліти, який буде лише наростати знаближенням президентських виборів у рф», — йдеться в повідомленні Центрупротидії дезінформації.</text:p>
      <text:p text:style-name="P4">
Source: <text:a xlink:type="simple" xlink:href="https://armyinform.com.ua/2023/04/25/rosijskyj-teroryst-prygozhyn-namagayetsya-zasluzhyty-loyalnist-rosiyan-czpd/" text:style-name="Internet_20_link" text:visited-style-name="Visited_20_Internet_20_Link">
https://armyinform.com.ua/2023/04/25/rosijskyj-teroryst-prygozhyn-namagayetsya-zasluzhyty-loyalnist-rosiyan-czpd/</text:a>
</text:p>
      <!--NEWS-->
      <text:h text:style-name="P10" text:outline-level="1">
<text:span text:style-name="T4">
Кадри роботи «Привидів Бахмута» — снайперів ССО</text:span>
</text:h>
      <text:p text:style-name="P4">
Author: ['АРМІЯINFORM']</text:p>
      <text:p text:style-name="P4">
Time: 2023-04-25T29:00:00-04:00</text:p>
      <text:p text:style-name="P4">
Description: Командування Сил спеціальних операцій ЗС України опублікувало відео з кадрами роб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АХМУТСЬКИЙ НАПРЯМОК', 'ВІДЕО', 'СНАЙПЕРИ', 'ССО ЗСУ']</text:p>
      <text:p text:style-name="P4">
Category: News</text:p>
      <!--METADATA-->
      <text:p text:style-name="P4">
Командування Сил спеціальних операцій ЗС України опублікувало відео з кадрамироботи «Привидів Бахмута».</text:p>
      <text:p text:style-name="P4">
«Ще одна продуктивна ніч — мінус 4 окупанти, якби ближче ходили один доодного, не прийшлось би стільки набоїв витрачати», — зазначив снайпер Силспеціальних операцій з позивним «Рапіра».</text:p>
      <text:p text:style-name="P4">
Source: <text:a xlink:type="simple" xlink:href="https://armyinform.com.ua/2023/04/25/kadry-roboty-pryvydiv-bahmutu-snajperiv-sso/" text:style-name="Internet_20_link" text:visited-style-name="Visited_20_Internet_20_Link">
https://armyinform.com.ua/2023/04/25/kadry-roboty-pryvydiv-bahmutu-snajperiv-sso/</text:a>
</text:p>
      <!--NEWS-->
      <text:h text:style-name="P10" text:outline-level="1">
<text:span text:style-name="T4">
На звільнених територіях продовжують відновлювати роботу державні банки</text:span>
</text:h>
      <text:p text:style-name="P4">
Author: ['АРМІЯINFORM']</text:p>
      <text:p text:style-name="P4">
Time: 2023-04-25T30:00:00-04:00</text:p>
      <text:p text:style-name="P4">
Description: Про це повідомляє  Мінреінтеграції.    Минулого тижня банкомати й термін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bankomat.jpg" text:style-name="Internet_20_link" text:visited-style-name="Visited_20_Internet_20_Link">
bankomat.jpg</text:a>
']</text:p>
      <text:p text:style-name="P4">
Tags: ['STOPRUSSIA', 'АГРЕСІЯ РФ', 'ВІЙНА', 'ВТОРГНЕННЯ РФ', 'МІНРЕІНТЕГРАЦІЇ']</text:p>
      <text:p text:style-name="P4">
Category: News</text:p>
      <!--METADATA-->
      <text:p text:style-name="P4">
<draw:frame draw:style-name="fr1" draw:name="Image254" text:anchor-type="as-char" svg:width="6.9236in" svg:height="5.191078in" draw:z-index="0">
<draw:image xlink:href="../Images/AРМІЯINFORM/2023-04-25T30-00-00-04-00/bankomat.jpg" xlink:type="simple" xlink:show="embed" xlink:actuate="onLoad" draw:mime-type="image/jpeg"/>
</draw:frame>
</text:p>
      <text:p text:style-name="P4">
Про це <text:a xlink:type="simple" xlink:href="https://minre.gov.ua/2023/04/24/na-zvilnenyh-terytoriyah-prodovzhuyut-vidnovlyuvaty-robotu-derzhavni-banky/" text:style-name="Internet_20_link" text:visited-style-name="Visited_20_Internet_20_Link">
повідомляє</text:a>
 Мінреінтеграції.</text:p>
      <text:p text:style-name="P4">
Минулого тижня банкомати й термінали самообслуговування Ощадбанку запрацювалив смт Велика Олександрівка та Високопілля Бериславського району Херсонськоїобласті.</text:p>
      <text:p text:style-name="P4">
Це фактично мінівідділення. У них мешканці можуть скористатися майже всімспектром банківських послуг: зняти готівку, оплатити комунальні послуги тощо.</text:p>
      <text:p text:style-name="P4">
Також понад 60 відділень вже працюють на Харківщині.</text:p>
      <text:p text:style-name="P4">
Source: <text:a xlink:type="simple" xlink:href="https://armyinform.com.ua/2023/04/25/na-zvilnenyh-terytoriyah-prodovzhuyut-vidnovlyuvaty-robotu-derzhavni-banky/" text:style-name="Internet_20_link" text:visited-style-name="Visited_20_Internet_20_Link">
https://armyinform.com.ua/2023/04/25/na-zvilnenyh-terytoriyah-prodovzhuyut-vidnovlyuvaty-robotu-derzhavni-banky/</text:a>
</text:p>
      <!--NEWS-->
      <text:h text:style-name="P10" text:outline-level="1">
<text:span text:style-name="T4">
Українська авіація завдала ударів по зенітно-ракетних комплексах ворога та районах його зосередження</text:span>
</text:h>
      <text:p text:style-name="P4">
Author: ['АРМІЯINFORM']</text:p>
      <text:p text:style-name="P4">
Time: 2023-04-25T31:00:00-04:00</text:p>
      <text:p text:style-name="P4">
Description: Про це повідомляє Генеральний штаб Збройних Сил України.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ВТОРГНЕННЯ РФ', 'ВТРАТИ ВОРОГА', 'ГШ ЗСУ', 'ОПЕРАТИВНА ІНФОРМАЦІЯ', 'РАНКОВЕ ЗВЕДЕННЯ']</text:p>
      <text:p text:style-name="P4">
Category: News</text:p>
      <!--METADATA-->
      <text:p text:style-name="P4">
<draw:frame draw:style-name="fr1" draw:name="Image255" text:anchor-type="as-char" svg:width="6.9236in" svg:height="4.615733in" draw:z-index="0">
<draw:image xlink:href="../Images/AРМІЯINFORM/2023-04-25T31-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KhbVBT2DBisGrWb8gMdBmWyeDPMLA5EsJ4UpyUrwFye6zMtNvLahTEh4YF3n46fKl" text:style-name="Internet_20_link" text:visited-style-name="Visited_20_Internet_20_Link">
повідомляє</text:a>
Генеральний штаб Збройних Сил України.</text:p>
      <text:p text:style-name="P4">
«Авіація Сил оборони за минулу добу завдала 9 ударів по районах зосередженняособового складу і військової техніки окупантів, а також 3 ударів по зенітно-ракетних комплексах. Окрім того, наші захисники збили 10 ворожих БПЛА різнихтипів», — йдеться в повідомленні.</text:p>
      <text:p text:style-name="P4">
Також зазначається, що підрозділи ракетних військ і артилерії протягом минулоїдоби уразили зенітно-ракетний комплекс та 2 станції радіоелектронної боротьбипротивника.</text:p>
      <text:p text:style-name="P4">
Source: <text:a xlink:type="simple" xlink:href="https://armyinform.com.ua/2023/04/25/ukrayinska-aviacziya-zavdala-udariv-po-zenitno-raketnyh-kompleksah-voroga/" text:style-name="Internet_20_link" text:visited-style-name="Visited_20_Internet_20_Link">
https://armyinform.com.ua/2023/04/25/ukrayinska-aviacziya-zavdala-udariv-po-zenitno-raketnyh-kompleksah-voroga/</text:a>
</text:p>
      <!--NEWS-->
      <text:h text:style-name="P10" text:outline-level="1">
<text:span text:style-name="T4">
Мінветеранів створить меморіал усім Захисникам України — Юлія Лапутіна</text:span>
</text:h>
      <text:p text:style-name="P4">
Author: ['АРМІЯINFORM']</text:p>
      <text:p text:style-name="P4">
Time: 2023-04-25T32:00:00-04:00</text:p>
      <text:p text:style-name="P4">
Description: Про це повідомила міністр у справах ветеранів України Юлія Лапутіна в інтерв’ю CNN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nimok-ekrana-2023-04-24-125604.png" text:style-name="Internet_20_link" text:visited-style-name="Visited_20_Internet_20_Link">
znimok-ekrana-2023-04-24-125604.png</text:a>
']</text:p>
      <text:p text:style-name="P4">
Tags: ['STOPRUSSIA', 'АГРЕСІЯ РФ', 'ВІЙНА', 'ВТОРГНЕННЯ РФ', 'ВТРАТИ ВОРОГА', 'МІНВЕТЕРАНІВ']</text:p>
      <text:p text:style-name="P4">
Category: News</text:p>
      <!--METADATA-->
      <text:p text:style-name="P4">
<draw:frame draw:style-name="fr1" draw:name="Image256" text:anchor-type="as-char" svg:width="6.9236in" svg:height="3.918437in" draw:z-index="0">
<draw:image xlink:href="../Images/AРМІЯINFORM/2023-04-25T32-00-00-04-00/znimok-ekrana-2023-04-24-125604.png" xlink:type="simple" xlink:show="embed" xlink:actuate="onLoad" draw:mime-type="image/png"/>
</draw:frame>
</text:p>
      <text:p text:style-name="P4">
Про це <text:a xlink:type="simple" xlink:href="https://mva.gov.ua/ua/news/yuliya-laputina-minveteraniv-stvorit-memorial-usim-zahisnikam-ukrayini" text:style-name="Internet_20_link" text:visited-style-name="Visited_20_Internet_20_Link">
повідомила</text:a>
 міністр у справах ветеранів УкраїниЮлія Лапутіна в <text:a xlink:type="simple" xlink:href="https://edition.cnn.com/2023/04/23/politics/ukrainian-veterans-affairs-minister-arlington/index.html" text:style-name="Internet_20_link" text:visited-style-name="Visited_20_Internet_20_Link">
інтерв’юCNN</text:a>
 під час робочого візиту до США.</text:p>
      <text:p text:style-name="P4">
Вона зазначила, що відвідання Арлінгтонського національного кладовища сталодля неї дуже зворушливим досвідом. «Я вражена неймовірним вшануванням пам’ятіта повагою до людей, які захищали вашу країну», — сказала міністр.</text:p>
      <text:p text:style-name="P4">
За її словами, Мінветеранів планує взяти за приклад досвід Арлінгтона під часстворення Національного військового меморіального кладовища в Києві,будівництво якого невдовзі має початися.</text:p>
      <text:p text:style-name="P4">
«Це буде меморіал не тільки нашим Героям російсько-української війни, а й усімЗахисникам і Захисницям нашої країни, учасникам боротьби України за своюнезалежність у різні історичні періоди», — наголосила Юлія Лапутіна.</text:p>
      <text:p text:style-name="Quotations">

<text:p text:style-name="P4">
<text:span text:style-name="T4">
Довідково.</text:span>
 Арлінгтонське національне кладовище — військовий цвинтар в&gt;
 Арлінгтоні, штат Вірджинія, США. На його території поховані учасники війн,&gt;
 президенти, голови Верховного суду й астронавти. Наразі цвинтар нараховує&gt;
 близько 300 тисяч поховань.</text:p>

</text:p>
      <text:p text:style-name="P4">
<text:span text:style-name="T5">
Фото Посольства України у США.</text:span>
</text:p>
      <text:p text:style-name="P4">
Source: <text:a xlink:type="simple" xlink:href="https://armyinform.com.ua/2023/04/25/memorial-usim-zahysnykam-ukrayiny-stvoryt-minveteraniv/" text:style-name="Internet_20_link" text:visited-style-name="Visited_20_Internet_20_Link">
https://armyinform.com.ua/2023/04/25/memorial-usim-zahysnykam-ukrayiny-stvoryt-minveteraniv/</text:a>
</text:p>
      <!--NEWS-->
      <text:h text:style-name="P10" text:outline-level="1">
<text:span text:style-name="T4">
Найзапекліші бої тривають за Бахмут та Мар’їнку — Генеральний штаб ЗСУ</text:span>
</text:h>
      <text:p text:style-name="P4">
Author: ['АРМІЯINFORM']</text:p>
      <text:p text:style-name="P4">
Time: 2023-04-25T33:00:00-04:00</text:p>
      <text:p text:style-name="P4">
Description: Основні зусилля ворог і далі зосереджує на веденні наступальних дій на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56001_600180368711481_8757561508141990812_n.jpg" text:style-name="Internet_20_link" text:visited-style-name="Visited_20_Internet_20_Link">
343056001_600180368711481_8757561508141990812_n.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57" text:anchor-type="as-char" svg:width="6.9236in" svg:height="4.608521in" draw:z-index="0">
<draw:image xlink:href="../Images/AРМІЯINFORM/2023-04-25T33-00-00-04-00/343056001_600180368711481_8757561508141990812_n.jpg" xlink:type="simple" xlink:show="embed" xlink:actuate="onLoad" draw:mime-type="image/jpeg"/>
</draw:frame>
Ілюстративне фото <text:span text:style-name="T4">
🔥 Ситуація щодо російського вторгнення</text:span>
</text:p>
      <text:p text:style-name="P4">
Основні зусилля ворог і далі зосереджує на веденні <text:span text:style-name="T4">
наступальних дій наБахмутському, Авдіївському та Мар’їнському напрямках.</text:span>
 Підрозділи Сил оборониУкраїни на цих ділянках фронту протягом минулої доби відбили 43 атакипротивника.</text:p>
      <text:p text:style-name="P4">
Про це<text:a xlink:type="simple" xlink:href="https://www.facebook.com/GeneralStaff.ua/posts/pfbid02KhbVBT2DBisGrWb8gMdBmWyeDPMLA5EsJ4UpyUrwFye6zMtNvLahTEh4YF3n46fKl" text:style-name="Internet_20_link" text:visited-style-name="Visited_20_Internet_20_Link">
повідомляє</text:a>
Генеральний штаб Збройних Сил України.</text:p>
      <text:p text:style-name="P4">
На <text:span text:style-name="T4">
Бахмутському напрямку</text:span>
 ворог продовжує вести наступальні дії. Триваютьважкі бої за місто Бахмут. До того ж протягом минулої доби противник вівбезуспішні наступальні дії у напрямку населених пунктів Новомаркове таХромове. Від ворожих обстрілів постраждали Васюківка, Оріхово-Василівка,Маркове, Григорівка, Хромове, Бахмут, Іванівське, Часів Яр, Ступочки, Північнета Нью-Йорк Донецької області.</text:p>
      <text:p text:style-name="P4">
На <text:span text:style-name="T4">
Авдіївському напрямку</text:span>
 противник вів наступальні дії неподалік населенихпунктів Новокалинове, Степове, Сєверне та Первомайське Донецької області,успіху не мав. Здійснив обстріли населених пунктів. Це, зокрема, Новокалинове,Авдіївка, Сєверне, Тоненьке, Ласточкине, Первомайське, Карлівка та НевельськеДонецької області.</text:p>
      <text:p text:style-name="P4">
На <text:span text:style-name="T4">
Мар’їнському напрямку</text:span>
 протягом минулої доби наші захисники відбилиатаки противника в районі населеного пункту Мар’їнка, а також поблизуНовомихайлівки. Ворожих обстрілів зазнали Красногорівка, Гостре, Георгіївка,Мар’їнка, Побєда, Новомихайлівка та Парасковіївка Донецької області.</text:p>
      <text:p text:style-name="P4">
Source: <text:a xlink:type="simple" xlink:href="https://armyinform.com.ua/2023/04/25/najzapeklishi-boyi-tryvayut-za-bahmut-ta-maryinku/" text:style-name="Internet_20_link" text:visited-style-name="Visited_20_Internet_20_Link">
https://armyinform.com.ua/2023/04/25/najzapeklishi-boyi-tryvayut-za-bahmut-ta-maryinku/</text:a>
</text:p>
      <!--NEWS-->
      <text:h text:style-name="P10" text:outline-level="1">
<text:span text:style-name="T4">
Окупанти розгортають військові шпиталі на території цивільних лікарень</text:span>
</text:h>
      <text:p text:style-name="P4">
Author: ['АРМІЯINFORM']</text:p>
      <text:p text:style-name="P4">
Time: 2023-04-25T34:00:00-04:00</text:p>
      <text:p text:style-name="P4">
Description: Про це повідомляє Генеральний штаб Збройних Сил України.    «Для надання мед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poranenyj-okupant.jpg" text:style-name="Internet_20_link" text:visited-style-name="Visited_20_Internet_20_Link">
poranenyj-okupant.jpg</text:a>
']</text:p>
      <text:p text:style-name="P4">
Tags: ['STOPRUSSIA', 'АГРЕСІЯ РФ', 'ВТОРГНЕННЯ РФ', 'ГШ ЗСУ', 'ЛУГАНЩИНА', 'ОПЕРАТИВНА ІНФОРМАЦІЯ', 'РАНКОВЕ ЗВЕДЕННЯ', 'ТИМЧАСОВО ОКУПОВАНІ ТЕРИТОРІЇ']</text:p>
      <text:p text:style-name="P4">
Category: News</text:p>
      <!--METADATA-->
      <text:p text:style-name="P4">
<draw:frame draw:style-name="fr1" draw:name="Image258" text:anchor-type="as-char" svg:width="6.9236in" svg:height="3.606042in" draw:z-index="0">
<draw:image xlink:href="../Images/AРМІЯINFORM/2023-04-25T34-00-00-04-00/poranenyj-okupant.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KhbVBT2DBisGrWb8gMdBmWyeDPMLA5EsJ4UpyUrwFye6zMtNvLahTEh4YF3n46fKl" text:style-name="Internet_20_link" text:visited-style-name="Visited_20_Internet_20_Link">
повідомляє</text:a>
Генеральний штаб Збройних Сил України.</text:p>
      <text:p text:style-name="P4">
«Для надання медичної допомоги своїм пораненим, російські загарбникипродовжують активно використовувати медичні заклади населених пунктівтимчасово окупованої Луганської області. Зокрема, у місті Хрустальний,окупанти розгорнули військовий шпиталь на території міської лікарні», —йдеться в повідомленні.</text:p>
      <text:p text:style-name="P4">
Source: <text:a xlink:type="simple" xlink:href="https://armyinform.com.ua/2023/04/25/okupanty-rozgortayut-vijskovi-shpytali-na-terytoriyi-czyvilnyh-likaren/" text:style-name="Internet_20_link" text:visited-style-name="Visited_20_Internet_20_Link">
https://armyinform.com.ua/2023/04/25/okupanty-rozgortayut-vijskovi-shpytali-na-terytoriyi-czyvilnyh-likaren/</text:a>
</text:p>
      <!--NEWS-->
      <text:h text:style-name="P10" text:outline-level="1">
<text:span text:style-name="T4">
рашисти провели нові рейди щодо пошуків партизан в окупованому Криму</text:span>
</text:h>
      <text:p text:style-name="P4">
Author: ['АРМІЯINFORM']</text:p>
      <text:p text:style-name="P4">
Time: 2023-04-25T35:00:00-04:00</text:p>
      <text:p text:style-name="P4">
Description: На тимчасово окупованому півострові Крим ворог продовжує посилювати заходи щодо вияв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protyv.jpeg" text:style-name="Internet_20_link" text:visited-style-name="Visited_20_Internet_20_Link">
sprotyv.jpeg</text:a>
']</text:p>
      <text:p text:style-name="P4">
Tags: ['STOPRUSSIA', 'АГРЕСІЯ РФ', 'ВТОРГНЕННЯ РФ', 'КРИМ', 'ОКУПАНТИ', 'ПАРТИЗАНИ', 'ТИМЧАСОВО ОКУПОВАНИЙ КРИМ']</text:p>
      <text:p text:style-name="P4">
Category: News</text:p>
      <!--METADATA-->
      <text:p text:style-name="P4">
<draw:frame draw:style-name="fr1" draw:name="Image259" text:anchor-type="as-char" svg:width="6.9236in" svg:height="4.615733in" draw:z-index="0">
<draw:image xlink:href="../Images/AРМІЯINFORM/2023-04-25T35-00-00-04-00/sprotyv.jpeg" xlink:type="simple" xlink:show="embed" xlink:actuate="onLoad" draw:mime-type="image/jpeg"/>
</draw:frame>
</text:p>
      <text:p text:style-name="P4">
На тимчасово окупованому півострові Крим ворог продовжує посилювати заходищодо виявлення членів українського підпілля.</text:p>
      <text:p text:style-name="P4">
Про це <text:a xlink:type="simple" xlink:href="https://sprotyv.mod.gov.ua/2023/04/24/v-krymu-okupanty-provely-novi-rejdy-u-poshukah-partyzan/" text:style-name="Internet_20_link" text:visited-style-name="Visited_20_Internet_20_Link">
повідомляє</text:a>
 Центр національного спротиву Силспеціальних операцій.</text:p>
      <text:p text:style-name="P4">
Зокрема на півострові провели обшуки квартир в тих, кого вони підозрюють«нелояльності». Обшуки проводили в тому числі без присутності господарів.Також на вулицях почастішали випадки вибіркових перевірок.</text:p>
      <text:p text:style-name="P4">
Зауважимо, в Криму зростає невдоволення населення через проведенняпредставниками окупаційних адміністрацій активної мобілізаційної кампанії.</text:p>
      <text:p text:style-name="P4">
Нагадаємо, раніше в Криму росіяни встановили додаткові камери стеження абивиявити партизан. Це стало реакцією на успішні дії місцевих партизан, зокремаз руху «Атеш».</text:p>
      <text:p text:style-name="P4">
Source: <text:a xlink:type="simple" xlink:href="https://armyinform.com.ua/2023/04/25/okupanty-shukayut-partyzaniv-u-krymu-provely-novi-rejdy/" text:style-name="Internet_20_link" text:visited-style-name="Visited_20_Internet_20_Link">
https://armyinform.com.ua/2023/04/25/okupanty-shukayut-partyzaniv-u-krymu-provely-novi-rejdy/</text:a>
</text:p>
      <!--NEWS-->
      <text:h text:style-name="P10" text:outline-level="1">
<text:span text:style-name="T4">
Презентовано План дій Ради Європи для України «Стійкість. Відновлення. Відбудова»</text:span>
</text:h>
      <text:p text:style-name="P4">
Author: ['АРМІЯINFORM']</text:p>
      <text:p text:style-name="P4">
Time: 2023-04-25T36:00:00-04:00</text:p>
      <text:p text:style-name="P4">
Description: У Києві відбулася презентація Плану дій Ради Європи для України «Стійкість. Віднов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g.jpg" text:style-name="Internet_20_link" text:visited-style-name="Visited_20_Internet_20_Link">
zag.jpg</text:a>
', '<text:a xlink:type="simple" xlink:href="https://armyinform.com.ua/wp-content/uploads/2023/04/1vk104443_1170.jpg" text:style-name="Internet_20_link" text:visited-style-name="Visited_20_Internet_20_Link">
1vk104443_1170.jpg</text:a>
']</text:p>
      <text:p text:style-name="P4">
Tags: ['МІНСОЦПОЛІТИКИ', 'ПРЕЗЕНТАЦІЯ', 'РАДА ЄВРОПИ']</text:p>
      <text:p text:style-name="P4">
Category: News</text:p>
      <!--METADATA-->
      <text:p text:style-name="P4">
<draw:frame draw:style-name="fr1" draw:name="Image260" text:anchor-type="as-char" svg:width="6.9236in" svg:height="3.484879in" draw:z-index="0">
<draw:image xlink:href="../Images/AРМІЯINFORM/2023-04-25T36-00-00-04-00/zag.jpg" xlink:type="simple" xlink:show="embed" xlink:actuate="onLoad" draw:mime-type="image/jpeg"/>
</draw:frame>
</text:p>
      <text:p text:style-name="P4">
У Києві відбулася презентація Плану дій Ради Європи для України «Стійкість.Відновлення. Відбудова» на 2023–2026 роки, організатором якої виступив ОфісРади Європи в Україні за сприяння Міністерства закордонних справ України.</text:p>
      <text:p text:style-name="P4">
Про це <text:a xlink:type="simple" xlink:href="https://www.kmu.gov.ua/news/anna-prorok-vziala-uchast-u-prezentatsii-planu-dii-rady-ievropy-dlia-ukrainy-stiikist-vidnovlennia-vidbudova-na-2023-2026-roky" text:style-name="Internet_20_link" text:visited-style-name="Visited_20_Internet_20_Link">
повідомляє</text:a>
 Міністерство соціальної політики України.</text:p>
      <text:p text:style-name="P4">
У заході взяли участь представники всіх зацікавлених органів влади, органівмісцевого самоврядування, громадянського суспільства, залучених до реалізаціїПлану дій РЄ для України.</text:p>
      <text:p text:style-name="P4">
Мінсоцполітики налагоджена конструктивна взаємодія з Радою Європи у сферісоціальної політики. Під час свого виступу перед учасниками презентаціїзаступник Міністра соціальної політики з питань європейської інтеграції ГаннаПророк підкреслила важливість і актуальність проєктів для Міністерства,передбачених новим Планом дій РЄ, зокрема, «Посилення соціального захисту вУкраїні», «Боротьба з насильством стосовно жінок в Україні — Етап II»,«Боротьба з торгівлею людьми», а також «Захист прав українських дітей під часвійни та в післявоєнний час».</text:p>
      <text:p text:style-name="P4">
Окремо Ганна Пророк наголосила, що на підтримку захисту прав українських дітейв РЄ було розроблено проєкт Декларації щодо становища дітей України, якіпостраждали внаслідок агресії рф проти України. Передбачається створення урамках Ради Європи спеціального координаційного механізму для обміну даними,обговорення правових аспектів щодо становища, статусу і потреб українськихдітей, які перебувають в інших державах-членах Ради Європи, а також для обмінудосвідом стосовно розвитку сімейних форм виховання тощо.</text:p>
      <text:p text:style-name="P4">
<draw:frame draw:style-name="fr1" draw:name="Image261" text:anchor-type="as-char" svg:width="6.9236in" svg:height="3.893785in" draw:z-index="0">
<draw:image xlink:href="../Images/AРМІЯINFORM/2023-04-25T36-00-00-04-00/1vk104443_1170.jpg" xlink:type="simple" xlink:show="embed" xlink:actuate="onLoad" draw:mime-type="image/jpeg"/>
</draw:frame>
</text:p>
      <text:p text:style-name="P4">
Крім того, заступник Міністра з питань європейської інтеграції зазначила наважливості забезпечення в межах реалізації проєкту «Посилення соціальногозахисту в Україні» розробки та імплементації відповідних нормативно-правовихактів щодо заохочення надання людям з інвалідністю рівного доступу до ринкупраці та ефективного дотримання їхніх соціальних прав.</text:p>
      <text:p text:style-name="P4">
Ганна Пророк підтвердила готовність і відкритість Мінсоцполітики до проєктноїспівпраці в межах реалізації Плану дій Ради Європи для України «Стійкість.Відновлення. Відбудова» на 2023-2026 роки.</text:p>
      <text:p text:style-name="P4">
Source: <text:a xlink:type="simple" xlink:href="https://armyinform.com.ua/2023/04/25/prezentovanyj-plan-dij-rady-yevropy-dlya-ukrayiny-stijkist-vidnovlennya-vidbudova/" text:style-name="Internet_20_link" text:visited-style-name="Visited_20_Internet_20_Link">
https://armyinform.com.ua/2023/04/25/prezentovanyj-plan-dij-rady-yevropy-dlya-ukrayiny-stijkist-vidnovlennya-vidbudova/</text:a>
</text:p>
      <!--NEWS-->
      <text:h text:style-name="P10" text:outline-level="1">
<text:span text:style-name="T4">
Втрати ворога за добу: ліквідовано майже 700 окупантів, знищено 14 артсистем і 24 БПЛА</text:span>
</text:h>
      <text:p text:style-name="P4">
Author: ['АРМІЯINFORM']</text:p>
      <text:p text:style-name="P4">
Time: 2023-04-25T37:00:00-04:00</text:p>
      <text:p text:style-name="P4">
Description: Загальні бойові втрати противника з 24.02.22 по 25.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3253203-0205-4df0-b5c9-4ea1cd4a4714-scaled.jpg" text:style-name="Internet_20_link" text:visited-style-name="Visited_20_Internet_20_Link">
b3253203-0205-4df0-b5c9-4ea1cd4a4714-scaled.jpg</text:a>
']</text:p>
      <text:p text:style-name="P4">
Tags: ['STOPRUSSIA', 'АГРЕСІЯ РФ', 'ВТОРГНЕННЯ РФ', 'ВТРАТИ ВОРОГА', 'ГШ ЗСУ']</text:p>
      <text:p text:style-name="P4">
Category: News</text:p>
      <!--METADATA-->
      <text:p text:style-name="P4">
<draw:frame draw:style-name="fr1" draw:name="Image262" text:anchor-type="as-char" svg:width="6.9236in" svg:height="6.975527in" draw:z-index="0">
<draw:image xlink:href="../Images/AРМІЯINFORM/2023-04-25T37-00-00-04-00/b3253203-0205-4df0-b5c9-4ea1cd4a4714-scaled.jpg" xlink:type="simple" xlink:show="embed" xlink:actuate="onLoad" draw:mime-type="image/jpeg"/>
</draw:frame>
</text:p>
      <text:p text:style-name="P4">
Загальні бойові втрати противника з 24.02.22 по 25.04.23 орієнтовностановлять:</text:p>
      <ul>
        <li>
<text:span text:style-name="T4">
особового складу ‒</text:span>
 187770 (+690) осіб ліквідовано  * <text:span text:style-name="T4">
танків ‒</text:span>
 3688 (+5)  * <text:span text:style-name="T4">
бойових броньованих машин ‒</text:span>
 7151 (+12)  * <text:span text:style-name="T4">
артилерійських систем ‒</text:span>
 2863 (+14)  * <text:span text:style-name="T4">
РСЗВ ‒</text:span>
 539 (0)  * <text:span text:style-name="T4">
засоби ППО ‒</text:span>
 291 (+2)  * <text:span text:style-name="T4">
літаків ‒</text:span>
 308 (0)  * <text:span text:style-name="T4">
гелікоптерів ‒</text:span>
 294 (0)  * <text:span text:style-name="T4">
БПЛА оперативно-тактичного рівня ‒</text:span>
 2437 (+24)  * <text:span text:style-name="T4">
крилаті ракети ‒</text:span>
 911 (0)  * <text:span text:style-name="T4">
кораблі / катери ‒</text:span>
 18 (0)  * <text:span text:style-name="T4">
автомобільної техніки та автоцистерн ‒</text:span>
 5784 (+31)  * <text:span text:style-name="T4">
спеціальна техніка ‒</text:span>
 345 (+6)</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5.04.23.</text:p>
      <text:p text:style-name="P4">
Source: <text:a xlink:type="simple" xlink:href="https://armyinform.com.ua/2023/04/25/vtraty-voroga-za-dobu-likvidovano-majzhe-700-okupantiv-znyshheno-14-artsystem-i-24-bpla/" text:style-name="Internet_20_link" text:visited-style-name="Visited_20_Internet_20_Link">
https://armyinform.com.ua/2023/04/25/vtraty-voroga-za-dobu-likvidovano-majzhe-700-okupantiv-znyshheno-14-artsystem-i-24-bpla/</text:a>
</text:p>
      <!--NEWS-->
      <text:h text:style-name="P10" text:outline-level="1">
<text:span text:style-name="T4">
Захисникам Бахмута передано сотню дронів, придбаних за кошти UNITED24</text:span>
</text:h>
      <text:p text:style-name="P4">
Author: ['АРМІЯINFORM']</text:p>
      <text:p text:style-name="P4">
Time: 2023-04-25T38:00:00-04:00</text:p>
      <text:p text:style-name="P4">
Description: Підписники інтернет-видання «Блискавка» за два дні зібрали через фандрейзингову платфор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8331583695866679_y.jpg" text:style-name="Internet_20_link" text:visited-style-name="Visited_20_Internet_20_Link">
photo_5348331583695866679_y.jpg</text:a>
']</text:p>
      <text:p text:style-name="P4">
Tags: ['АРМІЯ ДРОНІВ', 'МІНЦИФРИ', 'ПЛАТФОРМА UNITED24']</text:p>
      <text:p text:style-name="P4">
Category: News</text:p>
      <!--METADATA-->
      <text:p text:style-name="P4">
<draw:frame draw:style-name="fr1" draw:name="Image263" text:anchor-type="as-char" svg:width="6.9236in" svg:height="3.586208in" draw:z-index="0">
<draw:image xlink:href="../Images/AРМІЯINFORM/2023-04-25T38-00-00-04-00/photo_5348331583695866679_y.jpg" xlink:type="simple" xlink:show="embed" xlink:actuate="onLoad" draw:mime-type="image/jpeg"/>
</draw:frame>
</text:p>
      <text:p text:style-name="P4">
Підписники інтернет-видання «Блискавка» за два дні зібрали черезфандрейзингову платформу UNITED24 понад 10,4 млн грн на 500 дронів-камікадзе.</text:p>
      <text:p text:style-name="P4">
Про це <text:a xlink:type="simple" xlink:href="https://t.me/zedigital/3060" text:style-name="Internet_20_link" text:visited-style-name="Visited_20_Internet_20_Link">
повідомив</text:a>
 Віцепрем'єр з інновацій,розвитку освіти, науки і технологій — міністр цифрової трансформації МихайлоФедоров.</text:p>
      <text:p text:style-name="P4">
Він зазначив, що ці дрони передали на Бахмутський напрямок.</text:p>
      <text:p text:style-name="P4">
«Перша партія «пташок» уже летить до одного з підрозділів аеророзвідки 59-їбригади. Вони допоможуть бійцям оперативно доставляти «подарунки» росіянам.Дякую партнерам та кожному, хто підтримує Армію дронів», — йдеться у йогоповідомленні.</text:p>
      <text:p text:style-name="P4">
Source: <text:a xlink:type="simple" xlink:href="https://armyinform.com.ua/2023/04/25/zahysnykam-bahmuta-peredano-sotnyu-droniv-prydbanyh-za-koshty-united24/" text:style-name="Internet_20_link" text:visited-style-name="Visited_20_Internet_20_Link">
https://armyinform.com.ua/2023/04/25/zahysnykam-bahmuta-peredano-sotnyu-droniv-prydbanyh-za-koshty-united24/</text:a>
</text:p>
      <!--NEWS-->
      <text:h text:style-name="P10" text:outline-level="1">
<text:span text:style-name="T4">
Злочини, скоєні росармією в Україні, не повинні залишитися безкарними — комісарка Ради Європи</text:span>
</text:h>
      <text:p text:style-name="P4">
Author: ['АРМІЯINFORM']</text:p>
      <text:p text:style-name="P4">
Time: 2023-04-25T39:00:00-04:00</text:p>
      <text:p text:style-name="P4">
Description: Комісарка Ради Європи з прав людини Дуня Міятович під час засідання ПАРЄ представ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053.png" text:style-name="Internet_20_link" text:visited-style-name="Visited_20_Internet_20_Link">
9053.png</text:a>
']</text:p>
      <text:p text:style-name="P4">
Tags: ['STOPRUSSIA', 'АГРЕСІЯ РФ', 'ВОЄННІ ЗЛОЧИНИ РФ', 'ВТОРГНЕННЯ РФ', 'ДУНЯ МІЯТОВИЧ', 'ПАРЄ']</text:p>
      <text:p text:style-name="P4">
Category: News</text:p>
      <!--METADATA-->
      <text:p text:style-name="P4">
<draw:frame draw:style-name="fr1" draw:name="Image264" text:anchor-type="as-char" svg:width="6.9236in" svg:height="4.698157in" draw:z-index="0">
<draw:image xlink:href="../Images/AРМІЯINFORM/2023-04-25T39-00-00-04-00/9053.png" xlink:type="simple" xlink:show="embed" xlink:actuate="onLoad" draw:mime-type="image/png"/>
</draw:frame>
</text:p>
      <text:p text:style-name="P4">
Комісарка Ради Європи з прав людини Дуня Міятович під час засідання ПАРЄпредставила щорічний звіт, який був здебільшого зосереджений на звірствах,вчинених російською федерацією в Україні.</text:p>
      <text:p text:style-name="P4">
Про це <text:a xlink:type="simple" xlink:href="https://pace.coe.int/en/news/9053/annual-report-2022-commissioner-mijatovic-calls-for-renewed-commitment-to-human-rights-protection-to-address-numerous-systemic-problems" text:style-name="Internet_20_link" text:visited-style-name="Visited_20_Internet_20_Link">
повідомляє</text:a>
 пресслужба РадиЄвропи.</text:p>
      <text:p text:style-name="P4">
«Жахливі злочини, скоєні російськими військами в Україні, не повиннізалишитися безкарними. Правосуддя має бути звершене, у тому числі черезефективну співпрацю з Міжнародним кримінальним судом та довгостроковупідтримку системи українського правосуддя», — наголосила Дуня Міятович.</text:p>
      <text:p text:style-name="P4">
У звіті йдеться, зокрема, про порушення прав людини українських дітей,переданих до російської федерації чи тимчасово окупованих територій, деякі зяких отримали російське громадянство з грубим порушенням міжнародногогуманітарного права.</text:p>
      <text:p text:style-name="P4">
Source: <text:a xlink:type="simple" xlink:href="https://armyinform.com.ua/2023/04/25/zlochyny-skoyeni-rosarmiyeyu-v-ukrayini-ne-povynni-zalyshytysya-bezkarnymy-komisarka-rady-yevropy/" text:style-name="Internet_20_link" text:visited-style-name="Visited_20_Internet_20_Link">
https://armyinform.com.ua/2023/04/25/zlochyny-skoyeni-rosarmiyeyu-v-ukrayini-ne-povynni-zalyshytysya-bezkarnymy-komisarka-rady-yevropy/</text:a>
</text:p>
      <!--NEWS-->
      <text:h text:style-name="P10" text:outline-level="1">
<text:span text:style-name="T4">
В Україні хвилина мовчання</text:span>
</text:h>
      <text:p text:style-name="P4">
Author: ['АРМІЯINFORM']</text:p>
      <text:p text:style-name="P4">
Time: 2023-04-25T4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265" text:anchor-type="as-char" svg:width="6.9236in" svg:height="3.895992in" draw:z-index="0">
<draw:image xlink:href="../Images/AРМІЯINFORM/2023-04-25T40-00-00-04-00/candle-1.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5/v-ukrayini-hvylyna-movchannya-3/" text:style-name="Internet_20_link" text:visited-style-name="Visited_20_Internet_20_Link">
https://armyinform.com.ua/2023/04/25/v-ukrayini-hvylyna-movchannya-3/</text:a>
</text:p>
      <!--NEWS-->
      <text:h text:style-name="P10" text:outline-level="1">
<text:span text:style-name="T4">
Країнам, які висувають мирні пропозиції, слід побачити агресію очима українців, яких бомбардує рф — Жозеп Боррель</text:span>
</text:h>
      <text:p text:style-name="P4">
Author: ['АРМІЯINFORM']</text:p>
      <text:p text:style-name="P4">
Time: 2023-04-25T41:00:00-04:00</text:p>
      <text:p text:style-name="P4">
Description: Китаю та Бразилії, які висунули ідеї миру, слід спершу приїхати до України і зазирнут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4bb728f-3206-4449-9437-7ac0a94fcbc3.jpg" text:style-name="Internet_20_link" text:visited-style-name="Visited_20_Internet_20_Link">
d4bb728f-3206-4449-9437-7ac0a94fcbc3.jpg</text:a>
']</text:p>
      <text:p text:style-name="P4">
Tags: ['STOPRUSSIA', 'АГРЕСІЯ РФ', 'ВЕРХОВНИЙ ПРЕДСТАВНИК ЄС', 'ВТОРГНЕННЯ РФ', 'ЖОЗЕП БОРРЕЛЬ']</text:p>
      <text:p text:style-name="P4">
Category: News</text:p>
      <!--METADATA-->
      <text:p text:style-name="P4">
<draw:frame draw:style-name="fr1" draw:name="Image266" text:anchor-type="as-char" svg:width="6.9236in" svg:height="3.894525in" draw:z-index="0">
<draw:image xlink:href="../Images/AРМІЯINFORM/2023-04-25T41-00-00-04-00/d4bb728f-3206-4449-9437-7ac0a94fcbc3.jpg" xlink:type="simple" xlink:show="embed" xlink:actuate="onLoad" draw:mime-type="image/jpeg"/>
</draw:frame>
</text:p>
      <text:p text:style-name="P4">
Китаю та Бразилії, які висунули ідеї миру, слід спершу приїхати до України ізазирнути в очі тих, кого торкнулася російська агресія.</text:p>
      <text:p text:style-name="P4">
На цьому <text:a xlink:type="simple" xlink:href="https://www.eeas.europa.eu/eeas/foreign-affairs-council-press-remarks-high-representative-josep-borrell-after-meeting-4_en" text:style-name="Internet_20_link" text:visited-style-name="Visited_20_Internet_20_Link">
наголошує</text:a>
 Високийпредставник Європейського Союзу з питань закордонних справ і політики безпекиЖозеп Боррель.</text:p>
      <text:p text:style-name="P4">
«Нещодавно деякі ідеї щодо миру висунули Китай, а також Бразилія. Длянадійних, чесних мирних зусиль потрібно також поговорити з Києвом і поїхатитуди, щоб побачити агресію їхніми очима, очима тих, кого бомбардують. Я хочунагадати про жахливу ситуацію на місці всім людям, які зараз закликають домиру. Я також закликаю до миру. Але де були ці заклики, коли росія стягувалавійська на кордонах? Треба дуже чітко розуміти, що відбувається. Є агресор,який порушив Статут ООН і вторгся в іншу країну, і є жертва цієї агресії. Мине можемо прийняти такий доброзичливий підхід, який стверджує: "Ой, один нехоче зупинятися, і інший не хоче. О ні!" Не можна ставити на один рівеньагресора і агресованого», — зазначив Жозеп Боррель.</text:p>
      <text:p text:style-name="P4">
Він підкреслив, що країнам ЄС відомо про термінову потребу України вбоєприпасах і ракетах, і вони потрібні для захисту своєї території.</text:p>
      <text:p text:style-name="P4">
«росія не хоче зупиняти вторгнення, і Україна має продовжувати захищатися. Цеправильний спосіб пояснити, що там відбувається. Ось чому ми підтримуємоУкраїну, тепер включаючи танки, ППО і навіть винищувачі. Я можу оцінити, щопонад 13 мільярдів євро військової підтримки надано Україні ЄвропейськимСоюзом та державами-членами. Ми продовжуємо виконувати наші обіцянки щодоартилерійських боєприпасів і ракет на суму <text:a xlink:type="simple" xlink:href="https://armyinform.com.ua/2023/04/13/milyard-yevro-na-boyeprypasy-dlya-ukrayiny-yevropejska-rada-pogodyla-vydilennya-transhu/" text:style-name="Internet_20_link" text:visited-style-name="Visited_20_Internet_20_Link">
1 мільярдєвро</text:a>
 для України», —підкреслив Жозеп Боррель.</text:p>
      <text:p text:style-name="P4">
Source: <text:a xlink:type="simple" xlink:href="https://armyinform.com.ua/2023/04/25/krayinam-yaki-vysuvayut-myrni-propozycziyi-slid-pobachyty-agresiyu-ochyma-ukrayincziv-yakyh-bombarduye-rf-zhozep-borrel/" text:style-name="Internet_20_link" text:visited-style-name="Visited_20_Internet_20_Link">
https://armyinform.com.ua/2023/04/25/krayinam-yaki-vysuvayut-myrni-propozycziyi-slid-pobachyty-agresiyu-ochyma-ukrayincziv-yakyh-bombarduye-rf-zhozep-borrel/</text:a>
</text:p>
      <!--NEWS-->
      <text:h text:style-name="P10" text:outline-level="1">
<text:span text:style-name="T4">
кремль вже має план, як пояснити російському суспільству втрату Криму — Кирило Буданов</text:span>
</text:h>
      <text:p text:style-name="P4">
Author: ['АРМІЯINFORM']</text:p>
      <text:p text:style-name="P4">
Time: 2023-04-25T42: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5-1.jpg" text:style-name="Internet_20_link" text:visited-style-name="Visited_20_Internet_20_Link">
20230425-1.jpg</text:a>
']</text:p>
      <text:p text:style-name="P4">
Tags: ['STOPRUSSIA', 'АГРЕСІЯ РФ', 'ВТОРГНЕННЯ РФ', 'ГУР МОУ', 'ЗВІЛЬНЕННЯ КРИМУ', 'КИРИЛО БУДАНОВ']</text:p>
      <text:p text:style-name="P4">
Category: News</text:p>
      <!--METADATA-->
      <text:p text:style-name="P4">
<draw:frame draw:style-name="fr1" draw:name="Image267" text:anchor-type="as-char" svg:width="6.9236in" svg:height="4.615733in" draw:z-index="0">
<draw:image xlink:href="../Images/AРМІЯINFORM/2023-04-25T42-00-00-04-00/20230425-1.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розповів, як пропаганда рф пояснить поразку у війні тапро бої на Донбасі. Він сказав, що російські пропагандисти обманюють своїхлюдей так сильно, як ніхто в світі не може цього зробити краще. Тож, колиросія поверне Україні Крим, пояснювати втрату внутрішній аудиторії буде легше.</text:p>
      <text:p text:style-name="P4">
Про це <text:a xlink:type="simple" xlink:href="https://gur.gov.ua/content/kreml-vzhe-maie-plan-iak-poiasnyty-rosiiskomu-suspilstvu-vtratu-krymu.html" text:style-name="Internet_20_link" text:visited-style-name="Visited_20_Internet_20_Link">
повідомляє</text:a>
 Головне управління розвідкиМіністерства оборони України.</text:p>
      <text:p text:style-name="P4">
Подібне, нагадав очільник української воєнної розвідки, ми вже спостерігалипід час деокупації Херсона, яка була подана в російських пропагандистських ЗМІяк «вимушений крок».</text:p>
      <text:p text:style-name="P4">
«Повірте, там пропагандистська машина працює як взірець, це реально взірець.Вони так “оболванюють” своє населення, як ніхто у світі не може. Їхняпропагандистська машина під час втрати Херсона максимально ефективно себепоказала. Вони показали втрату Херсона – а це був найбільший здобуток такзваної “спеціальної воєнної операції” — просто як буденну справу. Причомувивернули це так, що це, в принципі, ще й гарна річ була для них», — сказавкерівник ГУР.</text:p>
      <text:p text:style-name="P4">
На думку генерал-майора Кирила Буданова, кремль уже має план, як податинаселенню новину про втрату Криму.</text:p>
      <text:p text:style-name="P4">
«Вони вже все напрацювали. Моделі по тому, як висвічувати новини під час подійу Криму, — всі вони вже є, вони нам чудово відомі. Повірте, вони спрацюють наїхнє суспільство», — зазначив керівник воєнної розвідки України.</text:p>
      <text:p text:style-name="P4">
Source: <text:a xlink:type="simple" xlink:href="https://armyinform.com.ua/2023/04/25/kreml-vzhe-maye-plan-yak-poyasnyty-rosijskomu-suspilstvu-vtratu-krymu-kyrylo-budanov/" text:style-name="Internet_20_link" text:visited-style-name="Visited_20_Internet_20_Link">
https://armyinform.com.ua/2023/04/25/kreml-vzhe-maye-plan-yak-poyasnyty-rosijskomu-suspilstvu-vtratu-krymu-kyrylo-budanov/</text:a>
</text:p>
      <!--NEWS-->
      <text:h text:style-name="P10" text:outline-level="1">
<text:span text:style-name="T4">
Прем’єрка Естонії в Бучі: Не повинно бути імунітету за злочини росії</text:span>
</text:h>
      <text:p text:style-name="P4">
Author: ['АРМІЯINFORM']</text:p>
      <text:p text:style-name="P4">
Time: 2023-04-25T43:00:00-04:00</text:p>
      <text:p text:style-name="P4">
Description: Прем’єр-міністр Естонії Кая Каллас під час візиту в Україну відвідала Буч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ftmdwwaaimtqc.jpg" text:style-name="Internet_20_link" text:visited-style-name="Visited_20_Internet_20_Link">
fuftmdwwaaimtqc.jpg</text:a>
', '<text:a xlink:type="simple" xlink:href="https://armyinform.com.ua/wp-content/uploads/2023/04/fuftgagxsaqzea--150x150.jpg" text:style-name="Internet_20_link" text:visited-style-name="Visited_20_Internet_20_Link">
fuftgagxsaqzea--150x150.jpg</text:a>
', '<text:a xlink:type="simple" xlink:href="https://armyinform.com.ua/wp-content/uploads/2023/04/fuftmdfwiaaxxoc-150x150.jpg" text:style-name="Internet_20_link" text:visited-style-name="Visited_20_Internet_20_Link">
fuftmdfwiaaxxoc-150x150.jpg</text:a>
']</text:p>
      <text:p text:style-name="P4">
Tags: ['БУЧА', 'КАЯ КАЛЛАС']</text:p>
      <text:p text:style-name="P4">
Category: News</text:p>
      <!--METADATA-->
      <text:p text:style-name="P4">
<draw:frame draw:style-name="fr1" draw:name="Image268" text:anchor-type="as-char" svg:width="6.9236in" svg:height="4.615733in" draw:z-index="0">
<draw:image xlink:href="../Images/AРМІЯINFORM/2023-04-25T43-00-00-04-00/fuftmdwwaaimtqc.jpg" xlink:type="simple" xlink:show="embed" xlink:actuate="onLoad" draw:mime-type="image/jpeg"/>
</draw:frame>
</text:p>
      <text:p text:style-name="P4">
Прем’єр-міністр Естонії Кая Каллас під час візиту в Україну відвідала Бучу.</text:p>
      <text:p text:style-name="P4">
Про це вона<text:a xlink:type="simple" xlink:href="https://twitter.com/kajakallas/status/1650520725801844736" text:style-name="Internet_20_link" text:visited-style-name="Visited_20_Internet_20_Link">
написала</text:a>
у своєму Twitter.</text:p>
      <text:p text:style-name="P4">
Вона наголосила, що не повинно бути безкарності та імунітету за злочиниросійської федерації, зокрема за злочин агресії.</text:p>
      <text:p text:style-name="P4">
«Свідчення звірств росії в Бучі — це нагадування: є боротьба за свободу, а єборотьба за справедливість. Україна має виграти і те, і інше. Ми готовідопомогти в цьому. Не повинно бути безкарності та імунітету за злочини росії,зокрема за злочин агресії», — йдеться у її дописі.</text:p>
      <text:p text:style-name="P4">
<text:a xlink:type="simple" xlink:href="https://armyinform.com.ua/wp-content/uploads/2023/04/fuftgagxsaqzea-.jpg" text:style-name="Internet_20_link" text:visited-style-name="Visited_20_Internet_20_Link">
<draw:frame draw:style-name="fr1" draw:name="Image269" text:anchor-type="as-char" svg:width="6.9236in" svg:height="6.9236in" draw:z-index="0">
<draw:image xlink:href="../Images/AРМІЯINFORM/2023-04-25T43-00-00-04-00/fuftgagxsaqzea--150x150.jpg" xlink:type="simple" xlink:show="embed" xlink:actuate="onLoad" draw:mime-type="image/jpeg"/>
</draw:frame>
</text:a>
</text:p>
      <text:p text:style-name="P4">
<text:a xlink:type="simple" xlink:href="https://armyinform.com.ua/wp-content/uploads/2023/04/fuftmdfwiaaxxoc.jpg" text:style-name="Internet_20_link" text:visited-style-name="Visited_20_Internet_20_Link">
<draw:frame draw:style-name="fr1" draw:name="Image270" text:anchor-type="as-char" svg:width="6.9236in" svg:height="6.9236in" draw:z-index="0">
<draw:image xlink:href="../Images/AРМІЯINFORM/2023-04-25T43-00-00-04-00/fuftmdfwiaaxxoc-150x150.jpg" xlink:type="simple" xlink:show="embed" xlink:actuate="onLoad" draw:mime-type="image/jpeg"/>
</draw:frame>
</text:a>
</text:p>
      <text:p text:style-name="P4">
Прем’єр-міністр Естонії Кая Каллас разом з Президентом України ВолодимиромЗеленським також <text:a xlink:type="simple" xlink:href="https://armyinform.com.ua/2023/04/24/ukrayina-czinuye-kozhnu-peredanu-nam-estoniyeyu-odynyczyu-zbroyi-prezydent-ukrayiny/" text:style-name="Internet_20_link" text:visited-style-name="Visited_20_Internet_20_Link">
відвідала</text:a>
Житомирську область.</text:p>
      <text:p text:style-name="P4">
Source: <text:a xlink:type="simple" xlink:href="https://armyinform.com.ua/2023/04/25/premyerka-estoniyi-u-buchi-ne-povynno-buty-imunitetu-za-zlochyny-rosiyi/" text:style-name="Internet_20_link" text:visited-style-name="Visited_20_Internet_20_Link">
https://armyinform.com.ua/2023/04/25/premyerka-estoniyi-u-buchi-ne-povynno-buty-imunitetu-za-zlochyny-rosiyi/</text:a>
</text:p>
      <!--NEWS-->
      <text:h text:style-name="P10" text:outline-level="1">
<text:span text:style-name="T4">
Для фахівців з кібербезпеки НКЦК провів навчання щодо захисту енергетичного сектору</text:span>
</text:h>
      <text:p text:style-name="P4">
Author: ['АРМІЯINFORM']</text:p>
      <text:p text:style-name="P4">
Time: 2023-04-25T44:00:00-04:00</text:p>
      <text:p text:style-name="P4">
Description: Національний координаційний центр кібербезпеки (НКЦК) при Раді національної безпек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iberzahyst.jpeg" text:style-name="Internet_20_link" text:visited-style-name="Visited_20_Internet_20_Link">
kiberzahyst.jpeg</text:a>
']</text:p>
      <text:p text:style-name="P4">
Tags: ['КІБЕРБЕЗПЕКА', 'НКЦК', 'РНБО УКРАЇНИ']</text:p>
      <text:p text:style-name="P4">
Category: News</text:p>
      <!--METADATA-->
      <text:p text:style-name="P4">
<draw:frame draw:style-name="fr1" draw:name="Image271" text:anchor-type="as-char" svg:width="6.9236in" svg:height="3.624921in" draw:z-index="0">
<draw:image xlink:href="../Images/AРМІЯINFORM/2023-04-25T44-00-00-04-00/kiberzahyst.jpeg" xlink:type="simple" xlink:show="embed" xlink:actuate="onLoad" draw:mime-type="image/jpeg"/>
</draw:frame>
</text:p>
      <text:p text:style-name="P4">
Національний координаційний центр кібербезпеки (НКЦК) при Раді національноїбезпеки і оборони України за підтримки CRDF Global в Україні з 13 березня по20 квітня 2023 року провів навчальний захід із серії «Управліннявразливостями» (VDP).</text:p>
      <text:p text:style-name="P4">
Про це <text:a xlink:type="simple" xlink:href="https://www.rnbo.gov.ua/ua/Diialnist/6286.html" text:style-name="Internet_20_link" text:visited-style-name="Visited_20_Internet_20_Link">
повідомляє</text:a>
 АпаратРади національної безпеки і оборони України.</text:p>
      <text:p text:style-name="P4">
У десятій програмі із серії «Управління вразливостями» взяли участь понад 30профільних технічних спеціалістів, які представляли 20 організаційенергетичного сектору України, з-поміж яких Міністерство енергетики України,НАЕК «Енергоатом», НЕК «Укренерго», регіональні обленерго тощо.</text:p>
      <text:p text:style-name="P4">
Метою таких заходів є покращення практичних навичок з виявлення вразливостей вінформаційних системах та забезпечення комплексного кіберзахисту в основнихсуб’єктах забезпечення кібербезпеки, державних установах, об’єктах критичноїінфраструктури та інших організаціях у рамках державно-приватного партнерства.</text:p>
      <text:p text:style-name="P4">
«Програма «Управління вразливостями» була створена для підвищення рівнякіберзахисту організацій різних секторів критичної інфраструктури Українишляхом навчання та підвищення кваліфікації ключових фахівців кібербезпеки цихорганізацій. Вона дає чіткі настанови та методології з виявлення й усуненнявразливостей безпеки та протидії кібератакам, а також допомагає організаціямзменшити кіберризики, сприяючи виявленню та усуненню вразливостей до того, якними скористаються зловмисники», — зазначив керівник управління забезпеченнядіяльності НКЦК профільної служби Апарату РНБО України Сергій Прокопенко.</text:p>
      <text:p text:style-name="P4">
Також Сергій Прокопенко подякував усім фахівцям за активну участь, адже цедозволило підвищити обізнаність, розвиток спеціальних практичних навичокфахівців безпеки та вдосконалити в майбутньому програми кібербезпекиорганізацій критичної інфраструктури.</text:p>
      <text:p text:style-name="P4">
Учасники VDP показали високу зацікавленість у вирішенні завдань та нафінальному CTF. Переможці шеститижневого тренінгу для працівниківенергетичного сектору отримали призи, які допоможуть їм і далі розвивати своїпрофесійні навички.</text:p>
      <text:p text:style-name="P4">
Навчальна програма була розроблена для задоволення вимог компаній тапідприємств енергетичного сектору критичної інфраструктури, які стикаються зконкретними викликами кібербезпеки, особливо під час російської агресії.</text:p>
      <text:p text:style-name="P4">
Source: <text:a xlink:type="simple" xlink:href="https://armyinform.com.ua/2023/04/25/dlya-fahivcziv-z-kiberbezpeky-nkczk-proviv-navchannya-shhodo-zahystu-energetychnogo-sektoru/" text:style-name="Internet_20_link" text:visited-style-name="Visited_20_Internet_20_Link">
https://armyinform.com.ua/2023/04/25/dlya-fahivcziv-z-kiberbezpeky-nkczk-proviv-navchannya-shhodo-zahystu-energetychnogo-sektoru/</text:a>
</text:p>
      <!--NEWS-->
      <text:h text:style-name="P10" text:outline-level="1">
<text:span text:style-name="T4">
Глава держави про обстріл Купʼянська: рф робить усе, щоб знищити нас — нашу історію, культуру, людей</text:span>
</text:h>
      <text:p text:style-name="P4">
Author: ['АРМІЯINFORM']</text:p>
      <text:p text:style-name="P4">
Time: 2023-04-25T45:00:00-04:00</text:p>
      <text:p text:style-name="P4">
Description: Країна-терорист обстріляла центр Купʼянська Харківської області. Влучили у будів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0443316036093248_y.jpg" text:style-name="Internet_20_link" text:visited-style-name="Visited_20_Internet_20_Link">
photo_5350443316036093248_y.jpg</text:a>
']</text:p>
      <text:p text:style-name="P4">
Tags: []</text:p>
      <text:p text:style-name="P4">
Category: News</text:p>
      <!--METADATA-->
      <text:p text:style-name="P4">
<draw:frame draw:style-name="fr1" draw:name="Image272" text:anchor-type="as-char" svg:width="6.9236in" svg:height="4.615733in" draw:z-index="0">
<draw:image xlink:href="../Images/AРМІЯINFORM/2023-04-25T45-00-00-04-00/photo_5350443316036093248_y.jpg" xlink:type="simple" xlink:show="embed" xlink:actuate="onLoad" draw:mime-type="image/jpeg"/>
</draw:frame>
</text:p>
      <text:p text:style-name="P4">
Країна-терорист обстріляла центр Купʼянська Харківської області. Влучили убудівлю краєзнавчого музею.</text:p>
      <text:p text:style-name="P4">
Про це <text:a xlink:type="simple" xlink:href="https://t.me/V_Zelenskiy_official/5988" text:style-name="Internet_20_link" text:visited-style-name="Visited_20_Internet_20_Link">
повідомив</text:a>
 Президент УкраїниВолодимир Зеленський.</text:p>
      <text:p text:style-name="P4">
«Країна-терорист робить усе, щоб знищити нас повністю: нашу історію, нашукультуру, наших людей, абсолютно варварськими методами вбиваючи українців. Немаємо права про це забувати ні на секунду. Маємо й будемо відповідати!» —написав глава держави.</text:p>
      <text:p text:style-name="P4">
Наразі відомо про загиблу працівницю музею та десятьох поранених. Під заваламище є люди. Ліквідація наслідків обстрілу триває. Залучені всі необхідніслужби.</text:p>
      <text:p text:style-name="P4">
«Вічна памʼять загиблій і співчуття рідним. А відповідальність усіх винних уцих воєнних злочинах точно буде, і буде безжальною», — зазначив ПрезидентУкраїни.</text:p>
      <text:p text:style-name="P4">
Source: <text:a xlink:type="simple" xlink:href="https://armyinform.com.ua/2023/04/25/glava-derzhavy-pro-obstril-kup%ca%bcyanska-rf-robyt-use-shhob-znyshhyty-nas-nashu-istoriyu-kulturu-lyudej/" text:style-name="Internet_20_link" text:visited-style-name="Visited_20_Internet_20_Link">
https://armyinform.com.ua/2023/04/25/glava-derzhavy-pro-obstril-kup%ca%bcyanska-rf-robyt-use-shhob-znyshhyty-nas-nashu-istoriyu-kulturu-lyudej/</text:a>
</text:p>
      <!--NEWS-->
      <text:h text:style-name="P10" text:outline-level="1">
<text:span text:style-name="T4">
На сайті Міноборони запустили онлайн-курс про деокупацію Криму</text:span>
</text:h>
      <text:p text:style-name="P4">
Author: ['Тетяна Головатюк']</text:p>
      <text:p text:style-name="P4">
Time: 2023-04-25T46:00:00-04:00</text:p>
      <text:p text:style-name="P4">
Description: На офіційному сайті Міністерства оборони України розмістили курс про деокуп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icleimage_31512.webp" text:style-name="Internet_20_link" text:visited-style-name="Visited_20_Internet_20_Link">
articleimage_31512.webp</text:a>
']</text:p>
      <text:p text:style-name="P4">
Tags: []</text:p>
      <text:p text:style-name="P4">
Category: News</text:p>
      <!--METADATA-->
      <text:p text:style-name="P4">
<draw:frame draw:style-name="fr1" draw:name="Image273" text:anchor-type="as-char" svg:width="6.9236in" svg:height="4.698157in" draw:z-index="0">
<draw:image xlink:href="../ConvertedIMGs/AРМІЯINFORM/2023-04-25T46-00-00-04-00/articleimage_31512.png" xlink:type="simple" xlink:show="embed" xlink:actuate="onLoad" draw:mime-type="image/png"/>
</draw:frame>
</text:p>
      <text:p text:style-name="P4">
На офіційному сайті Міністерства оборони України розмістили<text:a xlink:type="simple" xlink:href="https://courses.zrozumilo.in.ua/courses/course-v1:EEF+EEF-036+March2023/about" text:style-name="Internet_20_link" text:visited-style-name="Visited_20_Internet_20_Link">
курс</text:a>
про деокупацію Кримського півострова. Він розроблений у межах Проєкту«Підтримка Кримської платформи: час нагадати, що Крим — це Україна», щовиконується Фондом Східна Європа за сприяння Агентства США з міжнародногорозвитку (USAID).</text:p>
      <text:p text:style-name="P4">
«Це просвітницький курс для державних службовців, працівників органівмісцевого самоврядування і політиків щодо окремих правових та політичнихпитань державної політики в контексті тимчасової окупації АвтономноїРеспубліки Крим та м. Севастополь», — йдеться в повідомленні.</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стосовно деокупаціїпівострова та реінтеграції громадян із цих територій.</text:p>
      <text:p text:style-name="P4">
Онлайн-курс налічує вступне відео, 10 лекцій українською мовою зкримськотатарськими субтитрами та додаткову лекцію з коментарями експертіванглійською мовою. Тривалість відеолекцій — близько 10 хвилин. У додатковійангломовній лекції зібрані коментарі окремих українських експертів іпредставників органів влади про Крим.</text:p>
      <text:p text:style-name="P4">
Охочі пройти курс повинні створити обліковий запис за<text:a xlink:type="simple" xlink:href="https://courses.zrozumilo.in.ua/register" text:style-name="Internet_20_link" text:visited-style-name="Visited_20_Internet_20_Link">
посиланням</text:a>
.</text:p>
      <text:p text:style-name="P4">
Source: <text:a xlink:type="simple" xlink:href="https://armyinform.com.ua/2023/04/25/na-sajti-minoborony-zapustyly-onlajn-kurs-pro-deokupacziyu-krymu/" text:style-name="Internet_20_link" text:visited-style-name="Visited_20_Internet_20_Link">
https://armyinform.com.ua/2023/04/25/na-sajti-minoborony-zapustyly-onlajn-kurs-pro-deokupacziyu-krymu/</text:a>
</text:p>
      <!--NEWS-->
      <text:h text:style-name="P10" text:outline-level="1">
<text:span text:style-name="T4">
Запрацював перший навчально-тренувальний комплекс із такмеду</text:span>
</text:h>
      <text:p text:style-name="P4">
Author: ['Олександр Тереверко']</text:p>
      <text:p text:style-name="P4">
Time: 2023-04-25T47:00:00-04:00</text:p>
      <text:p text:style-name="P4">
Description: Нещодавно АрміяInform повідомляла, що Благодійний фонд «Повернись живим» у межах проєк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1.png" text:style-name="Internet_20_link" text:visited-style-name="Visited_20_Internet_20_Link">
f1.png</text:a>
', '<text:a xlink:type="simple" xlink:href="https://armyinform.com.ua/wp-content/uploads/2023/04/f2.png" text:style-name="Internet_20_link" text:visited-style-name="Visited_20_Internet_20_Link">
f2.png</text:a>
', '<text:a xlink:type="simple" xlink:href="https://armyinform.com.ua/wp-content/uploads/2023/04/f3-150x150.png" text:style-name="Internet_20_link" text:visited-style-name="Visited_20_Internet_20_Link">
f3-150x150.png</text:a>
', '<text:a xlink:type="simple" xlink:href="https://armyinform.com.ua/wp-content/uploads/2023/04/f4-1-150x150.png" text:style-name="Internet_20_link" text:visited-style-name="Visited_20_Internet_20_Link">
f4-1-150x150.png</text:a>
', '<text:a xlink:type="simple" xlink:href="https://armyinform.com.ua/wp-content/uploads/2023/04/f5.png" text:style-name="Internet_20_link" text:visited-style-name="Visited_20_Internet_20_Link">
f5.png</text:a>
']</text:p>
      <text:p text:style-name="P4">
Tags: ['ВТОРГНЕННЯ РФ', 'ТАКМЕД']</text:p>
      <text:p text:style-name="P4">
Category: News</text:p>
      <!--METADATA-->
      <text:p text:style-name="P4">
<draw:frame draw:style-name="fr1" draw:name="Image274" text:anchor-type="as-char" svg:width="6.9236in" svg:height="4.677921in" draw:z-index="0">
<draw:image xlink:href="../Images/AРМІЯINFORM/2023-04-25T47-00-00-04-00/f1.png" xlink:type="simple" xlink:show="embed" xlink:actuate="onLoad" draw:mime-type="image/png"/>
</draw:frame>
</text:p>
      <text:p text:style-name="P4">
Нещодавно АрміяInform повідомляла, що Благодійний фонд «Повернись живим» умежах проєкту «Тримаю!» працює над розгортанням восьми навчально-тренувальнихкомплексів з тактичної медицини на полігонах Збройних Сил України. Про цеможна прочитати <text:a xlink:type="simple" xlink:href="https://armyinform.com.ua/2023/04/11/visim-mobilnyh-navchalno-trenuvalnyh-kompleksiv-iz-takmedu-rozgortaye-blagodijnyj-fond-povernys-zhyvym/" text:style-name="Internet_20_link" text:visited-style-name="Visited_20_Internet_20_Link">
тут</text:a>
.</text:p>
      <text:p text:style-name="P4">
І ось на одному з полігонів перший навчально-тренувальний комплекс запрацював.</text:p>
      <text:p text:style-name="P4">
— До того 12 інструкторів з тактичної медицини пройшли підготовку з викладаннякурсу ТССС АСМ — All Service Members Course, — повідомила кореспондентуАрміяInform керівниця інструкторського напряму з тактичної медицини фонду«Повернись живим» Людмила Паутець. — Це стандарт догоспітальної допомоги наполі бою, розроблений для всіх військовослужбовців, які не є медиками. Йоговикористовують армії країн НАТО, а влітку минулого року перехід на ньогозатвердили Збройні Сили.</text:p>
      <text:p text:style-name="P4">
<draw:frame draw:style-name="fr1" draw:name="Image275" text:anchor-type="as-char" svg:width="6.9236in" svg:height="4.414558in" draw:z-index="0">
<draw:image xlink:href="../Images/AРМІЯINFORM/2023-04-25T47-00-00-04-00/f2.png" xlink:type="simple" xlink:show="embed" xlink:actuate="onLoad" draw:mime-type="image/png"/>
</draw:frame>
</text:p>
      <text:p text:style-name="P4">
Команда «Повернись живим» передала для навчальних класів тренувальногокомплексу полігону три намети із системами живлення й обігріву та всімоснащенням — проєкторами, екранами, стільцями; симуляційне обладнання,тренувальні манекени й розхідники: турнікети, бандажі, шини тощо, а такожукладки тренувальні — базові набори інструкторів.</text:p>
      <text:p text:style-name="P4">
Загальна вартість цієї допомоги становить понад 2 мільйони гривень.</text:p>
      <text:p text:style-name="P4">
<text:a xlink:type="simple" xlink:href="https://armyinform.com.ua/wp-content/uploads/2023/04/f3.png" text:style-name="Internet_20_link" text:visited-style-name="Visited_20_Internet_20_Link">
<draw:frame draw:style-name="fr1" draw:name="Image276" text:anchor-type="as-char" svg:width="6.9236in" svg:height="6.9236in" draw:z-index="0">
<draw:image xlink:href="../Images/AРМІЯINFORM/2023-04-25T47-00-00-04-00/f3-150x150.png" xlink:type="simple" xlink:show="embed" xlink:actuate="onLoad" draw:mime-type="image/png"/>
</draw:frame>
</text:a>
</text:p>
      <text:p text:style-name="P4">
<text:a xlink:type="simple" xlink:href="https://armyinform.com.ua/wp-content/uploads/2023/04/f4-1.png" text:style-name="Internet_20_link" text:visited-style-name="Visited_20_Internet_20_Link">
<draw:frame draw:style-name="fr1" draw:name="Image277" text:anchor-type="as-char" svg:width="6.9236in" svg:height="6.9236in" draw:z-index="0">
<draw:image xlink:href="../Images/AРМІЯINFORM/2023-04-25T47-00-00-04-00/f4-1-150x150.png" xlink:type="simple" xlink:show="embed" xlink:actuate="onLoad" draw:mime-type="image/png"/>
</draw:frame>
</text:a>
</text:p>
      <text:p text:style-name="P4">
За словами командира навчального підрозділу, відтепер заняття проводити значнозручніше: теорія засвоюється в наметі, практика — на тренувальному майданчикуіз застосуванням імітації бою. Щоб закріпити теоретичний пройдений матеріал,інструктори об’єднали відпрацювання евакуації пораненого, домедичної допомогий елементів тактичного переміщення.</text:p>
      <text:p text:style-name="P4">
На тактичну медицину відводиться 10 годин у 30-денному курсі базової загальноївійськової підготовки. На сьогодні вже близько 1800 бійців здобули базовізнання з тактичної медицини.</text:p>
      <text:p text:style-name="P4">
<draw:frame draw:style-name="fr1" draw:name="Image278" text:anchor-type="as-char" svg:width="6.9236in" svg:height="3.63489in" draw:z-index="0">
<draw:image xlink:href="../Images/AРМІЯINFORM/2023-04-25T47-00-00-04-00/f5.png" xlink:type="simple" xlink:show="embed" xlink:actuate="onLoad" draw:mime-type="image/png"/>
</draw:frame>
</text:p>
      <text:p text:style-name="P4">
За словами Людмили Паутець, за десять днів заняття з тактичної медицинирозпочнуться ще на одному полігоні. Загалом підготовку з такмеду протягом рокупройдуть понад 200 тисяч українських воїнів.</text:p>
      <text:p text:style-name="P4">
<text:span text:style-name="T5">
Фото БФ «Повернись живим»</text:span>
</text:p>
      <text:p text:style-name="P4">
Source: <text:a xlink:type="simple" xlink:href="https://armyinform.com.ua/2023/04/25/zapraczyuvav-pershyj-navchalno-trenuvalnyj-kompleks-iz-takmedu/" text:style-name="Internet_20_link" text:visited-style-name="Visited_20_Internet_20_Link">
https://armyinform.com.ua/2023/04/25/zapraczyuvav-pershyj-navchalno-trenuvalnyj-kompleks-iz-takmedu/</text:a>
</text:p>
      <!--NEWS-->
      <text:h text:style-name="P10" text:outline-level="1">
<text:span text:style-name="T4">
Посли 27 країн ЄС закликали росію вивести війська з України</text:span>
</text:h>
      <text:p text:style-name="P4">
Author: ['АРМІЯINFORM']</text:p>
      <text:p text:style-name="P4">
Time: 2023-04-25T48:00:00-04:00</text:p>
      <text:p text:style-name="P4">
Description: 27 послів Європейського Союзу у Нью-Йорку напередодні засідання Радбезу ООН виступили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74c3833-f5e4-4232-80b3-56ce3ce4e972.jpg" text:style-name="Internet_20_link" text:visited-style-name="Visited_20_Internet_20_Link">
e74c3833-f5e4-4232-80b3-56ce3ce4e972.jpg</text:a>
']</text:p>
      <text:p text:style-name="P4">
Tags: ['STOPRUSSIA', 'АГРЕСІЯ РФ', 'ВТОРГНЕННЯ РФ', 'ДОПОМОГА ПАРТНЕРІВ', 'ООН', 'ПРЕДСТАВНИЦТВО ЄС', 'СВІТ ПІДТРИМУЄ УКРАЇНУ', 'СПІЛЬНА ЗАЯВА ПОСЛІВ ЄС']</text:p>
      <text:p text:style-name="P4">
Category: News</text:p>
      <!--METADATA-->
      <text:p text:style-name="P4">
<draw:frame draw:style-name="fr1" draw:name="Image279" text:anchor-type="as-char" svg:width="6.9236in" svg:height="3.894525in" draw:z-index="0">
<draw:image xlink:href="../Images/AРМІЯINFORM/2023-04-25T48-00-00-04-00/e74c3833-f5e4-4232-80b3-56ce3ce4e972.jpg" xlink:type="simple" xlink:show="embed" xlink:actuate="onLoad" draw:mime-type="image/jpeg"/>
</draw:frame>
</text:p>
      <text:p text:style-name="P4">
27 послів Європейського Союзу у Нью-Йорку напередодні засідання Радбезу ООНвиступили зі спільною заявою, у якій засудили війну росії проти України та їїнедотримання Статуту ООН.</text:p>
      <text:p text:style-name="P4">
Заяву <text:a xlink:type="simple" xlink:href="https://www.eeas.europa.eu/delegations/un-new-york/joint-european-union-stakeout-ahead-un-security-council-open-debate_en" text:style-name="Internet_20_link" text:visited-style-name="Visited_20_Internet_20_Link">
опублікувало</text:a>
представництво Європейського Союзу в ООН у Нью-Йорку.</text:p>
      <text:p text:style-name="P4">
«Організовуючи ці дебати у Радбезі, росія намагається показати себе захисникомСтатуту ООН і багатосторонності. Ніщо не може бути далеким від істини. Цецинічно. Ми всі знаємо, що поки росія руйнує, ми будуємо. Поки вони порушують,ми захищаємо. Статут ООН, Генеральна Асамблея ООН, Міжнародний суд,Міжнародний кримінальний суд — куди не глянь, росія зневажлива», — йдеться уповідомленні.</text:p>
      <text:p text:style-name="P4">
Посли ЄС повторили вимогу до росії про виведення військ з території України.</text:p>
      <text:p text:style-name="P4">
«Якщо росія дбає про ефективну багатосторонність, це перший спосіб довести це.Дотримання порядку, заснованого на правилах, — термін, який росія свідомонеправильно тлумачить, означає повагу до міжнародного права та Статуту ООН ізабезпечення того, щоб ці правила застосовувалися до всіх», — наголосилидипломати.</text:p>
      <text:p text:style-name="P4">
Міжнародне співтовариство має залишатися твердо відданим забезпеченнювідповідальності за злочини, скоєні в Україні та проти неї.</text:p>
      <text:p text:style-name="P4">
«Український народ заплатив найдорожчу ціну, але згубні наслідки російськоїагресії відчуваються в усьому світі. У тісному діалозі з нашими партнерами ЄСактивізувався для подолання глобальних наслідків російської війни.Підкреслюємо: всі зусилля на підтримку України були зроблені на додачу, а незамість наших глобальних зобов’язань», — зазначено в документі.</text:p>
      <text:p text:style-name="P4">
Source: <text:a xlink:type="simple" xlink:href="https://armyinform.com.ua/2023/04/25/posly-27-krayin-yes-zaklykaly-rosiyu-vyvesty-vijska-z-ukrayiny/" text:style-name="Internet_20_link" text:visited-style-name="Visited_20_Internet_20_Link">
https://armyinform.com.ua/2023/04/25/posly-27-krayin-yes-zaklykaly-rosiyu-vyvesty-vijska-z-ukrayiny/</text:a>
</text:p>
      <!--NEWS-->
      <text:h text:style-name="P10" text:outline-level="1">
<text:span text:style-name="T4">
Три авіабомби та понад 400 вибухонебезпечних предметів знешкодили піротехніки ДСНС за добу</text:span>
</text:h>
      <text:p text:style-name="P4">
Author: ['АРМІЯINFORM']</text:p>
      <text:p text:style-name="P4">
Time: 2023-04-25T49:00:00-04:00</text:p>
      <text:p text:style-name="P4">
Description: Станом на 25 квітня піротехнічні підрозділи ДСНС залучалися 149 разів до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00_545_1650620172-1658.webp" text:style-name="Internet_20_link" text:visited-style-name="Visited_20_Internet_20_Link">
1000_545_1650620172-1658.webp</text:a>
', '<text:a xlink:type="simple" xlink:href="https://armyinform.com.ua/wp-content/uploads/2023/04/photo_5348067696610232750_y.jpg" text:style-name="Internet_20_link" text:visited-style-name="Visited_20_Internet_20_Link">
photo_5348067696610232750_y.jpg</text:a>
']</text:p>
      <text:p text:style-name="P4">
Tags: ['АВІАБОМБИ', 'ВИБУХОНЕБЕЗПЕЧНІ ПРЕДМЕТИ', 'ДСНС УКРАЇНИ']</text:p>
      <text:p text:style-name="P4">
Category: News</text:p>
      <!--METADATA-->
      <text:p text:style-name="P4">
<draw:frame draw:style-name="fr1" draw:name="Image280" text:anchor-type="as-char" svg:width="6.9236in" svg:height="3.773362in" draw:z-index="0">
<draw:image xlink:href="../ConvertedIMGs/AРМІЯINFORM/2023-04-25T49-00-00-04-00/1000_545_1650620172-1658.png" xlink:type="simple" xlink:show="embed" xlink:actuate="onLoad" draw:mime-type="image/png"/>
</draw:frame>
</text:p>
      <text:p text:style-name="P4">
<text:span text:style-name="T4">
Станом на 25 квітня</text:span>
 піротехнічні підрозділи ДСНС залучалися <text:span text:style-name="T4">
149 разів</text:span>
до виконання завдань з розмінування.</text:p>
      <text:p text:style-name="P4">
Про це <text:a xlink:type="simple" xlink:href="https://t.me/dsns_telegram/16229" text:style-name="Internet_20_link" text:visited-style-name="Visited_20_Internet_20_Link">
<text:span text:style-name="T5">
повідомляє</text:span>
</text:a>
 Державна службаУкраїни з надзвичайних ситуацій.</text:p>
      <text:p text:style-name="P4">
Піротехнічними підрозділами виявлено, вилучено і знешкоджено <text:span text:style-name="T4">
409вибухонебезпечних</text:span>
 <text:span text:style-name="T4">
предметів</text:span>
 , у тому числі <text:span text:style-name="T4">
3 авіаційні бомби</text:span>
.Обстежено (очищено) територію площею <text:span text:style-name="T4">
107 гектарів</text:span>
.</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нешкодили <text:span text:style-name="T4">
349 897вибухонебезпечних предметів</text:span>
 , зокрема <text:span text:style-name="T4">
2 212 авіаційні бомби</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81" text:anchor-type="as-char" svg:width="6.9236in" svg:height="5.804039in" draw:z-index="0">
<draw:image xlink:href="../Images/AРМІЯINFORM/2023-04-25T49-00-00-04-00/photo_5348067696610232750_y.jpg" xlink:type="simple" xlink:show="embed" xlink:actuate="onLoad" draw:mime-type="image/jpeg"/>
</draw:frame>
</text:p>
      <text:p text:style-name="P4">
Source: <text:a xlink:type="simple" xlink:href="https://armyinform.com.ua/2023/04/25/try-aviabomby-ta-ponad-400-vybuhonebezpechnyh-predmetiv-zneshkodyly-pirotehniky-dsns-za-dobu/" text:style-name="Internet_20_link" text:visited-style-name="Visited_20_Internet_20_Link">
https://armyinform.com.ua/2023/04/25/try-aviabomby-ta-ponad-400-vybuhonebezpechnyh-predmetiv-zneshkodyly-pirotehniky-dsns-za-dobu/</text:a>
</text:p>
      <!--NEWS-->
      <text:h text:style-name="P10" text:outline-level="1">
<text:span text:style-name="T4">
Я не вірю, що в НАТО є майбутнє без України — міністр закордонних справ Литви</text:span>
</text:h>
      <text:p text:style-name="P4">
Author: ['АРМІЯINFORM']</text:p>
      <text:p text:style-name="P4">
Time: 2023-04-25T50:00:00-04:00</text:p>
      <text:p text:style-name="P4">
Description: Литовці пам’ятають звук російських танків, які їхали вулицями міст, і агресія росії пр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355d88b-c8c5-4998-840a-3e3cde640a88.jpg" text:style-name="Internet_20_link" text:visited-style-name="Visited_20_Internet_20_Link">
2355d88b-c8c5-4998-840a-3e3cde640a88.jpg</text:a>
']</text:p>
      <text:p text:style-name="P4">
Tags: ['STOPRUSSIA', 'АГРЕСІЯ РФ', 'ГАБРІЕЛЮС ЛАНДСБЕРГІС', 'МІНІСТР ЗАКОРДОННИХ СПРАВ ЛИТВИ', 'НАТО']</text:p>
      <text:p text:style-name="P4">
Category: News</text:p>
      <!--METADATA-->
      <text:p text:style-name="P4">
<draw:frame draw:style-name="fr1" draw:name="Image282" text:anchor-type="as-char" svg:width="6.9236in" svg:height="3.894525in" draw:z-index="0">
<draw:image xlink:href="../Images/AРМІЯINFORM/2023-04-25T50-00-00-04-00/2355d88b-c8c5-4998-840a-3e3cde640a88.jpg" xlink:type="simple" xlink:show="embed" xlink:actuate="onLoad" draw:mime-type="image/jpeg"/>
</draw:frame>
</text:p>
      <text:p text:style-name="P4">
Литовці пам’ятають звук російських танків, які їхали вулицями міст, і агресіяросії проти України нагадує литовцям про боротьбу за незалежність.</text:p>
      <text:p text:style-name="P4">
На цьому<text:a xlink:type="simple" xlink:href="https://twitter.com/GLandsbergis/status/1650511286180933641" text:style-name="Internet_20_link" text:visited-style-name="Visited_20_Internet_20_Link">
наголосив</text:a>
 главазовнішньополітичного відомства Литви Ґабріелюс Ландсберґіс.</text:p>
      <text:p text:style-name="P4">
«Ми є членами НАТО, стаття 5 захищає нас і гарантує, що ми не будемоатаковані. Події в Грузії в 2008 році і в Україні в 2014 році, і нинішнєвторгнення рф в Україну дійсно показує, що НАТО може захистити країни, якізнаходяться по цей бік кордону», — нагадав Ґабріелюс Ландсберґіс.</text:p>
      <text:p text:style-name="P4">
За його словами, ті ж самі російські танки, які розстрілювали беззбройних ні вчому не винних мирних жителів Литви, які намагалися захищати звільнену в 1991році країну, зараз вбивають українців.</text:p>
      <text:p text:style-name="P4">
Глава МЗС Литви нагадав, що за два місяці у Вільнюсі<text:a xlink:type="simple" xlink:href="https://armyinform.com.ua/2022/11/09/nastupnyj-samit-nato-vidbudetsya-vlitku-2023-roku-v-lytvi/" text:style-name="Internet_20_link" text:visited-style-name="Visited_20_Internet_20_Link">
відбудеться</text:a>
 саміт НАТО, і саме проведення засіданняв столиці, яка знаходиться так близько до росії та білорусі, є знаковим.</text:p>
      <text:p text:style-name="P4">
«Я не вірю, що в України є майбутнє без НАТО, і я не вірю, що в НАТО ємайбутнє без України. Якщо ми хочемо, щоб Європа та Північна Атлантика булибезпечними або захищеними, ми повинні включити країни, які стикаються загресією з боку росії. Ми вже говорили, що росія є фундаментальноюстратегічною загрозою для Північноатлантичного альянсу. І тому всі країни, якістикаються з цією загрозою, повинні бути разом, вони повинні разом захищатися,щоб стримати будь-яку майбутню агресію», — наголосив Ґабріелюс Ландсберґіс.</text:p>
      <text:p text:style-name="P4">
Source: <text:a xlink:type="simple" xlink:href="https://armyinform.com.ua/2023/04/25/ya-ne-viryu-shho-v-nato-ye-majbutnye-bez-ukrayiny-ministr-zakordonnyh-sprav-lytvy/" text:style-name="Internet_20_link" text:visited-style-name="Visited_20_Internet_20_Link">
https://armyinform.com.ua/2023/04/25/ya-ne-viryu-shho-v-nato-ye-majbutnye-bez-ukrayiny-ministr-zakordonnyh-sprav-lytvy/</text:a>
</text:p>
      <!--NEWS-->
      <text:h text:style-name="P10" text:outline-level="1">
<text:span text:style-name="T4">
126 населених пунктів України обстріляла росармія за добу</text:span>
</text:h>
      <text:p text:style-name="P4">
Author: ['АРМІЯINFORM']</text:p>
      <text:p text:style-name="P4">
Time: 2023-04-25T51:00:00-04:00</text:p>
      <text:p text:style-name="P4">
Description: Протягом минулої доби російські окупаційні війська обстріляли територію дев’яти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adc890e-b772-4bfe-b7a7-4cee3b88fe78.jpg" text:style-name="Internet_20_link" text:visited-style-name="Visited_20_Internet_20_Link">
7adc890e-b772-4bfe-b7a7-4cee3b88fe78.jpg</text:a>
']</text:p>
      <text:p text:style-name="P4">
Tags: ['MILITARY MEDIA CENTER', 'STOPRUSSIA', 'АГРЕСІЯ РФ', 'ВОРОЖІ ОБСТРІЛИ', 'ВТОРГНЕННЯ РФ']</text:p>
      <text:p text:style-name="P4">
Category: News</text:p>
      <!--METADATA-->
      <text:p text:style-name="P4">
<draw:frame draw:style-name="fr1" draw:name="Image283" text:anchor-type="as-char" svg:width="6.9236in" svg:height="4.80174in" draw:z-index="0">
<draw:image xlink:href="../Images/AРМІЯINFORM/2023-04-25T51-00-00-04-00/7adc890e-b772-4bfe-b7a7-4cee3b88fe78.jpg" xlink:type="simple" xlink:show="embed" xlink:actuate="onLoad" draw:mime-type="image/jpeg"/>
</draw:frame>
</text:p>
      <text:p text:style-name="P4">
Протягом минулої доби російські окупаційні війська обстріляли територіюдев’яти областей України.</text:p>
      <text:p text:style-name="P4">
Про це <text:a xlink:type="simple" xlink:href="https://t.me/militarymediacenter/1783" text:style-name="Internet_20_link" text:visited-style-name="Visited_20_Internet_20_Link">
повідомляє</text:a>
 Military MediaCenter.</text:p>
      <text:p text:style-name="P4">
Загалом із різних видів озброєння (міномети, танки, ствольна та реактивнаартилерія, ЗРК, БПЛА, тактична авіація) здійснено обстріли 126 населенихпунктів, підтверджено ураження 70 об’єктів інфраструктури.</text:p>
      <text:p text:style-name="P4">
Попередньо 3 особи загинуло та 17 поранено.</text:p>
      <text:p text:style-name="P4">
Source: <text:a xlink:type="simple" xlink:href="https://armyinform.com.ua/2023/04/25/126-naselenyh-punktiv-ukrayiny-obstrilyala-rosarmiya-za-dobu/" text:style-name="Internet_20_link" text:visited-style-name="Visited_20_Internet_20_Link">
https://armyinform.com.ua/2023/04/25/126-naselenyh-punktiv-ukrayiny-obstrilyala-rosarmiya-za-dobu/</text:a>
</text:p>
      <!--NEWS-->
      <text:h text:style-name="P10" text:outline-level="1">
<text:span text:style-name="T4">
Сергій Наєв: рф тримає близько 17 тисяч осіб у двох прикордонних областях та білорусі</text:span>
</text:h>
      <text:p text:style-name="P4">
Author: ['АРМІЯINFORM']</text:p>
      <text:p text:style-name="P4">
Time: 2023-04-25T52:00:00-04:00</text:p>
      <text:p text:style-name="P4">
Description: До дій на північному напрямку противник залучає два угруповання прикриття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63693_721655253069524_4899932926809879422_n.jpg" text:style-name="Internet_20_link" text:visited-style-name="Visited_20_Internet_20_Link">
343063693_721655253069524_4899932926809879422_n.jpg</text:a>
']</text:p>
      <text:p text:style-name="P4">
Tags: ['ПІВНІЧНИЙ НАПРЯМОК', 'СЕРГІЙ НАЄВ']</text:p>
      <text:p text:style-name="P4">
Category: News</text:p>
      <!--METADATA-->
      <text:p text:style-name="P4">
<draw:frame draw:style-name="fr1" draw:name="Image284" text:anchor-type="as-char" svg:width="6.9236in" svg:height="4.615733in" draw:z-index="0">
<draw:image xlink:href="../Images/AРМІЯINFORM/2023-04-25T52-00-00-04-00/343063693_721655253069524_4899932926809879422_n.jpg" xlink:type="simple" xlink:show="embed" xlink:actuate="onLoad" draw:mime-type="image/jpeg"/>
</draw:frame>
</text:p>
      <text:p text:style-name="P4">
До дій на північному напрямку противник залучає два угруповання прикриттядержавного кордону. Вони розгорнуті у південній частині білорусі та натериторіях брянської і курської областей росії, загальною чисельністю близько17 тисяч осіб.</text:p>
      <text:p text:style-name="P4">
Про це<text:a xlink:type="simple" xlink:href="https://www.facebook.com/JointForcesCommandAFU/posts/pfbid06yE7WSA7umvboQfkZKhkcgdBKraHKDqvMJzY7rqbQANTnFyFEBN6JZdYJdMFnoo8l" text:style-name="Internet_20_link" text:visited-style-name="Visited_20_Internet_20_Link">
повідомив</text:a>
Командувач Об’єднаних Сил ЗС України генерал-лейтенант Сергій Наєв, коментуючиситуацію на північних рубежах держави.</text:p>
      <text:p text:style-name="P4">
Крім того, на полігонах білорусі чисельність російського контингенту становитьблизько 2800 осіб. На білоруських військових аеродромах продовжують перебуватилітаки та гелікоптери повітряно-космічних сил зс рф.</text:p>
      <text:p text:style-name="P4">
«Але, незважаючи на це, ми продовжуємо підсилювати Північне угрупованнявійськ, готуємо резерви. Здійснюємо моніторинг обстановки, переозброюємося набільш сучасні іноземні зразки, вдосконалюємо тривалі фортифікаційні споруди,підвищуємо щільність мінування території прикордонних смуг, навчаємо людей», —додав Сергій Наєв.</text:p>
      <text:p text:style-name="P4">
Командувач наголосив, що ситуація на північних рубежах країни контрольована.</text:p>
      <text:p text:style-name="P4">
«Водночас, противник продовжує систематично обстріли з артилерії прикордонняСумської та Чернігівської областей, веде повітряну розвідку з метою завдативогневе ураження по об’єктах критичної цивільної інфраструктури та викриттянашої системи ППО», — повідомив він.</text:p>
      <text:p text:style-name="P4">
Ворожі авіаудари завдаються переважно по військових об’єктах таінфраструктурі. Але, на превеликий жаль, унаслідок цих ударів є чисельнівипадки руйнування цивільних об’єктів та жертв серед місцевого населення.</text:p>
      <text:p text:style-name="P4">
Source: <text:a xlink:type="simple" xlink:href="https://armyinform.com.ua/2023/04/25/sergij-nayev-rf-trymaye-blyzko-17-tysyach-osib-u-dvoh-prykordonnyh-oblastyah-ta-bilorusi/" text:style-name="Internet_20_link" text:visited-style-name="Visited_20_Internet_20_Link">
https://armyinform.com.ua/2023/04/25/sergij-nayev-rf-trymaye-blyzko-17-tysyach-osib-u-dvoh-prykordonnyh-oblastyah-ta-bilorusi/</text:a>
</text:p>
      <!--NEWS-->
      <text:h text:style-name="P10" text:outline-level="1">
<text:span text:style-name="T4">
Проведено успішну рятувальну операцію з евакуації громадян із території Судану</text:span>
</text:h>
      <text:p text:style-name="P4">
Author: ['АРМІЯINFORM']</text:p>
      <text:p text:style-name="P4">
Time: 2023-04-25T53:00:00-04:00</text:p>
      <text:p text:style-name="P4">
Description: Головне управління розвідки в координації з Офісом Президента України та Міністерств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5_09-39-03-e1682413445174.jpg" text:style-name="Internet_20_link" text:visited-style-name="Visited_20_Internet_20_Link">
photo_2023-04-25_09-39-03-e1682413445174.jpg</text:a>
']</text:p>
      <text:p text:style-name="P4">
Tags: ['ГУР МО УКРАЇНИ', 'УКРАЇНСЬКИЙ НАРОД НЕПЕРЕМОЖНИЙ']</text:p>
      <text:p text:style-name="P4">
Category: News</text:p>
      <!--METADATA-->
      <text:p text:style-name="P4">
<draw:frame draw:style-name="fr1" draw:name="Image285" text:anchor-type="as-char" svg:width="6.9236in" svg:height="5.106155in" draw:z-index="0">
<draw:image xlink:href="../Images/AРМІЯINFORM/2023-04-25T53-00-00-04-00/photo_2023-04-25_09-39-03-e1682413445174.jpg" xlink:type="simple" xlink:show="embed" xlink:actuate="onLoad" draw:mime-type="image/jpeg"/>
</draw:frame>
</text:p>
      <text:p text:style-name="P4">
Головне управління розвідки в координації з Офісом Президента України таМіністерством закордонних справ провело успішну рятувальну операцію зевакуації мирних громадян із охопленого боями Хартуму — столиці Судану.</text:p>
      <text:p text:style-name="P4">
За умов безперервних боїв, недотримання режиму «тиші», відсутності їжі, водита техніки із зони збройного конфлікту евакуйовано 87 громадян України,здебільшого авіаційних фахівців — пілотів, техніків та членів їхніх родин.Також евакуйовано громадян Грузії та Перу. В цілому врятовано 138 громадян.Серед них 35 жінок та 12 дітей.</text:p>
      <text:p text:style-name="P4">
На даний час всі евакуйовані перебувають в безпеці на території Єгипту. Їмнадано необхідну медичну допомогу, харчування та воду. Громадяни Українизабезпечені візовою та документарною підтримкою і очікують швидкого поверненняна Батьківщину.</text:p>
      <text:p text:style-name="P4">
Україна врятує всіх своїх громадян!</text:p>
      <text:p text:style-name="P4">
<text:span text:style-name="T4">
Джерело:</text:span>
 <text:a xlink:type="simple" xlink:href="https://t.me/DIUkraine/2247" text:style-name="Internet_20_link" text:visited-style-name="Visited_20_Internet_20_Link">
<text:span text:style-name="T5">
ГУР</text:span>
</text:a>
</text:p>
      <text:p text:style-name="P4">
Source: <text:a xlink:type="simple" xlink:href="https://armyinform.com.ua/2023/04/25/provedeno-uspishnu-ryatuvalnu-operacziyu-z-evakuacziyi-gromadyan-iz-terytoriyi-sudanu/" text:style-name="Internet_20_link" text:visited-style-name="Visited_20_Internet_20_Link">
https://armyinform.com.ua/2023/04/25/provedeno-uspishnu-ryatuvalnu-operacziyu-z-evakuacziyi-gromadyan-iz-terytoriyi-sudanu/</text:a>
</text:p>
      <!--NEWS-->
      <text:h text:style-name="P10" text:outline-level="1">
<text:span text:style-name="T4">
Євросоюз виділив Україні ще півтора мільярда євро макрофінансової допомоги</text:span>
</text:h>
      <text:p text:style-name="P4">
Author: ['АРМІЯINFORM']</text:p>
      <text:p text:style-name="P4">
Time: 2023-04-25T54:00:00-04:00</text:p>
      <text:p text:style-name="P4">
Description: Європейський Союз виділив Україні €1,5 млрд макрофінансової допомог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98f776f-bdfc-48c3-b8ad-0091bf0ede1f.jpg" text:style-name="Internet_20_link" text:visited-style-name="Visited_20_Internet_20_Link">
e98f776f-bdfc-48c3-b8ad-0091bf0ede1f.jpg</text:a>
']</text:p>
      <text:p text:style-name="P4">
Tags: ['STOPRUSSIA', 'YES', 'АГРЕСІЯ РФ', 'ДОПОМОГА ПАРТНЕРІВ', 'СВІТ ПІДТРИМУЄ УКРАЇНУ', 'УРСУЛА ФОН ДЕР ЛЯЄН']</text:p>
      <text:p text:style-name="P4">
Category: News</text:p>
      <!--METADATA-->
      <text:p text:style-name="P4">
<draw:frame draw:style-name="fr1" draw:name="Image286" text:anchor-type="as-char" svg:width="6.9236in" svg:height="3.894525in" draw:z-index="0">
<draw:image xlink:href="../Images/AРМІЯINFORM/2023-04-25T54-00-00-04-00/e98f776f-bdfc-48c3-b8ad-0091bf0ede1f.jpg" xlink:type="simple" xlink:show="embed" xlink:actuate="onLoad" draw:mime-type="image/jpeg"/>
</draw:frame>
</text:p>
      <text:p text:style-name="P4">
Європейський Союз виділив Україні €1,5 млрд макрофінансової допомоги.</text:p>
      <text:p text:style-name="P4">
Про це<text:a xlink:type="simple" xlink:href="https://twitter.com/vonderleyen/status/1650778834952650752" text:style-name="Internet_20_link" text:visited-style-name="Visited_20_Internet_20_Link">
повідомила</text:a>
президентка Єврокомісії Урсула фон дер Ляєн.</text:p>
      <text:p text:style-name="P4">
«Сьогодні ми надаємо Україні ще 1,5 млрд євро в рамках нашого річного пакетумакрофінансової допомоги. Ми продовжуватимемо допомагати Україні протистоятиагресії росії, підтримувати роботу її інституцій та інфраструктури, а такожпроводити важливі реформи», — зазначила Урсула фон дер Ляєн.</text:p>
      <text:p text:style-name="P4">
Нагадаємо, у січні 2023 року Україна та ЄС<text:a xlink:type="simple" xlink:href="https://armyinform.com.ua/2023/01/16/ukrayina-ta-yes-pidpysaly-memorandum-shhodo-vydilennya-e18-mlrd-makrofinansovoyi-dopomogy/" text:style-name="Internet_20_link" text:visited-style-name="Visited_20_Internet_20_Link">
уклали</text:a>
 меморандумщодо виділення €18 млрд макрофінансової допомоги.</text:p>
      <text:p text:style-name="P4">
Source: <text:a xlink:type="simple" xlink:href="https://armyinform.com.ua/2023/04/25/yevrosoyuz-vydilyv-ukrayini-shhe-pivtora-milyardy-yevro-makrofinansovoyi-dopomogy/" text:style-name="Internet_20_link" text:visited-style-name="Visited_20_Internet_20_Link">
https://armyinform.com.ua/2023/04/25/yevrosoyuz-vydilyv-ukrayini-shhe-pivtora-milyardy-yevro-makrofinansovoyi-dopomogy/</text:a>
</text:p>
      <!--NEWS-->
      <text:h text:style-name="P10" text:outline-level="1">
<text:span text:style-name="T4">
Багато років ми терпляче розмовляли з росією. Однак це була розмова зі стіною — прем’єри Польщі, Словаччини та Чехії</text:span>
</text:h>
      <text:p text:style-name="P4">
Author: ['АРМІЯINFORM']</text:p>
      <text:p text:style-name="P4">
Time: 2023-04-25T55:00:00-04:00</text:p>
      <text:p text:style-name="P4">
Description: Протягом багатьох років з росією терпляче ділилися своїми поглядами та розбіжностям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1ba4a37-f18f-4593-9696-0c5528ff5296.jpg" text:style-name="Internet_20_link" text:visited-style-name="Visited_20_Internet_20_Link">
c1ba4a37-f18f-4593-9696-0c5528ff5296.jpg</text:a>
']</text:p>
      <text:p text:style-name="P4">
Tags: ['STOPRUSSIA', 'АГРЕСІЯ РФ', 'ВТОРГНЕННЯ РФ', 'ЕДУАРД ГЕҐЕР', 'МАТЕУШ МОРАВЕЦЬКИЙ', 'НАТО', 'ПЕТР ФІАЛА']</text:p>
      <text:p text:style-name="P4">
Category: News</text:p>
      <!--METADATA-->
      <text:p text:style-name="P4">
<draw:frame draw:style-name="fr1" draw:name="Image287" text:anchor-type="as-char" svg:width="6.9236in" svg:height="3.894525in" draw:z-index="0">
<draw:image xlink:href="../Images/AРМІЯINFORM/2023-04-25T55-00-00-04-00/c1ba4a37-f18f-4593-9696-0c5528ff5296.jpg" xlink:type="simple" xlink:show="embed" xlink:actuate="onLoad" draw:mime-type="image/jpeg"/>
</draw:frame>
</text:p>
      <text:p text:style-name="P4">
Протягом багатьох років з росією терпляче ділилися своїми поглядами тарозбіжностями в різних контекстах, включаючи Раду НАТО-росія, однак ефектубуло мало. Розмова зі стіною не змінить поведінку росіян.</text:p>
      <text:p text:style-name="P4">
Про це <text:a xlink:type="simple" xlink:href="https://www.foreignaffairs.com/ukraine/free-world-must-stay-course-ukraine" text:style-name="Internet_20_link" text:visited-style-name="Visited_20_Internet_20_Link">
йдеться</text:a>
 у спільній статті прем’єр-міністрів Чехії Петра Фіали,Словаччини Едуарда Геґера та Польщі Матеуша Моравецького у виданні ForeignAffairs.</text:p>
      <text:p text:style-name="P4">
«Зіштовхнувшись із неіснуючим діалогом, НАТО, як політично-військовий альянс,має бути готовим коригувати свою стратегію на ходу. Сімдесят шість років томув цьому журналі Джордж Кеннан закликав до політики стримування щодорадянського союзу. Подібні принципи можна застосовувати сьогодні, коливійськова сила, жорсткі санкції, ізоляція росії та трансатлантична єдність єключовими принципами нашої стратегії», — зазначають автори статті.</text:p>
      <text:p text:style-name="P4">
Прем’єри зазначених країн наголошують: якщо Європа хоче залишатися цілісною тавільною, американська участь і лідерство залишатимуться вирішальними.</text:p>
      <text:p text:style-name="P4">
«Проте рішучість у підтримці України також допоможе стримати агресію в іншихчастинах світу, надсилаючи повідомлення про те, що тиранів не вгамувати, чи тов Європі, чи в Азії, чи будь-де ще. Цей меседж стане особливо чітким, колиУкраїна переможе, а росія зазнає поразки», — йдеться у статті.</text:p>
      <text:p text:style-name="P4">
Source: <text:a xlink:type="simple" xlink:href="https://armyinform.com.ua/2023/04/25/bagato-rokiv-my-terplyache-rozmovlyaly-z-rosiyeyu-odnak-cze-bula-rozmova-zi-stinoyu-premyery-polshhi-slovachchyny-ta-chehiyi/" text:style-name="Internet_20_link" text:visited-style-name="Visited_20_Internet_20_Link">
https://armyinform.com.ua/2023/04/25/bagato-rokiv-my-terplyache-rozmovlyaly-z-rosiyeyu-odnak-cze-bula-rozmova-zi-stinoyu-premyery-polshhi-slovachchyny-ta-chehiyi/</text:a>
</text:p>
      <!--NEWS-->
      <text:h text:style-name="P10" text:outline-level="1">
<text:span text:style-name="T4">
росія збільшила кількість своїх кораблів у Чорному морі</text:span>
</text:h>
      <text:p text:style-name="P4">
Author: ['АРМІЯINFORM']</text:p>
      <text:p text:style-name="P4">
Time: 2023-04-25T56:00:00-04:00</text:p>
      <text:p text:style-name="P4">
Description: російські війська збільшили кількість корабельного угруповання у Чорному морі до се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xresdefault-1.jpg" text:style-name="Internet_20_link" text:visited-style-name="Visited_20_Internet_20_Link">
maxresdefault-1.jpg</text:a>
']</text:p>
      <text:p text:style-name="P4">
Tags: ['ВМС ЗС УКРАЇНИ', 'РАКЕТИ «КАЛІБР»', 'ЧОРНЕ МОРЕ']</text:p>
      <text:p text:style-name="P4">
Category: News</text:p>
      <!--METADATA-->
      <text:p text:style-name="P4">
<draw:frame draw:style-name="fr1" draw:name="Image288" text:anchor-type="as-char" svg:width="6.9236in" svg:height="3.894525in" draw:z-index="0">
<draw:image xlink:href="../Images/AРМІЯINFORM/2023-04-25T56-00-00-04-00/maxresdefault-1.jpg" xlink:type="simple" xlink:show="embed" xlink:actuate="onLoad" draw:mime-type="image/jpeg"/>
</draw:frame>
</text:p>
      <text:p text:style-name="P4">
російські війська збільшили кількість корабельного угруповання у Чорному морідо семи одиниць, серед них два ракетоносії із загальним залпом до восьми ракет«Калібр».</text:p>
      <text:p text:style-name="P4">
Про це<text:a xlink:type="simple" xlink:href="https://t.me/ukrainian_navy/2825https://t.me/ukrainian_navy/2825"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на бойовому чергуванні знаходиться чотири ворожих кораблі,з них — три носії крилатих ракет «Калібр», загальний залп до 28 ракет.</text:p>
      <text:p text:style-name="P4">
За добу в інтересах рф прохід Керч-Єнікальською протокою здійснили:</text:p>
      <ul>
        <li>
до Азовського моря — 33 судна, з них 9 рухались з протоки Босфор;  * до Чорного моря — 21 суден, з них 4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5/rosiya-zbilshyla-kilkist-svoyih-korabliv-u-chornomu-mori-2/" text:style-name="Internet_20_link" text:visited-style-name="Visited_20_Internet_20_Link">
https://armyinform.com.ua/2023/04/25/rosiya-zbilshyla-kilkist-svoyih-korabliv-u-chornomu-mori-2/</text:a>
</text:p>
      <!--NEWS-->
      <text:h text:style-name="P10" text:outline-level="1">
<text:span text:style-name="T4">
Постачання від країн-партнерів сучасних літаків змінить ситуацію у небі — Сергій Наєв</text:span>
</text:h>
      <text:p text:style-name="P4">
Author: ['АРМІЯINFORM']</text:p>
      <text:p text:style-name="P4">
Time: 2023-04-25T57:00:00-04:00</text:p>
      <text:p text:style-name="P4">
Description: Командувач Об’єднаних Сил ЗС України генерал-лейтенант Сергій Наєв розпові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45388_1282705075663438_3837011977616990912_n.jpg" text:style-name="Internet_20_link" text:visited-style-name="Visited_20_Internet_20_Link">
343045388_1282705075663438_3837011977616990912_n.jpg</text:a>
']</text:p>
      <text:p text:style-name="P4">
Tags: ['STOPRUSSIA', 'АГРЕСІЯ РФ', 'ВТОРГНЕННЯ РФ', "КОМАНДУВАННЯ ОБ'ЄДНАНИХ СИЛ", 'СЕРГІЙ НАЄВ']</text:p>
      <text:p text:style-name="P4">
Category: News</text:p>
      <!--METADATA-->
      <text:p text:style-name="P4">
<draw:frame draw:style-name="fr1" draw:name="Image289" text:anchor-type="as-char" svg:width="6.9236in" svg:height="4.621503in" draw:z-index="0">
<draw:image xlink:href="../Images/AРМІЯINFORM/2023-04-25T57-00-00-04-00/343045388_1282705075663438_3837011977616990912_n.jpg" xlink:type="simple" xlink:show="embed" xlink:actuate="onLoad" draw:mime-type="image/jpeg"/>
</draw:frame>
</text:p>
      <text:p text:style-name="P4">
Командувач Об’єднаних Сил ЗС України генерал-лейтенант Сергій Наєв розповів,що збільшилась кількість застосувань ворогом керованих авіаційних бомб —модернізованих радянських ФАБ. Це яскравий приклад того, як противниквикористовує перевагу в авіації, адже застосовує ці бомби без входження в зонудій нашого ППО.</text:p>
      <text:p text:style-name="P4">
Про це<text:a xlink:type="simple" xlink:href="https://www.facebook.com/JointForcesCommandAFU/posts/pfbid08vhMgEy4KsPBvoUVhZF5HkfHRjREYBhJVbxC9FVhjDvie64Sa8V9BFznGaCwTxT9l" text:style-name="Internet_20_link" text:visited-style-name="Visited_20_Internet_20_Link">
повідомляє</text:a>
служба зв’язків з громадськістю Командування Об'єднаних Сил ЗС України.</text:p>
      <text:p text:style-name="P4">
«Крім цього, дії бомбардувальної авіації прикривають винищувачі типу Су-30 таСу-35, бортове озброєння яких дозволяє виявляти та знищувати наші літаки-перехоплювачі ще до наближення на відстань пуску ракет «повітря-повітря».Звісно, постачання від країн-партнерів сучасних літаків змінить ситуацію», —йдеться в повідомленні.</text:p>
      <text:p text:style-name="P4">
Генерал-лейтенант Сергій Наєв також прокоментував зміну у тактиці дійросійських військ:</text:p>
      <text:p text:style-name="P4">
«Якщо говорити за канонами воєнної науки, то зміни у тактиці дій обумовлюютьсянасамперед розвитком технологій, а також появою на полі бою новітніх таперспективних зразків озброєння і військової техніки. В умовах міжнароднихсанкцій росія значно обмежена у виробництві нового озброєння, потребуєдодаткового часу і ресурсів для налагодження імпортозаміщення дефіцитноїелементної бази».</text:p>
      <text:p text:style-name="P4">
З його слів, за останні 6 місяців противником поновлено застосування зенітнихкерованих ракет ЗРК С-300 по наземних об’єктах.</text:p>
      <text:p text:style-name="P4">
Source: <text:a xlink:type="simple" xlink:href="https://armyinform.com.ua/2023/04/25/postachannya-vid-krayin-partneriv-suchasnyh-litakiv-zminyt-sytuacziyu-u-nebi-sergij-nayev/" text:style-name="Internet_20_link" text:visited-style-name="Visited_20_Internet_20_Link">
https://armyinform.com.ua/2023/04/25/postachannya-vid-krayin-partneriv-suchasnyh-litakiv-zminyt-sytuacziyu-u-nebi-sergij-nayev/</text:a>
</text:p>
      <!--NEWS-->
      <text:h text:style-name="P10" text:outline-level="1">
<text:span text:style-name="T4">
Ворог наступає на сході одночасно на декількох напрямках — Олександр Сирський</text:span>
</text:h>
      <text:p text:style-name="P4">
Author: ['АРМІЯINFORM']</text:p>
      <text:p text:style-name="P4">
Time: 2023-04-25T58:00:00-04:00</text:p>
      <text:p text:style-name="P4">
Description: Про це повідомив командувач Східного угруповання військ генерал-полковник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6.jpg" text:style-name="Internet_20_link" text:visited-style-name="Visited_20_Internet_20_Link">
photo_5346.jpg</text:a>
']</text:p>
      <text:p text:style-name="P4">
Tags: ['ОЛЕКСАНДР СИРСЬКИЙ']</text:p>
      <text:p text:style-name="P4">
Category: News</text:p>
      <!--METADATA-->
      <text:p text:style-name="P4">
<draw:frame draw:style-name="fr1" draw:name="Image290" text:anchor-type="as-char" svg:width="6.9236in" svg:height="4.661597in" draw:z-index="0">
<draw:image xlink:href="../Images/AРМІЯINFORM/2023-04-25T58-00-00-04-00/photo_5346.jpg" xlink:type="simple" xlink:show="embed" xlink:actuate="onLoad" draw:mime-type="image/jpeg"/>
</draw:frame>
</text:p>
      <text:p text:style-name="P4">
Про це <text:a xlink:type="simple" xlink:href="https://armyinform.com.ua/2023/04/25/utrymuyuchy-bahmut-my-ne-dayemo-vorogu-mozhlyvosti-zbilshuvaty-front-oleksandr-syrskyj/" text:style-name="Internet_20_link" text:visited-style-name="Visited_20_Internet_20_Link">
повідомив</text:a>
 командувачСхідного угруповання військ генерал-полковник Олександр Сирський.</text:p>
      <text:p text:style-name="P4">
— Дійсно, ворог наступає на сході одночасно на декількох напрямках. Заразнайзапекліші бої тривають в районі міст Бахмут та Авдіївка на Донеччині. Ворогне полишає спроб оточити та захопити ці населені пункти, не зважаючи наколосальні втрати у живій силі та техніці. Також противник проявляє активністьна Кремінському напрямку, намагаючись витіснити наші війська з Серебрянськоголісництва південніше Кремінної, тим самим створити сприятливі умови длярозвитку наступу в напрямку Лимана. Військові частини ОТУ «Лиман» відбиваютьатаки противника, наносять йому суттєвих втрат. І, власне, на Лиманськомунапрямку наші бійці не дають ворогу просуватись. Для підсилення нашихоборонних спроможностей тут перегрупували війська та дообладнали позиції уфортифікаційному розумінні, — розповів генерал-полковник Олександр Сирський.</text:p>
      <text:p text:style-name="P4">
Він додав, що на решті напрямків обстановка контрольована, без особливостей.</text:p>
      <text:p text:style-name="P4">
Source: <text:a xlink:type="simple" xlink:href="https://armyinform.com.ua/2023/04/25/vorog-nastupaye-na-shodi-odnochasno-na-dekilkoh-napryamkah-oleksandr-syrskyj/" text:style-name="Internet_20_link" text:visited-style-name="Visited_20_Internet_20_Link">
https://armyinform.com.ua/2023/04/25/vorog-nastupaye-na-shodi-odnochasno-na-dekilkoh-napryamkah-oleksandr-syrskyj/</text:a>
</text:p>
      <!--NEWS-->
      <text:h text:style-name="P10" text:outline-level="1">
<text:span text:style-name="T4">
План «завоювати Україну за три дні» трансформувався у 9-місячні спроби довкола невеликого міста — Олександр Сирський</text:span>
</text:h>
      <text:p text:style-name="P4">
Author: ['АРМІЯINFORM']</text:p>
      <text:p text:style-name="P4">
Time: 2023-04-25T59:00:00-04:00</text:p>
      <text:p text:style-name="P4">
Description: Про це в інтерв’ю повідомив командувач Східного угруповання військ генерал-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ВТОРГНЕННЯ РФ', 'ОЛЕКСАНДР СИРСЬКИЙ']</text:p>
      <text:p text:style-name="P4">
Category: News</text:p>
      <!--METADATA-->
      <text:p text:style-name="P4">
<draw:frame draw:style-name="fr1" draw:name="Image291" text:anchor-type="as-char" svg:width="6.9236in" svg:height="5.375754in" draw:z-index="0">
<draw:image xlink:href="../Images/AРМІЯINFORM/2023-04-25T59-00-00-04-00/foto-3-syrskyj.jpeg" xlink:type="simple" xlink:show="embed" xlink:actuate="onLoad" draw:mime-type="image/jpeg"/>
</draw:frame>
</text:p>
      <text:p text:style-name="P4">
Про це в <text:a xlink:type="simple" xlink:href="https://armyinform.com.ua/2023/04/25/utrymuyuchy-bahmut-my-ne-dayemo-vorogu-mozhlyvosti-zbilshuvaty-front-oleksandr-syrskyj/" text:style-name="Internet_20_link" text:visited-style-name="Visited_20_Internet_20_Link">
інтерв’ю</text:a>
повідомив командувач Східного угруповання військ генерал-полковник ОлександрСирський.</text:p>
      <text:p text:style-name="P4">
— Дійсно, Бахмут залишається об’єктом зосередження основних зусиль ворогаз-поміж усіх інших напрямків. Для росії схід України - це єдина ділянкафронту, де вона з початком «великого наступу» досягла хоч якогось прогресу.План «завоювати Україну за три дні» трансформувався у дев’ятимісячні спробидовкола невеликого міста. Після низки поразок на півночі та півдні Україникерівництву росії необхідно продемонструвати хоча б найменший успіх в окупаціїДонбасу. Не оволодівши ним, окупанти не зможуть розвивати наступ в напрямкуКраматорська та Сіверська. Тому російська пропаганда подає бої за Бахмут якдругу «битву за Сталінград». Вони люблять такі паралелі робити. А длядосягнення своїх цілей росія не пошкодує ані людських, ані матеріальнихресурсів, − розповів генерал-полковник Олександр Сирський.</text:p>
      <text:p text:style-name="P4">
Source: <text:a xlink:type="simple" xlink:href="https://armyinform.com.ua/2023/04/25/plan-zavoyuvaty-ukrayinu-za-try-dni-transformuvavsya-u-9-misyachni-sproby-dovkola-nevelykogo-mista-oleksandr-syrskyj/" text:style-name="Internet_20_link" text:visited-style-name="Visited_20_Internet_20_Link">
https://armyinform.com.ua/2023/04/25/plan-zavoyuvaty-ukrayinu-za-try-dni-transformuvavsya-u-9-misyachni-sproby-dovkola-nevelykogo-mista-oleksandr-syrskyj/</text:a>
</text:p>
      <!--NEWS-->
      <text:h text:style-name="P10" text:outline-level="1">
<text:span text:style-name="T4">
Трьом псевдопосадовцям так званої «адміністрації Першотравневого району днр» повідомлено про підозру</text:span>
</text:h>
      <text:p text:style-name="P4">
Author: ['АРМІЯINFORM']</text:p>
      <text:p text:style-name="P4">
Time: 2023-04-25T60:00:00-04:00</text:p>
      <text:p text:style-name="P4">
Description: За процесуального керівництва Донецької обласної прокуратури трьом громадянам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20230425-wa0009.jpg" text:style-name="Internet_20_link" text:visited-style-name="Visited_20_Internet_20_Link">
img-20230425-wa0009.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292" text:anchor-type="as-char" svg:width="6.9236in" svg:height="5.1927in" draw:z-index="0">
<draw:image xlink:href="../Images/AРМІЯINFORM/2023-04-25T60-00-00-04-00/img-20230425-wa0009.jpg" xlink:type="simple" xlink:show="embed" xlink:actuate="onLoad" draw:mime-type="image/jpeg"/>
</draw:frame>
</text:p>
      <text:p text:style-name="P4">
За процесуального керівництва Донецької обласної прокуратури трьом громадянамзаочно повідомлено про підозру у колабораційній діяльності.</text:p>
      <text:p text:style-name="P4">
За даними слідства, у червні 2022 року після окупації смт Мангуш військамикраїни-агресора мешканець смт Ялта добровільно обійняв посаду так званогоголови «адміністрації Першотравневого району днр».</text:p>
      <text:p text:style-name="P4">
Підтримуючи російську пропаганду щодо домінування рф на пострадянськомупросторі та маючи власний досвід роботи керівником зазначеної адміністрації у2010-2014 роках, чоловік вирішив прикласти додаткових зусиль для налагодженнядієвої співпраці з окупантами.</text:p>
      <text:p text:style-name="P4">
Для цього він створив групу однодумців, а саме призначив своєю заступницеюколишню начальницю відділу Мангушської селищної ради, а керуючою справами -ексочільницю районної організації однієї з політичних партій.</text:p>
      <text:p text:style-name="P4">
Знаходячись у напівзруйнованому армією рф селищі, псевдопосадовці у складіорганізованої групи проводили наради, на яких робили вигляд, що вирішуютьсоціально-побутові питання.</text:p>
      <text:p text:style-name="P4">
При цьому не забували вислужитись перед окупантами святкуванням визначних даткраїни-агресора й врученням грамот. Вони вихвалялися реалізацією «державної»молодіжної політики, спрямованої на «патріотичне» виховання молоді.</text:p>
      <text:p text:style-name="P4">
Також агітували за отримання мешканцями села російських паспортів і приєднаннянаселеного пункту до рф. Свої пропагандистські акції вони активно висвітлювалина власному Telegram-каналі.</text:p>
      <text:p text:style-name="P4">
Досудове розслідування проводить ГУ СБУ в Донецькій та Луганській областях.</text:p>
      <text:p text:style-name="P4">
<text:span text:style-name="T4">
Джерело:</text:span>
 <text:a xlink:type="simple" xlink:href="https://www.gp.gov.ua/ua/posts/tryom-psevdoposadovcyam-tak-zvanoyi-administraciyi-persotravnevogo-raionu-dnr-povidomleno-pro-pidozru" text:style-name="Internet_20_link" text:visited-style-name="Visited_20_Internet_20_Link">
Офіс Генерального прокурораУкраїни</text:a>
</text:p>
      <text:p text:style-name="P4">
Source: <text:a xlink:type="simple" xlink:href="https://armyinform.com.ua/2023/04/25/trom-psevdoposadovczyam-tak-zvanoyi-administracziyi-pershotravnevogo-rajonu-dnr-povidomleno-pro-pidozru/" text:style-name="Internet_20_link" text:visited-style-name="Visited_20_Internet_20_Link">
https://armyinform.com.ua/2023/04/25/trom-psevdoposadovczyam-tak-zvanoyi-administracziyi-pershotravnevogo-rajonu-dnr-povidomleno-pro-pidozru/</text:a>
</text:p>
      <!--NEWS-->
      <text:h text:style-name="P10" text:outline-level="1">
<text:span text:style-name="T4">
Затримано коригувальника, який «наводив» артудари рф по військових об’єктах на Донеччині</text:span>
</text:h>
      <text:p text:style-name="P4">
Author: ['АРМІЯINFORM']</text:p>
      <text:p text:style-name="P4">
Time: 2023-04-25T61:00:00-04:00</text:p>
      <text:p text:style-name="P4">
Description: Служба безпеки викрила ще одного поплічника рф під час контрдиверсійних заході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4326d53413af334d73d63ce4c2014dc.jpeg" text:style-name="Internet_20_link" text:visited-style-name="Visited_20_Internet_20_Link">
44326d53413af334d73d63ce4c2014dc.jpeg</text:a>
']</text:p>
      <text:p text:style-name="P4">
Tags: ['STOPRUSSIA', 'ВТОРГНЕННЯ РФ', 'СБУ']</text:p>
      <text:p text:style-name="P4">
Category: News</text:p>
      <!--METADATA-->
      <text:p text:style-name="P4">
<draw:frame draw:style-name="fr1" draw:name="Image293" text:anchor-type="as-char" svg:width="6.9236in" svg:height="4.615733in" draw:z-index="0">
<draw:image xlink:href="../Images/AРМІЯINFORM/2023-04-25T61-00-00-04-00/44326d53413af334d73d63ce4c2014dc.jpeg" xlink:type="simple" xlink:show="embed" xlink:actuate="onLoad" draw:mime-type="image/jpeg"/>
</draw:frame>
</text:p>
      <text:p text:style-name="P4">
Служба безпеки викрила ще одного поплічника рф під час контрдиверсійнихзаходів у прифронтових районах Донецької області.</text:p>
      <text:p text:style-name="P4">
Зловмисником виявився мешканець Білозерського району, який у липні минулогороку дистанційно вийшов на окупантів і запропонував їм свою допомогу у війніпроти України.</text:p>
      <text:p text:style-name="P4">
Він збирав для загарбників інформацію про місця дислокації та переміщенняпідрозділів Сил оборони на Бахмутському напрямку.</text:p>
      <text:p text:style-name="P4">
Особливо ворога цікавили розвіддані щодо розташування радіолокаційних станційукраїнських військ.</text:p>
      <text:p text:style-name="P4">
Крім того, фігурант передавав загарбникам координати базування українськихвійськових на території регіону.</text:p>
      <text:p text:style-name="P4">
Потім за його «наводкою» рашисти здійснювали артилерійські обстріли військовихоб'єктів.</text:p>
      <text:p text:style-name="P4">
Співробітники СБУ затримали фігуранта під час виконання ворожогорозвідувального завдання.</text:p>
      <text:p text:style-name="P4">
Як встановили кіберфахівці Служби безпеки, комунікацію з агресором вінпідтримував через «зв’язкового» – представника створеної окупантами «міліціїлнр».</text:p>
      <text:p text:style-name="P4">
За його вказівками колаборант виходив на місцевість і збирав розвіддані, якіпотім передавав ворогу з детальним описом розташування військових об’єктів таприлеглої території, нанесенням точок геолокації, через месенджер в одній ізпопулярних соцмереж.</text:p>
      <text:p text:style-name="P4">
Під час обшуку за місцем проживання затриманого виявлено мобільний телефон іноутбук, які він використовував для листування з окупантами.</text:p>
      <text:p text:style-name="P4">
На підставі зібраних доказів слідчі СБУ повідомили йому про підозру за ч. 7ст. 111-1 Кримінального кодексу України (колабораційна діяльність).</text:p>
      <text:p text:style-name="P4">
Наразі він перебуває під вартою. Зловмиснику загрожує до 15 років ув’язнення.</text:p>
      <text:p text:style-name="P4">
Комплексні заходи проводили співробітники СБУ у Черкаській області запроцесуального керівництва обласної прокуратури.</text:p>
      <text:p text:style-name="P4">
<text:span text:style-name="T4">
Джерело:</text:span>
 <text:a xlink:type="simple" xlink:href="https://ssu.gov.ua/novyny/sbu-zatrymala-koryhuvalnyka-yakyi-navodyv-artudary-rf-po-viiskovykh-obiektakh-na-donechchyni" text:style-name="Internet_20_link" text:visited-style-name="Visited_20_Internet_20_Link">
<text:span text:style-name="T5">
СБУ</text:span>
</text:a>
</text:p>
      <text:p text:style-name="P4">
Source: <text:a xlink:type="simple" xlink:href="https://armyinform.com.ua/2023/04/25/zatrymano-koryguvalnyka-yakyj-navodyv-artudary-rf-po-vijskovyh-obyektah-na-donechchyni/" text:style-name="Internet_20_link" text:visited-style-name="Visited_20_Internet_20_Link">
https://armyinform.com.ua/2023/04/25/zatrymano-koryguvalnyka-yakyj-navodyv-artudary-rf-po-vijskovyh-obyektah-na-donechchyni/</text:a>
</text:p>
      <!--NEWS-->
      <text:h text:style-name="P10" text:outline-level="1">
<text:span text:style-name="T4">
Олександр Сирський розповів, чому важливо утримувати Бахмут</text:span>
</text:h>
      <text:p text:style-name="P4">
Author: ['АРМІЯINFORM']</text:p>
      <text:p text:style-name="P4">
Time: 2023-04-25T62:00:00-04:00</text:p>
      <text:p text:style-name="P4">
Description: Командувач Східного угруповання військ ЗСУ генерал-полковник Олександр Сирськи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STOPRUSSIA', 'АГРЕСІЯ РФ', 'БАХМУТ', 'ВТОРГНЕННЯ РФ', 'ОЛЕКСАНДР СИРСЬКИЙ']</text:p>
      <text:p text:style-name="P4">
Category: News</text:p>
      <!--METADATA-->
      <text:p text:style-name="P4">
<draw:frame draw:style-name="fr1" draw:name="Image294" text:anchor-type="as-char" svg:width="6.9236in" svg:height="3.686817in" draw:z-index="0">
<draw:image xlink:href="../Images/AРМІЯINFORM/2023-04-25T62-00-00-04-00/syrskyj_01-e1679558385743.jpg" xlink:type="simple" xlink:show="embed" xlink:actuate="onLoad" draw:mime-type="image/jpeg"/>
</draw:frame>
</text:p>
      <text:p text:style-name="P4">
Командувач Східного угруповання військ ЗСУ генерал-полковник ОлександрСирський в <text:a xlink:type="simple" xlink:href="https://armyinform.com.ua/2023/04/25/utrymuyuchy-bahmut-my-ne-dayemo-vorogu-mozhlyvosti-zbilshuvaty-front-oleksandr-syrskyj/" text:style-name="Internet_20_link" text:visited-style-name="Visited_20_Internet_20_Link">
інтерв’ю</text:a>
 розповівпро основні причини тривалого утримання міста Бахмут.</text:p>
      <text:p text:style-name="P4">
<text:span text:style-name="T4">
Подальше утримання Бахмута має важливе значення для нашої оборони здекількох причин:</text:span>
</text:p>
      <ul>
        <li>
місто є важливим вузлом оборони, утримання якого забезпечує стійкість оборони угруповання військ в цілому;  * Бахмут є вдало розміщеною природною фортецею, яка оточена річками та розміщена на пагорбах, що сприяє веденню оборони;  * також захисту міста сприяє наявність багатоповерхової забудови та розвинена інфраструктура на лівому березі річки Бахмутовка, де ведуть оборону наші війська;  * бій щодо оволодіння містом є специфічним видом бойових дій, який потребує особливих навичок та створює труднощі для військ, які вели наступ в умовах лісостепу;  * Бахмут є частиною Костянтинівсько-Краматорської агломерації, утримання якої виключає вихід противника у фланг та тил угруповань наших військ на Лисичанському та Донецькому напрямках.</li>
      </ul>
      <text:p text:style-name="P4">
Source: <text:a xlink:type="simple" xlink:href="https://armyinform.com.ua/2023/04/25/oleksandr-syrskyj-rozpoviv-chomu-vazhlyvo-utrymuvaty-bahmut/" text:style-name="Internet_20_link" text:visited-style-name="Visited_20_Internet_20_Link">
https://armyinform.com.ua/2023/04/25/oleksandr-syrskyj-rozpoviv-chomu-vazhlyvo-utrymuvaty-bahmut/</text:a>
</text:p>
      <!--NEWS-->
      <text:h text:style-name="P10" text:outline-level="1">
<text:span text:style-name="T4">
На Лимано-Куп’янському напрямку ворог б’є рекорди за використанням засобів ураження — Сергій Череватий</text:span>
</text:h>
      <text:p text:style-name="P4">
Author: ['Олексій Тригуб']</text:p>
      <text:p text:style-name="P4">
Time: 2023-04-25T63:00:00-04:00</text:p>
      <text:p text:style-name="P4">
Description: російські воєнні злочинці продовжують застосовувати всі засоби ураження по циві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295" text:anchor-type="as-char" svg:width="6.9236in" svg:height="4.61393in" draw:z-index="0">
<draw:image xlink:href="../Images/AРМІЯINFORM/2023-04-25T63-00-00-04-00/cherevatyj-2.jpg" xlink:type="simple" xlink:show="embed" xlink:actuate="onLoad" draw:mime-type="image/jpeg"/>
</draw:frame>
</text:p>
      <text:p text:style-name="P4">
російські воєнні злочинці продовжують застосовувати всі засоби ураження поцивільних об’єктах, нехтуючи усіма нормами правил ведення війни. Про це підчас прямого включення у<text:a xlink:type="simple" xlink:href="https://www.youtube.com/watch" text:style-name="Internet_20_link" text:visited-style-name="Visited_20_Internet_20_Link">
телемарафоні</text:a>
 «Єдині новини»розповів речник Східного угруповання військ Збройних Сил України полковникСергій Череватий.</text:p>
      <text:p text:style-name="P4">
— Близько 9.15 зранку ворог вдарив, за попередньою інформацією, двомазенітними ракетами комплексу С-300 по краєзнавчому музею міста Куп’янська, врезультаті чого одна людина, працівниця музею, загинула, і десять людейпоранено, одне тіло, можливо, й досі знаходиться під завалами, — розповідаєофіцер. — У цьому місці люди отримували гуманітарну допомогу, тож удар помузею ще раз підкреслює злочинність і нелюдяність наших ворогів. Це їхнящоденна практика. Там, де вони дістають артилерією, вони б’ють артилерією, деракетами — там ракетами, де авіацією — там авіацією. Але за все це їмдоведеться відповідати!</text:p>
      <text:p text:style-name="P4">
Також речник Східного угруповання військ розповів, що зараз на Лимано-Куп’янському напрямку ворог не атакує позиції наших військ, але тут він єрекордсменом за використанням засобів ураження.</text:p>
      <text:p text:style-name="P4">
— За цю добу 432 рази ворог завдав ударів різними типами артилерії тареактивних систем залпового вогню, здійснив 13 авіанальотів, завдавав іракетних ударів, — конкретизує полковник Сергій Череватий. — Та наші Силиоборони не давали ворогу розслабитися й також завдавали ударів у відповідь. Врезультаті наших ударів 15 окупантів знищено, 65 зазнали поранень.</text:p>
      <text:p text:style-name="P4">
Окрім того, на цьому напрямку українські захисники протягом доби знищиливорожий бронетранспортер, найбільший за калібром, що є на озброєнні російськоїармії, 240-міліметровий міномет, «Тюльпан», протитанкову гармату МТ-12«Рапіра» та три безпілотні літальні апарати.</text:p>
      <text:p text:style-name="P4">
Source: <text:a xlink:type="simple" xlink:href="https://armyinform.com.ua/2023/04/25/na-lymano-kupyanskomu-napryamku-vorog-bye-rekordy-za-vykorystannyam-zasobiv-urazhennya-sergij-cherevatyj/" text:style-name="Internet_20_link" text:visited-style-name="Visited_20_Internet_20_Link">
https://armyinform.com.ua/2023/04/25/na-lymano-kupyanskomu-napryamku-vorog-bye-rekordy-za-vykorystannyam-zasobiv-urazhennya-sergij-cherevatyj/</text:a>
</text:p>
      <!--NEWS-->
      <text:h text:style-name="P10" text:outline-level="1">
<text:span text:style-name="T4">
На Ставці Верховного Головнокомандувача підбили підсумки зустрічі у форматі «Рамштайн»</text:span>
</text:h>
      <text:p text:style-name="P4">
Author: ['АРМІЯINFORM']</text:p>
      <text:p text:style-name="P4">
Time: 2023-04-25T64:00:00-04:00</text:p>
      <text:p text:style-name="P4">
Description: Президент України Володимир Зеленський сьогодні, 25 квітня, провів 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elenskyj-1.jpeg" text:style-name="Internet_20_link" text:visited-style-name="Visited_20_Internet_20_Link">
zelenskyj-1.jpeg</text:a>
']</text:p>
      <text:p text:style-name="P4">
Tags: ['СТАВКА ВЕРХОВНОГО ГОЛОВНОКОМАНДУВАЧА']</text:p>
      <text:p text:style-name="P4">
Category: News</text:p>
      <!--METADATA-->
      <text:p text:style-name="P4">
<draw:frame draw:style-name="fr1" draw:name="Image296" text:anchor-type="as-char" svg:width="6.9236in" svg:height="4.617948in" draw:z-index="0">
<draw:image xlink:href="../Images/AРМІЯINFORM/2023-04-25T64-00-00-04-00/zelenskyj-1.jpeg" xlink:type="simple" xlink:show="embed" xlink:actuate="onLoad" draw:mime-type="image/jpeg"/>
</draw:frame>
</text:p>
      <text:p text:style-name="P4">
Президент України Володимир Зеленський сьогодні, 25 квітня, провів черговезасідання Ставки Верховного Головнокомандувача.</text:p>
      <text:p text:style-name="P4">
Про це <text:a xlink:type="simple" xlink:href="https://t.me/V_Zelenskiy_official/5999" text:style-name="Internet_20_link" text:visited-style-name="Visited_20_Internet_20_Link">
інформує</text:a>
 глава держави.</text:p>
      <text:p text:style-name="P4">
«Підбили підсумки та розглянули результати чергової зустрічі у форматі«Рамштайн». Україна та її Сили оборони безупинно стають сильнішими. Але маємоприскорювати темпи постачання зброї, адже кожен день затримки — це життя нашихбійців», — наголосив глава держави.</text:p>
      <text:p text:style-name="P4">
На Ставці Верховного Головнокомандувача його учасники актуалізували інформаціющодо ситуації на полі бою, зокрема на найскладніших напрямках. Командувачіоперативно-стратегічних угруповань військ «Хортиця», «Таврія», «Одеса»,«Північ» доповіли про перебіг бойових дій на ділянках фронту в межах їхньоївідповідальності.</text:p>
      <text:p text:style-name="P4">
«Також обговорили перебіг комплектування особовим складом і технікоюновостворених бригад. Бійці мають бути забезпечені всім необхідним задлянайякіснішого виконання завдань командування з наближення нашої перемоги», —резюмував Президент України.</text:p>
      <text:p text:style-name="P4">
Source: <text:a xlink:type="simple" xlink:href="https://armyinform.com.ua/2023/04/25/na-stavczi-verhovnogo-golovnokomanduvacha-pidbyly-pidsumky-zustrichi-u-formati-ramshtajn/" text:style-name="Internet_20_link" text:visited-style-name="Visited_20_Internet_20_Link">
https://armyinform.com.ua/2023/04/25/na-stavczi-verhovnogo-golovnokomanduvacha-pidbyly-pidsumky-zustrichi-u-formati-ramshtajn/</text:a>
</text:p>
      <!--NEWS-->
      <text:h text:style-name="P10" text:outline-level="1">
<text:span text:style-name="T4">
У Міноборони удосконалюватимуть нормативно-правове регулювання діяльності державної авіації України</text:span>
</text:h>
      <text:p text:style-name="P4">
Author: ['Валентина Вілюра']</text:p>
      <text:p text:style-name="P4">
Time: 2023-04-25T65:00:00-04:00</text:p>
      <text:p text:style-name="P4">
Description: Днями в Головному управлінні державної авіації України (ГУДАУ) провели робочу міжвідомч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1-e1682421514437.jpg" text:style-name="Internet_20_link" text:visited-style-name="Visited_20_Internet_20_Link">
golovna-51-e1682421514437.jpg</text:a>
', '<text:a xlink:type="simple" xlink:href="https://armyinform.com.ua/wp-content/uploads/2023/04/photo_5350329507992684144_y-150x150.jpg" text:style-name="Internet_20_link" text:visited-style-name="Visited_20_Internet_20_Link">
photo_5350329507992684144_y-150x150.jpg</text:a>
', '<text:a xlink:type="simple" xlink:href="https://armyinform.com.ua/wp-content/uploads/2023/04/photo_5350329507992684141_x-150x150.jpg" text:style-name="Internet_20_link" text:visited-style-name="Visited_20_Internet_20_Link">
photo_5350329507992684141_x-150x150.jpg</text:a>
', '<text:a xlink:type="simple" xlink:href="https://armyinform.com.ua/wp-content/uploads/2023/04/photo_5350329507992684143_y-e1682421587114.jpg" text:style-name="Internet_20_link" text:visited-style-name="Visited_20_Internet_20_Link">
photo_5350329507992684143_y-e1682421587114.jpg</text:a>
']</text:p>
      <text:p text:style-name="P4">
Tags: ['ГУДАУ']</text:p>
      <text:p text:style-name="P4">
Category: News</text:p>
      <!--METADATA-->
      <text:p text:style-name="P4">
<draw:frame draw:style-name="fr1" draw:name="Image297" text:anchor-type="as-char" svg:width="6.9236in" svg:height="5.43615in" draw:z-index="0">
<draw:image xlink:href="../Images/AРМІЯINFORM/2023-04-25T65-00-00-04-00/golovna-51-e1682421514437.jpg" xlink:type="simple" xlink:show="embed" xlink:actuate="onLoad" draw:mime-type="image/jpeg"/>
</draw:frame>
</text:p>
      <text:p text:style-name="P4">
Днями в Головному управлінні державної авіації України (ГУДАУ) провели робочуміжвідомчу нараду щодо удосконалення нормативно-правового регулюваннядіяльності державної авіації України.</text:p>
      <text:p text:style-name="P4">
У нараді, крім представників, власне, Головного управління державної авіаціїУкраїни, взяли участь фахівці Управління регулювання державної авіаціїМіністерства внутрішніх справ України, Командування Повітряних Сил ЗСУ,Командування армійської авіації Сухопутних військ ЗСУ, Командування Військово-Морських Сил ЗСУ, Управління авіації та авіаційного пошуку і рятування ДСНС,Авіаційного управління Державної прикордонної служби України, Управлінняавіації та поліції на воді Національної поліції України, Головного управліннярозвідки Міноборони, управління авіації департаменту персонального штабуГоловного управління Національної гвардії України, а також управління авіаціїСлужби безпеки України.</text:p>
      <text:p text:style-name="P4">
Мета заходу — обговорення пропозицій стосовно внесення змін до нормативно-правових актів (далі — НПА) державної авіації України (далі — ДА) з питаньвиконання та забезпечення польотів, відпрацювання заходів удосконаленнянормативно-правового регулювання діяльності державної авіації та визначенняскладу робочої групи щодо опрацювання змін до НПА ДА.</text:p>
      <text:p text:style-name="P4">
Начальник Головного управління державної авіації України Андрій Телегінокреслив нагальну потребу напрацювання пропозицій щодо внесення змін донормативно-правових актів державної авіації з питань виконання та забезпеченняпольотів як на період воєнного стану, так і під час мирного часу. Вінакцентував на тому, що окрім закріплення в Конституції України стратегічногокурсу на набуття повноправного членства з ЄС та НАТО, необхідності досягненнякритеріїв взаємосумісності нормативно-правових актів, існує й нагальна потребаімплементації вимог Європейського оборонного агентства, Європейськогоагентства авіаційної безпеки, а також міжнародних стандартів та рекомендованоїпрактики Міжнародної організації цивільної авіації та впровадження вимог HAТOу вітчизняні нормативно-правові акти.</text:p>
      <text:p text:style-name="P4">
Крім того, Андрій Телегін запропонував створити Робочу групу з опрацюванняпропозицій щодо внесення змін до нормативно-правових актів у складі трьохспеціальних підгруп. Про що йдеться? Перша підгрупа займатиметься підготовкоюпроєкту нової редакції правил виконання польотів державної авіації на мирнийчас. Друга підгрупа — опрацювання НПА з питань організації та виконанняпольотів державної авіації в особливий період, зокрема під час воєнного стану.Метою роботи третьої підгрупи є підготовка проєкту НПА щодо впровадженнякерівництва експлуатанта державної авіації України.</text:p>
      <text:p text:style-name="P4">
Також, як повідомили в Головному управлінні державної авіації України, уберезні на запрошення міноборони Чеської Республіки українська стороназустрілася з представниками Управління військової авіації Чехії.</text:p>
      <text:p text:style-name="P4">
Під час цієї зустрічі, зокрема, було погоджено та підписано Угоду щодовзаємного визнання за всіма напрямками діяльності у сфері державної авіації.</text:p>
      <text:p text:style-name="P4">
<text:a xlink:type="simple" xlink:href="https://armyinform.com.ua/wp-content/uploads/2023/04/photo_5350329507992684144_y.jpg" text:style-name="Internet_20_link" text:visited-style-name="Visited_20_Internet_20_Link">
<draw:frame draw:style-name="fr1" draw:name="Image298" text:anchor-type="as-char" svg:width="6.9236in" svg:height="6.9236in" draw:z-index="0">
<draw:image xlink:href="../Images/AРМІЯINFORM/2023-04-25T65-00-00-04-00/photo_5350329507992684144_y-150x150.jpg" xlink:type="simple" xlink:show="embed" xlink:actuate="onLoad" draw:mime-type="image/jpeg"/>
</draw:frame>
</text:a>
</text:p>
      <text:p text:style-name="P4">
<text:a xlink:type="simple" xlink:href="https://armyinform.com.ua/wp-content/uploads/2023/04/photo_5350329507992684141_x.jpg" text:style-name="Internet_20_link" text:visited-style-name="Visited_20_Internet_20_Link">
<draw:frame draw:style-name="fr1" draw:name="Image299" text:anchor-type="as-char" svg:width="6.9236in" svg:height="6.9236in" draw:z-index="0">
<draw:image xlink:href="../Images/AРМІЯINFORM/2023-04-25T65-00-00-04-00/photo_5350329507992684141_x-150x150.jpg" xlink:type="simple" xlink:show="embed" xlink:actuate="onLoad" draw:mime-type="image/jpeg"/>
</draw:frame>
</text:a>
</text:p>
      <text:p text:style-name="P4">
«Управління військової авіації Чеської Республіки остаточно опрацювало,узгодило та підписало Угоду щодо процесу взаємного визнання за всіманапрямками діяльності у сфері державної авіації, яка дозволить взаємновизнавати сертифікати, видані Головним управлінням державної авіації Українита Управлінням військової авіації Чеської Республіки», — повідомили в ГУДАУ.</text:p>
      <text:p text:style-name="P4">
<draw:frame draw:style-name="fr1" draw:name="Image300" text:anchor-type="as-char" svg:width="6.9236in" svg:height="8.834802in" draw:z-index="0">
<draw:image xlink:href="../Images/AРМІЯINFORM/2023-04-25T65-00-00-04-00/photo_5350329507992684143_y-e1682421587114.jpg" xlink:type="simple" xlink:show="embed" xlink:actuate="onLoad" draw:mime-type="image/jpeg"/>
</draw:frame>
</text:p>
      <text:p text:style-name="P4">
Також сторони обговорили можливості підготовки та перепідготовки українськихпілотів військової та цивільної авіації на навчальній базі у Чехії. Крім того,в рамках візиту представники української сторони відвідали авіаційнийремонтний завод LOM PRAHA, де ознайомилися з основними напрямками діяльностіпідприємства та процесом проведення капітального ремонту вертольотів сімействаМіля (Mi-8, Mi-24 та їх модифікації).</text:p>
      <text:p text:style-name="P4">
Як зазначається, ремонтне підприємство є власністю держави (Чехії — редакція)і на цей час відчуває гостру нестачу запасних частин та агрегатів, щоповʼязано з відсутністю їхнього постачання безпосередньо з рф. 3 цього приводусторони дійшли згоди щодо можливостей співпраці у сфері ремонту та технічногообслуговування авіаційної техніки та обміну на взаємовигідних умовах критичноважливими запасними частинами.</text:p>
      <text:p text:style-name="P4">
<text:span text:style-name="T5">
Фото надані Головним управлінням державної авіації України</text:span>
</text:p>
      <text:p text:style-name="P4">
Source: <text:a xlink:type="simple" xlink:href="https://armyinform.com.ua/2023/04/25/u-minoborony-udoskonalyuvatymut-normatyvno-pravove-regulyuvannya-diyalnosti-derzhavnoyi-aviacziyi-ukrayiny/" text:style-name="Internet_20_link" text:visited-style-name="Visited_20_Internet_20_Link">
https://armyinform.com.ua/2023/04/25/u-minoborony-udoskonalyuvatymut-normatyvno-pravove-regulyuvannya-diyalnosti-derzhavnoyi-aviacziyi-ukrayiny/</text:a>
</text:p>
      <!--NEWS-->
      <text:h text:style-name="P10" text:outline-level="1">
<text:span text:style-name="T4">
У кожній бригаді (полку) ворога сформовано штурмові загони «Шторм»</text:span>
</text:h>
      <text:p text:style-name="P4">
Author: ['АРМІЯINFORM']</text:p>
      <text:p text:style-name="P4">
Time: 2023-04-25T66:00:00-04:00</text:p>
      <text:p text:style-name="P4">
Description: Командувач Східного угруповання військ ЗСУ генерал-полковник Олександр Сирськи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7435e59bdbdc3cbd.jpg" text:style-name="Internet_20_link" text:visited-style-name="Visited_20_Internet_20_Link">
7435e59bdbdc3cbd.jpg</text:a>
']</text:p>
      <text:p text:style-name="P4">
Tags: ['STOPRUSSIA', 'ВТОРГНЕННЯ РФ', 'ОЛЕКСАНДР СИРСЬКИЙ']</text:p>
      <text:p text:style-name="P4">
Category: News</text:p>
      <!--METADATA-->
      <text:p text:style-name="P4">
<draw:frame draw:style-name="fr1" draw:name="Image301" text:anchor-type="as-char" svg:width="6.9236in" svg:height="3.750283in" draw:z-index="0">
<draw:image xlink:href="../Images/AРМІЯINFORM/2023-04-25T66-00-00-04-00/7435e59bdbdc3cbd.jpg" xlink:type="simple" xlink:show="embed" xlink:actuate="onLoad" draw:mime-type="image/jpeg"/>
</draw:frame>
Олександр Сирський</text:p>
      <text:p text:style-name="P4">
Командувач Східного угруповання військ ЗСУ генерал-полковник ОлександрСирський в <text:a xlink:type="simple" xlink:href="https://armyinform.com.ua/2023/04/25/utrymuyuchy-bahmut-my-ne-dayemo-vorogu-mozhlyvosti-zbilshuvaty-front-oleksandr-syrskyj/" text:style-name="Internet_20_link" text:visited-style-name="Visited_20_Internet_20_Link">
інтерв’ю</text:a>
розповів, як змінилась за останній час тактика дій російських військ на сході.</text:p>
      <text:p text:style-name="P4">
— Противник аналізує результати своїх дій, робить певні висновки таудосконалює тактику застосування військ. Приміром, у кожній бригаді (полку) наоснові мотострілецьких рот, посилених танками, вогнеметними, мінометними тапротитанковими підрозділами сформовані окремі штурмові загони «Шторм»,призначені для відновлення втрачених позицій. Для створення сприятливих умовдля ведення штурмових дій противник активно застосовує танкові таартилерійські підрозділи (у т.ч. із закритих вогневих позицій), наноситьпотужне вогневе ураження нашим військам, руйнує позиції після чого переходятьв атаку штурмові підрозділи. В ході штурмових дій обов’язково застосовуєтьсяБПЛА, завдяки чому противник здійснює корегування вогню артилерії, а командиргрупи має змогу ефективно управляти підпорядкованим особовим складом, —наголосив генерал-полковник Олександр Сирський.</text:p>
      <text:p text:style-name="P4">
читайте також:</text:p>
      <text:p text:style-name="P4">
<text:a xlink:type="simple" xlink:href="https://armyinform.com.ua/2023/04/06/shturmovi-roty-z-armiyi-rf-cze-garmatne-myaso/" text:style-name="Internet_20_link" text:visited-style-name="Visited_20_Internet_20_Link">
Штурмові роти «z» армії рф — це гарматнем’ясо</text:a>
</text:p>
      <text:p text:style-name="P4">
Також він зауважив, що в міських умовах противник застосовує довготриваліартилерійські обстріли для вогневого впливу на об’єкт атаки, а безпосередньооб’єкт атаки штурмує група чисельністю до 10 осіб зі стрілецькою зброєю.</text:p>
      <text:p text:style-name="P4">
— Бойова техніка застосовується вкрай рідко. Зазвичай проводить наступ у 3-4«хвилі». Втрати штурмової групи оперативно поповнюються евакуаційною групою зрозподільчих пунктів. Командири штурмових груп використовують смартфони зіспеціальним програмним забезпеченням «Alpine Quest GPS», в якій нанесенікоординати позицій наших вогневих засобів, об’єкти атаки, маршрути висуваннядо них, а також завдання сусідніх підрозділів, — зазначив командувач Східногоугруповання військ ЗСУ.</text:p>
      <text:p text:style-name="P4">
Source: <text:a xlink:type="simple" xlink:href="https://armyinform.com.ua/2023/04/25/u-kozhnij-brygadi-polku-voroga-sformovano-shturmovi-zagony-shtorm/" text:style-name="Internet_20_link" text:visited-style-name="Visited_20_Internet_20_Link">
https://armyinform.com.ua/2023/04/25/u-kozhnij-brygadi-polku-voroga-sformovano-shturmovi-zagony-shtorm/</text:a>
</text:p>
      <!--NEWS-->
      <text:h text:style-name="P10" text:outline-level="1">
<text:span text:style-name="T4">
Бахмут став кінцевим рубежем для злочинного угруповання «вагнер» — Сергій Череватий</text:span>
</text:h>
      <text:p text:style-name="P4">
Author: ['Олексій Тригуб']</text:p>
      <text:p text:style-name="P4">
Time: 2023-04-25T67:00:00-04:00</text:p>
      <text:p text:style-name="P4">
Description: Ворог продовжує концентрувати свої зусилля на спробах захоплення Бахмута.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sergij-cherevatyj.webp" text:style-name="Internet_20_link" text:visited-style-name="Visited_20_Internet_20_Link">
sergij-cherevatyj.webp</text:a>
']</text:p>
      <text:p text:style-name="P4">
Tags: ['БАХМУТ', 'ВТОРГНЕННЯ РФ', 'ЄДИНІ НОВИНИ', 'СЕРГІЙ ЧЕРЕВАТИЙ']</text:p>
      <text:p text:style-name="P4">
Category: News</text:p>
      <!--METADATA-->
      <text:p text:style-name="P4">
<draw:frame draw:style-name="fr1" draw:name="Image302" text:anchor-type="as-char" svg:width="6.9236in" svg:height="4.613552in" draw:z-index="0">
<draw:image xlink:href="../ConvertedIMGs/AРМІЯINFORM/2023-04-25T67-00-00-04-00/sergij-cherevatyj.png" xlink:type="simple" xlink:show="embed" xlink:actuate="onLoad" draw:mime-type="image/png"/>
</draw:frame>
</text:p>
      <text:p text:style-name="P4">
Ворог продовжує концентрувати свої зусилля на спробах захоплення Бахмута. Проце у прямому ефірі <text:a xlink:type="simple" xlink:href="https://www.youtube.com/watch" text:style-name="Internet_20_link" text:visited-style-name="Visited_20_Internet_20_Link">
телемарафону</text:a>
«Єдині новини» зазначив речник Східного угруповання військ Збройних СилУкраїни полковник Сергій Череватий.</text:p>
      <text:p text:style-name="P4">
— У Бахмуті ситуація динамічна, вона час від часу змінюється, адже триваєпозиційна війна, — каже він. — Ми максимально робимо все, щоб завдати ураженняворогу, маневруємо, використовуємо всі наявні засоби ураження. Противник такожконцентрує свої зусилля саме на Бахмуті — по суті, у нашій операційній зонівін більше ніде не веде таких потужних бойових дій.</text:p>
      <text:p text:style-name="P4">
Протягом минулої доби противник 23 рази атакував наші позиції на Бахмутськомунапрямку, 280 разів завдавав ударів різними типами артилерії, виконав 4авіанальоти. Тільки у районі Бахмута було 85 обстрілів і 20 боєзіткнень. Врезультаті бойових дій 175 окупантів було знищено і 213 зазнало поранень. Нацьому напрямку підбито ворожий танк Т-72, знищено чотири бойових машинипіхоти, три гармати «Мста-Б», п’ять безпілотних літальних апаратів, однустанцію радіоелектронної боротьби, а також чотири польові склади збоєприпасами.</text:p>
      <text:p text:style-name="P4">
За словами полковника Сергія Череватого, за весь період оборони Бахмутаукраїнські захисники знищили вже десятки тисяч росіян.</text:p>
      <text:p text:style-name="P4">
— Гадаю, з часом наші військові аналітики назвуть точні цифри, але втративорога тут величезні, — говорить офіцер. — Щодо злочинного угруповання«вагнер», то воно вже не здатне самостійно виконувати бойові завдання, якпрагнуло це робити раніше, фактично монополізувавши цей напрямок. Хоча й досі«вагнерівці» є основною силою, що атакує, росіян на Бахмутському напрямку,діяти без допомоги регулярної армії вони вже не можуть. Все більшезастосовуються повітрянодесантні підрозділи військ окупантів, підрозділиспеціального призначення, тож ми розуміємо, що втрати ворога дуже суттєві йдля «вагнера» це, напевно, кінцевий рубіж.</text:p>
      <text:p text:style-name="P4">
Source: <text:a xlink:type="simple" xlink:href="https://armyinform.com.ua/2023/04/25/bahmut-stav-kinczevym-rubezhem-dlya-zlochynnogo-ugrupovannya-vagner-sergij-cherevatyj/" text:style-name="Internet_20_link" text:visited-style-name="Visited_20_Internet_20_Link">
https://armyinform.com.ua/2023/04/25/bahmut-stav-kinczevym-rubezhem-dlya-zlochynnogo-ugrupovannya-vagner-sergij-cherevatyj/</text:a>
</text:p>
      <!--NEWS-->
      <text:h text:style-name="P10" text:outline-level="1">
<text:span text:style-name="T4">
Противник не зміг здобути панування в повітрі завдяки роботі наших засобів протиповітряного ураження</text:span>
</text:h>
      <text:p text:style-name="P4">
Author: ['Олексій Тригуб']</text:p>
      <text:p text:style-name="P4">
Time: 2023-04-25T68:00:00-04:00</text:p>
      <text:p text:style-name="P4">
Description: Ворог намагається використовувати усі наявні у нього засоби ураження, зокрем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nasams-2.jpg" text:style-name="Internet_20_link" text:visited-style-name="Visited_20_Internet_20_Link">
nasams-2.jpg</text:a>
']</text:p>
      <text:p text:style-name="P4">
Tags: ['ВТОРГНЕННЯ РФ', 'ЄДИНІ НОВИНИ', 'ППО ЗСУ', 'СЕРГІЙ ЧЕРЕВАТИЙ']</text:p>
      <text:p text:style-name="P4">
Category: News</text:p>
      <!--METADATA-->
      <text:p text:style-name="P4">
<draw:frame draw:style-name="fr1" draw:name="Image303" text:anchor-type="as-char" svg:width="6.9236in" svg:height="4.450886in" draw:z-index="0">
<draw:image xlink:href="../Images/AРМІЯINFORM/2023-04-25T68-00-00-04-00/nasams-2.jpg" xlink:type="simple" xlink:show="embed" xlink:actuate="onLoad" draw:mime-type="image/jpeg"/>
</draw:frame>
Ілюстративне фото</text:p>
      <text:p text:style-name="P4">
Ворог намагається використовувати усі наявні у нього засоби ураження, зокрема— й авіацію. Про це сьогодні у прямому ефірі<text:a xlink:type="simple" xlink:href="https://www.youtube.com/watch" text:style-name="Internet_20_link" text:visited-style-name="Visited_20_Internet_20_Link">
телемарафону</text:a>
 «Єдині новини»зазначив речник Східного угруповання військ Збройних Сил України полковникСергій Череватий.</text:p>
      <text:p text:style-name="P4">
— Проте авіапарк у окупантів — це, в основному, літальні апарати ще радянськихчасів, — зауважує офіцер. — Здебільшого удари завдаються літаками Су-25 абогвинтокрилами армійської авіації Мі-24 та Ка-52. Намагаються вони це робити здоволі безпечної для них відстані, або — дуже швидко, інакше потрапляють узону ураження нашої протиповітряної оборони. Це — як засоби протиповітряногоприкриття сухопутних військ типу «Стріла-10» чи «Оса», так і переносні зенітніракетні комплекси або наша винищувальна авіація. Тож ворог використовуєавіацію, проте він не зміг здобути її панування в повітрі. Не зміг він ізробити її, як, до прикладу, це робили армії розвинутих країн під час різнихконфліктів, і ключовою. І насамперед — завдяки нашим засобам протиповітряногоураження.</text:p>
      <text:p text:style-name="P4">
Source: <text:a xlink:type="simple" xlink:href="https://armyinform.com.ua/2023/04/25/protyvnyk-ne-zmig-zdobuty-panuvannya-v-povitri-zavdyaky-roboti-nashyh-zasobiv-protypovitryanogo-urazhennya/" text:style-name="Internet_20_link" text:visited-style-name="Visited_20_Internet_20_Link">
https://armyinform.com.ua/2023/04/25/protyvnyk-ne-zmig-zdobuty-panuvannya-v-povitri-zavdyaky-roboti-nashyh-zasobiv-protypovitryanogo-urazhennya/</text:a>
</text:p>
      <!--NEWS-->
      <text:h text:style-name="P10" text:outline-level="1">
<text:span text:style-name="T4">
Українські захисники не дають ворогу здобути контроль над шляхами постачання в Бахмут — Сергій Череватий</text:span>
</text:h>
      <text:p text:style-name="P4">
Author: ['Олексій Тригуб']</text:p>
      <text:p text:style-name="P4">
Time: 2023-04-25T69:00:00-04:00</text:p>
      <text:p text:style-name="P4">
Description: У прямому ефірі телемарафону «Єдині новини» речник Східного угруповання військ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СЕРГІЙ ЧЕРЕВАТИЙ']</text:p>
      <text:p text:style-name="P4">
Category: News</text:p>
      <!--METADATA-->
      <text:p text:style-name="P4">
<draw:frame draw:style-name="fr1" draw:name="Image304" text:anchor-type="as-char" svg:width="6.9236in" svg:height="4.396486in" draw:z-index="0">
<draw:image xlink:href="../Images/AРМІЯINFORM/2023-04-25T69-00-00-04-00/e08cf257-8475-41c5-9d72-6ced5f2a914e-1.jpg" xlink:type="simple" xlink:show="embed" xlink:actuate="onLoad" draw:mime-type="image/jpeg"/>
</draw:frame>
</text:p>
      <text:p text:style-name="P4">
У прямому ефірі <text:a xlink:type="simple" xlink:href="https://www.youtube.com/watch" text:style-name="Internet_20_link" text:visited-style-name="Visited_20_Internet_20_Link">
телемарафону</text:a>
«Єдині новини» речник Східного угруповання військ Збройних Сил Україниполковник Сергій Череватий зазначив, що ворог прагне здобути вогневий контрольнад шляхами доставки у Бахмут, проте українські оборонці не дають йому такоїможливості.</text:p>
      <text:p text:style-name="P4">
— Неоціненною є робота наших артилеристів, які постійно ведуть контрбатарейнуборотьбу і не дають ворогу зосередити постійні удари по шляхах сполучення, —каже він. — Також максимальних зусиль докладають наші інженери, військовілогісти, завдяки яким ми маємо декілька шляхів сполучення, розвідники Силспеціальних операцій — всі докладають зусиль для того, щоб фортеця Бахмутстояла, і щоб ми мали можливість доставляти, нехай і з певними труднощами,боєприпаси, провіант, амуніцію в місто Бахмут, і також забирати звідти нашихпоранених.</text:p>
      <text:p text:style-name="P4">
Source: <text:a xlink:type="simple" xlink:href="https://armyinform.com.ua/2023/04/25/ukrayinski-zahysnyky-ne-dayut-vorogu-zdobuty-kontrol-nad-shlyahamy-postachannya-v-bahmut-sergij-cherevatyj/" text:style-name="Internet_20_link" text:visited-style-name="Visited_20_Internet_20_Link">
https://armyinform.com.ua/2023/04/25/ukrayinski-zahysnyky-ne-dayut-vorogu-zdobuty-kontrol-nad-shlyahamy-postachannya-v-bahmut-sergij-cherevatyj/</text:a>
</text:p>
      <!--NEWS-->
      <text:h text:style-name="P10" text:outline-level="1">
<text:span text:style-name="T4">
Ніхто у світі не має права руйнувати мир та життя людей — Володимир Зеленський</text:span>
</text:h>
      <text:p text:style-name="P4">
Author: ['АРМІЯINFORM']</text:p>
      <text:p text:style-name="P4">
Time: 2023-04-25T70:00:00-04:00</text:p>
      <text:p text:style-name="P4">
Description: Президент України Володимир Зеленський вважає, що ніхто у світі не має права руйн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0481249187251461_y.jpg" text:style-name="Internet_20_link" text:visited-style-name="Visited_20_Internet_20_Link">
photo_5350481249187251461_y.jpg</text:a>
', '<text:a xlink:type="simple" xlink:href="https://armyinform.com.ua/wp-content/uploads/2023/04/photo_5350481249187251458_y-150x150.jpg" text:style-name="Internet_20_link" text:visited-style-name="Visited_20_Internet_20_Link">
photo_5350481249187251458_y-150x150.jpg</text:a>
', '<text:a xlink:type="simple" xlink:href="https://armyinform.com.ua/wp-content/uploads/2023/04/photo_5350481249187251462_y-150x150.jpg" text:style-name="Internet_20_link" text:visited-style-name="Visited_20_Internet_20_Link">
photo_5350481249187251462_y-150x150.jpg</text:a>
', '<text:a xlink:type="simple" xlink:href="https://armyinform.com.ua/wp-content/uploads/2023/04/photo_5350481249187251460_y-150x150.jpg" text:style-name="Internet_20_link" text:visited-style-name="Visited_20_Internet_20_Link">
photo_5350481249187251460_y-150x150.jpg</text:a>
', '<text:a xlink:type="simple" xlink:href="https://armyinform.com.ua/wp-content/uploads/2023/04/photo_5350481249187251459_y-150x150.jpg" text:style-name="Internet_20_link" text:visited-style-name="Visited_20_Internet_20_Link">
photo_5350481249187251459_y-150x150.jpg</text:a>
']</text:p>
      <text:p text:style-name="P4">
Tags: ['ВОЛОДИМИР ЗЕЛЕНСЬКИЙ', 'РОСІЙСЬКО-УКРАЇНСЬКА ВІЙНА']</text:p>
      <text:p text:style-name="P4">
Category: News</text:p>
      <!--METADATA-->
      <text:p text:style-name="P4">
<draw:frame draw:style-name="fr1" draw:name="Image305" text:anchor-type="as-char" svg:width="6.9236in" svg:height="4.622144in" draw:z-index="0">
<draw:image xlink:href="../Images/AРМІЯINFORM/2023-04-25T70-00-00-04-00/photo_5350481249187251461_y.jpg" xlink:type="simple" xlink:show="embed" xlink:actuate="onLoad" draw:mime-type="image/jpeg"/>
</draw:frame>
 Ілюстративне фото</text:p>
      <text:p text:style-name="P4">
Президент України Володимир Зеленський вважає, що ніхто у світі не має праваруйнувати мир та стояти вище за життя людей.</text:p>
      <text:p text:style-name="P4">
Про це <text:a xlink:type="simple" xlink:href="https://t.me/V_Zelenskiy_official/5998" text:style-name="Internet_20_link" text:visited-style-name="Visited_20_Internet_20_Link">
йдеться</text:a>
 у його телеграм-каналі.</text:p>
      <text:p text:style-name="P4">
«Ніхто у світі не має права стояти вище, ніж людське життя. Ніхто у світі немає права руйнувати мир. Ніхто у світі не має бути «рівнішим», ніж міжнароднеправо», — написав він.</text:p>
      <text:p text:style-name="P4">
<text:a xlink:type="simple" xlink:href="https://armyinform.com.ua/wp-content/uploads/2023/04/photo_5350481249187251458_y.jpg" text:style-name="Internet_20_link" text:visited-style-name="Visited_20_Internet_20_Link">
<draw:frame draw:style-name="fr1" draw:name="Image306" text:anchor-type="as-char" svg:width="6.9236in" svg:height="6.9236in" draw:z-index="0">
<draw:image xlink:href="../Images/AРМІЯINFORM/2023-04-25T70-00-00-04-00/photo_5350481249187251458_y-150x150.jpg" xlink:type="simple" xlink:show="embed" xlink:actuate="onLoad" draw:mime-type="image/jpeg"/>
</draw:frame>
</text:a>
</text:p>
      <text:p text:style-name="P4">
<text:a xlink:type="simple" xlink:href="https://armyinform.com.ua/wp-content/uploads/2023/04/photo_5350481249187251462_y.jpg" text:style-name="Internet_20_link" text:visited-style-name="Visited_20_Internet_20_Link">
<draw:frame draw:style-name="fr1" draw:name="Image307" text:anchor-type="as-char" svg:width="6.9236in" svg:height="6.9236in" draw:z-index="0">
<draw:image xlink:href="../Images/AРМІЯINFORM/2023-04-25T70-00-00-04-00/photo_5350481249187251462_y-150x150.jpg" xlink:type="simple" xlink:show="embed" xlink:actuate="onLoad" draw:mime-type="image/jpeg"/>
</draw:frame>
</text:a>
</text:p>
      <text:p text:style-name="P4">
<text:a xlink:type="simple" xlink:href="https://armyinform.com.ua/wp-content/uploads/2023/04/photo_5350481249187251460_y.jpg" text:style-name="Internet_20_link" text:visited-style-name="Visited_20_Internet_20_Link">
<draw:frame draw:style-name="fr1" draw:name="Image308" text:anchor-type="as-char" svg:width="6.9236in" svg:height="6.9236in" draw:z-index="0">
<draw:image xlink:href="../Images/AРМІЯINFORM/2023-04-25T70-00-00-04-00/photo_5350481249187251460_y-150x150.jpg" xlink:type="simple" xlink:show="embed" xlink:actuate="onLoad" draw:mime-type="image/jpeg"/>
</draw:frame>
</text:a>
</text:p>
      <text:p text:style-name="P4">
<text:a xlink:type="simple" xlink:href="https://armyinform.com.ua/wp-content/uploads/2023/04/photo_5350481249187251459_y.jpg" text:style-name="Internet_20_link" text:visited-style-name="Visited_20_Internet_20_Link">
<draw:frame draw:style-name="fr1" draw:name="Image309" text:anchor-type="as-char" svg:width="6.9236in" svg:height="6.9236in" draw:z-index="0">
<draw:image xlink:href="../Images/AРМІЯINFORM/2023-04-25T70-00-00-04-00/photo_5350481249187251459_y-150x150.jpg" xlink:type="simple" xlink:show="embed" xlink:actuate="onLoad" draw:mime-type="image/jpeg"/>
</draw:frame>
</text:a>
</text:p>
      <text:p text:style-name="P4">
Source: <text:a xlink:type="simple" xlink:href="https://armyinform.com.ua/2023/04/25/nihto-u-sviti-ne-maye-prava-rujnuvaty-myr-ta-zhyttya-lyudej-volodymyr-zelenskyj/" text:style-name="Internet_20_link" text:visited-style-name="Visited_20_Internet_20_Link">
https://armyinform.com.ua/2023/04/25/nihto-u-sviti-ne-maye-prava-rujnuvaty-myr-ta-zhyttya-lyudej-volodymyr-zelenskyj/</text:a>
</text:p>
      <!--NEWS-->
      <text:h text:style-name="P10" text:outline-level="1">
<text:span text:style-name="T4">
Ціна кожної цеглини у Бахмуті для ворога колосальна — Сергій Череватий</text:span>
</text:h>
      <text:p text:style-name="P4">
Author: ['Олексій Тригуб']</text:p>
      <text:p text:style-name="P4">
Time: 2023-04-25T71:00:00-04:00</text:p>
      <text:p text:style-name="P4">
Description: Чи змінилася тактика ворога на Бахмутському напрямку і — чи продовжує противник такти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5.jpg" text:style-name="Internet_20_link" text:visited-style-name="Visited_20_Internet_20_Link">
bahmut-5.jpg</text:a>
']</text:p>
      <text:p text:style-name="P4">
Tags: ['СЕРГІЙ ЧЕРЕВАТИЙ']</text:p>
      <text:p text:style-name="P4">
Category: News</text:p>
      <!--METADATA-->
      <text:p text:style-name="P4">
<draw:frame draw:style-name="fr1" draw:name="Image310" text:anchor-type="as-char" svg:width="6.9236in" svg:height="4.32725in" draw:z-index="0">
<draw:image xlink:href="../Images/AРМІЯINFORM/2023-04-25T71-00-00-04-00/bahmut-5.jpg" xlink:type="simple" xlink:show="embed" xlink:actuate="onLoad" draw:mime-type="image/jpeg"/>
</draw:frame>
Ілюстративне фото</text:p>
      <text:p text:style-name="P4">
Чи змінилася тактика ворога на Бахмутському напрямку і — чи продовжуєпротивник тактику так званих м’ясних валів, у прямому ефірі<text:a xlink:type="simple" xlink:href="https://www.youtube.com/watch" text:style-name="Internet_20_link" text:visited-style-name="Visited_20_Internet_20_Link">
телемарафону</text:a>
 «Єдині новини»розповів речник Східного угруповання військ Збройних Сил України полковникСергій Череватий.</text:p>
      <text:p text:style-name="P4">
— У зв’язку з тим, що на сьогодні бойові дії ведуться фактично повністю уміській забудові, вони використовують тактику малих груп, намагаючись крок закроком проходити по місту, — говорить Сергій Череватий. — Але ціна кожноїцеглини у Бахмуті для них просто колосальна, тому що наші Сили оборони потужнозавдають по них ударів як засобами артилерійського ураження, так і в ближніхбоях, використовуючи стрілецьку зброю, гранати, гранатомети. Томуспіввідношення втрат дуже й дуже не на користь ворога.</text:p>
      <text:p text:style-name="P4">
Source: <text:a xlink:type="simple" xlink:href="https://armyinform.com.ua/2023/04/25/czina-kozhnoyi-czeglyny-u-bahmuti-dlya-voroga-kolosalna-sergij-cherevatyj/" text:style-name="Internet_20_link" text:visited-style-name="Visited_20_Internet_20_Link">
https://armyinform.com.ua/2023/04/25/czina-kozhnoyi-czeglyny-u-bahmuti-dlya-voroga-kolosalna-sergij-cherevatyj/</text:a>
</text:p>
      <!--NEWS-->
      <text:h text:style-name="P10" text:outline-level="1">
<text:span text:style-name="T4">
Голова Верховної Ради — іноземним колегам: Для України є важливим створення спецтрибуналу щодо злочинів рф</text:span>
</text:h>
      <text:p text:style-name="P4">
Author: ['АРМІЯINFORM']</text:p>
      <text:p text:style-name="P4">
Time: 2023-04-25T72:00:00-04:00</text:p>
      <text:p text:style-name="P4">
Description: Для України є важливим питання справедливості, зокрема, створення спеціального трибуна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7cb0c42-8e19-4ece-9ba6-b0c9c4471d89.jpg" text:style-name="Internet_20_link" text:visited-style-name="Visited_20_Internet_20_Link">
77cb0c42-8e19-4ece-9ba6-b0c9c4471d89.jpg</text:a>
']</text:p>
      <text:p text:style-name="P4">
Tags: ['STOPRUSSIA', 'АГРЕСІЯ РФ', 'ВЕРХОВНА РАДА УКРАЇНИ', 'КОНФЕРЕНЦІЯ ГОЛІВ ПАРЛАМЕНТІВ КРАЇН ЄВРОСОЮЗУ', 'РУСЛАН СТЕФАНЧУК', 'СПЕЦТРИБУНАЛ ПРОТИ РФ']</text:p>
      <text:p text:style-name="P4">
Category: News</text:p>
      <!--METADATA-->
      <text:p text:style-name="P4">
<draw:frame draw:style-name="fr1" draw:name="Image311" text:anchor-type="as-char" svg:width="6.9236in" svg:height="3.894525in" draw:z-index="0">
<draw:image xlink:href="../Images/AРМІЯINFORM/2023-04-25T72-00-00-04-00/77cb0c42-8e19-4ece-9ba6-b0c9c4471d89.jpg" xlink:type="simple" xlink:show="embed" xlink:actuate="onLoad" draw:mime-type="image/jpeg"/>
</draw:frame>
</text:p>
      <text:p text:style-name="P4">
Для України є важливим питання справедливості, зокрема, створення спеціальноготрибуналу щодо злочину агресії, який є першим злочином, що породив усі іншізвірства, котрі росія скоює в Україні.</text:p>
      <text:p text:style-name="P4">
Про це під час роботи Конференції голів парламентів країн Євросоюзу у Празі<text:a xlink:type="simple" xlink:href="https://www.rada.gov.ua/news/Top-novyna/235687.html" text:style-name="Internet_20_link" text:visited-style-name="Visited_20_Internet_20_Link">
повідомив</text:a>
 ГоловаВерховної Ради України Руслан Стефанчук.</text:p>
      <text:p text:style-name="P4">
Він запросив Голову Палати Депутатів Парламенту Італійської Республікивідвідати Україну, аби на власні очі побачити результати російської агресії.Також Руслан Стефанчук запросив Італію підтримати формулу миру ПрезидентаУкраїни Володимира Зеленського.</text:p>
      <text:p text:style-name="P4">
Під час розмови зі спікером Риксдагу Королівства Швеція Андреасом НорленомРуслан Стефанчук висловив вдячність Швеції за допомогу: військову, фінансовута гуманітарну.</text:p>
      <text:p text:style-name="P4">
Голова Верховної Ради України звернувся до спікера Риксдагу Королівства Швеціявизнати Голодомор 1932-1933 років геноцидом українського народу, адже дляУкраїни є важливим відновлення історичної справедливості.</text:p>
      <text:p text:style-name="P4">
Під час зустрічі із Головою Сейму Латвійської Республіки Едвардсом СмілтенсомГолова Верховної Ради України висловив вдячність за всю надану допомогу,зокрема військову та фінансову. Він також наголосив про важливість шляхуУкраїни до Європейського Союзу та НАТО, подякувавши Латвії за підтримку.</text:p>
      <text:p text:style-name="P4">
«Україна виконала всі рекомендації та готова розпочати переговори проповноправне членство в ЄС», — акцентував Руслан Стефанчук під час зустрічі зіспікером Палати Представників Генеральних штатів Королівства Нідерланди ВероюБергкамп і Президентом Сенату Генеральних штатів Королівства Нідерланди ЯномЕнтоні Брауном.</text:p>
      <text:p text:style-name="P4">
«Повноцінний мир настане не лише після перемоги на полі бою, а й в усіхміжнародних судових інституціях. Для України необхідна повна перемога надагресором», — наголосив Спікер парламенту України.</text:p>
      <text:p text:style-name="P4">
Source: <text:a xlink:type="simple" xlink:href="https://armyinform.com.ua/2023/04/25/golova-verhovnoyi-rady-inozemnym-kolegam-dlya-ukrayiny-ye-vazhlyvym-stvorennya-specztrybunalu-shhodo-zlochyniv-rf/" text:style-name="Internet_20_link" text:visited-style-name="Visited_20_Internet_20_Link">
https://armyinform.com.ua/2023/04/25/golova-verhovnoyi-rady-inozemnym-kolegam-dlya-ukrayiny-ye-vazhlyvym-stvorennya-specztrybunalu-shhodo-zlochyniv-rf/</text:a>
</text:p>
      <!--NEWS-->
      <text:h text:style-name="P10" text:outline-level="1">
<text:span text:style-name="T4">
Армія рф вчергове обстріляла прикордоння Сумщини та Чернігівщини з мінометів</text:span>
</text:h>
      <text:p text:style-name="P4">
Author: ['АРМІЯINFORM']</text:p>
      <text:p text:style-name="P4">
Time: 2023-04-25T73:00:00-04:00</text:p>
      <text:p text:style-name="P4">
Description: Сьогодні російські війська двічі обстріляли прикордоння Сумської та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ensornet_news_704.webp" text:style-name="Internet_20_link" text:visited-style-name="Visited_20_Internet_20_Link">
censornet_news_704.webp</text:a>
']</text:p>
      <text:p text:style-name="P4">
Tags: ['STOPRUSSIA', 'ОК «ПІВНІЧ»']</text:p>
      <text:p text:style-name="P4">
Category: News</text:p>
      <!--METADATA-->
      <text:p text:style-name="P4">
<draw:frame draw:style-name="fr1" draw:name="Image312" text:anchor-type="as-char" svg:width="6.9236in" svg:height="4.32725in" draw:z-index="0">
<draw:image xlink:href="../ConvertedIMGs/AРМІЯINFORM/2023-04-25T73-00-00-04-00/censornet_news_704.png" xlink:type="simple" xlink:show="embed" xlink:actuate="onLoad" draw:mime-type="image/png"/>
</draw:frame>
</text:p>
      <text:p text:style-name="P4">
Сьогодні російські війська двічі обстріляли прикордоння Сумської таЧернігівської областей з мінометів.</text:p>
      <text:p text:style-name="P4">
Про це <text:a xlink:type="simple" xlink:href="https://t.me/ok_pivnich1/2037" text:style-name="Internet_20_link" text:visited-style-name="Visited_20_Internet_20_Link">
повідомляє</text:a>
 Оперативне командування«Північ».</text:p>
      <text:p text:style-name="P4">
« <text:span text:style-name="T4">
З 10:30 до 10:45</text:span>
 зафіксовано чотири приходи, ймовірно з міномету 120 мм,в районі населеного пункту Кореньок.</text:p>
      <text:p text:style-name="P4">
<text:span text:style-name="T4">
З 11:00 до 11:10</text:span>
 зафіксовано три приходи, ймовірно з міномету 120 мм, врайоні населеного пункту Кореньок.</text:p>
      <text:p text:style-name="P4">
<text:span text:style-name="T4">
З 10:15 до 10:51</text:span>
 зафіксовано п’ять приходів, ймовірно з міномету 120 мм, врайоні населеного пункту Леонівка», — йдеться у дописі.</text:p>
      <text:p text:style-name="P4">
Зазначається, що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25/armiya-rf-vchergove-obstrilyala-prykordonnya-sumshhyny-ta-chernigivshhyny-z-minometiv/" text:style-name="Internet_20_link" text:visited-style-name="Visited_20_Internet_20_Link">
https://armyinform.com.ua/2023/04/25/armiya-rf-vchergove-obstrilyala-prykordonnya-sumshhyny-ta-chernigivshhyny-z-minometiv/</text:a>
</text:p>
      <!--NEWS-->
      <text:h text:style-name="P10" text:outline-level="1">
<text:span text:style-name="T4">
Не варто гадати, коли відбудеться контрнаступ України — потрібно робити усе для її перемоги — глава МЗС Литви</text:span>
</text:h>
      <text:p text:style-name="P4">
Author: ['АРМІЯINFORM']</text:p>
      <text:p text:style-name="P4">
Time: 2023-04-25T74:00:00-04:00</text:p>
      <text:p text:style-name="P4">
Description: Не варто роздумувати про контрнаступ України — Захід має взяти на себе зобов'яз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ounteroffensive.jpg" text:style-name="Internet_20_link" text:visited-style-name="Visited_20_Internet_20_Link">
counteroffensive.jpg</text:a>
']</text:p>
      <text:p text:style-name="P4">
Tags: ['ГАБРІЕЛЮС ЛАНДСБЕРГІС', 'ГЛАВА МЗС ЛИТВИ', 'СВІТ ПІДТРИМУЄ УКРАЇНУ']</text:p>
      <text:p text:style-name="P4">
Category: News</text:p>
      <!--METADATA-->
      <text:p text:style-name="P4">
<draw:frame draw:style-name="fr1" draw:name="Image313" text:anchor-type="as-char" svg:width="6.9236in" svg:height="3.894525in" draw:z-index="0">
<draw:image xlink:href="../Images/AРМІЯINFORM/2023-04-25T74-00-00-04-00/counteroffensive.jpg" xlink:type="simple" xlink:show="embed" xlink:actuate="onLoad" draw:mime-type="image/jpeg"/>
</draw:frame>
Ілюстративне фото</text:p>
      <text:p text:style-name="P4">
Не варто роздумувати про контрнаступ України — Захід має взяти на себезобов'язання допомогти Україні перемогти росію.</text:p>
      <text:p text:style-name="P4">
Про це <text:a xlink:type="simple" xlink:href="https://www.urm.lt/default/lt/naujienos/g-landsbergis-nereikia-spelioti-kada-bus-ar-nebus-ukrainos-kontrpuolimas-viskas-ka-turime-dabar-padaryti-isipareigoti-ukrainos-pergalei-ir-jos-siekti" text:style-name="Internet_20_link" text:visited-style-name="Visited_20_Internet_20_Link">
заявив</text:a>
 міністрзакордонних справ Литви Ґабріелюс Ландсберґіс.</text:p>
      <text:p text:style-name="P4">
«Немає потреби гадати, коли відбудеться чи не відбудеться контрнаступ України.Усе, що нам зараз залишається зробити, це взяти на себе зобов’язання щодоперемоги України та прагнути до неї», — сказав Ґабріелюс Ландсберґіс.</text:p>
      <text:p text:style-name="P4">
Нагадаємо, заступниця Міністра оборони України Ганна Маляр<text:a xlink:type="simple" xlink:href="https://armyinform.com.ua/2023/04/19/my-ne-mayemo-prava-obgovoryuvaty-v-publichnomu-prostori-plany-zbrojnyh-syl-ukrayiny-ganna-malyar/" text:style-name="Internet_20_link" text:visited-style-name="Visited_20_Internet_20_Link">
наголосила</text:a>
, що в умовах війни інформація про контрнаступ є засекреченою, іобговорювати в публічному просторі плани ЗСУ заборонено.</text:p>
      <text:p text:style-name="P4">
Source: <text:a xlink:type="simple" xlink:href="https://armyinform.com.ua/2023/04/25/ne-varto-gadaty-koly-vidbudetsya-kontrnastup-ukrayiny-potribno-robyty-use-dlya-yiyi-peremogy-glava-mzs-lytvy/" text:style-name="Internet_20_link" text:visited-style-name="Visited_20_Internet_20_Link">
https://armyinform.com.ua/2023/04/25/ne-varto-gadaty-koly-vidbudetsya-kontrnastup-ukrayiny-potribno-robyty-use-dlya-yiyi-peremogy-glava-mzs-lytvy/</text:a>
</text:p>
      <!--NEWS-->
      <text:h text:style-name="P10" text:outline-level="1">
<text:span text:style-name="T4">
Сергій Наєв: Найдієвіший мотиватор для захисників України — знищення ворога</text:span>
</text:h>
      <text:p text:style-name="P4">
Author: ['АРМІЯINFORM']</text:p>
      <text:p text:style-name="P4">
Time: 2023-04-25T75:00:00-04:00</text:p>
      <text:p text:style-name="P4">
Description: Найбільшим та найдієвішим мотиватором для захисників України було, є і буде знищ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51649_621577653349255_7542997026477779891_n.jpg" text:style-name="Internet_20_link" text:visited-style-name="Visited_20_Internet_20_Link">
343051649_621577653349255_7542997026477779891_n.jpg</text:a>
']</text:p>
      <text:p text:style-name="P4">
Tags: ['КОМАНДУВАЧ ОБ’ЄДНАНИХ СИЛ ЗС УКРАЇНИ', 'СЕРГІЙ НАЄВ']</text:p>
      <text:p text:style-name="P4">
Category: News</text:p>
      <!--METADATA-->
      <text:p text:style-name="P4">
<draw:frame draw:style-name="fr1" draw:name="Image314" text:anchor-type="as-char" svg:width="6.9236in" svg:height="4.933065in" draw:z-index="0">
<draw:image xlink:href="../Images/AРМІЯINFORM/2023-04-25T75-00-00-04-00/343051649_621577653349255_7542997026477779891_n.jpg" xlink:type="simple" xlink:show="embed" xlink:actuate="onLoad" draw:mime-type="image/jpeg"/>
</draw:frame>
</text:p>
      <text:p text:style-name="P4">
Найбільшим та найдієвішим мотиватором для захисників України було, є і будезнищення ворога, адже захист своєї Батьківщини, своїх рідних, перемога надворогом є найбільшим бажанням на сьогодні.</text:p>
      <text:p text:style-name="P4">
Про це<text:a xlink:type="simple" xlink:href="https%3A%2F%2Fwww.facebook.com%2FJointForcesCommandAFU%2Fposts%2Fpfbid0kUUTeQcF1t4xEVgfPLJR9pi7RyzHCtEJnqMbAcZvBzxJAeaL6cdguAD2ayqW6XPal&amp;show_text=true&amp;width=500" text:style-name="Internet_20_link" text:visited-style-name="Visited_20_Internet_20_Link">
повідомив</text:a>
командувач Об’єднаних Сил ЗС України генерал-лейтенант Сергій Наєв,розповідаючи про бойовий дух і мотивацію наших воїнів.</text:p>
      <text:p text:style-name="P4">
«Майже для кожного, хто взяв до рук зброю та став на захист своєї Батьківщини,своїх рідних, перемога над ворогом є найбільшим бажанням на сьогодні. Коженвійськовослужбовець знає, що за його спиною — його сім’я, яку потрібнозахистити», — йдеться у повідомленні.</text:p>
      <text:p text:style-name="P4">
За його словами, військовослужбовці впевнені, що постійний розвиток тапередача досвіду — це нова реальність та критична необхідність сьогодення.</text:p>
      <text:p text:style-name="P4">
«Менше помилок — більше врятованих життів, і щоб їх не допускати, вони багатота наполегливо тренуються», — зазначив Сергій Наєв.</text:p>
      <text:p text:style-name="P4">
Командувач розповів, що додаткові стресові навантаження допомагаютьнапрацювати у бійців стійкість на полі бою. Копіткою працею та щоденнимиперемогами над собою зміцнюється військова майстерність. У щоденнихтренуваннях зростає сила духу, міцніє воля та загартовується характер. Немаєдругорядних завдань. Є мета, яку потрібно досягти з найменшими моральними тафізичними втратами. Це результат довготривалих тренувань, під час якихвідточуються знання, вміння й навички.</text:p>
      <text:p text:style-name="P4">
«Але насамперед, беззаперечно, — потрібно жити Україною, працювати для Україниі бути з Україною в серці. А усі, хто сьогодні боронить Україну, саме такими іє. Потужним стимулом до продовження боротьби є прагнення волі і бажаннязвільнити українську землю від варварів і зайд, яким захотілосяпогосподарювати у наших домівках», — зауважив він.</text:p>
      <text:p text:style-name="P4">
Source: <text:a xlink:type="simple" xlink:href="https://armyinform.com.ua/2023/04/25/sergij-nayev-najdiyevishyj-motyvator-dlya-zahysnykiv-ukrayiny-znyshhennya-voroga/" text:style-name="Internet_20_link" text:visited-style-name="Visited_20_Internet_20_Link">
https://armyinform.com.ua/2023/04/25/sergij-nayev-najdiyevishyj-motyvator-dlya-zahysnykiv-ukrayiny-znyshhennya-voroga/</text:a>
</text:p>
      <!--NEWS-->
      <text:h text:style-name="P10" text:outline-level="1">
<text:span text:style-name="T4">
Олексій Дмитрашківський розповів про зміни тактики ворога на Таврійському напрямку</text:span>
</text:h>
      <text:p text:style-name="P4">
Author: ['Олексій Тригуб']</text:p>
      <text:p text:style-name="P4">
Time: 2023-04-25T76:00:00-04:00</text:p>
      <text:p text:style-name="P4">
Description: У прямому ефірі телемарафону «Єдині новини» началь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jpg" text:style-name="Internet_20_link" text:visited-style-name="Visited_20_Internet_20_Link">
dmytrashkivskyj.jpg</text:a>
']</text:p>
      <text:p text:style-name="P4">
Tags: ['БПЛА', 'ВУГЛЕДАР', 'ЄДИНІ НОВИНИ', 'ОЛЕКСІЙ ДМИТРАШКІВСЬКИЙ', 'ТАВРІЙСЬКИЙ НАПРЯМОК']</text:p>
      <text:p text:style-name="P4">
Category: News</text:p>
      <!--METADATA-->
      <text:p text:style-name="P4">
<draw:frame draw:style-name="fr1" draw:name="Image315" text:anchor-type="as-char" svg:width="6.9236in" svg:height="3.940682in" draw:z-index="0">
<draw:image xlink:href="../Images/AРМІЯINFORM/2023-04-25T76-00-00-04-00/dmytrashkivskyj.jpg" xlink:type="simple" xlink:show="embed" xlink:actuate="onLoad" draw:mime-type="image/jpeg"/>
</draw:frame>
Олексій Дмитрашківський. Ілюстративне фото</text:p>
      <text:p text:style-name="P4">
У прямому ефірі <text:a xlink:type="simple" xlink:href="https://www.youtube.com/watch" text:style-name="Internet_20_link" text:visited-style-name="Visited_20_Internet_20_Link">
телемарафону</text:a>
«Єдині новини» начальник об’єднаного пресцентру Сил оборони Таврійськогонапрямку полковник Олексій Дмитрашківський зазначив, що ворог знову почавнарощувати свою артилерійську складову.</text:p>
      <text:p text:style-name="P4">
— Противник обстрілює наші позиції вже практично з тією ж інтенсивністю, як цебуло у лютому, — каже офіцер. — За вчора та сьогодні ворог майже 500 разівобстріляв наші позиції з різних артилерійських систем.</text:p>
      <text:p text:style-name="P4">
Щодо штурмових дій, розповів Олексій Дмитрашківський, то ворог 22 разиштурмував позиції наших військ. Це відбувалося у районі Мар’їнки, яку ворог неполишає спроб захопити, аби блокувати Авдіївку.</text:p>
      <text:p text:style-name="P4">
Також начальник об’єднаного пресцентру Сил оборони Таврійського напрямкузазначив, що вчора ворог дещо змінив свою тактику. Так, намагаючись показатисвою перевагу в повітрі, противник збільшив кількість завдавання авіаційнихударів, причому, перейшовши до тактики групових авіаударів. Тобто, два літакивідволікали українську ППО, а третій — завдавав ударів.</text:p>
      <text:p text:style-name="P4">
Через покращення погодних умов учора ворог удвічі збільшив кількістьзастосування безпілотних літальних апаратів. Йдеться насамперед пророзвідувальні БПЛА.</text:p>
      <text:p text:style-name="P4">
— Також вчора вперше спостерігалася зміна застосування ворогом дронів-камікадзе, — продовжує Олексій Дмитрашківський. — Вчора вдень вони спочаткузастосували «Шахеди», які були вдало збиті, але після «Шахедів» з’явилися«Ланцети». Це мало на меті також виявлення наших точок протиповітряноїоборони.</text:p>
      <text:p text:style-name="P4">
Розповів офіцер і про погіршення морально-психологічного стану у лавахпротивника, і про новини на Таврійському напрямку. Так, він відзначив, щопопри нещодавню інформацію про прибуття в район Авдіївки нової танковоїбригади окупаційної армії, наразі вона ніяк себе не проявила, і для атак нашихпозицій ворог четверту добу поспіль використовує виключно піхоту. Можливо,припускає Олексій Дмитрашківський, це пов’язано з тим, що противник не стількизбирається застосовувати цю техніку, скільки продемонструвати ефект їїприсутності.</text:p>
      <text:p text:style-name="P4">
А на Вугледарському напрямку, як розповів начальник об’єднаного пресцентру, уполі зору знову з’явилася розбита ворожа 155-та бригада морської піхоти. Втім,малоймовірно, що вона могла повноцінно відновити боєздатність у такі стислітерміни.</text:p>
      <text:p text:style-name="P4">
— От що у росіян добре виходить на цьому напрямку — так це застосовуватиавіацію по житловій забудові. Так, вчора ворог завдав удару по житловомубудинку у Вугледарі, — додав Олексій Дмитрашківський.</text:p>
      <text:p text:style-name="P4">
Source: <text:a xlink:type="simple" xlink:href="https://armyinform.com.ua/2023/04/25/oleksij-dmytrashkivskyj-rozpoviv-pro-zminy-taktyky-voroga-na-tavrijskomu-napryamku/" text:style-name="Internet_20_link" text:visited-style-name="Visited_20_Internet_20_Link">
https://armyinform.com.ua/2023/04/25/oleksij-dmytrashkivskyj-rozpoviv-pro-zminy-taktyky-voroga-na-tavrijskomu-napryamku/</text:a>
</text:p>
      <!--NEWS-->
      <text:h text:style-name="P10" text:outline-level="1">
<text:span text:style-name="T4">
Понад 17 тисяч злочинів проти нацбезпеки задокументував Офіс Генпрокурора</text:span>
</text:h>
      <text:p text:style-name="P4">
Author: ['АРМІЯINFORM']</text:p>
      <text:p text:style-name="P4">
Time: 2023-04-25T7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25042023ua.jpg" text:style-name="Internet_20_link" text:visited-style-name="Visited_20_Internet_20_Link">
warcrime-25042023ua.jpg</text:a>
', '<text:a xlink:type="simple" xlink:href="https://armyinform.com.ua/wp-content/uploads/2023/04/warcrime-25042023en.jpg" text:style-name="Internet_20_link" text:visited-style-name="Visited_20_Internet_20_Link">
warcrime-25042023en.jpg</text:a>
']</text:p>
      <text:p text:style-name="P4">
Tags: ['ВОЄННІ ЗЛОЧИНИ РФ', 'ОФІС ГЕНПРОКУРОРА УКРАЇНИ']</text:p>
      <text:p text:style-name="P4">
Category: News</text:p>
      <!--METADATA-->
      <text:p text:style-name="P4">
<draw:frame draw:style-name="fr1" draw:name="Image316" text:anchor-type="as-char" svg:width="6.9236in" svg:height="4.448413in" draw:z-index="0">
<draw:image xlink:href="../Images/AРМІЯINFORM/2023-04-25T77-00-00-04-00/warcrime-25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5 квітня</text:span>
 зареєстровано:</text:p>
      <ul>
        <li>
82 487 воєнних злочинів,  * 17 071 злочин проти національної безпеки України.</li>
      </ul>
      <text:p text:style-name="P4">
Крім того, за даними ювенальних прокурорів, <text:span text:style-name="T4">
1419 дітей постраждали</text:span>
внаслідок агресії рф, з них:</text:p>
      <ul>
        <li>
470 — дітей загинули,  * 94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17" text:anchor-type="as-char" svg:width="6.9236in" svg:height="4.448413in" draw:z-index="0">
<draw:image xlink:href="../Images/AРМІЯINFORM/2023-04-25T77-00-00-04-00/warcrime-25042023en.jpg" xlink:type="simple" xlink:show="embed" xlink:actuate="onLoad" draw:mime-type="image/jpeg"/>
</draw:frame>
</text:p>
      <text:p text:style-name="P4">
Source: <text:a xlink:type="simple" xlink:href="https://armyinform.com.ua/2023/04/25/ponad-17-tysyach-zlochyniv-proty-naczbezpeky-ukrayiny-zadokumentuvav-ofis-genprokurora/" text:style-name="Internet_20_link" text:visited-style-name="Visited_20_Internet_20_Link">
https://armyinform.com.ua/2023/04/25/ponad-17-tysyach-zlochyniv-proty-naczbezpeky-ukrayiny-zadokumentuvav-ofis-genprokurora/</text:a>
</text:p>
      <!--NEWS-->
      <text:h text:style-name="P10" text:outline-level="1">
<text:span text:style-name="T4">
Представниці ЗС України здобули п’ять медалей на чемпіонаті Європи з важкої атлетики</text:span>
</text:h>
      <text:p text:style-name="P4">
Author: ['АРМІЯINFORM']</text:p>
      <text:p text:style-name="P4">
Time: 2023-04-25T78:00:00-04:00</text:p>
      <text:p text:style-name="P4">
Description: На чемпіонаті Європи з важкої атлетики, який відбувся в Єревані (Вірменія), представни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249990_210943508332678_6786888924302587599_n.jpg" text:style-name="Internet_20_link" text:visited-style-name="Visited_20_Internet_20_Link">
340249990_210943508332678_6786888924302587599_n.jpg</text:a>
', '<text:a xlink:type="simple" xlink:href="https://armyinform.com.ua/wp-content/uploads/2023/04/340136436_2487326908085386_2135364626655877396_n.jpg" text:style-name="Internet_20_link" text:visited-style-name="Visited_20_Internet_20_Link">
340136436_2487326908085386_2135364626655877396_n.jpg</text:a>
']</text:p>
      <text:p text:style-name="P4">
Tags: []</text:p>
      <text:p text:style-name="P4">
Category: News</text:p>
      <!--METADATA-->
      <text:p text:style-name="P4">
<draw:frame draw:style-name="fr1" draw:name="Image318" text:anchor-type="as-char" svg:width="6.9236in" svg:height="4.61393in" draw:z-index="0">
<draw:image xlink:href="../Images/AРМІЯINFORM/2023-04-25T78-00-00-04-00/340249990_210943508332678_6786888924302587599_n.jpg" xlink:type="simple" xlink:show="embed" xlink:actuate="onLoad" draw:mime-type="image/jpeg"/>
</draw:frame>
</text:p>
      <text:p text:style-name="P4">
На чемпіонаті Європи з важкої атлетики, який відбувся в Єревані (Вірменія),представниці 7-го спортивного клубу здобули п'ять медалей — чотири срібних таодну бронзову нагороду.</text:p>
      <text:p text:style-name="P4">
Так, <text:span text:style-name="T4">
Анастасія Манєвська</text:span>
 у ваговій категорії до 87 кг виборола «срібло» —у сумі двоборства з результатом 238 кг, у ривку — 108 кг та у поштовху — 130кг.</text:p>
      <text:p text:style-name="P4">
<text:span text:style-name="T4">
Валентина Кісіль</text:span>
 у ваговій категорії понад 87 кг виборола «срібло» у ривкуз результатом 111 кг. Також вона здобула бронзову медаль у сумі двоборства зрезультатом 244 кг.</text:p>
      <text:p text:style-name="P4">
<draw:frame draw:style-name="fr1" draw:name="Image319" text:anchor-type="as-char" svg:width="6.9236in" svg:height="5.902369in" draw:z-index="0">
<draw:image xlink:href="../Images/AРМІЯINFORM/2023-04-25T78-00-00-04-00/340136436_2487326908085386_2135364626655877396_n.jpg" xlink:type="simple" xlink:show="embed" xlink:actuate="onLoad" draw:mime-type="image/jpeg"/>
</draw:frame>
</text:p>
      <text:p text:style-name="P4">
Source: <text:a xlink:type="simple" xlink:href="https://armyinform.com.ua/2023/04/25/predstavnyczi-zs-ukrayiny-zdobuly-pyat-medalej-na-chempionati-yevropy-z-vazhkoyi-atletyky/" text:style-name="Internet_20_link" text:visited-style-name="Visited_20_Internet_20_Link">
https://armyinform.com.ua/2023/04/25/predstavnyczi-zs-ukrayiny-zdobuly-pyat-medalej-na-chempionati-yevropy-z-vazhkoyi-atletyky/</text:a>
</text:p>
      <!--NEWS-->
      <text:h text:style-name="P10" text:outline-level="1">
<text:span text:style-name="T4">
Словаччина підтримала надання Україні статусу кандидата на членство в ЄС — Руслан Стефанчук</text:span>
</text:h>
      <text:p text:style-name="P4">
Author: ['АРМІЯINFORM']</text:p>
      <text:p text:style-name="P4">
Time: 2023-04-25T79:00:00-04:00</text:p>
      <text:p text:style-name="P4">
Description: Голова Верховної Ради України Руслан Стефанчук подякував Словаччині за підтримку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042023.jpg" text:style-name="Internet_20_link" text:visited-style-name="Visited_20_Internet_20_Link">
25042023.jpg</text:a>
']</text:p>
      <text:p text:style-name="P4">
Tags: ['ПАРЛАМЕНТ', 'РУСЛАН СТЕФАНЧУК', 'СЛОВАЧЧИНА', 'УКРАЇНА-КАНДИДАТ НА ЧЛЕНСТВО В ЄС']</text:p>
      <text:p text:style-name="P4">
Category: News</text:p>
      <!--METADATA-->
      <text:p text:style-name="P4">
<draw:frame draw:style-name="fr1" draw:name="Image320" text:anchor-type="as-char" svg:width="6.9236in" svg:height="4.615733in" draw:z-index="0">
<draw:image xlink:href="../Images/AРМІЯINFORM/2023-04-25T79-00-00-04-00/25042023.jpg" xlink:type="simple" xlink:show="embed" xlink:actuate="onLoad" draw:mime-type="image/jpeg"/>
</draw:frame>
</text:p>
      <text:p text:style-name="P4">
Голова Верховної Ради України Руслан Стефанчук подякував Словаччині запідтримку надання Україні статусу кандидата на набуття членства в ЄС,наголосивши, що розраховує на таку ж потужну підтримку подальшої європейськоїінтеграції України, зокрема, початку перемовин про повноцінне членство вжецьогоріч.</text:p>
      <text:p text:style-name="P4">
Про це <text:a xlink:type="simple" xlink:href="https://www.rada.gov.ua/news/Top-novyna/235706.html" text:style-name="Internet_20_link" text:visited-style-name="Visited_20_Internet_20_Link">
інформує</text:a>
пресслужба парламенту за результатами зустрічі Голови Верховної Ради УкраїниРуслана Стефанчука з Головою Національної Ради Словацької Республіки БорисомКолларом.</text:p>
      <text:p text:style-name="P4">
Руслан Стефанчук також висловив щиру вдячність Словаччині за всебічнувійськову, гуманітарну та політичну підтримку, яка надається нашій країні зперших днів повномасштабного вторгнення росії.</text:p>
      <text:p text:style-name="P4">
Під час розмови Голова Верховної Ради України також зазначив, що ще однієюстратегічною метою України є членство в НАТО і нам важливі тут авторитет іпідтримка Словаччини.</text:p>
      <text:p text:style-name="P4">
Детально сторони зупинилися на питанні створення спецтрибуналу для росії заскоєні в Україні злочини. Голова Українського пПарламенту подякував парламентуСловаччини за ухвалення резолюції, що підтримує його створення.</text:p>
      <text:p text:style-name="P4">
Голова Національної Ради Словацької Республіки запевнив українського колегу,що парламент Словаччини зайняв чітку позицію, ухваливши резолюції прозасудження агресії росії та визнання російського режиму терористичним, а рф –державою-спонсором тероризму.</text:p>
      <text:p text:style-name="P4">
Він також наголосив, що Словацька Республіка є надійним партнером України,який підтримуємо нас у справедливій війні та обороні своєї країни.</text:p>
      <text:p text:style-name="P4">
Source: <text:a xlink:type="simple" xlink:href="https://armyinform.com.ua/2023/04/25/slovachchyna-pidtrymala-nadannya-ukrayini-statusu-kandydata-na-chlenstvo-v-yes-ruslan-stefanchuk/" text:style-name="Internet_20_link" text:visited-style-name="Visited_20_Internet_20_Link">
https://armyinform.com.ua/2023/04/25/slovachchyna-pidtrymala-nadannya-ukrayini-statusu-kandydata-na-chlenstvo-v-yes-ruslan-stefanchuk/</text:a>
</text:p>
      <!--NEWS-->
      <text:h text:style-name="P10" text:outline-level="1">
<text:span text:style-name="T4">
Затримано 6 ворожих поплічників, що поширювали кремлівські наративи про війну в Україні</text:span>
</text:h>
      <text:p text:style-name="P4">
Author: ['АРМІЯINFORM']</text:p>
      <text:p text:style-name="P4">
Time: 2023-04-25T80:00:00-04:00</text:p>
      <text:p text:style-name="P4">
Description: Служба безпеки нейтралізувала розгалужену міжрегіональну мережу про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0f2d4b6ac63e135968ae723159f73ef.jpeg" text:style-name="Internet_20_link" text:visited-style-name="Visited_20_Internet_20_Link">
a0f2d4b6ac63e135968ae723159f73ef.jpeg</text:a>
']</text:p>
      <text:p text:style-name="P4">
Tags: ['STOPRUSSIA', 'АГРЕСІЯ РФ', 'ВТОРГНЕННЯ РФ', 'СБУ']</text:p>
      <text:p text:style-name="P4">
Category: News</text:p>
      <!--METADATA-->
      <text:p text:style-name="P4">
<draw:frame draw:style-name="fr1" draw:name="Image321" text:anchor-type="as-char" svg:width="6.9236in" svg:height="4.615733in" draw:z-index="0">
<draw:image xlink:href="../Images/AРМІЯINFORM/2023-04-25T80-00-00-04-00/a0f2d4b6ac63e135968ae723159f73ef.jpeg" xlink:type="simple" xlink:show="embed" xlink:actuate="onLoad" draw:mime-type="image/jpeg"/>
</draw:frame>
</text:p>
      <text:p text:style-name="P4">
Служба безпеки нейтралізувала розгалужену міжрегіональну мережу проросійськихінтернет-агентів. До її складу входило шість ворожих поплічників.</text:p>
      <text:p text:style-name="P4">
У месенджерах та заборонених соцмережах вони поширювали дезінформацію такремлівські наративи про війну в Україні.</text:p>
      <text:p text:style-name="P4">
Більшу частину деструктивного контенту зловмисники брали з інтернет-ресурсівкраїни-агресора.</text:p>
      <text:p text:style-name="P4">
<text:span text:style-name="T4">
Так, у Києві:</text:span>
</text:p>
      <text:p text:style-name="P4">
викрито 37-річного мешканця столиці, який у російській соцмережі «Вконтакте»закликав до масових убивств українців.</text:p>
      <text:p text:style-name="P4">
Також він агітував щодо застосування міжконтинентальних балістичних ракет«Сатана» проти західних країн-партнерів нашої держави.</text:p>
      <text:p text:style-name="P4">
Крім цього, зловмисник намагався дискредитувати українських військових, у томучислі захисників Азовсталі.</text:p>
      <text:p text:style-name="P4">
За цими та іншими фактами фігуранту повідомлено про підозру за шістьмастаттями Кримінального кодексу України:</text:p>
      <ul>
        <li>
ч. 2 ст. 442 (геноцид);  * ч. 1 ст. 258-2 (публічні заклики до вчинення терористичного акту);  * чч. 2, 3 ст. 109 (дії, спрямовані на насильницьку зміну чи повалення конституційного ладу або на захоплення державної влади);  * чч. 1, 2 ст. 110 (посягання на територіальну цілісність і недоторканність України);  * ст. 436 (пропаганда війни);  * чч. 2, 3 ст. 436-2 (виправдовування, визнання правомірною, заперечення збройної агресії рф проти України, глорифікація її учасників).</li>
      </ul>
      <text:p text:style-name="P4">
<text:span text:style-name="T4">
В Одеські області:</text:span>
</text:p>
      <text:p text:style-name="P4">
блоковано інформаційно-підривну діяльність мешканки регіону, якаадмініструвала декілька прокремлівських Телеграм-каналів.</text:p>
      <text:p text:style-name="P4">
На цих ресурсах вона розміщувала публікації із закликами до обстрілівукраїнських міст та поширювала фейки про кількість загиблих оборонців України.</text:p>
      <text:p text:style-name="P4">
<text:span text:style-name="T4">
На Миколаївщині:</text:span>
</text:p>
      <text:p text:style-name="P4">
повідомлено про підозру дружині настоятеля одного із храмів УПЦ (МП). Улистуваннях з мешканцями громади жінка схвалювала воєнні злочини окупантів, атакож репостила антиукраїнські матеріали росмедіа.</text:p>
      <text:p text:style-name="P4">
<text:span text:style-name="T4">
У Харкові:</text:span>
</text:p>
      <text:p text:style-name="P4">
кіберфахівці СБУ задокументували злочинну діяльність жительки міста, яка в«Одноклассниках» закликала до співпраці з бойовиками та окупаційноюадміністрацією у захоплених районах на сході України.</text:p>
      <text:p text:style-name="P4">
<text:span text:style-name="T4">
У Черкаській області:</text:span>
</text:p>
      <text:p text:style-name="P4">
викрито двох мешканців регіону, що популяризували учасників окупаційнихугруповань рф та «героїзували» їхні злочини.</text:p>
      <text:p text:style-name="P4">
За цими фактами тривають слідчі дії у межах кримінальних проваджень за двомастаттями Кримінального кодексу України:</text:p>
      <ul>
        <li>
436-2 (виправдовування, визнання правомірною, заперечення збройної агресії рф проти України, глорифікація її учасників);  * ст. 111-1 (колабораційна діяльність).</li>
      </ul>
      <text:p text:style-name="P4">
Комплексні заходи проводили співробітники СБУ в м. Києві та Київській області,у Миколаївській, Харківській та Черкаській областях спільно з Національноюполіцією за процесуального керівництва органів прокуратури.</text:p>
      <text:p text:style-name="P4">
<text:span text:style-name="T4">
Джерело:</text:span>
 <text:a xlink:type="simple" xlink:href="https://ssu.gov.ua/novyny/sbu-zatrymala-6-internetahentiv-rf-odyn-z-nykh-zaklykav-do-henotsydu-ukraintsiv-ta-udariv-raketamy-satana-po-zakhidnykh-krainakh" text:style-name="Internet_20_link" text:visited-style-name="Visited_20_Internet_20_Link">
<text:span text:style-name="T5">
СБУ</text:span>
</text:a>
</text:p>
      <text:p text:style-name="P4">
Source: <text:a xlink:type="simple" xlink:href="https://armyinform.com.ua/2023/04/25/zatrymano-6-vorozhyh-poplichnykiv-shho-poshyryuvaly-kremlivski-naratyvy-pro-vijnu-v-ukrayini/" text:style-name="Internet_20_link" text:visited-style-name="Visited_20_Internet_20_Link">
https://armyinform.com.ua/2023/04/25/zatrymano-6-vorozhyh-poplichnykiv-shho-poshyryuvaly-kremlivski-naratyvy-pro-vijnu-v-ukrayini/</text:a>
</text:p>
      <!--NEWS-->
      <text:h text:style-name="P10" text:outline-level="1">
<text:span text:style-name="T4">
Укроборонпром увійшов в ТОП-10 роботодавців України</text:span>
</text:h>
      <text:p text:style-name="P4">
Author: ['АРМІЯINFORM']</text:p>
      <text:p text:style-name="P4">
Time: 2023-04-25T81:00:00-04:00</text:p>
      <text:p text:style-name="P4">
Description: За версією журналу Forbes Ukraine Державний концерн «Укроборонпром», який об'єднує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uc3pr0yq5sfwxjaxndoopb5hhhmozxxvbr9ei1i.jpg" text:style-name="Internet_20_link" text:visited-style-name="Visited_20_Internet_20_Link">
quc3pr0yq5sfwxjaxndoopb5hhhmozxxvbr9ei1i.jpg</text:a>
']</text:p>
      <text:p text:style-name="P4">
Tags: ['УКРАЇНСЬКИЙ НАРОД НЕПЕРЕМОЖНИЙ']</text:p>
      <text:p text:style-name="P4">
Category: News</text:p>
      <!--METADATA-->
      <text:p text:style-name="P4">
<draw:frame draw:style-name="fr1" draw:name="Image322" text:anchor-type="as-char" svg:width="6.9236in" svg:height="3.894525in" draw:z-index="0">
<draw:image xlink:href="../Images/AРМІЯINFORM/2023-04-25T81-00-00-04-00/quc3pr0yq5sfwxjaxndoopb5hhhmozxxvbr9ei1i.jpg" xlink:type="simple" xlink:show="embed" xlink:actuate="onLoad" draw:mime-type="image/jpeg"/>
</draw:frame>
</text:p>
      <text:p text:style-name="P4">
За версією журналу Forbes Ukraine Державний концерн «Укроборонпром», якийоб'єднує понад сотню оборонних підприємств, увійшов у ТОП-50 найкращихроботодавців України, посівши 9-те місце. ТОП-10 сформували п’ять ІТ-компаній,дві тютюнові, дві аграрні і вперше машинобудівна — Укроборонпром.</text:p>
      <text:p text:style-name="P4">
«Щиро дякую усім, хто 24/7 працює на підприємствах Укроборонпрому та іншихпідприємствах ОПК. Всі ви у часі війни є без перебільшення героями нашоїкраїни. Разом ми наближаємо нашу перемогу та робимо Україну сильною!», —відзначив генеральний директор Укроборонпрому Юрій Гусєв.</text:p>
      <text:p text:style-name="P4">
Після 24 лютого штат Укроборонпрому зріс на 6 700 співробітників, що зробилокомпанію найбільшим роботодавцем рейтингу. Почувши про набір персоналу уберезні 2022 року, майже 10 000 українців захотіли долучитись, деякі — наволонтерських засадах.</text:p>
      <text:p text:style-name="P4">
Попит на офісні позиції майже зник, проте зріс на технічні та інженерніспеціальності. Фокус змістився до hard skills. У пріоритеті витривалість,бажання більше працювати фізично на довгі дистанції.</text:p>
      <text:p text:style-name="P4">
Прикметно, що за критеріями «відчуття захисту», «можливості для розвитку»Укроборонпром набрав 5-ть із 5-ти можливих балів, «умови праці» — 12-ть з15-ти, «соцпакет» – 7 з 10-ти, а за «внеском у перемогу» — 8 з 10-ти можливих.</text:p>
      <text:p text:style-name="P4">
Укроборонпром досі шукає людей — на сьогодні відкрито більше 2 000 вакансій.Перелік вакантних посад можна знайти у центрах зайнятості, для кожного регіону— свій окремий список.</text:p>
      <text:p text:style-name="P4">
<text:span text:style-name="T4">
Джерело:</text:span>
<text:a xlink:type="simple" xlink:href="https://ukroboronprom.com.ua/news/ukroboronprom-v-top-10-robotodavciv-ukrayini" text:style-name="Internet_20_link" text:visited-style-name="Visited_20_Internet_20_Link">
<text:span text:style-name="T5">
Укроборонпром</text:span>
</text:a>
</text:p>
      <text:p text:style-name="P4">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Укроборонпром увійшов в ТОП-10 роботодавців України</text:span>
</text:h>
      <text:p text:style-name="P4">
Author: ['АРМІЯINFORM']</text:p>
      <text:p text:style-name="P4">
Time: 2023-04-25T82:00:00-04:00</text:p>
      <text:p text:style-name="P4">
Description: За версією журналу Forbes Ukraine Державний концерн «Укроборонпром», який об'єднує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uc3pr0yq5sfwxjaxndoopb5hhhmozxxvbr9ei1i.jpg" text:style-name="Internet_20_link" text:visited-style-name="Visited_20_Internet_20_Link">
quc3pr0yq5sfwxjaxndoopb5hhhmozxxvbr9ei1i.jpg</text:a>
']</text:p>
      <text:p text:style-name="P4">
Tags: ['УКРАЇНСЬКИЙ НАРОД НЕПЕРЕМОЖНИЙ']</text:p>
      <text:p text:style-name="P4">
Category: News</text:p>
      <!--METADATA-->
      <text:p text:style-name="P4">
<draw:frame draw:style-name="fr1" draw:name="Image323" text:anchor-type="as-char" svg:width="6.9236in" svg:height="3.894525in" draw:z-index="0">
<draw:image xlink:href="../Images/AРМІЯINFORM/2023-04-25T82-00-00-04-00/quc3pr0yq5sfwxjaxndoopb5hhhmozxxvbr9ei1i.jpg" xlink:type="simple" xlink:show="embed" xlink:actuate="onLoad" draw:mime-type="image/jpeg"/>
</draw:frame>
</text:p>
      <text:p text:style-name="P4">
За версією журналу Forbes Ukraine Державний концерн «Укроборонпром», якийоб'єднує понад сотню оборонних підприємств, увійшов у ТОП-50 найкращихроботодавців України, посівши 9-те місце. ТОП-10 сформували п’ять ІТ-компаній,дві тютюнові, дві аграрні і вперше машинобудівна — Укроборонпром.</text:p>
      <text:p text:style-name="P4">
«Щиро дякую усім, хто 24/7 працює на підприємствах Укроборонпрому та іншихпідприємствах ОПК. Всі ви у часі війни є без перебільшення героями нашоїкраїни. Разом ми наближаємо нашу перемогу та робимо Україну сильною!», —відзначив генеральний директор Укроборонпрому Юрій Гусєв.</text:p>
      <text:p text:style-name="P4">
Після 24 лютого штат Укроборонпрому зріс на 6 700 співробітників, що зробилокомпанію найбільшим роботодавцем рейтингу. Почувши про набір персоналу уберезні 2022 року, майже 10 000 українців захотіли долучитись, деякі — наволонтерських засадах.</text:p>
      <text:p text:style-name="P4">
Попит на офісні позиції майже зник, проте зріс на технічні та інженерніспеціальності. Фокус змістився до hard skills. У пріоритеті витривалість,бажання більше працювати фізично на довгі дистанції.</text:p>
      <text:p text:style-name="P4">
Прикметно, що за критеріями «відчуття захисту», «можливості для розвитку»Укроборонпром набрав 5-ть із 5-ти можливих балів, «умови праці» — 12-ть з15-ти, «соцпакет» – 7 з 10-ти, а за «внеском у перемогу» — 8 з 10-ти можливих.</text:p>
      <text:p text:style-name="P4">
Укроборонпром досі шукає людей — на сьогодні відкрито більше 2 000 вакансій.Перелік вакантних посад можна знайти у центрах зайнятості, для кожного регіону— свій окремий список.</text:p>
      <text:p text:style-name="P4">
<text:span text:style-name="T4">
Джерело:</text:span>
<text:a xlink:type="simple" xlink:href="https://ukroboronprom.com.ua/news/ukroboronprom-v-top-10-robotodavciv-ukrayini" text:style-name="Internet_20_link" text:visited-style-name="Visited_20_Internet_20_Link">
<text:span text:style-name="T5">
Укроборонпром</text:span>
</text:a>
</text:p>
      <text:p text:style-name="P4">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Викрито 11 освітян-колаборантів, які займались русифікацією захоплених шкіл у Маріуполі</text:span>
</text:h>
      <text:p text:style-name="P4">
Author: ['АРМІЯINFORM']</text:p>
      <text:p text:style-name="P4">
Time: 2023-04-25T83:00:00-04:00</text:p>
      <text:p text:style-name="P4">
Description: Служба безпеки системно викриває колаборантів, що допомагають агресору запрова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golovna.jpg" text:style-name="Internet_20_link" text:visited-style-name="Visited_20_Internet_20_Link">
sbu-golovna.jpg</text:a>
']</text:p>
      <text:p text:style-name="P4">
Tags: ['STOPRUSSIA', 'АГРЕСІЯ РФ', 'КОЛАБОРАНТИ', 'СБУ']</text:p>
      <text:p text:style-name="P4">
Category: News</text:p>
      <!--METADATA-->
      <text:p text:style-name="P4">
<draw:frame draw:style-name="fr1" draw:name="Image324" text:anchor-type="as-char" svg:width="6.9236in" svg:height="5.938293in" draw:z-index="0">
<draw:image xlink:href="../Images/AРМІЯINFORM/2023-04-25T83-00-00-04-00/sbu-golovna.jpg" xlink:type="simple" xlink:show="embed" xlink:actuate="onLoad" draw:mime-type="image/jpeg"/>
</draw:frame>
Ілюстративне фото</text:p>
      <text:p text:style-name="P4">
Служба безпеки системно викриває колаборантів, що допомагають агресорузапроваджувати російські програми «освіти» в тимчасово окупованих районахУкраїни.</text:p>
      <text:p text:style-name="P4">
У результаті комплексних заходів ще 11 педагогам повідомлено про підозру удобровільній співпраці з окупантами.</text:p>
      <text:p text:style-name="P4">
Серед них – очільники захоплених українських шкіл та відділів освіти.</text:p>
      <text:p text:style-name="P4">
Так, на Донеччині ідентифіковано «директорку» одного із середніх навчальнихзакладів Новоазовського району.</text:p>
      <text:p text:style-name="P4">
Вона закликала випускників вступати до російських вишів і в подальшому«присвятити себе» праці на користь країни-агресора.</text:p>
      <text:p text:style-name="P4">
Крім цього, у Маріуполі викрито колишню вчительку, яка після захоплення містапідтримала загарбників і запропонувала їм свою допомогу у поширеннікремлівського режиму.</text:p>
      <text:p text:style-name="P4">
За це її призначили «заступником директора» школи № 26.</text:p>
      <text:p text:style-name="P4">
Одним з перших її рішень на «посаді» – знищення всіх українських підручників,що були у бібліотеці освітньої установи.</text:p>
      <text:p text:style-name="P4">
Також задокументовано злочинну діяльність очільниці створеного агресором«відділу освіти Маріуполя».</text:p>
      <text:p text:style-name="P4">
За даними слідства, вона приймала «звіти» від керівників місцевих навчальнихзакладів щодо організації освітнього процесу за російськими «стандартами».</text:p>
      <text:p text:style-name="P4">
Наразі цим та іншим фігурантам повідомлено про підозру за колабораційнудіяльність.</text:p>
      <text:p text:style-name="P4">
Стосовно чотирьох з них – слідчі Служби безпеки завершили досудоверозслідування і планують направити обвинувальні вироки до суду.</text:p>
      <text:p text:style-name="P4">
За всіма викритими фактами тривають комплексні заходи для притягнення виннихдо відповідальності за злочини проти нашої держави.</text:p>
      <text:p text:style-name="P4">
Розслідування проводили співробітники СБУ у Донецькій та Луганській областяхза процесуального керівництва Донецької обласної прокуратури.</text:p>
      <text:p text:style-name="P4">
<text:span text:style-name="T4">
Джерело:</text:span>
 <text:a xlink:type="simple" xlink:href="https://ssu.gov.ua/novyny/sbu-vykryla-shche-11-osvitiankolaborantiv-yaki-zaimalys-rusyfikatsiieiu-zakhoplenykh-shkil-u-mariupoli" text:style-name="Internet_20_link" text:visited-style-name="Visited_20_Internet_20_Link">
<text:span text:style-name="T5">
СБУ</text:span>
</text:a>
</text:p>
      <text:p text:style-name="P4">
Source: <text:a xlink:type="simple" xlink:href="https://armyinform.com.ua/2023/04/25/vykryto-11-osvityan-kolaborantiv-yaki-zajmalys-rusyfikacziyeyu-zahoplenyh-shkil-u-mariupoli/" text:style-name="Internet_20_link" text:visited-style-name="Visited_20_Internet_20_Link">
https://armyinform.com.ua/2023/04/25/vykryto-11-osvityan-kolaborantiv-yaki-zajmalys-rusyfikacziyeyu-zahoplenyh-shkil-u-mariupoli/</text:a>
</text:p>
      <!--NEWS-->
      <text:h text:style-name="P10" text:outline-level="1">
<text:span text:style-name="T4">
Уряд пропонує ввести секторальні санкції проти Ірану на 50 років</text:span>
</text:h>
      <text:p text:style-name="P4">
Author: ['АРМІЯINFORM']</text:p>
      <text:p text:style-name="P4">
Time: 2023-04-25T84:00:00-04:00</text:p>
      <text:p text:style-name="P4">
Description: Кабінет Міністрів ухвалив рішення про внесення на розгляд РНБО пропозицій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22330.jpg" text:style-name="Internet_20_link" text:visited-style-name="Visited_20_Internet_20_Link">
2822330.jpg</text:a>
']</text:p>
      <text:p text:style-name="P4">
Tags: ['STOPRUSSIA', 'САНКЦІЇ ПРОТИ ІРАНУ']</text:p>
      <text:p text:style-name="P4">
Category: News</text:p>
      <!--METADATA-->
      <text:p text:style-name="P4">
<draw:frame draw:style-name="fr1" draw:name="Image325" text:anchor-type="as-char" svg:width="6.9236in" svg:height="4.369813in" draw:z-index="0">
<draw:image xlink:href="../Images/AРМІЯINFORM/2023-04-25T84-00-00-04-00/2822330.jpg" xlink:type="simple" xlink:show="embed" xlink:actuate="onLoad" draw:mime-type="image/jpeg"/>
</draw:frame>
Ілюстративне фото</text:p>
      <text:p text:style-name="P4">
Кабінет Міністрів ухвалив рішення про внесення на розгляд РНБО пропозицій щодозастосування секторальних санкцій до Ісламської Республіки Іран. Відповіднерішення Уряд ухвалив на засіданні 25 квітня.</text:p>
      <text:p text:style-name="P4">
Попередньо пропозиції були розглянуті та рекомендовані до подання на розглядКабінету Міністрів Міжвідомчою робочою групою з питань реалізації державноїсанкційної політики під головуванням Першого віце-прем’єр-міністра України –Міністра економіки України Юлії Свириденко.</text:p>
      <text:p text:style-name="P4">
«Даємо старт секторальним санкціям проти Ірану. Попередні обмеження,запроваджені Україною та нашими партнерами щодо осіб та компаній,безпосередньо причетних до постачання зброї росії, на жаль, не були сприйняті,як серйозне попередження. Що ж – ми посилимо наші аргументи. Такожпрацюватимемо над тим, щоб до таких жорстких рішень долучилося якомога більшекраїн світу. Агресія проти України не залишиться непокараною. Точно так незалишиться непокараною допомога агресору», - зазначила Юлія Свириденко.</text:p>
      <text:p text:style-name="P4">
Відповідно до пропозицій Уряду, санкції запроваджуються строком на 50 років тамістять:</text:p>
      <ul>
        <li>
запобігання виведенню капіталів резидентами Ісламської Республіки Іран за межі України;  * заборону передання резидентам Ірану технологій, прав на об’єкти права інтелектуальної власності;  * заборону здійснення інвестицій в Іран та до/на користь резидентів країни;  * зупинення обслуговування електронних платіжних засобів (зокрема, переказів, здійснення розрахунків та видачі готівки), емітованих резидентами Ірану;  * заборону реєстрації Національним банком України міжнародної платіжної системи, учасника міжнародної платіжної системи, операторами яких є резиденти Ісламської Республіки Іран тощо;  * обмеження торговельних операцій з товарами, на міжнародні передачі яких поширюється дія Закону України «Про державний контроль за міжнародними передачами товарів військового призначення та подвійного використання» з резидентами Ісламської Республіки Іран (повна заборона), обмеження торговельних операцій з послугами, які пов'язані з постачанням, продажем, передачею, виробництвом або використанням таких товарів, повне припинення транзиту ресурсів, польотів і перевезень резидентами Ісламської Республіки Іран територією України, пов’язаних з вищезгаданими операціями.</li>
      </ul>
      <text:p text:style-name="P4">
Запропоновані Урядом санкції стануть чинними після ухвалення відповідногорішення Радою національної безпеки та оборони, введення його в дію ПрезидентомУкраїни та затвердження постановою Верховної Ради України.</text:p>
      <text:p text:style-name="P4">
<text:span text:style-name="T4">
Джерело:</text:span>
 <text:a xlink:type="simple" xlink:href="https://www.kmu.gov.ua/news/zaprovadzhuiemo-sanktsii-proty-iranu-dopomoha-ahresoru-ne-zalyshytsia-nepokaranoiu-iuliia-svyrydenko" text:style-name="Internet_20_link" text:visited-style-name="Visited_20_Internet_20_Link">
<text:span text:style-name="T5">
Урядовий портал</text:span>
</text:a>
</text:p>
      <text:p text:style-name="P4">
Source: <text:a xlink:type="simple" xlink:href="https://armyinform.com.ua/2023/04/25/uryad-proponuye-vvesty-sektoralni-sankcziyi-proty-iranu-na-50-rokiv/" text:style-name="Internet_20_link" text:visited-style-name="Visited_20_Internet_20_Link">
https://armyinform.com.ua/2023/04/25/uryad-proponuye-vvesty-sektoralni-sankcziyi-proty-iranu-na-50-rokiv/</text:a>
</text:p>
      <!--NEWS-->
      <text:h text:style-name="P10" text:outline-level="1">
<text:span text:style-name="T4">
На  росії готуються до третьої світової війни — перехоплення ГУР</text:span>
</text:h>
      <text:p text:style-name="P4">
Author: ['АРМІЯINFORM']</text:p>
      <text:p text:style-name="P4">
Time: 2023-04-25T85:00:00-04:00</text:p>
      <text:p text:style-name="P4">
Description: Військовослужбовець рф розповідає дружині про небажання жити далі жити. Вона в свою чер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54035c8_de8c_4a96_bd5f_54568d845384_650x410-e1682436258531.jpg" text:style-name="Internet_20_link" text:visited-style-name="Visited_20_Internet_20_Link">
654035c8_de8c_4a96_bd5f_54568d845384_650x410-e1682436258531.jpg</text:a>
']</text:p>
      <text:p text:style-name="P4">
Tags: ['STOPRUSSIA', 'АГРЕСІЯ РФ', 'ВТОРГНЕННЯ РФ', 'ГУР МО УКРАЇНИ']</text:p>
      <text:p text:style-name="P4">
Category: News</text:p>
      <!--METADATA-->
      <text:p text:style-name="P4">
<draw:frame draw:style-name="fr1" draw:name="Image326" text:anchor-type="as-char" svg:width="6.9236in" svg:height="4.888664in" draw:z-index="0">
<draw:image xlink:href="../Images/AРМІЯINFORM/2023-04-25T85-00-00-04-00/654035c8_de8c_4a96_bd5f_54568d845384_650x410-e1682436258531.jpg" xlink:type="simple" xlink:show="embed" xlink:actuate="onLoad" draw:mime-type="image/jpeg"/>
</draw:frame>
Ілюстративне фото</text:p>
      <text:p text:style-name="P4">
Військовослужбовець рф розповідає дружині про небажання жити далі жити. Вона всвою чергу розповідає, що всі люди навколо неї готуються до третьої світовоївійни.</text:p>
      <text:p text:style-name="P4">
<text:span text:style-name="T4">
Джерело:</text:span>
 <text:a xlink:type="simple" xlink:href="https://gur.gov.ua/content/szhymaetsia-vsyo-voobshche-pokoia-ne-daiut-ynoi-raz-zastrelytsia-uzhe-okhota.html" text:style-name="Internet_20_link" text:visited-style-name="Visited_20_Internet_20_Link">
<text:span text:style-name="T5">
ГУР МОУ</text:span>
</text:a>
</text:p>
      <text:p text:style-name="P4">
Source: <text:a xlink:type="simple" xlink:href="https://armyinform.com.ua/2023/04/25/na-rosiyi-gotuyutsya-do-tretoyi-svitovoyi-vijny-perehoplennya-gur/" text:style-name="Internet_20_link" text:visited-style-name="Visited_20_Internet_20_Link">
https://armyinform.com.ua/2023/04/25/na-rosiyi-gotuyutsya-do-tretoyi-svitovoyi-vijny-perehoplennya-gur/</text:a>
</text:p>
      <!--NEWS-->
      <text:h text:style-name="P10" text:outline-level="1">
<text:span text:style-name="T4">
Ворог завдав 2 ракетні та 6 авіаційних ударів по території України</text:span>
</text:h>
      <text:p text:style-name="P4">
Author: ['АРМІЯINFORM']</text:p>
      <text:p text:style-name="P4">
Time: 2023-04-25T86:00:00-04:00</text:p>
      <text:p text:style-name="P4">
Description: Триває чотириста двадцять шоста доба широкомасштабної збройної агресії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0481249187251461_y.jpg" text:style-name="Internet_20_link" text:visited-style-name="Visited_20_Internet_20_Link">
photo_5350481249187251461_y.jpg</text:a>
']</text:p>
      <text:p text:style-name="P4">
Tags: ['STOPRUSSIA', 'АГРЕСІЯ РФ']</text:p>
      <text:p text:style-name="P4">
Category: News</text:p>
      <!--METADATA-->
      <text:p text:style-name="P4">
<draw:frame draw:style-name="fr1" draw:name="Image327" text:anchor-type="as-char" svg:width="6.9236in" svg:height="4.622144in" draw:z-index="0">
<draw:image xlink:href="../Images/AРМІЯINFORM/2023-04-25T86-00-00-04-00/photo_5350481249187251461_y.jpg" xlink:type="simple" xlink:show="embed" xlink:actuate="onLoad" draw:mime-type="image/jpeg"/>
</draw:frame>
 Ілюстративне фото <text:span text:style-name="T4">
🔥Ситуація щодо російського вторгнення</text:span>
</text:p>
      <text:p text:style-name="P4">
Триває чотириста двадцять шоста доба широкомасштабної збройної агресіїросійської федерації проти нашої держави.</text:p>
      <text:p text:style-name="P4">
Протягом доби російські окупанти завдали 2 ракетних удари із ЗРК С-300 поцентру мирного міста Куп’янськ Харківської області. Внаслідок цього є загибліта поранені серед цивільного населення, зруйновано будівлю краєзнавчого музею,поруч із якимнемає жодного військового об’єкта та пошкоджено іншу цивільнуінфраструктуру. Окрім того, ворог завдав 6 авіаційних ударів та здійснив понад10 обстрілів з реактивних систем залпового вогню в інших місцях.</text:p>
      <text:p text:style-name="P4">
Ймовірність завдавання ракетних та авіаційних ударів по всій території Українизалишається досить високою.</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vorog-zavdav-2-raketnyh-ta-6-aviaczijnyh-udariv-po-terytoriyi-ukrayiny/" text:style-name="Internet_20_link" text:visited-style-name="Visited_20_Internet_20_Link">
https://armyinform.com.ua/2023/04/25/vorog-zavdav-2-raketnyh-ta-6-aviaczijnyh-udariv-po-terytoriyi-ukrayiny/</text:a>
</text:p>
      <!--NEWS-->
      <text:h text:style-name="P10" text:outline-level="1">
<text:span text:style-name="T4">
Противник зосереджує основні зусилля на Бахмутському, Авдіївському та Мар’їнському напрямках</text:span>
</text:h>
      <text:p text:style-name="P4">
Author: ['АРМІЯINFORM']</text:p>
      <text:p text:style-name="P4">
Time: 2023-04-25T87:00:00-04:00</text:p>
      <text:p text:style-name="P4">
Description: Підрозділами сил оборони України протягом доби було відбито 36 атак противника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STOPRUSSIA', 'АГРЕСІЯ РФ', 'ВТОРГНЕННЯ РФ', 'ГШ ЗСУ', 'ХРОНІКА ОБОРОНИ']</text:p>
      <text:p text:style-name="P4">
Category: News</text:p>
      <!--METADATA-->
      <text:p text:style-name="P4">
<draw:frame draw:style-name="fr1" draw:name="Image328" text:anchor-type="as-char" svg:width="6.9236in" svg:height="4.396486in" draw:z-index="0">
<draw:image xlink:href="../Images/AРМІЯINFORM/2023-04-25T87-00-00-04-00/e08cf257-8475-41c5-9d72-6ced5f2a914e-1.jpg" xlink:type="simple" xlink:show="embed" xlink:actuate="onLoad" draw:mime-type="image/jpeg"/>
</draw:frame>
 <text:span text:style-name="T4">
🔥Ситуація щодо російського вторгнення</text:span>
</text:p>
      <text:p text:style-name="P4">
Підрозділами сил оборони України протягом доби було відбито 36 атак противникана зазначених ділянках фронту. Найзапекліші бої тривають за Бахмут таМар’їнку.</text:p>
      <text:p text:style-name="P4">
На Волинському та Поліському напрямках оперативна обстановка без суттєвихзмін. Ознак формування ворожих наступальних угруповань не виявлено.</text:p>
      <text:p text:style-name="P4">
На Сіверському та Слобожанському напрямках противник протягом доби здійснивартилерійські та мінометні обстріли населених пунктів Леонівка Чернігівськоїобласті; Кореньок, Іскрисківщина та Волфине Сумської області, а такожВетеринарне, Зелене, Нескучне, Стрілеча, Огірцеве, Гатище, Амбарне наХарківщині.</text:p>
      <text:p text:style-name="P4">
На Куп’янському напрямку артилерійських та мінометних обстрілів противниказазнали населені пункти Тополі, Кам’янка, Красне Перше, Фиголівка,Новомлинськ, Дворічна та Куп’янськ Харківської області.</text:p>
      <text:p text:style-name="P4">
На Лиманському напрямку противник наступальних дій не проводив. Артилерійськихобстрілів зазнали Новоселівське, Невське, Діброва, Білогорівка Луганськоїобласті та Торське, Ямпіль, Верхньокам’янське і Переїзне Донецької області.</text:p>
      <text:p text:style-name="P4">
На Бахмутському напрямку ворог продовжує вести наступальні дії. Тривають важкібої за місто Бахмут. До того ж протягом доби противник вів безуспішнінаступальні дії у напрямку населених пунктів Богданівка, Хромове та Кліщіївка.Від ворожих обстрілів постраждали Васюківка, Оріхово-Василівка, Маркове,Григорівка, Бахмут, Іванівське, Часів Яр, Біла Гора, Північне та Нью-ЙоркДонецької області.</text:p>
      <text:p text:style-name="P4">
На Авдіївському напрямку противник вів наступальні дії неподалік Сєверного таПервомайського Донецької області, успіху не мав. Здійснив обстріли населенихпунктів Новобахмутівка, Новокалинове, Авдіївка, Ласточкине, Водяне,Первомайське, Карлівка та Невельське Донецької області.</text:p>
      <text:p text:style-name="P4">
На Мар’їнському напрямку протягом доби наші захисники відбили числені атакипротивника в районі населеного пункту Мар’їнка. Ворожих обстрілів зазналиГеоргіївка, Мар’їнка, Побєда, Новомихайлівка та Парасковіївка Донецькоїобласті.</text:p>
      <text:p text:style-name="P4">
На Шахтарському напрямку протягом поточної доби ворог наступальних дій непроводив. Здійснив обстріли населених пунктів Вугледар, Єгорівка, Пречистівка,Золота Нива, Шахтарське та Велика Новосілка Донецької області.</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protyvnyk-zoseredzhuye-osnovni-zusyllya-na-bahmutskomu-avdiyivskomu-ta-maryinskomu-napryamkah/" text:style-name="Internet_20_link" text:visited-style-name="Visited_20_Internet_20_Link">
https://armyinform.com.ua/2023/04/25/protyvnyk-zoseredzhuye-osnovni-zusyllya-na-bahmutskomu-avdiyivskomu-ta-maryinskomu-napryamkah/</text:a>
</text:p>
      <!--NEWS-->
      <text:h text:style-name="P10" text:outline-level="1">
<text:span text:style-name="T4">
Ворог обстріляв понад 30 населених пунктів на Запорізькому та Херсонському напрямках</text:span>
</text:h>
      <text:p text:style-name="P4">
Author: ['АРМІЯINFORM']</text:p>
      <text:p text:style-name="P4">
Time: 2023-04-25T88:00:00-04:00</text:p>
      <text:p text:style-name="P4">
Description: На Запорізькому та Херсонському напрямках противник продовжує вести оборонн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3.jpg" text:style-name="Internet_20_link" text:visited-style-name="Visited_20_Internet_20_Link">
15-3.jpg</text:a>
']</text:p>
      <text:p text:style-name="P4">
Tags: ['STOPRUSSIA', 'АГРЕСІЯ РФ', 'ВТОРГНЕННЯ РФ', 'ГШ ЗСУ']</text:p>
      <text:p text:style-name="P4">
Category: News</text:p>
      <!--METADATA-->
      <text:p text:style-name="P4">
<draw:frame draw:style-name="fr1" draw:name="Image329" text:anchor-type="as-char" svg:width="6.9236in" svg:height="4.581115in" draw:z-index="0">
<draw:image xlink:href="../Images/AРМІЯINFORM/2023-04-25T88-00-00-04-00/15-3.jpg" xlink:type="simple" xlink:show="embed" xlink:actuate="onLoad" draw:mime-type="image/jpeg"/>
</draw:frame>
Ілюстративне фото <text:span text:style-name="T4">
🔥 Ситуація щодо російського вторгнення</text:span>
</text:p>
      <text:p text:style-name="P4">
На Запорізькому та Херсонському напрямках противник продовжує вести обороннідії. Обстріляв понад 30 населених пунктів. Серед них – Затишшя, Гуляйполе,Залізничне, Гірке, Білогір’я Запорізької області та Дудчани, Берислав, Веселе,Висунці, Інженерне, Кізомис, а також місто Херсон. Внаслідок влучання двохкерованих авіаційних бомб по населеному пункту Кізомис пошкоджено понад 10житлових будинків мирних громадян, 2 з них повністю зруйновані. Такожруйнувань зазнала місцева церква та інша цивільна інфраструктура.</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vorog-obstrilyav-ponad-30-naselenyh-punktiv-na-zaporizkomu-ta-hersonskomu-napryamkah/" text:style-name="Internet_20_link" text:visited-style-name="Visited_20_Internet_20_Link">
https://armyinform.com.ua/2023/04/25/vorog-obstrilyav-ponad-30-naselenyh-punktiv-na-zaporizkomu-ta-hersonskomu-napryamkah/</text:a>
</text:p>
      <!--NEWS-->
      <text:h text:style-name="P10" text:outline-level="1">
<text:span text:style-name="T4">
Окупанти продовжують мародерити та нищити дитячі освітні заклади</text:span>
</text:h>
      <text:p text:style-name="P4">
Author: ['АРМІЯINFORM']</text:p>
      <text:p text:style-name="P4">
Time: 2023-04-25T89:00:00-04:00</text:p>
      <text:p text:style-name="P4">
Description: Противник продовжує використовувати дитячі освітні заклади тимчасово окуповани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rosiyany-marodery.jpg" text:style-name="Internet_20_link" text:visited-style-name="Visited_20_Internet_20_Link">
rosiyany-marodery.jpg</text:a>
']</text:p>
      <text:p text:style-name="P4">
Tags: ['STOPRUSSIA', 'АГРЕСІЯ РФ', 'ВТОРГНЕННЯ РФ', 'ГШ ЗСУ']</text:p>
      <text:p text:style-name="P4">
Category: News</text:p>
      <!--METADATA-->
      <text:p text:style-name="P4">
<draw:frame draw:style-name="fr1" draw:name="Image330" text:anchor-type="as-char" svg:width="6.9236in" svg:height="4.32725in" draw:z-index="0">
<draw:image xlink:href="../Images/AРМІЯINFORM/2023-04-25T89-00-00-04-00/rosiyany-marodery.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використовувати дитячі освітні заклади тимчасовоокупованих та захоплених територій у власних цілях. Облаштовує в них своївійськові об’єкти, прикриваючись «живим щитом» із дітей та викладацькогоскладу.</text:p>
      <text:p text:style-name="P4">
Так, в населеному пункті Урзуф Маріупольського району Донецької області, натериторії одного з дитячих таборів відзначено розміщення до 200військовослужбовців російських окупаційних військ з числа мобілізованих.</text:p>
      <text:p text:style-name="P4">
Російські загарбники продовжують чинити мародерство на території України.Зокрема, в населеному пункті Кардашинка Скадовського району Херсонськоїобласті, військовослужбовці російських окупаційних військ вночі обшукуютьбудинки, викрадають побутову техніку та легкові автомобілі у мирних громадян.</text:p>
      <text:p text:style-name="P4">
<text:span text:style-name="T4">
Джерело:</text:span>
 <text:span text:style-name="T5">
<text:a xlink:type="simple" xlink:href="https://www.facebook.com/GeneralStaff.ua/posts/pfbid0GFdgApe8cZWwYs3eikm685gqHpwFxHNXBuu962Kg6AVaCRr7hkqUjAaktivBv94bl" text:style-name="Internet_20_link" text:visited-style-name="Visited_20_Internet_20_Link">
ГШЗСУ</text:a>
</text:span>
</text:p>
      <text:p text:style-name="P4">
Source: <text:a xlink:type="simple" xlink:href="https://armyinform.com.ua/2023/04/25/okupanty-prodovzhuyut-maroderyty-ta-nyshhyty-dytyachi-osvitni-zaklady/" text:style-name="Internet_20_link" text:visited-style-name="Visited_20_Internet_20_Link">
https://armyinform.com.ua/2023/04/25/okupanty-prodovzhuyut-maroderyty-ta-nyshhyty-dytyachi-osvitni-zaklady/</text:a>
</text:p>
      <!--NEWS-->
      <text:h text:style-name="P10" text:outline-level="1">
<text:span text:style-name="T4">
Шанувальнику «русского мира» повідомлено про нову підозру за заклики до геноциду</text:span>
</text:h>
      <text:p text:style-name="P4">
Author: ['АРМІЯINFORM']</text:p>
      <text:p text:style-name="P4">
Time: 2023-04-25T90:00:00-04:00</text:p>
      <text:p text:style-name="P4">
Description: За процесуального керівництва Київської міської прокуратури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24.jpg" text:style-name="Internet_20_link" text:visited-style-name="Visited_20_Internet_20_Link">
9-24.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31" text:anchor-type="as-char" svg:width="6.9236in" svg:height="4.496482in" draw:z-index="0">
<draw:image xlink:href="../Images/AРМІЯINFORM/2023-04-25T90-00-00-04-00/9-24.jpg" xlink:type="simple" xlink:show="embed" xlink:actuate="onLoad" draw:mime-type="image/jpeg"/>
</draw:frame>
</text:p>
      <text:p text:style-name="P4">
За процесуального керівництва Київської міської прокуратури повідомлено пропідозру уродженцю Луганської області за фактами поширення матеріалів ізпублічними закликами до повалення конституційного ладу в Україні, посягання натериторіальну цілісність і недоторканність України, вчинення терористичногоакту, агресивної війни, геноциду, а також виправдовування збройної агресії рфпроти України та глорифікації її учасників.</text:p>
      <text:p text:style-name="P4">
За даними слідства, підозрюваний з квітня 2022 року, використовуючи власнийакаунт у забороненій в Україні соціальній мережі, поширював для необмеженогокола її користувачів текстові повідомлення та зображення, у якихвиправдовувалась збройна агресія рф проти України.</text:p>
      <text:p text:style-name="P4">
Підозрюваний у своїх дописах підтримував та популяризував дії країни-агресорау зв’язку із повномасштабним вторгненням в Україну. Поширював російські фейки,закликав до геноциду українців, стверджував, що «українці самі у всьомувинні». Також називав «справедливою декомунізацією» знищення усіх українськихТЕЦ.</text:p>
      <text:p text:style-name="P4">
Крім цього, у своїх дописах підозрюваний принижував та негативно представлявпредставників органів державної влади та ЗСУ.</text:p>
      <text:p text:style-name="P4">
Висновком експертизи підтверджено, що тексти опублікованих матеріалів маютьпропагандистський характер та спрямовані на виправдання, визнання правомірноюзбройної агресії рф проти України, а також містять публічні заклики доагресивної війни проти України, геноциду та вчинення терористичного акту.</text:p>
      <text:p text:style-name="P4">
Наразі підозрюваний перебуває під вартою.</text:p>
      <text:p text:style-name="P4">
Раніше столична прокуратура скеровувала до суду обвинувальний акт стосовноцього громадянина за фактом поширенні інформації, яка містить виправдовування,визнання правомірною та заперечення збройної агресії рф проти України. Судовийрозгляд наразі триває.</text:p>
      <text:p text:style-name="P4">
Заходи з викриття злочинної діяльності здійснювалися прокурорами спільно зіслідчими ГУ СБУ в м. Києві та Київській області.</text:p>
      <text:p text:style-name="P4">
<text:span text:style-name="T4">
Джерело:</text:span>
 <text:a xlink:type="simple" xlink:href="https://www.gp.gov.ua/ua/posts/zaklikav-do-genocidu-ta-povalennya-konstituciinogo-ladu-v-ukrayini-sanuvalniku-russkogo-mira-povidomleno-shhe-odnu-pidozru" text:style-name="Internet_20_link" text:visited-style-name="Visited_20_Internet_20_Link">
<text:span text:style-name="T5">
Офіс Генеральногопрокурора</text:span>
</text:a>
</text:p>
      <text:p text:style-name="P4">
Source: <text:a xlink:type="simple" xlink:href="https://armyinform.com.ua/2023/04/25/shanuvalnyku-russkogo-myra-povidomleno-pro-novu-pidozru-za-zaklyky-do-genoczydu/" text:style-name="Internet_20_link" text:visited-style-name="Visited_20_Internet_20_Link">
https://armyinform.com.ua/2023/04/25/shanuvalnyku-russkogo-myra-povidomleno-pro-novu-pidozru-za-zaklyky-do-genoczydu/</text:a>
</text:p>
      <!--NEWS-->
      <text:h text:style-name="P10" text:outline-level="1">
<text:span text:style-name="T4">
На ТОТ окупанти вимагають від батьків паспорт рф в обмін на «безкоштовне харчування» дітей у школах</text:span>
</text:h>
      <text:p text:style-name="P4">
Author: ['АРМІЯINFORM']</text:p>
      <text:p text:style-name="P4">
Time: 2023-04-25T91:00:00-04:00</text:p>
      <text:p text:style-name="P4">
Description: Окупанти ввели «безкоштовне харчування» для дітей 1-4 класів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7/pasport.jpg" text:style-name="Internet_20_link" text:visited-style-name="Visited_20_Internet_20_Link">
pasport.jpg</text:a>
']</text:p>
      <text:p text:style-name="P4">
Tags: ['STOPRUSSIA', 'АГРЕСІЯ РФ', 'ВТОРГНЕННЯ РФ', 'ТОТ']</text:p>
      <text:p text:style-name="P4">
Category: News</text:p>
      <!--METADATA-->
      <text:p text:style-name="P4">
<draw:frame draw:style-name="fr1" draw:name="Image332" text:anchor-type="as-char" svg:width="6.9236in" svg:height="3.956343in" draw:z-index="0">
<draw:image xlink:href="../Images/AРМІЯINFORM/2023-04-25T91-00-00-04-00/pasport.jpg" xlink:type="simple" xlink:show="embed" xlink:actuate="onLoad" draw:mime-type="image/jpeg"/>
</draw:frame>
Ілюстративне фото</text:p>
      <text:p text:style-name="P4">
Окупанти ввели «безкоштовне харчування» для дітей 1-4 класів на тимчасовоокупованих територіях півдня України, але умовою є заява батьків з паспортомрф.</text:p>
      <text:p text:style-name="P4">
Про це <text:a xlink:type="simple" xlink:href="https://sprotyv.mod.gov.ua/2023/04/25/rosiyany-vymagayut-pasport-rf-vid-batkiv-v-obmin-na-bezkoshtovne-harchuvannya-ditej-u-shkolah/" text:style-name="Internet_20_link" text:visited-style-name="Visited_20_Internet_20_Link">
повідомляє</text:a>
Центр національного спротиву.</text:p>
      <text:p text:style-name="P4">
Останнє ніби має підтвердити батьківство, але по факту це є ще одним елементомтиску й примусу отримувати паспорт ворога, адже у рф штамп про дітей не єобов’язковим. При цьому наразі паспорт ще не вимагають, але нововведенняанонсують з нового навчального року.</text:p>
      <text:p text:style-name="P4">
Тобто, по факту батьки мають отримати червону макулатуру до моменту місцевихвиборів, які окупанти планують провести на ТОТ на початку вересня.</text:p>
      <text:p text:style-name="P4">
Source: <text:a xlink:type="simple" xlink:href="https://armyinform.com.ua/2023/04/25/na-tot-okupanty-vymagayut-vid-batkiv-pasport-rf-v-obmin-na-bezkoshtovne-harchuvannya-ditej-u-shkolah/" text:style-name="Internet_20_link" text:visited-style-name="Visited_20_Internet_20_Link">
https://armyinform.com.ua/2023/04/25/na-tot-okupanty-vymagayut-vid-batkiv-pasport-rf-v-obmin-na-bezkoshtovne-harchuvannya-ditej-u-shkolah/</text:a>
</text:p>
      <!--NEWS-->
      <text:h text:style-name="P10" text:outline-level="1">
<text:span text:style-name="T4">
Визначено шість населених пунктів, де відбуватиметься комплексне відновлення за новими принципами, — Денис Шмигаль</text:span>
</text:h>
      <text:p text:style-name="P4">
Author: ['АРМІЯINFORM']</text:p>
      <text:p text:style-name="P4">
Time: 2023-04-25T92:00:00-04:00</text:p>
      <text:p text:style-name="P4">
Description: Принцип «Build back better», тобто «відбудувати краще, ніж було» — один з основних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844_820_360_0_0_auto.jpg" text:style-name="Internet_20_link" text:visited-style-name="Visited_20_Internet_20_Link">
thumb_202844_820_360_0_0_auto.jpg</text:a>
']</text:p>
      <text:p text:style-name="P4">
Tags: ['STOPRUSSIA', 'АГРЕСІЯ РФ', 'ВТОРГНЕННЯ РФ', 'ДЕНИС ШМИГАЛЬ']</text:p>
      <text:p text:style-name="P4">
Category: News</text:p>
      <!--METADATA-->
      <text:p text:style-name="P4">
<draw:frame draw:style-name="fr1" draw:name="Image333" text:anchor-type="as-char" svg:width="6.9236in" svg:height="4.610104in" draw:z-index="0">
<draw:image xlink:href="../Images/AРМІЯINFORM/2023-04-25T92-00-00-04-00/thumb_202844_820_360_0_0_auto.jpg" xlink:type="simple" xlink:show="embed" xlink:actuate="onLoad" draw:mime-type="image/jpeg"/>
</draw:frame>
</text:p>
      <text:p text:style-name="P4">
Принцип «Build back better», тобто «відбудувати краще, ніж було» — один зосновних для відбудови. Під час засідання Уряд затвердив постанову, якавизначає шість населених пунктів, де в межах експериментального проектувідновлення проходитиме комплексно й за новими принципами. Про це повідомивПрем’єр-міністр Денис Шмигаль.</text:p>
      <text:p text:style-name="P4">
Відібрані населені пункті: Бородянка і Мощун в Київській області, Тростянець уСумській області, Посад-Покровське в Херсонській області, Циркуни вХарківській області та Ягідне в Чернігівській області.</text:p>
      <text:p text:style-name="P4">
«Усі ці населені пункти зазнали страшних руйнувань. Тепер вони будутьвідновлюватися комплексно. Це означає, що будуть відбудовувати не окремібудівлі та споруди, а все — зі системним підходом, новим плануванням та повноютрансформацією цих населених пунктів», — підкреслив очільник Уряду.</text:p>
      <text:p text:style-name="P4">
Водночас Прем’єр-міністр наголосив, що реалізація експериментального проектуне означає, що відновлення не торкнеться інших населених пунктів.</text:p>
      <text:p text:style-name="P4">
«Відбудова вже триває по всій країні. Цей документ — це про пошук найбільшефективних підходів, які забезпечать прозорість, ефективність, системність ташвидкість відновлення одночасно», — зауважив Денис Шмигаль.</text:p>
      <text:p text:style-name="P4">
Як відзначив Глава Уряду, План швидкого відновлення на цей рік має п’ятьпріоритетів, і водночас це сотні різних проектів, сотні міст та селищ, де воновідбуватиметься одночасно: «Для нас важливо, аби українці вже цього рокупобачили, що відбудова — це реальність. Це дає надію і віру в краще майбутнє».</text:p>
      <text:p text:style-name="P4">
<text:span text:style-name="T4">
Джерело:</text:span>
 <text:a xlink:type="simple" xlink:href="https://www.kmu.gov.ua/news/vyznacheno-shist-naselenykh-punktiv-de-vidbuvatymetsia-kompleksne-vidnovlennia-za-novymy-pryntsypamy-premier-ministr" text:style-name="Internet_20_link" text:visited-style-name="Visited_20_Internet_20_Link">
<text:span text:style-name="T5">
Урядовий портал</text:span>
</text:a>
</text:p>
      <text:p text:style-name="P4">
Source: <text:a xlink:type="simple" xlink:href="https://armyinform.com.ua/2023/04/25/vyznacheno-shist-naselenyh-punktiv-de-vidbuvatymetsya-kompleksne-vidnovlennya-za-novymy-prynczypamy-denys-shmygal/" text:style-name="Internet_20_link" text:visited-style-name="Visited_20_Internet_20_Link">
https://armyinform.com.ua/2023/04/25/vyznacheno-shist-naselenyh-punktiv-de-vidbuvatymetsya-kompleksne-vidnovlennya-za-novymy-prynczypamy-denys-shmygal/</text:a>
</text:p>
      <!--NEWS-->
      <text:h text:style-name="P10" text:outline-level="1">
<text:span text:style-name="T4">
На Миколаївщині викрито місцеву мешканку, яка виправдовувала збройну агресію рф</text:span>
</text:h>
      <text:p text:style-name="P4">
Author: ['АРМІЯINFORM']</text:p>
      <text:p text:style-name="P4">
Time: 2023-04-25T93:00:00-04:00</text:p>
      <text:p text:style-name="P4">
Description: За процесуального керівництва Миколаївської окружної прокуратури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2023-04-24-17-56-56-e1682440106818.jpg" text:style-name="Internet_20_link" text:visited-style-name="Visited_20_Internet_20_Link">
photo-2023-04-24-17-56-56-e16824401068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34" text:anchor-type="as-char" svg:width="6.9236in" svg:height="5.552in" draw:z-index="0">
<draw:image xlink:href="../Images/AРМІЯINFORM/2023-04-25T93-00-00-04-00/photo-2023-04-24-17-56-56-e1682440106818.jpg" xlink:type="simple" xlink:show="embed" xlink:actuate="onLoad" draw:mime-type="image/jpeg"/>
</draw:frame>
</text:p>
      <text:p text:style-name="P4">
За процесуального керівництва Миколаївської окружної прокуратури повідомленопро підозру мешканці однієї з територіальних громад Миколаївського району зафактом поширення матеріалів, у яких міститься виправдовування збройної агресіїрф проти України, а також глорифікації осіб, які здійснюють таку агресію.</text:p>
      <text:p text:style-name="P4">
За даними слідства, підозрювана, яка є представницею однією з релігійнихгромад Миколаївщини, не сприймала державну владу в Україні.</text:p>
      <text:p text:style-name="P4">
Упродовж 2022 року, керуючись ідеологічними мотивами, у приватних чатах дляспілкування Інтернет-месенджерів «Viber» і «Telegram» вона поширювала середсвоїх знайомих відеоматеріали. В них містилося виправдовування, визнанняправомірною та заперечення збройної агресії рф проти України. Також у відеоглорифікувалися особи, які здійснюють агресію проти нашої держави, розпочату у2014 році.</text:p>
      <text:p text:style-name="P4">
Досудове розслідування здійснюється ГУ НП в Миколаївській області заоперативного супроводу Управління СБУ в області.</text:p>
      <text:p text:style-name="P4">
<text:span text:style-name="T4">
Джерело:</text:span>
 <text:a xlink:type="simple" xlink:href="https://www.gp.gov.ua/ua/posts/na-mikolayivshhini-vikrito-miscevu-meskanku-yaka-vipravdovuvala-zbroinu-agresiyu-rf" text:style-name="Internet_20_link" text:visited-style-name="Visited_20_Internet_20_Link">
<text:span text:style-name="T5">
Офіс Генерального прокурораУкраїни</text:span>
</text:a>
</text:p>
      <text:p text:style-name="P4">
Source: <text:a xlink:type="simple" xlink:href="https://armyinform.com.ua/2023/04/25/na-mykolayivshhyni-vykryto-misczevu-meshkanku-yaka-vypravdovuvala-zbrojnu-agresiyu-rf/" text:style-name="Internet_20_link" text:visited-style-name="Visited_20_Internet_20_Link">
https://armyinform.com.ua/2023/04/25/na-mykolayivshhyni-vykryto-misczevu-meshkanku-yaka-vypravdovuvala-zbrojnu-agresiyu-rf/</text:a>
</text:p>
      <!--NEWS-->
      <text:h text:style-name="P10" text:outline-level="1">
<text:span text:style-name="T4">
В межах Орхуської Конвенції визнано руйнівний вплив агресії рф на екологічну ситуацію в Україні</text:span>
</text:h>
      <text:p text:style-name="P4">
Author: ['АРМІЯINFORM']</text:p>
      <text:p text:style-name="P4">
Time: 2023-04-25T94:00:00-04:00</text:p>
      <text:p text:style-name="P4">
Description: Учасники XV зустрічі Цільової групи з доступу до правосуддя в межах Орхуської Конве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1-8.jpg" text:style-name="Internet_20_link" text:visited-style-name="Visited_20_Internet_20_Link">
01-8.jpg</text:a>
']</text:p>
      <text:p text:style-name="P4">
Tags: ['STOPRUSSIA', 'АГРЕСІЯ РФ', 'ОФІС ГЕНЕРАЛЬНОГО ПРОКУРОРА УКРАЇНИ', 'СВІТ ПІДТРИМУЄ УКРАЇНУ']</text:p>
      <text:p text:style-name="P4">
Category: News</text:p>
      <!--METADATA-->
      <text:p text:style-name="P4">
<draw:frame draw:style-name="fr1" draw:name="Image335" text:anchor-type="as-char" svg:width="6.9236in" svg:height="5.1927in" draw:z-index="0">
<draw:image xlink:href="../Images/AРМІЯINFORM/2023-04-25T94-00-00-04-00/01-8.jpg" xlink:type="simple" xlink:show="embed" xlink:actuate="onLoad" draw:mime-type="image/jpeg"/>
</draw:frame>
</text:p>
      <text:p text:style-name="P4">
Учасники XV зустрічі Цільової групи з доступу до правосуддя в межах ОрхуськоїКонвенції заявили про тяжкі екологічні наслідки російської агресії протиУкраїни.</text:p>
      <text:p text:style-name="P4">
У ключових результатах зустрічі, скликаної у Женеві Європейською економічноюкомісією ООН, йдеться про руйнівний вплив агресії на життя людей, соціальнийта економічний розвиток регіону і навколишнє середовище.</text:p>
      <text:p text:style-name="P4">
Учасники зустрічі нагадали, що Орхуська конвенція захищає права громадськостіна доступ до прийняття рішень та правосуддя щодо довкілля. Невиправдане танеспровоковане повномасштабне вторгнення росії підірвало прогрес, досягнутийостаннім часом у сфері охорони довкілля в Україні.</text:p>
      <text:p text:style-name="P4">
<text:span text:style-name="T5">
«Закликаємо Сторони, відповідні міжнародні організації та органи засудитиагресію російської федерації проти України та надати будь-яку можливу допомогуУкраїні у подоланні вищезазначених викликів»</text:span>
 , – йдеться в документі.</text:p>
      <text:p text:style-name="P4">
За словами радника Генерального прокурора Максима Попова, пропозицію закріпитив фінальному документі таку позицію внесла українська делегація.</text:p>
      <text:p text:style-name="P4">
<text:span text:style-name="T5">
«У своєму виступі я підкреслив, що 16-тий пункт Цілей сталого розвитку ООНнерозривно пов’язує мир та справедливість. Водночас, війна в Україні загрожуєжиттю людей, ситуації в регіоні та навколишньому середовищу. У зв 'язку з цимбуло запропоновано засудити агресію рф проти України. Решта учасників Цільовоїгрупи з доступу до правосуддя нас підтримала, особливо вдячний колегам зГреції»</text:span>
, – розповів Максим Попов.</text:p>
      <text:p text:style-name="P4">
Крім засудження російської агресії учасники Цільової групи також закликалиСторони Орхуської конвенції, яку ратифікували вже понад 40 країн, підтриматистворення міжнародних спеціальних органів і міжнародних трибуналів, якірозглядатимуть справи про агресію російської федерації проти України. Цедопоможе забезпечити можливість компенсації екологічної шкоди тавідповідальності за таку шкоду.</text:p>
      <text:p text:style-name="P4">
Нагадаємо, на конференції United for Justice у Львові було заявлено, щонараховані збитки екології внаслідок російської агресії становлять 2 трлнгривень.</text:p>
      <text:p text:style-name="P4">
<text:span text:style-name="T4">
Джерело:</text:span>
 <text:a xlink:type="simple" xlink:href="https://www.gp.gov.ua/ua/posts/cilyova-grupa-z-dostupu-do-pravosuddya-v-mezax-orxuskoyi-konvenciyi-viznala-ruinivnii-vpliv-agresiyi-rf-na-ekologicnu-situaciyu-v-ukrayini" text:style-name="Internet_20_link" text:visited-style-name="Visited_20_Internet_20_Link">
<text:span text:style-name="T5">
Офіс Генерального прокурораУкраїни</text:span>
</text:a>
</text:p>
      <text:p text:style-name="P4">
Source: <text:a xlink:type="simple" xlink:href="https://armyinform.com.ua/2023/04/25/v-mezhah-orhuskoyi-konvencziyi-vyznano-rujnivnyj-vplyv-agresiyi-rf-na-ekologichnu-sytuacziyu-v-ukrayini/" text:style-name="Internet_20_link" text:visited-style-name="Visited_20_Internet_20_Link">
https://armyinform.com.ua/2023/04/25/v-mezhah-orhuskoyi-konvencziyi-vyznano-rujnivnyj-vplyv-agresiyi-rf-na-ekologichnu-sytuacziyu-v-ukrayini/</text:a>
</text:p>
      <!--NEWS-->
      <text:h text:style-name="P10" text:outline-level="1">
<text:span text:style-name="T4">
Ми не влаштовуватиме в Криму «полювання на відьом», але всі злочинці та зрадники мають відповісти — Таміла Ташева</text:span>
</text:h>
      <text:p text:style-name="P4">
Author: ['АРМІЯINFORM']</text:p>
      <text:p text:style-name="P4">
Time: 2023-04-25T95:00:00-04:00</text:p>
      <text:p text:style-name="P4">
Description: Постійна Представниця Президента України в АР Крим Таміла Ташева долучилася до Фору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jhev-1.png" text:style-name="Internet_20_link" text:visited-style-name="Visited_20_Internet_20_Link">
ajhev-1.png</text:a>
']</text:p>
      <text:p text:style-name="P4">
Tags: ['STOPRUSSIA', 'АГРЕСІЯ РФ', 'АР КРИМ', 'ВТОРГНЕННЯ РФ', 'ТАМІЛА ТАШЕВА']</text:p>
      <text:p text:style-name="P4">
Category: News</text:p>
      <!--METADATA-->
      <text:p text:style-name="P4">
<draw:frame draw:style-name="fr1" draw:name="Image336" text:anchor-type="as-char" svg:width="6.9236in" svg:height="6.9236in" draw:z-index="0">
<draw:image xlink:href="../Images/AРМІЯINFORM/2023-04-25T95-00-00-04-00/ajhev-1.png" xlink:type="simple" xlink:show="embed" xlink:actuate="onLoad" draw:mime-type="image/png"/>
</draw:frame>
</text:p>
      <text:p text:style-name="P4">
Постійна Представниця Президента України в АР Крим Таміла Ташева долучилася доФоруму «Крим Wave». Вона виступила у якості спікерки на першій панельнійдискусії «Повернення додому: військові, політичні та правові виміриреінтеграції Криму».</text:p>
      <text:p text:style-name="P4">
Про це <text:a xlink:type="simple" xlink:href="https://ppu.gov.ua/press-center/postiyna-predstavnytsia-vziala-uchast-u-forumi-krym-wave/" text:style-name="Internet_20_link" text:visited-style-name="Visited_20_Internet_20_Link">
повідомляє</text:a>
 Представництво Президента України в АРКрим.</text:p>
      <text:p text:style-name="P4">
«Зараз набагато краще розуміння стало про те, що Крим буде неодміннодеокупований. У першу чергу через те, що для України це також екзистенційнавійна, і для нашого народу немає шляху назад, ми маємо повернути всітериторії», — зауважила Таміла Ташева.</text:p>
      <text:p text:style-name="P4">
Також Постійна Представниця розповіла більше про напрацьовані за дорученнямПрезидента України Володимира Зеленського першочергові кроки держави післядеокупації Криму. Значну увагу Постійна Представниця приділила увагу майбутнійкадровій політиці, відновленню публічної влади на звільненому півострові, атакож залученності молоді у цих процесах.</text:p>
      <text:p text:style-name="P4">
Пані Ташева поділилася з присутніми також новою інформацією про рухи спротивув окупованому Криму: як масштабні — Кримські бойові чайки, Жовта стрічка,Атеш, Кримські партизани — так і поодиничні рухи, коли люди пишуть на стінах«ЗСУ йде», підіймають державний прапор та співають гімн України.</text:p>
      <text:p text:style-name="P4">
Андрій Куликов передав із зали учасників вагоме питання щодо того, яккомунікувати із громадянами України питання покарання за колабораційнудіяльність.</text:p>
      <text:p text:style-name="P4">
«Важливо не влаштовувати «полювання на відьом». Над цим питанням ми тежпрацюємо. Звісно, бути ті, хто вчиняв колабораційну діяльність: займалисяпропагандою, руйнували екологію, причетні до злочинів росії. Ці люди маютьбути притягнені до відповідальності, однак це не сотні тисяч. Більшість нашихгромадян стали жертвами окупації. Всі випадки треба буде розглядатиіндивідуально. Це дуже обережно потрібно комунікувати серед кримчан», —відповіла Постійна Представниця.</text:p>
      <text:p text:style-name="P4">
Спікерами на панельній дискусії також виступили: заступник міністерки з питаньреінтеграції тимчасово окупованих територій України Анатолій Стельмах, першийзаступник керівника прокуратури Автономної Республіки Крим та містаСевастополя Віталій Секретар і народний депутат України, політичний лідерЗеМолодіжки Олександр Санченко.</text:p>
      <text:p text:style-name="P4">
Source: <text:a xlink:type="simple" xlink:href="https://armyinform.com.ua/2023/04/25/my-ne-vlashtovuvatyme-v-krymu-polyuvannya-na-vidom-ale-vsi-zlochynczi-ta-zradnyky-mayut-vidpovisty-tamila-tasheva/" text:style-name="Internet_20_link" text:visited-style-name="Visited_20_Internet_20_Link">
https://armyinform.com.ua/2023/04/25/my-ne-vlashtovuvatyme-v-krymu-polyuvannya-na-vidom-ale-vsi-zlochynczi-ta-zradnyky-mayut-vidpovisty-tamila-tasheva/</text:a>
</text:p>
      <!--NEWS-->
      <text:h text:style-name="P10" text:outline-level="1">
<text:span text:style-name="T4">
На Бюро ПА ОБСЄ у Копенгагені обговорили питання війни рф проти України</text:span>
</text:h>
      <text:p text:style-name="P4">
Author: ['АРМІЯINFORM']</text:p>
      <text:p text:style-name="P4">
Time: 2023-04-25T96:00:00-04:00</text:p>
      <text:p text:style-name="P4">
Description: 24 квітня 2022 року заступник Керівника Постійної делегації, член Бюро Парламент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04-pa-obsye1.jpg" text:style-name="Internet_20_link" text:visited-style-name="Visited_20_Internet_20_Link">
2504-pa-obsye1.jpg</text:a>
']</text:p>
      <text:p text:style-name="P4">
Tags: ['STOPRUSSIA', 'АГРЕСІЯ РФ', 'ВТОРГНЕННЯ РФ', 'ОБСЄ']</text:p>
      <text:p text:style-name="P4">
Category: News</text:p>
      <!--METADATA-->
      <text:p text:style-name="P4">
<draw:frame draw:style-name="fr1" draw:name="Image337" text:anchor-type="as-char" svg:width="6.9236in" svg:height="4.619339in" draw:z-index="0">
<draw:image xlink:href="../Images/AРМІЯINFORM/2023-04-25T96-00-00-04-00/2504-pa-obsye1.jpg" xlink:type="simple" xlink:show="embed" xlink:actuate="onLoad" draw:mime-type="image/jpeg"/>
</draw:frame>
</text:p>
      <text:p text:style-name="P4">
24 квітня 2022 року заступник Керівника Постійної делегації, член БюроПарламентської Асамблеї ОБСЄ, заступник Голови Загального комітету ПА ОБСЄ зекономічних питань, науки, технологій та навколишнього середовища АртурГерасимов у режимі відеоконференції долучився до засідання Бюро, яке проходилоу Копенгагені (Данія).</text:p>
      <text:p text:style-name="P4">
Про це <text:a xlink:type="simple" xlink:href="https://www.rada.gov.ua/news/news_kom/235720.html" text:style-name="Internet_20_link" text:visited-style-name="Visited_20_Internet_20_Link">
повідомляє</text:a>
 Прес-служба Апарату Верховної Ради України.</text:p>
      <text:p text:style-name="P4">
Порядком денним засідання керівного органу Асамблеї розглядалися питанняпідготовки до Щорічної літньої сесії Асамблеї у Ванкувері (Канада), розглядурезолюцій та доповідей трьох загальних комітетів, а також поточних справАсамблеї, зокрема звітів про роботу місій ОБСЄ зі спостереження за виборами.Окрему увагу в ході засідання Бюро було приділено триваючій війні росії протиУкраїни та ролі ОБСЄ у ствердженні миру та безпеки в Європі, протидіїдезінформації, черговій напрузі у вірменсько-азербайджанському протистоянні,питанням біженців та внутрішньо-переміщених осіб.</text:p>
      <text:p text:style-name="P4">
Доповідач Загального комітету ПА ОБСЄ з політичних питань та безпеки ЛаурінасКасчюнас (Литва) анонсував, що резолюція Загального комітету до Літньої сесіїу Ванкувері включатиме в переважній частині положення щодо російської збройноїагресії та заклик до безумовного виведення російських військ з територіїУкраїни. Політик закликав до розроблення стратегії та розширенняінструментарію ОБСЄ із попередження конфліктів.</text:p>
      <text:p text:style-name="P4">
У межах презентації резолюції та доповіді Загального комітету ПА ОБСЄ зекономічних питань, науки, технологій та навколишнього середовища до Літньоїсесії у Ванкувері Доповідач Загального Комітету Гудрун Куглер (Австрія)наголосила, що резолюція охоплювати широке коло питань пов’язаних з розвиткомекономіки та промисловості, захистом навколишнього середовища та впливузбройної агресії рф на економіку, екологію та розвиток регіону, відновленняУкраїни та її зруйнованої енергетичної інфраструктури.</text:p>
      <text:p text:style-name="P4">
Доповідач Загального комітету з демократії, прав людини та гуманітарних питаньЙохан Бусер (Швеція) наголосив, що доповідь та резолюція до Літньої сесії ПАОБСЄ включатиме питання порушення прав людини, зокрема жінок та дітей під часповномасштабної війни росії проти України, проблеми переслідувань та масовихарештів в рф, а також питання розвитку цифровізації та громадянськогосуспільства.</text:p>
      <text:p text:style-name="P4">
Заступник Керівника Української парламентської делегації Артур Герасимовповідомив присутніх про безпекову ситуацію в Україні, пріоритети діяльностіУкраїнської делегації в Асамблеї, а також закликав підтримати внесення змін доПравил процедури ПА ОБСЄ стосовно припинення повноважень членів делегаціїдержави-агресора, створення спеціального підкомітету ПА ОБСЄ щодо України, атакож резолюцію, яку планує представити Українська парламентська делегація.</text:p>
      <text:p text:style-name="P4">
Source: <text:a xlink:type="simple" xlink:href="https://armyinform.com.ua/2023/04/25/na-byuro-pa-obsye-u-kopengageni-obgovoryly-pytannya-vijny-rf-proty-ukrayiny/" text:style-name="Internet_20_link" text:visited-style-name="Visited_20_Internet_20_Link">
https://armyinform.com.ua/2023/04/25/na-byuro-pa-obsye-u-kopengageni-obgovoryly-pytannya-vijny-rf-proty-ukrayiny/</text:a>
</text:p>
      <!--NEWS-->
      <text:h text:style-name="P10" text:outline-level="1">
<text:span text:style-name="T4">
Кожен прояв російського терору — це додаткові аргументи, що все має завершитись у трибуналі — Президент України</text:span>
</text:h>
      <text:p text:style-name="P4">
Author: ['АРМІЯINFORM']</text:p>
      <text:p text:style-name="P4">
Time: 2023-04-25T97:00:00-04:00</text:p>
      <text:p text:style-name="P4">
Description: Українці! Українки! Усі наші партнери у світі!  Протягом дня сьогодні тривав розбі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96d2d57d7255a2b9c2d62859ae694d9_1682450642_extra_large.jpeg" text:style-name="Internet_20_link" text:visited-style-name="Visited_20_Internet_20_Link">
a96d2d57d7255a2b9c2d62859ae694d9_1682450642_extra_large.jpeg</text:a>
']</text:p>
      <text:p text:style-name="P4">
Tags: ['STOPRUSSIA', 'АГРЕСІЯ РФ', 'ВОЛОДИМИР ЗЕЛЕНСЬКИЙ', 'ВТОРГНЕННЯ РФ']</text:p>
      <text:p text:style-name="P4">
Category: News</text:p>
      <!--METADATA-->
      <text:p text:style-name="P4">
<draw:frame draw:style-name="fr1" draw:name="Image338" text:anchor-type="as-char" svg:width="6.9236in" svg:height="3.894525in" draw:z-index="0">
<draw:image xlink:href="../Images/AРМІЯINFORM/2023-04-25T97-00-00-04-00/a96d2d57d7255a2b9c2d62859ae694d9_1682450642_extra_large.jpeg" xlink:type="simple" xlink:show="embed" xlink:actuate="onLoad" draw:mime-type="image/jpeg"/>
</draw:frame>
</text:p>
      <text:p text:style-name="P4">
<text:span text:style-name="T5">
<text:span text:style-name="T4">
Українці! Українки! Усі наші партнери у світі!</text:span>
</text:span>
</text:p>
      <text:p text:style-name="P4">
Протягом дня сьогодні тривав розбір завалів у місті Куп’янську Харківськоїобласті після російського обстрілу ракетами С-300. По звичайній цивільнійзабудові. Мішенню для терористів став караєзнавчий музей і прилеглі будинки.росія вбила цим ударом двох жінок. Мої співчуття рідним і близьким загиблих…Десять людей були поранені — їм надається необхідна допомога.</text:p>
      <text:p text:style-name="P4">
Загалом понад 60 музеїв і галерей у різних областях нашої країни так самозруйновані або пошкоджені окупантом.</text:p>
      <text:p text:style-name="P4">
Сьогодні ж у Херсонській області ударом російської авіації була зруйнованацерква. У селі Кізомис Білозерської громади. Православний храм… Керованоюавіабомбою. Тобто російські військові знали, що саме вони знищують. Ця церквастала однією з уже сотень розбитих російськими ударами церков і молитовнихбудинків.</text:p>
      <text:p text:style-name="P4">
Крим… Сьогодні окупанти увірвалися в будинок Абдурешита Джеппарова. Він одиніз представників кримськотатарського національного руху, правозахисник,громадянин України. Де він зараз, що з ним — невідомо. Це ще один прикладросійських репресій проти корінного народу Криму, проти всіх наших людей.Тисячі й тисячі таких прикладів за час агресії як у Криму, так і в інших нашихрегіонах, окупованих росією.</text:p>
      <text:p text:style-name="P4">
Ніхто й ніде не може почуватися безпечно, поки агресор не розбитий. Це те, щокожен день в Україні доводить — усе те, що російські війська та спецслужбиокупанта роблять на нашій землі проти наших людей. І це те, що вони мріютьпринести на землі інших народів. Увесь світ це знає.</text:p>
      <text:p text:style-name="P4">
Так само світ знає: росію можна зупинити. Це спільний інтерес. Зупинити силоюнаших воїнів на передовій. Нашою зброєю — як українською, так і тією, яку миотримуємо від партнерів. Силою права, тобто санкціями, які потребуютьпостійного посилення, а також нашою спільною роботою заради справедливості.Кожен прояв російського терору, кожен день агресії — це додаткові аргументи,що все це має завершитись у трибуналі — у новому Нюрнберзі щодо рашизму, щодотих, хто знищує життя і людей, у кого ракети — проти музеїв, а керованіавіабомби — проти церков.</text:p>
      <text:p text:style-name="P4">
росія має програти. Іншої мети у світу бути не може. Бо все інше — це програшжиття, це програш права, це програш власне світу.  Сьогодні наша міжнародна санкційна група, група експертів, яку очолюють АндрійЄрмак і Майкл Макфол, представила документ про посилення санкцій проти росії.Перший такий санкційний план був виконаний більш ніж на 70%. Тож заразпредставлено, за якими напрямками можна ще посилити санкційний тиск і як датисвіту більше стабільності через повне виключення з глобальних відносин усіхдеструктивних російських суб’єктів, усіх тих, хто працює на війну.</text:p>
      <text:p text:style-name="P4">
Цей санкційний документ буде на столах у всіх ключових лідерів світу — якполітичних, так і громадських, бізнесових. Санкції проти російськогонафтогазового сектору, проти атомної галузі, проти абсолютно кожного, хтодопомагає росії обходити вже застосовані обмеження. Це необхідний самозахистміжнародного правопорядку.</text:p>
      <text:p text:style-name="P4">
Сьогодні ж я провів чергове засідання Ставки. Командувачі, Головком, розвідка,Міністерство оборони. Доповіді щодо бойових дій на фронті зараз, нашихможливостей активно рухатися, комплектації нових підрозділів. Окремопоговорили сьогодні про «Рамштайн» та подальшу комунікацію з нашимипартнерами.</text:p>
      <text:p text:style-name="P4">
Провів і нараду щодо економічного відновлення України. Шмигаль, Свириденко,Шурма, Кубраков, Федоров — наша команда з відновлення. Представили економічнустратегію сьогоднішнього й повоєнного періоду. Вже зрозуміло, що результатомнашої перемоги стане можливість України бути реальним постачальником безпекидля всіх наших партнерів, для всіх у світі, хто цінує міжнародний порядок,заснований на правилах. Нові стандарти безпеки, які ми втілимо в нашому житті:у нашій інфраструктурі, енергетиці, логістиці та зв’язку, у соціальній таосвітній сферах, у нашому виробництві — все це можна буде масштабувати в іншихчастинах світу.</text:p>
      <text:p text:style-name="P4">
Так само — українські системи захисту, наша зброя, наш досвід наших людей,набутий у протистоянні російському терору. Усе це працюватиме на глобальниймир, на те, щоб ніхто у світі й ніколи не повторив російських злочинів.</text:p>
      <text:p text:style-name="P4">
Слава кожному нашому воїну, хто зараз у бою, на бойових постах, на бойовихзавданнях! Окремо я хочу сьогодні відзначити 80-ту десантно-штурмову бригаду.</text:p>
      <text:p text:style-name="P4">
Молодці, хлопці! Дякую вам за рішучість при знищенні окупанта в Бахмуті!</text:p>
      <text:p text:style-name="P4">
<text:span text:style-name="T4">
<text:span text:style-name="T5">
Слава Україні!</text:span>
  </text:span>
</text:p>
      <text:p text:style-name="P4">
Source: <text:a xlink:type="simple" xlink:href="https://armyinform.com.ua/2023/04/25/kozhen-proyav-rosijskogo-teroru-cze-dodatkovi-argumenty-shho-vse-maye-zavershytys-u-trybunali-prezydent-ukrayiny/" text:style-name="Internet_20_link" text:visited-style-name="Visited_20_Internet_20_Link">
https://armyinform.com.ua/2023/04/25/kozhen-proyav-rosijskogo-teroru-cze-dodatkovi-argumenty-shho-vse-maye-zavershytys-u-trybunali-prezydent-ukrayiny/</text:a>
</text:p>
      <!--NEWS-->
      <text:h text:style-name="P10" text:outline-level="1">
<text:span text:style-name="T4">
Команда українських рятувальників отримала медаль подяки від Президента Туреччини</text:span>
</text:h>
      <text:p text:style-name="P4">
Author: ['АРМІЯINFORM']</text:p>
      <text:p text:style-name="P4">
Time: 2023-04-25T98:00:00-04:00</text:p>
      <text:p text:style-name="P4">
Description: Президент Туреччини Реджеп Таїп Ердоган вручив медаль подяки команді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40936_538175635130354_4925581156795928177_n.jpg" text:style-name="Internet_20_link" text:visited-style-name="Visited_20_Internet_20_Link">
343140936_538175635130354_4925581156795928177_n.jpg</text:a>
']</text:p>
      <text:p text:style-name="P4">
Tags: ['ЗЕМЛЕТРУС В ТУРЕЧЧИНІ', 'УКРАЇНСЬКИЙ НАРОД НЕПЕРЕМОЖНИЙ']</text:p>
      <text:p text:style-name="P4">
Category: News</text:p>
      <!--METADATA-->
      <text:p text:style-name="P4">
<draw:frame draw:style-name="fr1" draw:name="Image339" text:anchor-type="as-char" svg:width="6.9236in" svg:height="4.901127in" draw:z-index="0">
<draw:image xlink:href="../Images/AРМІЯINFORM/2023-04-25T98-00-00-04-00/343140936_538175635130354_4925581156795928177_n.jpg" xlink:type="simple" xlink:show="embed" xlink:actuate="onLoad" draw:mime-type="image/jpeg"/>
</draw:frame>
</text:p>
      <text:p text:style-name="P4">
Президент Туреччини Реджеп Таїп Ердоган вручив медаль подяки командіукраїнських рятувальників, які допомагали ліквідовувати наслідки руйнівнихземлетрусів.</text:p>
      <text:p text:style-name="P4">
Про це посол України в Туреччині Василь Боднар<text:a xlink:type="simple" xlink:href="https://www.facebook.com/Vasyl.Bodnar.1976/posts/pfbid0mpfiJHMmtWRjY9xXWXVh6o2raJPz9f4bcgZAj335nrxQnJXFADfD36APySdaM7nNl" text:style-name="Internet_20_link" text:visited-style-name="Visited_20_Internet_20_Link">
написав</text:a>
у Фейсбук.</text:p>
      <text:p text:style-name="P4">
«Реджеп Таїп Ердоган вручив медаль подяки від турецького народу командіукраїнських рятувальників, які допомагали ліквідовувати наслідки руйнівнихземлетрусів в Туреччині 6 лютого. На ім’я посольства передано відповіднийлист-подяку від глави МЗС ТР», - написав він.</text:p>
      <text:p text:style-name="P4">
Посол нагадав, що попри війну, Україна направила в Туреччину 87 рятувальників.Цей крок солідарності та готовності прийти на допомогу був надзвичайноемоційно сприйнятий турецьким народом.</text:p>
      <text:p text:style-name="P4">
Source: <text:a xlink:type="simple" xlink:href="https://armyinform.com.ua/2023/04/25/komanda-ukrayinskyh-ryatuvalnykiv-otrymala-medal-podyaky-vid-prezydenta-turechchyny/" text:style-name="Internet_20_link" text:visited-style-name="Visited_20_Internet_20_Link">
https://armyinform.com.ua/2023/04/25/komanda-ukrayinskyh-ryatuvalnykiv-otrymala-medal-podyaky-vid-prezydenta-turechchyny/</text:a>
</text:p>
      <!--NEWS-->
      <text:h text:style-name="P10" text:outline-level="1">
<text:span text:style-name="T4">
Міжнародна експертна група Єрмака-Макфола представила новий план дій щодо посилення санкцій проти Росії – керівник Офісу Президента</text:span>
</text:h>
      <text:p text:style-name="P4">
Author: ['АРМІЯINFORM']</text:p>
      <text:p text:style-name="P4">
Time: 2023-04-25T99:00:00-04:00</text:p>
      <text:p text:style-name="P4">
Description: За дорученням Президента України Володимира Зеленського Міжнародна робоча група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8deb35a55aecd53c460da5ca678d56_1682408039_extra_large.jpeg" text:style-name="Internet_20_link" text:visited-style-name="Visited_20_Internet_20_Link">
278deb35a55aecd53c460da5ca678d56_1682408039_extra_large.jpeg</text:a>
']</text:p>
      <text:p text:style-name="P4">
Tags: ['STOPRUSSIA', 'АГРЕСІЯ РФ', 'АНТИРОСІЙСЬКІ САНКЦІЇ', 'ВТОРГНЕННЯ РФ', 'ГРУПА ЄРМАКА-МАКФОЛА', 'СВІТ ПІДТРИМУЄ УКРАЇНУ']</text:p>
      <text:p text:style-name="P4">
Category: News</text:p>
      <!--METADATA-->
      <text:p text:style-name="P4">
<draw:frame draw:style-name="fr1" draw:name="Image340" text:anchor-type="as-char" svg:width="6.9236in" svg:height="4.604691in" draw:z-index="0">
<draw:image xlink:href="../Images/AРМІЯINFORM/2023-04-25T99-00-00-04-00/278deb35a55aecd53c460da5ca678d56_1682408039_extra_large.jpeg" xlink:type="simple" xlink:show="embed" xlink:actuate="onLoad" draw:mime-type="image/jpeg"/>
</draw:frame>
</text:p>
      <text:p text:style-name="P4">
За дорученням Президента України Володимира Зеленського Міжнародна робочагрупа щодо санкцій проти Росії, яку очолює керівник Офісу Президента АндрійЄрмак спільно з директором Інституту міжнародних досліджень Фрімана-Споглі(FSI), Послом Майклом Макфолом, представила новий план дій із метою подальшогопосилення санкційного тиску на Росію. Про це очільник Офісу Президентарозповів під час онлайн-зустрічі з представниками експертного та медійногосередовища.</text:p>
      <text:p text:style-name="P4">
Андрій Єрмак пояснив: План дій щодо посилення санкцій проти Росії, якийміжнародна експертна група представила торік, став основою для запровадженняважливих санкцій.</text:p>
      <text:p text:style-name="P4">
«Документи нашої групи сьогодні лежать на столах усіх світових лідерів і всіх,хто займається санкціями. Я гордий тим, що сьогодні напрацювання нашої групипокладено в основу більш ніж 70% санкцій, які реалізувалися та реалізуютьсяСША, ЄС, Великою Британією та іншими країнами», – сказав він.</text:p>
      <text:p text:style-name="P4">
Андрій Єрмак наголосив, що завдяки роботі групи запроваджено ембарго наросійську нафту й нафтопродукти, обмеження ціни на них, повні блокувальнісанкції приблизно проти 20 найбільших російських банків, а також Росію булопозбавлено всіх прав у FATF. Крім того, під торговельні обмеження потрапивбезпрецедентно широкий список товарів подвійного призначення, накладеноіндивідуальні санкції на тисячі осіб із різних сфер, створено координаційниймеханізм імплементації санкцій «Великої сімки».</text:p>
      <text:p text:style-name="P4">
«Практично все з першого плану дій було реалізовано. Я хотів би подякувати заце від усіх українців. Санкції – це сильна зброя, із якою ми захищаємо нашукраїну та завдяки якій переможемо агресора», – сказав він.</text:p>
      <text:p text:style-name="P4">
Керівник Офісу Глави держави повідомив, що міжнародна робоча група представилаі опублікувала новий план дій щодо санкцій – Action Plan 2.0.</text:p>
      <text:p text:style-name="P4">
«Ми очікуємо на нові потужні пакети санкцій, передбачені цим планом. Це вкрайважливий документ, і я дякую всім, хто брав участь у його розробці», – сказавАндрій Єрмак.</text:p>
      <text:p text:style-name="P4">
Він наголосив, що новий план має бути якомога швидше донесений до світовихлідерів і відповідних організацій, які опікуються питанням накладення санкцій.Україна очікує на внесення до наступних санкційних пакетів російськихпропагандистів, які підтримують агресію проти України. Також Андрій Єрмаквідзначив важливість запровадження санкцій стосовно російських спортсменів,яких країна-агресор використовує як інструмент для пропаганди своєї війни.</text:p>
      <text:p text:style-name="P4">
Керівник Офісу Президента пояснив, що Україна продовжує комунікацію здержавами-партнерами, зокрема з країнами Глобального Півдня, щодо посиленнясанкційного режиму стосовно Росії. За словами Андрія Єрмака, лідери цих країндобре розуміють ситуацію в Україні, а відтак очікування щодо їхньої рішучостідоволі великі.</text:p>
      <text:p text:style-name="P4">
Посол Майкл Макфол наголосив, що, попри значний обсяг виконаної роботи вконтексті санкційної боротьби, доволі багато напрацювань ще необхіднореалізувати. Саме на цих напрямах зосередили увагу експерти в процесіпідготовки оновленого плану. Запропоновані в документі напрями санкційноготиску дуже конкретні. Ідеться про найболючіші точки російської економіки, наякі слід натиснути, щоб знизити потенціал Росії до військових дій. Зокрема,пан Макфол акцентував важливість подальшого запровадження санкції щодоенергетичного комплексу РФ та оборонної промисловості, обмеження використанняфінансових інструментів, питання конфіскації активів Центробанку Росії та їхподальшої передачі Україні, а також інші сфери, відображені в плані дій.</text:p>
      <text:p text:style-name="P4">
За його словами, режим санкцій треба посилювати, і новий документ показує,яким чином їх можна реалізувати щодо країни-агресора.</text:p>
      <text:p text:style-name="P4">
<text:span text:style-name="T4">
Джерело:</text:span>
 <text:a xlink:type="simple" xlink:href="https://www.president.gov.ua/news/mizhnarodna-ekspertna-grupa-yermaka-makfola-predstavila-novi-82473" text:style-name="Internet_20_link" text:visited-style-name="Visited_20_Internet_20_Link">
<text:span text:style-name="T5">
Офіс ПрезидентаУкраїни</text:span>
</text:a>
</text:p>
      <text:p text:style-name="P4">
Source: <text:a xlink:type="simple" xlink:href="https://armyinform.com.ua/2023/04/25/mizhnarodna-ekspertna-grupa-yermaka-makfola-predstavyla-novyj-plan-dij-shhodo-posylennya-sankczij-proty-rosiyi-kerivnyk-ofisu-prezydenta/" text:style-name="Internet_20_link" text:visited-style-name="Visited_20_Internet_20_Link">
https://armyinform.com.ua/2023/04/25/mizhnarodna-ekspertna-grupa-yermaka-makfola-predstavyla-novyj-plan-dij-shhodo-posylennya-sankczij-proty-rosiyi-kerivnyk-ofisu-prezydenta/</text:a>
</text:p>
      <!--NEWS-->
      <text:h text:style-name="P10" text:outline-level="1">
<text:span text:style-name="T4">
Кризу аграрного імпорту слід вирішувати на засадах солідарності з Україною - Рада ЄС</text:span>
</text:h>
      <text:p text:style-name="P4">
Authors: Ukrinform (Person)</text:p>
      <text:p text:style-name="P4">
Publisher: Укринформ (Organization)</text:p>
      <text:p text:style-name="P4">
Published Time: 2023-04-26T00:17:00+03:00</text:p>
      <text:p text:style-name="P4">
Modified Time: 2023-04-26T00:17:00+03:00</text:p>
      <text:p text:style-name="P4">
Description: Євросоюз усвідомлює, що поточна криза з імпортом української агропродукції до ЄС спричинена російською агресією, та вживатиме всіх заходів задля її вирішення, виходячи із принципів солідарності з Україною. — Укрінформ.</text:p>
      <text:p text:style-name="P4">
Images: ["<text:a xlink:type="simple" xlink:href="https://static.ukrinform.com/photos/2023_01/thumb_files/630_360_1674044884-685.jpg" text:style-name="Internet_20_link" text:visited-style-name="Visited_20_Internet_20_Link">
630_360_16740...</text:a>
"]</text:p>
      <text:p text:style-name="P4">
Tags: ['Євросоюз', 'Імпорт', 'Криза', 'Сільське господарство', 'Війна з росією', 'Рада ЄС']</text:p>
      <text:p text:style-name="P4">
Type: Article</text:p>
      <!--METADATA-->
      <text:p text:style-name="P4">
<draw:frame draw:style-name="fr1" draw:name="Image341" text:anchor-type="as-char" svg:width="6.9236in" svg:height="3.956343in" draw:z-index="0">
<draw:image xlink:href="../Images/yкринформ/2023-04-26T00-17-00-03-00/630_360_1674044884-685.jpg" xlink:type="simple" xlink:show="embed" xlink:actuate="onLoad" draw:mime-type="image/jpeg"/>
</draw:frame>
 Євросоюзусвідомлює, що поточна криза з імпортом української агропродукції до ЄСспричинена російською агресією, та вживатиме всіх заходів задля її вирішення,виходячи із принципів солідарності з Україною.</text:p>
      <text:p text:style-name="P4">
Про це у Люксембурзі під час пресконференції за підсумками Ради міністрів ЄСіз сільського господарства та рибальства заявив представник міністр аграрнихсправ Швеції Петер Куллгрен, повідомляє кореспондент Укрінформу.</text:p>
      <text:p text:style-name="P4">
«Ми мали честь спілкуватися з нашим українським колегою Миколою Сольським,який узяв участь у відеоконференції на початку зустрічі. Участь українськогоміністра допомогла сконцентрувати наші думки на тому, що дійсно має значення.Україна є країною у війні, що страждає від наслідків російської агресії, і цемає бути початковим пунктом нашої рефлексії, коли ми обмірковуємо шляхвперед», - наголосив шведський урядовець.</text:p>
      <text:p text:style-name="P4">
Він визнав, що існують проблеми на внутрішньому ринку ЄС, особливо у тихкраїнах, що межують з Україною. У цьому зв’язку він наголосив на необхідностіпроведення ретельного аналізу впливу, що вчиняє на ринкову ситуаціюукраїнський сільськогосподарський імпорт. Сьогодні, за його словами, Радаміністрів ЄС висловила тверду підтримку не лише для України, але також длясусідніх з нею країн ЄС.</text:p>
      <text:p text:style-name="P4">
<text:span text:style-name="T4">
Читайте також:</text:span>
 <text:a xlink:type="simple" xlink:href="https://www.ukrinform.ua/rubric-economy/3700628-evropi-potribni-ukrainski-silskogospodarski-tovari-solskij.html" text:style-name="Internet_20_link" text:visited-style-name="Visited_20_Internet_20_Link">
 </text:a>
</text:p>
      <text:p text:style-name="P4">
«У цьому зв’язку Рада ЄС має ще одне важливе послання. Ми маємо реагувати натруднощі як Євросоюз. ЄС продовжує зберігати єдність у солідарності зУкраїною, і має намір знайти рішення, яке не буде компрометувати солідарністьіз нашим сусідом», - наголосив представник Шведського головування Євросоюзу.</text:p>
      <text:p text:style-name="P4">
Своєю чергою єврокомісар з питань сільського господарства Януш Войцеховськийзауважив, що Єврокомісія повністю розуміє занепокоєння п’яти держав у зв’язкуіз надмірним надходженням продукції з України, що створює багато проблем дляфермерів. Єврокомісія веде переговори з урядами цих країн, щоб відпрацюватиспільне вирішення проблеми.</text:p>
      <text:p text:style-name="P4">
«Ця ситуація на 100% спричинена російською неспровокованою, злочинною таневиправданою агресією проти України, що має наслідки для ринку, дляпродовольчої системи та для збільшення імпорту, перш за все, зерна, з Українидо Європейського Союзу», - сказав єврокомісар.</text:p>
      <text:p text:style-name="P4">
<text:span text:style-name="T4">
Читайте також:</text:span>
 <text:a xlink:type="simple" xlink:href="https://www.ukrinform.ua/rubric-economy/3700395-es-mae-znajti-konstruktivne-risenna-dla-problemi-importu-agroproduktiv-z-ukraini-svecia.html" text:style-name="Internet_20_link" text:visited-style-name="Visited_20_Internet_20_Link">
 <text:span text:style-name="T4">
імпорт</text:span>
 </text:a>
</text:p>
      <text:p text:style-name="P4">
Він нагадав, що до війни на основі Угоди про асоціацію між ЄС і Україноюімпорт головних сільськогосподарських товарів був вільним від <text:a xlink:type="simple" xlink:href="https://www.ukrinform.ua/tag-tarif" text:style-name="Internet_20_link" text:visited-style-name="Visited_20_Internet_20_Link">
</text:a>
 та обмежень, включаючи насіння ріпаку такукурудзи. Але фактичний імпорт цих продуктів до Польщі, Румунії, Болгарії,Словаччини й Угорщини був дуже незначним. Все змінилося, коли почалася війна.Внаслідок російської агресії в Україні був фактично заблокований рекорднийурожай зерна 2021 року.</text:p>
      <text:p text:style-name="P4">
«Це була причина, чому зерно в України було дуже дешевим, і багато трейдерів зЄвропейського Союзу, особливо у прикордонних країнах, закупили зерно вУкраїни. Імпорт зерна (в ЄС – ред.) у 2022 році у порівнянні з 2021 рокомзбільшився із €7 мільярдів до €13 мільярдів. Весь обсяг збільшення імпортуприпадає на «прифронтові» держави ЄС», - сказав Януш Войцеховський.</text:p>
      <text:p text:style-name="P4">
Він зауважив, що країни ЄС близькі до рішення виплатити цим державам другийтранш допомоги із резервного сільськогосподарського фонду, який був збільшенийвід початкової пропозиції у €100 мільйонів до €150 мільйонів. Ці грошіпланується спрямувати на підтримку фермерів в п’яти країнах, які зазнали втрату зв’язку із падінням цін на продовольство на внутрішньому ринку. Першийтранш, який вже виділено, становить €56 мільйонів.</text:p>
      <text:p text:style-name="P4">
<text:span text:style-name="T4">
Читайте також:</text:span>
 <text:a xlink:type="simple" xlink:href="https://www.ukrinform.ua/rubric-economy/3700714-evrokomisia-proponue-zaboroniti-import-agroprodukcii-z-ukraini-u-pat-krain-es-do-kinca-roku.html" text:style-name="Internet_20_link" text:visited-style-name="Visited_20_Internet_20_Link">
 <text:span text:style-name="T4">
Єврокоміс</text:span>
 </text:a>
</text:p>
      <text:p text:style-name="P4">
Як повідомлялося, уряди п’яти країн ЄС - Польщі, Словаччини, Угорщини, Румуніїй Болгарії - звернулися до Єврокомісії з листом, в якому міститься проханнявжити захисних заходів для обмеження сільськогосподарського імпорту з України,оскільки великий потік збіжжя та продуктів харчування, що потрапляє на ринокЄС з України, призвів до падіння цін на таку продукцію. Це завдало шкодифермерським господарствам, в першу чергу, у країнах, що межують з Україною.</text:p>
      <text:p text:style-name="P4">
Після початку російської агресії проти України та блокування Чорноморськихморських портів, через які, зазвичай, здійснювався експортсільськогосподарської продукції на світовий ринок, Євросоюз організував«коридори солідарності» на кордонах з Україною для спрямування частини їїсільськогосподарського експорту на світовий ринок суходолом, з використаннямавтомобільного та залізничного транспорту, а також внутрішніх водних артерій.Протягом року цим шляхом було імпортовано більше 32 мільйонів тонн зерна таінших сільськогосподарських товарів.</text:p>
      <text:p text:style-name="P4">
<text:span text:style-name="T5">
Фото: cfts.org.ua</text:span>
</text:p>
      <text:p text:style-name="P4">
Source: <text:a xlink:type="simple" xlink:href="https://www.ukrinform.ua/rubric-ato/3700730-krizu-agrarnogo-importu-slid-virisuvati-na-zasadah-solidarnosti-z-ukrainou-rada-es.html" text:style-name="Internet_20_link" text:visited-style-name="Visited_20_Internet_20_Link">
https://www.ukrinform.ua/rubric-ato/3700730-krizu-agrarnogo-importu-slid-virisuvati-na-zasadah-solidarnosti-z-ukrainou-rada-es.html</text:a>
</text:p>
      <!--NEWS-->
      <text:h text:style-name="P10" text:outline-level="1">
<text:span text:style-name="T4">
Держдеп: Штати пильнують за військовою співпрацею КНДР та росії</text:span>
</text:h>
      <text:p text:style-name="P4">
Authors: Ukrinform (Person)</text:p>
      <text:p text:style-name="P4">
Publisher: Укринформ (Organization)</text:p>
      <text:p text:style-name="P4">
Published Time: 2023-04-26T00:37:00+03:00</text:p>
      <text:p text:style-name="P4">
Modified Time: 2023-04-26T00:37:00+03:00</text:p>
      <text:p text:style-name="P4">
Description: США приділятимуть пильну увагу ймовірній співпраці росії та Північної Кореї в  питанні постачань летальних озброєнь. — Укрінформ.</text:p>
      <text:p text:style-name="P4">
Images: ["<text:a xlink:type="simple" xlink:href="https://static.ukrinform.com/photos/2016_10/thumb_files/630_360_1476560565-7635.jpg" text:style-name="Internet_20_link" text:visited-style-name="Visited_20_Internet_20_Link">
630_360_14765...</text:a>
"]</text:p>
      <text:p text:style-name="P4">
Tags: ['КНДР', 'США', 'Зброя', 'Держдеп', 'Війна з росією']</text:p>
      <text:p text:style-name="P4">
Type: Article</text:p>
      <!--METADATA-->
      <text:p text:style-name="P4">
<draw:frame draw:style-name="fr1" draw:name="Image342" text:anchor-type="as-char" svg:width="6.9236in" svg:height="3.956343in" draw:z-index="0">
<draw:image xlink:href="../Images/yкринформ/2023-04-26T00-37-00-03-00/630_360_1476560565-7635.jpg" xlink:type="simple" xlink:show="embed" xlink:actuate="onLoad" draw:mime-type="image/jpeg"/>
</draw:frame>
 СШАприділятимуть пильну увагу ймовірній співпраці росії та Північної Кореї впитанні постачань летальних озброєнь.</text:p>
      <text:p text:style-name="P4">
Про це заявив під час брифінгу в Вашингтоні заступник речника ДерждепартаментуСША Ведант Пател, передає власний кореспондент Укрінформу.</text:p>
      <text:p text:style-name="P4">
«Ми раніше відкрито говорили про постачання боєприпасів із КНДР (до росії –ред.), тож ми продовжимо приділяти пильну увагу цьому, зокрема, передачілетальної допомоги з Північної Кореї», - заявив представник Держдепу.</text:p>
      <text:p text:style-name="P4">
У цьому зв’язку він підкреслив, що Вашингтон стурбований останнімиповідомленнями у ЗМІ про ймовірну взаємодію між росією й <text:a xlink:type="simple" xlink:href="https://www.ukrinform.ua/tag-kndr" text:style-name="Internet_20_link" text:visited-style-name="Visited_20_Internet_20_Link">
</text:a>
 у військовій сфері.</text:p>
      <text:p text:style-name="P4">
<text:span text:style-name="T4">
Читайте також:</text:span>
 <text:a xlink:type="simple" xlink:href="https://www.ukrinform.ua/rubric-world/3698628-phenan-zaviv-pro-ostatocnij-i-nezvorotnij-status-kndr-ak-svitovoi-adernoi-derzavi.html" text:style-name="Internet_20_link" text:visited-style-name="Visited_20_Internet_20_Link">
 <text:span text:style-name="T4">
КНДР</text:span>
 </text:a>
</text:p>
      <text:p text:style-name="P4">
Як повідомлялося, у середу має відбутися державний візит президента РеспублікиКорея до США, де він зустрінеться з главою Білого дому Джо Байденом.Очікується, що сторони обговорять і війну рф проти України.</text:p>
      <text:p text:style-name="P4">
Source: <text:a xlink:type="simple" xlink:href="https://www.ukrinform.ua/rubric-world/3700708-stati-pilnuut-za-jmovirnimi-postacannami-zbroi-z-kndr-do-rosii-derzdep.html" text:style-name="Internet_20_link" text:visited-style-name="Visited_20_Internet_20_Link">
https://www.ukrinform.ua/rubric-world/3700708-stati-pilnuut-za-jmovirnimi-postacannami-zbroi-z-kndr-do-rosii-derzdep.html</text:a>
</text:p>
      <!--NEWS-->
      <text:h text:style-name="P10" text:outline-level="1">
<text:span text:style-name="T4">
Приватний космічний корабель з Японії не зміг здійснити посадку на Місяць</text:span>
</text:h>
      <text:p text:style-name="P4">
Authors: Ukrinform (Person)</text:p>
      <text:p text:style-name="P4">
Publisher: Укринформ (Organization)</text:p>
      <text:p text:style-name="P4">
Published Time: 2023-04-26T00:54:00+03:00</text:p>
      <text:p text:style-name="P4">
Modified Time: 2023-04-26T00:54:00+03:00</text:p>
      <text:p text:style-name="P4">
Description: У вівторок японський посадковий модуль Hakuto-R не впорався зі спробою увійти в історію після висадки на Місяць. — Укрінформ.</text:p>
      <text:p text:style-name="P4">
Images: ["<text:a xlink:type="simple" xlink:href="https://static.ukrinform.com/photos/2023_04/thumb_files/630_360_1682450930-220.jpg" text:style-name="Internet_20_link" text:visited-style-name="Visited_20_Internet_20_Link">
630_360_16824...</text:a>
"]</text:p>
      <text:p text:style-name="P4">
Tags: ['Японія', 'Космос', 'Місяць']</text:p>
      <text:p text:style-name="P4">
Type: Article</text:p>
      <!--METADATA-->
      <text:p text:style-name="P4">
<draw:frame draw:style-name="fr1" draw:name="Image343" text:anchor-type="as-char" svg:width="6.9236in" svg:height="3.956343in" draw:z-index="0">
<draw:image xlink:href="../Images/yкринформ/2023-04-26T00-54-00-03-00/630_360_1682450930-220.jpg" xlink:type="simple" xlink:show="embed" xlink:actuate="onLoad" draw:mime-type="image/jpeg"/>
</draw:frame>
 У вівторокяпонський посадковий модуль Hakuto-R не впорався зі спробою увійти в історіюпісля висадки на Місяць.</text:p>
      <text:p text:style-name="P4">
Як передає Укрінформ, про це повідомляє <text:a xlink:type="simple" xlink:href="https://www.space.com/ispace-hakuto-r-moon-landing-failure" text:style-name="Internet_20_link" text:visited-style-name="Visited_20_Internet_20_Link">
 </text:a>
 .</text:p>
      <text:p text:style-name="P4">
Космічний апарат Hakuto-R токійської компанії «ispace» мав на меті статипершим приватним космічним кораблем і першим транспортним засобом японськоговиробництва, який коли-небудь здійснив м’яку посадку на Місяць.</text:p>
      <text:p text:style-name="P4">
<text:span text:style-name="T4">
Читайте також:</text:span>
 <text:a xlink:type="simple" xlink:href="https://www.ukrinform.ua/rubric-technology/3700533-aponskij-startap-gotue-persij-u-sviti-komercijnij-polit-na-misac.html" text:style-name="Internet_20_link" text:visited-style-name="Visited_20_Internet_20_Link">
 </text:a>
</text:p>
      <text:p text:style-name="P4">
Однак, «ispace» втратила зв’язок з Hakuto-R у момент, коли було заплановановисадку.</text:p>
      <text:p text:style-name="P4">
«Отже, ми повинні припустити, що ми не змогли завершити посадку на поверхнюМісяця», – сказав засновник і генеральний директор компанії «ispace» ТакешіХакамада.</text:p>
      <text:p text:style-name="P4">
Він додав, що компанія продовжить спроби зв’язатися із посадковим модулем івизначити, що сталося.</text:p>
      <text:p text:style-name="P4">
<text:span text:style-name="T4">
Читайте також:</text:span>
 <text:a xlink:type="simple" xlink:href="https://www.ukrinform.ua/rubric-technology/3700263-kitaj-planue-visaditi-ludej-na-misac-do-2030-roku.html" text:style-name="Internet_20_link" text:visited-style-name="Visited_20_Internet_20_Link">
 </text:a>
</text:p>
      <text:p text:style-name="P4">
Як повідомлялося, Японська компанія «ispace» планувала посадку свогокосмічного апарату Hakuto-R Mission 1 (M1) на Місяць на 1:40 ночі в середу заяпонським часом (16.40 за Гринвічем у вівторок) після грудневого зльоту з мисуКанаверал, штат Флорида, на ракеті SpaceX.</text:p>
      <text:p text:style-name="P4">
Фото: ispace illustration</text:p>
      <text:p text:style-name="P4">
Source: <text:a xlink:type="simple" xlink:href="https://www.ukrinform.ua/rubric-technology/3700711-privatnij-kosmicnij-korabel-z-aponii-ne-zmig-zdijsniti-posadku-na-misac.html" text:style-name="Internet_20_link" text:visited-style-name="Visited_20_Internet_20_Link">
https://www.ukrinform.ua/rubric-technology/3700711-privatnij-kosmicnij-korabel-z-aponii-ne-zmig-zdijsniti-posadku-na-misac.html</text:a>
</text:p>
      <!--NEWS-->
      <text:h text:style-name="P10" text:outline-level="1">
<text:span text:style-name="T4">
Окупанти подвоїли кількість ракетоносіїв у Чорному морі — ОК «Південь»</text:span>
</text:h>
      <text:p text:style-name="P4">
Author: ['АРМІЯINFORM']</text:p>
      <text:p text:style-name="P4">
Time: 2023-04-26T96:00:00-04:00</text:p>
      <text:p text:style-name="P4">
Description: росія вдвічі збільшила кількість ракетоносіїв на бойовому чергуванні в Чорному мо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5_tn.jpg" text:style-name="Internet_20_link" text:visited-style-name="Visited_20_Internet_20_Link">
55_tn.jpg</text:a>
']</text:p>
      <text:p text:style-name="P4">
Tags: ['STOPRUSSIA', 'АГРЕСІЯ РФ', 'ВТОРГНЕННЯ РФ']</text:p>
      <text:p text:style-name="P4">
Category: News</text:p>
      <!--METADATA-->
      <text:p text:style-name="P4">
<draw:frame draw:style-name="fr1" draw:name="Image344" text:anchor-type="as-char" svg:width="6.9236in" svg:height="5.1927in" draw:z-index="0">
<draw:image xlink:href="../Images/AРМІЯINFORM/2023-04-26T96-00-00-04-00/55_tn.jpg" xlink:type="simple" xlink:show="embed" xlink:actuate="onLoad" draw:mime-type="image/jpeg"/>
</draw:frame>
 Фотоілюстративне</text:p>
      <text:p text:style-name="P4">
росія вдвічі збільшила кількість ракетоносіїв на бойовому чергуванні в Чорномуморі, їхній потенційний залп становить 24 ракети.</text:p>
      <text:p text:style-name="P4">
Про це<text:a xlink:type="simple" xlink:href="https://www.facebook.com/OperationalCommandSouth/posts/pfbid02jjfNgWDKpiYSkTUc7Wgq7NYst8xq8jCXpKr4tEUQKuNQgtvDip2x3QTNiuEL1cy5l" text:style-name="Internet_20_link" text:visited-style-name="Visited_20_Internet_20_Link">
повідомляє</text:a>
оперативне командування «Південь».</text:p>
      <text:p text:style-name="P4">
— Наразі на бойовому чергуванні 2 надводних і 2 підводних ракетоносії,загальний залп «Калібрів» може сягати 24. Рівень ракетної загрози дужевисокий, — йдеться в повідомленні.</text:p>
      <text:p text:style-name="P4">
Загалом корабельне угруповання рф у Чорному морі, за даними командування, ниністановить 13 кораблів.</text:p>
      <text:p text:style-name="P4">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Балтійські країни і Польща чітко усвідомлюють загрозу, яку продовжує нести росія</text:span>
</text:h>
      <text:p text:style-name="P4">
Author: ['АРМІЯINFORM']</text:p>
      <text:p text:style-name="P4">
Time: 2023-04-26T97:00:00-04:00</text:p>
      <text:p text:style-name="P4">
Description: Голова Комітету Верховної Ради України з питань інтеграції України до ЄС Іва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04-klimp.jpeg" text:style-name="Internet_20_link" text:visited-style-name="Visited_20_Internet_20_Link">
2504-klimp.jpeg</text:a>
']</text:p>
      <text:p text:style-name="P4">
Tags: ['STOPRUSSIA', 'АГРЕСІЯ РФ', 'СВІТ ПІДТРИМУЄ УКРАЇНУ']</text:p>
      <text:p text:style-name="P4">
Category: News</text:p>
      <!--METADATA-->
      <text:p text:style-name="P4">
<draw:frame draw:style-name="fr1" draw:name="Image345" text:anchor-type="as-char" svg:width="6.9236in" svg:height="6.765733in" draw:z-index="0">
<draw:image xlink:href="../Images/AРМІЯINFORM/2023-04-26T97-00-00-04-00/2504-klimp.jpeg" xlink:type="simple" xlink:show="embed" xlink:actuate="onLoad" draw:mime-type="image/jpeg"/>
</draw:frame>
</text:p>
      <text:p text:style-name="P4">
Голова Комітету Верховної Ради України з питань інтеграції України до ЄСІванна Климпуш-Цинцадзе на запрошення голови Комітету з європейських справПарламенту Латвії відвідала з робочим візитом Ригу.</text:p>
      <text:p text:style-name="P4">
Про це <text:a xlink:type="simple" xlink:href="https://www.rada.gov.ua/news/razom/235694.html" text:style-name="Internet_20_link" text:visited-style-name="Visited_20_Internet_20_Link">
повідомляє</text:a>
 Прес-служба Апарату Верховної Ради України.</text:p>
      <text:p text:style-name="P4">
«У Ризі звірили годинники перед зустріччю комітетів у європейських справах і зпитань євроінтеграції країн-членів і країн-кандидатів стосовно зовнішньоїбезпекової політики, стосовно подальших інтеграційних можливостей для країн-кандидатів, зокрема України та Молдови і планів щодо Грузії», — повідомилаІванна Климпуш-Цинцадзе.</text:p>
      <text:p text:style-name="P4">
Вона заявила, що це була відверта розмова між друзями стосовно викликів таподальших необхідних кроків для збереження єдності вільного світу в підтримціУкраїни і у війні проти росії, і щодо відкриття перемовин про членство в ЄСвже у 2023 році. Йшлося і про подальші кроки в рамках європейської перспективичленства України, і про спільнодію для досягнення результату у просуванніамбіцій щодо членства України в НАТО на Вільнюському саміті, в липні цьогороку.</text:p>
      <text:p text:style-name="P4">
«Наші друзі з Балтійських країн і Польщі чітко усвідомлюють загрозу, якупродовжує становити росія, чітко розуміють, що для ефективної відсічі ційзагрозі потрібна спільнодія і чітке бачення майбутнього. Вони готовіпродовжувати цю роботу на європейському та євроатлантичному рівні», — сказалаголова Комітету за результатами зустрічі.</text:p>
      <text:p text:style-name="P4">
За її словами, європейські партнери України погоджуються, що потрібно на рівніЄС і НАТО виробити чітке розуміння того, коли Україна може стати членом цихспільнот.</text:p>
      <text:p text:style-name="P4">
«Оскільки розширення простору свободи, безпеки і миру цими союзами довело своюспроможність гарантування стабільності на Європейському континенті протягомбагатьох десятиліть», — зазначила Іванна Климпуш-Цинцадзе. Політик зауважила,що друзі України шукають можливості, формати, інструменти та механізми, в якийспосіб максимально ефективно і швидко допомогти Україні у вирішенні тихзавдань, які на сьогодні є пріоритетними.</text:p>
      <text:p text:style-name="P4">
Іванна Климпуш-Цинцадзе також відвідала латвійську громаду, яка для всієїкраїни є прикладом ефективного енергетичного менеджменту.</text:p>
      <text:p text:style-name="P4">
«Вони напрацювали мікс використання різних енергоресурсів: сонячної енергіїдля вироблення тепла, природного газу, дерев’яних відходів. Також намуніципальному рівні вони інвестують в енергоефективність будівель. І врезультаті ця громада на рівні всієї Латвії має чи не вдвічі менші тарифи наелектроенергію і тепло за рахунок усіх цих нововведень. Я переконана, що нашігромади мають бути зацікавлені у використанні такого досвіду в майбутньому привідбудові країни після воєнних дії», — зауважила голова Комітету.</text:p>
      <text:p text:style-name="P4">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Японія готова увійти до Наглядової Ради Центру гуманітарного розмінування України</text:span>
</text:h>
      <text:p text:style-name="P4">
Author: ['АРМІЯINFORM']</text:p>
      <text:p text:style-name="P4">
Time: 2023-04-26T98:00:00-04:00</text:p>
      <text:p text:style-name="P4">
Description: Японія готова підтримати гуманітарне розмінування в Україні та розглянути можлив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8578.jpg" text:style-name="Internet_20_link" text:visited-style-name="Visited_20_Internet_20_Link">
img_8578.jpg</text:a>
']</text:p>
      <text:p text:style-name="P4">
Tags: ['STOPRUSSIA', 'АГРЕСІЯ РФ', 'ГУМАНІТАРНЕ РОЗМІНУВАННЯ', 'СВІТ ПІДТРИМУЄ УКРАЇНУ', 'ЯПОНІЯ']</text:p>
      <text:p text:style-name="P4">
Category: News</text:p>
      <!--METADATA-->
      <text:p text:style-name="P4">
<draw:frame draw:style-name="fr1" draw:name="Image346" text:anchor-type="as-char" svg:width="6.9236in" svg:height="5.1927in" draw:z-index="0">
<draw:image xlink:href="../Images/AРМІЯINFORM/2023-04-26T98-00-00-04-00/img_8578.jpg" xlink:type="simple" xlink:show="embed" xlink:actuate="onLoad" draw:mime-type="image/jpeg"/>
</draw:frame>
Ілюстративне фото</text:p>
      <text:p text:style-name="P4">
Японія готова підтримати гуманітарне розмінування в Україні та розглянутиможливість делегувати до наглядової ради Центру гуманітарного розмінуваннясвого представника. Про це, як<text:a xlink:type="simple" xlink:href="https://www.kmu.gov.ua/news/minekonomiky-iaponiia-hotova-uviity-do-nahliadovoi-rady-tsentru-humanitarnoho-rozminuvannia" text:style-name="Internet_20_link" text:visited-style-name="Visited_20_Internet_20_Link">
повідомляє</text:a>
 Урядовий портал,йшлося під час зустрічі Першого віце-прем’єр-міністра України – Міністраекономіки України Юлії Свириденко з послом Японії в Україні Мацудою Кунінорі.</text:p>
      <text:p text:style-name="P4">
«В Україні створено Центр гуманітарного розмінування. Він буде координувативсіх учасників цього процесу, залучати фінансування і визначати пріоритетирозмінування тих чи інших територій. Задля того, щоб цей процес бувмаксимально прозорим, ми плануємо створити Наглядову Раду, куди увійшли бипредставники країн «Великої сімки» (G7) та інших зацікавлених міжнароднихорганізацій. Ми зацікавлені, щоб туди увійшли представники країн, які маютьдосвід роботи на цьому ринку», — заявила Юлія Свириденко.</text:p>
      <text:p text:style-name="P4">
В свою чергу Посол Японії в Україні підтримав такі урядові ініціативи і заявивпро готовність надання допомоги в процесі гуманітарного розмінування.</text:p>
      <text:p text:style-name="P4">
«Японія розуміє, що гуманітарне розмінування в Україні – це дужедовгостроковий проект. Майже 29% української землі може бути замінованими.Японія має досвід роботи з гуманітарного розмінування протягом тривалого часуз третіми країнами, зокрема з Камбоджею. Ми можемо допомогти Україні, якпідготовкою спеціалістів, так і наданням необхідного обладнання. Ми готовіпрацювати з Урядом України багато років, тому будьте впевнені в щирійпідтримці Японії», — запевнив Мацуда Кунінорі.</text:p>
      <text:p text:style-name="P4">
За словами Посла Японії, його країна підтримує ідею створення Центру згуманітарного розмінування в Україні. Японія готова доправити свогопредставника і допоможе залучити кандидатів від інших країн до Наглядової РадиЦентру гуманітарного розмінування. Також ця країна готова координувати роботуз гуманітарного розмінування з іншими країнами.</text:p>
      <text:p text:style-name="P4">
«Ми готові надавати свою фінансову і технічну допомогу. Ми готові поділитисясвоїм досвідом. Як представник держави, що нині головує в G7, я сприймаю цедуже серйозно і вітаю те, що робить Україна, і зобов’язуюсь мобілізуватипостійну міжнародну підтримку в цій сфері», — заявив Мацуда Кунінорі.</text:p>
      <text:p text:style-name="P4">
Під час зустрічі також було підняте питання початку переговорів України проприєднання до Транстихоокеанського партнерства (CPTPP) цього року.</text:p>
      <text:p text:style-name="P4">
Source: <text:a xlink:type="simple" xlink:href="https://armyinform.com.ua/2023/04/26/yaponiya-gotova-uvijty-do-naglyadovoyi-rady-czentru-gumanitarnogo-rozminuvannya-ukrayiny/" text:style-name="Internet_20_link" text:visited-style-name="Visited_20_Internet_20_Link">
https://armyinform.com.ua/2023/04/26/yaponiya-gotova-uvijty-do-naglyadovoyi-rady-czentru-gumanitarnogo-rozminuvannya-ukrayiny/</text:a>
</text:p>
      <!--NEWS-->
      <text:h text:style-name="P10" text:outline-level="1">
<text:span text:style-name="T4">
Генштаб показав бойову роботу однієї з бригад</text:span>
</text:h>
      <text:p text:style-name="P4">
Author: ['АРМІЯINFORM']</text:p>
      <text:p text:style-name="P4">
Time: 2023-04-26T99:00:00-04:00</text:p>
      <text:p text:style-name="P4">
Description: Вправний оператор БпЛА може не лише виявити ворога, а й самотужки його «відпрацюват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Вправний оператор БпЛА може не лише виявити ворога, а й самотужки його«відпрацювати».</text:p>
      <text:p text:style-name="P4">
Бойова робота воїнів окремої президентської бригади імені гетьмана БогданаХмельницького.</text:p>
      <text:p text:style-name="P4">
Source: <text:a xlink:type="simple" xlink:href="https://armyinform.com.ua/2023/04/26/genshtab-pokazav-bojovu-robotu-odniyeyi-z-brygad/" text:style-name="Internet_20_link" text:visited-style-name="Visited_20_Internet_20_Link">
https://armyinform.com.ua/2023/04/26/genshtab-pokazav-bojovu-robotu-odniyeyi-z-bryga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